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 office:value-type="string" calcext:value-type="string">
            <text:p>rezerwacja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[$Obliczenia.B3]" office:value-type="float" office:value="986" calcext:value-type="float">
            <text:p>986</text:p>
          </table:table-cell>
          <table:table-cell table:formula="of:=[$Obliczenia.C3]" office:value-type="float" office:value="1091" calcext:value-type="float">
            <text:p>1091</text:p>
          </table:table-cell>
          <table:table-cell table:style-name="ce5" table:formula="of:=[$Obliczenia.D3]">
            <text:p/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SUM([.I3:.I202])" office:value-type="float" office:value="500" calcext:value-type="float">
            <text:p>500</text:p>
          </table:table-cell>
          <table:table-cell table:number-columns-repeated="2"/>
          <table:table-cell table:style-name="ce5" table:formula="of:=[$Obliczenia.U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2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3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4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4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6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6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6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6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7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7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8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8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9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9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9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9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0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0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0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0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1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3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4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4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5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5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6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6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6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6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6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6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6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6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8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9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9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9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0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203]" office:value-type="float" office:value="4" calcext:value-type="float">
            <text:p>4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 table:formula="of:=[$Zamówienie.E1]" office:value-type="string" office:string-value="rezerwacja" calcext:value-type="string">
            <text:p>rezerwacja</text:p>
          </table:table-cell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style-name="Default"/>
          <table:table-cell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1.61359026369168" calcext:value-type="float">
            <text:p>1,61359026369168</text:p>
          </table:table-cell>
          <table:table-cell table:formula="of:=([.J2]+[.J2]*[.$F$3]/[.J3])/2" office:value-type="float" office:value="1.6150033986328" calcext:value-type="float">
            <text:p>1,6150033986328</text:p>
          </table:table-cell>
          <table:table-cell table:formula="of:=([.K2]+[.K2]*[.$F$3]/[.K3])/2" office:value-type="float" office:value="1.61589136345032" calcext:value-type="float">
            <text:p>1,61589136345032</text:p>
          </table:table-cell>
          <table:table-cell table:formula="of:=([.L2]+[.L2]*[.$F$3]/[.L3])/2" office:value-type="float" office:value="1.61644920890317" calcext:value-type="float">
            <text:p>1,61644920890317</text:p>
          </table:table-cell>
          <table:table-cell table:formula="of:=([.M2]+[.M2]*[.$F$3]/[.M3])/2" office:value-type="float" office:value="1.61679961612734" calcext:value-type="float">
            <text:p>1,61679961612734</text:p>
          </table:table-cell>
          <table:table-cell table:formula="of:=([.N2]+[.N2]*[.$F$3]/[.N3])/2" office:value-type="float" office:value="1.61701970352616" calcext:value-type="float">
            <text:p>1,61701970352616</text:p>
          </table:table-cell>
          <table:table-cell table:formula="of:=([.O2]+[.O2]*[.$F$3]/[.O3])/2" office:value-type="float" office:value="1.61715793089986" calcext:value-type="float">
            <text:p>1,61715793089986</text:p>
          </table:table-cell>
          <table:table-cell table:formula="of:=([.P2]+[.P2]*[.$F$3]/[.P3])/2" office:value-type="float" office:value="1.61724474261537" calcext:value-type="float">
            <text:p>1,61724474261537</text:p>
          </table:table-cell>
          <table:table-cell table:formula="of:=([.Q2]+[.Q2]*[.$F$3]/[.Q3])/2" office:value-type="float" office:value="1.61729926231499" calcext:value-type="float">
            <text:p>1,61729926231499</text:p>
          </table:table-cell>
          <table:table-cell table:formula="of:=([.R2]+[.R2]*[.$F$3]/[.R3])/2" office:value-type="float" office:value="1.61733350145237" calcext:value-type="float">
            <text:p>1,61733350145237</text:p>
          </table:table-cell>
          <table:table-cell/>
          <table:table-cell table:style-name="ce5" table:formula="of:=IF(ABS([.S3]-[.F3])&gt;=1;&quot;Obliczenia mogą być niedokładne!&quot;;&quot;&quot;)">
            <text:p/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SUM([.B4:.B203])" office:value-type="float" office:value="986" calcext:value-type="float">
            <text:p>986</text:p>
          </table:table-cell>
          <table:table-cell table:formula="of:=SUM([.C4:.C203])" office:value-type="float" office:value="1091" calcext:value-type="float">
            <text:p>1091</text:p>
          </table:table-cell>
          <table:table-cell table:style-name="ce5" table:formula="of:=IF(COUNTIF([$Zamówienie.D3:.D202];&quot;=&quot;)&gt;0;&quot;&quot;;SUM([.D4:.D203]))">
            <text:p/>
          </table:table-cell>
          <table:table-cell/>
          <table:table-cell table:formula="of:=[$Zamówienie.G2]" office:value-type="float" office:value="500" calcext:value-type="float">
            <text:p>500</text:p>
          </table:table-cell>
          <table:table-cell table:number-columns-repeated="3"/>
          <table:table-cell table:formula="of:=SUM([.J4:.J203])" office:value-type="float" office:value="499.125760649087" calcext:value-type="float">
            <text:p>499,125760649087</text:p>
          </table:table-cell>
          <table:table-cell table:formula="of:=SUM([.K4:.K203])" office:value-type="float" office:value="499.450781685544" calcext:value-type="float">
            <text:p>499,450781685544</text:p>
          </table:table-cell>
          <table:table-cell table:formula="of:=SUM([.L4:.L203])" office:value-type="float" office:value="499.655013593573" calcext:value-type="float">
            <text:p>499,655013593573</text:p>
          </table:table-cell>
          <table:table-cell table:formula="of:=SUM([.M4:.M203])" office:value-type="float" office:value="499.783318047729" calcext:value-type="float">
            <text:p>499,783318047729</text:p>
          </table:table-cell>
          <table:table-cell table:formula="of:=SUM([.N4:.N203])" office:value-type="float" office:value="499.863911709289" calcext:value-type="float">
            <text:p>499,863911709289</text:p>
          </table:table-cell>
          <table:table-cell table:formula="of:=SUM([.O4:.O203])" office:value-type="float" office:value="499.914531811017" calcext:value-type="float">
            <text:p>499,914531811017</text:p>
          </table:table-cell>
          <table:table-cell table:formula="of:=SUM([.P4:.P203])" office:value-type="float" office:value="499.946324106967" calcext:value-type="float">
            <text:p>499,946324106967</text:p>
          </table:table-cell>
          <table:table-cell table:formula="of:=SUM([.Q4:.Q203])" office:value-type="float" office:value="499.966290801534" calcext:value-type="float">
            <text:p>499,966290801534</text:p>
          </table:table-cell>
          <table:table-cell table:formula="of:=SUM([.R4:.R203])" office:value-type="float" office:value="499.978830332448" calcext:value-type="float">
            <text:p>499,978830332448</text:p>
          </table:table-cell>
          <table:table-cell table:formula="of:=SUM([.S4:.S203])" office:value-type="float" office:value="499.986705334045" calcext:value-type="float">
            <text:p>499,986705334045</text:p>
          </table:table-cell>
          <table:table-cell table:number-columns-repeated="3"/>
          <table:table-cell table:formula="of:=SUM([.W4:.W203])" office:value-type="float" office:value="484" calcext:value-type="float">
            <text:p>484</text:p>
          </table:table-cell>
          <table:table-cell/>
          <table:table-cell table:formula="of:=SUM([.Y4:.Y203])" office:value-type="float" office:value="16" calcext:value-type="float">
            <text:p>16</text:p>
          </table:table-cell>
          <table:table-cell table:style-name="Default"/>
          <table:table-cell table:number-columns-repeated="3"/>
          <table:table-cell table:style-name="Default" table:formula="of:=[.F3]-[.W3]" office:value-type="float" office:value="16" calcext:value-type="float">
            <text:p>16</text:p>
          </table:table-cell>
          <table:table-cell/>
          <table:table-cell table:formula="of:=SUM([.AF4:.AF203])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10" calcext:value-type="float">
            <text:p>10</text:p>
          </table:table-cell>
          <table:table-cell table:formula="of:=[$Zamówienie.C3]" office:value-type="float" office:value="8" calcext:value-type="float">
            <text:p>8</text:p>
          </table:table-cell>
          <table:table-cell table:formula="of:=IF([$Zamówienie.D3]=&quot;&quot;;1.7976931348623157E+308;[$Zamówienie.D3])" office:value-type="float" office:value="1.7976931348623157E+308" calcext:value-type="float">
            <text:p>1,7976931348623157E+308</text:p>
          </table:table-cell>
          <table:table-cell table:formula="of:=[$Zamówienie.E3]" office:value-type="float" office:value="2" calcext:value-type="float">
            <text:p>2</text:p>
          </table:table-cell>
          <table:table-cell table:number-columns-repeated="4"/>
          <table:table-cell table:formula="of:=MIN(MAX(0;[.$B4]*[.J$2]-[.$C4];[.$E4]-[.$C4]);[.$D4])" office:value-type="float" office:value="8.13590263691684" calcext:value-type="float">
            <text:p>8,13590263691684</text:p>
          </table:table-cell>
          <table:table-cell table:formula="of:=MIN(MAX(0;[.$B4]*[.K$2]-[.$C4];[.$E4]-[.$C4]);[.$D4])" office:value-type="float" office:value="8.150033986328" calcext:value-type="float">
            <text:p>8,150033986328</text:p>
          </table:table-cell>
          <table:table-cell table:formula="of:=MIN(MAX(0;[.$B4]*[.L$2]-[.$C4];[.$E4]-[.$C4]);[.$D4])" office:value-type="float" office:value="8.15891363450319" calcext:value-type="float">
            <text:p>8,15891363450319</text:p>
          </table:table-cell>
          <table:table-cell table:formula="of:=MIN(MAX(0;[.$B4]*[.M$2]-[.$C4];[.$E4]-[.$C4]);[.$D4])" office:value-type="float" office:value="8.16449208903168" calcext:value-type="float">
            <text:p>8,16449208903168</text:p>
          </table:table-cell>
          <table:table-cell table:formula="of:=MIN(MAX(0;[.$B4]*[.N$2]-[.$C4];[.$E4]-[.$C4]);[.$D4])" office:value-type="float" office:value="8.16799616127343" calcext:value-type="float">
            <text:p>8,16799616127343</text:p>
          </table:table-cell>
          <table:table-cell table:formula="of:=MIN(MAX(0;[.$B4]*[.O$2]-[.$C4];[.$E4]-[.$C4]);[.$D4])" office:value-type="float" office:value="8.1701970352616" calcext:value-type="float">
            <text:p>8,1701970352616</text:p>
          </table:table-cell>
          <table:table-cell table:formula="of:=MIN(MAX(0;[.$B4]*[.P$2]-[.$C4];[.$E4]-[.$C4]);[.$D4])" office:value-type="float" office:value="8.17157930899857" calcext:value-type="float">
            <text:p>8,17157930899857</text:p>
          </table:table-cell>
          <table:table-cell table:formula="of:=MIN(MAX(0;[.$B4]*[.Q$2]-[.$C4];[.$E4]-[.$C4]);[.$D4])" office:value-type="float" office:value="8.17244742615366" calcext:value-type="float">
            <text:p>8,17244742615366</text:p>
          </table:table-cell>
          <table:table-cell table:formula="of:=MIN(MAX(0;[.$B4]*[.R$2]-[.$C4];[.$E4]-[.$C4]);[.$D4])" office:value-type="float" office:value="8.17299262314993" calcext:value-type="float">
            <text:p>8,17299262314993</text:p>
          </table:table-cell>
          <table:table-cell table:formula="of:=MIN(MAX(0;[.$B4]*[.S$2]-[.$C4];[.$E4]-[.$C4]);[.$D4])" office:value-type="float" office:value="8.1733350145237" calcext:value-type="float">
            <text:p>8,1733350145237</text:p>
          </table:table-cell>
          <table:table-cell table:number-columns-repeated="3"/>
          <table:table-cell table:formula="of:=FLOOR([.S4];1)" office:value-type="float" office:value="8" calcext:value-type="float">
            <text:p>8</text:p>
          </table:table-cell>
          <table:table-cell table:formula="of:=[.S4]-[.W4]" office:value-type="float" office:value="0.173335014523701" calcext:value-type="float">
            <text:p>0,173335014523701</text:p>
          </table:table-cell>
          <table:table-cell table:formula="of:=IF(COUNTIF([.$AC$4:.$AC$203];&quot;=&quot;&amp;[.X4])&gt;0;1;0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AB4]&lt;=[.AD$3];LARGE([.$X$4:.$X$203];[.AB4]);&quot;&quot;)" office:value-type="float" office:value="0.938668011618962" calcext:value-type="float">
            <text:p>0,938668011618962</text:p>
          </table:table-cell>
          <table:table-cell table:number-columns-repeated="2"/>
          <table:table-cell table:formula="of:=[.Y4]+[.W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1" calcext:value-type="float">
            <text:p>1</text:p>
          </table:table-cell>
          <table:table-cell table:formula="of:=[$Zamówienie.C4]" office:value-type="float" office:value="5" calcext:value-type="float">
            <text:p>5</text:p>
          </table:table-cell>
          <table:table-cell table:formula="of:=IF([$Zamówienie.D4]=&quot;&quot;;1.7976931348623157E+308;[$Zamówienie.D4])" office:value-type="float" office:value="1.7976931348623157E+308" calcext:value-type="float">
            <text:p>1,7976931348623157E+308</text:p>
          </table:table-cell>
          <table:table-cell table:formula="of:=[$Zamówienie.E4]" office:value-type="float" office:value="5" calcext:value-type="float">
            <text:p>5</text:p>
          </table:table-cell>
          <table:table-cell table:number-columns-repeated="4"/>
          <table:table-cell table:formula="of:=MIN(MAX(0;[.$B5]*[.J$2]-[.$C5];[.$E5]-[.$C5]);[.$D5])" office:value-type="float" office:value="0" calcext:value-type="float">
            <text:p>0</text:p>
          </table:table-cell>
          <table:table-cell table:formula="of:=MIN(MAX(0;[.$B5]*[.K$2]-[.$C5];[.$E5]-[.$C5]);[.$D5])" office:value-type="float" office:value="0" calcext:value-type="float">
            <text:p>0</text:p>
          </table:table-cell>
          <table:table-cell table:formula="of:=MIN(MAX(0;[.$B5]*[.L$2]-[.$C5];[.$E5]-[.$C5]);[.$D5])" office:value-type="float" office:value="0" calcext:value-type="float">
            <text:p>0</text:p>
          </table:table-cell>
          <table:table-cell table:formula="of:=MIN(MAX(0;[.$B5]*[.M$2]-[.$C5];[.$E5]-[.$C5]);[.$D5])" office:value-type="float" office:value="0" calcext:value-type="float">
            <text:p>0</text:p>
          </table:table-cell>
          <table:table-cell table:formula="of:=MIN(MAX(0;[.$B5]*[.N$2]-[.$C5];[.$E5]-[.$C5]);[.$D5])" office:value-type="float" office:value="0" calcext:value-type="float">
            <text:p>0</text:p>
          </table:table-cell>
          <table:table-cell table:formula="of:=MIN(MAX(0;[.$B5]*[.O$2]-[.$C5];[.$E5]-[.$C5]);[.$D5])" office:value-type="float" office:value="0" calcext:value-type="float">
            <text:p>0</text:p>
          </table:table-cell>
          <table:table-cell table:formula="of:=MIN(MAX(0;[.$B5]*[.P$2]-[.$C5];[.$E5]-[.$C5]);[.$D5])" office:value-type="float" office:value="0" calcext:value-type="float">
            <text:p>0</text:p>
          </table:table-cell>
          <table:table-cell table:formula="of:=MIN(MAX(0;[.$B5]*[.Q$2]-[.$C5];[.$E5]-[.$C5]);[.$D5])" office:value-type="float" office:value="0" calcext:value-type="float">
            <text:p>0</text:p>
          </table:table-cell>
          <table:table-cell table:formula="of:=MIN(MAX(0;[.$B5]*[.R$2]-[.$C5];[.$E5]-[.$C5]);[.$D5])" office:value-type="float" office:value="0" calcext:value-type="float">
            <text:p>0</text:p>
          </table:table-cell>
          <table:table-cell table:formula="of:=MIN(MAX(0;[.$B5]*[.S$2]-[.$C5];[.$E5]-[.$C5]);[.$D5])" office:value-type="float" office:value="0" calcext:value-type="float">
            <text:p>0</text:p>
          </table:table-cell>
          <table:table-cell table:number-columns-repeated="3"/>
          <table:table-cell table:formula="of:=FLOOR([.S5];1)" office:value-type="float" office:value="0" calcext:value-type="float">
            <text:p>0</text:p>
          </table:table-cell>
          <table:table-cell table:formula="of:=[.S5]-[.W5]" office:value-type="float" office:value="0" calcext:value-type="float">
            <text:p>0</text:p>
          </table:table-cell>
          <table:table-cell table:formula="of:=IF(AND(COUNTIF([.$AC$4:.$AC$203];&quot;=&quot;&amp;[.X5]);SUM([.Y$4:.Y4])&lt;[.AD$3]);1;0)" office:value-type="float" office:value="0" calcext:value-type="float">
            <text:p>0</text:p>
          </table:table-cell>
          <table:table-cell table:number-columns-repeated="2"/>
          <table:table-cell table:formula="of:=[.AB4]+COUNTIF([.$X$4:.$X$203];&quot;=&quot;&amp;[.AC4])" office:value-type="float" office:value="7" calcext:value-type="float">
            <text:p>7</text:p>
          </table:table-cell>
          <table:table-cell table:formula="of:=IF([.AB5]&lt;=[.AD$3];LARGE([.$X$4:.$X$203];[.AB5]);&quot;&quot;)" office:value-type="float" office:value="0.704001008714222" calcext:value-type="float">
            <text:p>0,704001008714222</text:p>
          </table:table-cell>
          <table:table-cell table:number-columns-repeated="2"/>
          <table:table-cell table:formula="of:=[.Y5]+[.W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2" calcext:value-type="float">
            <text:p>2</text:p>
          </table:table-cell>
          <table:table-cell table:formula="of:=[$Zamówienie.C5]" office:value-type="float" office:value="7" calcext:value-type="float">
            <text:p>7</text:p>
          </table:table-cell>
          <table:table-cell table:formula="of:=IF([$Zamówienie.D5]=&quot;&quot;;1.7976931348623157E+308;[$Zamówienie.D5])" office:value-type="float" office:value="2" calcext:value-type="float">
            <text:p>2</text:p>
          </table:table-cell>
          <table:table-cell table:formula="of:=[$Zamówienie.E5]" office:value-type="float" office:value="9" calcext:value-type="float">
            <text:p>9</text:p>
          </table:table-cell>
          <table:table-cell table:number-columns-repeated="4"/>
          <table:table-cell table:formula="of:=MIN(MAX(0;[.$B6]*[.J$2]-[.$C6];[.$E6]-[.$C6]);[.$D6])" office:value-type="float" office:value="2" calcext:value-type="float">
            <text:p>2</text:p>
          </table:table-cell>
          <table:table-cell table:formula="of:=MIN(MAX(0;[.$B6]*[.K$2]-[.$C6];[.$E6]-[.$C6]);[.$D6])" office:value-type="float" office:value="2" calcext:value-type="float">
            <text:p>2</text:p>
          </table:table-cell>
          <table:table-cell table:formula="of:=MIN(MAX(0;[.$B6]*[.L$2]-[.$C6];[.$E6]-[.$C6]);[.$D6])" office:value-type="float" office:value="2" calcext:value-type="float">
            <text:p>2</text:p>
          </table:table-cell>
          <table:table-cell table:formula="of:=MIN(MAX(0;[.$B6]*[.M$2]-[.$C6];[.$E6]-[.$C6]);[.$D6])" office:value-type="float" office:value="2" calcext:value-type="float">
            <text:p>2</text:p>
          </table:table-cell>
          <table:table-cell table:formula="of:=MIN(MAX(0;[.$B6]*[.N$2]-[.$C6];[.$E6]-[.$C6]);[.$D6])" office:value-type="float" office:value="2" calcext:value-type="float">
            <text:p>2</text:p>
          </table:table-cell>
          <table:table-cell table:formula="of:=MIN(MAX(0;[.$B6]*[.O$2]-[.$C6];[.$E6]-[.$C6]);[.$D6])" office:value-type="float" office:value="2" calcext:value-type="float">
            <text:p>2</text:p>
          </table:table-cell>
          <table:table-cell table:formula="of:=MIN(MAX(0;[.$B6]*[.P$2]-[.$C6];[.$E6]-[.$C6]);[.$D6])" office:value-type="float" office:value="2" calcext:value-type="float">
            <text:p>2</text:p>
          </table:table-cell>
          <table:table-cell table:formula="of:=MIN(MAX(0;[.$B6]*[.Q$2]-[.$C6];[.$E6]-[.$C6]);[.$D6])" office:value-type="float" office:value="2" calcext:value-type="float">
            <text:p>2</text:p>
          </table:table-cell>
          <table:table-cell table:formula="of:=MIN(MAX(0;[.$B6]*[.R$2]-[.$C6];[.$E6]-[.$C6]);[.$D6])" office:value-type="float" office:value="2" calcext:value-type="float">
            <text:p>2</text:p>
          </table:table-cell>
          <table:table-cell table:formula="of:=MIN(MAX(0;[.$B6]*[.S$2]-[.$C6];[.$E6]-[.$C6]);[.$D6])" office:value-type="float" office:value="2" calcext:value-type="float">
            <text:p>2</text:p>
          </table:table-cell>
          <table:table-cell table:number-columns-repeated="3"/>
          <table:table-cell table:formula="of:=FLOOR([.S6];1)" office:value-type="float" office:value="2" calcext:value-type="float">
            <text:p>2</text:p>
          </table:table-cell>
          <table:table-cell table:formula="of:=[.S6]-[.W6]" office:value-type="float" office:value="0" calcext:value-type="float">
            <text:p>0</text:p>
          </table:table-cell>
          <table:table-cell table:formula="of:=IF(AND(COUNTIF([.$AC$4:.$AC$203];&quot;=&quot;&amp;[.X6]);SUM([.Y$4:.Y5])&lt;[.AD$3]);1;0)" office:value-type="float" office:value="0" calcext:value-type="float">
            <text:p>0</text:p>
          </table:table-cell>
          <table:table-cell table:number-columns-repeated="2"/>
          <table:table-cell table:formula="of:=[.AB5]+COUNTIF([.$X$4:.$X$203];&quot;=&quot;&amp;[.AC5])" office:value-type="float" office:value="15" calcext:value-type="float">
            <text:p>15</text:p>
          </table:table-cell>
          <table:table-cell table:formula="of:=IF([.AB6]&lt;=[.AD$3];LARGE([.$X$4:.$X$203];[.AB6]);&quot;&quot;)" office:value-type="float" office:value="0.469334005809481" calcext:value-type="float">
            <text:p>0,469334005809481</text:p>
          </table:table-cell>
          <table:table-cell table:number-columns-repeated="2"/>
          <table:table-cell table:formula="of:=[.Y6]+[.W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1" calcext:value-type="float">
            <text:p>1</text:p>
          </table:table-cell>
          <table:table-cell table:formula="of:=[$Zamówienie.C6]" office:value-type="float" office:value="9" calcext:value-type="float">
            <text:p>9</text:p>
          </table:table-cell>
          <table:table-cell table:formula="of:=IF([$Zamówienie.D6]=&quot;&quot;;1.7976931348623157E+308;[$Zamówienie.D6])" office:value-type="float" office:value="0" calcext:value-type="float">
            <text:p>0</text:p>
          </table:table-cell>
          <table:table-cell table:formula="of:=[$Zamówienie.E6]" office:value-type="float" office:value="9" calcext:value-type="float">
            <text:p>9</text:p>
          </table:table-cell>
          <table:table-cell table:number-columns-repeated="4"/>
          <table:table-cell table:formula="of:=MIN(MAX(0;[.$B7]*[.J$2]-[.$C7];[.$E7]-[.$C7]);[.$D7])" office:value-type="float" office:value="0" calcext:value-type="float">
            <text:p>0</text:p>
          </table:table-cell>
          <table:table-cell table:formula="of:=MIN(MAX(0;[.$B7]*[.K$2]-[.$C7];[.$E7]-[.$C7]);[.$D7])" office:value-type="float" office:value="0" calcext:value-type="float">
            <text:p>0</text:p>
          </table:table-cell>
          <table:table-cell table:formula="of:=MIN(MAX(0;[.$B7]*[.L$2]-[.$C7];[.$E7]-[.$C7]);[.$D7])" office:value-type="float" office:value="0" calcext:value-type="float">
            <text:p>0</text:p>
          </table:table-cell>
          <table:table-cell table:formula="of:=MIN(MAX(0;[.$B7]*[.M$2]-[.$C7];[.$E7]-[.$C7]);[.$D7])" office:value-type="float" office:value="0" calcext:value-type="float">
            <text:p>0</text:p>
          </table:table-cell>
          <table:table-cell table:formula="of:=MIN(MAX(0;[.$B7]*[.N$2]-[.$C7];[.$E7]-[.$C7]);[.$D7])" office:value-type="float" office:value="0" calcext:value-type="float">
            <text:p>0</text:p>
          </table:table-cell>
          <table:table-cell table:formula="of:=MIN(MAX(0;[.$B7]*[.O$2]-[.$C7];[.$E7]-[.$C7]);[.$D7])" office:value-type="float" office:value="0" calcext:value-type="float">
            <text:p>0</text:p>
          </table:table-cell>
          <table:table-cell table:formula="of:=MIN(MAX(0;[.$B7]*[.P$2]-[.$C7];[.$E7]-[.$C7]);[.$D7])" office:value-type="float" office:value="0" calcext:value-type="float">
            <text:p>0</text:p>
          </table:table-cell>
          <table:table-cell table:formula="of:=MIN(MAX(0;[.$B7]*[.Q$2]-[.$C7];[.$E7]-[.$C7]);[.$D7])" office:value-type="float" office:value="0" calcext:value-type="float">
            <text:p>0</text:p>
          </table:table-cell>
          <table:table-cell table:formula="of:=MIN(MAX(0;[.$B7]*[.R$2]-[.$C7];[.$E7]-[.$C7]);[.$D7])" office:value-type="float" office:value="0" calcext:value-type="float">
            <text:p>0</text:p>
          </table:table-cell>
          <table:table-cell table:formula="of:=MIN(MAX(0;[.$B7]*[.S$2]-[.$C7];[.$E7]-[.$C7]);[.$D7])" office:value-type="float" office:value="0" calcext:value-type="float">
            <text:p>0</text:p>
          </table:table-cell>
          <table:table-cell table:number-columns-repeated="3"/>
          <table:table-cell table:formula="of:=FLOOR([.S7];1)" office:value-type="float" office:value="0" calcext:value-type="float">
            <text:p>0</text:p>
          </table:table-cell>
          <table:table-cell table:formula="of:=[.S7]-[.W7]" office:value-type="float" office:value="0" calcext:value-type="float">
            <text:p>0</text:p>
          </table:table-cell>
          <table:table-cell table:formula="of:=IF(AND(COUNTIF([.$AC$4:.$AC$203];&quot;=&quot;&amp;[.X7]);SUM([.Y$4:.Y6])&lt;[.AD$3]);1;0)" office:value-type="float" office:value="0" calcext:value-type="float">
            <text:p>0</text:p>
          </table:table-cell>
          <table:table-cell table:number-columns-repeated="2"/>
          <table:table-cell table:formula="of:=[.AB6]+COUNTIF([.$X$4:.$X$203];&quot;=&quot;&amp;[.AC6])" office:value-type="float" office:value="16" calcext:value-type="float">
            <text:p>16</text:p>
          </table:table-cell>
          <table:table-cell table:formula="of:=IF([.AB7]&lt;=[.AD$3];LARGE([.$X$4:.$X$203];[.AB7]);&quot;&quot;)" office:value-type="float" office:value="0.321334510166592" calcext:value-type="float">
            <text:p>0,321334510166592</text:p>
          </table:table-cell>
          <table:table-cell table:number-columns-repeated="2"/>
          <table:table-cell table:formula="of:=[.Y7]+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1" calcext:value-type="float">
            <text:p>1</text:p>
          </table:table-cell>
          <table:table-cell table:formula="of:=[$Zamówienie.C7]" office:value-type="float" office:value="2" calcext:value-type="float">
            <text:p>2</text:p>
          </table:table-cell>
          <table:table-cell table:formula="of:=IF([$Zamówienie.D7]=&quot;&quot;;1.7976931348623157E+308;[$Zamówienie.D7])" office:value-type="float" office:value="10" calcext:value-type="float">
            <text:p>10</text:p>
          </table:table-cell>
          <table:table-cell table:formula="of:=[$Zamówienie.E7]" office:value-type="float" office:value="2" calcext:value-type="float">
            <text:p>2</text:p>
          </table:table-cell>
          <table:table-cell table:number-columns-repeated="4"/>
          <table:table-cell table:formula="of:=MIN(MAX(0;[.$B8]*[.J$2]-[.$C8];[.$E8]-[.$C8]);[.$D8])" office:value-type="float" office:value="0" calcext:value-type="float">
            <text:p>0</text:p>
          </table:table-cell>
          <table:table-cell table:formula="of:=MIN(MAX(0;[.$B8]*[.K$2]-[.$C8];[.$E8]-[.$C8]);[.$D8])" office:value-type="float" office:value="0" calcext:value-type="float">
            <text:p>0</text:p>
          </table:table-cell>
          <table:table-cell table:formula="of:=MIN(MAX(0;[.$B8]*[.L$2]-[.$C8];[.$E8]-[.$C8]);[.$D8])" office:value-type="float" office:value="0" calcext:value-type="float">
            <text:p>0</text:p>
          </table:table-cell>
          <table:table-cell table:formula="of:=MIN(MAX(0;[.$B8]*[.M$2]-[.$C8];[.$E8]-[.$C8]);[.$D8])" office:value-type="float" office:value="0" calcext:value-type="float">
            <text:p>0</text:p>
          </table:table-cell>
          <table:table-cell table:formula="of:=MIN(MAX(0;[.$B8]*[.N$2]-[.$C8];[.$E8]-[.$C8]);[.$D8])" office:value-type="float" office:value="0" calcext:value-type="float">
            <text:p>0</text:p>
          </table:table-cell>
          <table:table-cell table:formula="of:=MIN(MAX(0;[.$B8]*[.O$2]-[.$C8];[.$E8]-[.$C8]);[.$D8])" office:value-type="float" office:value="0" calcext:value-type="float">
            <text:p>0</text:p>
          </table:table-cell>
          <table:table-cell table:formula="of:=MIN(MAX(0;[.$B8]*[.P$2]-[.$C8];[.$E8]-[.$C8]);[.$D8])" office:value-type="float" office:value="0" calcext:value-type="float">
            <text:p>0</text:p>
          </table:table-cell>
          <table:table-cell table:formula="of:=MIN(MAX(0;[.$B8]*[.Q$2]-[.$C8];[.$E8]-[.$C8]);[.$D8])" office:value-type="float" office:value="0" calcext:value-type="float">
            <text:p>0</text:p>
          </table:table-cell>
          <table:table-cell table:formula="of:=MIN(MAX(0;[.$B8]*[.R$2]-[.$C8];[.$E8]-[.$C8]);[.$D8])" office:value-type="float" office:value="0" calcext:value-type="float">
            <text:p>0</text:p>
          </table:table-cell>
          <table:table-cell table:formula="of:=MIN(MAX(0;[.$B8]*[.S$2]-[.$C8];[.$E8]-[.$C8]);[.$D8])" office:value-type="float" office:value="0" calcext:value-type="float">
            <text:p>0</text:p>
          </table:table-cell>
          <table:table-cell table:number-columns-repeated="3"/>
          <table:table-cell table:formula="of:=FLOOR([.S8];1)" office:value-type="float" office:value="0" calcext:value-type="float">
            <text:p>0</text:p>
          </table:table-cell>
          <table:table-cell table:formula="of:=[.S8]-[.W8]" office:value-type="float" office:value="0" calcext:value-type="float">
            <text:p>0</text:p>
          </table:table-cell>
          <table:table-cell table:formula="of:=IF(AND(COUNTIF([.$AC$4:.$AC$203];&quot;=&quot;&amp;[.X8]);SUM([.Y$4:.Y7])&lt;[.AD$3]);1;0)" office:value-type="float" office:value="0" calcext:value-type="float">
            <text:p>0</text:p>
          </table:table-cell>
          <table:table-cell table:number-columns-repeated="2"/>
          <table:table-cell table:formula="of:=[.AB7]+COUNTIF([.$X$4:.$X$203];&quot;=&quot;&amp;[.AC7])" office:value-type="float" office:value="24" calcext:value-type="float">
            <text:p>24</text:p>
          </table:table-cell>
          <table:table-cell table:formula="of:=IF([.AB8]&lt;=[.AD$3];LARGE([.$X$4:.$X$203];[.AB8]);&quot;&quot;)">
            <text:p/>
          </table:table-cell>
          <table:table-cell table:number-columns-repeated="2"/>
          <table:table-cell table:formula="of:=[.Y8]+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8" calcext:value-type="float">
            <text:p>8</text:p>
          </table:table-cell>
          <table:table-cell table:formula="of:=[$Zamówienie.C8]" office:value-type="float" office:value="1" calcext:value-type="float">
            <text:p>1</text:p>
          </table:table-cell>
          <table:table-cell table:formula="of:=IF([$Zamówienie.D8]=&quot;&quot;;1.7976931348623157E+308;[$Zamówienie.D8])" office:value-type="float" office:value="5" calcext:value-type="float">
            <text:p>5</text:p>
          </table:table-cell>
          <table:table-cell table:formula="of:=[$Zamówienie.E8]" office:value-type="float" office:value="10" calcext:value-type="float">
            <text:p>10</text:p>
          </table:table-cell>
          <table:table-cell table:number-columns-repeated="4"/>
          <table:table-cell table:formula="of:=MIN(MAX(0;[.$B9]*[.J$2]-[.$C9];[.$E9]-[.$C9]);[.$D9])" office:value-type="float" office:value="5" calcext:value-type="float">
            <text:p>5</text:p>
          </table:table-cell>
          <table:table-cell table:formula="of:=MIN(MAX(0;[.$B9]*[.K$2]-[.$C9];[.$E9]-[.$C9]);[.$D9])" office:value-type="float" office:value="5" calcext:value-type="float">
            <text:p>5</text:p>
          </table:table-cell>
          <table:table-cell table:formula="of:=MIN(MAX(0;[.$B9]*[.L$2]-[.$C9];[.$E9]-[.$C9]);[.$D9])" office:value-type="float" office:value="5" calcext:value-type="float">
            <text:p>5</text:p>
          </table:table-cell>
          <table:table-cell table:formula="of:=MIN(MAX(0;[.$B9]*[.M$2]-[.$C9];[.$E9]-[.$C9]);[.$D9])" office:value-type="float" office:value="5" calcext:value-type="float">
            <text:p>5</text:p>
          </table:table-cell>
          <table:table-cell table:formula="of:=MIN(MAX(0;[.$B9]*[.N$2]-[.$C9];[.$E9]-[.$C9]);[.$D9])" office:value-type="float" office:value="5" calcext:value-type="float">
            <text:p>5</text:p>
          </table:table-cell>
          <table:table-cell table:formula="of:=MIN(MAX(0;[.$B9]*[.O$2]-[.$C9];[.$E9]-[.$C9]);[.$D9])" office:value-type="float" office:value="5" calcext:value-type="float">
            <text:p>5</text:p>
          </table:table-cell>
          <table:table-cell table:formula="of:=MIN(MAX(0;[.$B9]*[.P$2]-[.$C9];[.$E9]-[.$C9]);[.$D9])" office:value-type="float" office:value="5" calcext:value-type="float">
            <text:p>5</text:p>
          </table:table-cell>
          <table:table-cell table:formula="of:=MIN(MAX(0;[.$B9]*[.Q$2]-[.$C9];[.$E9]-[.$C9]);[.$D9])" office:value-type="float" office:value="5" calcext:value-type="float">
            <text:p>5</text:p>
          </table:table-cell>
          <table:table-cell table:formula="of:=MIN(MAX(0;[.$B9]*[.R$2]-[.$C9];[.$E9]-[.$C9]);[.$D9])" office:value-type="float" office:value="5" calcext:value-type="float">
            <text:p>5</text:p>
          </table:table-cell>
          <table:table-cell table:formula="of:=MIN(MAX(0;[.$B9]*[.S$2]-[.$C9];[.$E9]-[.$C9]);[.$D9])" office:value-type="float" office:value="5" calcext:value-type="float">
            <text:p>5</text:p>
          </table:table-cell>
          <table:table-cell table:number-columns-repeated="3"/>
          <table:table-cell table:formula="of:=FLOOR([.S9];1)" office:value-type="float" office:value="5" calcext:value-type="float">
            <text:p>5</text:p>
          </table:table-cell>
          <table:table-cell table:formula="of:=[.S9]-[.W9]" office:value-type="float" office:value="0" calcext:value-type="float">
            <text:p>0</text:p>
          </table:table-cell>
          <table:table-cell table:formula="of:=IF(AND(COUNTIF([.$AC$4:.$AC$203];&quot;=&quot;&amp;[.X9]);SUM([.Y$4:.Y8])&lt;[.AD$3]);1;0)" office:value-type="float" office:value="0" calcext:value-type="float">
            <text:p>0</text:p>
          </table:table-cell>
          <table:table-cell table:number-columns-repeated="2"/>
          <table:table-cell table:formula="of:=[.AB8]+COUNTIF([.$X$4:.$X$203];&quot;=&quot;&amp;[.AC8])" office:value-type="float" office:value="24" calcext:value-type="float">
            <text:p>24</text:p>
          </table:table-cell>
          <table:table-cell table:formula="of:=IF([.AB9]&lt;=[.AD$3];LARGE([.$X$4:.$X$203];[.AB9]);&quot;&quot;)">
            <text:p/>
          </table:table-cell>
          <table:table-cell table:number-columns-repeated="2"/>
          <table:table-cell table:formula="of:=[.Y9]+[.W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9" calcext:value-type="float">
            <text:p>9</text:p>
          </table:table-cell>
          <table:table-cell table:formula="of:=[$Zamówienie.C9]" office:value-type="float" office:value="5" calcext:value-type="float">
            <text:p>5</text:p>
          </table:table-cell>
          <table:table-cell table:formula="of:=IF([$Zamówienie.D9]=&quot;&quot;;1.7976931348623157E+308;[$Zamówienie.D9])" office:value-type="float" office:value="2" calcext:value-type="float">
            <text:p>2</text:p>
          </table:table-cell>
          <table:table-cell table:formula="of:=[$Zamówienie.E9]" office:value-type="float" office:value="7" calcext:value-type="float">
            <text:p>7</text:p>
          </table:table-cell>
          <table:table-cell table:number-columns-repeated="4"/>
          <table:table-cell table:formula="of:=MIN(MAX(0;[.$B10]*[.J$2]-[.$C10];[.$E10]-[.$C10]);[.$D10])" office:value-type="float" office:value="2" calcext:value-type="float">
            <text:p>2</text:p>
          </table:table-cell>
          <table:table-cell table:formula="of:=MIN(MAX(0;[.$B10]*[.K$2]-[.$C10];[.$E10]-[.$C10]);[.$D10])" office:value-type="float" office:value="2" calcext:value-type="float">
            <text:p>2</text:p>
          </table:table-cell>
          <table:table-cell table:formula="of:=MIN(MAX(0;[.$B10]*[.L$2]-[.$C10];[.$E10]-[.$C10]);[.$D10])" office:value-type="float" office:value="2" calcext:value-type="float">
            <text:p>2</text:p>
          </table:table-cell>
          <table:table-cell table:formula="of:=MIN(MAX(0;[.$B10]*[.M$2]-[.$C10];[.$E10]-[.$C10]);[.$D10])" office:value-type="float" office:value="2" calcext:value-type="float">
            <text:p>2</text:p>
          </table:table-cell>
          <table:table-cell table:formula="of:=MIN(MAX(0;[.$B10]*[.N$2]-[.$C10];[.$E10]-[.$C10]);[.$D10])" office:value-type="float" office:value="2" calcext:value-type="float">
            <text:p>2</text:p>
          </table:table-cell>
          <table:table-cell table:formula="of:=MIN(MAX(0;[.$B10]*[.O$2]-[.$C10];[.$E10]-[.$C10]);[.$D10])" office:value-type="float" office:value="2" calcext:value-type="float">
            <text:p>2</text:p>
          </table:table-cell>
          <table:table-cell table:formula="of:=MIN(MAX(0;[.$B10]*[.P$2]-[.$C10];[.$E10]-[.$C10]);[.$D10])" office:value-type="float" office:value="2" calcext:value-type="float">
            <text:p>2</text:p>
          </table:table-cell>
          <table:table-cell table:formula="of:=MIN(MAX(0;[.$B10]*[.Q$2]-[.$C10];[.$E10]-[.$C10]);[.$D10])" office:value-type="float" office:value="2" calcext:value-type="float">
            <text:p>2</text:p>
          </table:table-cell>
          <table:table-cell table:formula="of:=MIN(MAX(0;[.$B10]*[.R$2]-[.$C10];[.$E10]-[.$C10]);[.$D10])" office:value-type="float" office:value="2" calcext:value-type="float">
            <text:p>2</text:p>
          </table:table-cell>
          <table:table-cell table:formula="of:=MIN(MAX(0;[.$B10]*[.S$2]-[.$C10];[.$E10]-[.$C10]);[.$D10])" office:value-type="float" office:value="2" calcext:value-type="float">
            <text:p>2</text:p>
          </table:table-cell>
          <table:table-cell table:number-columns-repeated="3"/>
          <table:table-cell table:formula="of:=FLOOR([.S10];1)" office:value-type="float" office:value="2" calcext:value-type="float">
            <text:p>2</text:p>
          </table:table-cell>
          <table:table-cell table:formula="of:=[.S10]-[.W10]" office:value-type="float" office:value="0" calcext:value-type="float">
            <text:p>0</text:p>
          </table:table-cell>
          <table:table-cell table:formula="of:=IF(AND(COUNTIF([.$AC$4:.$AC$203];&quot;=&quot;&amp;[.X10]);SUM([.Y$4:.Y9])&lt;[.AD$3]);1;0)" office:value-type="float" office:value="0" calcext:value-type="float">
            <text:p>0</text:p>
          </table:table-cell>
          <table:table-cell table:number-columns-repeated="2"/>
          <table:table-cell table:formula="of:=[.AB9]+COUNTIF([.$X$4:.$X$203];&quot;=&quot;&amp;[.AC9])" office:value-type="float" office:value="24" calcext:value-type="float">
            <text:p>24</text:p>
          </table:table-cell>
          <table:table-cell table:formula="of:=IF([.AB10]&lt;=[.AD$3];LARGE([.$X$4:.$X$203];[.AB10]);&quot;&quot;)">
            <text:p/>
          </table:table-cell>
          <table:table-cell table:number-columns-repeated="2"/>
          <table:table-cell table:formula="of:=[.Y10]+[.W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3" calcext:value-type="float">
            <text:p>3</text:p>
          </table:table-cell>
          <table:table-cell table:formula="of:=[$Zamówienie.C10]" office:value-type="float" office:value="10" calcext:value-type="float">
            <text:p>10</text:p>
          </table:table-cell>
          <table:table-cell table:formula="of:=IF([$Zamówienie.D10]=&quot;&quot;;1.7976931348623157E+308;[$Zamówienie.D10])" office:value-type="float" office:value="10" calcext:value-type="float">
            <text:p>10</text:p>
          </table:table-cell>
          <table:table-cell table:formula="of:=[$Zamówienie.E10]" office:value-type="float" office:value="7" calcext:value-type="float">
            <text:p>7</text:p>
          </table:table-cell>
          <table:table-cell table:number-columns-repeated="4"/>
          <table:table-cell table:formula="of:=MIN(MAX(0;[.$B11]*[.J$2]-[.$C11];[.$E11]-[.$C11]);[.$D11])" office:value-type="float" office:value="0" calcext:value-type="float">
            <text:p>0</text:p>
          </table:table-cell>
          <table:table-cell table:formula="of:=MIN(MAX(0;[.$B11]*[.K$2]-[.$C11];[.$E11]-[.$C11]);[.$D11])" office:value-type="float" office:value="0" calcext:value-type="float">
            <text:p>0</text:p>
          </table:table-cell>
          <table:table-cell table:formula="of:=MIN(MAX(0;[.$B11]*[.L$2]-[.$C11];[.$E11]-[.$C11]);[.$D11])" office:value-type="float" office:value="0" calcext:value-type="float">
            <text:p>0</text:p>
          </table:table-cell>
          <table:table-cell table:formula="of:=MIN(MAX(0;[.$B11]*[.M$2]-[.$C11];[.$E11]-[.$C11]);[.$D11])" office:value-type="float" office:value="0" calcext:value-type="float">
            <text:p>0</text:p>
          </table:table-cell>
          <table:table-cell table:formula="of:=MIN(MAX(0;[.$B11]*[.N$2]-[.$C11];[.$E11]-[.$C11]);[.$D11])" office:value-type="float" office:value="0" calcext:value-type="float">
            <text:p>0</text:p>
          </table:table-cell>
          <table:table-cell table:formula="of:=MIN(MAX(0;[.$B11]*[.O$2]-[.$C11];[.$E11]-[.$C11]);[.$D11])" office:value-type="float" office:value="0" calcext:value-type="float">
            <text:p>0</text:p>
          </table:table-cell>
          <table:table-cell table:formula="of:=MIN(MAX(0;[.$B11]*[.P$2]-[.$C11];[.$E11]-[.$C11]);[.$D11])" office:value-type="float" office:value="0" calcext:value-type="float">
            <text:p>0</text:p>
          </table:table-cell>
          <table:table-cell table:formula="of:=MIN(MAX(0;[.$B11]*[.Q$2]-[.$C11];[.$E11]-[.$C11]);[.$D11])" office:value-type="float" office:value="0" calcext:value-type="float">
            <text:p>0</text:p>
          </table:table-cell>
          <table:table-cell table:formula="of:=MIN(MAX(0;[.$B11]*[.R$2]-[.$C11];[.$E11]-[.$C11]);[.$D11])" office:value-type="float" office:value="0" calcext:value-type="float">
            <text:p>0</text:p>
          </table:table-cell>
          <table:table-cell table:formula="of:=MIN(MAX(0;[.$B11]*[.S$2]-[.$C11];[.$E11]-[.$C11]);[.$D11])" office:value-type="float" office:value="0" calcext:value-type="float">
            <text:p>0</text:p>
          </table:table-cell>
          <table:table-cell table:number-columns-repeated="3"/>
          <table:table-cell table:formula="of:=FLOOR([.S11];1)" office:value-type="float" office:value="0" calcext:value-type="float">
            <text:p>0</text:p>
          </table:table-cell>
          <table:table-cell table:formula="of:=[.S11]-[.W11]" office:value-type="float" office:value="0" calcext:value-type="float">
            <text:p>0</text:p>
          </table:table-cell>
          <table:table-cell table:formula="of:=IF(AND(COUNTIF([.$AC$4:.$AC$203];&quot;=&quot;&amp;[.X11]);SUM([.Y$4:.Y10])&lt;[.AD$3]);1;0)" office:value-type="float" office:value="0" calcext:value-type="float">
            <text:p>0</text:p>
          </table:table-cell>
          <table:table-cell table:number-columns-repeated="2"/>
          <table:table-cell table:formula="of:=[.AB10]+COUNTIF([.$X$4:.$X$203];&quot;=&quot;&amp;[.AC10])" office:value-type="float" office:value="24" calcext:value-type="float">
            <text:p>24</text:p>
          </table:table-cell>
          <table:table-cell table:formula="of:=IF([.AB11]&lt;=[.AD$3];LARGE([.$X$4:.$X$203];[.AB11]);&quot;&quot;)">
            <text:p/>
          </table:table-cell>
          <table:table-cell table:number-columns-repeated="2"/>
          <table:table-cell table:formula="of:=[.Y11]+[.W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5" calcext:value-type="float">
            <text:p>5</text:p>
          </table:table-cell>
          <table:table-cell table:formula="of:=[$Zamówienie.C11]" office:value-type="float" office:value="3" calcext:value-type="float">
            <text:p>3</text:p>
          </table:table-cell>
          <table:table-cell table:formula="of:=IF([$Zamówienie.D11]=&quot;&quot;;1.7976931348623157E+308;[$Zamówienie.D11])" office:value-type="float" office:value="2" calcext:value-type="float">
            <text:p>2</text:p>
          </table:table-cell>
          <table:table-cell table:formula="of:=[$Zamówienie.E11]" office:value-type="float" office:value="2" calcext:value-type="float">
            <text:p>2</text:p>
          </table:table-cell>
          <table:table-cell table:number-columns-repeated="4"/>
          <table:table-cell table:formula="of:=MIN(MAX(0;[.$B12]*[.J$2]-[.$C12];[.$E12]-[.$C12]);[.$D12])" office:value-type="float" office:value="2" calcext:value-type="float">
            <text:p>2</text:p>
          </table:table-cell>
          <table:table-cell table:formula="of:=MIN(MAX(0;[.$B12]*[.K$2]-[.$C12];[.$E12]-[.$C12]);[.$D12])" office:value-type="float" office:value="2" calcext:value-type="float">
            <text:p>2</text:p>
          </table:table-cell>
          <table:table-cell table:formula="of:=MIN(MAX(0;[.$B12]*[.L$2]-[.$C12];[.$E12]-[.$C12]);[.$D12])" office:value-type="float" office:value="2" calcext:value-type="float">
            <text:p>2</text:p>
          </table:table-cell>
          <table:table-cell table:formula="of:=MIN(MAX(0;[.$B12]*[.M$2]-[.$C12];[.$E12]-[.$C12]);[.$D12])" office:value-type="float" office:value="2" calcext:value-type="float">
            <text:p>2</text:p>
          </table:table-cell>
          <table:table-cell table:formula="of:=MIN(MAX(0;[.$B12]*[.N$2]-[.$C12];[.$E12]-[.$C12]);[.$D12])" office:value-type="float" office:value="2" calcext:value-type="float">
            <text:p>2</text:p>
          </table:table-cell>
          <table:table-cell table:formula="of:=MIN(MAX(0;[.$B12]*[.O$2]-[.$C12];[.$E12]-[.$C12]);[.$D12])" office:value-type="float" office:value="2" calcext:value-type="float">
            <text:p>2</text:p>
          </table:table-cell>
          <table:table-cell table:formula="of:=MIN(MAX(0;[.$B12]*[.P$2]-[.$C12];[.$E12]-[.$C12]);[.$D12])" office:value-type="float" office:value="2" calcext:value-type="float">
            <text:p>2</text:p>
          </table:table-cell>
          <table:table-cell table:formula="of:=MIN(MAX(0;[.$B12]*[.Q$2]-[.$C12];[.$E12]-[.$C12]);[.$D12])" office:value-type="float" office:value="2" calcext:value-type="float">
            <text:p>2</text:p>
          </table:table-cell>
          <table:table-cell table:formula="of:=MIN(MAX(0;[.$B12]*[.R$2]-[.$C12];[.$E12]-[.$C12]);[.$D12])" office:value-type="float" office:value="2" calcext:value-type="float">
            <text:p>2</text:p>
          </table:table-cell>
          <table:table-cell table:formula="of:=MIN(MAX(0;[.$B12]*[.S$2]-[.$C12];[.$E12]-[.$C12]);[.$D12])" office:value-type="float" office:value="2" calcext:value-type="float">
            <text:p>2</text:p>
          </table:table-cell>
          <table:table-cell table:number-columns-repeated="3"/>
          <table:table-cell table:formula="of:=FLOOR([.S12];1)" office:value-type="float" office:value="2" calcext:value-type="float">
            <text:p>2</text:p>
          </table:table-cell>
          <table:table-cell table:formula="of:=[.S12]-[.W12]" office:value-type="float" office:value="0" calcext:value-type="float">
            <text:p>0</text:p>
          </table:table-cell>
          <table:table-cell table:formula="of:=IF(AND(COUNTIF([.$AC$4:.$AC$203];&quot;=&quot;&amp;[.X12]);SUM([.Y$4:.Y11])&lt;[.AD$3]);1;0)" office:value-type="float" office:value="0" calcext:value-type="float">
            <text:p>0</text:p>
          </table:table-cell>
          <table:table-cell table:number-columns-repeated="2"/>
          <table:table-cell table:formula="of:=[.AB11]+COUNTIF([.$X$4:.$X$203];&quot;=&quot;&amp;[.AC11])" office:value-type="float" office:value="24" calcext:value-type="float">
            <text:p>24</text:p>
          </table:table-cell>
          <table:table-cell table:formula="of:=IF([.AB12]&lt;=[.AD$3];LARGE([.$X$4:.$X$203];[.AB12]);&quot;&quot;)">
            <text:p/>
          </table:table-cell>
          <table:table-cell table:number-columns-repeated="2"/>
          <table:table-cell table:formula="of:=[.Y12]+[.W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3" calcext:value-type="float">
            <text:p>3</text:p>
          </table:table-cell>
          <table:table-cell table:formula="of:=[$Zamówienie.C12]" office:value-type="float" office:value="7" calcext:value-type="float">
            <text:p>7</text:p>
          </table:table-cell>
          <table:table-cell table:formula="of:=IF([$Zamówienie.D12]=&quot;&quot;;1.7976931348623157E+308;[$Zamówienie.D12])" office:value-type="float" office:value="5" calcext:value-type="float">
            <text:p>5</text:p>
          </table:table-cell>
          <table:table-cell table:formula="of:=[$Zamówienie.E12]" office:value-type="float" office:value="5" calcext:value-type="float">
            <text:p>5</text:p>
          </table:table-cell>
          <table:table-cell table:number-columns-repeated="4"/>
          <table:table-cell table:formula="of:=MIN(MAX(0;[.$B13]*[.J$2]-[.$C13];[.$E13]-[.$C13]);[.$D13])" office:value-type="float" office:value="0" calcext:value-type="float">
            <text:p>0</text:p>
          </table:table-cell>
          <table:table-cell table:formula="of:=MIN(MAX(0;[.$B13]*[.K$2]-[.$C13];[.$E13]-[.$C13]);[.$D13])" office:value-type="float" office:value="0" calcext:value-type="float">
            <text:p>0</text:p>
          </table:table-cell>
          <table:table-cell table:formula="of:=MIN(MAX(0;[.$B13]*[.L$2]-[.$C13];[.$E13]-[.$C13]);[.$D13])" office:value-type="float" office:value="0" calcext:value-type="float">
            <text:p>0</text:p>
          </table:table-cell>
          <table:table-cell table:formula="of:=MIN(MAX(0;[.$B13]*[.M$2]-[.$C13];[.$E13]-[.$C13]);[.$D13])" office:value-type="float" office:value="0" calcext:value-type="float">
            <text:p>0</text:p>
          </table:table-cell>
          <table:table-cell table:formula="of:=MIN(MAX(0;[.$B13]*[.N$2]-[.$C13];[.$E13]-[.$C13]);[.$D13])" office:value-type="float" office:value="0" calcext:value-type="float">
            <text:p>0</text:p>
          </table:table-cell>
          <table:table-cell table:formula="of:=MIN(MAX(0;[.$B13]*[.O$2]-[.$C13];[.$E13]-[.$C13]);[.$D13])" office:value-type="float" office:value="0" calcext:value-type="float">
            <text:p>0</text:p>
          </table:table-cell>
          <table:table-cell table:formula="of:=MIN(MAX(0;[.$B13]*[.P$2]-[.$C13];[.$E13]-[.$C13]);[.$D13])" office:value-type="float" office:value="0" calcext:value-type="float">
            <text:p>0</text:p>
          </table:table-cell>
          <table:table-cell table:formula="of:=MIN(MAX(0;[.$B13]*[.Q$2]-[.$C13];[.$E13]-[.$C13]);[.$D13])" office:value-type="float" office:value="0" calcext:value-type="float">
            <text:p>0</text:p>
          </table:table-cell>
          <table:table-cell table:formula="of:=MIN(MAX(0;[.$B13]*[.R$2]-[.$C13];[.$E13]-[.$C13]);[.$D13])" office:value-type="float" office:value="0" calcext:value-type="float">
            <text:p>0</text:p>
          </table:table-cell>
          <table:table-cell table:formula="of:=MIN(MAX(0;[.$B13]*[.S$2]-[.$C13];[.$E13]-[.$C13]);[.$D13])" office:value-type="float" office:value="0" calcext:value-type="float">
            <text:p>0</text:p>
          </table:table-cell>
          <table:table-cell table:number-columns-repeated="3"/>
          <table:table-cell table:formula="of:=FLOOR([.S13];1)" office:value-type="float" office:value="0" calcext:value-type="float">
            <text:p>0</text:p>
          </table:table-cell>
          <table:table-cell table:formula="of:=[.S13]-[.W13]" office:value-type="float" office:value="0" calcext:value-type="float">
            <text:p>0</text:p>
          </table:table-cell>
          <table:table-cell table:formula="of:=IF(AND(COUNTIF([.$AC$4:.$AC$203];&quot;=&quot;&amp;[.X13]);SUM([.Y$4:.Y12])&lt;[.AD$3]);1;0)" office:value-type="float" office:value="0" calcext:value-type="float">
            <text:p>0</text:p>
          </table:table-cell>
          <table:table-cell table:number-columns-repeated="2"/>
          <table:table-cell table:formula="of:=[.AB12]+COUNTIF([.$X$4:.$X$203];&quot;=&quot;&amp;[.AC12])" office:value-type="float" office:value="24" calcext:value-type="float">
            <text:p>24</text:p>
          </table:table-cell>
          <table:table-cell table:formula="of:=IF([.AB13]&lt;=[.AD$3];LARGE([.$X$4:.$X$203];[.AB13]);&quot;&quot;)">
            <text:p/>
          </table:table-cell>
          <table:table-cell table:number-columns-repeated="2"/>
          <table:table-cell table:formula="of:=[.Y13]+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4" calcext:value-type="float">
            <text:p>4</text:p>
          </table:table-cell>
          <table:table-cell table:formula="of:=[$Zamówienie.C13]" office:value-type="float" office:value="3" calcext:value-type="float">
            <text:p>3</text:p>
          </table:table-cell>
          <table:table-cell table:formula="of:=IF([$Zamówienie.D13]=&quot;&quot;;1.7976931348623157E+308;[$Zamówienie.D13])" office:value-type="float" office:value="4" calcext:value-type="float">
            <text:p>4</text:p>
          </table:table-cell>
          <table:table-cell table:formula="of:=[$Zamówienie.E13]" office:value-type="float" office:value="9" calcext:value-type="float">
            <text:p>9</text:p>
          </table:table-cell>
          <table:table-cell table:number-columns-repeated="4"/>
          <table:table-cell table:formula="of:=MIN(MAX(0;[.$B14]*[.J$2]-[.$C14];[.$E14]-[.$C14]);[.$D14])" office:value-type="float" office:value="4" calcext:value-type="float">
            <text:p>4</text:p>
          </table:table-cell>
          <table:table-cell table:formula="of:=MIN(MAX(0;[.$B14]*[.K$2]-[.$C14];[.$E14]-[.$C14]);[.$D14])" office:value-type="float" office:value="4" calcext:value-type="float">
            <text:p>4</text:p>
          </table:table-cell>
          <table:table-cell table:formula="of:=MIN(MAX(0;[.$B14]*[.L$2]-[.$C14];[.$E14]-[.$C14]);[.$D14])" office:value-type="float" office:value="4" calcext:value-type="float">
            <text:p>4</text:p>
          </table:table-cell>
          <table:table-cell table:formula="of:=MIN(MAX(0;[.$B14]*[.M$2]-[.$C14];[.$E14]-[.$C14]);[.$D14])" office:value-type="float" office:value="4" calcext:value-type="float">
            <text:p>4</text:p>
          </table:table-cell>
          <table:table-cell table:formula="of:=MIN(MAX(0;[.$B14]*[.N$2]-[.$C14];[.$E14]-[.$C14]);[.$D14])" office:value-type="float" office:value="4" calcext:value-type="float">
            <text:p>4</text:p>
          </table:table-cell>
          <table:table-cell table:formula="of:=MIN(MAX(0;[.$B14]*[.O$2]-[.$C14];[.$E14]-[.$C14]);[.$D14])" office:value-type="float" office:value="4" calcext:value-type="float">
            <text:p>4</text:p>
          </table:table-cell>
          <table:table-cell table:formula="of:=MIN(MAX(0;[.$B14]*[.P$2]-[.$C14];[.$E14]-[.$C14]);[.$D14])" office:value-type="float" office:value="4" calcext:value-type="float">
            <text:p>4</text:p>
          </table:table-cell>
          <table:table-cell table:formula="of:=MIN(MAX(0;[.$B14]*[.Q$2]-[.$C14];[.$E14]-[.$C14]);[.$D14])" office:value-type="float" office:value="4" calcext:value-type="float">
            <text:p>4</text:p>
          </table:table-cell>
          <table:table-cell table:formula="of:=MIN(MAX(0;[.$B14]*[.R$2]-[.$C14];[.$E14]-[.$C14]);[.$D14])" office:value-type="float" office:value="4" calcext:value-type="float">
            <text:p>4</text:p>
          </table:table-cell>
          <table:table-cell table:formula="of:=MIN(MAX(0;[.$B14]*[.S$2]-[.$C14];[.$E14]-[.$C14]);[.$D14])" office:value-type="float" office:value="4" calcext:value-type="float">
            <text:p>4</text:p>
          </table:table-cell>
          <table:table-cell table:number-columns-repeated="3"/>
          <table:table-cell table:formula="of:=FLOOR([.S14];1)" office:value-type="float" office:value="4" calcext:value-type="float">
            <text:p>4</text:p>
          </table:table-cell>
          <table:table-cell table:formula="of:=[.S14]-[.W14]" office:value-type="float" office:value="0" calcext:value-type="float">
            <text:p>0</text:p>
          </table:table-cell>
          <table:table-cell table:formula="of:=IF(AND(COUNTIF([.$AC$4:.$AC$203];&quot;=&quot;&amp;[.X14]);SUM([.Y$4:.Y13])&lt;[.AD$3]);1;0)" office:value-type="float" office:value="0" calcext:value-type="float">
            <text:p>0</text:p>
          </table:table-cell>
          <table:table-cell table:number-columns-repeated="2"/>
          <table:table-cell table:formula="of:=[.AB13]+COUNTIF([.$X$4:.$X$203];&quot;=&quot;&amp;[.AC13])" office:value-type="float" office:value="24" calcext:value-type="float">
            <text:p>24</text:p>
          </table:table-cell>
          <table:table-cell table:formula="of:=IF([.AB14]&lt;=[.AD$3];LARGE([.$X$4:.$X$203];[.AB14]);&quot;&quot;)">
            <text:p/>
          </table:table-cell>
          <table:table-cell table:number-columns-repeated="2"/>
          <table:table-cell table:formula="of:=[.Y14]+[.W1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7" calcext:value-type="float">
            <text:p>7</text:p>
          </table:table-cell>
          <table:table-cell table:formula="of:=[$Zamówienie.C14]" office:value-type="float" office:value="6" calcext:value-type="float">
            <text:p>6</text:p>
          </table:table-cell>
          <table:table-cell table:formula="of:=IF([$Zamówienie.D14]=&quot;&quot;;1.7976931348623157E+308;[$Zamówienie.D14])" office:value-type="float" office:value="1" calcext:value-type="float">
            <text:p>1</text:p>
          </table:table-cell>
          <table:table-cell table:formula="of:=[$Zamówienie.E14]" office:value-type="float" office:value="1" calcext:value-type="float">
            <text:p>1</text:p>
          </table:table-cell>
          <table:table-cell table:number-columns-repeated="4"/>
          <table:table-cell table:formula="of:=MIN(MAX(0;[.$B15]*[.J$2]-[.$C15];[.$E15]-[.$C15]);[.$D15])" office:value-type="float" office:value="1" calcext:value-type="float">
            <text:p>1</text:p>
          </table:table-cell>
          <table:table-cell table:formula="of:=MIN(MAX(0;[.$B15]*[.K$2]-[.$C15];[.$E15]-[.$C15]);[.$D15])" office:value-type="float" office:value="1" calcext:value-type="float">
            <text:p>1</text:p>
          </table:table-cell>
          <table:table-cell table:formula="of:=MIN(MAX(0;[.$B15]*[.L$2]-[.$C15];[.$E15]-[.$C15]);[.$D15])" office:value-type="float" office:value="1" calcext:value-type="float">
            <text:p>1</text:p>
          </table:table-cell>
          <table:table-cell table:formula="of:=MIN(MAX(0;[.$B15]*[.M$2]-[.$C15];[.$E15]-[.$C15]);[.$D15])" office:value-type="float" office:value="1" calcext:value-type="float">
            <text:p>1</text:p>
          </table:table-cell>
          <table:table-cell table:formula="of:=MIN(MAX(0;[.$B15]*[.N$2]-[.$C15];[.$E15]-[.$C15]);[.$D15])" office:value-type="float" office:value="1" calcext:value-type="float">
            <text:p>1</text:p>
          </table:table-cell>
          <table:table-cell table:formula="of:=MIN(MAX(0;[.$B15]*[.O$2]-[.$C15];[.$E15]-[.$C15]);[.$D15])" office:value-type="float" office:value="1" calcext:value-type="float">
            <text:p>1</text:p>
          </table:table-cell>
          <table:table-cell table:formula="of:=MIN(MAX(0;[.$B15]*[.P$2]-[.$C15];[.$E15]-[.$C15]);[.$D15])" office:value-type="float" office:value="1" calcext:value-type="float">
            <text:p>1</text:p>
          </table:table-cell>
          <table:table-cell table:formula="of:=MIN(MAX(0;[.$B15]*[.Q$2]-[.$C15];[.$E15]-[.$C15]);[.$D15])" office:value-type="float" office:value="1" calcext:value-type="float">
            <text:p>1</text:p>
          </table:table-cell>
          <table:table-cell table:formula="of:=MIN(MAX(0;[.$B15]*[.R$2]-[.$C15];[.$E15]-[.$C15]);[.$D15])" office:value-type="float" office:value="1" calcext:value-type="float">
            <text:p>1</text:p>
          </table:table-cell>
          <table:table-cell table:formula="of:=MIN(MAX(0;[.$B15]*[.S$2]-[.$C15];[.$E15]-[.$C15]);[.$D15])" office:value-type="float" office:value="1" calcext:value-type="float">
            <text:p>1</text:p>
          </table:table-cell>
          <table:table-cell table:number-columns-repeated="3"/>
          <table:table-cell table:formula="of:=FLOOR([.S15];1)" office:value-type="float" office:value="1" calcext:value-type="float">
            <text:p>1</text:p>
          </table:table-cell>
          <table:table-cell table:formula="of:=[.S15]-[.W15]" office:value-type="float" office:value="0" calcext:value-type="float">
            <text:p>0</text:p>
          </table:table-cell>
          <table:table-cell table:formula="of:=IF(AND(COUNTIF([.$AC$4:.$AC$203];&quot;=&quot;&amp;[.X15]);SUM([.Y$4:.Y14])&lt;[.AD$3]);1;0)" office:value-type="float" office:value="0" calcext:value-type="float">
            <text:p>0</text:p>
          </table:table-cell>
          <table:table-cell table:number-columns-repeated="2"/>
          <table:table-cell table:formula="of:=[.AB14]+COUNTIF([.$X$4:.$X$203];&quot;=&quot;&amp;[.AC14])" office:value-type="float" office:value="24" calcext:value-type="float">
            <text:p>24</text:p>
          </table:table-cell>
          <table:table-cell table:formula="of:=IF([.AB15]&lt;=[.AD$3];LARGE([.$X$4:.$X$203];[.AB15]);&quot;&quot;)">
            <text:p/>
          </table:table-cell>
          <table:table-cell table:number-columns-repeated="2"/>
          <table:table-cell table:formula="of:=[.Y15]+[.W15]" office:value-type="float" office:value="1" calcext:value-type="float">
            <text:p>1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8" calcext:value-type="float">
            <text:p>8</text:p>
          </table:table-cell>
          <table:table-cell table:formula="of:=[$Zamówienie.C15]" office:value-type="float" office:value="0" calcext:value-type="float">
            <text:p>0</text:p>
          </table:table-cell>
          <table:table-cell table:formula="of:=IF([$Zamówienie.D15]=&quot;&quot;;1.7976931348623157E+308;[$Zamówienie.D15])" office:value-type="float" office:value="6" calcext:value-type="float">
            <text:p>6</text:p>
          </table:table-cell>
          <table:table-cell table:formula="of:=[$Zamówienie.E15]" office:value-type="float" office:value="3" calcext:value-type="float">
            <text:p>3</text:p>
          </table:table-cell>
          <table:table-cell table:number-columns-repeated="4"/>
          <table:table-cell table:formula="of:=MIN(MAX(0;[.$B16]*[.J$2]-[.$C16];[.$E16]-[.$C16]);[.$D16])" office:value-type="float" office:value="6" calcext:value-type="float">
            <text:p>6</text:p>
          </table:table-cell>
          <table:table-cell table:formula="of:=MIN(MAX(0;[.$B16]*[.K$2]-[.$C16];[.$E16]-[.$C16]);[.$D16])" office:value-type="float" office:value="6" calcext:value-type="float">
            <text:p>6</text:p>
          </table:table-cell>
          <table:table-cell table:formula="of:=MIN(MAX(0;[.$B16]*[.L$2]-[.$C16];[.$E16]-[.$C16]);[.$D16])" office:value-type="float" office:value="6" calcext:value-type="float">
            <text:p>6</text:p>
          </table:table-cell>
          <table:table-cell table:formula="of:=MIN(MAX(0;[.$B16]*[.M$2]-[.$C16];[.$E16]-[.$C16]);[.$D16])" office:value-type="float" office:value="6" calcext:value-type="float">
            <text:p>6</text:p>
          </table:table-cell>
          <table:table-cell table:formula="of:=MIN(MAX(0;[.$B16]*[.N$2]-[.$C16];[.$E16]-[.$C16]);[.$D16])" office:value-type="float" office:value="6" calcext:value-type="float">
            <text:p>6</text:p>
          </table:table-cell>
          <table:table-cell table:formula="of:=MIN(MAX(0;[.$B16]*[.O$2]-[.$C16];[.$E16]-[.$C16]);[.$D16])" office:value-type="float" office:value="6" calcext:value-type="float">
            <text:p>6</text:p>
          </table:table-cell>
          <table:table-cell table:formula="of:=MIN(MAX(0;[.$B16]*[.P$2]-[.$C16];[.$E16]-[.$C16]);[.$D16])" office:value-type="float" office:value="6" calcext:value-type="float">
            <text:p>6</text:p>
          </table:table-cell>
          <table:table-cell table:formula="of:=MIN(MAX(0;[.$B16]*[.Q$2]-[.$C16];[.$E16]-[.$C16]);[.$D16])" office:value-type="float" office:value="6" calcext:value-type="float">
            <text:p>6</text:p>
          </table:table-cell>
          <table:table-cell table:formula="of:=MIN(MAX(0;[.$B16]*[.R$2]-[.$C16];[.$E16]-[.$C16]);[.$D16])" office:value-type="float" office:value="6" calcext:value-type="float">
            <text:p>6</text:p>
          </table:table-cell>
          <table:table-cell table:formula="of:=MIN(MAX(0;[.$B16]*[.S$2]-[.$C16];[.$E16]-[.$C16]);[.$D16])" office:value-type="float" office:value="6" calcext:value-type="float">
            <text:p>6</text:p>
          </table:table-cell>
          <table:table-cell table:number-columns-repeated="3"/>
          <table:table-cell table:formula="of:=FLOOR([.S16];1)" office:value-type="float" office:value="6" calcext:value-type="float">
            <text:p>6</text:p>
          </table:table-cell>
          <table:table-cell table:formula="of:=[.S16]-[.W16]" office:value-type="float" office:value="0" calcext:value-type="float">
            <text:p>0</text:p>
          </table:table-cell>
          <table:table-cell table:formula="of:=IF(AND(COUNTIF([.$AC$4:.$AC$203];&quot;=&quot;&amp;[.X16]);SUM([.Y$4:.Y15])&lt;[.AD$3]);1;0)" office:value-type="float" office:value="0" calcext:value-type="float">
            <text:p>0</text:p>
          </table:table-cell>
          <table:table-cell table:number-columns-repeated="2"/>
          <table:table-cell table:formula="of:=[.AB15]+COUNTIF([.$X$4:.$X$203];&quot;=&quot;&amp;[.AC15])" office:value-type="float" office:value="24" calcext:value-type="float">
            <text:p>24</text:p>
          </table:table-cell>
          <table:table-cell table:formula="of:=IF([.AB16]&lt;=[.AD$3];LARGE([.$X$4:.$X$203];[.AB16]);&quot;&quot;)">
            <text:p/>
          </table:table-cell>
          <table:table-cell table:number-columns-repeated="2"/>
          <table:table-cell table:formula="of:=[.Y16]+[.W1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2" calcext:value-type="float">
            <text:p>2</text:p>
          </table:table-cell>
          <table:table-cell table:formula="of:=[$Zamówienie.C16]" office:value-type="float" office:value="9" calcext:value-type="float">
            <text:p>9</text:p>
          </table:table-cell>
          <table:table-cell table:formula="of:=IF([$Zamówienie.D16]=&quot;&quot;;1.7976931348623157E+308;[$Zamówienie.D16])" office:value-type="float" office:value="3" calcext:value-type="float">
            <text:p>3</text:p>
          </table:table-cell>
          <table:table-cell table:formula="of:=[$Zamówienie.E16]" office:value-type="float" office:value="5" calcext:value-type="float">
            <text:p>5</text:p>
          </table:table-cell>
          <table:table-cell table:number-columns-repeated="4"/>
          <table:table-cell table:formula="of:=MIN(MAX(0;[.$B17]*[.J$2]-[.$C17];[.$E17]-[.$C17]);[.$D17])" office:value-type="float" office:value="0" calcext:value-type="float">
            <text:p>0</text:p>
          </table:table-cell>
          <table:table-cell table:formula="of:=MIN(MAX(0;[.$B17]*[.K$2]-[.$C17];[.$E17]-[.$C17]);[.$D17])" office:value-type="float" office:value="0" calcext:value-type="float">
            <text:p>0</text:p>
          </table:table-cell>
          <table:table-cell table:formula="of:=MIN(MAX(0;[.$B17]*[.L$2]-[.$C17];[.$E17]-[.$C17]);[.$D17])" office:value-type="float" office:value="0" calcext:value-type="float">
            <text:p>0</text:p>
          </table:table-cell>
          <table:table-cell table:formula="of:=MIN(MAX(0;[.$B17]*[.M$2]-[.$C17];[.$E17]-[.$C17]);[.$D17])" office:value-type="float" office:value="0" calcext:value-type="float">
            <text:p>0</text:p>
          </table:table-cell>
          <table:table-cell table:formula="of:=MIN(MAX(0;[.$B17]*[.N$2]-[.$C17];[.$E17]-[.$C17]);[.$D17])" office:value-type="float" office:value="0" calcext:value-type="float">
            <text:p>0</text:p>
          </table:table-cell>
          <table:table-cell table:formula="of:=MIN(MAX(0;[.$B17]*[.O$2]-[.$C17];[.$E17]-[.$C17]);[.$D17])" office:value-type="float" office:value="0" calcext:value-type="float">
            <text:p>0</text:p>
          </table:table-cell>
          <table:table-cell table:formula="of:=MIN(MAX(0;[.$B17]*[.P$2]-[.$C17];[.$E17]-[.$C17]);[.$D17])" office:value-type="float" office:value="0" calcext:value-type="float">
            <text:p>0</text:p>
          </table:table-cell>
          <table:table-cell table:formula="of:=MIN(MAX(0;[.$B17]*[.Q$2]-[.$C17];[.$E17]-[.$C17]);[.$D17])" office:value-type="float" office:value="0" calcext:value-type="float">
            <text:p>0</text:p>
          </table:table-cell>
          <table:table-cell table:formula="of:=MIN(MAX(0;[.$B17]*[.R$2]-[.$C17];[.$E17]-[.$C17]);[.$D17])" office:value-type="float" office:value="0" calcext:value-type="float">
            <text:p>0</text:p>
          </table:table-cell>
          <table:table-cell table:formula="of:=MIN(MAX(0;[.$B17]*[.S$2]-[.$C17];[.$E17]-[.$C17]);[.$D17])" office:value-type="float" office:value="0" calcext:value-type="float">
            <text:p>0</text:p>
          </table:table-cell>
          <table:table-cell table:number-columns-repeated="3"/>
          <table:table-cell table:formula="of:=FLOOR([.S17];1)" office:value-type="float" office:value="0" calcext:value-type="float">
            <text:p>0</text:p>
          </table:table-cell>
          <table:table-cell table:formula="of:=[.S17]-[.W17]" office:value-type="float" office:value="0" calcext:value-type="float">
            <text:p>0</text:p>
          </table:table-cell>
          <table:table-cell table:formula="of:=IF(AND(COUNTIF([.$AC$4:.$AC$203];&quot;=&quot;&amp;[.X17]);SUM([.Y$4:.Y16])&lt;[.AD$3]);1;0)" office:value-type="float" office:value="0" calcext:value-type="float">
            <text:p>0</text:p>
          </table:table-cell>
          <table:table-cell table:number-columns-repeated="2"/>
          <table:table-cell table:formula="of:=[.AB16]+COUNTIF([.$X$4:.$X$203];&quot;=&quot;&amp;[.AC16])" office:value-type="float" office:value="24" calcext:value-type="float">
            <text:p>24</text:p>
          </table:table-cell>
          <table:table-cell table:formula="of:=IF([.AB17]&lt;=[.AD$3];LARGE([.$X$4:.$X$203];[.AB17]);&quot;&quot;)">
            <text:p/>
          </table:table-cell>
          <table:table-cell table:number-columns-repeated="2"/>
          <table:table-cell table:formula="of:=[.Y17]+[.W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2" calcext:value-type="float">
            <text:p>2</text:p>
          </table:table-cell>
          <table:table-cell table:formula="of:=[$Zamówienie.C17]" office:value-type="float" office:value="8" calcext:value-type="float">
            <text:p>8</text:p>
          </table:table-cell>
          <table:table-cell table:formula="of:=IF([$Zamówienie.D17]=&quot;&quot;;1.7976931348623157E+308;[$Zamówienie.D17])" office:value-type="float" office:value="4" calcext:value-type="float">
            <text:p>4</text:p>
          </table:table-cell>
          <table:table-cell table:formula="of:=[$Zamówienie.E17]" office:value-type="float" office:value="1" calcext:value-type="float">
            <text:p>1</text:p>
          </table:table-cell>
          <table:table-cell table:number-columns-repeated="4"/>
          <table:table-cell table:formula="of:=MIN(MAX(0;[.$B18]*[.J$2]-[.$C18];[.$E18]-[.$C18]);[.$D18])" office:value-type="float" office:value="0" calcext:value-type="float">
            <text:p>0</text:p>
          </table:table-cell>
          <table:table-cell table:formula="of:=MIN(MAX(0;[.$B18]*[.K$2]-[.$C18];[.$E18]-[.$C18]);[.$D18])" office:value-type="float" office:value="0" calcext:value-type="float">
            <text:p>0</text:p>
          </table:table-cell>
          <table:table-cell table:formula="of:=MIN(MAX(0;[.$B18]*[.L$2]-[.$C18];[.$E18]-[.$C18]);[.$D18])" office:value-type="float" office:value="0" calcext:value-type="float">
            <text:p>0</text:p>
          </table:table-cell>
          <table:table-cell table:formula="of:=MIN(MAX(0;[.$B18]*[.M$2]-[.$C18];[.$E18]-[.$C18]);[.$D18])" office:value-type="float" office:value="0" calcext:value-type="float">
            <text:p>0</text:p>
          </table:table-cell>
          <table:table-cell table:formula="of:=MIN(MAX(0;[.$B18]*[.N$2]-[.$C18];[.$E18]-[.$C18]);[.$D18])" office:value-type="float" office:value="0" calcext:value-type="float">
            <text:p>0</text:p>
          </table:table-cell>
          <table:table-cell table:formula="of:=MIN(MAX(0;[.$B18]*[.O$2]-[.$C18];[.$E18]-[.$C18]);[.$D18])" office:value-type="float" office:value="0" calcext:value-type="float">
            <text:p>0</text:p>
          </table:table-cell>
          <table:table-cell table:formula="of:=MIN(MAX(0;[.$B18]*[.P$2]-[.$C18];[.$E18]-[.$C18]);[.$D18])" office:value-type="float" office:value="0" calcext:value-type="float">
            <text:p>0</text:p>
          </table:table-cell>
          <table:table-cell table:formula="of:=MIN(MAX(0;[.$B18]*[.Q$2]-[.$C18];[.$E18]-[.$C18]);[.$D18])" office:value-type="float" office:value="0" calcext:value-type="float">
            <text:p>0</text:p>
          </table:table-cell>
          <table:table-cell table:formula="of:=MIN(MAX(0;[.$B18]*[.R$2]-[.$C18];[.$E18]-[.$C18]);[.$D18])" office:value-type="float" office:value="0" calcext:value-type="float">
            <text:p>0</text:p>
          </table:table-cell>
          <table:table-cell table:formula="of:=MIN(MAX(0;[.$B18]*[.S$2]-[.$C18];[.$E18]-[.$C18]);[.$D18])" office:value-type="float" office:value="0" calcext:value-type="float">
            <text:p>0</text:p>
          </table:table-cell>
          <table:table-cell table:number-columns-repeated="3"/>
          <table:table-cell table:formula="of:=FLOOR([.S18];1)" office:value-type="float" office:value="0" calcext:value-type="float">
            <text:p>0</text:p>
          </table:table-cell>
          <table:table-cell table:formula="of:=[.S18]-[.W18]" office:value-type="float" office:value="0" calcext:value-type="float">
            <text:p>0</text:p>
          </table:table-cell>
          <table:table-cell table:formula="of:=IF(AND(COUNTIF([.$AC$4:.$AC$203];&quot;=&quot;&amp;[.X18]);SUM([.Y$4:.Y17])&lt;[.AD$3]);1;0)" office:value-type="float" office:value="0" calcext:value-type="float">
            <text:p>0</text:p>
          </table:table-cell>
          <table:table-cell table:number-columns-repeated="2"/>
          <table:table-cell table:formula="of:=[.AB17]+COUNTIF([.$X$4:.$X$203];&quot;=&quot;&amp;[.AC17])" office:value-type="float" office:value="24" calcext:value-type="float">
            <text:p>24</text:p>
          </table:table-cell>
          <table:table-cell table:formula="of:=IF([.AB18]&lt;=[.AD$3];LARGE([.$X$4:.$X$203];[.AB18]);&quot;&quot;)">
            <text:p/>
          </table:table-cell>
          <table:table-cell table:number-columns-repeated="2"/>
          <table:table-cell table:formula="of:=[.Y18]+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10" calcext:value-type="float">
            <text:p>10</text:p>
          </table:table-cell>
          <table:table-cell table:formula="of:=[$Zamówienie.C18]" office:value-type="float" office:value="9" calcext:value-type="float">
            <text:p>9</text:p>
          </table:table-cell>
          <table:table-cell table:formula="of:=IF([$Zamówienie.D18]=&quot;&quot;;1.7976931348623157E+308;[$Zamówienie.D18])" office:value-type="float" office:value="6" calcext:value-type="float">
            <text:p>6</text:p>
          </table:table-cell>
          <table:table-cell table:formula="of:=[$Zamówienie.E18]" office:value-type="float" office:value="10" calcext:value-type="float">
            <text:p>10</text:p>
          </table:table-cell>
          <table:table-cell table:number-columns-repeated="4"/>
          <table:table-cell table:formula="of:=MIN(MAX(0;[.$B19]*[.J$2]-[.$C19];[.$E19]-[.$C19]);[.$D19])" office:value-type="float" office:value="6" calcext:value-type="float">
            <text:p>6</text:p>
          </table:table-cell>
          <table:table-cell table:formula="of:=MIN(MAX(0;[.$B19]*[.K$2]-[.$C19];[.$E19]-[.$C19]);[.$D19])" office:value-type="float" office:value="6" calcext:value-type="float">
            <text:p>6</text:p>
          </table:table-cell>
          <table:table-cell table:formula="of:=MIN(MAX(0;[.$B19]*[.L$2]-[.$C19];[.$E19]-[.$C19]);[.$D19])" office:value-type="float" office:value="6" calcext:value-type="float">
            <text:p>6</text:p>
          </table:table-cell>
          <table:table-cell table:formula="of:=MIN(MAX(0;[.$B19]*[.M$2]-[.$C19];[.$E19]-[.$C19]);[.$D19])" office:value-type="float" office:value="6" calcext:value-type="float">
            <text:p>6</text:p>
          </table:table-cell>
          <table:table-cell table:formula="of:=MIN(MAX(0;[.$B19]*[.N$2]-[.$C19];[.$E19]-[.$C19]);[.$D19])" office:value-type="float" office:value="6" calcext:value-type="float">
            <text:p>6</text:p>
          </table:table-cell>
          <table:table-cell table:formula="of:=MIN(MAX(0;[.$B19]*[.O$2]-[.$C19];[.$E19]-[.$C19]);[.$D19])" office:value-type="float" office:value="6" calcext:value-type="float">
            <text:p>6</text:p>
          </table:table-cell>
          <table:table-cell table:formula="of:=MIN(MAX(0;[.$B19]*[.P$2]-[.$C19];[.$E19]-[.$C19]);[.$D19])" office:value-type="float" office:value="6" calcext:value-type="float">
            <text:p>6</text:p>
          </table:table-cell>
          <table:table-cell table:formula="of:=MIN(MAX(0;[.$B19]*[.Q$2]-[.$C19];[.$E19]-[.$C19]);[.$D19])" office:value-type="float" office:value="6" calcext:value-type="float">
            <text:p>6</text:p>
          </table:table-cell>
          <table:table-cell table:formula="of:=MIN(MAX(0;[.$B19]*[.R$2]-[.$C19];[.$E19]-[.$C19]);[.$D19])" office:value-type="float" office:value="6" calcext:value-type="float">
            <text:p>6</text:p>
          </table:table-cell>
          <table:table-cell table:formula="of:=MIN(MAX(0;[.$B19]*[.S$2]-[.$C19];[.$E19]-[.$C19]);[.$D19])" office:value-type="float" office:value="6" calcext:value-type="float">
            <text:p>6</text:p>
          </table:table-cell>
          <table:table-cell table:number-columns-repeated="3"/>
          <table:table-cell table:formula="of:=FLOOR([.S19];1)" office:value-type="float" office:value="6" calcext:value-type="float">
            <text:p>6</text:p>
          </table:table-cell>
          <table:table-cell table:formula="of:=[.S19]-[.W19]" office:value-type="float" office:value="0" calcext:value-type="float">
            <text:p>0</text:p>
          </table:table-cell>
          <table:table-cell table:formula="of:=IF(AND(COUNTIF([.$AC$4:.$AC$203];&quot;=&quot;&amp;[.X19]);SUM([.Y$4:.Y18])&lt;[.AD$3]);1;0)" office:value-type="float" office:value="0" calcext:value-type="float">
            <text:p>0</text:p>
          </table:table-cell>
          <table:table-cell table:number-columns-repeated="2"/>
          <table:table-cell table:formula="of:=[.AB18]+COUNTIF([.$X$4:.$X$203];&quot;=&quot;&amp;[.AC18])" office:value-type="float" office:value="24" calcext:value-type="float">
            <text:p>24</text:p>
          </table:table-cell>
          <table:table-cell table:formula="of:=IF([.AB19]&lt;=[.AD$3];LARGE([.$X$4:.$X$203];[.AB19]);&quot;&quot;)">
            <text:p/>
          </table:table-cell>
          <table:table-cell table:number-columns-repeated="2"/>
          <table:table-cell table:formula="of:=[.Y19]+[.W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" calcext:value-type="float">
            <text:p>1</text:p>
          </table:table-cell>
          <table:table-cell table:formula="of:=[$Zamówienie.C19]" office:value-type="float" office:value="3" calcext:value-type="float">
            <text:p>3</text:p>
          </table:table-cell>
          <table:table-cell table:formula="of:=IF([$Zamówienie.D19]=&quot;&quot;;1.7976931348623157E+308;[$Zamówienie.D19])" office:value-type="float" office:value="10" calcext:value-type="float">
            <text:p>10</text:p>
          </table:table-cell>
          <table:table-cell table:formula="of:=[$Zamówienie.E19]" office:value-type="float" office:value="4" calcext:value-type="float">
            <text:p>4</text:p>
          </table:table-cell>
          <table:table-cell table:number-columns-repeated="4"/>
          <table:table-cell table:formula="of:=MIN(MAX(0;[.$B20]*[.J$2]-[.$C20];[.$E20]-[.$C20]);[.$D20])" office:value-type="float" office:value="1" calcext:value-type="float">
            <text:p>1</text:p>
          </table:table-cell>
          <table:table-cell table:formula="of:=MIN(MAX(0;[.$B20]*[.K$2]-[.$C20];[.$E20]-[.$C20]);[.$D20])" office:value-type="float" office:value="1" calcext:value-type="float">
            <text:p>1</text:p>
          </table:table-cell>
          <table:table-cell table:formula="of:=MIN(MAX(0;[.$B20]*[.L$2]-[.$C20];[.$E20]-[.$C20]);[.$D20])" office:value-type="float" office:value="1" calcext:value-type="float">
            <text:p>1</text:p>
          </table:table-cell>
          <table:table-cell table:formula="of:=MIN(MAX(0;[.$B20]*[.M$2]-[.$C20];[.$E20]-[.$C20]);[.$D20])" office:value-type="float" office:value="1" calcext:value-type="float">
            <text:p>1</text:p>
          </table:table-cell>
          <table:table-cell table:formula="of:=MIN(MAX(0;[.$B20]*[.N$2]-[.$C20];[.$E20]-[.$C20]);[.$D20])" office:value-type="float" office:value="1" calcext:value-type="float">
            <text:p>1</text:p>
          </table:table-cell>
          <table:table-cell table:formula="of:=MIN(MAX(0;[.$B20]*[.O$2]-[.$C20];[.$E20]-[.$C20]);[.$D20])" office:value-type="float" office:value="1" calcext:value-type="float">
            <text:p>1</text:p>
          </table:table-cell>
          <table:table-cell table:formula="of:=MIN(MAX(0;[.$B20]*[.P$2]-[.$C20];[.$E20]-[.$C20]);[.$D20])" office:value-type="float" office:value="1" calcext:value-type="float">
            <text:p>1</text:p>
          </table:table-cell>
          <table:table-cell table:formula="of:=MIN(MAX(0;[.$B20]*[.Q$2]-[.$C20];[.$E20]-[.$C20]);[.$D20])" office:value-type="float" office:value="1" calcext:value-type="float">
            <text:p>1</text:p>
          </table:table-cell>
          <table:table-cell table:formula="of:=MIN(MAX(0;[.$B20]*[.R$2]-[.$C20];[.$E20]-[.$C20]);[.$D20])" office:value-type="float" office:value="1" calcext:value-type="float">
            <text:p>1</text:p>
          </table:table-cell>
          <table:table-cell table:formula="of:=MIN(MAX(0;[.$B20]*[.S$2]-[.$C20];[.$E20]-[.$C20]);[.$D20])" office:value-type="float" office:value="1" calcext:value-type="float">
            <text:p>1</text:p>
          </table:table-cell>
          <table:table-cell table:number-columns-repeated="3"/>
          <table:table-cell table:formula="of:=FLOOR([.S20];1)" office:value-type="float" office:value="1" calcext:value-type="float">
            <text:p>1</text:p>
          </table:table-cell>
          <table:table-cell table:formula="of:=[.S20]-[.W20]" office:value-type="float" office:value="0" calcext:value-type="float">
            <text:p>0</text:p>
          </table:table-cell>
          <table:table-cell table:formula="of:=IF(AND(COUNTIF([.$AC$4:.$AC$203];&quot;=&quot;&amp;[.X20]);SUM([.Y$4:.Y19])&lt;[.AD$3]);1;0)" office:value-type="float" office:value="0" calcext:value-type="float">
            <text:p>0</text:p>
          </table:table-cell>
          <table:table-cell table:number-columns-repeated="2"/>
          <table:table-cell table:formula="of:=[.AB19]+COUNTIF([.$X$4:.$X$203];&quot;=&quot;&amp;[.AC19])" office:value-type="float" office:value="24" calcext:value-type="float">
            <text:p>24</text:p>
          </table:table-cell>
          <table:table-cell table:formula="of:=IF([.AB20]&lt;=[.AD$3];LARGE([.$X$4:.$X$203];[.AB20]);&quot;&quot;)">
            <text:p/>
          </table:table-cell>
          <table:table-cell table:number-columns-repeated="2"/>
          <table:table-cell table:formula="of:=[.Y20]+[.W2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7" calcext:value-type="float">
            <text:p>7</text:p>
          </table:table-cell>
          <table:table-cell table:formula="of:=[$Zamówienie.C20]" office:value-type="float" office:value="4" calcext:value-type="float">
            <text:p>4</text:p>
          </table:table-cell>
          <table:table-cell table:formula="of:=IF([$Zamówienie.D20]=&quot;&quot;;1.7976931348623157E+308;[$Zamówienie.D20])" office:value-type="float" office:value="1" calcext:value-type="float">
            <text:p>1</text:p>
          </table:table-cell>
          <table:table-cell table:formula="of:=[$Zamówienie.E20]" office:value-type="float" office:value="10" calcext:value-type="float">
            <text:p>10</text:p>
          </table:table-cell>
          <table:table-cell table:number-columns-repeated="4"/>
          <table:table-cell table:formula="of:=MIN(MAX(0;[.$B21]*[.J$2]-[.$C21];[.$E21]-[.$C21]);[.$D21])" office:value-type="float" office:value="1" calcext:value-type="float">
            <text:p>1</text:p>
          </table:table-cell>
          <table:table-cell table:formula="of:=MIN(MAX(0;[.$B21]*[.K$2]-[.$C21];[.$E21]-[.$C21]);[.$D21])" office:value-type="float" office:value="1" calcext:value-type="float">
            <text:p>1</text:p>
          </table:table-cell>
          <table:table-cell table:formula="of:=MIN(MAX(0;[.$B21]*[.L$2]-[.$C21];[.$E21]-[.$C21]);[.$D21])" office:value-type="float" office:value="1" calcext:value-type="float">
            <text:p>1</text:p>
          </table:table-cell>
          <table:table-cell table:formula="of:=MIN(MAX(0;[.$B21]*[.M$2]-[.$C21];[.$E21]-[.$C21]);[.$D21])" office:value-type="float" office:value="1" calcext:value-type="float">
            <text:p>1</text:p>
          </table:table-cell>
          <table:table-cell table:formula="of:=MIN(MAX(0;[.$B21]*[.N$2]-[.$C21];[.$E21]-[.$C21]);[.$D21])" office:value-type="float" office:value="1" calcext:value-type="float">
            <text:p>1</text:p>
          </table:table-cell>
          <table:table-cell table:formula="of:=MIN(MAX(0;[.$B21]*[.O$2]-[.$C21];[.$E21]-[.$C21]);[.$D21])" office:value-type="float" office:value="1" calcext:value-type="float">
            <text:p>1</text:p>
          </table:table-cell>
          <table:table-cell table:formula="of:=MIN(MAX(0;[.$B21]*[.P$2]-[.$C21];[.$E21]-[.$C21]);[.$D21])" office:value-type="float" office:value="1" calcext:value-type="float">
            <text:p>1</text:p>
          </table:table-cell>
          <table:table-cell table:formula="of:=MIN(MAX(0;[.$B21]*[.Q$2]-[.$C21];[.$E21]-[.$C21]);[.$D21])" office:value-type="float" office:value="1" calcext:value-type="float">
            <text:p>1</text:p>
          </table:table-cell>
          <table:table-cell table:formula="of:=MIN(MAX(0;[.$B21]*[.R$2]-[.$C21];[.$E21]-[.$C21]);[.$D21])" office:value-type="float" office:value="1" calcext:value-type="float">
            <text:p>1</text:p>
          </table:table-cell>
          <table:table-cell table:formula="of:=MIN(MAX(0;[.$B21]*[.S$2]-[.$C21];[.$E21]-[.$C21]);[.$D21])" office:value-type="float" office:value="1" calcext:value-type="float">
            <text:p>1</text:p>
          </table:table-cell>
          <table:table-cell table:number-columns-repeated="3"/>
          <table:table-cell table:formula="of:=FLOOR([.S21];1)" office:value-type="float" office:value="1" calcext:value-type="float">
            <text:p>1</text:p>
          </table:table-cell>
          <table:table-cell table:formula="of:=[.S21]-[.W21]" office:value-type="float" office:value="0" calcext:value-type="float">
            <text:p>0</text:p>
          </table:table-cell>
          <table:table-cell table:formula="of:=IF(AND(COUNTIF([.$AC$4:.$AC$203];&quot;=&quot;&amp;[.X21]);SUM([.Y$4:.Y20])&lt;[.AD$3]);1;0)" office:value-type="float" office:value="0" calcext:value-type="float">
            <text:p>0</text:p>
          </table:table-cell>
          <table:table-cell table:number-columns-repeated="2"/>
          <table:table-cell table:formula="of:=[.AB20]+COUNTIF([.$X$4:.$X$203];&quot;=&quot;&amp;[.AC20])" office:value-type="float" office:value="24" calcext:value-type="float">
            <text:p>24</text:p>
          </table:table-cell>
          <table:table-cell table:formula="of:=IF([.AB21]&lt;=[.AD$3];LARGE([.$X$4:.$X$203];[.AB21]);&quot;&quot;)">
            <text:p/>
          </table:table-cell>
          <table:table-cell table:number-columns-repeated="2"/>
          <table:table-cell table:formula="of:=[.Y21]+[.W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6" calcext:value-type="float">
            <text:p>6</text:p>
          </table:table-cell>
          <table:table-cell table:formula="of:=[$Zamówienie.C21]" office:value-type="float" office:value="5" calcext:value-type="float">
            <text:p>5</text:p>
          </table:table-cell>
          <table:table-cell table:formula="of:=IF([$Zamówienie.D21]=&quot;&quot;;1.7976931348623157E+308;[$Zamówienie.D21])" office:value-type="float" office:value="1" calcext:value-type="float">
            <text:p>1</text:p>
          </table:table-cell>
          <table:table-cell table:formula="of:=[$Zamówienie.E21]" office:value-type="float" office:value="5" calcext:value-type="float">
            <text:p>5</text:p>
          </table:table-cell>
          <table:table-cell table:number-columns-repeated="4"/>
          <table:table-cell table:formula="of:=MIN(MAX(0;[.$B22]*[.J$2]-[.$C22];[.$E22]-[.$C22]);[.$D22])" office:value-type="float" office:value="1" calcext:value-type="float">
            <text:p>1</text:p>
          </table:table-cell>
          <table:table-cell table:formula="of:=MIN(MAX(0;[.$B22]*[.K$2]-[.$C22];[.$E22]-[.$C22]);[.$D22])" office:value-type="float" office:value="1" calcext:value-type="float">
            <text:p>1</text:p>
          </table:table-cell>
          <table:table-cell table:formula="of:=MIN(MAX(0;[.$B22]*[.L$2]-[.$C22];[.$E22]-[.$C22]);[.$D22])" office:value-type="float" office:value="1" calcext:value-type="float">
            <text:p>1</text:p>
          </table:table-cell>
          <table:table-cell table:formula="of:=MIN(MAX(0;[.$B22]*[.M$2]-[.$C22];[.$E22]-[.$C22]);[.$D22])" office:value-type="float" office:value="1" calcext:value-type="float">
            <text:p>1</text:p>
          </table:table-cell>
          <table:table-cell table:formula="of:=MIN(MAX(0;[.$B22]*[.N$2]-[.$C22];[.$E22]-[.$C22]);[.$D22])" office:value-type="float" office:value="1" calcext:value-type="float">
            <text:p>1</text:p>
          </table:table-cell>
          <table:table-cell table:formula="of:=MIN(MAX(0;[.$B22]*[.O$2]-[.$C22];[.$E22]-[.$C22]);[.$D22])" office:value-type="float" office:value="1" calcext:value-type="float">
            <text:p>1</text:p>
          </table:table-cell>
          <table:table-cell table:formula="of:=MIN(MAX(0;[.$B22]*[.P$2]-[.$C22];[.$E22]-[.$C22]);[.$D22])" office:value-type="float" office:value="1" calcext:value-type="float">
            <text:p>1</text:p>
          </table:table-cell>
          <table:table-cell table:formula="of:=MIN(MAX(0;[.$B22]*[.Q$2]-[.$C22];[.$E22]-[.$C22]);[.$D22])" office:value-type="float" office:value="1" calcext:value-type="float">
            <text:p>1</text:p>
          </table:table-cell>
          <table:table-cell table:formula="of:=MIN(MAX(0;[.$B22]*[.R$2]-[.$C22];[.$E22]-[.$C22]);[.$D22])" office:value-type="float" office:value="1" calcext:value-type="float">
            <text:p>1</text:p>
          </table:table-cell>
          <table:table-cell table:formula="of:=MIN(MAX(0;[.$B22]*[.S$2]-[.$C22];[.$E22]-[.$C22]);[.$D22])" office:value-type="float" office:value="1" calcext:value-type="float">
            <text:p>1</text:p>
          </table:table-cell>
          <table:table-cell table:number-columns-repeated="3"/>
          <table:table-cell table:formula="of:=FLOOR([.S22];1)" office:value-type="float" office:value="1" calcext:value-type="float">
            <text:p>1</text:p>
          </table:table-cell>
          <table:table-cell table:formula="of:=[.S22]-[.W22]" office:value-type="float" office:value="0" calcext:value-type="float">
            <text:p>0</text:p>
          </table:table-cell>
          <table:table-cell table:formula="of:=IF(AND(COUNTIF([.$AC$4:.$AC$203];&quot;=&quot;&amp;[.X22]);SUM([.Y$4:.Y21])&lt;[.AD$3]);1;0)" office:value-type="float" office:value="0" calcext:value-type="float">
            <text:p>0</text:p>
          </table:table-cell>
          <table:table-cell table:number-columns-repeated="2"/>
          <table:table-cell table:formula="of:=[.AB21]+COUNTIF([.$X$4:.$X$203];&quot;=&quot;&amp;[.AC21])" office:value-type="float" office:value="24" calcext:value-type="float">
            <text:p>24</text:p>
          </table:table-cell>
          <table:table-cell table:formula="of:=IF([.AB22]&lt;=[.AD$3];LARGE([.$X$4:.$X$203];[.AB22]);&quot;&quot;)">
            <text:p/>
          </table:table-cell>
          <table:table-cell table:number-columns-repeated="2"/>
          <table:table-cell table:formula="of:=[.Y22]+[.W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2" calcext:value-type="float">
            <text:p>2</text:p>
          </table:table-cell>
          <table:table-cell table:formula="of:=[$Zamówienie.C22]" office:value-type="float" office:value="2" calcext:value-type="float">
            <text:p>2</text:p>
          </table:table-cell>
          <table:table-cell table:formula="of:=IF([$Zamówienie.D22]=&quot;&quot;;1.7976931348623157E+308;[$Zamówienie.D22])" office:value-type="float" office:value="0" calcext:value-type="float">
            <text:p>0</text:p>
          </table:table-cell>
          <table:table-cell table:formula="of:=[$Zamówienie.E22]" office:value-type="float" office:value="5" calcext:value-type="float">
            <text:p>5</text:p>
          </table:table-cell>
          <table:table-cell table:number-columns-repeated="4"/>
          <table:table-cell table:formula="of:=MIN(MAX(0;[.$B23]*[.J$2]-[.$C23];[.$E23]-[.$C23]);[.$D23])" office:value-type="float" office:value="0" calcext:value-type="float">
            <text:p>0</text:p>
          </table:table-cell>
          <table:table-cell table:formula="of:=MIN(MAX(0;[.$B23]*[.K$2]-[.$C23];[.$E23]-[.$C23]);[.$D23])" office:value-type="float" office:value="0" calcext:value-type="float">
            <text:p>0</text:p>
          </table:table-cell>
          <table:table-cell table:formula="of:=MIN(MAX(0;[.$B23]*[.L$2]-[.$C23];[.$E23]-[.$C23]);[.$D23])" office:value-type="float" office:value="0" calcext:value-type="float">
            <text:p>0</text:p>
          </table:table-cell>
          <table:table-cell table:formula="of:=MIN(MAX(0;[.$B23]*[.M$2]-[.$C23];[.$E23]-[.$C23]);[.$D23])" office:value-type="float" office:value="0" calcext:value-type="float">
            <text:p>0</text:p>
          </table:table-cell>
          <table:table-cell table:formula="of:=MIN(MAX(0;[.$B23]*[.N$2]-[.$C23];[.$E23]-[.$C23]);[.$D23])" office:value-type="float" office:value="0" calcext:value-type="float">
            <text:p>0</text:p>
          </table:table-cell>
          <table:table-cell table:formula="of:=MIN(MAX(0;[.$B23]*[.O$2]-[.$C23];[.$E23]-[.$C23]);[.$D23])" office:value-type="float" office:value="0" calcext:value-type="float">
            <text:p>0</text:p>
          </table:table-cell>
          <table:table-cell table:formula="of:=MIN(MAX(0;[.$B23]*[.P$2]-[.$C23];[.$E23]-[.$C23]);[.$D23])" office:value-type="float" office:value="0" calcext:value-type="float">
            <text:p>0</text:p>
          </table:table-cell>
          <table:table-cell table:formula="of:=MIN(MAX(0;[.$B23]*[.Q$2]-[.$C23];[.$E23]-[.$C23]);[.$D23])" office:value-type="float" office:value="0" calcext:value-type="float">
            <text:p>0</text:p>
          </table:table-cell>
          <table:table-cell table:formula="of:=MIN(MAX(0;[.$B23]*[.R$2]-[.$C23];[.$E23]-[.$C23]);[.$D23])" office:value-type="float" office:value="0" calcext:value-type="float">
            <text:p>0</text:p>
          </table:table-cell>
          <table:table-cell table:formula="of:=MIN(MAX(0;[.$B23]*[.S$2]-[.$C23];[.$E23]-[.$C23]);[.$D23])" office:value-type="float" office:value="0" calcext:value-type="float">
            <text:p>0</text:p>
          </table:table-cell>
          <table:table-cell table:number-columns-repeated="3"/>
          <table:table-cell table:formula="of:=FLOOR([.S23];1)" office:value-type="float" office:value="0" calcext:value-type="float">
            <text:p>0</text:p>
          </table:table-cell>
          <table:table-cell table:formula="of:=[.S23]-[.W23]" office:value-type="float" office:value="0" calcext:value-type="float">
            <text:p>0</text:p>
          </table:table-cell>
          <table:table-cell table:formula="of:=IF(AND(COUNTIF([.$AC$4:.$AC$203];&quot;=&quot;&amp;[.X23]);SUM([.Y$4:.Y22])&lt;[.AD$3]);1;0)" office:value-type="float" office:value="0" calcext:value-type="float">
            <text:p>0</text:p>
          </table:table-cell>
          <table:table-cell table:number-columns-repeated="2"/>
          <table:table-cell table:formula="of:=[.AB22]+COUNTIF([.$X$4:.$X$203];&quot;=&quot;&amp;[.AC22])" office:value-type="float" office:value="24" calcext:value-type="float">
            <text:p>24</text:p>
          </table:table-cell>
          <table:table-cell table:formula="of:=IF([.AB23]&lt;=[.AD$3];LARGE([.$X$4:.$X$203];[.AB23]);&quot;&quot;)">
            <text:p/>
          </table:table-cell>
          <table:table-cell table:number-columns-repeated="2"/>
          <table:table-cell table:formula="of:=[.Y23]+[.W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3]" office:value-type="float" office:value="21" calcext:value-type="float">
            <text:p>21</text:p>
          </table:table-cell>
          <table:table-cell table:formula="of:=[$Zamówienie.B23]" office:value-type="float" office:value="1" calcext:value-type="float">
            <text:p>1</text:p>
          </table:table-cell>
          <table:table-cell table:formula="of:=[$Zamówienie.C23]" office:value-type="float" office:value="9" calcext:value-type="float">
            <text:p>9</text:p>
          </table:table-cell>
          <table:table-cell table:formula="of:=IF([$Zamówienie.D23]=&quot;&quot;;1.7976931348623157E+308;[$Zamówienie.D23])" office:value-type="float" office:value="3" calcext:value-type="float">
            <text:p>3</text:p>
          </table:table-cell>
          <table:table-cell table:formula="of:=[$Zamówienie.E23]" office:value-type="float" office:value="8" calcext:value-type="float">
            <text:p>8</text:p>
          </table:table-cell>
          <table:table-cell table:number-columns-repeated="4"/>
          <table:table-cell table:formula="of:=MIN(MAX(0;[.$B24]*[.J$2]-[.$C24];[.$E24]-[.$C24]);[.$D24])" office:value-type="float" office:value="0" calcext:value-type="float">
            <text:p>0</text:p>
          </table:table-cell>
          <table:table-cell table:formula="of:=MIN(MAX(0;[.$B24]*[.K$2]-[.$C24];[.$E24]-[.$C24]);[.$D24])" office:value-type="float" office:value="0" calcext:value-type="float">
            <text:p>0</text:p>
          </table:table-cell>
          <table:table-cell table:formula="of:=MIN(MAX(0;[.$B24]*[.L$2]-[.$C24];[.$E24]-[.$C24]);[.$D24])" office:value-type="float" office:value="0" calcext:value-type="float">
            <text:p>0</text:p>
          </table:table-cell>
          <table:table-cell table:formula="of:=MIN(MAX(0;[.$B24]*[.M$2]-[.$C24];[.$E24]-[.$C24]);[.$D24])" office:value-type="float" office:value="0" calcext:value-type="float">
            <text:p>0</text:p>
          </table:table-cell>
          <table:table-cell table:formula="of:=MIN(MAX(0;[.$B24]*[.N$2]-[.$C24];[.$E24]-[.$C24]);[.$D24])" office:value-type="float" office:value="0" calcext:value-type="float">
            <text:p>0</text:p>
          </table:table-cell>
          <table:table-cell table:formula="of:=MIN(MAX(0;[.$B24]*[.O$2]-[.$C24];[.$E24]-[.$C24]);[.$D24])" office:value-type="float" office:value="0" calcext:value-type="float">
            <text:p>0</text:p>
          </table:table-cell>
          <table:table-cell table:formula="of:=MIN(MAX(0;[.$B24]*[.P$2]-[.$C24];[.$E24]-[.$C24]);[.$D24])" office:value-type="float" office:value="0" calcext:value-type="float">
            <text:p>0</text:p>
          </table:table-cell>
          <table:table-cell table:formula="of:=MIN(MAX(0;[.$B24]*[.Q$2]-[.$C24];[.$E24]-[.$C24]);[.$D24])" office:value-type="float" office:value="0" calcext:value-type="float">
            <text:p>0</text:p>
          </table:table-cell>
          <table:table-cell table:formula="of:=MIN(MAX(0;[.$B24]*[.R$2]-[.$C24];[.$E24]-[.$C24]);[.$D24])" office:value-type="float" office:value="0" calcext:value-type="float">
            <text:p>0</text:p>
          </table:table-cell>
          <table:table-cell table:formula="of:=MIN(MAX(0;[.$B24]*[.S$2]-[.$C24];[.$E24]-[.$C24]);[.$D24])" office:value-type="float" office:value="0" calcext:value-type="float">
            <text:p>0</text:p>
          </table:table-cell>
          <table:table-cell table:number-columns-repeated="3"/>
          <table:table-cell table:formula="of:=FLOOR([.S24];1)" office:value-type="float" office:value="0" calcext:value-type="float">
            <text:p>0</text:p>
          </table:table-cell>
          <table:table-cell table:formula="of:=[.S24]-[.W24]" office:value-type="float" office:value="0" calcext:value-type="float">
            <text:p>0</text:p>
          </table:table-cell>
          <table:table-cell table:formula="of:=IF(AND(COUNTIF([.$AC$4:.$AC$203];&quot;=&quot;&amp;[.X24]);SUM([.Y$4:.Y23])&lt;[.AD$3]);1;0)" office:value-type="float" office:value="0" calcext:value-type="float">
            <text:p>0</text:p>
          </table:table-cell>
          <table:table-cell table:number-columns-repeated="2"/>
          <table:table-cell table:formula="of:=[.AB23]+COUNTIF([.$X$4:.$X$203];&quot;=&quot;&amp;[.AC23])" office:value-type="float" office:value="24" calcext:value-type="float">
            <text:p>24</text:p>
          </table:table-cell>
          <table:table-cell table:formula="of:=IF([.AB24]&lt;=[.AD$3];LARGE([.$X$4:.$X$203];[.AB24]);&quot;&quot;)">
            <text:p/>
          </table:table-cell>
          <table:table-cell table:number-columns-repeated="2"/>
          <table:table-cell table:formula="of:=[.Y24]+[.W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4]" office:value-type="float" office:value="22" calcext:value-type="float">
            <text:p>22</text:p>
          </table:table-cell>
          <table:table-cell table:formula="of:=[$Zamówienie.B24]" office:value-type="float" office:value="8" calcext:value-type="float">
            <text:p>8</text:p>
          </table:table-cell>
          <table:table-cell table:formula="of:=[$Zamówienie.C24]" office:value-type="float" office:value="5" calcext:value-type="float">
            <text:p>5</text:p>
          </table:table-cell>
          <table:table-cell table:formula="of:=IF([$Zamówienie.D24]=&quot;&quot;;1.7976931348623157E+308;[$Zamówienie.D24])" office:value-type="float" office:value="3" calcext:value-type="float">
            <text:p>3</text:p>
          </table:table-cell>
          <table:table-cell table:formula="of:=[$Zamówienie.E24]" office:value-type="float" office:value="5" calcext:value-type="float">
            <text:p>5</text:p>
          </table:table-cell>
          <table:table-cell table:number-columns-repeated="4"/>
          <table:table-cell table:formula="of:=MIN(MAX(0;[.$B25]*[.J$2]-[.$C25];[.$E25]-[.$C25]);[.$D25])" office:value-type="float" office:value="3" calcext:value-type="float">
            <text:p>3</text:p>
          </table:table-cell>
          <table:table-cell table:formula="of:=MIN(MAX(0;[.$B25]*[.K$2]-[.$C25];[.$E25]-[.$C25]);[.$D25])" office:value-type="float" office:value="3" calcext:value-type="float">
            <text:p>3</text:p>
          </table:table-cell>
          <table:table-cell table:formula="of:=MIN(MAX(0;[.$B25]*[.L$2]-[.$C25];[.$E25]-[.$C25]);[.$D25])" office:value-type="float" office:value="3" calcext:value-type="float">
            <text:p>3</text:p>
          </table:table-cell>
          <table:table-cell table:formula="of:=MIN(MAX(0;[.$B25]*[.M$2]-[.$C25];[.$E25]-[.$C25]);[.$D25])" office:value-type="float" office:value="3" calcext:value-type="float">
            <text:p>3</text:p>
          </table:table-cell>
          <table:table-cell table:formula="of:=MIN(MAX(0;[.$B25]*[.N$2]-[.$C25];[.$E25]-[.$C25]);[.$D25])" office:value-type="float" office:value="3" calcext:value-type="float">
            <text:p>3</text:p>
          </table:table-cell>
          <table:table-cell table:formula="of:=MIN(MAX(0;[.$B25]*[.O$2]-[.$C25];[.$E25]-[.$C25]);[.$D25])" office:value-type="float" office:value="3" calcext:value-type="float">
            <text:p>3</text:p>
          </table:table-cell>
          <table:table-cell table:formula="of:=MIN(MAX(0;[.$B25]*[.P$2]-[.$C25];[.$E25]-[.$C25]);[.$D25])" office:value-type="float" office:value="3" calcext:value-type="float">
            <text:p>3</text:p>
          </table:table-cell>
          <table:table-cell table:formula="of:=MIN(MAX(0;[.$B25]*[.Q$2]-[.$C25];[.$E25]-[.$C25]);[.$D25])" office:value-type="float" office:value="3" calcext:value-type="float">
            <text:p>3</text:p>
          </table:table-cell>
          <table:table-cell table:formula="of:=MIN(MAX(0;[.$B25]*[.R$2]-[.$C25];[.$E25]-[.$C25]);[.$D25])" office:value-type="float" office:value="3" calcext:value-type="float">
            <text:p>3</text:p>
          </table:table-cell>
          <table:table-cell table:formula="of:=MIN(MAX(0;[.$B25]*[.S$2]-[.$C25];[.$E25]-[.$C25]);[.$D25])" office:value-type="float" office:value="3" calcext:value-type="float">
            <text:p>3</text:p>
          </table:table-cell>
          <table:table-cell table:number-columns-repeated="3"/>
          <table:table-cell table:formula="of:=FLOOR([.S25];1)" office:value-type="float" office:value="3" calcext:value-type="float">
            <text:p>3</text:p>
          </table:table-cell>
          <table:table-cell table:formula="of:=[.S25]-[.W25]" office:value-type="float" office:value="0" calcext:value-type="float">
            <text:p>0</text:p>
          </table:table-cell>
          <table:table-cell table:formula="of:=IF(AND(COUNTIF([.$AC$4:.$AC$203];&quot;=&quot;&amp;[.X25]);SUM([.Y$4:.Y24])&lt;[.AD$3]);1;0)" office:value-type="float" office:value="0" calcext:value-type="float">
            <text:p>0</text:p>
          </table:table-cell>
          <table:table-cell table:number-columns-repeated="2"/>
          <table:table-cell table:formula="of:=[.AB24]+COUNTIF([.$X$4:.$X$203];&quot;=&quot;&amp;[.AC24])" office:value-type="float" office:value="24" calcext:value-type="float">
            <text:p>24</text:p>
          </table:table-cell>
          <table:table-cell table:formula="of:=IF([.AB25]&lt;=[.AD$3];LARGE([.$X$4:.$X$203];[.AB25]);&quot;&quot;)">
            <text:p/>
          </table:table-cell>
          <table:table-cell table:number-columns-repeated="2"/>
          <table:table-cell table:formula="of:=[.Y25]+[.W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5]" office:value-type="float" office:value="23" calcext:value-type="float">
            <text:p>23</text:p>
          </table:table-cell>
          <table:table-cell table:formula="of:=[$Zamówienie.B25]" office:value-type="float" office:value="3" calcext:value-type="float">
            <text:p>3</text:p>
          </table:table-cell>
          <table:table-cell table:formula="of:=[$Zamówienie.C25]" office:value-type="float" office:value="9" calcext:value-type="float">
            <text:p>9</text:p>
          </table:table-cell>
          <table:table-cell table:formula="of:=IF([$Zamówienie.D25]=&quot;&quot;;1.7976931348623157E+308;[$Zamówienie.D25])" office:value-type="float" office:value="4" calcext:value-type="float">
            <text:p>4</text:p>
          </table:table-cell>
          <table:table-cell table:formula="of:=[$Zamówienie.E25]" office:value-type="float" office:value="7" calcext:value-type="float">
            <text:p>7</text:p>
          </table:table-cell>
          <table:table-cell table:number-columns-repeated="4"/>
          <table:table-cell table:formula="of:=MIN(MAX(0;[.$B26]*[.J$2]-[.$C26];[.$E26]-[.$C26]);[.$D26])" office:value-type="float" office:value="0" calcext:value-type="float">
            <text:p>0</text:p>
          </table:table-cell>
          <table:table-cell table:formula="of:=MIN(MAX(0;[.$B26]*[.K$2]-[.$C26];[.$E26]-[.$C26]);[.$D26])" office:value-type="float" office:value="0" calcext:value-type="float">
            <text:p>0</text:p>
          </table:table-cell>
          <table:table-cell table:formula="of:=MIN(MAX(0;[.$B26]*[.L$2]-[.$C26];[.$E26]-[.$C26]);[.$D26])" office:value-type="float" office:value="0" calcext:value-type="float">
            <text:p>0</text:p>
          </table:table-cell>
          <table:table-cell table:formula="of:=MIN(MAX(0;[.$B26]*[.M$2]-[.$C26];[.$E26]-[.$C26]);[.$D26])" office:value-type="float" office:value="0" calcext:value-type="float">
            <text:p>0</text:p>
          </table:table-cell>
          <table:table-cell table:formula="of:=MIN(MAX(0;[.$B26]*[.N$2]-[.$C26];[.$E26]-[.$C26]);[.$D26])" office:value-type="float" office:value="0" calcext:value-type="float">
            <text:p>0</text:p>
          </table:table-cell>
          <table:table-cell table:formula="of:=MIN(MAX(0;[.$B26]*[.O$2]-[.$C26];[.$E26]-[.$C26]);[.$D26])" office:value-type="float" office:value="0" calcext:value-type="float">
            <text:p>0</text:p>
          </table:table-cell>
          <table:table-cell table:formula="of:=MIN(MAX(0;[.$B26]*[.P$2]-[.$C26];[.$E26]-[.$C26]);[.$D26])" office:value-type="float" office:value="0" calcext:value-type="float">
            <text:p>0</text:p>
          </table:table-cell>
          <table:table-cell table:formula="of:=MIN(MAX(0;[.$B26]*[.Q$2]-[.$C26];[.$E26]-[.$C26]);[.$D26])" office:value-type="float" office:value="0" calcext:value-type="float">
            <text:p>0</text:p>
          </table:table-cell>
          <table:table-cell table:formula="of:=MIN(MAX(0;[.$B26]*[.R$2]-[.$C26];[.$E26]-[.$C26]);[.$D26])" office:value-type="float" office:value="0" calcext:value-type="float">
            <text:p>0</text:p>
          </table:table-cell>
          <table:table-cell table:formula="of:=MIN(MAX(0;[.$B26]*[.S$2]-[.$C26];[.$E26]-[.$C26]);[.$D26])" office:value-type="float" office:value="0" calcext:value-type="float">
            <text:p>0</text:p>
          </table:table-cell>
          <table:table-cell table:number-columns-repeated="3"/>
          <table:table-cell table:formula="of:=FLOOR([.S26];1)" office:value-type="float" office:value="0" calcext:value-type="float">
            <text:p>0</text:p>
          </table:table-cell>
          <table:table-cell table:formula="of:=[.S26]-[.W26]" office:value-type="float" office:value="0" calcext:value-type="float">
            <text:p>0</text:p>
          </table:table-cell>
          <table:table-cell table:formula="of:=IF(AND(COUNTIF([.$AC$4:.$AC$203];&quot;=&quot;&amp;[.X26]);SUM([.Y$4:.Y25])&lt;[.AD$3]);1;0)" office:value-type="float" office:value="0" calcext:value-type="float">
            <text:p>0</text:p>
          </table:table-cell>
          <table:table-cell table:number-columns-repeated="2"/>
          <table:table-cell table:formula="of:=[.AB25]+COUNTIF([.$X$4:.$X$203];&quot;=&quot;&amp;[.AC25])" office:value-type="float" office:value="24" calcext:value-type="float">
            <text:p>24</text:p>
          </table:table-cell>
          <table:table-cell table:formula="of:=IF([.AB26]&lt;=[.AD$3];LARGE([.$X$4:.$X$203];[.AB26]);&quot;&quot;)">
            <text:p/>
          </table:table-cell>
          <table:table-cell table:number-columns-repeated="2"/>
          <table:table-cell table:formula="of:=[.Y26]+[.W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6]" office:value-type="float" office:value="24" calcext:value-type="float">
            <text:p>24</text:p>
          </table:table-cell>
          <table:table-cell table:formula="of:=[$Zamówienie.B26]" office:value-type="float" office:value="7" calcext:value-type="float">
            <text:p>7</text:p>
          </table:table-cell>
          <table:table-cell table:formula="of:=[$Zamówienie.C26]" office:value-type="float" office:value="5" calcext:value-type="float">
            <text:p>5</text:p>
          </table:table-cell>
          <table:table-cell table:formula="of:=IF([$Zamówienie.D26]=&quot;&quot;;1.7976931348623157E+308;[$Zamówienie.D26])" office:value-type="float" office:value="9" calcext:value-type="float">
            <text:p>9</text:p>
          </table:table-cell>
          <table:table-cell table:formula="of:=[$Zamówienie.E26]" office:value-type="float" office:value="10" calcext:value-type="float">
            <text:p>10</text:p>
          </table:table-cell>
          <table:table-cell table:number-columns-repeated="4"/>
          <table:table-cell table:formula="of:=MIN(MAX(0;[.$B27]*[.J$2]-[.$C27];[.$E27]-[.$C27]);[.$D27])" office:value-type="float" office:value="6.29513184584179" calcext:value-type="float">
            <text:p>6,29513184584179</text:p>
          </table:table-cell>
          <table:table-cell table:formula="of:=MIN(MAX(0;[.$B27]*[.K$2]-[.$C27];[.$E27]-[.$C27]);[.$D27])" office:value-type="float" office:value="6.3050237904296" calcext:value-type="float">
            <text:p>6,3050237904296</text:p>
          </table:table-cell>
          <table:table-cell table:formula="of:=MIN(MAX(0;[.$B27]*[.L$2]-[.$C27];[.$E27]-[.$C27]);[.$D27])" office:value-type="float" office:value="6.31123954415223" calcext:value-type="float">
            <text:p>6,31123954415223</text:p>
          </table:table-cell>
          <table:table-cell table:formula="of:=MIN(MAX(0;[.$B27]*[.M$2]-[.$C27];[.$E27]-[.$C27]);[.$D27])" office:value-type="float" office:value="6.31514446232217" calcext:value-type="float">
            <text:p>6,31514446232217</text:p>
          </table:table-cell>
          <table:table-cell table:formula="of:=MIN(MAX(0;[.$B27]*[.N$2]-[.$C27];[.$E27]-[.$C27]);[.$D27])" office:value-type="float" office:value="6.3175973128914" calcext:value-type="float">
            <text:p>6,3175973128914</text:p>
          </table:table-cell>
          <table:table-cell table:formula="of:=MIN(MAX(0;[.$B27]*[.O$2]-[.$C27];[.$E27]-[.$C27]);[.$D27])" office:value-type="float" office:value="6.31913792468312" calcext:value-type="float">
            <text:p>6,31913792468312</text:p>
          </table:table-cell>
          <table:table-cell table:formula="of:=MIN(MAX(0;[.$B27]*[.P$2]-[.$C27];[.$E27]-[.$C27]);[.$D27])" office:value-type="float" office:value="6.320105516299" calcext:value-type="float">
            <text:p>6,320105516299</text:p>
          </table:table-cell>
          <table:table-cell table:formula="of:=MIN(MAX(0;[.$B27]*[.Q$2]-[.$C27];[.$E27]-[.$C27]);[.$D27])" office:value-type="float" office:value="6.32071319830756" calcext:value-type="float">
            <text:p>6,32071319830756</text:p>
          </table:table-cell>
          <table:table-cell table:formula="of:=MIN(MAX(0;[.$B27]*[.R$2]-[.$C27];[.$E27]-[.$C27]);[.$D27])" office:value-type="float" office:value="6.32109483620495" calcext:value-type="float">
            <text:p>6,32109483620495</text:p>
          </table:table-cell>
          <table:table-cell table:formula="of:=MIN(MAX(0;[.$B27]*[.S$2]-[.$C27];[.$E27]-[.$C27]);[.$D27])" office:value-type="float" office:value="6.32133451016659" calcext:value-type="float">
            <text:p>6,32133451016659</text:p>
          </table:table-cell>
          <table:table-cell table:number-columns-repeated="3"/>
          <table:table-cell table:formula="of:=FLOOR([.S27];1)" office:value-type="float" office:value="6" calcext:value-type="float">
            <text:p>6</text:p>
          </table:table-cell>
          <table:table-cell table:formula="of:=[.S27]-[.W27]" office:value-type="float" office:value="0.321334510166592" calcext:value-type="float">
            <text:p>0,321334510166592</text:p>
          </table:table-cell>
          <table:table-cell table:formula="of:=IF(AND(COUNTIF([.$AC$4:.$AC$203];&quot;=&quot;&amp;[.X27]);SUM([.Y$4:.Y26])&lt;[.AD$3]);1;0)" office:value-type="float" office:value="1" calcext:value-type="float">
            <text:p>1</text:p>
          </table:table-cell>
          <table:table-cell table:number-columns-repeated="2"/>
          <table:table-cell table:formula="of:=[.AB26]+COUNTIF([.$X$4:.$X$203];&quot;=&quot;&amp;[.AC26])" office:value-type="float" office:value="24" calcext:value-type="float">
            <text:p>24</text:p>
          </table:table-cell>
          <table:table-cell table:formula="of:=IF([.AB27]&lt;=[.AD$3];LARGE([.$X$4:.$X$203];[.AB27]);&quot;&quot;)">
            <text:p/>
          </table:table-cell>
          <table:table-cell table:number-columns-repeated="2"/>
          <table:table-cell table:formula="of:=[.Y27]+[.W2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27]" office:value-type="float" office:value="25" calcext:value-type="float">
            <text:p>25</text:p>
          </table:table-cell>
          <table:table-cell table:formula="of:=[$Zamówienie.B27]" office:value-type="float" office:value="2" calcext:value-type="float">
            <text:p>2</text:p>
          </table:table-cell>
          <table:table-cell table:formula="of:=[$Zamówienie.C27]" office:value-type="float" office:value="9" calcext:value-type="float">
            <text:p>9</text:p>
          </table:table-cell>
          <table:table-cell table:formula="of:=IF([$Zamówienie.D27]=&quot;&quot;;1.7976931348623157E+308;[$Zamówienie.D27])" office:value-type="float" office:value="1" calcext:value-type="float">
            <text:p>1</text:p>
          </table:table-cell>
          <table:table-cell table:formula="of:=[$Zamówienie.E27]" office:value-type="float" office:value="6" calcext:value-type="float">
            <text:p>6</text:p>
          </table:table-cell>
          <table:table-cell table:number-columns-repeated="4"/>
          <table:table-cell table:formula="of:=MIN(MAX(0;[.$B28]*[.J$2]-[.$C28];[.$E28]-[.$C28]);[.$D28])" office:value-type="float" office:value="0" calcext:value-type="float">
            <text:p>0</text:p>
          </table:table-cell>
          <table:table-cell table:formula="of:=MIN(MAX(0;[.$B28]*[.K$2]-[.$C28];[.$E28]-[.$C28]);[.$D28])" office:value-type="float" office:value="0" calcext:value-type="float">
            <text:p>0</text:p>
          </table:table-cell>
          <table:table-cell table:formula="of:=MIN(MAX(0;[.$B28]*[.L$2]-[.$C28];[.$E28]-[.$C28]);[.$D28])" office:value-type="float" office:value="0" calcext:value-type="float">
            <text:p>0</text:p>
          </table:table-cell>
          <table:table-cell table:formula="of:=MIN(MAX(0;[.$B28]*[.M$2]-[.$C28];[.$E28]-[.$C28]);[.$D28])" office:value-type="float" office:value="0" calcext:value-type="float">
            <text:p>0</text:p>
          </table:table-cell>
          <table:table-cell table:formula="of:=MIN(MAX(0;[.$B28]*[.N$2]-[.$C28];[.$E28]-[.$C28]);[.$D28])" office:value-type="float" office:value="0" calcext:value-type="float">
            <text:p>0</text:p>
          </table:table-cell>
          <table:table-cell table:formula="of:=MIN(MAX(0;[.$B28]*[.O$2]-[.$C28];[.$E28]-[.$C28]);[.$D28])" office:value-type="float" office:value="0" calcext:value-type="float">
            <text:p>0</text:p>
          </table:table-cell>
          <table:table-cell table:formula="of:=MIN(MAX(0;[.$B28]*[.P$2]-[.$C28];[.$E28]-[.$C28]);[.$D28])" office:value-type="float" office:value="0" calcext:value-type="float">
            <text:p>0</text:p>
          </table:table-cell>
          <table:table-cell table:formula="of:=MIN(MAX(0;[.$B28]*[.Q$2]-[.$C28];[.$E28]-[.$C28]);[.$D28])" office:value-type="float" office:value="0" calcext:value-type="float">
            <text:p>0</text:p>
          </table:table-cell>
          <table:table-cell table:formula="of:=MIN(MAX(0;[.$B28]*[.R$2]-[.$C28];[.$E28]-[.$C28]);[.$D28])" office:value-type="float" office:value="0" calcext:value-type="float">
            <text:p>0</text:p>
          </table:table-cell>
          <table:table-cell table:formula="of:=MIN(MAX(0;[.$B28]*[.S$2]-[.$C28];[.$E28]-[.$C28]);[.$D28])" office:value-type="float" office:value="0" calcext:value-type="float">
            <text:p>0</text:p>
          </table:table-cell>
          <table:table-cell table:number-columns-repeated="3"/>
          <table:table-cell table:formula="of:=FLOOR([.S28];1)" office:value-type="float" office:value="0" calcext:value-type="float">
            <text:p>0</text:p>
          </table:table-cell>
          <table:table-cell table:formula="of:=[.S28]-[.W28]" office:value-type="float" office:value="0" calcext:value-type="float">
            <text:p>0</text:p>
          </table:table-cell>
          <table:table-cell table:formula="of:=IF(AND(COUNTIF([.$AC$4:.$AC$203];&quot;=&quot;&amp;[.X28]);SUM([.Y$4:.Y27])&lt;[.AD$3]);1;0)" office:value-type="float" office:value="0" calcext:value-type="float">
            <text:p>0</text:p>
          </table:table-cell>
          <table:table-cell table:number-columns-repeated="2"/>
          <table:table-cell table:formula="of:=[.AB27]+COUNTIF([.$X$4:.$X$203];&quot;=&quot;&amp;[.AC27])" office:value-type="float" office:value="24" calcext:value-type="float">
            <text:p>24</text:p>
          </table:table-cell>
          <table:table-cell table:formula="of:=IF([.AB28]&lt;=[.AD$3];LARGE([.$X$4:.$X$203];[.AB28]);&quot;&quot;)">
            <text:p/>
          </table:table-cell>
          <table:table-cell table:number-columns-repeated="2"/>
          <table:table-cell table:formula="of:=[.Y28]+[.W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8]" office:value-type="float" office:value="26" calcext:value-type="float">
            <text:p>26</text:p>
          </table:table-cell>
          <table:table-cell table:formula="of:=[$Zamówienie.B28]" office:value-type="float" office:value="7" calcext:value-type="float">
            <text:p>7</text:p>
          </table:table-cell>
          <table:table-cell table:formula="of:=[$Zamówienie.C28]" office:value-type="float" office:value="6" calcext:value-type="float">
            <text:p>6</text:p>
          </table:table-cell>
          <table:table-cell table:formula="of:=IF([$Zamówienie.D28]=&quot;&quot;;1.7976931348623157E+308;[$Zamówienie.D28])" office:value-type="float" office:value="9" calcext:value-type="float">
            <text:p>9</text:p>
          </table:table-cell>
          <table:table-cell table:formula="of:=[$Zamówienie.E28]" office:value-type="float" office:value="9" calcext:value-type="float">
            <text:p>9</text:p>
          </table:table-cell>
          <table:table-cell table:number-columns-repeated="4"/>
          <table:table-cell table:formula="of:=MIN(MAX(0;[.$B29]*[.J$2]-[.$C29];[.$E29]-[.$C29]);[.$D29])" office:value-type="float" office:value="5.29513184584179" calcext:value-type="float">
            <text:p>5,29513184584179</text:p>
          </table:table-cell>
          <table:table-cell table:formula="of:=MIN(MAX(0;[.$B29]*[.K$2]-[.$C29];[.$E29]-[.$C29]);[.$D29])" office:value-type="float" office:value="5.3050237904296" calcext:value-type="float">
            <text:p>5,3050237904296</text:p>
          </table:table-cell>
          <table:table-cell table:formula="of:=MIN(MAX(0;[.$B29]*[.L$2]-[.$C29];[.$E29]-[.$C29]);[.$D29])" office:value-type="float" office:value="5.31123954415223" calcext:value-type="float">
            <text:p>5,31123954415223</text:p>
          </table:table-cell>
          <table:table-cell table:formula="of:=MIN(MAX(0;[.$B29]*[.M$2]-[.$C29];[.$E29]-[.$C29]);[.$D29])" office:value-type="float" office:value="5.31514446232217" calcext:value-type="float">
            <text:p>5,31514446232217</text:p>
          </table:table-cell>
          <table:table-cell table:formula="of:=MIN(MAX(0;[.$B29]*[.N$2]-[.$C29];[.$E29]-[.$C29]);[.$D29])" office:value-type="float" office:value="5.3175973128914" calcext:value-type="float">
            <text:p>5,3175973128914</text:p>
          </table:table-cell>
          <table:table-cell table:formula="of:=MIN(MAX(0;[.$B29]*[.O$2]-[.$C29];[.$E29]-[.$C29]);[.$D29])" office:value-type="float" office:value="5.31913792468312" calcext:value-type="float">
            <text:p>5,31913792468312</text:p>
          </table:table-cell>
          <table:table-cell table:formula="of:=MIN(MAX(0;[.$B29]*[.P$2]-[.$C29];[.$E29]-[.$C29]);[.$D29])" office:value-type="float" office:value="5.320105516299" calcext:value-type="float">
            <text:p>5,320105516299</text:p>
          </table:table-cell>
          <table:table-cell table:formula="of:=MIN(MAX(0;[.$B29]*[.Q$2]-[.$C29];[.$E29]-[.$C29]);[.$D29])" office:value-type="float" office:value="5.32071319830756" calcext:value-type="float">
            <text:p>5,32071319830756</text:p>
          </table:table-cell>
          <table:table-cell table:formula="of:=MIN(MAX(0;[.$B29]*[.R$2]-[.$C29];[.$E29]-[.$C29]);[.$D29])" office:value-type="float" office:value="5.32109483620495" calcext:value-type="float">
            <text:p>5,32109483620495</text:p>
          </table:table-cell>
          <table:table-cell table:formula="of:=MIN(MAX(0;[.$B29]*[.S$2]-[.$C29];[.$E29]-[.$C29]);[.$D29])" office:value-type="float" office:value="5.32133451016659" calcext:value-type="float">
            <text:p>5,32133451016659</text:p>
          </table:table-cell>
          <table:table-cell table:number-columns-repeated="3"/>
          <table:table-cell table:formula="of:=FLOOR([.S29];1)" office:value-type="float" office:value="5" calcext:value-type="float">
            <text:p>5</text:p>
          </table:table-cell>
          <table:table-cell table:formula="of:=[.S29]-[.W29]" office:value-type="float" office:value="0.321334510166592" calcext:value-type="float">
            <text:p>0,321334510166592</text:p>
          </table:table-cell>
          <table:table-cell table:formula="of:=IF(AND(COUNTIF([.$AC$4:.$AC$203];&quot;=&quot;&amp;[.X29]);SUM([.Y$4:.Y28])&lt;[.AD$3]);1;0)" office:value-type="float" office:value="1" calcext:value-type="float">
            <text:p>1</text:p>
          </table:table-cell>
          <table:table-cell table:number-columns-repeated="2"/>
          <table:table-cell table:formula="of:=[.AB28]+COUNTIF([.$X$4:.$X$203];&quot;=&quot;&amp;[.AC28])" office:value-type="float" office:value="24" calcext:value-type="float">
            <text:p>24</text:p>
          </table:table-cell>
          <table:table-cell table:formula="of:=IF([.AB29]&lt;=[.AD$3];LARGE([.$X$4:.$X$203];[.AB29]);&quot;&quot;)">
            <text:p/>
          </table:table-cell>
          <table:table-cell table:number-columns-repeated="2"/>
          <table:table-cell table:formula="of:=[.Y29]+[.W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29]" office:value-type="float" office:value="27" calcext:value-type="float">
            <text:p>27</text:p>
          </table:table-cell>
          <table:table-cell table:formula="of:=[$Zamówienie.B29]" office:value-type="float" office:value="2" calcext:value-type="float">
            <text:p>2</text:p>
          </table:table-cell>
          <table:table-cell table:formula="of:=[$Zamówienie.C29]" office:value-type="float" office:value="9" calcext:value-type="float">
            <text:p>9</text:p>
          </table:table-cell>
          <table:table-cell table:formula="of:=IF([$Zamówienie.D29]=&quot;&quot;;1.7976931348623157E+308;[$Zamówienie.D29])" office:value-type="float" office:value="10" calcext:value-type="float">
            <text:p>10</text:p>
          </table:table-cell>
          <table:table-cell table:formula="of:=[$Zamówienie.E29]" office:value-type="float" office:value="7" calcext:value-type="float">
            <text:p>7</text:p>
          </table:table-cell>
          <table:table-cell table:number-columns-repeated="4"/>
          <table:table-cell table:formula="of:=MIN(MAX(0;[.$B30]*[.J$2]-[.$C30];[.$E30]-[.$C30]);[.$D30])" office:value-type="float" office:value="0" calcext:value-type="float">
            <text:p>0</text:p>
          </table:table-cell>
          <table:table-cell table:formula="of:=MIN(MAX(0;[.$B30]*[.K$2]-[.$C30];[.$E30]-[.$C30]);[.$D30])" office:value-type="float" office:value="0" calcext:value-type="float">
            <text:p>0</text:p>
          </table:table-cell>
          <table:table-cell table:formula="of:=MIN(MAX(0;[.$B30]*[.L$2]-[.$C30];[.$E30]-[.$C30]);[.$D30])" office:value-type="float" office:value="0" calcext:value-type="float">
            <text:p>0</text:p>
          </table:table-cell>
          <table:table-cell table:formula="of:=MIN(MAX(0;[.$B30]*[.M$2]-[.$C30];[.$E30]-[.$C30]);[.$D30])" office:value-type="float" office:value="0" calcext:value-type="float">
            <text:p>0</text:p>
          </table:table-cell>
          <table:table-cell table:formula="of:=MIN(MAX(0;[.$B30]*[.N$2]-[.$C30];[.$E30]-[.$C30]);[.$D30])" office:value-type="float" office:value="0" calcext:value-type="float">
            <text:p>0</text:p>
          </table:table-cell>
          <table:table-cell table:formula="of:=MIN(MAX(0;[.$B30]*[.O$2]-[.$C30];[.$E30]-[.$C30]);[.$D30])" office:value-type="float" office:value="0" calcext:value-type="float">
            <text:p>0</text:p>
          </table:table-cell>
          <table:table-cell table:formula="of:=MIN(MAX(0;[.$B30]*[.P$2]-[.$C30];[.$E30]-[.$C30]);[.$D30])" office:value-type="float" office:value="0" calcext:value-type="float">
            <text:p>0</text:p>
          </table:table-cell>
          <table:table-cell table:formula="of:=MIN(MAX(0;[.$B30]*[.Q$2]-[.$C30];[.$E30]-[.$C30]);[.$D30])" office:value-type="float" office:value="0" calcext:value-type="float">
            <text:p>0</text:p>
          </table:table-cell>
          <table:table-cell table:formula="of:=MIN(MAX(0;[.$B30]*[.R$2]-[.$C30];[.$E30]-[.$C30]);[.$D30])" office:value-type="float" office:value="0" calcext:value-type="float">
            <text:p>0</text:p>
          </table:table-cell>
          <table:table-cell table:formula="of:=MIN(MAX(0;[.$B30]*[.S$2]-[.$C30];[.$E30]-[.$C30]);[.$D30])" office:value-type="float" office:value="0" calcext:value-type="float">
            <text:p>0</text:p>
          </table:table-cell>
          <table:table-cell table:number-columns-repeated="3"/>
          <table:table-cell table:formula="of:=FLOOR([.S30];1)" office:value-type="float" office:value="0" calcext:value-type="float">
            <text:p>0</text:p>
          </table:table-cell>
          <table:table-cell table:formula="of:=[.S30]-[.W30]" office:value-type="float" office:value="0" calcext:value-type="float">
            <text:p>0</text:p>
          </table:table-cell>
          <table:table-cell table:formula="of:=IF(AND(COUNTIF([.$AC$4:.$AC$203];&quot;=&quot;&amp;[.X30]);SUM([.Y$4:.Y29])&lt;[.AD$3]);1;0)" office:value-type="float" office:value="0" calcext:value-type="float">
            <text:p>0</text:p>
          </table:table-cell>
          <table:table-cell table:number-columns-repeated="2"/>
          <table:table-cell table:formula="of:=[.AB29]+COUNTIF([.$X$4:.$X$203];&quot;=&quot;&amp;[.AC29])" office:value-type="float" office:value="24" calcext:value-type="float">
            <text:p>24</text:p>
          </table:table-cell>
          <table:table-cell table:formula="of:=IF([.AB30]&lt;=[.AD$3];LARGE([.$X$4:.$X$203];[.AB30]);&quot;&quot;)">
            <text:p/>
          </table:table-cell>
          <table:table-cell table:number-columns-repeated="2"/>
          <table:table-cell table:formula="of:=[.Y30]+[.W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0]" office:value-type="float" office:value="28" calcext:value-type="float">
            <text:p>28</text:p>
          </table:table-cell>
          <table:table-cell table:formula="of:=[$Zamówienie.B30]" office:value-type="float" office:value="5" calcext:value-type="float">
            <text:p>5</text:p>
          </table:table-cell>
          <table:table-cell table:formula="of:=[$Zamówienie.C30]" office:value-type="float" office:value="9" calcext:value-type="float">
            <text:p>9</text:p>
          </table:table-cell>
          <table:table-cell table:formula="of:=IF([$Zamówienie.D30]=&quot;&quot;;1.7976931348623157E+308;[$Zamówienie.D30])" office:value-type="float" office:value="2" calcext:value-type="float">
            <text:p>2</text:p>
          </table:table-cell>
          <table:table-cell table:formula="of:=[$Zamówienie.E30]" office:value-type="float" office:value="1" calcext:value-type="float">
            <text:p>1</text:p>
          </table:table-cell>
          <table:table-cell table:number-columns-repeated="4"/>
          <table:table-cell table:formula="of:=MIN(MAX(0;[.$B31]*[.J$2]-[.$C31];[.$E31]-[.$C31]);[.$D31])" office:value-type="float" office:value="0" calcext:value-type="float">
            <text:p>0</text:p>
          </table:table-cell>
          <table:table-cell table:formula="of:=MIN(MAX(0;[.$B31]*[.K$2]-[.$C31];[.$E31]-[.$C31]);[.$D31])" office:value-type="float" office:value="0" calcext:value-type="float">
            <text:p>0</text:p>
          </table:table-cell>
          <table:table-cell table:formula="of:=MIN(MAX(0;[.$B31]*[.L$2]-[.$C31];[.$E31]-[.$C31]);[.$D31])" office:value-type="float" office:value="0" calcext:value-type="float">
            <text:p>0</text:p>
          </table:table-cell>
          <table:table-cell table:formula="of:=MIN(MAX(0;[.$B31]*[.M$2]-[.$C31];[.$E31]-[.$C31]);[.$D31])" office:value-type="float" office:value="0" calcext:value-type="float">
            <text:p>0</text:p>
          </table:table-cell>
          <table:table-cell table:formula="of:=MIN(MAX(0;[.$B31]*[.N$2]-[.$C31];[.$E31]-[.$C31]);[.$D31])" office:value-type="float" office:value="0" calcext:value-type="float">
            <text:p>0</text:p>
          </table:table-cell>
          <table:table-cell table:formula="of:=MIN(MAX(0;[.$B31]*[.O$2]-[.$C31];[.$E31]-[.$C31]);[.$D31])" office:value-type="float" office:value="0" calcext:value-type="float">
            <text:p>0</text:p>
          </table:table-cell>
          <table:table-cell table:formula="of:=MIN(MAX(0;[.$B31]*[.P$2]-[.$C31];[.$E31]-[.$C31]);[.$D31])" office:value-type="float" office:value="0" calcext:value-type="float">
            <text:p>0</text:p>
          </table:table-cell>
          <table:table-cell table:formula="of:=MIN(MAX(0;[.$B31]*[.Q$2]-[.$C31];[.$E31]-[.$C31]);[.$D31])" office:value-type="float" office:value="0" calcext:value-type="float">
            <text:p>0</text:p>
          </table:table-cell>
          <table:table-cell table:formula="of:=MIN(MAX(0;[.$B31]*[.R$2]-[.$C31];[.$E31]-[.$C31]);[.$D31])" office:value-type="float" office:value="0" calcext:value-type="float">
            <text:p>0</text:p>
          </table:table-cell>
          <table:table-cell table:formula="of:=MIN(MAX(0;[.$B31]*[.S$2]-[.$C31];[.$E31]-[.$C31]);[.$D31])" office:value-type="float" office:value="0" calcext:value-type="float">
            <text:p>0</text:p>
          </table:table-cell>
          <table:table-cell table:number-columns-repeated="3"/>
          <table:table-cell table:formula="of:=FLOOR([.S31];1)" office:value-type="float" office:value="0" calcext:value-type="float">
            <text:p>0</text:p>
          </table:table-cell>
          <table:table-cell table:formula="of:=[.S31]-[.W31]" office:value-type="float" office:value="0" calcext:value-type="float">
            <text:p>0</text:p>
          </table:table-cell>
          <table:table-cell table:formula="of:=IF(AND(COUNTIF([.$AC$4:.$AC$203];&quot;=&quot;&amp;[.X31]);SUM([.Y$4:.Y30])&lt;[.AD$3]);1;0)" office:value-type="float" office:value="0" calcext:value-type="float">
            <text:p>0</text:p>
          </table:table-cell>
          <table:table-cell table:number-columns-repeated="2"/>
          <table:table-cell table:formula="of:=[.AB30]+COUNTIF([.$X$4:.$X$203];&quot;=&quot;&amp;[.AC30])" office:value-type="float" office:value="24" calcext:value-type="float">
            <text:p>24</text:p>
          </table:table-cell>
          <table:table-cell table:formula="of:=IF([.AB31]&lt;=[.AD$3];LARGE([.$X$4:.$X$203];[.AB31]);&quot;&quot;)">
            <text:p/>
          </table:table-cell>
          <table:table-cell table:number-columns-repeated="2"/>
          <table:table-cell table:formula="of:=[.Y31]+[.W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1]" office:value-type="float" office:value="29" calcext:value-type="float">
            <text:p>29</text:p>
          </table:table-cell>
          <table:table-cell table:formula="of:=[$Zamówienie.B31]" office:value-type="float" office:value="8" calcext:value-type="float">
            <text:p>8</text:p>
          </table:table-cell>
          <table:table-cell table:formula="of:=[$Zamówienie.C31]" office:value-type="float" office:value="8" calcext:value-type="float">
            <text:p>8</text:p>
          </table:table-cell>
          <table:table-cell table:formula="of:=IF([$Zamówienie.D31]=&quot;&quot;;1.7976931348623157E+308;[$Zamówienie.D31])" office:value-type="float" office:value="3" calcext:value-type="float">
            <text:p>3</text:p>
          </table:table-cell>
          <table:table-cell table:formula="of:=[$Zamówienie.E31]" office:value-type="float" office:value="6" calcext:value-type="float">
            <text:p>6</text:p>
          </table:table-cell>
          <table:table-cell table:number-columns-repeated="4"/>
          <table:table-cell table:formula="of:=MIN(MAX(0;[.$B32]*[.J$2]-[.$C32];[.$E32]-[.$C32]);[.$D32])" office:value-type="float" office:value="3" calcext:value-type="float">
            <text:p>3</text:p>
          </table:table-cell>
          <table:table-cell table:formula="of:=MIN(MAX(0;[.$B32]*[.K$2]-[.$C32];[.$E32]-[.$C32]);[.$D32])" office:value-type="float" office:value="3" calcext:value-type="float">
            <text:p>3</text:p>
          </table:table-cell>
          <table:table-cell table:formula="of:=MIN(MAX(0;[.$B32]*[.L$2]-[.$C32];[.$E32]-[.$C32]);[.$D32])" office:value-type="float" office:value="3" calcext:value-type="float">
            <text:p>3</text:p>
          </table:table-cell>
          <table:table-cell table:formula="of:=MIN(MAX(0;[.$B32]*[.M$2]-[.$C32];[.$E32]-[.$C32]);[.$D32])" office:value-type="float" office:value="3" calcext:value-type="float">
            <text:p>3</text:p>
          </table:table-cell>
          <table:table-cell table:formula="of:=MIN(MAX(0;[.$B32]*[.N$2]-[.$C32];[.$E32]-[.$C32]);[.$D32])" office:value-type="float" office:value="3" calcext:value-type="float">
            <text:p>3</text:p>
          </table:table-cell>
          <table:table-cell table:formula="of:=MIN(MAX(0;[.$B32]*[.O$2]-[.$C32];[.$E32]-[.$C32]);[.$D32])" office:value-type="float" office:value="3" calcext:value-type="float">
            <text:p>3</text:p>
          </table:table-cell>
          <table:table-cell table:formula="of:=MIN(MAX(0;[.$B32]*[.P$2]-[.$C32];[.$E32]-[.$C32]);[.$D32])" office:value-type="float" office:value="3" calcext:value-type="float">
            <text:p>3</text:p>
          </table:table-cell>
          <table:table-cell table:formula="of:=MIN(MAX(0;[.$B32]*[.Q$2]-[.$C32];[.$E32]-[.$C32]);[.$D32])" office:value-type="float" office:value="3" calcext:value-type="float">
            <text:p>3</text:p>
          </table:table-cell>
          <table:table-cell table:formula="of:=MIN(MAX(0;[.$B32]*[.R$2]-[.$C32];[.$E32]-[.$C32]);[.$D32])" office:value-type="float" office:value="3" calcext:value-type="float">
            <text:p>3</text:p>
          </table:table-cell>
          <table:table-cell table:formula="of:=MIN(MAX(0;[.$B32]*[.S$2]-[.$C32];[.$E32]-[.$C32]);[.$D32])" office:value-type="float" office:value="3" calcext:value-type="float">
            <text:p>3</text:p>
          </table:table-cell>
          <table:table-cell table:number-columns-repeated="3"/>
          <table:table-cell table:formula="of:=FLOOR([.S32];1)" office:value-type="float" office:value="3" calcext:value-type="float">
            <text:p>3</text:p>
          </table:table-cell>
          <table:table-cell table:formula="of:=[.S32]-[.W32]" office:value-type="float" office:value="0" calcext:value-type="float">
            <text:p>0</text:p>
          </table:table-cell>
          <table:table-cell table:formula="of:=IF(AND(COUNTIF([.$AC$4:.$AC$203];&quot;=&quot;&amp;[.X32]);SUM([.Y$4:.Y31])&lt;[.AD$3]);1;0)" office:value-type="float" office:value="0" calcext:value-type="float">
            <text:p>0</text:p>
          </table:table-cell>
          <table:table-cell table:number-columns-repeated="2"/>
          <table:table-cell table:formula="of:=[.AB31]+COUNTIF([.$X$4:.$X$203];&quot;=&quot;&amp;[.AC31])" office:value-type="float" office:value="24" calcext:value-type="float">
            <text:p>24</text:p>
          </table:table-cell>
          <table:table-cell table:formula="of:=IF([.AB32]&lt;=[.AD$3];LARGE([.$X$4:.$X$203];[.AB32]);&quot;&quot;)">
            <text:p/>
          </table:table-cell>
          <table:table-cell table:number-columns-repeated="2"/>
          <table:table-cell table:formula="of:=[.Y32]+[.W3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2]" office:value-type="float" office:value="30" calcext:value-type="float">
            <text:p>30</text:p>
          </table:table-cell>
          <table:table-cell table:formula="of:=[$Zamówienie.B32]" office:value-type="float" office:value="7" calcext:value-type="float">
            <text:p>7</text:p>
          </table:table-cell>
          <table:table-cell table:formula="of:=[$Zamówienie.C32]" office:value-type="float" office:value="2" calcext:value-type="float">
            <text:p>2</text:p>
          </table:table-cell>
          <table:table-cell table:formula="of:=IF([$Zamówienie.D32]=&quot;&quot;;1.7976931348623157E+308;[$Zamówienie.D32])" office:value-type="float" office:value="6" calcext:value-type="float">
            <text:p>6</text:p>
          </table:table-cell>
          <table:table-cell table:formula="of:=[$Zamówienie.E32]" office:value-type="float" office:value="0" calcext:value-type="float">
            <text:p>0</text:p>
          </table:table-cell>
          <table:table-cell table:number-columns-repeated="4"/>
          <table:table-cell table:formula="of:=MIN(MAX(0;[.$B33]*[.J$2]-[.$C33];[.$E33]-[.$C33]);[.$D33])" office:value-type="float" office:value="6" calcext:value-type="float">
            <text:p>6</text:p>
          </table:table-cell>
          <table:table-cell table:formula="of:=MIN(MAX(0;[.$B33]*[.K$2]-[.$C33];[.$E33]-[.$C33]);[.$D33])" office:value-type="float" office:value="6" calcext:value-type="float">
            <text:p>6</text:p>
          </table:table-cell>
          <table:table-cell table:formula="of:=MIN(MAX(0;[.$B33]*[.L$2]-[.$C33];[.$E33]-[.$C33]);[.$D33])" office:value-type="float" office:value="6" calcext:value-type="float">
            <text:p>6</text:p>
          </table:table-cell>
          <table:table-cell table:formula="of:=MIN(MAX(0;[.$B33]*[.M$2]-[.$C33];[.$E33]-[.$C33]);[.$D33])" office:value-type="float" office:value="6" calcext:value-type="float">
            <text:p>6</text:p>
          </table:table-cell>
          <table:table-cell table:formula="of:=MIN(MAX(0;[.$B33]*[.N$2]-[.$C33];[.$E33]-[.$C33]);[.$D33])" office:value-type="float" office:value="6" calcext:value-type="float">
            <text:p>6</text:p>
          </table:table-cell>
          <table:table-cell table:formula="of:=MIN(MAX(0;[.$B33]*[.O$2]-[.$C33];[.$E33]-[.$C33]);[.$D33])" office:value-type="float" office:value="6" calcext:value-type="float">
            <text:p>6</text:p>
          </table:table-cell>
          <table:table-cell table:formula="of:=MIN(MAX(0;[.$B33]*[.P$2]-[.$C33];[.$E33]-[.$C33]);[.$D33])" office:value-type="float" office:value="6" calcext:value-type="float">
            <text:p>6</text:p>
          </table:table-cell>
          <table:table-cell table:formula="of:=MIN(MAX(0;[.$B33]*[.Q$2]-[.$C33];[.$E33]-[.$C33]);[.$D33])" office:value-type="float" office:value="6" calcext:value-type="float">
            <text:p>6</text:p>
          </table:table-cell>
          <table:table-cell table:formula="of:=MIN(MAX(0;[.$B33]*[.R$2]-[.$C33];[.$E33]-[.$C33]);[.$D33])" office:value-type="float" office:value="6" calcext:value-type="float">
            <text:p>6</text:p>
          </table:table-cell>
          <table:table-cell table:formula="of:=MIN(MAX(0;[.$B33]*[.S$2]-[.$C33];[.$E33]-[.$C33]);[.$D33])" office:value-type="float" office:value="6" calcext:value-type="float">
            <text:p>6</text:p>
          </table:table-cell>
          <table:table-cell table:number-columns-repeated="3"/>
          <table:table-cell table:formula="of:=FLOOR([.S33];1)" office:value-type="float" office:value="6" calcext:value-type="float">
            <text:p>6</text:p>
          </table:table-cell>
          <table:table-cell table:formula="of:=[.S33]-[.W33]" office:value-type="float" office:value="0" calcext:value-type="float">
            <text:p>0</text:p>
          </table:table-cell>
          <table:table-cell table:formula="of:=IF(AND(COUNTIF([.$AC$4:.$AC$203];&quot;=&quot;&amp;[.X33]);SUM([.Y$4:.Y32])&lt;[.AD$3]);1;0)" office:value-type="float" office:value="0" calcext:value-type="float">
            <text:p>0</text:p>
          </table:table-cell>
          <table:table-cell table:number-columns-repeated="2"/>
          <table:table-cell table:formula="of:=[.AB32]+COUNTIF([.$X$4:.$X$203];&quot;=&quot;&amp;[.AC32])" office:value-type="float" office:value="24" calcext:value-type="float">
            <text:p>24</text:p>
          </table:table-cell>
          <table:table-cell table:formula="of:=IF([.AB33]&lt;=[.AD$3];LARGE([.$X$4:.$X$203];[.AB33]);&quot;&quot;)">
            <text:p/>
          </table:table-cell>
          <table:table-cell table:number-columns-repeated="2"/>
          <table:table-cell table:formula="of:=[.Y33]+[.W3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33]" office:value-type="float" office:value="31" calcext:value-type="float">
            <text:p>31</text:p>
          </table:table-cell>
          <table:table-cell table:formula="of:=[$Zamówienie.B33]" office:value-type="float" office:value="7" calcext:value-type="float">
            <text:p>7</text:p>
          </table:table-cell>
          <table:table-cell table:formula="of:=[$Zamówienie.C33]" office:value-type="float" office:value="8" calcext:value-type="float">
            <text:p>8</text:p>
          </table:table-cell>
          <table:table-cell table:formula="of:=IF([$Zamówienie.D33]=&quot;&quot;;1.7976931348623157E+308;[$Zamówienie.D33])" office:value-type="float" office:value="7" calcext:value-type="float">
            <text:p>7</text:p>
          </table:table-cell>
          <table:table-cell table:formula="of:=[$Zamówienie.E33]" office:value-type="float" office:value="4" calcext:value-type="float">
            <text:p>4</text:p>
          </table:table-cell>
          <table:table-cell table:number-columns-repeated="4"/>
          <table:table-cell table:formula="of:=MIN(MAX(0;[.$B34]*[.J$2]-[.$C34];[.$E34]-[.$C34]);[.$D34])" office:value-type="float" office:value="3.29513184584179" calcext:value-type="float">
            <text:p>3,29513184584179</text:p>
          </table:table-cell>
          <table:table-cell table:formula="of:=MIN(MAX(0;[.$B34]*[.K$2]-[.$C34];[.$E34]-[.$C34]);[.$D34])" office:value-type="float" office:value="3.3050237904296" calcext:value-type="float">
            <text:p>3,3050237904296</text:p>
          </table:table-cell>
          <table:table-cell table:formula="of:=MIN(MAX(0;[.$B34]*[.L$2]-[.$C34];[.$E34]-[.$C34]);[.$D34])" office:value-type="float" office:value="3.31123954415223" calcext:value-type="float">
            <text:p>3,31123954415223</text:p>
          </table:table-cell>
          <table:table-cell table:formula="of:=MIN(MAX(0;[.$B34]*[.M$2]-[.$C34];[.$E34]-[.$C34]);[.$D34])" office:value-type="float" office:value="3.31514446232217" calcext:value-type="float">
            <text:p>3,31514446232217</text:p>
          </table:table-cell>
          <table:table-cell table:formula="of:=MIN(MAX(0;[.$B34]*[.N$2]-[.$C34];[.$E34]-[.$C34]);[.$D34])" office:value-type="float" office:value="3.3175973128914" calcext:value-type="float">
            <text:p>3,3175973128914</text:p>
          </table:table-cell>
          <table:table-cell table:formula="of:=MIN(MAX(0;[.$B34]*[.O$2]-[.$C34];[.$E34]-[.$C34]);[.$D34])" office:value-type="float" office:value="3.31913792468312" calcext:value-type="float">
            <text:p>3,31913792468312</text:p>
          </table:table-cell>
          <table:table-cell table:formula="of:=MIN(MAX(0;[.$B34]*[.P$2]-[.$C34];[.$E34]-[.$C34]);[.$D34])" office:value-type="float" office:value="3.320105516299" calcext:value-type="float">
            <text:p>3,320105516299</text:p>
          </table:table-cell>
          <table:table-cell table:formula="of:=MIN(MAX(0;[.$B34]*[.Q$2]-[.$C34];[.$E34]-[.$C34]);[.$D34])" office:value-type="float" office:value="3.32071319830756" calcext:value-type="float">
            <text:p>3,32071319830756</text:p>
          </table:table-cell>
          <table:table-cell table:formula="of:=MIN(MAX(0;[.$B34]*[.R$2]-[.$C34];[.$E34]-[.$C34]);[.$D34])" office:value-type="float" office:value="3.32109483620495" calcext:value-type="float">
            <text:p>3,32109483620495</text:p>
          </table:table-cell>
          <table:table-cell table:formula="of:=MIN(MAX(0;[.$B34]*[.S$2]-[.$C34];[.$E34]-[.$C34]);[.$D34])" office:value-type="float" office:value="3.32133451016659" calcext:value-type="float">
            <text:p>3,32133451016659</text:p>
          </table:table-cell>
          <table:table-cell table:number-columns-repeated="3"/>
          <table:table-cell table:formula="of:=FLOOR([.S34];1)" office:value-type="float" office:value="3" calcext:value-type="float">
            <text:p>3</text:p>
          </table:table-cell>
          <table:table-cell table:formula="of:=[.S34]-[.W34]" office:value-type="float" office:value="0.321334510166592" calcext:value-type="float">
            <text:p>0,321334510166592</text:p>
          </table:table-cell>
          <table:table-cell table:formula="of:=IF(AND(COUNTIF([.$AC$4:.$AC$203];&quot;=&quot;&amp;[.X34]);SUM([.Y$4:.Y33])&lt;[.AD$3]);1;0)" office:value-type="float" office:value="1" calcext:value-type="float">
            <text:p>1</text:p>
          </table:table-cell>
          <table:table-cell table:number-columns-repeated="2"/>
          <table:table-cell table:formula="of:=[.AB33]+COUNTIF([.$X$4:.$X$203];&quot;=&quot;&amp;[.AC33])" office:value-type="float" office:value="24" calcext:value-type="float">
            <text:p>24</text:p>
          </table:table-cell>
          <table:table-cell table:formula="of:=IF([.AB34]&lt;=[.AD$3];LARGE([.$X$4:.$X$203];[.AB34]);&quot;&quot;)">
            <text:p/>
          </table:table-cell>
          <table:table-cell table:number-columns-repeated="2"/>
          <table:table-cell table:formula="of:=[.Y34]+[.W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4]" office:value-type="float" office:value="32" calcext:value-type="float">
            <text:p>32</text:p>
          </table:table-cell>
          <table:table-cell table:formula="of:=[$Zamówienie.B34]" office:value-type="float" office:value="5" calcext:value-type="float">
            <text:p>5</text:p>
          </table:table-cell>
          <table:table-cell table:formula="of:=[$Zamówienie.C34]" office:value-type="float" office:value="3" calcext:value-type="float">
            <text:p>3</text:p>
          </table:table-cell>
          <table:table-cell table:formula="of:=IF([$Zamówienie.D34]=&quot;&quot;;1.7976931348623157E+308;[$Zamówienie.D34])" office:value-type="float" office:value="3" calcext:value-type="float">
            <text:p>3</text:p>
          </table:table-cell>
          <table:table-cell table:formula="of:=[$Zamówienie.E34]" office:value-type="float" office:value="3" calcext:value-type="float">
            <text:p>3</text:p>
          </table:table-cell>
          <table:table-cell table:number-columns-repeated="4"/>
          <table:table-cell table:formula="of:=MIN(MAX(0;[.$B35]*[.J$2]-[.$C35];[.$E35]-[.$C35]);[.$D35])" office:value-type="float" office:value="3" calcext:value-type="float">
            <text:p>3</text:p>
          </table:table-cell>
          <table:table-cell table:formula="of:=MIN(MAX(0;[.$B35]*[.K$2]-[.$C35];[.$E35]-[.$C35]);[.$D35])" office:value-type="float" office:value="3" calcext:value-type="float">
            <text:p>3</text:p>
          </table:table-cell>
          <table:table-cell table:formula="of:=MIN(MAX(0;[.$B35]*[.L$2]-[.$C35];[.$E35]-[.$C35]);[.$D35])" office:value-type="float" office:value="3" calcext:value-type="float">
            <text:p>3</text:p>
          </table:table-cell>
          <table:table-cell table:formula="of:=MIN(MAX(0;[.$B35]*[.M$2]-[.$C35];[.$E35]-[.$C35]);[.$D35])" office:value-type="float" office:value="3" calcext:value-type="float">
            <text:p>3</text:p>
          </table:table-cell>
          <table:table-cell table:formula="of:=MIN(MAX(0;[.$B35]*[.N$2]-[.$C35];[.$E35]-[.$C35]);[.$D35])" office:value-type="float" office:value="3" calcext:value-type="float">
            <text:p>3</text:p>
          </table:table-cell>
          <table:table-cell table:formula="of:=MIN(MAX(0;[.$B35]*[.O$2]-[.$C35];[.$E35]-[.$C35]);[.$D35])" office:value-type="float" office:value="3" calcext:value-type="float">
            <text:p>3</text:p>
          </table:table-cell>
          <table:table-cell table:formula="of:=MIN(MAX(0;[.$B35]*[.P$2]-[.$C35];[.$E35]-[.$C35]);[.$D35])" office:value-type="float" office:value="3" calcext:value-type="float">
            <text:p>3</text:p>
          </table:table-cell>
          <table:table-cell table:formula="of:=MIN(MAX(0;[.$B35]*[.Q$2]-[.$C35];[.$E35]-[.$C35]);[.$D35])" office:value-type="float" office:value="3" calcext:value-type="float">
            <text:p>3</text:p>
          </table:table-cell>
          <table:table-cell table:formula="of:=MIN(MAX(0;[.$B35]*[.R$2]-[.$C35];[.$E35]-[.$C35]);[.$D35])" office:value-type="float" office:value="3" calcext:value-type="float">
            <text:p>3</text:p>
          </table:table-cell>
          <table:table-cell table:formula="of:=MIN(MAX(0;[.$B35]*[.S$2]-[.$C35];[.$E35]-[.$C35]);[.$D35])" office:value-type="float" office:value="3" calcext:value-type="float">
            <text:p>3</text:p>
          </table:table-cell>
          <table:table-cell table:number-columns-repeated="3"/>
          <table:table-cell table:formula="of:=FLOOR([.S35];1)" office:value-type="float" office:value="3" calcext:value-type="float">
            <text:p>3</text:p>
          </table:table-cell>
          <table:table-cell table:formula="of:=[.S35]-[.W35]" office:value-type="float" office:value="0" calcext:value-type="float">
            <text:p>0</text:p>
          </table:table-cell>
          <table:table-cell table:formula="of:=IF(AND(COUNTIF([.$AC$4:.$AC$203];&quot;=&quot;&amp;[.X35]);SUM([.Y$4:.Y34])&lt;[.AD$3]);1;0)" office:value-type="float" office:value="0" calcext:value-type="float">
            <text:p>0</text:p>
          </table:table-cell>
          <table:table-cell table:number-columns-repeated="2"/>
          <table:table-cell table:formula="of:=[.AB34]+COUNTIF([.$X$4:.$X$203];&quot;=&quot;&amp;[.AC34])" office:value-type="float" office:value="24" calcext:value-type="float">
            <text:p>24</text:p>
          </table:table-cell>
          <table:table-cell table:formula="of:=IF([.AB35]&lt;=[.AD$3];LARGE([.$X$4:.$X$203];[.AB35]);&quot;&quot;)">
            <text:p/>
          </table:table-cell>
          <table:table-cell table:number-columns-repeated="2"/>
          <table:table-cell table:formula="of:=[.Y35]+[.W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5]" office:value-type="float" office:value="33" calcext:value-type="float">
            <text:p>33</text:p>
          </table:table-cell>
          <table:table-cell table:formula="of:=[$Zamówienie.B35]" office:value-type="float" office:value="0" calcext:value-type="float">
            <text:p>0</text:p>
          </table:table-cell>
          <table:table-cell table:formula="of:=[$Zamówienie.C35]" office:value-type="float" office:value="10" calcext:value-type="float">
            <text:p>10</text:p>
          </table:table-cell>
          <table:table-cell table:formula="of:=IF([$Zamówienie.D35]=&quot;&quot;;1.7976931348623157E+308;[$Zamówienie.D35])" office:value-type="float" office:value="10" calcext:value-type="float">
            <text:p>10</text:p>
          </table:table-cell>
          <table:table-cell table:formula="of:=[$Zamówienie.E35]" office:value-type="float" office:value="9" calcext:value-type="float">
            <text:p>9</text:p>
          </table:table-cell>
          <table:table-cell table:number-columns-repeated="4"/>
          <table:table-cell table:formula="of:=MIN(MAX(0;[.$B36]*[.J$2]-[.$C36];[.$E36]-[.$C36]);[.$D36])" office:value-type="float" office:value="0" calcext:value-type="float">
            <text:p>0</text:p>
          </table:table-cell>
          <table:table-cell table:formula="of:=MIN(MAX(0;[.$B36]*[.K$2]-[.$C36];[.$E36]-[.$C36]);[.$D36])" office:value-type="float" office:value="0" calcext:value-type="float">
            <text:p>0</text:p>
          </table:table-cell>
          <table:table-cell table:formula="of:=MIN(MAX(0;[.$B36]*[.L$2]-[.$C36];[.$E36]-[.$C36]);[.$D36])" office:value-type="float" office:value="0" calcext:value-type="float">
            <text:p>0</text:p>
          </table:table-cell>
          <table:table-cell table:formula="of:=MIN(MAX(0;[.$B36]*[.M$2]-[.$C36];[.$E36]-[.$C36]);[.$D36])" office:value-type="float" office:value="0" calcext:value-type="float">
            <text:p>0</text:p>
          </table:table-cell>
          <table:table-cell table:formula="of:=MIN(MAX(0;[.$B36]*[.N$2]-[.$C36];[.$E36]-[.$C36]);[.$D36])" office:value-type="float" office:value="0" calcext:value-type="float">
            <text:p>0</text:p>
          </table:table-cell>
          <table:table-cell table:formula="of:=MIN(MAX(0;[.$B36]*[.O$2]-[.$C36];[.$E36]-[.$C36]);[.$D36])" office:value-type="float" office:value="0" calcext:value-type="float">
            <text:p>0</text:p>
          </table:table-cell>
          <table:table-cell table:formula="of:=MIN(MAX(0;[.$B36]*[.P$2]-[.$C36];[.$E36]-[.$C36]);[.$D36])" office:value-type="float" office:value="0" calcext:value-type="float">
            <text:p>0</text:p>
          </table:table-cell>
          <table:table-cell table:formula="of:=MIN(MAX(0;[.$B36]*[.Q$2]-[.$C36];[.$E36]-[.$C36]);[.$D36])" office:value-type="float" office:value="0" calcext:value-type="float">
            <text:p>0</text:p>
          </table:table-cell>
          <table:table-cell table:formula="of:=MIN(MAX(0;[.$B36]*[.R$2]-[.$C36];[.$E36]-[.$C36]);[.$D36])" office:value-type="float" office:value="0" calcext:value-type="float">
            <text:p>0</text:p>
          </table:table-cell>
          <table:table-cell table:formula="of:=MIN(MAX(0;[.$B36]*[.S$2]-[.$C36];[.$E36]-[.$C36]);[.$D36])" office:value-type="float" office:value="0" calcext:value-type="float">
            <text:p>0</text:p>
          </table:table-cell>
          <table:table-cell table:number-columns-repeated="3"/>
          <table:table-cell table:formula="of:=FLOOR([.S36];1)" office:value-type="float" office:value="0" calcext:value-type="float">
            <text:p>0</text:p>
          </table:table-cell>
          <table:table-cell table:formula="of:=[.S36]-[.W36]" office:value-type="float" office:value="0" calcext:value-type="float">
            <text:p>0</text:p>
          </table:table-cell>
          <table:table-cell table:formula="of:=IF(AND(COUNTIF([.$AC$4:.$AC$203];&quot;=&quot;&amp;[.X36]);SUM([.Y$4:.Y35])&lt;[.AD$3]);1;0)" office:value-type="float" office:value="0" calcext:value-type="float">
            <text:p>0</text:p>
          </table:table-cell>
          <table:table-cell table:number-columns-repeated="2"/>
          <table:table-cell table:formula="of:=[.AB35]+COUNTIF([.$X$4:.$X$203];&quot;=&quot;&amp;[.AC35])" office:value-type="float" office:value="24" calcext:value-type="float">
            <text:p>24</text:p>
          </table:table-cell>
          <table:table-cell table:formula="of:=IF([.AB36]&lt;=[.AD$3];LARGE([.$X$4:.$X$203];[.AB36]);&quot;&quot;)">
            <text:p/>
          </table:table-cell>
          <table:table-cell table:number-columns-repeated="2"/>
          <table:table-cell table:formula="of:=[.Y36]+[.W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6]" office:value-type="float" office:value="34" calcext:value-type="float">
            <text:p>34</text:p>
          </table:table-cell>
          <table:table-cell table:formula="of:=[$Zamówienie.B36]" office:value-type="float" office:value="8" calcext:value-type="float">
            <text:p>8</text:p>
          </table:table-cell>
          <table:table-cell table:formula="of:=[$Zamówienie.C36]" office:value-type="float" office:value="0" calcext:value-type="float">
            <text:p>0</text:p>
          </table:table-cell>
          <table:table-cell table:formula="of:=IF([$Zamówienie.D36]=&quot;&quot;;1.7976931348623157E+308;[$Zamówienie.D36])" office:value-type="float" office:value="5" calcext:value-type="float">
            <text:p>5</text:p>
          </table:table-cell>
          <table:table-cell table:formula="of:=[$Zamówienie.E36]" office:value-type="float" office:value="0" calcext:value-type="float">
            <text:p>0</text:p>
          </table:table-cell>
          <table:table-cell table:number-columns-repeated="4"/>
          <table:table-cell table:formula="of:=MIN(MAX(0;[.$B37]*[.J$2]-[.$C37];[.$E37]-[.$C37]);[.$D37])" office:value-type="float" office:value="5" calcext:value-type="float">
            <text:p>5</text:p>
          </table:table-cell>
          <table:table-cell table:formula="of:=MIN(MAX(0;[.$B37]*[.K$2]-[.$C37];[.$E37]-[.$C37]);[.$D37])" office:value-type="float" office:value="5" calcext:value-type="float">
            <text:p>5</text:p>
          </table:table-cell>
          <table:table-cell table:formula="of:=MIN(MAX(0;[.$B37]*[.L$2]-[.$C37];[.$E37]-[.$C37]);[.$D37])" office:value-type="float" office:value="5" calcext:value-type="float">
            <text:p>5</text:p>
          </table:table-cell>
          <table:table-cell table:formula="of:=MIN(MAX(0;[.$B37]*[.M$2]-[.$C37];[.$E37]-[.$C37]);[.$D37])" office:value-type="float" office:value="5" calcext:value-type="float">
            <text:p>5</text:p>
          </table:table-cell>
          <table:table-cell table:formula="of:=MIN(MAX(0;[.$B37]*[.N$2]-[.$C37];[.$E37]-[.$C37]);[.$D37])" office:value-type="float" office:value="5" calcext:value-type="float">
            <text:p>5</text:p>
          </table:table-cell>
          <table:table-cell table:formula="of:=MIN(MAX(0;[.$B37]*[.O$2]-[.$C37];[.$E37]-[.$C37]);[.$D37])" office:value-type="float" office:value="5" calcext:value-type="float">
            <text:p>5</text:p>
          </table:table-cell>
          <table:table-cell table:formula="of:=MIN(MAX(0;[.$B37]*[.P$2]-[.$C37];[.$E37]-[.$C37]);[.$D37])" office:value-type="float" office:value="5" calcext:value-type="float">
            <text:p>5</text:p>
          </table:table-cell>
          <table:table-cell table:formula="of:=MIN(MAX(0;[.$B37]*[.Q$2]-[.$C37];[.$E37]-[.$C37]);[.$D37])" office:value-type="float" office:value="5" calcext:value-type="float">
            <text:p>5</text:p>
          </table:table-cell>
          <table:table-cell table:formula="of:=MIN(MAX(0;[.$B37]*[.R$2]-[.$C37];[.$E37]-[.$C37]);[.$D37])" office:value-type="float" office:value="5" calcext:value-type="float">
            <text:p>5</text:p>
          </table:table-cell>
          <table:table-cell table:formula="of:=MIN(MAX(0;[.$B37]*[.S$2]-[.$C37];[.$E37]-[.$C37]);[.$D37])" office:value-type="float" office:value="5" calcext:value-type="float">
            <text:p>5</text:p>
          </table:table-cell>
          <table:table-cell table:number-columns-repeated="3"/>
          <table:table-cell table:formula="of:=FLOOR([.S37];1)" office:value-type="float" office:value="5" calcext:value-type="float">
            <text:p>5</text:p>
          </table:table-cell>
          <table:table-cell table:formula="of:=[.S37]-[.W37]" office:value-type="float" office:value="0" calcext:value-type="float">
            <text:p>0</text:p>
          </table:table-cell>
          <table:table-cell table:formula="of:=IF(AND(COUNTIF([.$AC$4:.$AC$203];&quot;=&quot;&amp;[.X37]);SUM([.Y$4:.Y36])&lt;[.AD$3]);1;0)" office:value-type="float" office:value="0" calcext:value-type="float">
            <text:p>0</text:p>
          </table:table-cell>
          <table:table-cell table:number-columns-repeated="2"/>
          <table:table-cell table:formula="of:=[.AB36]+COUNTIF([.$X$4:.$X$203];&quot;=&quot;&amp;[.AC36])" office:value-type="float" office:value="24" calcext:value-type="float">
            <text:p>24</text:p>
          </table:table-cell>
          <table:table-cell table:formula="of:=IF([.AB37]&lt;=[.AD$3];LARGE([.$X$4:.$X$203];[.AB37]);&quot;&quot;)">
            <text:p/>
          </table:table-cell>
          <table:table-cell table:number-columns-repeated="2"/>
          <table:table-cell table:formula="of:=[.Y37]+[.W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37]" office:value-type="float" office:value="35" calcext:value-type="float">
            <text:p>35</text:p>
          </table:table-cell>
          <table:table-cell table:formula="of:=[$Zamówienie.B37]" office:value-type="float" office:value="8" calcext:value-type="float">
            <text:p>8</text:p>
          </table:table-cell>
          <table:table-cell table:formula="of:=[$Zamówienie.C37]" office:value-type="float" office:value="10" calcext:value-type="float">
            <text:p>10</text:p>
          </table:table-cell>
          <table:table-cell table:formula="of:=IF([$Zamówienie.D37]=&quot;&quot;;1.7976931348623157E+308;[$Zamówienie.D37])" office:value-type="float" office:value="6" calcext:value-type="float">
            <text:p>6</text:p>
          </table:table-cell>
          <table:table-cell table:formula="of:=[$Zamówienie.E37]" office:value-type="float" office:value="10" calcext:value-type="float">
            <text:p>10</text:p>
          </table:table-cell>
          <table:table-cell table:number-columns-repeated="4"/>
          <table:table-cell table:formula="of:=MIN(MAX(0;[.$B38]*[.J$2]-[.$C38];[.$E38]-[.$C38]);[.$D38])" office:value-type="float" office:value="2.90872210953347" calcext:value-type="float">
            <text:p>2,90872210953347</text:p>
          </table:table-cell>
          <table:table-cell table:formula="of:=MIN(MAX(0;[.$B38]*[.K$2]-[.$C38];[.$E38]-[.$C38]);[.$D38])" office:value-type="float" office:value="2.9200271890624" calcext:value-type="float">
            <text:p>2,9200271890624</text:p>
          </table:table-cell>
          <table:table-cell table:formula="of:=MIN(MAX(0;[.$B38]*[.L$2]-[.$C38];[.$E38]-[.$C38]);[.$D38])" office:value-type="float" office:value="2.92713090760255" calcext:value-type="float">
            <text:p>2,92713090760255</text:p>
          </table:table-cell>
          <table:table-cell table:formula="of:=MIN(MAX(0;[.$B38]*[.M$2]-[.$C38];[.$E38]-[.$C38]);[.$D38])" office:value-type="float" office:value="2.93159367122534" calcext:value-type="float">
            <text:p>2,93159367122534</text:p>
          </table:table-cell>
          <table:table-cell table:formula="of:=MIN(MAX(0;[.$B38]*[.N$2]-[.$C38];[.$E38]-[.$C38]);[.$D38])" office:value-type="float" office:value="2.93439692901875" calcext:value-type="float">
            <text:p>2,93439692901875</text:p>
          </table:table-cell>
          <table:table-cell table:formula="of:=MIN(MAX(0;[.$B38]*[.O$2]-[.$C38];[.$E38]-[.$C38]);[.$D38])" office:value-type="float" office:value="2.93615762820928" calcext:value-type="float">
            <text:p>2,93615762820928</text:p>
          </table:table-cell>
          <table:table-cell table:formula="of:=MIN(MAX(0;[.$B38]*[.P$2]-[.$C38];[.$E38]-[.$C38]);[.$D38])" office:value-type="float" office:value="2.93726344719886" calcext:value-type="float">
            <text:p>2,93726344719886</text:p>
          </table:table-cell>
          <table:table-cell table:formula="of:=MIN(MAX(0;[.$B38]*[.Q$2]-[.$C38];[.$E38]-[.$C38]);[.$D38])" office:value-type="float" office:value="2.93795794092293" calcext:value-type="float">
            <text:p>2,93795794092293</text:p>
          </table:table-cell>
          <table:table-cell table:formula="of:=MIN(MAX(0;[.$B38]*[.R$2]-[.$C38];[.$E38]-[.$C38]);[.$D38])" office:value-type="float" office:value="2.93839409851995" calcext:value-type="float">
            <text:p>2,93839409851995</text:p>
          </table:table-cell>
          <table:table-cell table:formula="of:=MIN(MAX(0;[.$B38]*[.S$2]-[.$C38];[.$E38]-[.$C38]);[.$D38])" office:value-type="float" office:value="2.93866801161896" calcext:value-type="float">
            <text:p>2,93866801161896</text:p>
          </table:table-cell>
          <table:table-cell table:number-columns-repeated="3"/>
          <table:table-cell table:formula="of:=FLOOR([.S38];1)" office:value-type="float" office:value="2" calcext:value-type="float">
            <text:p>2</text:p>
          </table:table-cell>
          <table:table-cell table:formula="of:=[.S38]-[.W38]" office:value-type="float" office:value="0.938668011618962" calcext:value-type="float">
            <text:p>0,938668011618962</text:p>
          </table:table-cell>
          <table:table-cell table:formula="of:=IF(AND(COUNTIF([.$AC$4:.$AC$203];&quot;=&quot;&amp;[.X38]);SUM([.Y$4:.Y37])&lt;[.AD$3]);1;0)" office:value-type="float" office:value="1" calcext:value-type="float">
            <text:p>1</text:p>
          </table:table-cell>
          <table:table-cell table:number-columns-repeated="2"/>
          <table:table-cell table:formula="of:=[.AB37]+COUNTIF([.$X$4:.$X$203];&quot;=&quot;&amp;[.AC37])" office:value-type="float" office:value="24" calcext:value-type="float">
            <text:p>24</text:p>
          </table:table-cell>
          <table:table-cell table:formula="of:=IF([.AB38]&lt;=[.AD$3];LARGE([.$X$4:.$X$203];[.AB38]);&quot;&quot;)">
            <text:p/>
          </table:table-cell>
          <table:table-cell table:number-columns-repeated="2"/>
          <table:table-cell table:formula="of:=[.Y38]+[.W3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8]" office:value-type="float" office:value="36" calcext:value-type="float">
            <text:p>36</text:p>
          </table:table-cell>
          <table:table-cell table:formula="of:=[$Zamówienie.B38]" office:value-type="float" office:value="8" calcext:value-type="float">
            <text:p>8</text:p>
          </table:table-cell>
          <table:table-cell table:formula="of:=[$Zamówienie.C38]" office:value-type="float" office:value="7" calcext:value-type="float">
            <text:p>7</text:p>
          </table:table-cell>
          <table:table-cell table:formula="of:=IF([$Zamówienie.D38]=&quot;&quot;;1.7976931348623157E+308;[$Zamówienie.D38])" office:value-type="float" office:value="8" calcext:value-type="float">
            <text:p>8</text:p>
          </table:table-cell>
          <table:table-cell table:formula="of:=[$Zamówienie.E38]" office:value-type="float" office:value="6" calcext:value-type="float">
            <text:p>6</text:p>
          </table:table-cell>
          <table:table-cell table:number-columns-repeated="4"/>
          <table:table-cell table:formula="of:=MIN(MAX(0;[.$B39]*[.J$2]-[.$C39];[.$E39]-[.$C39]);[.$D39])" office:value-type="float" office:value="5.90872210953347" calcext:value-type="float">
            <text:p>5,90872210953347</text:p>
          </table:table-cell>
          <table:table-cell table:formula="of:=MIN(MAX(0;[.$B39]*[.K$2]-[.$C39];[.$E39]-[.$C39]);[.$D39])" office:value-type="float" office:value="5.9200271890624" calcext:value-type="float">
            <text:p>5,9200271890624</text:p>
          </table:table-cell>
          <table:table-cell table:formula="of:=MIN(MAX(0;[.$B39]*[.L$2]-[.$C39];[.$E39]-[.$C39]);[.$D39])" office:value-type="float" office:value="5.92713090760255" calcext:value-type="float">
            <text:p>5,92713090760255</text:p>
          </table:table-cell>
          <table:table-cell table:formula="of:=MIN(MAX(0;[.$B39]*[.M$2]-[.$C39];[.$E39]-[.$C39]);[.$D39])" office:value-type="float" office:value="5.93159367122534" calcext:value-type="float">
            <text:p>5,93159367122534</text:p>
          </table:table-cell>
          <table:table-cell table:formula="of:=MIN(MAX(0;[.$B39]*[.N$2]-[.$C39];[.$E39]-[.$C39]);[.$D39])" office:value-type="float" office:value="5.93439692901875" calcext:value-type="float">
            <text:p>5,93439692901875</text:p>
          </table:table-cell>
          <table:table-cell table:formula="of:=MIN(MAX(0;[.$B39]*[.O$2]-[.$C39];[.$E39]-[.$C39]);[.$D39])" office:value-type="float" office:value="5.93615762820928" calcext:value-type="float">
            <text:p>5,93615762820928</text:p>
          </table:table-cell>
          <table:table-cell table:formula="of:=MIN(MAX(0;[.$B39]*[.P$2]-[.$C39];[.$E39]-[.$C39]);[.$D39])" office:value-type="float" office:value="5.93726344719886" calcext:value-type="float">
            <text:p>5,93726344719886</text:p>
          </table:table-cell>
          <table:table-cell table:formula="of:=MIN(MAX(0;[.$B39]*[.Q$2]-[.$C39];[.$E39]-[.$C39]);[.$D39])" office:value-type="float" office:value="5.93795794092293" calcext:value-type="float">
            <text:p>5,93795794092293</text:p>
          </table:table-cell>
          <table:table-cell table:formula="of:=MIN(MAX(0;[.$B39]*[.R$2]-[.$C39];[.$E39]-[.$C39]);[.$D39])" office:value-type="float" office:value="5.93839409851995" calcext:value-type="float">
            <text:p>5,93839409851995</text:p>
          </table:table-cell>
          <table:table-cell table:formula="of:=MIN(MAX(0;[.$B39]*[.S$2]-[.$C39];[.$E39]-[.$C39]);[.$D39])" office:value-type="float" office:value="5.93866801161896" calcext:value-type="float">
            <text:p>5,93866801161896</text:p>
          </table:table-cell>
          <table:table-cell table:number-columns-repeated="3"/>
          <table:table-cell table:formula="of:=FLOOR([.S39];1)" office:value-type="float" office:value="5" calcext:value-type="float">
            <text:p>5</text:p>
          </table:table-cell>
          <table:table-cell table:formula="of:=[.S39]-[.W39]" office:value-type="float" office:value="0.938668011618962" calcext:value-type="float">
            <text:p>0,938668011618962</text:p>
          </table:table-cell>
          <table:table-cell table:formula="of:=IF(AND(COUNTIF([.$AC$4:.$AC$203];&quot;=&quot;&amp;[.X39]);SUM([.Y$4:.Y38])&lt;[.AD$3]);1;0)" office:value-type="float" office:value="1" calcext:value-type="float">
            <text:p>1</text:p>
          </table:table-cell>
          <table:table-cell table:number-columns-repeated="2"/>
          <table:table-cell table:formula="of:=[.AB38]+COUNTIF([.$X$4:.$X$203];&quot;=&quot;&amp;[.AC38])" office:value-type="float" office:value="24" calcext:value-type="float">
            <text:p>24</text:p>
          </table:table-cell>
          <table:table-cell table:formula="of:=IF([.AB39]&lt;=[.AD$3];LARGE([.$X$4:.$X$203];[.AB39]);&quot;&quot;)">
            <text:p/>
          </table:table-cell>
          <table:table-cell table:number-columns-repeated="2"/>
          <table:table-cell table:formula="of:=[.Y39]+[.W3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39]" office:value-type="float" office:value="37" calcext:value-type="float">
            <text:p>37</text:p>
          </table:table-cell>
          <table:table-cell table:formula="of:=[$Zamówienie.B39]" office:value-type="float" office:value="1" calcext:value-type="float">
            <text:p>1</text:p>
          </table:table-cell>
          <table:table-cell table:formula="of:=[$Zamówienie.C39]" office:value-type="float" office:value="3" calcext:value-type="float">
            <text:p>3</text:p>
          </table:table-cell>
          <table:table-cell table:formula="of:=IF([$Zamówienie.D39]=&quot;&quot;;1.7976931348623157E+308;[$Zamówienie.D39])" office:value-type="float" office:value="0" calcext:value-type="float">
            <text:p>0</text:p>
          </table:table-cell>
          <table:table-cell table:formula="of:=[$Zamówienie.E39]" office:value-type="float" office:value="4" calcext:value-type="float">
            <text:p>4</text:p>
          </table:table-cell>
          <table:table-cell table:number-columns-repeated="4"/>
          <table:table-cell table:formula="of:=MIN(MAX(0;[.$B40]*[.J$2]-[.$C40];[.$E40]-[.$C40]);[.$D40])" office:value-type="float" office:value="0" calcext:value-type="float">
            <text:p>0</text:p>
          </table:table-cell>
          <table:table-cell table:formula="of:=MIN(MAX(0;[.$B40]*[.K$2]-[.$C40];[.$E40]-[.$C40]);[.$D40])" office:value-type="float" office:value="0" calcext:value-type="float">
            <text:p>0</text:p>
          </table:table-cell>
          <table:table-cell table:formula="of:=MIN(MAX(0;[.$B40]*[.L$2]-[.$C40];[.$E40]-[.$C40]);[.$D40])" office:value-type="float" office:value="0" calcext:value-type="float">
            <text:p>0</text:p>
          </table:table-cell>
          <table:table-cell table:formula="of:=MIN(MAX(0;[.$B40]*[.M$2]-[.$C40];[.$E40]-[.$C40]);[.$D40])" office:value-type="float" office:value="0" calcext:value-type="float">
            <text:p>0</text:p>
          </table:table-cell>
          <table:table-cell table:formula="of:=MIN(MAX(0;[.$B40]*[.N$2]-[.$C40];[.$E40]-[.$C40]);[.$D40])" office:value-type="float" office:value="0" calcext:value-type="float">
            <text:p>0</text:p>
          </table:table-cell>
          <table:table-cell table:formula="of:=MIN(MAX(0;[.$B40]*[.O$2]-[.$C40];[.$E40]-[.$C40]);[.$D40])" office:value-type="float" office:value="0" calcext:value-type="float">
            <text:p>0</text:p>
          </table:table-cell>
          <table:table-cell table:formula="of:=MIN(MAX(0;[.$B40]*[.P$2]-[.$C40];[.$E40]-[.$C40]);[.$D40])" office:value-type="float" office:value="0" calcext:value-type="float">
            <text:p>0</text:p>
          </table:table-cell>
          <table:table-cell table:formula="of:=MIN(MAX(0;[.$B40]*[.Q$2]-[.$C40];[.$E40]-[.$C40]);[.$D40])" office:value-type="float" office:value="0" calcext:value-type="float">
            <text:p>0</text:p>
          </table:table-cell>
          <table:table-cell table:formula="of:=MIN(MAX(0;[.$B40]*[.R$2]-[.$C40];[.$E40]-[.$C40]);[.$D40])" office:value-type="float" office:value="0" calcext:value-type="float">
            <text:p>0</text:p>
          </table:table-cell>
          <table:table-cell table:formula="of:=MIN(MAX(0;[.$B40]*[.S$2]-[.$C40];[.$E40]-[.$C40]);[.$D40])" office:value-type="float" office:value="0" calcext:value-type="float">
            <text:p>0</text:p>
          </table:table-cell>
          <table:table-cell table:number-columns-repeated="3"/>
          <table:table-cell table:formula="of:=FLOOR([.S40];1)" office:value-type="float" office:value="0" calcext:value-type="float">
            <text:p>0</text:p>
          </table:table-cell>
          <table:table-cell table:formula="of:=[.S40]-[.W40]" office:value-type="float" office:value="0" calcext:value-type="float">
            <text:p>0</text:p>
          </table:table-cell>
          <table:table-cell table:formula="of:=IF(AND(COUNTIF([.$AC$4:.$AC$203];&quot;=&quot;&amp;[.X40]);SUM([.Y$4:.Y39])&lt;[.AD$3]);1;0)" office:value-type="float" office:value="0" calcext:value-type="float">
            <text:p>0</text:p>
          </table:table-cell>
          <table:table-cell table:number-columns-repeated="2"/>
          <table:table-cell table:formula="of:=[.AB39]+COUNTIF([.$X$4:.$X$203];&quot;=&quot;&amp;[.AC39])" office:value-type="float" office:value="24" calcext:value-type="float">
            <text:p>24</text:p>
          </table:table-cell>
          <table:table-cell table:formula="of:=IF([.AB40]&lt;=[.AD$3];LARGE([.$X$4:.$X$203];[.AB40]);&quot;&quot;)">
            <text:p/>
          </table:table-cell>
          <table:table-cell table:number-columns-repeated="2"/>
          <table:table-cell table:formula="of:=[.Y40]+[.W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0]" office:value-type="float" office:value="38" calcext:value-type="float">
            <text:p>38</text:p>
          </table:table-cell>
          <table:table-cell table:formula="of:=[$Zamówienie.B40]" office:value-type="float" office:value="2" calcext:value-type="float">
            <text:p>2</text:p>
          </table:table-cell>
          <table:table-cell table:formula="of:=[$Zamówienie.C40]" office:value-type="float" office:value="4" calcext:value-type="float">
            <text:p>4</text:p>
          </table:table-cell>
          <table:table-cell table:formula="of:=IF([$Zamówienie.D40]=&quot;&quot;;1.7976931348623157E+308;[$Zamówienie.D40])" office:value-type="float" office:value="10" calcext:value-type="float">
            <text:p>10</text:p>
          </table:table-cell>
          <table:table-cell table:formula="of:=[$Zamówienie.E40]" office:value-type="float" office:value="6" calcext:value-type="float">
            <text:p>6</text:p>
          </table:table-cell>
          <table:table-cell table:number-columns-repeated="4"/>
          <table:table-cell table:formula="of:=MIN(MAX(0;[.$B41]*[.J$2]-[.$C41];[.$E41]-[.$C41]);[.$D41])" office:value-type="float" office:value="2" calcext:value-type="float">
            <text:p>2</text:p>
          </table:table-cell>
          <table:table-cell table:formula="of:=MIN(MAX(0;[.$B41]*[.K$2]-[.$C41];[.$E41]-[.$C41]);[.$D41])" office:value-type="float" office:value="2" calcext:value-type="float">
            <text:p>2</text:p>
          </table:table-cell>
          <table:table-cell table:formula="of:=MIN(MAX(0;[.$B41]*[.L$2]-[.$C41];[.$E41]-[.$C41]);[.$D41])" office:value-type="float" office:value="2" calcext:value-type="float">
            <text:p>2</text:p>
          </table:table-cell>
          <table:table-cell table:formula="of:=MIN(MAX(0;[.$B41]*[.M$2]-[.$C41];[.$E41]-[.$C41]);[.$D41])" office:value-type="float" office:value="2" calcext:value-type="float">
            <text:p>2</text:p>
          </table:table-cell>
          <table:table-cell table:formula="of:=MIN(MAX(0;[.$B41]*[.N$2]-[.$C41];[.$E41]-[.$C41]);[.$D41])" office:value-type="float" office:value="2" calcext:value-type="float">
            <text:p>2</text:p>
          </table:table-cell>
          <table:table-cell table:formula="of:=MIN(MAX(0;[.$B41]*[.O$2]-[.$C41];[.$E41]-[.$C41]);[.$D41])" office:value-type="float" office:value="2" calcext:value-type="float">
            <text:p>2</text:p>
          </table:table-cell>
          <table:table-cell table:formula="of:=MIN(MAX(0;[.$B41]*[.P$2]-[.$C41];[.$E41]-[.$C41]);[.$D41])" office:value-type="float" office:value="2" calcext:value-type="float">
            <text:p>2</text:p>
          </table:table-cell>
          <table:table-cell table:formula="of:=MIN(MAX(0;[.$B41]*[.Q$2]-[.$C41];[.$E41]-[.$C41]);[.$D41])" office:value-type="float" office:value="2" calcext:value-type="float">
            <text:p>2</text:p>
          </table:table-cell>
          <table:table-cell table:formula="of:=MIN(MAX(0;[.$B41]*[.R$2]-[.$C41];[.$E41]-[.$C41]);[.$D41])" office:value-type="float" office:value="2" calcext:value-type="float">
            <text:p>2</text:p>
          </table:table-cell>
          <table:table-cell table:formula="of:=MIN(MAX(0;[.$B41]*[.S$2]-[.$C41];[.$E41]-[.$C41]);[.$D41])" office:value-type="float" office:value="2" calcext:value-type="float">
            <text:p>2</text:p>
          </table:table-cell>
          <table:table-cell table:number-columns-repeated="3"/>
          <table:table-cell table:formula="of:=FLOOR([.S41];1)" office:value-type="float" office:value="2" calcext:value-type="float">
            <text:p>2</text:p>
          </table:table-cell>
          <table:table-cell table:formula="of:=[.S41]-[.W41]" office:value-type="float" office:value="0" calcext:value-type="float">
            <text:p>0</text:p>
          </table:table-cell>
          <table:table-cell table:formula="of:=IF(AND(COUNTIF([.$AC$4:.$AC$203];&quot;=&quot;&amp;[.X41]);SUM([.Y$4:.Y40])&lt;[.AD$3]);1;0)" office:value-type="float" office:value="0" calcext:value-type="float">
            <text:p>0</text:p>
          </table:table-cell>
          <table:table-cell table:number-columns-repeated="2"/>
          <table:table-cell table:formula="of:=[.AB40]+COUNTIF([.$X$4:.$X$203];&quot;=&quot;&amp;[.AC40])" office:value-type="float" office:value="24" calcext:value-type="float">
            <text:p>24</text:p>
          </table:table-cell>
          <table:table-cell table:formula="of:=IF([.AB41]&lt;=[.AD$3];LARGE([.$X$4:.$X$203];[.AB41]);&quot;&quot;)">
            <text:p/>
          </table:table-cell>
          <table:table-cell table:number-columns-repeated="2"/>
          <table:table-cell table:formula="of:=[.Y41]+[.W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1]" office:value-type="float" office:value="39" calcext:value-type="float">
            <text:p>39</text:p>
          </table:table-cell>
          <table:table-cell table:formula="of:=[$Zamówienie.B41]" office:value-type="float" office:value="0" calcext:value-type="float">
            <text:p>0</text:p>
          </table:table-cell>
          <table:table-cell table:formula="of:=[$Zamówienie.C41]" office:value-type="float" office:value="3" calcext:value-type="float">
            <text:p>3</text:p>
          </table:table-cell>
          <table:table-cell table:formula="of:=IF([$Zamówienie.D41]=&quot;&quot;;1.7976931348623157E+308;[$Zamówienie.D41])" office:value-type="float" office:value="1" calcext:value-type="float">
            <text:p>1</text:p>
          </table:table-cell>
          <table:table-cell table:formula="of:=[$Zamówienie.E41]" office:value-type="float" office:value="0" calcext:value-type="float">
            <text:p>0</text:p>
          </table:table-cell>
          <table:table-cell table:number-columns-repeated="4"/>
          <table:table-cell table:formula="of:=MIN(MAX(0;[.$B42]*[.J$2]-[.$C42];[.$E42]-[.$C42]);[.$D42])" office:value-type="float" office:value="0" calcext:value-type="float">
            <text:p>0</text:p>
          </table:table-cell>
          <table:table-cell table:formula="of:=MIN(MAX(0;[.$B42]*[.K$2]-[.$C42];[.$E42]-[.$C42]);[.$D42])" office:value-type="float" office:value="0" calcext:value-type="float">
            <text:p>0</text:p>
          </table:table-cell>
          <table:table-cell table:formula="of:=MIN(MAX(0;[.$B42]*[.L$2]-[.$C42];[.$E42]-[.$C42]);[.$D42])" office:value-type="float" office:value="0" calcext:value-type="float">
            <text:p>0</text:p>
          </table:table-cell>
          <table:table-cell table:formula="of:=MIN(MAX(0;[.$B42]*[.M$2]-[.$C42];[.$E42]-[.$C42]);[.$D42])" office:value-type="float" office:value="0" calcext:value-type="float">
            <text:p>0</text:p>
          </table:table-cell>
          <table:table-cell table:formula="of:=MIN(MAX(0;[.$B42]*[.N$2]-[.$C42];[.$E42]-[.$C42]);[.$D42])" office:value-type="float" office:value="0" calcext:value-type="float">
            <text:p>0</text:p>
          </table:table-cell>
          <table:table-cell table:formula="of:=MIN(MAX(0;[.$B42]*[.O$2]-[.$C42];[.$E42]-[.$C42]);[.$D42])" office:value-type="float" office:value="0" calcext:value-type="float">
            <text:p>0</text:p>
          </table:table-cell>
          <table:table-cell table:formula="of:=MIN(MAX(0;[.$B42]*[.P$2]-[.$C42];[.$E42]-[.$C42]);[.$D42])" office:value-type="float" office:value="0" calcext:value-type="float">
            <text:p>0</text:p>
          </table:table-cell>
          <table:table-cell table:formula="of:=MIN(MAX(0;[.$B42]*[.Q$2]-[.$C42];[.$E42]-[.$C42]);[.$D42])" office:value-type="float" office:value="0" calcext:value-type="float">
            <text:p>0</text:p>
          </table:table-cell>
          <table:table-cell table:formula="of:=MIN(MAX(0;[.$B42]*[.R$2]-[.$C42];[.$E42]-[.$C42]);[.$D42])" office:value-type="float" office:value="0" calcext:value-type="float">
            <text:p>0</text:p>
          </table:table-cell>
          <table:table-cell table:formula="of:=MIN(MAX(0;[.$B42]*[.S$2]-[.$C42];[.$E42]-[.$C42]);[.$D42])" office:value-type="float" office:value="0" calcext:value-type="float">
            <text:p>0</text:p>
          </table:table-cell>
          <table:table-cell table:number-columns-repeated="3"/>
          <table:table-cell table:formula="of:=FLOOR([.S42];1)" office:value-type="float" office:value="0" calcext:value-type="float">
            <text:p>0</text:p>
          </table:table-cell>
          <table:table-cell table:formula="of:=[.S42]-[.W42]" office:value-type="float" office:value="0" calcext:value-type="float">
            <text:p>0</text:p>
          </table:table-cell>
          <table:table-cell table:formula="of:=IF(AND(COUNTIF([.$AC$4:.$AC$203];&quot;=&quot;&amp;[.X42]);SUM([.Y$4:.Y41])&lt;[.AD$3]);1;0)" office:value-type="float" office:value="0" calcext:value-type="float">
            <text:p>0</text:p>
          </table:table-cell>
          <table:table-cell table:number-columns-repeated="2"/>
          <table:table-cell table:formula="of:=[.AB41]+COUNTIF([.$X$4:.$X$203];&quot;=&quot;&amp;[.AC41])" office:value-type="float" office:value="24" calcext:value-type="float">
            <text:p>24</text:p>
          </table:table-cell>
          <table:table-cell table:formula="of:=IF([.AB42]&lt;=[.AD$3];LARGE([.$X$4:.$X$203];[.AB42]);&quot;&quot;)">
            <text:p/>
          </table:table-cell>
          <table:table-cell table:number-columns-repeated="2"/>
          <table:table-cell table:formula="of:=[.Y42]+[.W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2]" office:value-type="float" office:value="40" calcext:value-type="float">
            <text:p>40</text:p>
          </table:table-cell>
          <table:table-cell table:formula="of:=[$Zamówienie.B42]" office:value-type="float" office:value="5" calcext:value-type="float">
            <text:p>5</text:p>
          </table:table-cell>
          <table:table-cell table:formula="of:=[$Zamówienie.C42]" office:value-type="float" office:value="9" calcext:value-type="float">
            <text:p>9</text:p>
          </table:table-cell>
          <table:table-cell table:formula="of:=IF([$Zamówienie.D42]=&quot;&quot;;1.7976931348623157E+308;[$Zamówienie.D42])" office:value-type="float" office:value="8" calcext:value-type="float">
            <text:p>8</text:p>
          </table:table-cell>
          <table:table-cell table:formula="of:=[$Zamówienie.E42]" office:value-type="float" office:value="10" calcext:value-type="float">
            <text:p>10</text:p>
          </table:table-cell>
          <table:table-cell table:number-columns-repeated="4"/>
          <table:table-cell table:formula="of:=MIN(MAX(0;[.$B43]*[.J$2]-[.$C43];[.$E43]-[.$C43]);[.$D43])" office:value-type="float" office:value="1" calcext:value-type="float">
            <text:p>1</text:p>
          </table:table-cell>
          <table:table-cell table:formula="of:=MIN(MAX(0;[.$B43]*[.K$2]-[.$C43];[.$E43]-[.$C43]);[.$D43])" office:value-type="float" office:value="1" calcext:value-type="float">
            <text:p>1</text:p>
          </table:table-cell>
          <table:table-cell table:formula="of:=MIN(MAX(0;[.$B43]*[.L$2]-[.$C43];[.$E43]-[.$C43]);[.$D43])" office:value-type="float" office:value="1" calcext:value-type="float">
            <text:p>1</text:p>
          </table:table-cell>
          <table:table-cell table:formula="of:=MIN(MAX(0;[.$B43]*[.M$2]-[.$C43];[.$E43]-[.$C43]);[.$D43])" office:value-type="float" office:value="1" calcext:value-type="float">
            <text:p>1</text:p>
          </table:table-cell>
          <table:table-cell table:formula="of:=MIN(MAX(0;[.$B43]*[.N$2]-[.$C43];[.$E43]-[.$C43]);[.$D43])" office:value-type="float" office:value="1" calcext:value-type="float">
            <text:p>1</text:p>
          </table:table-cell>
          <table:table-cell table:formula="of:=MIN(MAX(0;[.$B43]*[.O$2]-[.$C43];[.$E43]-[.$C43]);[.$D43])" office:value-type="float" office:value="1" calcext:value-type="float">
            <text:p>1</text:p>
          </table:table-cell>
          <table:table-cell table:formula="of:=MIN(MAX(0;[.$B43]*[.P$2]-[.$C43];[.$E43]-[.$C43]);[.$D43])" office:value-type="float" office:value="1" calcext:value-type="float">
            <text:p>1</text:p>
          </table:table-cell>
          <table:table-cell table:formula="of:=MIN(MAX(0;[.$B43]*[.Q$2]-[.$C43];[.$E43]-[.$C43]);[.$D43])" office:value-type="float" office:value="1" calcext:value-type="float">
            <text:p>1</text:p>
          </table:table-cell>
          <table:table-cell table:formula="of:=MIN(MAX(0;[.$B43]*[.R$2]-[.$C43];[.$E43]-[.$C43]);[.$D43])" office:value-type="float" office:value="1" calcext:value-type="float">
            <text:p>1</text:p>
          </table:table-cell>
          <table:table-cell table:formula="of:=MIN(MAX(0;[.$B43]*[.S$2]-[.$C43];[.$E43]-[.$C43]);[.$D43])" office:value-type="float" office:value="1" calcext:value-type="float">
            <text:p>1</text:p>
          </table:table-cell>
          <table:table-cell table:number-columns-repeated="3"/>
          <table:table-cell table:formula="of:=FLOOR([.S43];1)" office:value-type="float" office:value="1" calcext:value-type="float">
            <text:p>1</text:p>
          </table:table-cell>
          <table:table-cell table:formula="of:=[.S43]-[.W43]" office:value-type="float" office:value="0" calcext:value-type="float">
            <text:p>0</text:p>
          </table:table-cell>
          <table:table-cell table:formula="of:=IF(AND(COUNTIF([.$AC$4:.$AC$203];&quot;=&quot;&amp;[.X43]);SUM([.Y$4:.Y42])&lt;[.AD$3]);1;0)" office:value-type="float" office:value="0" calcext:value-type="float">
            <text:p>0</text:p>
          </table:table-cell>
          <table:table-cell table:number-columns-repeated="2"/>
          <table:table-cell table:formula="of:=[.AB42]+COUNTIF([.$X$4:.$X$203];&quot;=&quot;&amp;[.AC42])" office:value-type="float" office:value="24" calcext:value-type="float">
            <text:p>24</text:p>
          </table:table-cell>
          <table:table-cell table:formula="of:=IF([.AB43]&lt;=[.AD$3];LARGE([.$X$4:.$X$203];[.AB43]);&quot;&quot;)">
            <text:p/>
          </table:table-cell>
          <table:table-cell table:number-columns-repeated="2"/>
          <table:table-cell table:formula="of:=[.Y43]+[.W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3]" office:value-type="float" office:value="41" calcext:value-type="float">
            <text:p>41</text:p>
          </table:table-cell>
          <table:table-cell table:formula="of:=[$Zamówienie.B43]" office:value-type="float" office:value="2" calcext:value-type="float">
            <text:p>2</text:p>
          </table:table-cell>
          <table:table-cell table:formula="of:=[$Zamówienie.C43]" office:value-type="float" office:value="3" calcext:value-type="float">
            <text:p>3</text:p>
          </table:table-cell>
          <table:table-cell table:formula="of:=IF([$Zamówienie.D43]=&quot;&quot;;1.7976931348623157E+308;[$Zamówienie.D43])" office:value-type="float" office:value="4" calcext:value-type="float">
            <text:p>4</text:p>
          </table:table-cell>
          <table:table-cell table:formula="of:=[$Zamówienie.E43]" office:value-type="float" office:value="8" calcext:value-type="float">
            <text:p>8</text:p>
          </table:table-cell>
          <table:table-cell table:number-columns-repeated="4"/>
          <table:table-cell table:formula="of:=MIN(MAX(0;[.$B44]*[.J$2]-[.$C44];[.$E44]-[.$C44]);[.$D44])" office:value-type="float" office:value="4" calcext:value-type="float">
            <text:p>4</text:p>
          </table:table-cell>
          <table:table-cell table:formula="of:=MIN(MAX(0;[.$B44]*[.K$2]-[.$C44];[.$E44]-[.$C44]);[.$D44])" office:value-type="float" office:value="4" calcext:value-type="float">
            <text:p>4</text:p>
          </table:table-cell>
          <table:table-cell table:formula="of:=MIN(MAX(0;[.$B44]*[.L$2]-[.$C44];[.$E44]-[.$C44]);[.$D44])" office:value-type="float" office:value="4" calcext:value-type="float">
            <text:p>4</text:p>
          </table:table-cell>
          <table:table-cell table:formula="of:=MIN(MAX(0;[.$B44]*[.M$2]-[.$C44];[.$E44]-[.$C44]);[.$D44])" office:value-type="float" office:value="4" calcext:value-type="float">
            <text:p>4</text:p>
          </table:table-cell>
          <table:table-cell table:formula="of:=MIN(MAX(0;[.$B44]*[.N$2]-[.$C44];[.$E44]-[.$C44]);[.$D44])" office:value-type="float" office:value="4" calcext:value-type="float">
            <text:p>4</text:p>
          </table:table-cell>
          <table:table-cell table:formula="of:=MIN(MAX(0;[.$B44]*[.O$2]-[.$C44];[.$E44]-[.$C44]);[.$D44])" office:value-type="float" office:value="4" calcext:value-type="float">
            <text:p>4</text:p>
          </table:table-cell>
          <table:table-cell table:formula="of:=MIN(MAX(0;[.$B44]*[.P$2]-[.$C44];[.$E44]-[.$C44]);[.$D44])" office:value-type="float" office:value="4" calcext:value-type="float">
            <text:p>4</text:p>
          </table:table-cell>
          <table:table-cell table:formula="of:=MIN(MAX(0;[.$B44]*[.Q$2]-[.$C44];[.$E44]-[.$C44]);[.$D44])" office:value-type="float" office:value="4" calcext:value-type="float">
            <text:p>4</text:p>
          </table:table-cell>
          <table:table-cell table:formula="of:=MIN(MAX(0;[.$B44]*[.R$2]-[.$C44];[.$E44]-[.$C44]);[.$D44])" office:value-type="float" office:value="4" calcext:value-type="float">
            <text:p>4</text:p>
          </table:table-cell>
          <table:table-cell table:formula="of:=MIN(MAX(0;[.$B44]*[.S$2]-[.$C44];[.$E44]-[.$C44]);[.$D44])" office:value-type="float" office:value="4" calcext:value-type="float">
            <text:p>4</text:p>
          </table:table-cell>
          <table:table-cell table:number-columns-repeated="3"/>
          <table:table-cell table:formula="of:=FLOOR([.S44];1)" office:value-type="float" office:value="4" calcext:value-type="float">
            <text:p>4</text:p>
          </table:table-cell>
          <table:table-cell table:formula="of:=[.S44]-[.W44]" office:value-type="float" office:value="0" calcext:value-type="float">
            <text:p>0</text:p>
          </table:table-cell>
          <table:table-cell table:formula="of:=IF(AND(COUNTIF([.$AC$4:.$AC$203];&quot;=&quot;&amp;[.X44]);SUM([.Y$4:.Y43])&lt;[.AD$3]);1;0)" office:value-type="float" office:value="0" calcext:value-type="float">
            <text:p>0</text:p>
          </table:table-cell>
          <table:table-cell table:number-columns-repeated="2"/>
          <table:table-cell table:formula="of:=[.AB43]+COUNTIF([.$X$4:.$X$203];&quot;=&quot;&amp;[.AC43])" office:value-type="float" office:value="24" calcext:value-type="float">
            <text:p>24</text:p>
          </table:table-cell>
          <table:table-cell table:formula="of:=IF([.AB44]&lt;=[.AD$3];LARGE([.$X$4:.$X$203];[.AB44]);&quot;&quot;)">
            <text:p/>
          </table:table-cell>
          <table:table-cell table:number-columns-repeated="2"/>
          <table:table-cell table:formula="of:=[.Y44]+[.W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44]" office:value-type="float" office:value="42" calcext:value-type="float">
            <text:p>42</text:p>
          </table:table-cell>
          <table:table-cell table:formula="of:=[$Zamówienie.B44]" office:value-type="float" office:value="8" calcext:value-type="float">
            <text:p>8</text:p>
          </table:table-cell>
          <table:table-cell table:formula="of:=[$Zamówienie.C44]" office:value-type="float" office:value="1" calcext:value-type="float">
            <text:p>1</text:p>
          </table:table-cell>
          <table:table-cell table:formula="of:=IF([$Zamówienie.D44]=&quot;&quot;;1.7976931348623157E+308;[$Zamówienie.D44])" office:value-type="float" office:value="2" calcext:value-type="float">
            <text:p>2</text:p>
          </table:table-cell>
          <table:table-cell table:formula="of:=[$Zamówienie.E44]" office:value-type="float" office:value="5" calcext:value-type="float">
            <text:p>5</text:p>
          </table:table-cell>
          <table:table-cell table:number-columns-repeated="4"/>
          <table:table-cell table:formula="of:=MIN(MAX(0;[.$B45]*[.J$2]-[.$C45];[.$E45]-[.$C45]);[.$D45])" office:value-type="float" office:value="2" calcext:value-type="float">
            <text:p>2</text:p>
          </table:table-cell>
          <table:table-cell table:formula="of:=MIN(MAX(0;[.$B45]*[.K$2]-[.$C45];[.$E45]-[.$C45]);[.$D45])" office:value-type="float" office:value="2" calcext:value-type="float">
            <text:p>2</text:p>
          </table:table-cell>
          <table:table-cell table:formula="of:=MIN(MAX(0;[.$B45]*[.L$2]-[.$C45];[.$E45]-[.$C45]);[.$D45])" office:value-type="float" office:value="2" calcext:value-type="float">
            <text:p>2</text:p>
          </table:table-cell>
          <table:table-cell table:formula="of:=MIN(MAX(0;[.$B45]*[.M$2]-[.$C45];[.$E45]-[.$C45]);[.$D45])" office:value-type="float" office:value="2" calcext:value-type="float">
            <text:p>2</text:p>
          </table:table-cell>
          <table:table-cell table:formula="of:=MIN(MAX(0;[.$B45]*[.N$2]-[.$C45];[.$E45]-[.$C45]);[.$D45])" office:value-type="float" office:value="2" calcext:value-type="float">
            <text:p>2</text:p>
          </table:table-cell>
          <table:table-cell table:formula="of:=MIN(MAX(0;[.$B45]*[.O$2]-[.$C45];[.$E45]-[.$C45]);[.$D45])" office:value-type="float" office:value="2" calcext:value-type="float">
            <text:p>2</text:p>
          </table:table-cell>
          <table:table-cell table:formula="of:=MIN(MAX(0;[.$B45]*[.P$2]-[.$C45];[.$E45]-[.$C45]);[.$D45])" office:value-type="float" office:value="2" calcext:value-type="float">
            <text:p>2</text:p>
          </table:table-cell>
          <table:table-cell table:formula="of:=MIN(MAX(0;[.$B45]*[.Q$2]-[.$C45];[.$E45]-[.$C45]);[.$D45])" office:value-type="float" office:value="2" calcext:value-type="float">
            <text:p>2</text:p>
          </table:table-cell>
          <table:table-cell table:formula="of:=MIN(MAX(0;[.$B45]*[.R$2]-[.$C45];[.$E45]-[.$C45]);[.$D45])" office:value-type="float" office:value="2" calcext:value-type="float">
            <text:p>2</text:p>
          </table:table-cell>
          <table:table-cell table:formula="of:=MIN(MAX(0;[.$B45]*[.S$2]-[.$C45];[.$E45]-[.$C45]);[.$D45])" office:value-type="float" office:value="2" calcext:value-type="float">
            <text:p>2</text:p>
          </table:table-cell>
          <table:table-cell table:number-columns-repeated="3"/>
          <table:table-cell table:formula="of:=FLOOR([.S45];1)" office:value-type="float" office:value="2" calcext:value-type="float">
            <text:p>2</text:p>
          </table:table-cell>
          <table:table-cell table:formula="of:=[.S45]-[.W45]" office:value-type="float" office:value="0" calcext:value-type="float">
            <text:p>0</text:p>
          </table:table-cell>
          <table:table-cell table:formula="of:=IF(AND(COUNTIF([.$AC$4:.$AC$203];&quot;=&quot;&amp;[.X45]);SUM([.Y$4:.Y44])&lt;[.AD$3]);1;0)" office:value-type="float" office:value="0" calcext:value-type="float">
            <text:p>0</text:p>
          </table:table-cell>
          <table:table-cell table:number-columns-repeated="2"/>
          <table:table-cell table:formula="of:=[.AB44]+COUNTIF([.$X$4:.$X$203];&quot;=&quot;&amp;[.AC44])" office:value-type="float" office:value="24" calcext:value-type="float">
            <text:p>24</text:p>
          </table:table-cell>
          <table:table-cell table:formula="of:=IF([.AB45]&lt;=[.AD$3];LARGE([.$X$4:.$X$203];[.AB45]);&quot;&quot;)">
            <text:p/>
          </table:table-cell>
          <table:table-cell table:number-columns-repeated="2"/>
          <table:table-cell table:formula="of:=[.Y45]+[.W4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5]" office:value-type="float" office:value="43" calcext:value-type="float">
            <text:p>43</text:p>
          </table:table-cell>
          <table:table-cell table:formula="of:=[$Zamówienie.B45]" office:value-type="float" office:value="9" calcext:value-type="float">
            <text:p>9</text:p>
          </table:table-cell>
          <table:table-cell table:formula="of:=[$Zamówienie.C45]" office:value-type="float" office:value="9" calcext:value-type="float">
            <text:p>9</text:p>
          </table:table-cell>
          <table:table-cell table:formula="of:=IF([$Zamówienie.D45]=&quot;&quot;;1.7976931348623157E+308;[$Zamówienie.D45])" office:value-type="float" office:value="1" calcext:value-type="float">
            <text:p>1</text:p>
          </table:table-cell>
          <table:table-cell table:formula="of:=[$Zamówienie.E45]" office:value-type="float" office:value="4" calcext:value-type="float">
            <text:p>4</text:p>
          </table:table-cell>
          <table:table-cell table:number-columns-repeated="4"/>
          <table:table-cell table:formula="of:=MIN(MAX(0;[.$B46]*[.J$2]-[.$C46];[.$E46]-[.$C46]);[.$D46])" office:value-type="float" office:value="1" calcext:value-type="float">
            <text:p>1</text:p>
          </table:table-cell>
          <table:table-cell table:formula="of:=MIN(MAX(0;[.$B46]*[.K$2]-[.$C46];[.$E46]-[.$C46]);[.$D46])" office:value-type="float" office:value="1" calcext:value-type="float">
            <text:p>1</text:p>
          </table:table-cell>
          <table:table-cell table:formula="of:=MIN(MAX(0;[.$B46]*[.L$2]-[.$C46];[.$E46]-[.$C46]);[.$D46])" office:value-type="float" office:value="1" calcext:value-type="float">
            <text:p>1</text:p>
          </table:table-cell>
          <table:table-cell table:formula="of:=MIN(MAX(0;[.$B46]*[.M$2]-[.$C46];[.$E46]-[.$C46]);[.$D46])" office:value-type="float" office:value="1" calcext:value-type="float">
            <text:p>1</text:p>
          </table:table-cell>
          <table:table-cell table:formula="of:=MIN(MAX(0;[.$B46]*[.N$2]-[.$C46];[.$E46]-[.$C46]);[.$D46])" office:value-type="float" office:value="1" calcext:value-type="float">
            <text:p>1</text:p>
          </table:table-cell>
          <table:table-cell table:formula="of:=MIN(MAX(0;[.$B46]*[.O$2]-[.$C46];[.$E46]-[.$C46]);[.$D46])" office:value-type="float" office:value="1" calcext:value-type="float">
            <text:p>1</text:p>
          </table:table-cell>
          <table:table-cell table:formula="of:=MIN(MAX(0;[.$B46]*[.P$2]-[.$C46];[.$E46]-[.$C46]);[.$D46])" office:value-type="float" office:value="1" calcext:value-type="float">
            <text:p>1</text:p>
          </table:table-cell>
          <table:table-cell table:formula="of:=MIN(MAX(0;[.$B46]*[.Q$2]-[.$C46];[.$E46]-[.$C46]);[.$D46])" office:value-type="float" office:value="1" calcext:value-type="float">
            <text:p>1</text:p>
          </table:table-cell>
          <table:table-cell table:formula="of:=MIN(MAX(0;[.$B46]*[.R$2]-[.$C46];[.$E46]-[.$C46]);[.$D46])" office:value-type="float" office:value="1" calcext:value-type="float">
            <text:p>1</text:p>
          </table:table-cell>
          <table:table-cell table:formula="of:=MIN(MAX(0;[.$B46]*[.S$2]-[.$C46];[.$E46]-[.$C46]);[.$D46])" office:value-type="float" office:value="1" calcext:value-type="float">
            <text:p>1</text:p>
          </table:table-cell>
          <table:table-cell table:number-columns-repeated="3"/>
          <table:table-cell table:formula="of:=FLOOR([.S46];1)" office:value-type="float" office:value="1" calcext:value-type="float">
            <text:p>1</text:p>
          </table:table-cell>
          <table:table-cell table:formula="of:=[.S46]-[.W46]" office:value-type="float" office:value="0" calcext:value-type="float">
            <text:p>0</text:p>
          </table:table-cell>
          <table:table-cell table:formula="of:=IF(AND(COUNTIF([.$AC$4:.$AC$203];&quot;=&quot;&amp;[.X46]);SUM([.Y$4:.Y45])&lt;[.AD$3]);1;0)" office:value-type="float" office:value="0" calcext:value-type="float">
            <text:p>0</text:p>
          </table:table-cell>
          <table:table-cell table:number-columns-repeated="2"/>
          <table:table-cell table:formula="of:=[.AB45]+COUNTIF([.$X$4:.$X$203];&quot;=&quot;&amp;[.AC45])" office:value-type="float" office:value="24" calcext:value-type="float">
            <text:p>24</text:p>
          </table:table-cell>
          <table:table-cell table:formula="of:=IF([.AB46]&lt;=[.AD$3];LARGE([.$X$4:.$X$203];[.AB46]);&quot;&quot;)">
            <text:p/>
          </table:table-cell>
          <table:table-cell table:number-columns-repeated="2"/>
          <table:table-cell table:formula="of:=[.Y46]+[.W4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6]" office:value-type="float" office:value="44" calcext:value-type="float">
            <text:p>44</text:p>
          </table:table-cell>
          <table:table-cell table:formula="of:=[$Zamówienie.B46]" office:value-type="float" office:value="10" calcext:value-type="float">
            <text:p>10</text:p>
          </table:table-cell>
          <table:table-cell table:formula="of:=[$Zamówienie.C46]" office:value-type="float" office:value="8" calcext:value-type="float">
            <text:p>8</text:p>
          </table:table-cell>
          <table:table-cell table:formula="of:=IF([$Zamówienie.D46]=&quot;&quot;;1.7976931348623157E+308;[$Zamówienie.D46])" office:value-type="float" office:value="6" calcext:value-type="float">
            <text:p>6</text:p>
          </table:table-cell>
          <table:table-cell table:formula="of:=[$Zamówienie.E46]" office:value-type="float" office:value="6" calcext:value-type="float">
            <text:p>6</text:p>
          </table:table-cell>
          <table:table-cell table:number-columns-repeated="4"/>
          <table:table-cell table:formula="of:=MIN(MAX(0;[.$B47]*[.J$2]-[.$C47];[.$E47]-[.$C47]);[.$D47])" office:value-type="float" office:value="6" calcext:value-type="float">
            <text:p>6</text:p>
          </table:table-cell>
          <table:table-cell table:formula="of:=MIN(MAX(0;[.$B47]*[.K$2]-[.$C47];[.$E47]-[.$C47]);[.$D47])" office:value-type="float" office:value="6" calcext:value-type="float">
            <text:p>6</text:p>
          </table:table-cell>
          <table:table-cell table:formula="of:=MIN(MAX(0;[.$B47]*[.L$2]-[.$C47];[.$E47]-[.$C47]);[.$D47])" office:value-type="float" office:value="6" calcext:value-type="float">
            <text:p>6</text:p>
          </table:table-cell>
          <table:table-cell table:formula="of:=MIN(MAX(0;[.$B47]*[.M$2]-[.$C47];[.$E47]-[.$C47]);[.$D47])" office:value-type="float" office:value="6" calcext:value-type="float">
            <text:p>6</text:p>
          </table:table-cell>
          <table:table-cell table:formula="of:=MIN(MAX(0;[.$B47]*[.N$2]-[.$C47];[.$E47]-[.$C47]);[.$D47])" office:value-type="float" office:value="6" calcext:value-type="float">
            <text:p>6</text:p>
          </table:table-cell>
          <table:table-cell table:formula="of:=MIN(MAX(0;[.$B47]*[.O$2]-[.$C47];[.$E47]-[.$C47]);[.$D47])" office:value-type="float" office:value="6" calcext:value-type="float">
            <text:p>6</text:p>
          </table:table-cell>
          <table:table-cell table:formula="of:=MIN(MAX(0;[.$B47]*[.P$2]-[.$C47];[.$E47]-[.$C47]);[.$D47])" office:value-type="float" office:value="6" calcext:value-type="float">
            <text:p>6</text:p>
          </table:table-cell>
          <table:table-cell table:formula="of:=MIN(MAX(0;[.$B47]*[.Q$2]-[.$C47];[.$E47]-[.$C47]);[.$D47])" office:value-type="float" office:value="6" calcext:value-type="float">
            <text:p>6</text:p>
          </table:table-cell>
          <table:table-cell table:formula="of:=MIN(MAX(0;[.$B47]*[.R$2]-[.$C47];[.$E47]-[.$C47]);[.$D47])" office:value-type="float" office:value="6" calcext:value-type="float">
            <text:p>6</text:p>
          </table:table-cell>
          <table:table-cell table:formula="of:=MIN(MAX(0;[.$B47]*[.S$2]-[.$C47];[.$E47]-[.$C47]);[.$D47])" office:value-type="float" office:value="6" calcext:value-type="float">
            <text:p>6</text:p>
          </table:table-cell>
          <table:table-cell table:number-columns-repeated="3"/>
          <table:table-cell table:formula="of:=FLOOR([.S47];1)" office:value-type="float" office:value="6" calcext:value-type="float">
            <text:p>6</text:p>
          </table:table-cell>
          <table:table-cell table:formula="of:=[.S47]-[.W47]" office:value-type="float" office:value="0" calcext:value-type="float">
            <text:p>0</text:p>
          </table:table-cell>
          <table:table-cell table:formula="of:=IF(AND(COUNTIF([.$AC$4:.$AC$203];&quot;=&quot;&amp;[.X47]);SUM([.Y$4:.Y46])&lt;[.AD$3]);1;0)" office:value-type="float" office:value="0" calcext:value-type="float">
            <text:p>0</text:p>
          </table:table-cell>
          <table:table-cell table:number-columns-repeated="2"/>
          <table:table-cell table:formula="of:=[.AB46]+COUNTIF([.$X$4:.$X$203];&quot;=&quot;&amp;[.AC46])" office:value-type="float" office:value="24" calcext:value-type="float">
            <text:p>24</text:p>
          </table:table-cell>
          <table:table-cell table:formula="of:=IF([.AB47]&lt;=[.AD$3];LARGE([.$X$4:.$X$203];[.AB47]);&quot;&quot;)">
            <text:p/>
          </table:table-cell>
          <table:table-cell table:number-columns-repeated="2"/>
          <table:table-cell table:formula="of:=[.Y47]+[.W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7]" office:value-type="float" office:value="45" calcext:value-type="float">
            <text:p>45</text:p>
          </table:table-cell>
          <table:table-cell table:formula="of:=[$Zamówienie.B47]" office:value-type="float" office:value="3" calcext:value-type="float">
            <text:p>3</text:p>
          </table:table-cell>
          <table:table-cell table:formula="of:=[$Zamówienie.C47]" office:value-type="float" office:value="10" calcext:value-type="float">
            <text:p>10</text:p>
          </table:table-cell>
          <table:table-cell table:formula="of:=IF([$Zamówienie.D47]=&quot;&quot;;1.7976931348623157E+308;[$Zamówienie.D47])" office:value-type="float" office:value="3" calcext:value-type="float">
            <text:p>3</text:p>
          </table:table-cell>
          <table:table-cell table:formula="of:=[$Zamówienie.E47]" office:value-type="float" office:value="2" calcext:value-type="float">
            <text:p>2</text:p>
          </table:table-cell>
          <table:table-cell table:number-columns-repeated="4"/>
          <table:table-cell table:formula="of:=MIN(MAX(0;[.$B48]*[.J$2]-[.$C48];[.$E48]-[.$C48]);[.$D48])" office:value-type="float" office:value="0" calcext:value-type="float">
            <text:p>0</text:p>
          </table:table-cell>
          <table:table-cell table:formula="of:=MIN(MAX(0;[.$B48]*[.K$2]-[.$C48];[.$E48]-[.$C48]);[.$D48])" office:value-type="float" office:value="0" calcext:value-type="float">
            <text:p>0</text:p>
          </table:table-cell>
          <table:table-cell table:formula="of:=MIN(MAX(0;[.$B48]*[.L$2]-[.$C48];[.$E48]-[.$C48]);[.$D48])" office:value-type="float" office:value="0" calcext:value-type="float">
            <text:p>0</text:p>
          </table:table-cell>
          <table:table-cell table:formula="of:=MIN(MAX(0;[.$B48]*[.M$2]-[.$C48];[.$E48]-[.$C48]);[.$D48])" office:value-type="float" office:value="0" calcext:value-type="float">
            <text:p>0</text:p>
          </table:table-cell>
          <table:table-cell table:formula="of:=MIN(MAX(0;[.$B48]*[.N$2]-[.$C48];[.$E48]-[.$C48]);[.$D48])" office:value-type="float" office:value="0" calcext:value-type="float">
            <text:p>0</text:p>
          </table:table-cell>
          <table:table-cell table:formula="of:=MIN(MAX(0;[.$B48]*[.O$2]-[.$C48];[.$E48]-[.$C48]);[.$D48])" office:value-type="float" office:value="0" calcext:value-type="float">
            <text:p>0</text:p>
          </table:table-cell>
          <table:table-cell table:formula="of:=MIN(MAX(0;[.$B48]*[.P$2]-[.$C48];[.$E48]-[.$C48]);[.$D48])" office:value-type="float" office:value="0" calcext:value-type="float">
            <text:p>0</text:p>
          </table:table-cell>
          <table:table-cell table:formula="of:=MIN(MAX(0;[.$B48]*[.Q$2]-[.$C48];[.$E48]-[.$C48]);[.$D48])" office:value-type="float" office:value="0" calcext:value-type="float">
            <text:p>0</text:p>
          </table:table-cell>
          <table:table-cell table:formula="of:=MIN(MAX(0;[.$B48]*[.R$2]-[.$C48];[.$E48]-[.$C48]);[.$D48])" office:value-type="float" office:value="0" calcext:value-type="float">
            <text:p>0</text:p>
          </table:table-cell>
          <table:table-cell table:formula="of:=MIN(MAX(0;[.$B48]*[.S$2]-[.$C48];[.$E48]-[.$C48]);[.$D48])" office:value-type="float" office:value="0" calcext:value-type="float">
            <text:p>0</text:p>
          </table:table-cell>
          <table:table-cell table:number-columns-repeated="3"/>
          <table:table-cell table:formula="of:=FLOOR([.S48];1)" office:value-type="float" office:value="0" calcext:value-type="float">
            <text:p>0</text:p>
          </table:table-cell>
          <table:table-cell table:formula="of:=[.S48]-[.W48]" office:value-type="float" office:value="0" calcext:value-type="float">
            <text:p>0</text:p>
          </table:table-cell>
          <table:table-cell table:formula="of:=IF(AND(COUNTIF([.$AC$4:.$AC$203];&quot;=&quot;&amp;[.X48]);SUM([.Y$4:.Y47])&lt;[.AD$3]);1;0)" office:value-type="float" office:value="0" calcext:value-type="float">
            <text:p>0</text:p>
          </table:table-cell>
          <table:table-cell table:number-columns-repeated="2"/>
          <table:table-cell table:formula="of:=[.AB47]+COUNTIF([.$X$4:.$X$203];&quot;=&quot;&amp;[.AC47])" office:value-type="float" office:value="24" calcext:value-type="float">
            <text:p>24</text:p>
          </table:table-cell>
          <table:table-cell table:formula="of:=IF([.AB48]&lt;=[.AD$3];LARGE([.$X$4:.$X$203];[.AB48]);&quot;&quot;)">
            <text:p/>
          </table:table-cell>
          <table:table-cell table:number-columns-repeated="2"/>
          <table:table-cell table:formula="of:=[.Y48]+[.W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8]" office:value-type="float" office:value="46" calcext:value-type="float">
            <text:p>46</text:p>
          </table:table-cell>
          <table:table-cell table:formula="of:=[$Zamówienie.B48]" office:value-type="float" office:value="3" calcext:value-type="float">
            <text:p>3</text:p>
          </table:table-cell>
          <table:table-cell table:formula="of:=[$Zamówienie.C48]" office:value-type="float" office:value="6" calcext:value-type="float">
            <text:p>6</text:p>
          </table:table-cell>
          <table:table-cell table:formula="of:=IF([$Zamówienie.D48]=&quot;&quot;;1.7976931348623157E+308;[$Zamówienie.D48])" office:value-type="float" office:value="8" calcext:value-type="float">
            <text:p>8</text:p>
          </table:table-cell>
          <table:table-cell table:formula="of:=[$Zamówienie.E48]" office:value-type="float" office:value="4" calcext:value-type="float">
            <text:p>4</text:p>
          </table:table-cell>
          <table:table-cell table:number-columns-repeated="4"/>
          <table:table-cell table:formula="of:=MIN(MAX(0;[.$B49]*[.J$2]-[.$C49];[.$E49]-[.$C49]);[.$D49])" office:value-type="float" office:value="0" calcext:value-type="float">
            <text:p>0</text:p>
          </table:table-cell>
          <table:table-cell table:formula="of:=MIN(MAX(0;[.$B49]*[.K$2]-[.$C49];[.$E49]-[.$C49]);[.$D49])" office:value-type="float" office:value="0" calcext:value-type="float">
            <text:p>0</text:p>
          </table:table-cell>
          <table:table-cell table:formula="of:=MIN(MAX(0;[.$B49]*[.L$2]-[.$C49];[.$E49]-[.$C49]);[.$D49])" office:value-type="float" office:value="0" calcext:value-type="float">
            <text:p>0</text:p>
          </table:table-cell>
          <table:table-cell table:formula="of:=MIN(MAX(0;[.$B49]*[.M$2]-[.$C49];[.$E49]-[.$C49]);[.$D49])" office:value-type="float" office:value="0" calcext:value-type="float">
            <text:p>0</text:p>
          </table:table-cell>
          <table:table-cell table:formula="of:=MIN(MAX(0;[.$B49]*[.N$2]-[.$C49];[.$E49]-[.$C49]);[.$D49])" office:value-type="float" office:value="0" calcext:value-type="float">
            <text:p>0</text:p>
          </table:table-cell>
          <table:table-cell table:formula="of:=MIN(MAX(0;[.$B49]*[.O$2]-[.$C49];[.$E49]-[.$C49]);[.$D49])" office:value-type="float" office:value="0" calcext:value-type="float">
            <text:p>0</text:p>
          </table:table-cell>
          <table:table-cell table:formula="of:=MIN(MAX(0;[.$B49]*[.P$2]-[.$C49];[.$E49]-[.$C49]);[.$D49])" office:value-type="float" office:value="0" calcext:value-type="float">
            <text:p>0</text:p>
          </table:table-cell>
          <table:table-cell table:formula="of:=MIN(MAX(0;[.$B49]*[.Q$2]-[.$C49];[.$E49]-[.$C49]);[.$D49])" office:value-type="float" office:value="0" calcext:value-type="float">
            <text:p>0</text:p>
          </table:table-cell>
          <table:table-cell table:formula="of:=MIN(MAX(0;[.$B49]*[.R$2]-[.$C49];[.$E49]-[.$C49]);[.$D49])" office:value-type="float" office:value="0" calcext:value-type="float">
            <text:p>0</text:p>
          </table:table-cell>
          <table:table-cell table:formula="of:=MIN(MAX(0;[.$B49]*[.S$2]-[.$C49];[.$E49]-[.$C49]);[.$D49])" office:value-type="float" office:value="0" calcext:value-type="float">
            <text:p>0</text:p>
          </table:table-cell>
          <table:table-cell table:number-columns-repeated="3"/>
          <table:table-cell table:formula="of:=FLOOR([.S49];1)" office:value-type="float" office:value="0" calcext:value-type="float">
            <text:p>0</text:p>
          </table:table-cell>
          <table:table-cell table:formula="of:=[.S49]-[.W49]" office:value-type="float" office:value="0" calcext:value-type="float">
            <text:p>0</text:p>
          </table:table-cell>
          <table:table-cell table:formula="of:=IF(AND(COUNTIF([.$AC$4:.$AC$203];&quot;=&quot;&amp;[.X49]);SUM([.Y$4:.Y48])&lt;[.AD$3]);1;0)" office:value-type="float" office:value="0" calcext:value-type="float">
            <text:p>0</text:p>
          </table:table-cell>
          <table:table-cell table:number-columns-repeated="2"/>
          <table:table-cell table:formula="of:=[.AB48]+COUNTIF([.$X$4:.$X$203];&quot;=&quot;&amp;[.AC48])" office:value-type="float" office:value="24" calcext:value-type="float">
            <text:p>24</text:p>
          </table:table-cell>
          <table:table-cell table:formula="of:=IF([.AB49]&lt;=[.AD$3];LARGE([.$X$4:.$X$203];[.AB49]);&quot;&quot;)">
            <text:p/>
          </table:table-cell>
          <table:table-cell table:number-columns-repeated="2"/>
          <table:table-cell table:formula="of:=[.Y49]+[.W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9]" office:value-type="float" office:value="47" calcext:value-type="float">
            <text:p>47</text:p>
          </table:table-cell>
          <table:table-cell table:formula="of:=[$Zamówienie.B49]" office:value-type="float" office:value="4" calcext:value-type="float">
            <text:p>4</text:p>
          </table:table-cell>
          <table:table-cell table:formula="of:=[$Zamówienie.C49]" office:value-type="float" office:value="2" calcext:value-type="float">
            <text:p>2</text:p>
          </table:table-cell>
          <table:table-cell table:formula="of:=IF([$Zamówienie.D49]=&quot;&quot;;1.7976931348623157E+308;[$Zamówienie.D49])" office:value-type="float" office:value="8" calcext:value-type="float">
            <text:p>8</text:p>
          </table:table-cell>
          <table:table-cell table:formula="of:=[$Zamówienie.E49]" office:value-type="float" office:value="10" calcext:value-type="float">
            <text:p>10</text:p>
          </table:table-cell>
          <table:table-cell table:number-columns-repeated="4"/>
          <table:table-cell table:formula="of:=MIN(MAX(0;[.$B50]*[.J$2]-[.$C50];[.$E50]-[.$C50]);[.$D50])" office:value-type="float" office:value="8" calcext:value-type="float">
            <text:p>8</text:p>
          </table:table-cell>
          <table:table-cell table:formula="of:=MIN(MAX(0;[.$B50]*[.K$2]-[.$C50];[.$E50]-[.$C50]);[.$D50])" office:value-type="float" office:value="8" calcext:value-type="float">
            <text:p>8</text:p>
          </table:table-cell>
          <table:table-cell table:formula="of:=MIN(MAX(0;[.$B50]*[.L$2]-[.$C50];[.$E50]-[.$C50]);[.$D50])" office:value-type="float" office:value="8" calcext:value-type="float">
            <text:p>8</text:p>
          </table:table-cell>
          <table:table-cell table:formula="of:=MIN(MAX(0;[.$B50]*[.M$2]-[.$C50];[.$E50]-[.$C50]);[.$D50])" office:value-type="float" office:value="8" calcext:value-type="float">
            <text:p>8</text:p>
          </table:table-cell>
          <table:table-cell table:formula="of:=MIN(MAX(0;[.$B50]*[.N$2]-[.$C50];[.$E50]-[.$C50]);[.$D50])" office:value-type="float" office:value="8" calcext:value-type="float">
            <text:p>8</text:p>
          </table:table-cell>
          <table:table-cell table:formula="of:=MIN(MAX(0;[.$B50]*[.O$2]-[.$C50];[.$E50]-[.$C50]);[.$D50])" office:value-type="float" office:value="8" calcext:value-type="float">
            <text:p>8</text:p>
          </table:table-cell>
          <table:table-cell table:formula="of:=MIN(MAX(0;[.$B50]*[.P$2]-[.$C50];[.$E50]-[.$C50]);[.$D50])" office:value-type="float" office:value="8" calcext:value-type="float">
            <text:p>8</text:p>
          </table:table-cell>
          <table:table-cell table:formula="of:=MIN(MAX(0;[.$B50]*[.Q$2]-[.$C50];[.$E50]-[.$C50]);[.$D50])" office:value-type="float" office:value="8" calcext:value-type="float">
            <text:p>8</text:p>
          </table:table-cell>
          <table:table-cell table:formula="of:=MIN(MAX(0;[.$B50]*[.R$2]-[.$C50];[.$E50]-[.$C50]);[.$D50])" office:value-type="float" office:value="8" calcext:value-type="float">
            <text:p>8</text:p>
          </table:table-cell>
          <table:table-cell table:formula="of:=MIN(MAX(0;[.$B50]*[.S$2]-[.$C50];[.$E50]-[.$C50]);[.$D50])" office:value-type="float" office:value="8" calcext:value-type="float">
            <text:p>8</text:p>
          </table:table-cell>
          <table:table-cell table:number-columns-repeated="3"/>
          <table:table-cell table:formula="of:=FLOOR([.S50];1)" office:value-type="float" office:value="8" calcext:value-type="float">
            <text:p>8</text:p>
          </table:table-cell>
          <table:table-cell table:formula="of:=[.S50]-[.W50]" office:value-type="float" office:value="0" calcext:value-type="float">
            <text:p>0</text:p>
          </table:table-cell>
          <table:table-cell table:formula="of:=IF(AND(COUNTIF([.$AC$4:.$AC$203];&quot;=&quot;&amp;[.X50]);SUM([.Y$4:.Y49])&lt;[.AD$3]);1;0)" office:value-type="float" office:value="0" calcext:value-type="float">
            <text:p>0</text:p>
          </table:table-cell>
          <table:table-cell table:number-columns-repeated="2"/>
          <table:table-cell table:formula="of:=[.AB49]+COUNTIF([.$X$4:.$X$203];&quot;=&quot;&amp;[.AC49])" office:value-type="float" office:value="24" calcext:value-type="float">
            <text:p>24</text:p>
          </table:table-cell>
          <table:table-cell table:formula="of:=IF([.AB50]&lt;=[.AD$3];LARGE([.$X$4:.$X$203];[.AB50]);&quot;&quot;)">
            <text:p/>
          </table:table-cell>
          <table:table-cell table:number-columns-repeated="2"/>
          <table:table-cell table:formula="of:=[.Y50]+[.W5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50]" office:value-type="float" office:value="48" calcext:value-type="float">
            <text:p>48</text:p>
          </table:table-cell>
          <table:table-cell table:formula="of:=[$Zamówienie.B50]" office:value-type="float" office:value="3" calcext:value-type="float">
            <text:p>3</text:p>
          </table:table-cell>
          <table:table-cell table:formula="of:=[$Zamówienie.C50]" office:value-type="float" office:value="7" calcext:value-type="float">
            <text:p>7</text:p>
          </table:table-cell>
          <table:table-cell table:formula="of:=IF([$Zamówienie.D50]=&quot;&quot;;1.7976931348623157E+308;[$Zamówienie.D50])" office:value-type="float" office:value="1" calcext:value-type="float">
            <text:p>1</text:p>
          </table:table-cell>
          <table:table-cell table:formula="of:=[$Zamówienie.E50]" office:value-type="float" office:value="3" calcext:value-type="float">
            <text:p>3</text:p>
          </table:table-cell>
          <table:table-cell table:number-columns-repeated="4"/>
          <table:table-cell table:formula="of:=MIN(MAX(0;[.$B51]*[.J$2]-[.$C51];[.$E51]-[.$C51]);[.$D51])" office:value-type="float" office:value="0" calcext:value-type="float">
            <text:p>0</text:p>
          </table:table-cell>
          <table:table-cell table:formula="of:=MIN(MAX(0;[.$B51]*[.K$2]-[.$C51];[.$E51]-[.$C51]);[.$D51])" office:value-type="float" office:value="0" calcext:value-type="float">
            <text:p>0</text:p>
          </table:table-cell>
          <table:table-cell table:formula="of:=MIN(MAX(0;[.$B51]*[.L$2]-[.$C51];[.$E51]-[.$C51]);[.$D51])" office:value-type="float" office:value="0" calcext:value-type="float">
            <text:p>0</text:p>
          </table:table-cell>
          <table:table-cell table:formula="of:=MIN(MAX(0;[.$B51]*[.M$2]-[.$C51];[.$E51]-[.$C51]);[.$D51])" office:value-type="float" office:value="0" calcext:value-type="float">
            <text:p>0</text:p>
          </table:table-cell>
          <table:table-cell table:formula="of:=MIN(MAX(0;[.$B51]*[.N$2]-[.$C51];[.$E51]-[.$C51]);[.$D51])" office:value-type="float" office:value="0" calcext:value-type="float">
            <text:p>0</text:p>
          </table:table-cell>
          <table:table-cell table:formula="of:=MIN(MAX(0;[.$B51]*[.O$2]-[.$C51];[.$E51]-[.$C51]);[.$D51])" office:value-type="float" office:value="0" calcext:value-type="float">
            <text:p>0</text:p>
          </table:table-cell>
          <table:table-cell table:formula="of:=MIN(MAX(0;[.$B51]*[.P$2]-[.$C51];[.$E51]-[.$C51]);[.$D51])" office:value-type="float" office:value="0" calcext:value-type="float">
            <text:p>0</text:p>
          </table:table-cell>
          <table:table-cell table:formula="of:=MIN(MAX(0;[.$B51]*[.Q$2]-[.$C51];[.$E51]-[.$C51]);[.$D51])" office:value-type="float" office:value="0" calcext:value-type="float">
            <text:p>0</text:p>
          </table:table-cell>
          <table:table-cell table:formula="of:=MIN(MAX(0;[.$B51]*[.R$2]-[.$C51];[.$E51]-[.$C51]);[.$D51])" office:value-type="float" office:value="0" calcext:value-type="float">
            <text:p>0</text:p>
          </table:table-cell>
          <table:table-cell table:formula="of:=MIN(MAX(0;[.$B51]*[.S$2]-[.$C51];[.$E51]-[.$C51]);[.$D51])" office:value-type="float" office:value="0" calcext:value-type="float">
            <text:p>0</text:p>
          </table:table-cell>
          <table:table-cell table:number-columns-repeated="3"/>
          <table:table-cell table:formula="of:=FLOOR([.S51];1)" office:value-type="float" office:value="0" calcext:value-type="float">
            <text:p>0</text:p>
          </table:table-cell>
          <table:table-cell table:formula="of:=[.S51]-[.W51]" office:value-type="float" office:value="0" calcext:value-type="float">
            <text:p>0</text:p>
          </table:table-cell>
          <table:table-cell table:formula="of:=IF(AND(COUNTIF([.$AC$4:.$AC$203];&quot;=&quot;&amp;[.X51]);SUM([.Y$4:.Y50])&lt;[.AD$3]);1;0)" office:value-type="float" office:value="0" calcext:value-type="float">
            <text:p>0</text:p>
          </table:table-cell>
          <table:table-cell table:number-columns-repeated="2"/>
          <table:table-cell table:formula="of:=[.AB50]+COUNTIF([.$X$4:.$X$203];&quot;=&quot;&amp;[.AC50])" office:value-type="float" office:value="24" calcext:value-type="float">
            <text:p>24</text:p>
          </table:table-cell>
          <table:table-cell table:formula="of:=IF([.AB51]&lt;=[.AD$3];LARGE([.$X$4:.$X$203];[.AB51]);&quot;&quot;)">
            <text:p/>
          </table:table-cell>
          <table:table-cell table:number-columns-repeated="2"/>
          <table:table-cell table:formula="of:=[.Y51]+[.W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1]" office:value-type="float" office:value="49" calcext:value-type="float">
            <text:p>49</text:p>
          </table:table-cell>
          <table:table-cell table:formula="of:=[$Zamówienie.B51]" office:value-type="float" office:value="2" calcext:value-type="float">
            <text:p>2</text:p>
          </table:table-cell>
          <table:table-cell table:formula="of:=[$Zamówienie.C51]" office:value-type="float" office:value="10" calcext:value-type="float">
            <text:p>10</text:p>
          </table:table-cell>
          <table:table-cell table:formula="of:=IF([$Zamówienie.D51]=&quot;&quot;;1.7976931348623157E+308;[$Zamówienie.D51])" office:value-type="float" office:value="8" calcext:value-type="float">
            <text:p>8</text:p>
          </table:table-cell>
          <table:table-cell table:formula="of:=[$Zamówienie.E51]" office:value-type="float" office:value="5" calcext:value-type="float">
            <text:p>5</text:p>
          </table:table-cell>
          <table:table-cell table:number-columns-repeated="4"/>
          <table:table-cell table:formula="of:=MIN(MAX(0;[.$B52]*[.J$2]-[.$C52];[.$E52]-[.$C52]);[.$D52])" office:value-type="float" office:value="0" calcext:value-type="float">
            <text:p>0</text:p>
          </table:table-cell>
          <table:table-cell table:formula="of:=MIN(MAX(0;[.$B52]*[.K$2]-[.$C52];[.$E52]-[.$C52]);[.$D52])" office:value-type="float" office:value="0" calcext:value-type="float">
            <text:p>0</text:p>
          </table:table-cell>
          <table:table-cell table:formula="of:=MIN(MAX(0;[.$B52]*[.L$2]-[.$C52];[.$E52]-[.$C52]);[.$D52])" office:value-type="float" office:value="0" calcext:value-type="float">
            <text:p>0</text:p>
          </table:table-cell>
          <table:table-cell table:formula="of:=MIN(MAX(0;[.$B52]*[.M$2]-[.$C52];[.$E52]-[.$C52]);[.$D52])" office:value-type="float" office:value="0" calcext:value-type="float">
            <text:p>0</text:p>
          </table:table-cell>
          <table:table-cell table:formula="of:=MIN(MAX(0;[.$B52]*[.N$2]-[.$C52];[.$E52]-[.$C52]);[.$D52])" office:value-type="float" office:value="0" calcext:value-type="float">
            <text:p>0</text:p>
          </table:table-cell>
          <table:table-cell table:formula="of:=MIN(MAX(0;[.$B52]*[.O$2]-[.$C52];[.$E52]-[.$C52]);[.$D52])" office:value-type="float" office:value="0" calcext:value-type="float">
            <text:p>0</text:p>
          </table:table-cell>
          <table:table-cell table:formula="of:=MIN(MAX(0;[.$B52]*[.P$2]-[.$C52];[.$E52]-[.$C52]);[.$D52])" office:value-type="float" office:value="0" calcext:value-type="float">
            <text:p>0</text:p>
          </table:table-cell>
          <table:table-cell table:formula="of:=MIN(MAX(0;[.$B52]*[.Q$2]-[.$C52];[.$E52]-[.$C52]);[.$D52])" office:value-type="float" office:value="0" calcext:value-type="float">
            <text:p>0</text:p>
          </table:table-cell>
          <table:table-cell table:formula="of:=MIN(MAX(0;[.$B52]*[.R$2]-[.$C52];[.$E52]-[.$C52]);[.$D52])" office:value-type="float" office:value="0" calcext:value-type="float">
            <text:p>0</text:p>
          </table:table-cell>
          <table:table-cell table:formula="of:=MIN(MAX(0;[.$B52]*[.S$2]-[.$C52];[.$E52]-[.$C52]);[.$D52])" office:value-type="float" office:value="0" calcext:value-type="float">
            <text:p>0</text:p>
          </table:table-cell>
          <table:table-cell table:number-columns-repeated="3"/>
          <table:table-cell table:formula="of:=FLOOR([.S52];1)" office:value-type="float" office:value="0" calcext:value-type="float">
            <text:p>0</text:p>
          </table:table-cell>
          <table:table-cell table:formula="of:=[.S52]-[.W52]" office:value-type="float" office:value="0" calcext:value-type="float">
            <text:p>0</text:p>
          </table:table-cell>
          <table:table-cell table:formula="of:=IF(AND(COUNTIF([.$AC$4:.$AC$203];&quot;=&quot;&amp;[.X52]);SUM([.Y$4:.Y51])&lt;[.AD$3]);1;0)" office:value-type="float" office:value="0" calcext:value-type="float">
            <text:p>0</text:p>
          </table:table-cell>
          <table:table-cell table:number-columns-repeated="2"/>
          <table:table-cell table:formula="of:=[.AB51]+COUNTIF([.$X$4:.$X$203];&quot;=&quot;&amp;[.AC51])" office:value-type="float" office:value="24" calcext:value-type="float">
            <text:p>24</text:p>
          </table:table-cell>
          <table:table-cell table:formula="of:=IF([.AB52]&lt;=[.AD$3];LARGE([.$X$4:.$X$203];[.AB52]);&quot;&quot;)">
            <text:p/>
          </table:table-cell>
          <table:table-cell table:number-columns-repeated="2"/>
          <table:table-cell table:formula="of:=[.Y52]+[.W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2]" office:value-type="float" office:value="50" calcext:value-type="float">
            <text:p>50</text:p>
          </table:table-cell>
          <table:table-cell table:formula="of:=[$Zamówienie.B52]" office:value-type="float" office:value="8" calcext:value-type="float">
            <text:p>8</text:p>
          </table:table-cell>
          <table:table-cell table:formula="of:=[$Zamówienie.C52]" office:value-type="float" office:value="8" calcext:value-type="float">
            <text:p>8</text:p>
          </table:table-cell>
          <table:table-cell table:formula="of:=IF([$Zamówienie.D52]=&quot;&quot;;1.7976931348623157E+308;[$Zamówienie.D52])" office:value-type="float" office:value="6" calcext:value-type="float">
            <text:p>6</text:p>
          </table:table-cell>
          <table:table-cell table:formula="of:=[$Zamówienie.E52]" office:value-type="float" office:value="6" calcext:value-type="float">
            <text:p>6</text:p>
          </table:table-cell>
          <table:table-cell table:number-columns-repeated="4"/>
          <table:table-cell table:formula="of:=MIN(MAX(0;[.$B53]*[.J$2]-[.$C53];[.$E53]-[.$C53]);[.$D53])" office:value-type="float" office:value="4.90872210953347" calcext:value-type="float">
            <text:p>4,90872210953347</text:p>
          </table:table-cell>
          <table:table-cell table:formula="of:=MIN(MAX(0;[.$B53]*[.K$2]-[.$C53];[.$E53]-[.$C53]);[.$D53])" office:value-type="float" office:value="4.9200271890624" calcext:value-type="float">
            <text:p>4,9200271890624</text:p>
          </table:table-cell>
          <table:table-cell table:formula="of:=MIN(MAX(0;[.$B53]*[.L$2]-[.$C53];[.$E53]-[.$C53]);[.$D53])" office:value-type="float" office:value="4.92713090760255" calcext:value-type="float">
            <text:p>4,92713090760255</text:p>
          </table:table-cell>
          <table:table-cell table:formula="of:=MIN(MAX(0;[.$B53]*[.M$2]-[.$C53];[.$E53]-[.$C53]);[.$D53])" office:value-type="float" office:value="4.93159367122534" calcext:value-type="float">
            <text:p>4,93159367122534</text:p>
          </table:table-cell>
          <table:table-cell table:formula="of:=MIN(MAX(0;[.$B53]*[.N$2]-[.$C53];[.$E53]-[.$C53]);[.$D53])" office:value-type="float" office:value="4.93439692901875" calcext:value-type="float">
            <text:p>4,93439692901875</text:p>
          </table:table-cell>
          <table:table-cell table:formula="of:=MIN(MAX(0;[.$B53]*[.O$2]-[.$C53];[.$E53]-[.$C53]);[.$D53])" office:value-type="float" office:value="4.93615762820928" calcext:value-type="float">
            <text:p>4,93615762820928</text:p>
          </table:table-cell>
          <table:table-cell table:formula="of:=MIN(MAX(0;[.$B53]*[.P$2]-[.$C53];[.$E53]-[.$C53]);[.$D53])" office:value-type="float" office:value="4.93726344719886" calcext:value-type="float">
            <text:p>4,93726344719886</text:p>
          </table:table-cell>
          <table:table-cell table:formula="of:=MIN(MAX(0;[.$B53]*[.Q$2]-[.$C53];[.$E53]-[.$C53]);[.$D53])" office:value-type="float" office:value="4.93795794092293" calcext:value-type="float">
            <text:p>4,93795794092293</text:p>
          </table:table-cell>
          <table:table-cell table:formula="of:=MIN(MAX(0;[.$B53]*[.R$2]-[.$C53];[.$E53]-[.$C53]);[.$D53])" office:value-type="float" office:value="4.93839409851995" calcext:value-type="float">
            <text:p>4,93839409851995</text:p>
          </table:table-cell>
          <table:table-cell table:formula="of:=MIN(MAX(0;[.$B53]*[.S$2]-[.$C53];[.$E53]-[.$C53]);[.$D53])" office:value-type="float" office:value="4.93866801161896" calcext:value-type="float">
            <text:p>4,93866801161896</text:p>
          </table:table-cell>
          <table:table-cell table:number-columns-repeated="3"/>
          <table:table-cell table:formula="of:=FLOOR([.S53];1)" office:value-type="float" office:value="4" calcext:value-type="float">
            <text:p>4</text:p>
          </table:table-cell>
          <table:table-cell table:formula="of:=[.S53]-[.W53]" office:value-type="float" office:value="0.938668011618962" calcext:value-type="float">
            <text:p>0,938668011618962</text:p>
          </table:table-cell>
          <table:table-cell table:formula="of:=IF(AND(COUNTIF([.$AC$4:.$AC$203];&quot;=&quot;&amp;[.X53]);SUM([.Y$4:.Y52])&lt;[.AD$3]);1;0)" office:value-type="float" office:value="1" calcext:value-type="float">
            <text:p>1</text:p>
          </table:table-cell>
          <table:table-cell table:number-columns-repeated="2"/>
          <table:table-cell table:formula="of:=[.AB52]+COUNTIF([.$X$4:.$X$203];&quot;=&quot;&amp;[.AC52])" office:value-type="float" office:value="24" calcext:value-type="float">
            <text:p>24</text:p>
          </table:table-cell>
          <table:table-cell table:formula="of:=IF([.AB53]&lt;=[.AD$3];LARGE([.$X$4:.$X$203];[.AB53]);&quot;&quot;)">
            <text:p/>
          </table:table-cell>
          <table:table-cell table:number-columns-repeated="2"/>
          <table:table-cell table:formula="of:=[.Y53]+[.W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3]" office:value-type="float" office:value="51" calcext:value-type="float">
            <text:p>51</text:p>
          </table:table-cell>
          <table:table-cell table:formula="of:=[$Zamówienie.B53]" office:value-type="float" office:value="0" calcext:value-type="float">
            <text:p>0</text:p>
          </table:table-cell>
          <table:table-cell table:formula="of:=[$Zamówienie.C53]" office:value-type="float" office:value="2" calcext:value-type="float">
            <text:p>2</text:p>
          </table:table-cell>
          <table:table-cell table:formula="of:=IF([$Zamówienie.D53]=&quot;&quot;;1.7976931348623157E+308;[$Zamówienie.D53])" office:value-type="float" office:value="2" calcext:value-type="float">
            <text:p>2</text:p>
          </table:table-cell>
          <table:table-cell table:formula="of:=[$Zamówienie.E53]" office:value-type="float" office:value="3" calcext:value-type="float">
            <text:p>3</text:p>
          </table:table-cell>
          <table:table-cell table:number-columns-repeated="4"/>
          <table:table-cell table:formula="of:=MIN(MAX(0;[.$B54]*[.J$2]-[.$C54];[.$E54]-[.$C54]);[.$D54])" office:value-type="float" office:value="1" calcext:value-type="float">
            <text:p>1</text:p>
          </table:table-cell>
          <table:table-cell table:formula="of:=MIN(MAX(0;[.$B54]*[.K$2]-[.$C54];[.$E54]-[.$C54]);[.$D54])" office:value-type="float" office:value="1" calcext:value-type="float">
            <text:p>1</text:p>
          </table:table-cell>
          <table:table-cell table:formula="of:=MIN(MAX(0;[.$B54]*[.L$2]-[.$C54];[.$E54]-[.$C54]);[.$D54])" office:value-type="float" office:value="1" calcext:value-type="float">
            <text:p>1</text:p>
          </table:table-cell>
          <table:table-cell table:formula="of:=MIN(MAX(0;[.$B54]*[.M$2]-[.$C54];[.$E54]-[.$C54]);[.$D54])" office:value-type="float" office:value="1" calcext:value-type="float">
            <text:p>1</text:p>
          </table:table-cell>
          <table:table-cell table:formula="of:=MIN(MAX(0;[.$B54]*[.N$2]-[.$C54];[.$E54]-[.$C54]);[.$D54])" office:value-type="float" office:value="1" calcext:value-type="float">
            <text:p>1</text:p>
          </table:table-cell>
          <table:table-cell table:formula="of:=MIN(MAX(0;[.$B54]*[.O$2]-[.$C54];[.$E54]-[.$C54]);[.$D54])" office:value-type="float" office:value="1" calcext:value-type="float">
            <text:p>1</text:p>
          </table:table-cell>
          <table:table-cell table:formula="of:=MIN(MAX(0;[.$B54]*[.P$2]-[.$C54];[.$E54]-[.$C54]);[.$D54])" office:value-type="float" office:value="1" calcext:value-type="float">
            <text:p>1</text:p>
          </table:table-cell>
          <table:table-cell table:formula="of:=MIN(MAX(0;[.$B54]*[.Q$2]-[.$C54];[.$E54]-[.$C54]);[.$D54])" office:value-type="float" office:value="1" calcext:value-type="float">
            <text:p>1</text:p>
          </table:table-cell>
          <table:table-cell table:formula="of:=MIN(MAX(0;[.$B54]*[.R$2]-[.$C54];[.$E54]-[.$C54]);[.$D54])" office:value-type="float" office:value="1" calcext:value-type="float">
            <text:p>1</text:p>
          </table:table-cell>
          <table:table-cell table:formula="of:=MIN(MAX(0;[.$B54]*[.S$2]-[.$C54];[.$E54]-[.$C54]);[.$D54])" office:value-type="float" office:value="1" calcext:value-type="float">
            <text:p>1</text:p>
          </table:table-cell>
          <table:table-cell table:number-columns-repeated="3"/>
          <table:table-cell table:formula="of:=FLOOR([.S54];1)" office:value-type="float" office:value="1" calcext:value-type="float">
            <text:p>1</text:p>
          </table:table-cell>
          <table:table-cell table:formula="of:=[.S54]-[.W54]" office:value-type="float" office:value="0" calcext:value-type="float">
            <text:p>0</text:p>
          </table:table-cell>
          <table:table-cell table:formula="of:=IF(AND(COUNTIF([.$AC$4:.$AC$203];&quot;=&quot;&amp;[.X54]);SUM([.Y$4:.Y53])&lt;[.AD$3]);1;0)" office:value-type="float" office:value="0" calcext:value-type="float">
            <text:p>0</text:p>
          </table:table-cell>
          <table:table-cell table:number-columns-repeated="2"/>
          <table:table-cell table:formula="of:=[.AB53]+COUNTIF([.$X$4:.$X$203];&quot;=&quot;&amp;[.AC53])" office:value-type="float" office:value="24" calcext:value-type="float">
            <text:p>24</text:p>
          </table:table-cell>
          <table:table-cell table:formula="of:=IF([.AB54]&lt;=[.AD$3];LARGE([.$X$4:.$X$203];[.AB54]);&quot;&quot;)">
            <text:p/>
          </table:table-cell>
          <table:table-cell table:number-columns-repeated="2"/>
          <table:table-cell table:formula="of:=[.Y54]+[.W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54]" office:value-type="float" office:value="52" calcext:value-type="float">
            <text:p>52</text:p>
          </table:table-cell>
          <table:table-cell table:formula="of:=[$Zamówienie.B54]" office:value-type="float" office:value="9" calcext:value-type="float">
            <text:p>9</text:p>
          </table:table-cell>
          <table:table-cell table:formula="of:=[$Zamówienie.C54]" office:value-type="float" office:value="8" calcext:value-type="float">
            <text:p>8</text:p>
          </table:table-cell>
          <table:table-cell table:formula="of:=IF([$Zamówienie.D54]=&quot;&quot;;1.7976931348623157E+308;[$Zamówienie.D54])" office:value-type="float" office:value="5" calcext:value-type="float">
            <text:p>5</text:p>
          </table:table-cell>
          <table:table-cell table:formula="of:=[$Zamówienie.E54]" office:value-type="float" office:value="1" calcext:value-type="float">
            <text:p>1</text:p>
          </table:table-cell>
          <table:table-cell table:number-columns-repeated="4"/>
          <table:table-cell table:formula="of:=MIN(MAX(0;[.$B55]*[.J$2]-[.$C55];[.$E55]-[.$C55]);[.$D55])" office:value-type="float" office:value="5" calcext:value-type="float">
            <text:p>5</text:p>
          </table:table-cell>
          <table:table-cell table:formula="of:=MIN(MAX(0;[.$B55]*[.K$2]-[.$C55];[.$E55]-[.$C55]);[.$D55])" office:value-type="float" office:value="5" calcext:value-type="float">
            <text:p>5</text:p>
          </table:table-cell>
          <table:table-cell table:formula="of:=MIN(MAX(0;[.$B55]*[.L$2]-[.$C55];[.$E55]-[.$C55]);[.$D55])" office:value-type="float" office:value="5" calcext:value-type="float">
            <text:p>5</text:p>
          </table:table-cell>
          <table:table-cell table:formula="of:=MIN(MAX(0;[.$B55]*[.M$2]-[.$C55];[.$E55]-[.$C55]);[.$D55])" office:value-type="float" office:value="5" calcext:value-type="float">
            <text:p>5</text:p>
          </table:table-cell>
          <table:table-cell table:formula="of:=MIN(MAX(0;[.$B55]*[.N$2]-[.$C55];[.$E55]-[.$C55]);[.$D55])" office:value-type="float" office:value="5" calcext:value-type="float">
            <text:p>5</text:p>
          </table:table-cell>
          <table:table-cell table:formula="of:=MIN(MAX(0;[.$B55]*[.O$2]-[.$C55];[.$E55]-[.$C55]);[.$D55])" office:value-type="float" office:value="5" calcext:value-type="float">
            <text:p>5</text:p>
          </table:table-cell>
          <table:table-cell table:formula="of:=MIN(MAX(0;[.$B55]*[.P$2]-[.$C55];[.$E55]-[.$C55]);[.$D55])" office:value-type="float" office:value="5" calcext:value-type="float">
            <text:p>5</text:p>
          </table:table-cell>
          <table:table-cell table:formula="of:=MIN(MAX(0;[.$B55]*[.Q$2]-[.$C55];[.$E55]-[.$C55]);[.$D55])" office:value-type="float" office:value="5" calcext:value-type="float">
            <text:p>5</text:p>
          </table:table-cell>
          <table:table-cell table:formula="of:=MIN(MAX(0;[.$B55]*[.R$2]-[.$C55];[.$E55]-[.$C55]);[.$D55])" office:value-type="float" office:value="5" calcext:value-type="float">
            <text:p>5</text:p>
          </table:table-cell>
          <table:table-cell table:formula="of:=MIN(MAX(0;[.$B55]*[.S$2]-[.$C55];[.$E55]-[.$C55]);[.$D55])" office:value-type="float" office:value="5" calcext:value-type="float">
            <text:p>5</text:p>
          </table:table-cell>
          <table:table-cell table:number-columns-repeated="3"/>
          <table:table-cell table:formula="of:=FLOOR([.S55];1)" office:value-type="float" office:value="5" calcext:value-type="float">
            <text:p>5</text:p>
          </table:table-cell>
          <table:table-cell table:formula="of:=[.S55]-[.W55]" office:value-type="float" office:value="0" calcext:value-type="float">
            <text:p>0</text:p>
          </table:table-cell>
          <table:table-cell table:formula="of:=IF(AND(COUNTIF([.$AC$4:.$AC$203];&quot;=&quot;&amp;[.X55]);SUM([.Y$4:.Y54])&lt;[.AD$3]);1;0)" office:value-type="float" office:value="0" calcext:value-type="float">
            <text:p>0</text:p>
          </table:table-cell>
          <table:table-cell table:number-columns-repeated="2"/>
          <table:table-cell table:formula="of:=[.AB54]+COUNTIF([.$X$4:.$X$203];&quot;=&quot;&amp;[.AC54])" office:value-type="float" office:value="24" calcext:value-type="float">
            <text:p>24</text:p>
          </table:table-cell>
          <table:table-cell table:formula="of:=IF([.AB55]&lt;=[.AD$3];LARGE([.$X$4:.$X$203];[.AB55]);&quot;&quot;)">
            <text:p/>
          </table:table-cell>
          <table:table-cell table:number-columns-repeated="2"/>
          <table:table-cell table:formula="of:=[.Y55]+[.W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5]" office:value-type="float" office:value="53" calcext:value-type="float">
            <text:p>53</text:p>
          </table:table-cell>
          <table:table-cell table:formula="of:=[$Zamówienie.B55]" office:value-type="float" office:value="3" calcext:value-type="float">
            <text:p>3</text:p>
          </table:table-cell>
          <table:table-cell table:formula="of:=[$Zamówienie.C55]" office:value-type="float" office:value="4" calcext:value-type="float">
            <text:p>4</text:p>
          </table:table-cell>
          <table:table-cell table:formula="of:=IF([$Zamówienie.D55]=&quot;&quot;;1.7976931348623157E+308;[$Zamówienie.D55])" office:value-type="float" office:value="4" calcext:value-type="float">
            <text:p>4</text:p>
          </table:table-cell>
          <table:table-cell table:formula="of:=[$Zamówienie.E55]" office:value-type="float" office:value="8" calcext:value-type="float">
            <text:p>8</text:p>
          </table:table-cell>
          <table:table-cell table:number-columns-repeated="4"/>
          <table:table-cell table:formula="of:=MIN(MAX(0;[.$B56]*[.J$2]-[.$C56];[.$E56]-[.$C56]);[.$D56])" office:value-type="float" office:value="4" calcext:value-type="float">
            <text:p>4</text:p>
          </table:table-cell>
          <table:table-cell table:formula="of:=MIN(MAX(0;[.$B56]*[.K$2]-[.$C56];[.$E56]-[.$C56]);[.$D56])" office:value-type="float" office:value="4" calcext:value-type="float">
            <text:p>4</text:p>
          </table:table-cell>
          <table:table-cell table:formula="of:=MIN(MAX(0;[.$B56]*[.L$2]-[.$C56];[.$E56]-[.$C56]);[.$D56])" office:value-type="float" office:value="4" calcext:value-type="float">
            <text:p>4</text:p>
          </table:table-cell>
          <table:table-cell table:formula="of:=MIN(MAX(0;[.$B56]*[.M$2]-[.$C56];[.$E56]-[.$C56]);[.$D56])" office:value-type="float" office:value="4" calcext:value-type="float">
            <text:p>4</text:p>
          </table:table-cell>
          <table:table-cell table:formula="of:=MIN(MAX(0;[.$B56]*[.N$2]-[.$C56];[.$E56]-[.$C56]);[.$D56])" office:value-type="float" office:value="4" calcext:value-type="float">
            <text:p>4</text:p>
          </table:table-cell>
          <table:table-cell table:formula="of:=MIN(MAX(0;[.$B56]*[.O$2]-[.$C56];[.$E56]-[.$C56]);[.$D56])" office:value-type="float" office:value="4" calcext:value-type="float">
            <text:p>4</text:p>
          </table:table-cell>
          <table:table-cell table:formula="of:=MIN(MAX(0;[.$B56]*[.P$2]-[.$C56];[.$E56]-[.$C56]);[.$D56])" office:value-type="float" office:value="4" calcext:value-type="float">
            <text:p>4</text:p>
          </table:table-cell>
          <table:table-cell table:formula="of:=MIN(MAX(0;[.$B56]*[.Q$2]-[.$C56];[.$E56]-[.$C56]);[.$D56])" office:value-type="float" office:value="4" calcext:value-type="float">
            <text:p>4</text:p>
          </table:table-cell>
          <table:table-cell table:formula="of:=MIN(MAX(0;[.$B56]*[.R$2]-[.$C56];[.$E56]-[.$C56]);[.$D56])" office:value-type="float" office:value="4" calcext:value-type="float">
            <text:p>4</text:p>
          </table:table-cell>
          <table:table-cell table:formula="of:=MIN(MAX(0;[.$B56]*[.S$2]-[.$C56];[.$E56]-[.$C56]);[.$D56])" office:value-type="float" office:value="4" calcext:value-type="float">
            <text:p>4</text:p>
          </table:table-cell>
          <table:table-cell table:number-columns-repeated="3"/>
          <table:table-cell table:formula="of:=FLOOR([.S56];1)" office:value-type="float" office:value="4" calcext:value-type="float">
            <text:p>4</text:p>
          </table:table-cell>
          <table:table-cell table:formula="of:=[.S56]-[.W56]" office:value-type="float" office:value="0" calcext:value-type="float">
            <text:p>0</text:p>
          </table:table-cell>
          <table:table-cell table:formula="of:=IF(AND(COUNTIF([.$AC$4:.$AC$203];&quot;=&quot;&amp;[.X56]);SUM([.Y$4:.Y55])&lt;[.AD$3]);1;0)" office:value-type="float" office:value="0" calcext:value-type="float">
            <text:p>0</text:p>
          </table:table-cell>
          <table:table-cell table:number-columns-repeated="2"/>
          <table:table-cell table:formula="of:=[.AB55]+COUNTIF([.$X$4:.$X$203];&quot;=&quot;&amp;[.AC55])" office:value-type="float" office:value="24" calcext:value-type="float">
            <text:p>24</text:p>
          </table:table-cell>
          <table:table-cell table:formula="of:=IF([.AB56]&lt;=[.AD$3];LARGE([.$X$4:.$X$203];[.AB56]);&quot;&quot;)">
            <text:p/>
          </table:table-cell>
          <table:table-cell table:number-columns-repeated="2"/>
          <table:table-cell table:formula="of:=[.Y56]+[.W5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6]" office:value-type="float" office:value="54" calcext:value-type="float">
            <text:p>54</text:p>
          </table:table-cell>
          <table:table-cell table:formula="of:=[$Zamówienie.B56]" office:value-type="float" office:value="5" calcext:value-type="float">
            <text:p>5</text:p>
          </table:table-cell>
          <table:table-cell table:formula="of:=[$Zamówienie.C56]" office:value-type="float" office:value="9" calcext:value-type="float">
            <text:p>9</text:p>
          </table:table-cell>
          <table:table-cell table:formula="of:=IF([$Zamówienie.D56]=&quot;&quot;;1.7976931348623157E+308;[$Zamówienie.D56])" office:value-type="float" office:value="2" calcext:value-type="float">
            <text:p>2</text:p>
          </table:table-cell>
          <table:table-cell table:formula="of:=[$Zamówienie.E56]" office:value-type="float" office:value="6" calcext:value-type="float">
            <text:p>6</text:p>
          </table:table-cell>
          <table:table-cell table:number-columns-repeated="4"/>
          <table:table-cell table:formula="of:=MIN(MAX(0;[.$B57]*[.J$2]-[.$C57];[.$E57]-[.$C57]);[.$D57])" office:value-type="float" office:value="0" calcext:value-type="float">
            <text:p>0</text:p>
          </table:table-cell>
          <table:table-cell table:formula="of:=MIN(MAX(0;[.$B57]*[.K$2]-[.$C57];[.$E57]-[.$C57]);[.$D57])" office:value-type="float" office:value="0" calcext:value-type="float">
            <text:p>0</text:p>
          </table:table-cell>
          <table:table-cell table:formula="of:=MIN(MAX(0;[.$B57]*[.L$2]-[.$C57];[.$E57]-[.$C57]);[.$D57])" office:value-type="float" office:value="0" calcext:value-type="float">
            <text:p>0</text:p>
          </table:table-cell>
          <table:table-cell table:formula="of:=MIN(MAX(0;[.$B57]*[.M$2]-[.$C57];[.$E57]-[.$C57]);[.$D57])" office:value-type="float" office:value="0" calcext:value-type="float">
            <text:p>0</text:p>
          </table:table-cell>
          <table:table-cell table:formula="of:=MIN(MAX(0;[.$B57]*[.N$2]-[.$C57];[.$E57]-[.$C57]);[.$D57])" office:value-type="float" office:value="0" calcext:value-type="float">
            <text:p>0</text:p>
          </table:table-cell>
          <table:table-cell table:formula="of:=MIN(MAX(0;[.$B57]*[.O$2]-[.$C57];[.$E57]-[.$C57]);[.$D57])" office:value-type="float" office:value="0" calcext:value-type="float">
            <text:p>0</text:p>
          </table:table-cell>
          <table:table-cell table:formula="of:=MIN(MAX(0;[.$B57]*[.P$2]-[.$C57];[.$E57]-[.$C57]);[.$D57])" office:value-type="float" office:value="0" calcext:value-type="float">
            <text:p>0</text:p>
          </table:table-cell>
          <table:table-cell table:formula="of:=MIN(MAX(0;[.$B57]*[.Q$2]-[.$C57];[.$E57]-[.$C57]);[.$D57])" office:value-type="float" office:value="0" calcext:value-type="float">
            <text:p>0</text:p>
          </table:table-cell>
          <table:table-cell table:formula="of:=MIN(MAX(0;[.$B57]*[.R$2]-[.$C57];[.$E57]-[.$C57]);[.$D57])" office:value-type="float" office:value="0" calcext:value-type="float">
            <text:p>0</text:p>
          </table:table-cell>
          <table:table-cell table:formula="of:=MIN(MAX(0;[.$B57]*[.S$2]-[.$C57];[.$E57]-[.$C57]);[.$D57])" office:value-type="float" office:value="0" calcext:value-type="float">
            <text:p>0</text:p>
          </table:table-cell>
          <table:table-cell table:number-columns-repeated="3"/>
          <table:table-cell table:formula="of:=FLOOR([.S57];1)" office:value-type="float" office:value="0" calcext:value-type="float">
            <text:p>0</text:p>
          </table:table-cell>
          <table:table-cell table:formula="of:=[.S57]-[.W57]" office:value-type="float" office:value="0" calcext:value-type="float">
            <text:p>0</text:p>
          </table:table-cell>
          <table:table-cell table:formula="of:=IF(AND(COUNTIF([.$AC$4:.$AC$203];&quot;=&quot;&amp;[.X57]);SUM([.Y$4:.Y56])&lt;[.AD$3]);1;0)" office:value-type="float" office:value="0" calcext:value-type="float">
            <text:p>0</text:p>
          </table:table-cell>
          <table:table-cell table:number-columns-repeated="2"/>
          <table:table-cell table:formula="of:=[.AB56]+COUNTIF([.$X$4:.$X$203];&quot;=&quot;&amp;[.AC56])" office:value-type="float" office:value="24" calcext:value-type="float">
            <text:p>24</text:p>
          </table:table-cell>
          <table:table-cell table:formula="of:=IF([.AB57]&lt;=[.AD$3];LARGE([.$X$4:.$X$203];[.AB57]);&quot;&quot;)">
            <text:p/>
          </table:table-cell>
          <table:table-cell table:number-columns-repeated="2"/>
          <table:table-cell table:formula="of:=[.Y57]+[.W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7]" office:value-type="float" office:value="55" calcext:value-type="float">
            <text:p>55</text:p>
          </table:table-cell>
          <table:table-cell table:formula="of:=[$Zamówienie.B57]" office:value-type="float" office:value="1" calcext:value-type="float">
            <text:p>1</text:p>
          </table:table-cell>
          <table:table-cell table:formula="of:=[$Zamówienie.C57]" office:value-type="float" office:value="7" calcext:value-type="float">
            <text:p>7</text:p>
          </table:table-cell>
          <table:table-cell table:formula="of:=IF([$Zamówienie.D57]=&quot;&quot;;1.7976931348623157E+308;[$Zamówienie.D57])" office:value-type="float" office:value="2" calcext:value-type="float">
            <text:p>2</text:p>
          </table:table-cell>
          <table:table-cell table:formula="of:=[$Zamówienie.E57]" office:value-type="float" office:value="7" calcext:value-type="float">
            <text:p>7</text:p>
          </table:table-cell>
          <table:table-cell table:number-columns-repeated="4"/>
          <table:table-cell table:formula="of:=MIN(MAX(0;[.$B58]*[.J$2]-[.$C58];[.$E58]-[.$C58]);[.$D58])" office:value-type="float" office:value="0" calcext:value-type="float">
            <text:p>0</text:p>
          </table:table-cell>
          <table:table-cell table:formula="of:=MIN(MAX(0;[.$B58]*[.K$2]-[.$C58];[.$E58]-[.$C58]);[.$D58])" office:value-type="float" office:value="0" calcext:value-type="float">
            <text:p>0</text:p>
          </table:table-cell>
          <table:table-cell table:formula="of:=MIN(MAX(0;[.$B58]*[.L$2]-[.$C58];[.$E58]-[.$C58]);[.$D58])" office:value-type="float" office:value="0" calcext:value-type="float">
            <text:p>0</text:p>
          </table:table-cell>
          <table:table-cell table:formula="of:=MIN(MAX(0;[.$B58]*[.M$2]-[.$C58];[.$E58]-[.$C58]);[.$D58])" office:value-type="float" office:value="0" calcext:value-type="float">
            <text:p>0</text:p>
          </table:table-cell>
          <table:table-cell table:formula="of:=MIN(MAX(0;[.$B58]*[.N$2]-[.$C58];[.$E58]-[.$C58]);[.$D58])" office:value-type="float" office:value="0" calcext:value-type="float">
            <text:p>0</text:p>
          </table:table-cell>
          <table:table-cell table:formula="of:=MIN(MAX(0;[.$B58]*[.O$2]-[.$C58];[.$E58]-[.$C58]);[.$D58])" office:value-type="float" office:value="0" calcext:value-type="float">
            <text:p>0</text:p>
          </table:table-cell>
          <table:table-cell table:formula="of:=MIN(MAX(0;[.$B58]*[.P$2]-[.$C58];[.$E58]-[.$C58]);[.$D58])" office:value-type="float" office:value="0" calcext:value-type="float">
            <text:p>0</text:p>
          </table:table-cell>
          <table:table-cell table:formula="of:=MIN(MAX(0;[.$B58]*[.Q$2]-[.$C58];[.$E58]-[.$C58]);[.$D58])" office:value-type="float" office:value="0" calcext:value-type="float">
            <text:p>0</text:p>
          </table:table-cell>
          <table:table-cell table:formula="of:=MIN(MAX(0;[.$B58]*[.R$2]-[.$C58];[.$E58]-[.$C58]);[.$D58])" office:value-type="float" office:value="0" calcext:value-type="float">
            <text:p>0</text:p>
          </table:table-cell>
          <table:table-cell table:formula="of:=MIN(MAX(0;[.$B58]*[.S$2]-[.$C58];[.$E58]-[.$C58]);[.$D58])" office:value-type="float" office:value="0" calcext:value-type="float">
            <text:p>0</text:p>
          </table:table-cell>
          <table:table-cell table:number-columns-repeated="3"/>
          <table:table-cell table:formula="of:=FLOOR([.S58];1)" office:value-type="float" office:value="0" calcext:value-type="float">
            <text:p>0</text:p>
          </table:table-cell>
          <table:table-cell table:formula="of:=[.S58]-[.W58]" office:value-type="float" office:value="0" calcext:value-type="float">
            <text:p>0</text:p>
          </table:table-cell>
          <table:table-cell table:formula="of:=IF(AND(COUNTIF([.$AC$4:.$AC$203];&quot;=&quot;&amp;[.X58]);SUM([.Y$4:.Y57])&lt;[.AD$3]);1;0)" office:value-type="float" office:value="0" calcext:value-type="float">
            <text:p>0</text:p>
          </table:table-cell>
          <table:table-cell table:number-columns-repeated="2"/>
          <table:table-cell table:formula="of:=[.AB57]+COUNTIF([.$X$4:.$X$203];&quot;=&quot;&amp;[.AC57])" office:value-type="float" office:value="24" calcext:value-type="float">
            <text:p>24</text:p>
          </table:table-cell>
          <table:table-cell table:formula="of:=IF([.AB58]&lt;=[.AD$3];LARGE([.$X$4:.$X$203];[.AB58]);&quot;&quot;)">
            <text:p/>
          </table:table-cell>
          <table:table-cell table:number-columns-repeated="2"/>
          <table:table-cell table:formula="of:=[.Y58]+[.W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8]" office:value-type="float" office:value="56" calcext:value-type="float">
            <text:p>56</text:p>
          </table:table-cell>
          <table:table-cell table:formula="of:=[$Zamówienie.B58]" office:value-type="float" office:value="1" calcext:value-type="float">
            <text:p>1</text:p>
          </table:table-cell>
          <table:table-cell table:formula="of:=[$Zamówienie.C58]" office:value-type="float" office:value="5" calcext:value-type="float">
            <text:p>5</text:p>
          </table:table-cell>
          <table:table-cell table:formula="of:=IF([$Zamówienie.D58]=&quot;&quot;;1.7976931348623157E+308;[$Zamówienie.D58])" office:value-type="float" office:value="5" calcext:value-type="float">
            <text:p>5</text:p>
          </table:table-cell>
          <table:table-cell table:formula="of:=[$Zamówienie.E58]" office:value-type="float" office:value="0" calcext:value-type="float">
            <text:p>0</text:p>
          </table:table-cell>
          <table:table-cell table:number-columns-repeated="4"/>
          <table:table-cell table:formula="of:=MIN(MAX(0;[.$B59]*[.J$2]-[.$C59];[.$E59]-[.$C59]);[.$D59])" office:value-type="float" office:value="0" calcext:value-type="float">
            <text:p>0</text:p>
          </table:table-cell>
          <table:table-cell table:formula="of:=MIN(MAX(0;[.$B59]*[.K$2]-[.$C59];[.$E59]-[.$C59]);[.$D59])" office:value-type="float" office:value="0" calcext:value-type="float">
            <text:p>0</text:p>
          </table:table-cell>
          <table:table-cell table:formula="of:=MIN(MAX(0;[.$B59]*[.L$2]-[.$C59];[.$E59]-[.$C59]);[.$D59])" office:value-type="float" office:value="0" calcext:value-type="float">
            <text:p>0</text:p>
          </table:table-cell>
          <table:table-cell table:formula="of:=MIN(MAX(0;[.$B59]*[.M$2]-[.$C59];[.$E59]-[.$C59]);[.$D59])" office:value-type="float" office:value="0" calcext:value-type="float">
            <text:p>0</text:p>
          </table:table-cell>
          <table:table-cell table:formula="of:=MIN(MAX(0;[.$B59]*[.N$2]-[.$C59];[.$E59]-[.$C59]);[.$D59])" office:value-type="float" office:value="0" calcext:value-type="float">
            <text:p>0</text:p>
          </table:table-cell>
          <table:table-cell table:formula="of:=MIN(MAX(0;[.$B59]*[.O$2]-[.$C59];[.$E59]-[.$C59]);[.$D59])" office:value-type="float" office:value="0" calcext:value-type="float">
            <text:p>0</text:p>
          </table:table-cell>
          <table:table-cell table:formula="of:=MIN(MAX(0;[.$B59]*[.P$2]-[.$C59];[.$E59]-[.$C59]);[.$D59])" office:value-type="float" office:value="0" calcext:value-type="float">
            <text:p>0</text:p>
          </table:table-cell>
          <table:table-cell table:formula="of:=MIN(MAX(0;[.$B59]*[.Q$2]-[.$C59];[.$E59]-[.$C59]);[.$D59])" office:value-type="float" office:value="0" calcext:value-type="float">
            <text:p>0</text:p>
          </table:table-cell>
          <table:table-cell table:formula="of:=MIN(MAX(0;[.$B59]*[.R$2]-[.$C59];[.$E59]-[.$C59]);[.$D59])" office:value-type="float" office:value="0" calcext:value-type="float">
            <text:p>0</text:p>
          </table:table-cell>
          <table:table-cell table:formula="of:=MIN(MAX(0;[.$B59]*[.S$2]-[.$C59];[.$E59]-[.$C59]);[.$D59])" office:value-type="float" office:value="0" calcext:value-type="float">
            <text:p>0</text:p>
          </table:table-cell>
          <table:table-cell table:number-columns-repeated="3"/>
          <table:table-cell table:formula="of:=FLOOR([.S59];1)" office:value-type="float" office:value="0" calcext:value-type="float">
            <text:p>0</text:p>
          </table:table-cell>
          <table:table-cell table:formula="of:=[.S59]-[.W59]" office:value-type="float" office:value="0" calcext:value-type="float">
            <text:p>0</text:p>
          </table:table-cell>
          <table:table-cell table:formula="of:=IF(AND(COUNTIF([.$AC$4:.$AC$203];&quot;=&quot;&amp;[.X59]);SUM([.Y$4:.Y58])&lt;[.AD$3]);1;0)" office:value-type="float" office:value="0" calcext:value-type="float">
            <text:p>0</text:p>
          </table:table-cell>
          <table:table-cell table:number-columns-repeated="2"/>
          <table:table-cell table:formula="of:=[.AB58]+COUNTIF([.$X$4:.$X$203];&quot;=&quot;&amp;[.AC58])" office:value-type="float" office:value="24" calcext:value-type="float">
            <text:p>24</text:p>
          </table:table-cell>
          <table:table-cell table:formula="of:=IF([.AB59]&lt;=[.AD$3];LARGE([.$X$4:.$X$203];[.AB59]);&quot;&quot;)">
            <text:p/>
          </table:table-cell>
          <table:table-cell table:number-columns-repeated="2"/>
          <table:table-cell table:formula="of:=[.Y59]+[.W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9]" office:value-type="float" office:value="57" calcext:value-type="float">
            <text:p>57</text:p>
          </table:table-cell>
          <table:table-cell table:formula="of:=[$Zamówienie.B59]" office:value-type="float" office:value="6" calcext:value-type="float">
            <text:p>6</text:p>
          </table:table-cell>
          <table:table-cell table:formula="of:=[$Zamówienie.C59]" office:value-type="float" office:value="9" calcext:value-type="float">
            <text:p>9</text:p>
          </table:table-cell>
          <table:table-cell table:formula="of:=IF([$Zamówienie.D59]=&quot;&quot;;1.7976931348623157E+308;[$Zamówienie.D59])" office:value-type="float" office:value="7" calcext:value-type="float">
            <text:p>7</text:p>
          </table:table-cell>
          <table:table-cell table:formula="of:=[$Zamówienie.E59]" office:value-type="float" office:value="6" calcext:value-type="float">
            <text:p>6</text:p>
          </table:table-cell>
          <table:table-cell table:number-columns-repeated="4"/>
          <table:table-cell table:formula="of:=MIN(MAX(0;[.$B60]*[.J$2]-[.$C60];[.$E60]-[.$C60]);[.$D60])" office:value-type="float" office:value="0.681541582150102" calcext:value-type="float">
            <text:p>0,681541582150102</text:p>
          </table:table-cell>
          <table:table-cell table:formula="of:=MIN(MAX(0;[.$B60]*[.K$2]-[.$C60];[.$E60]-[.$C60]);[.$D60])" office:value-type="float" office:value="0.6900203917968" calcext:value-type="float">
            <text:p>0,6900203917968</text:p>
          </table:table-cell>
          <table:table-cell table:formula="of:=MIN(MAX(0;[.$B60]*[.L$2]-[.$C60];[.$E60]-[.$C60]);[.$D60])" office:value-type="float" office:value="0.695348180701913" calcext:value-type="float">
            <text:p>0,695348180701913</text:p>
          </table:table-cell>
          <table:table-cell table:formula="of:=MIN(MAX(0;[.$B60]*[.M$2]-[.$C60];[.$E60]-[.$C60]);[.$D60])" office:value-type="float" office:value="0.698695253419006" calcext:value-type="float">
            <text:p>0,698695253419006</text:p>
          </table:table-cell>
          <table:table-cell table:formula="of:=MIN(MAX(0;[.$B60]*[.N$2]-[.$C60];[.$E60]-[.$C60]);[.$D60])" office:value-type="float" office:value="0.700797696764059" calcext:value-type="float">
            <text:p>0,700797696764059</text:p>
          </table:table-cell>
          <table:table-cell table:formula="of:=MIN(MAX(0;[.$B60]*[.O$2]-[.$C60];[.$E60]-[.$C60]);[.$D60])" office:value-type="float" office:value="0.70211822115696" calcext:value-type="float">
            <text:p>0,70211822115696</text:p>
          </table:table-cell>
          <table:table-cell table:formula="of:=MIN(MAX(0;[.$B60]*[.P$2]-[.$C60];[.$E60]-[.$C60]);[.$D60])" office:value-type="float" office:value="0.702947585399141" calcext:value-type="float">
            <text:p>0,702947585399141</text:p>
          </table:table-cell>
          <table:table-cell table:formula="of:=MIN(MAX(0;[.$B60]*[.Q$2]-[.$C60];[.$E60]-[.$C60]);[.$D60])" office:value-type="float" office:value="0.703468455692196" calcext:value-type="float">
            <text:p>0,703468455692196</text:p>
          </table:table-cell>
          <table:table-cell table:formula="of:=MIN(MAX(0;[.$B60]*[.R$2]-[.$C60];[.$E60]-[.$C60]);[.$D60])" office:value-type="float" office:value="0.703795573889959" calcext:value-type="float">
            <text:p>0,703795573889959</text:p>
          </table:table-cell>
          <table:table-cell table:formula="of:=MIN(MAX(0;[.$B60]*[.S$2]-[.$C60];[.$E60]-[.$C60]);[.$D60])" office:value-type="float" office:value="0.704001008714222" calcext:value-type="float">
            <text:p>0,704001008714222</text:p>
          </table:table-cell>
          <table:table-cell table:number-columns-repeated="3"/>
          <table:table-cell table:formula="of:=FLOOR([.S60];1)" office:value-type="float" office:value="0" calcext:value-type="float">
            <text:p>0</text:p>
          </table:table-cell>
          <table:table-cell table:formula="of:=[.S60]-[.W60]" office:value-type="float" office:value="0.704001008714222" calcext:value-type="float">
            <text:p>0,704001008714222</text:p>
          </table:table-cell>
          <table:table-cell table:formula="of:=IF(AND(COUNTIF([.$AC$4:.$AC$203];&quot;=&quot;&amp;[.X60]);SUM([.Y$4:.Y59])&lt;[.AD$3]);1;0)" office:value-type="float" office:value="1" calcext:value-type="float">
            <text:p>1</text:p>
          </table:table-cell>
          <table:table-cell table:number-columns-repeated="2"/>
          <table:table-cell table:formula="of:=[.AB59]+COUNTIF([.$X$4:.$X$203];&quot;=&quot;&amp;[.AC59])" office:value-type="float" office:value="24" calcext:value-type="float">
            <text:p>24</text:p>
          </table:table-cell>
          <table:table-cell table:formula="of:=IF([.AB60]&lt;=[.AD$3];LARGE([.$X$4:.$X$203];[.AB60]);&quot;&quot;)">
            <text:p/>
          </table:table-cell>
          <table:table-cell table:number-columns-repeated="2"/>
          <table:table-cell table:formula="of:=[.Y60]+[.W6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0]" office:value-type="float" office:value="58" calcext:value-type="float">
            <text:p>58</text:p>
          </table:table-cell>
          <table:table-cell table:formula="of:=[$Zamówienie.B60]" office:value-type="float" office:value="7" calcext:value-type="float">
            <text:p>7</text:p>
          </table:table-cell>
          <table:table-cell table:formula="of:=[$Zamówienie.C60]" office:value-type="float" office:value="9" calcext:value-type="float">
            <text:p>9</text:p>
          </table:table-cell>
          <table:table-cell table:formula="of:=IF([$Zamówienie.D60]=&quot;&quot;;1.7976931348623157E+308;[$Zamówienie.D60])" office:value-type="float" office:value="10" calcext:value-type="float">
            <text:p>10</text:p>
          </table:table-cell>
          <table:table-cell table:formula="of:=[$Zamówienie.E60]" office:value-type="float" office:value="9" calcext:value-type="float">
            <text:p>9</text:p>
          </table:table-cell>
          <table:table-cell table:number-columns-repeated="4"/>
          <table:table-cell table:formula="of:=MIN(MAX(0;[.$B61]*[.J$2]-[.$C61];[.$E61]-[.$C61]);[.$D61])" office:value-type="float" office:value="2.29513184584179" calcext:value-type="float">
            <text:p>2,29513184584179</text:p>
          </table:table-cell>
          <table:table-cell table:formula="of:=MIN(MAX(0;[.$B61]*[.K$2]-[.$C61];[.$E61]-[.$C61]);[.$D61])" office:value-type="float" office:value="2.3050237904296" calcext:value-type="float">
            <text:p>2,3050237904296</text:p>
          </table:table-cell>
          <table:table-cell table:formula="of:=MIN(MAX(0;[.$B61]*[.L$2]-[.$C61];[.$E61]-[.$C61]);[.$D61])" office:value-type="float" office:value="2.31123954415223" calcext:value-type="float">
            <text:p>2,31123954415223</text:p>
          </table:table-cell>
          <table:table-cell table:formula="of:=MIN(MAX(0;[.$B61]*[.M$2]-[.$C61];[.$E61]-[.$C61]);[.$D61])" office:value-type="float" office:value="2.31514446232217" calcext:value-type="float">
            <text:p>2,31514446232217</text:p>
          </table:table-cell>
          <table:table-cell table:formula="of:=MIN(MAX(0;[.$B61]*[.N$2]-[.$C61];[.$E61]-[.$C61]);[.$D61])" office:value-type="float" office:value="2.3175973128914" calcext:value-type="float">
            <text:p>2,3175973128914</text:p>
          </table:table-cell>
          <table:table-cell table:formula="of:=MIN(MAX(0;[.$B61]*[.O$2]-[.$C61];[.$E61]-[.$C61]);[.$D61])" office:value-type="float" office:value="2.31913792468312" calcext:value-type="float">
            <text:p>2,31913792468312</text:p>
          </table:table-cell>
          <table:table-cell table:formula="of:=MIN(MAX(0;[.$B61]*[.P$2]-[.$C61];[.$E61]-[.$C61]);[.$D61])" office:value-type="float" office:value="2.320105516299" calcext:value-type="float">
            <text:p>2,320105516299</text:p>
          </table:table-cell>
          <table:table-cell table:formula="of:=MIN(MAX(0;[.$B61]*[.Q$2]-[.$C61];[.$E61]-[.$C61]);[.$D61])" office:value-type="float" office:value="2.32071319830756" calcext:value-type="float">
            <text:p>2,32071319830756</text:p>
          </table:table-cell>
          <table:table-cell table:formula="of:=MIN(MAX(0;[.$B61]*[.R$2]-[.$C61];[.$E61]-[.$C61]);[.$D61])" office:value-type="float" office:value="2.32109483620495" calcext:value-type="float">
            <text:p>2,32109483620495</text:p>
          </table:table-cell>
          <table:table-cell table:formula="of:=MIN(MAX(0;[.$B61]*[.S$2]-[.$C61];[.$E61]-[.$C61]);[.$D61])" office:value-type="float" office:value="2.32133451016659" calcext:value-type="float">
            <text:p>2,32133451016659</text:p>
          </table:table-cell>
          <table:table-cell table:number-columns-repeated="3"/>
          <table:table-cell table:formula="of:=FLOOR([.S61];1)" office:value-type="float" office:value="2" calcext:value-type="float">
            <text:p>2</text:p>
          </table:table-cell>
          <table:table-cell table:formula="of:=[.S61]-[.W61]" office:value-type="float" office:value="0.321334510166592" calcext:value-type="float">
            <text:p>0,321334510166592</text:p>
          </table:table-cell>
          <table:table-cell table:formula="of:=IF(AND(COUNTIF([.$AC$4:.$AC$203];&quot;=&quot;&amp;[.X61]);SUM([.Y$4:.Y60])&lt;[.AD$3]);1;0)" office:value-type="float" office:value="1" calcext:value-type="float">
            <text:p>1</text:p>
          </table:table-cell>
          <table:table-cell table:number-columns-repeated="2"/>
          <table:table-cell table:formula="of:=[.AB60]+COUNTIF([.$X$4:.$X$203];&quot;=&quot;&amp;[.AC60])" office:value-type="float" office:value="24" calcext:value-type="float">
            <text:p>24</text:p>
          </table:table-cell>
          <table:table-cell table:formula="of:=IF([.AB61]&lt;=[.AD$3];LARGE([.$X$4:.$X$203];[.AB61]);&quot;&quot;)">
            <text:p/>
          </table:table-cell>
          <table:table-cell table:number-columns-repeated="2"/>
          <table:table-cell table:formula="of:=[.Y61]+[.W6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61]" office:value-type="float" office:value="59" calcext:value-type="float">
            <text:p>59</text:p>
          </table:table-cell>
          <table:table-cell table:formula="of:=[$Zamówienie.B61]" office:value-type="float" office:value="5" calcext:value-type="float">
            <text:p>5</text:p>
          </table:table-cell>
          <table:table-cell table:formula="of:=[$Zamówienie.C61]" office:value-type="float" office:value="9" calcext:value-type="float">
            <text:p>9</text:p>
          </table:table-cell>
          <table:table-cell table:formula="of:=IF([$Zamówienie.D61]=&quot;&quot;;1.7976931348623157E+308;[$Zamówienie.D61])" office:value-type="float" office:value="10" calcext:value-type="float">
            <text:p>10</text:p>
          </table:table-cell>
          <table:table-cell table:formula="of:=[$Zamówienie.E61]" office:value-type="float" office:value="10" calcext:value-type="float">
            <text:p>10</text:p>
          </table:table-cell>
          <table:table-cell table:number-columns-repeated="4"/>
          <table:table-cell table:formula="of:=MIN(MAX(0;[.$B62]*[.J$2]-[.$C62];[.$E62]-[.$C62]);[.$D62])" office:value-type="float" office:value="1" calcext:value-type="float">
            <text:p>1</text:p>
          </table:table-cell>
          <table:table-cell table:formula="of:=MIN(MAX(0;[.$B62]*[.K$2]-[.$C62];[.$E62]-[.$C62]);[.$D62])" office:value-type="float" office:value="1" calcext:value-type="float">
            <text:p>1</text:p>
          </table:table-cell>
          <table:table-cell table:formula="of:=MIN(MAX(0;[.$B62]*[.L$2]-[.$C62];[.$E62]-[.$C62]);[.$D62])" office:value-type="float" office:value="1" calcext:value-type="float">
            <text:p>1</text:p>
          </table:table-cell>
          <table:table-cell table:formula="of:=MIN(MAX(0;[.$B62]*[.M$2]-[.$C62];[.$E62]-[.$C62]);[.$D62])" office:value-type="float" office:value="1" calcext:value-type="float">
            <text:p>1</text:p>
          </table:table-cell>
          <table:table-cell table:formula="of:=MIN(MAX(0;[.$B62]*[.N$2]-[.$C62];[.$E62]-[.$C62]);[.$D62])" office:value-type="float" office:value="1" calcext:value-type="float">
            <text:p>1</text:p>
          </table:table-cell>
          <table:table-cell table:formula="of:=MIN(MAX(0;[.$B62]*[.O$2]-[.$C62];[.$E62]-[.$C62]);[.$D62])" office:value-type="float" office:value="1" calcext:value-type="float">
            <text:p>1</text:p>
          </table:table-cell>
          <table:table-cell table:formula="of:=MIN(MAX(0;[.$B62]*[.P$2]-[.$C62];[.$E62]-[.$C62]);[.$D62])" office:value-type="float" office:value="1" calcext:value-type="float">
            <text:p>1</text:p>
          </table:table-cell>
          <table:table-cell table:formula="of:=MIN(MAX(0;[.$B62]*[.Q$2]-[.$C62];[.$E62]-[.$C62]);[.$D62])" office:value-type="float" office:value="1" calcext:value-type="float">
            <text:p>1</text:p>
          </table:table-cell>
          <table:table-cell table:formula="of:=MIN(MAX(0;[.$B62]*[.R$2]-[.$C62];[.$E62]-[.$C62]);[.$D62])" office:value-type="float" office:value="1" calcext:value-type="float">
            <text:p>1</text:p>
          </table:table-cell>
          <table:table-cell table:formula="of:=MIN(MAX(0;[.$B62]*[.S$2]-[.$C62];[.$E62]-[.$C62]);[.$D62])" office:value-type="float" office:value="1" calcext:value-type="float">
            <text:p>1</text:p>
          </table:table-cell>
          <table:table-cell table:number-columns-repeated="3"/>
          <table:table-cell table:formula="of:=FLOOR([.S62];1)" office:value-type="float" office:value="1" calcext:value-type="float">
            <text:p>1</text:p>
          </table:table-cell>
          <table:table-cell table:formula="of:=[.S62]-[.W62]" office:value-type="float" office:value="0" calcext:value-type="float">
            <text:p>0</text:p>
          </table:table-cell>
          <table:table-cell table:formula="of:=IF(AND(COUNTIF([.$AC$4:.$AC$203];&quot;=&quot;&amp;[.X62]);SUM([.Y$4:.Y61])&lt;[.AD$3]);1;0)" office:value-type="float" office:value="0" calcext:value-type="float">
            <text:p>0</text:p>
          </table:table-cell>
          <table:table-cell table:number-columns-repeated="2"/>
          <table:table-cell table:formula="of:=[.AB61]+COUNTIF([.$X$4:.$X$203];&quot;=&quot;&amp;[.AC61])" office:value-type="float" office:value="24" calcext:value-type="float">
            <text:p>24</text:p>
          </table:table-cell>
          <table:table-cell table:formula="of:=IF([.AB62]&lt;=[.AD$3];LARGE([.$X$4:.$X$203];[.AB62]);&quot;&quot;)">
            <text:p/>
          </table:table-cell>
          <table:table-cell table:number-columns-repeated="2"/>
          <table:table-cell table:formula="of:=[.Y62]+[.W6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2]" office:value-type="float" office:value="60" calcext:value-type="float">
            <text:p>60</text:p>
          </table:table-cell>
          <table:table-cell table:formula="of:=[$Zamówienie.B62]" office:value-type="float" office:value="9" calcext:value-type="float">
            <text:p>9</text:p>
          </table:table-cell>
          <table:table-cell table:formula="of:=[$Zamówienie.C62]" office:value-type="float" office:value="1" calcext:value-type="float">
            <text:p>1</text:p>
          </table:table-cell>
          <table:table-cell table:formula="of:=IF([$Zamówienie.D62]=&quot;&quot;;1.7976931348623157E+308;[$Zamówienie.D62])" office:value-type="float" office:value="6" calcext:value-type="float">
            <text:p>6</text:p>
          </table:table-cell>
          <table:table-cell table:formula="of:=[$Zamówienie.E62]" office:value-type="float" office:value="7" calcext:value-type="float">
            <text:p>7</text:p>
          </table:table-cell>
          <table:table-cell table:number-columns-repeated="4"/>
          <table:table-cell table:formula="of:=MIN(MAX(0;[.$B63]*[.J$2]-[.$C63];[.$E63]-[.$C63]);[.$D63])" office:value-type="float" office:value="6" calcext:value-type="float">
            <text:p>6</text:p>
          </table:table-cell>
          <table:table-cell table:formula="of:=MIN(MAX(0;[.$B63]*[.K$2]-[.$C63];[.$E63]-[.$C63]);[.$D63])" office:value-type="float" office:value="6" calcext:value-type="float">
            <text:p>6</text:p>
          </table:table-cell>
          <table:table-cell table:formula="of:=MIN(MAX(0;[.$B63]*[.L$2]-[.$C63];[.$E63]-[.$C63]);[.$D63])" office:value-type="float" office:value="6" calcext:value-type="float">
            <text:p>6</text:p>
          </table:table-cell>
          <table:table-cell table:formula="of:=MIN(MAX(0;[.$B63]*[.M$2]-[.$C63];[.$E63]-[.$C63]);[.$D63])" office:value-type="float" office:value="6" calcext:value-type="float">
            <text:p>6</text:p>
          </table:table-cell>
          <table:table-cell table:formula="of:=MIN(MAX(0;[.$B63]*[.N$2]-[.$C63];[.$E63]-[.$C63]);[.$D63])" office:value-type="float" office:value="6" calcext:value-type="float">
            <text:p>6</text:p>
          </table:table-cell>
          <table:table-cell table:formula="of:=MIN(MAX(0;[.$B63]*[.O$2]-[.$C63];[.$E63]-[.$C63]);[.$D63])" office:value-type="float" office:value="6" calcext:value-type="float">
            <text:p>6</text:p>
          </table:table-cell>
          <table:table-cell table:formula="of:=MIN(MAX(0;[.$B63]*[.P$2]-[.$C63];[.$E63]-[.$C63]);[.$D63])" office:value-type="float" office:value="6" calcext:value-type="float">
            <text:p>6</text:p>
          </table:table-cell>
          <table:table-cell table:formula="of:=MIN(MAX(0;[.$B63]*[.Q$2]-[.$C63];[.$E63]-[.$C63]);[.$D63])" office:value-type="float" office:value="6" calcext:value-type="float">
            <text:p>6</text:p>
          </table:table-cell>
          <table:table-cell table:formula="of:=MIN(MAX(0;[.$B63]*[.R$2]-[.$C63];[.$E63]-[.$C63]);[.$D63])" office:value-type="float" office:value="6" calcext:value-type="float">
            <text:p>6</text:p>
          </table:table-cell>
          <table:table-cell table:formula="of:=MIN(MAX(0;[.$B63]*[.S$2]-[.$C63];[.$E63]-[.$C63]);[.$D63])" office:value-type="float" office:value="6" calcext:value-type="float">
            <text:p>6</text:p>
          </table:table-cell>
          <table:table-cell table:number-columns-repeated="3"/>
          <table:table-cell table:formula="of:=FLOOR([.S63];1)" office:value-type="float" office:value="6" calcext:value-type="float">
            <text:p>6</text:p>
          </table:table-cell>
          <table:table-cell table:formula="of:=[.S63]-[.W63]" office:value-type="float" office:value="0" calcext:value-type="float">
            <text:p>0</text:p>
          </table:table-cell>
          <table:table-cell table:formula="of:=IF(AND(COUNTIF([.$AC$4:.$AC$203];&quot;=&quot;&amp;[.X63]);SUM([.Y$4:.Y62])&lt;[.AD$3]);1;0)" office:value-type="float" office:value="0" calcext:value-type="float">
            <text:p>0</text:p>
          </table:table-cell>
          <table:table-cell table:number-columns-repeated="2"/>
          <table:table-cell table:formula="of:=[.AB62]+COUNTIF([.$X$4:.$X$203];&quot;=&quot;&amp;[.AC62])" office:value-type="float" office:value="24" calcext:value-type="float">
            <text:p>24</text:p>
          </table:table-cell>
          <table:table-cell table:formula="of:=IF([.AB63]&lt;=[.AD$3];LARGE([.$X$4:.$X$203];[.AB63]);&quot;&quot;)">
            <text:p/>
          </table:table-cell>
          <table:table-cell table:number-columns-repeated="2"/>
          <table:table-cell table:formula="of:=[.Y63]+[.W6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63]" office:value-type="float" office:value="61" calcext:value-type="float">
            <text:p>61</text:p>
          </table:table-cell>
          <table:table-cell table:formula="of:=[$Zamówienie.B63]" office:value-type="float" office:value="5" calcext:value-type="float">
            <text:p>5</text:p>
          </table:table-cell>
          <table:table-cell table:formula="of:=[$Zamówienie.C63]" office:value-type="float" office:value="1" calcext:value-type="float">
            <text:p>1</text:p>
          </table:table-cell>
          <table:table-cell table:formula="of:=IF([$Zamówienie.D63]=&quot;&quot;;1.7976931348623157E+308;[$Zamówienie.D63])" office:value-type="float" office:value="0" calcext:value-type="float">
            <text:p>0</text:p>
          </table:table-cell>
          <table:table-cell table:formula="of:=[$Zamówienie.E63]" office:value-type="float" office:value="3" calcext:value-type="float">
            <text:p>3</text:p>
          </table:table-cell>
          <table:table-cell table:number-columns-repeated="4"/>
          <table:table-cell table:formula="of:=MIN(MAX(0;[.$B64]*[.J$2]-[.$C64];[.$E64]-[.$C64]);[.$D64])" office:value-type="float" office:value="0" calcext:value-type="float">
            <text:p>0</text:p>
          </table:table-cell>
          <table:table-cell table:formula="of:=MIN(MAX(0;[.$B64]*[.K$2]-[.$C64];[.$E64]-[.$C64]);[.$D64])" office:value-type="float" office:value="0" calcext:value-type="float">
            <text:p>0</text:p>
          </table:table-cell>
          <table:table-cell table:formula="of:=MIN(MAX(0;[.$B64]*[.L$2]-[.$C64];[.$E64]-[.$C64]);[.$D64])" office:value-type="float" office:value="0" calcext:value-type="float">
            <text:p>0</text:p>
          </table:table-cell>
          <table:table-cell table:formula="of:=MIN(MAX(0;[.$B64]*[.M$2]-[.$C64];[.$E64]-[.$C64]);[.$D64])" office:value-type="float" office:value="0" calcext:value-type="float">
            <text:p>0</text:p>
          </table:table-cell>
          <table:table-cell table:formula="of:=MIN(MAX(0;[.$B64]*[.N$2]-[.$C64];[.$E64]-[.$C64]);[.$D64])" office:value-type="float" office:value="0" calcext:value-type="float">
            <text:p>0</text:p>
          </table:table-cell>
          <table:table-cell table:formula="of:=MIN(MAX(0;[.$B64]*[.O$2]-[.$C64];[.$E64]-[.$C64]);[.$D64])" office:value-type="float" office:value="0" calcext:value-type="float">
            <text:p>0</text:p>
          </table:table-cell>
          <table:table-cell table:formula="of:=MIN(MAX(0;[.$B64]*[.P$2]-[.$C64];[.$E64]-[.$C64]);[.$D64])" office:value-type="float" office:value="0" calcext:value-type="float">
            <text:p>0</text:p>
          </table:table-cell>
          <table:table-cell table:formula="of:=MIN(MAX(0;[.$B64]*[.Q$2]-[.$C64];[.$E64]-[.$C64]);[.$D64])" office:value-type="float" office:value="0" calcext:value-type="float">
            <text:p>0</text:p>
          </table:table-cell>
          <table:table-cell table:formula="of:=MIN(MAX(0;[.$B64]*[.R$2]-[.$C64];[.$E64]-[.$C64]);[.$D64])" office:value-type="float" office:value="0" calcext:value-type="float">
            <text:p>0</text:p>
          </table:table-cell>
          <table:table-cell table:formula="of:=MIN(MAX(0;[.$B64]*[.S$2]-[.$C64];[.$E64]-[.$C64]);[.$D64])" office:value-type="float" office:value="0" calcext:value-type="float">
            <text:p>0</text:p>
          </table:table-cell>
          <table:table-cell table:number-columns-repeated="3"/>
          <table:table-cell table:formula="of:=FLOOR([.S64];1)" office:value-type="float" office:value="0" calcext:value-type="float">
            <text:p>0</text:p>
          </table:table-cell>
          <table:table-cell table:formula="of:=[.S64]-[.W64]" office:value-type="float" office:value="0" calcext:value-type="float">
            <text:p>0</text:p>
          </table:table-cell>
          <table:table-cell table:formula="of:=IF(AND(COUNTIF([.$AC$4:.$AC$203];&quot;=&quot;&amp;[.X64]);SUM([.Y$4:.Y63])&lt;[.AD$3]);1;0)" office:value-type="float" office:value="0" calcext:value-type="float">
            <text:p>0</text:p>
          </table:table-cell>
          <table:table-cell table:number-columns-repeated="2"/>
          <table:table-cell table:formula="of:=[.AB63]+COUNTIF([.$X$4:.$X$203];&quot;=&quot;&amp;[.AC63])" office:value-type="float" office:value="24" calcext:value-type="float">
            <text:p>24</text:p>
          </table:table-cell>
          <table:table-cell table:formula="of:=IF([.AB64]&lt;=[.AD$3];LARGE([.$X$4:.$X$203];[.AB64]);&quot;&quot;)">
            <text:p/>
          </table:table-cell>
          <table:table-cell table:number-columns-repeated="2"/>
          <table:table-cell table:formula="of:=[.Y64]+[.W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4]" office:value-type="float" office:value="62" calcext:value-type="float">
            <text:p>62</text:p>
          </table:table-cell>
          <table:table-cell table:formula="of:=[$Zamówienie.B64]" office:value-type="float" office:value="1" calcext:value-type="float">
            <text:p>1</text:p>
          </table:table-cell>
          <table:table-cell table:formula="of:=[$Zamówienie.C64]" office:value-type="float" office:value="9" calcext:value-type="float">
            <text:p>9</text:p>
          </table:table-cell>
          <table:table-cell table:formula="of:=IF([$Zamówienie.D64]=&quot;&quot;;1.7976931348623157E+308;[$Zamówienie.D64])" office:value-type="float" office:value="6" calcext:value-type="float">
            <text:p>6</text:p>
          </table:table-cell>
          <table:table-cell table:formula="of:=[$Zamówienie.E64]" office:value-type="float" office:value="4" calcext:value-type="float">
            <text:p>4</text:p>
          </table:table-cell>
          <table:table-cell table:number-columns-repeated="4"/>
          <table:table-cell table:formula="of:=MIN(MAX(0;[.$B65]*[.J$2]-[.$C65];[.$E65]-[.$C65]);[.$D65])" office:value-type="float" office:value="0" calcext:value-type="float">
            <text:p>0</text:p>
          </table:table-cell>
          <table:table-cell table:formula="of:=MIN(MAX(0;[.$B65]*[.K$2]-[.$C65];[.$E65]-[.$C65]);[.$D65])" office:value-type="float" office:value="0" calcext:value-type="float">
            <text:p>0</text:p>
          </table:table-cell>
          <table:table-cell table:formula="of:=MIN(MAX(0;[.$B65]*[.L$2]-[.$C65];[.$E65]-[.$C65]);[.$D65])" office:value-type="float" office:value="0" calcext:value-type="float">
            <text:p>0</text:p>
          </table:table-cell>
          <table:table-cell table:formula="of:=MIN(MAX(0;[.$B65]*[.M$2]-[.$C65];[.$E65]-[.$C65]);[.$D65])" office:value-type="float" office:value="0" calcext:value-type="float">
            <text:p>0</text:p>
          </table:table-cell>
          <table:table-cell table:formula="of:=MIN(MAX(0;[.$B65]*[.N$2]-[.$C65];[.$E65]-[.$C65]);[.$D65])" office:value-type="float" office:value="0" calcext:value-type="float">
            <text:p>0</text:p>
          </table:table-cell>
          <table:table-cell table:formula="of:=MIN(MAX(0;[.$B65]*[.O$2]-[.$C65];[.$E65]-[.$C65]);[.$D65])" office:value-type="float" office:value="0" calcext:value-type="float">
            <text:p>0</text:p>
          </table:table-cell>
          <table:table-cell table:formula="of:=MIN(MAX(0;[.$B65]*[.P$2]-[.$C65];[.$E65]-[.$C65]);[.$D65])" office:value-type="float" office:value="0" calcext:value-type="float">
            <text:p>0</text:p>
          </table:table-cell>
          <table:table-cell table:formula="of:=MIN(MAX(0;[.$B65]*[.Q$2]-[.$C65];[.$E65]-[.$C65]);[.$D65])" office:value-type="float" office:value="0" calcext:value-type="float">
            <text:p>0</text:p>
          </table:table-cell>
          <table:table-cell table:formula="of:=MIN(MAX(0;[.$B65]*[.R$2]-[.$C65];[.$E65]-[.$C65]);[.$D65])" office:value-type="float" office:value="0" calcext:value-type="float">
            <text:p>0</text:p>
          </table:table-cell>
          <table:table-cell table:formula="of:=MIN(MAX(0;[.$B65]*[.S$2]-[.$C65];[.$E65]-[.$C65]);[.$D65])" office:value-type="float" office:value="0" calcext:value-type="float">
            <text:p>0</text:p>
          </table:table-cell>
          <table:table-cell table:number-columns-repeated="3"/>
          <table:table-cell table:formula="of:=FLOOR([.S65];1)" office:value-type="float" office:value="0" calcext:value-type="float">
            <text:p>0</text:p>
          </table:table-cell>
          <table:table-cell table:formula="of:=[.S65]-[.W65]" office:value-type="float" office:value="0" calcext:value-type="float">
            <text:p>0</text:p>
          </table:table-cell>
          <table:table-cell table:formula="of:=IF(AND(COUNTIF([.$AC$4:.$AC$203];&quot;=&quot;&amp;[.X65]);SUM([.Y$4:.Y64])&lt;[.AD$3]);1;0)" office:value-type="float" office:value="0" calcext:value-type="float">
            <text:p>0</text:p>
          </table:table-cell>
          <table:table-cell table:number-columns-repeated="2"/>
          <table:table-cell table:formula="of:=[.AB64]+COUNTIF([.$X$4:.$X$203];&quot;=&quot;&amp;[.AC64])" office:value-type="float" office:value="24" calcext:value-type="float">
            <text:p>24</text:p>
          </table:table-cell>
          <table:table-cell table:formula="of:=IF([.AB65]&lt;=[.AD$3];LARGE([.$X$4:.$X$203];[.AB65]);&quot;&quot;)">
            <text:p/>
          </table:table-cell>
          <table:table-cell table:number-columns-repeated="2"/>
          <table:table-cell table:formula="of:=[.Y65]+[.W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5]" office:value-type="float" office:value="63" calcext:value-type="float">
            <text:p>63</text:p>
          </table:table-cell>
          <table:table-cell table:formula="of:=[$Zamówienie.B65]" office:value-type="float" office:value="2" calcext:value-type="float">
            <text:p>2</text:p>
          </table:table-cell>
          <table:table-cell table:formula="of:=[$Zamówienie.C65]" office:value-type="float" office:value="2" calcext:value-type="float">
            <text:p>2</text:p>
          </table:table-cell>
          <table:table-cell table:formula="of:=IF([$Zamówienie.D65]=&quot;&quot;;1.7976931348623157E+308;[$Zamówienie.D65])" office:value-type="float" office:value="5" calcext:value-type="float">
            <text:p>5</text:p>
          </table:table-cell>
          <table:table-cell table:formula="of:=[$Zamówienie.E65]" office:value-type="float" office:value="7" calcext:value-type="float">
            <text:p>7</text:p>
          </table:table-cell>
          <table:table-cell table:number-columns-repeated="4"/>
          <table:table-cell table:formula="of:=MIN(MAX(0;[.$B66]*[.J$2]-[.$C66];[.$E66]-[.$C66]);[.$D66])" office:value-type="float" office:value="5" calcext:value-type="float">
            <text:p>5</text:p>
          </table:table-cell>
          <table:table-cell table:formula="of:=MIN(MAX(0;[.$B66]*[.K$2]-[.$C66];[.$E66]-[.$C66]);[.$D66])" office:value-type="float" office:value="5" calcext:value-type="float">
            <text:p>5</text:p>
          </table:table-cell>
          <table:table-cell table:formula="of:=MIN(MAX(0;[.$B66]*[.L$2]-[.$C66];[.$E66]-[.$C66]);[.$D66])" office:value-type="float" office:value="5" calcext:value-type="float">
            <text:p>5</text:p>
          </table:table-cell>
          <table:table-cell table:formula="of:=MIN(MAX(0;[.$B66]*[.M$2]-[.$C66];[.$E66]-[.$C66]);[.$D66])" office:value-type="float" office:value="5" calcext:value-type="float">
            <text:p>5</text:p>
          </table:table-cell>
          <table:table-cell table:formula="of:=MIN(MAX(0;[.$B66]*[.N$2]-[.$C66];[.$E66]-[.$C66]);[.$D66])" office:value-type="float" office:value="5" calcext:value-type="float">
            <text:p>5</text:p>
          </table:table-cell>
          <table:table-cell table:formula="of:=MIN(MAX(0;[.$B66]*[.O$2]-[.$C66];[.$E66]-[.$C66]);[.$D66])" office:value-type="float" office:value="5" calcext:value-type="float">
            <text:p>5</text:p>
          </table:table-cell>
          <table:table-cell table:formula="of:=MIN(MAX(0;[.$B66]*[.P$2]-[.$C66];[.$E66]-[.$C66]);[.$D66])" office:value-type="float" office:value="5" calcext:value-type="float">
            <text:p>5</text:p>
          </table:table-cell>
          <table:table-cell table:formula="of:=MIN(MAX(0;[.$B66]*[.Q$2]-[.$C66];[.$E66]-[.$C66]);[.$D66])" office:value-type="float" office:value="5" calcext:value-type="float">
            <text:p>5</text:p>
          </table:table-cell>
          <table:table-cell table:formula="of:=MIN(MAX(0;[.$B66]*[.R$2]-[.$C66];[.$E66]-[.$C66]);[.$D66])" office:value-type="float" office:value="5" calcext:value-type="float">
            <text:p>5</text:p>
          </table:table-cell>
          <table:table-cell table:formula="of:=MIN(MAX(0;[.$B66]*[.S$2]-[.$C66];[.$E66]-[.$C66]);[.$D66])" office:value-type="float" office:value="5" calcext:value-type="float">
            <text:p>5</text:p>
          </table:table-cell>
          <table:table-cell table:number-columns-repeated="3"/>
          <table:table-cell table:formula="of:=FLOOR([.S66];1)" office:value-type="float" office:value="5" calcext:value-type="float">
            <text:p>5</text:p>
          </table:table-cell>
          <table:table-cell table:formula="of:=[.S66]-[.W66]" office:value-type="float" office:value="0" calcext:value-type="float">
            <text:p>0</text:p>
          </table:table-cell>
          <table:table-cell table:formula="of:=IF(AND(COUNTIF([.$AC$4:.$AC$203];&quot;=&quot;&amp;[.X66]);SUM([.Y$4:.Y65])&lt;[.AD$3]);1;0)" office:value-type="float" office:value="0" calcext:value-type="float">
            <text:p>0</text:p>
          </table:table-cell>
          <table:table-cell table:number-columns-repeated="2"/>
          <table:table-cell table:formula="of:=[.AB65]+COUNTIF([.$X$4:.$X$203];&quot;=&quot;&amp;[.AC65])" office:value-type="float" office:value="24" calcext:value-type="float">
            <text:p>24</text:p>
          </table:table-cell>
          <table:table-cell table:formula="of:=IF([.AB66]&lt;=[.AD$3];LARGE([.$X$4:.$X$203];[.AB66]);&quot;&quot;)">
            <text:p/>
          </table:table-cell>
          <table:table-cell table:number-columns-repeated="2"/>
          <table:table-cell table:formula="of:=[.Y66]+[.W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66]" office:value-type="float" office:value="64" calcext:value-type="float">
            <text:p>64</text:p>
          </table:table-cell>
          <table:table-cell table:formula="of:=[$Zamówienie.B66]" office:value-type="float" office:value="8" calcext:value-type="float">
            <text:p>8</text:p>
          </table:table-cell>
          <table:table-cell table:formula="of:=[$Zamówienie.C66]" office:value-type="float" office:value="10" calcext:value-type="float">
            <text:p>10</text:p>
          </table:table-cell>
          <table:table-cell table:formula="of:=IF([$Zamówienie.D66]=&quot;&quot;;1.7976931348623157E+308;[$Zamówienie.D66])" office:value-type="float" office:value="10" calcext:value-type="float">
            <text:p>10</text:p>
          </table:table-cell>
          <table:table-cell table:formula="of:=[$Zamówienie.E66]" office:value-type="float" office:value="0" calcext:value-type="float">
            <text:p>0</text:p>
          </table:table-cell>
          <table:table-cell table:number-columns-repeated="4"/>
          <table:table-cell table:formula="of:=MIN(MAX(0;[.$B67]*[.J$2]-[.$C67];[.$E67]-[.$C67]);[.$D67])" office:value-type="float" office:value="2.90872210953347" calcext:value-type="float">
            <text:p>2,90872210953347</text:p>
          </table:table-cell>
          <table:table-cell table:formula="of:=MIN(MAX(0;[.$B67]*[.K$2]-[.$C67];[.$E67]-[.$C67]);[.$D67])" office:value-type="float" office:value="2.9200271890624" calcext:value-type="float">
            <text:p>2,9200271890624</text:p>
          </table:table-cell>
          <table:table-cell table:formula="of:=MIN(MAX(0;[.$B67]*[.L$2]-[.$C67];[.$E67]-[.$C67]);[.$D67])" office:value-type="float" office:value="2.92713090760255" calcext:value-type="float">
            <text:p>2,92713090760255</text:p>
          </table:table-cell>
          <table:table-cell table:formula="of:=MIN(MAX(0;[.$B67]*[.M$2]-[.$C67];[.$E67]-[.$C67]);[.$D67])" office:value-type="float" office:value="2.93159367122534" calcext:value-type="float">
            <text:p>2,93159367122534</text:p>
          </table:table-cell>
          <table:table-cell table:formula="of:=MIN(MAX(0;[.$B67]*[.N$2]-[.$C67];[.$E67]-[.$C67]);[.$D67])" office:value-type="float" office:value="2.93439692901875" calcext:value-type="float">
            <text:p>2,93439692901875</text:p>
          </table:table-cell>
          <table:table-cell table:formula="of:=MIN(MAX(0;[.$B67]*[.O$2]-[.$C67];[.$E67]-[.$C67]);[.$D67])" office:value-type="float" office:value="2.93615762820928" calcext:value-type="float">
            <text:p>2,93615762820928</text:p>
          </table:table-cell>
          <table:table-cell table:formula="of:=MIN(MAX(0;[.$B67]*[.P$2]-[.$C67];[.$E67]-[.$C67]);[.$D67])" office:value-type="float" office:value="2.93726344719886" calcext:value-type="float">
            <text:p>2,93726344719886</text:p>
          </table:table-cell>
          <table:table-cell table:formula="of:=MIN(MAX(0;[.$B67]*[.Q$2]-[.$C67];[.$E67]-[.$C67]);[.$D67])" office:value-type="float" office:value="2.93795794092293" calcext:value-type="float">
            <text:p>2,93795794092293</text:p>
          </table:table-cell>
          <table:table-cell table:formula="of:=MIN(MAX(0;[.$B67]*[.R$2]-[.$C67];[.$E67]-[.$C67]);[.$D67])" office:value-type="float" office:value="2.93839409851995" calcext:value-type="float">
            <text:p>2,93839409851995</text:p>
          </table:table-cell>
          <table:table-cell table:formula="of:=MIN(MAX(0;[.$B67]*[.S$2]-[.$C67];[.$E67]-[.$C67]);[.$D67])" office:value-type="float" office:value="2.93866801161896" calcext:value-type="float">
            <text:p>2,93866801161896</text:p>
          </table:table-cell>
          <table:table-cell table:number-columns-repeated="3"/>
          <table:table-cell table:formula="of:=FLOOR([.S67];1)" office:value-type="float" office:value="2" calcext:value-type="float">
            <text:p>2</text:p>
          </table:table-cell>
          <table:table-cell table:formula="of:=[.S67]-[.W67]" office:value-type="float" office:value="0.938668011618962" calcext:value-type="float">
            <text:p>0,938668011618962</text:p>
          </table:table-cell>
          <table:table-cell table:formula="of:=IF(AND(COUNTIF([.$AC$4:.$AC$203];&quot;=&quot;&amp;[.X67]);SUM([.Y$4:.Y66])&lt;[.AD$3]);1;0)" office:value-type="float" office:value="1" calcext:value-type="float">
            <text:p>1</text:p>
          </table:table-cell>
          <table:table-cell table:number-columns-repeated="2"/>
          <table:table-cell table:formula="of:=[.AB66]+COUNTIF([.$X$4:.$X$203];&quot;=&quot;&amp;[.AC66])" office:value-type="float" office:value="24" calcext:value-type="float">
            <text:p>24</text:p>
          </table:table-cell>
          <table:table-cell table:formula="of:=IF([.AB67]&lt;=[.AD$3];LARGE([.$X$4:.$X$203];[.AB67]);&quot;&quot;)">
            <text:p/>
          </table:table-cell>
          <table:table-cell table:number-columns-repeated="2"/>
          <table:table-cell table:formula="of:=[.Y67]+[.W6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67]" office:value-type="float" office:value="65" calcext:value-type="float">
            <text:p>65</text:p>
          </table:table-cell>
          <table:table-cell table:formula="of:=[$Zamówienie.B67]" office:value-type="float" office:value="7" calcext:value-type="float">
            <text:p>7</text:p>
          </table:table-cell>
          <table:table-cell table:formula="of:=[$Zamówienie.C67]" office:value-type="float" office:value="10" calcext:value-type="float">
            <text:p>10</text:p>
          </table:table-cell>
          <table:table-cell table:formula="of:=IF([$Zamówienie.D67]=&quot;&quot;;1.7976931348623157E+308;[$Zamówienie.D67])" office:value-type="float" office:value="2" calcext:value-type="float">
            <text:p>2</text:p>
          </table:table-cell>
          <table:table-cell table:formula="of:=[$Zamówienie.E67]" office:value-type="float" office:value="2" calcext:value-type="float">
            <text:p>2</text:p>
          </table:table-cell>
          <table:table-cell table:number-columns-repeated="4"/>
          <table:table-cell table:formula="of:=MIN(MAX(0;[.$B68]*[.J$2]-[.$C68];[.$E68]-[.$C68]);[.$D68])" office:value-type="float" office:value="1.29513184584179" calcext:value-type="float">
            <text:p>1,29513184584179</text:p>
          </table:table-cell>
          <table:table-cell table:formula="of:=MIN(MAX(0;[.$B68]*[.K$2]-[.$C68];[.$E68]-[.$C68]);[.$D68])" office:value-type="float" office:value="1.3050237904296" calcext:value-type="float">
            <text:p>1,3050237904296</text:p>
          </table:table-cell>
          <table:table-cell table:formula="of:=MIN(MAX(0;[.$B68]*[.L$2]-[.$C68];[.$E68]-[.$C68]);[.$D68])" office:value-type="float" office:value="1.31123954415223" calcext:value-type="float">
            <text:p>1,31123954415223</text:p>
          </table:table-cell>
          <table:table-cell table:formula="of:=MIN(MAX(0;[.$B68]*[.M$2]-[.$C68];[.$E68]-[.$C68]);[.$D68])" office:value-type="float" office:value="1.31514446232217" calcext:value-type="float">
            <text:p>1,31514446232217</text:p>
          </table:table-cell>
          <table:table-cell table:formula="of:=MIN(MAX(0;[.$B68]*[.N$2]-[.$C68];[.$E68]-[.$C68]);[.$D68])" office:value-type="float" office:value="1.3175973128914" calcext:value-type="float">
            <text:p>1,3175973128914</text:p>
          </table:table-cell>
          <table:table-cell table:formula="of:=MIN(MAX(0;[.$B68]*[.O$2]-[.$C68];[.$E68]-[.$C68]);[.$D68])" office:value-type="float" office:value="1.31913792468312" calcext:value-type="float">
            <text:p>1,31913792468312</text:p>
          </table:table-cell>
          <table:table-cell table:formula="of:=MIN(MAX(0;[.$B68]*[.P$2]-[.$C68];[.$E68]-[.$C68]);[.$D68])" office:value-type="float" office:value="1.320105516299" calcext:value-type="float">
            <text:p>1,320105516299</text:p>
          </table:table-cell>
          <table:table-cell table:formula="of:=MIN(MAX(0;[.$B68]*[.Q$2]-[.$C68];[.$E68]-[.$C68]);[.$D68])" office:value-type="float" office:value="1.32071319830756" calcext:value-type="float">
            <text:p>1,32071319830756</text:p>
          </table:table-cell>
          <table:table-cell table:formula="of:=MIN(MAX(0;[.$B68]*[.R$2]-[.$C68];[.$E68]-[.$C68]);[.$D68])" office:value-type="float" office:value="1.32109483620495" calcext:value-type="float">
            <text:p>1,32109483620495</text:p>
          </table:table-cell>
          <table:table-cell table:formula="of:=MIN(MAX(0;[.$B68]*[.S$2]-[.$C68];[.$E68]-[.$C68]);[.$D68])" office:value-type="float" office:value="1.32133451016659" calcext:value-type="float">
            <text:p>1,32133451016659</text:p>
          </table:table-cell>
          <table:table-cell table:number-columns-repeated="3"/>
          <table:table-cell table:formula="of:=FLOOR([.S68];1)" office:value-type="float" office:value="1" calcext:value-type="float">
            <text:p>1</text:p>
          </table:table-cell>
          <table:table-cell table:formula="of:=[.S68]-[.W68]" office:value-type="float" office:value="0.321334510166592" calcext:value-type="float">
            <text:p>0,321334510166592</text:p>
          </table:table-cell>
          <table:table-cell table:formula="of:=IF(AND(COUNTIF([.$AC$4:.$AC$203];&quot;=&quot;&amp;[.X68]);SUM([.Y$4:.Y67])&lt;[.AD$3]);1;0)" office:value-type="float" office:value="1" calcext:value-type="float">
            <text:p>1</text:p>
          </table:table-cell>
          <table:table-cell table:number-columns-repeated="2"/>
          <table:table-cell table:formula="of:=[.AB67]+COUNTIF([.$X$4:.$X$203];&quot;=&quot;&amp;[.AC67])" office:value-type="float" office:value="24" calcext:value-type="float">
            <text:p>24</text:p>
          </table:table-cell>
          <table:table-cell table:formula="of:=IF([.AB68]&lt;=[.AD$3];LARGE([.$X$4:.$X$203];[.AB68]);&quot;&quot;)">
            <text:p/>
          </table:table-cell>
          <table:table-cell table:number-columns-repeated="2"/>
          <table:table-cell table:formula="of:=[.Y68]+[.W6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8]" office:value-type="float" office:value="66" calcext:value-type="float">
            <text:p>66</text:p>
          </table:table-cell>
          <table:table-cell table:formula="of:=[$Zamówienie.B68]" office:value-type="float" office:value="2" calcext:value-type="float">
            <text:p>2</text:p>
          </table:table-cell>
          <table:table-cell table:formula="of:=[$Zamówienie.C68]" office:value-type="float" office:value="8" calcext:value-type="float">
            <text:p>8</text:p>
          </table:table-cell>
          <table:table-cell table:formula="of:=IF([$Zamówienie.D68]=&quot;&quot;;1.7976931348623157E+308;[$Zamówienie.D68])" office:value-type="float" office:value="3" calcext:value-type="float">
            <text:p>3</text:p>
          </table:table-cell>
          <table:table-cell table:formula="of:=[$Zamówienie.E68]" office:value-type="float" office:value="3" calcext:value-type="float">
            <text:p>3</text:p>
          </table:table-cell>
          <table:table-cell table:number-columns-repeated="4"/>
          <table:table-cell table:formula="of:=MIN(MAX(0;[.$B69]*[.J$2]-[.$C69];[.$E69]-[.$C69]);[.$D69])" office:value-type="float" office:value="0" calcext:value-type="float">
            <text:p>0</text:p>
          </table:table-cell>
          <table:table-cell table:formula="of:=MIN(MAX(0;[.$B69]*[.K$2]-[.$C69];[.$E69]-[.$C69]);[.$D69])" office:value-type="float" office:value="0" calcext:value-type="float">
            <text:p>0</text:p>
          </table:table-cell>
          <table:table-cell table:formula="of:=MIN(MAX(0;[.$B69]*[.L$2]-[.$C69];[.$E69]-[.$C69]);[.$D69])" office:value-type="float" office:value="0" calcext:value-type="float">
            <text:p>0</text:p>
          </table:table-cell>
          <table:table-cell table:formula="of:=MIN(MAX(0;[.$B69]*[.M$2]-[.$C69];[.$E69]-[.$C69]);[.$D69])" office:value-type="float" office:value="0" calcext:value-type="float">
            <text:p>0</text:p>
          </table:table-cell>
          <table:table-cell table:formula="of:=MIN(MAX(0;[.$B69]*[.N$2]-[.$C69];[.$E69]-[.$C69]);[.$D69])" office:value-type="float" office:value="0" calcext:value-type="float">
            <text:p>0</text:p>
          </table:table-cell>
          <table:table-cell table:formula="of:=MIN(MAX(0;[.$B69]*[.O$2]-[.$C69];[.$E69]-[.$C69]);[.$D69])" office:value-type="float" office:value="0" calcext:value-type="float">
            <text:p>0</text:p>
          </table:table-cell>
          <table:table-cell table:formula="of:=MIN(MAX(0;[.$B69]*[.P$2]-[.$C69];[.$E69]-[.$C69]);[.$D69])" office:value-type="float" office:value="0" calcext:value-type="float">
            <text:p>0</text:p>
          </table:table-cell>
          <table:table-cell table:formula="of:=MIN(MAX(0;[.$B69]*[.Q$2]-[.$C69];[.$E69]-[.$C69]);[.$D69])" office:value-type="float" office:value="0" calcext:value-type="float">
            <text:p>0</text:p>
          </table:table-cell>
          <table:table-cell table:formula="of:=MIN(MAX(0;[.$B69]*[.R$2]-[.$C69];[.$E69]-[.$C69]);[.$D69])" office:value-type="float" office:value="0" calcext:value-type="float">
            <text:p>0</text:p>
          </table:table-cell>
          <table:table-cell table:formula="of:=MIN(MAX(0;[.$B69]*[.S$2]-[.$C69];[.$E69]-[.$C69]);[.$D69])" office:value-type="float" office:value="0" calcext:value-type="float">
            <text:p>0</text:p>
          </table:table-cell>
          <table:table-cell table:number-columns-repeated="3"/>
          <table:table-cell table:formula="of:=FLOOR([.S69];1)" office:value-type="float" office:value="0" calcext:value-type="float">
            <text:p>0</text:p>
          </table:table-cell>
          <table:table-cell table:formula="of:=[.S69]-[.W69]" office:value-type="float" office:value="0" calcext:value-type="float">
            <text:p>0</text:p>
          </table:table-cell>
          <table:table-cell table:formula="of:=IF(AND(COUNTIF([.$AC$4:.$AC$203];&quot;=&quot;&amp;[.X69]);SUM([.Y$4:.Y68])&lt;[.AD$3]);1;0)" office:value-type="float" office:value="0" calcext:value-type="float">
            <text:p>0</text:p>
          </table:table-cell>
          <table:table-cell table:number-columns-repeated="2"/>
          <table:table-cell table:formula="of:=[.AB68]+COUNTIF([.$X$4:.$X$203];&quot;=&quot;&amp;[.AC68])" office:value-type="float" office:value="24" calcext:value-type="float">
            <text:p>24</text:p>
          </table:table-cell>
          <table:table-cell table:formula="of:=IF([.AB69]&lt;=[.AD$3];LARGE([.$X$4:.$X$203];[.AB69]);&quot;&quot;)">
            <text:p/>
          </table:table-cell>
          <table:table-cell table:number-columns-repeated="2"/>
          <table:table-cell table:formula="of:=[.Y69]+[.W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9]" office:value-type="float" office:value="67" calcext:value-type="float">
            <text:p>67</text:p>
          </table:table-cell>
          <table:table-cell table:formula="of:=[$Zamówienie.B69]" office:value-type="float" office:value="6" calcext:value-type="float">
            <text:p>6</text:p>
          </table:table-cell>
          <table:table-cell table:formula="of:=[$Zamówienie.C69]" office:value-type="float" office:value="5" calcext:value-type="float">
            <text:p>5</text:p>
          </table:table-cell>
          <table:table-cell table:formula="of:=IF([$Zamówienie.D69]=&quot;&quot;;1.7976931348623157E+308;[$Zamówienie.D69])" office:value-type="float" office:value="1" calcext:value-type="float">
            <text:p>1</text:p>
          </table:table-cell>
          <table:table-cell table:formula="of:=[$Zamówienie.E69]" office:value-type="float" office:value="8" calcext:value-type="float">
            <text:p>8</text:p>
          </table:table-cell>
          <table:table-cell table:number-columns-repeated="4"/>
          <table:table-cell table:formula="of:=MIN(MAX(0;[.$B70]*[.J$2]-[.$C70];[.$E70]-[.$C70]);[.$D70])" office:value-type="float" office:value="1" calcext:value-type="float">
            <text:p>1</text:p>
          </table:table-cell>
          <table:table-cell table:formula="of:=MIN(MAX(0;[.$B70]*[.K$2]-[.$C70];[.$E70]-[.$C70]);[.$D70])" office:value-type="float" office:value="1" calcext:value-type="float">
            <text:p>1</text:p>
          </table:table-cell>
          <table:table-cell table:formula="of:=MIN(MAX(0;[.$B70]*[.L$2]-[.$C70];[.$E70]-[.$C70]);[.$D70])" office:value-type="float" office:value="1" calcext:value-type="float">
            <text:p>1</text:p>
          </table:table-cell>
          <table:table-cell table:formula="of:=MIN(MAX(0;[.$B70]*[.M$2]-[.$C70];[.$E70]-[.$C70]);[.$D70])" office:value-type="float" office:value="1" calcext:value-type="float">
            <text:p>1</text:p>
          </table:table-cell>
          <table:table-cell table:formula="of:=MIN(MAX(0;[.$B70]*[.N$2]-[.$C70];[.$E70]-[.$C70]);[.$D70])" office:value-type="float" office:value="1" calcext:value-type="float">
            <text:p>1</text:p>
          </table:table-cell>
          <table:table-cell table:formula="of:=MIN(MAX(0;[.$B70]*[.O$2]-[.$C70];[.$E70]-[.$C70]);[.$D70])" office:value-type="float" office:value="1" calcext:value-type="float">
            <text:p>1</text:p>
          </table:table-cell>
          <table:table-cell table:formula="of:=MIN(MAX(0;[.$B70]*[.P$2]-[.$C70];[.$E70]-[.$C70]);[.$D70])" office:value-type="float" office:value="1" calcext:value-type="float">
            <text:p>1</text:p>
          </table:table-cell>
          <table:table-cell table:formula="of:=MIN(MAX(0;[.$B70]*[.Q$2]-[.$C70];[.$E70]-[.$C70]);[.$D70])" office:value-type="float" office:value="1" calcext:value-type="float">
            <text:p>1</text:p>
          </table:table-cell>
          <table:table-cell table:formula="of:=MIN(MAX(0;[.$B70]*[.R$2]-[.$C70];[.$E70]-[.$C70]);[.$D70])" office:value-type="float" office:value="1" calcext:value-type="float">
            <text:p>1</text:p>
          </table:table-cell>
          <table:table-cell table:formula="of:=MIN(MAX(0;[.$B70]*[.S$2]-[.$C70];[.$E70]-[.$C70]);[.$D70])" office:value-type="float" office:value="1" calcext:value-type="float">
            <text:p>1</text:p>
          </table:table-cell>
          <table:table-cell table:number-columns-repeated="3"/>
          <table:table-cell table:formula="of:=FLOOR([.S70];1)" office:value-type="float" office:value="1" calcext:value-type="float">
            <text:p>1</text:p>
          </table:table-cell>
          <table:table-cell table:formula="of:=[.S70]-[.W70]" office:value-type="float" office:value="0" calcext:value-type="float">
            <text:p>0</text:p>
          </table:table-cell>
          <table:table-cell table:formula="of:=IF(AND(COUNTIF([.$AC$4:.$AC$203];&quot;=&quot;&amp;[.X70]);SUM([.Y$4:.Y69])&lt;[.AD$3]);1;0)" office:value-type="float" office:value="0" calcext:value-type="float">
            <text:p>0</text:p>
          </table:table-cell>
          <table:table-cell table:number-columns-repeated="2"/>
          <table:table-cell table:formula="of:=[.AB69]+COUNTIF([.$X$4:.$X$203];&quot;=&quot;&amp;[.AC69])" office:value-type="float" office:value="24" calcext:value-type="float">
            <text:p>24</text:p>
          </table:table-cell>
          <table:table-cell table:formula="of:=IF([.AB70]&lt;=[.AD$3];LARGE([.$X$4:.$X$203];[.AB70]);&quot;&quot;)">
            <text:p/>
          </table:table-cell>
          <table:table-cell table:number-columns-repeated="2"/>
          <table:table-cell table:formula="of:=[.Y70]+[.W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0]" office:value-type="float" office:value="68" calcext:value-type="float">
            <text:p>68</text:p>
          </table:table-cell>
          <table:table-cell table:formula="of:=[$Zamówienie.B70]" office:value-type="float" office:value="1" calcext:value-type="float">
            <text:p>1</text:p>
          </table:table-cell>
          <table:table-cell table:formula="of:=[$Zamówienie.C70]" office:value-type="float" office:value="2" calcext:value-type="float">
            <text:p>2</text:p>
          </table:table-cell>
          <table:table-cell table:formula="of:=IF([$Zamówienie.D70]=&quot;&quot;;1.7976931348623157E+308;[$Zamówienie.D70])" office:value-type="float" office:value="9" calcext:value-type="float">
            <text:p>9</text:p>
          </table:table-cell>
          <table:table-cell table:formula="of:=[$Zamówienie.E70]" office:value-type="float" office:value="10" calcext:value-type="float">
            <text:p>10</text:p>
          </table:table-cell>
          <table:table-cell table:number-columns-repeated="4"/>
          <table:table-cell table:formula="of:=MIN(MAX(0;[.$B71]*[.J$2]-[.$C71];[.$E71]-[.$C71]);[.$D71])" office:value-type="float" office:value="8" calcext:value-type="float">
            <text:p>8</text:p>
          </table:table-cell>
          <table:table-cell table:formula="of:=MIN(MAX(0;[.$B71]*[.K$2]-[.$C71];[.$E71]-[.$C71]);[.$D71])" office:value-type="float" office:value="8" calcext:value-type="float">
            <text:p>8</text:p>
          </table:table-cell>
          <table:table-cell table:formula="of:=MIN(MAX(0;[.$B71]*[.L$2]-[.$C71];[.$E71]-[.$C71]);[.$D71])" office:value-type="float" office:value="8" calcext:value-type="float">
            <text:p>8</text:p>
          </table:table-cell>
          <table:table-cell table:formula="of:=MIN(MAX(0;[.$B71]*[.M$2]-[.$C71];[.$E71]-[.$C71]);[.$D71])" office:value-type="float" office:value="8" calcext:value-type="float">
            <text:p>8</text:p>
          </table:table-cell>
          <table:table-cell table:formula="of:=MIN(MAX(0;[.$B71]*[.N$2]-[.$C71];[.$E71]-[.$C71]);[.$D71])" office:value-type="float" office:value="8" calcext:value-type="float">
            <text:p>8</text:p>
          </table:table-cell>
          <table:table-cell table:formula="of:=MIN(MAX(0;[.$B71]*[.O$2]-[.$C71];[.$E71]-[.$C71]);[.$D71])" office:value-type="float" office:value="8" calcext:value-type="float">
            <text:p>8</text:p>
          </table:table-cell>
          <table:table-cell table:formula="of:=MIN(MAX(0;[.$B71]*[.P$2]-[.$C71];[.$E71]-[.$C71]);[.$D71])" office:value-type="float" office:value="8" calcext:value-type="float">
            <text:p>8</text:p>
          </table:table-cell>
          <table:table-cell table:formula="of:=MIN(MAX(0;[.$B71]*[.Q$2]-[.$C71];[.$E71]-[.$C71]);[.$D71])" office:value-type="float" office:value="8" calcext:value-type="float">
            <text:p>8</text:p>
          </table:table-cell>
          <table:table-cell table:formula="of:=MIN(MAX(0;[.$B71]*[.R$2]-[.$C71];[.$E71]-[.$C71]);[.$D71])" office:value-type="float" office:value="8" calcext:value-type="float">
            <text:p>8</text:p>
          </table:table-cell>
          <table:table-cell table:formula="of:=MIN(MAX(0;[.$B71]*[.S$2]-[.$C71];[.$E71]-[.$C71]);[.$D71])" office:value-type="float" office:value="8" calcext:value-type="float">
            <text:p>8</text:p>
          </table:table-cell>
          <table:table-cell table:number-columns-repeated="3"/>
          <table:table-cell table:formula="of:=FLOOR([.S71];1)" office:value-type="float" office:value="8" calcext:value-type="float">
            <text:p>8</text:p>
          </table:table-cell>
          <table:table-cell table:formula="of:=[.S71]-[.W71]" office:value-type="float" office:value="0" calcext:value-type="float">
            <text:p>0</text:p>
          </table:table-cell>
          <table:table-cell table:formula="of:=IF(AND(COUNTIF([.$AC$4:.$AC$203];&quot;=&quot;&amp;[.X71]);SUM([.Y$4:.Y70])&lt;[.AD$3]);1;0)" office:value-type="float" office:value="0" calcext:value-type="float">
            <text:p>0</text:p>
          </table:table-cell>
          <table:table-cell table:number-columns-repeated="2"/>
          <table:table-cell table:formula="of:=[.AB70]+COUNTIF([.$X$4:.$X$203];&quot;=&quot;&amp;[.AC70])" office:value-type="float" office:value="24" calcext:value-type="float">
            <text:p>24</text:p>
          </table:table-cell>
          <table:table-cell table:formula="of:=IF([.AB71]&lt;=[.AD$3];LARGE([.$X$4:.$X$203];[.AB71]);&quot;&quot;)">
            <text:p/>
          </table:table-cell>
          <table:table-cell table:number-columns-repeated="2"/>
          <table:table-cell table:formula="of:=[.Y71]+[.W7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71]" office:value-type="float" office:value="69" calcext:value-type="float">
            <text:p>69</text:p>
          </table:table-cell>
          <table:table-cell table:formula="of:=[$Zamówienie.B71]" office:value-type="float" office:value="6" calcext:value-type="float">
            <text:p>6</text:p>
          </table:table-cell>
          <table:table-cell table:formula="of:=[$Zamówienie.C71]" office:value-type="float" office:value="9" calcext:value-type="float">
            <text:p>9</text:p>
          </table:table-cell>
          <table:table-cell table:formula="of:=IF([$Zamówienie.D71]=&quot;&quot;;1.7976931348623157E+308;[$Zamówienie.D71])" office:value-type="float" office:value="1" calcext:value-type="float">
            <text:p>1</text:p>
          </table:table-cell>
          <table:table-cell table:formula="of:=[$Zamówienie.E71]" office:value-type="float" office:value="4" calcext:value-type="float">
            <text:p>4</text:p>
          </table:table-cell>
          <table:table-cell table:number-columns-repeated="4"/>
          <table:table-cell table:formula="of:=MIN(MAX(0;[.$B72]*[.J$2]-[.$C72];[.$E72]-[.$C72]);[.$D72])" office:value-type="float" office:value="0.681541582150102" calcext:value-type="float">
            <text:p>0,681541582150102</text:p>
          </table:table-cell>
          <table:table-cell table:formula="of:=MIN(MAX(0;[.$B72]*[.K$2]-[.$C72];[.$E72]-[.$C72]);[.$D72])" office:value-type="float" office:value="0.6900203917968" calcext:value-type="float">
            <text:p>0,6900203917968</text:p>
          </table:table-cell>
          <table:table-cell table:formula="of:=MIN(MAX(0;[.$B72]*[.L$2]-[.$C72];[.$E72]-[.$C72]);[.$D72])" office:value-type="float" office:value="0.695348180701913" calcext:value-type="float">
            <text:p>0,695348180701913</text:p>
          </table:table-cell>
          <table:table-cell table:formula="of:=MIN(MAX(0;[.$B72]*[.M$2]-[.$C72];[.$E72]-[.$C72]);[.$D72])" office:value-type="float" office:value="0.698695253419006" calcext:value-type="float">
            <text:p>0,698695253419006</text:p>
          </table:table-cell>
          <table:table-cell table:formula="of:=MIN(MAX(0;[.$B72]*[.N$2]-[.$C72];[.$E72]-[.$C72]);[.$D72])" office:value-type="float" office:value="0.700797696764059" calcext:value-type="float">
            <text:p>0,700797696764059</text:p>
          </table:table-cell>
          <table:table-cell table:formula="of:=MIN(MAX(0;[.$B72]*[.O$2]-[.$C72];[.$E72]-[.$C72]);[.$D72])" office:value-type="float" office:value="0.70211822115696" calcext:value-type="float">
            <text:p>0,70211822115696</text:p>
          </table:table-cell>
          <table:table-cell table:formula="of:=MIN(MAX(0;[.$B72]*[.P$2]-[.$C72];[.$E72]-[.$C72]);[.$D72])" office:value-type="float" office:value="0.702947585399141" calcext:value-type="float">
            <text:p>0,702947585399141</text:p>
          </table:table-cell>
          <table:table-cell table:formula="of:=MIN(MAX(0;[.$B72]*[.Q$2]-[.$C72];[.$E72]-[.$C72]);[.$D72])" office:value-type="float" office:value="0.703468455692196" calcext:value-type="float">
            <text:p>0,703468455692196</text:p>
          </table:table-cell>
          <table:table-cell table:formula="of:=MIN(MAX(0;[.$B72]*[.R$2]-[.$C72];[.$E72]-[.$C72]);[.$D72])" office:value-type="float" office:value="0.703795573889959" calcext:value-type="float">
            <text:p>0,703795573889959</text:p>
          </table:table-cell>
          <table:table-cell table:formula="of:=MIN(MAX(0;[.$B72]*[.S$2]-[.$C72];[.$E72]-[.$C72]);[.$D72])" office:value-type="float" office:value="0.704001008714222" calcext:value-type="float">
            <text:p>0,704001008714222</text:p>
          </table:table-cell>
          <table:table-cell table:number-columns-repeated="3"/>
          <table:table-cell table:formula="of:=FLOOR([.S72];1)" office:value-type="float" office:value="0" calcext:value-type="float">
            <text:p>0</text:p>
          </table:table-cell>
          <table:table-cell table:formula="of:=[.S72]-[.W72]" office:value-type="float" office:value="0.704001008714222" calcext:value-type="float">
            <text:p>0,704001008714222</text:p>
          </table:table-cell>
          <table:table-cell table:formula="of:=IF(AND(COUNTIF([.$AC$4:.$AC$203];&quot;=&quot;&amp;[.X72]);SUM([.Y$4:.Y71])&lt;[.AD$3]);1;0)" office:value-type="float" office:value="1" calcext:value-type="float">
            <text:p>1</text:p>
          </table:table-cell>
          <table:table-cell table:number-columns-repeated="2"/>
          <table:table-cell table:formula="of:=[.AB71]+COUNTIF([.$X$4:.$X$203];&quot;=&quot;&amp;[.AC71])" office:value-type="float" office:value="24" calcext:value-type="float">
            <text:p>24</text:p>
          </table:table-cell>
          <table:table-cell table:formula="of:=IF([.AB72]&lt;=[.AD$3];LARGE([.$X$4:.$X$203];[.AB72]);&quot;&quot;)">
            <text:p/>
          </table:table-cell>
          <table:table-cell table:number-columns-repeated="2"/>
          <table:table-cell table:formula="of:=[.Y72]+[.W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2]" office:value-type="float" office:value="70" calcext:value-type="float">
            <text:p>70</text:p>
          </table:table-cell>
          <table:table-cell table:formula="of:=[$Zamówienie.B72]" office:value-type="float" office:value="1" calcext:value-type="float">
            <text:p>1</text:p>
          </table:table-cell>
          <table:table-cell table:formula="of:=[$Zamówienie.C72]" office:value-type="float" office:value="2" calcext:value-type="float">
            <text:p>2</text:p>
          </table:table-cell>
          <table:table-cell table:formula="of:=IF([$Zamówienie.D72]=&quot;&quot;;1.7976931348623157E+308;[$Zamówienie.D72])" office:value-type="float" office:value="6" calcext:value-type="float">
            <text:p>6</text:p>
          </table:table-cell>
          <table:table-cell table:formula="of:=[$Zamówienie.E72]" office:value-type="float" office:value="3" calcext:value-type="float">
            <text:p>3</text:p>
          </table:table-cell>
          <table:table-cell table:number-columns-repeated="4"/>
          <table:table-cell table:formula="of:=MIN(MAX(0;[.$B73]*[.J$2]-[.$C73];[.$E73]-[.$C73]);[.$D73])" office:value-type="float" office:value="1" calcext:value-type="float">
            <text:p>1</text:p>
          </table:table-cell>
          <table:table-cell table:formula="of:=MIN(MAX(0;[.$B73]*[.K$2]-[.$C73];[.$E73]-[.$C73]);[.$D73])" office:value-type="float" office:value="1" calcext:value-type="float">
            <text:p>1</text:p>
          </table:table-cell>
          <table:table-cell table:formula="of:=MIN(MAX(0;[.$B73]*[.L$2]-[.$C73];[.$E73]-[.$C73]);[.$D73])" office:value-type="float" office:value="1" calcext:value-type="float">
            <text:p>1</text:p>
          </table:table-cell>
          <table:table-cell table:formula="of:=MIN(MAX(0;[.$B73]*[.M$2]-[.$C73];[.$E73]-[.$C73]);[.$D73])" office:value-type="float" office:value="1" calcext:value-type="float">
            <text:p>1</text:p>
          </table:table-cell>
          <table:table-cell table:formula="of:=MIN(MAX(0;[.$B73]*[.N$2]-[.$C73];[.$E73]-[.$C73]);[.$D73])" office:value-type="float" office:value="1" calcext:value-type="float">
            <text:p>1</text:p>
          </table:table-cell>
          <table:table-cell table:formula="of:=MIN(MAX(0;[.$B73]*[.O$2]-[.$C73];[.$E73]-[.$C73]);[.$D73])" office:value-type="float" office:value="1" calcext:value-type="float">
            <text:p>1</text:p>
          </table:table-cell>
          <table:table-cell table:formula="of:=MIN(MAX(0;[.$B73]*[.P$2]-[.$C73];[.$E73]-[.$C73]);[.$D73])" office:value-type="float" office:value="1" calcext:value-type="float">
            <text:p>1</text:p>
          </table:table-cell>
          <table:table-cell table:formula="of:=MIN(MAX(0;[.$B73]*[.Q$2]-[.$C73];[.$E73]-[.$C73]);[.$D73])" office:value-type="float" office:value="1" calcext:value-type="float">
            <text:p>1</text:p>
          </table:table-cell>
          <table:table-cell table:formula="of:=MIN(MAX(0;[.$B73]*[.R$2]-[.$C73];[.$E73]-[.$C73]);[.$D73])" office:value-type="float" office:value="1" calcext:value-type="float">
            <text:p>1</text:p>
          </table:table-cell>
          <table:table-cell table:formula="of:=MIN(MAX(0;[.$B73]*[.S$2]-[.$C73];[.$E73]-[.$C73]);[.$D73])" office:value-type="float" office:value="1" calcext:value-type="float">
            <text:p>1</text:p>
          </table:table-cell>
          <table:table-cell table:number-columns-repeated="3"/>
          <table:table-cell table:formula="of:=FLOOR([.S73];1)" office:value-type="float" office:value="1" calcext:value-type="float">
            <text:p>1</text:p>
          </table:table-cell>
          <table:table-cell table:formula="of:=[.S73]-[.W73]" office:value-type="float" office:value="0" calcext:value-type="float">
            <text:p>0</text:p>
          </table:table-cell>
          <table:table-cell table:formula="of:=IF(AND(COUNTIF([.$AC$4:.$AC$203];&quot;=&quot;&amp;[.X73]);SUM([.Y$4:.Y72])&lt;[.AD$3]);1;0)" office:value-type="float" office:value="0" calcext:value-type="float">
            <text:p>0</text:p>
          </table:table-cell>
          <table:table-cell table:number-columns-repeated="2"/>
          <table:table-cell table:formula="of:=[.AB72]+COUNTIF([.$X$4:.$X$203];&quot;=&quot;&amp;[.AC72])" office:value-type="float" office:value="24" calcext:value-type="float">
            <text:p>24</text:p>
          </table:table-cell>
          <table:table-cell table:formula="of:=IF([.AB73]&lt;=[.AD$3];LARGE([.$X$4:.$X$203];[.AB73]);&quot;&quot;)">
            <text:p/>
          </table:table-cell>
          <table:table-cell table:number-columns-repeated="2"/>
          <table:table-cell table:formula="of:=[.Y73]+[.W7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3]" office:value-type="float" office:value="71" calcext:value-type="float">
            <text:p>71</text:p>
          </table:table-cell>
          <table:table-cell table:formula="of:=[$Zamówienie.B73]" office:value-type="float" office:value="6" calcext:value-type="float">
            <text:p>6</text:p>
          </table:table-cell>
          <table:table-cell table:formula="of:=[$Zamówienie.C73]" office:value-type="float" office:value="4" calcext:value-type="float">
            <text:p>4</text:p>
          </table:table-cell>
          <table:table-cell table:formula="of:=IF([$Zamówienie.D73]=&quot;&quot;;1.7976931348623157E+308;[$Zamówienie.D73])" office:value-type="float" office:value="10" calcext:value-type="float">
            <text:p>10</text:p>
          </table:table-cell>
          <table:table-cell table:formula="of:=[$Zamówienie.E73]" office:value-type="float" office:value="5" calcext:value-type="float">
            <text:p>5</text:p>
          </table:table-cell>
          <table:table-cell table:number-columns-repeated="4"/>
          <table:table-cell table:formula="of:=MIN(MAX(0;[.$B74]*[.J$2]-[.$C74];[.$E74]-[.$C74]);[.$D74])" office:value-type="float" office:value="5.6815415821501" calcext:value-type="float">
            <text:p>5,6815415821501</text:p>
          </table:table-cell>
          <table:table-cell table:formula="of:=MIN(MAX(0;[.$B74]*[.K$2]-[.$C74];[.$E74]-[.$C74]);[.$D74])" office:value-type="float" office:value="5.6900203917968" calcext:value-type="float">
            <text:p>5,6900203917968</text:p>
          </table:table-cell>
          <table:table-cell table:formula="of:=MIN(MAX(0;[.$B74]*[.L$2]-[.$C74];[.$E74]-[.$C74]);[.$D74])" office:value-type="float" office:value="5.69534818070191" calcext:value-type="float">
            <text:p>5,69534818070191</text:p>
          </table:table-cell>
          <table:table-cell table:formula="of:=MIN(MAX(0;[.$B74]*[.M$2]-[.$C74];[.$E74]-[.$C74]);[.$D74])" office:value-type="float" office:value="5.69869525341901" calcext:value-type="float">
            <text:p>5,69869525341901</text:p>
          </table:table-cell>
          <table:table-cell table:formula="of:=MIN(MAX(0;[.$B74]*[.N$2]-[.$C74];[.$E74]-[.$C74]);[.$D74])" office:value-type="float" office:value="5.70079769676406" calcext:value-type="float">
            <text:p>5,70079769676406</text:p>
          </table:table-cell>
          <table:table-cell table:formula="of:=MIN(MAX(0;[.$B74]*[.O$2]-[.$C74];[.$E74]-[.$C74]);[.$D74])" office:value-type="float" office:value="5.70211822115696" calcext:value-type="float">
            <text:p>5,70211822115696</text:p>
          </table:table-cell>
          <table:table-cell table:formula="of:=MIN(MAX(0;[.$B74]*[.P$2]-[.$C74];[.$E74]-[.$C74]);[.$D74])" office:value-type="float" office:value="5.70294758539914" calcext:value-type="float">
            <text:p>5,70294758539914</text:p>
          </table:table-cell>
          <table:table-cell table:formula="of:=MIN(MAX(0;[.$B74]*[.Q$2]-[.$C74];[.$E74]-[.$C74]);[.$D74])" office:value-type="float" office:value="5.7034684556922" calcext:value-type="float">
            <text:p>5,7034684556922</text:p>
          </table:table-cell>
          <table:table-cell table:formula="of:=MIN(MAX(0;[.$B74]*[.R$2]-[.$C74];[.$E74]-[.$C74]);[.$D74])" office:value-type="float" office:value="5.70379557388996" calcext:value-type="float">
            <text:p>5,70379557388996</text:p>
          </table:table-cell>
          <table:table-cell table:formula="of:=MIN(MAX(0;[.$B74]*[.S$2]-[.$C74];[.$E74]-[.$C74]);[.$D74])" office:value-type="float" office:value="5.70400100871422" calcext:value-type="float">
            <text:p>5,70400100871422</text:p>
          </table:table-cell>
          <table:table-cell table:number-columns-repeated="3"/>
          <table:table-cell table:formula="of:=FLOOR([.S74];1)" office:value-type="float" office:value="5" calcext:value-type="float">
            <text:p>5</text:p>
          </table:table-cell>
          <table:table-cell table:formula="of:=[.S74]-[.W74]" office:value-type="float" office:value="0.704001008714222" calcext:value-type="float">
            <text:p>0,704001008714222</text:p>
          </table:table-cell>
          <table:table-cell table:formula="of:=IF(AND(COUNTIF([.$AC$4:.$AC$203];&quot;=&quot;&amp;[.X74]);SUM([.Y$4:.Y73])&lt;[.AD$3]);1;0)" office:value-type="float" office:value="1" calcext:value-type="float">
            <text:p>1</text:p>
          </table:table-cell>
          <table:table-cell table:number-columns-repeated="2"/>
          <table:table-cell table:formula="of:=[.AB73]+COUNTIF([.$X$4:.$X$203];&quot;=&quot;&amp;[.AC73])" office:value-type="float" office:value="24" calcext:value-type="float">
            <text:p>24</text:p>
          </table:table-cell>
          <table:table-cell table:formula="of:=IF([.AB74]&lt;=[.AD$3];LARGE([.$X$4:.$X$203];[.AB74]);&quot;&quot;)">
            <text:p/>
          </table:table-cell>
          <table:table-cell table:number-columns-repeated="2"/>
          <table:table-cell table:formula="of:=[.Y74]+[.W7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74]" office:value-type="float" office:value="72" calcext:value-type="float">
            <text:p>72</text:p>
          </table:table-cell>
          <table:table-cell table:formula="of:=[$Zamówienie.B74]" office:value-type="float" office:value="10" calcext:value-type="float">
            <text:p>10</text:p>
          </table:table-cell>
          <table:table-cell table:formula="of:=[$Zamówienie.C74]" office:value-type="float" office:value="1" calcext:value-type="float">
            <text:p>1</text:p>
          </table:table-cell>
          <table:table-cell table:formula="of:=IF([$Zamówienie.D74]=&quot;&quot;;1.7976931348623157E+308;[$Zamówienie.D74])" office:value-type="float" office:value="2" calcext:value-type="float">
            <text:p>2</text:p>
          </table:table-cell>
          <table:table-cell table:formula="of:=[$Zamówienie.E74]" office:value-type="float" office:value="5" calcext:value-type="float">
            <text:p>5</text:p>
          </table:table-cell>
          <table:table-cell table:number-columns-repeated="4"/>
          <table:table-cell table:formula="of:=MIN(MAX(0;[.$B75]*[.J$2]-[.$C75];[.$E75]-[.$C75]);[.$D75])" office:value-type="float" office:value="2" calcext:value-type="float">
            <text:p>2</text:p>
          </table:table-cell>
          <table:table-cell table:formula="of:=MIN(MAX(0;[.$B75]*[.K$2]-[.$C75];[.$E75]-[.$C75]);[.$D75])" office:value-type="float" office:value="2" calcext:value-type="float">
            <text:p>2</text:p>
          </table:table-cell>
          <table:table-cell table:formula="of:=MIN(MAX(0;[.$B75]*[.L$2]-[.$C75];[.$E75]-[.$C75]);[.$D75])" office:value-type="float" office:value="2" calcext:value-type="float">
            <text:p>2</text:p>
          </table:table-cell>
          <table:table-cell table:formula="of:=MIN(MAX(0;[.$B75]*[.M$2]-[.$C75];[.$E75]-[.$C75]);[.$D75])" office:value-type="float" office:value="2" calcext:value-type="float">
            <text:p>2</text:p>
          </table:table-cell>
          <table:table-cell table:formula="of:=MIN(MAX(0;[.$B75]*[.N$2]-[.$C75];[.$E75]-[.$C75]);[.$D75])" office:value-type="float" office:value="2" calcext:value-type="float">
            <text:p>2</text:p>
          </table:table-cell>
          <table:table-cell table:formula="of:=MIN(MAX(0;[.$B75]*[.O$2]-[.$C75];[.$E75]-[.$C75]);[.$D75])" office:value-type="float" office:value="2" calcext:value-type="float">
            <text:p>2</text:p>
          </table:table-cell>
          <table:table-cell table:formula="of:=MIN(MAX(0;[.$B75]*[.P$2]-[.$C75];[.$E75]-[.$C75]);[.$D75])" office:value-type="float" office:value="2" calcext:value-type="float">
            <text:p>2</text:p>
          </table:table-cell>
          <table:table-cell table:formula="of:=MIN(MAX(0;[.$B75]*[.Q$2]-[.$C75];[.$E75]-[.$C75]);[.$D75])" office:value-type="float" office:value="2" calcext:value-type="float">
            <text:p>2</text:p>
          </table:table-cell>
          <table:table-cell table:formula="of:=MIN(MAX(0;[.$B75]*[.R$2]-[.$C75];[.$E75]-[.$C75]);[.$D75])" office:value-type="float" office:value="2" calcext:value-type="float">
            <text:p>2</text:p>
          </table:table-cell>
          <table:table-cell table:formula="of:=MIN(MAX(0;[.$B75]*[.S$2]-[.$C75];[.$E75]-[.$C75]);[.$D75])" office:value-type="float" office:value="2" calcext:value-type="float">
            <text:p>2</text:p>
          </table:table-cell>
          <table:table-cell table:number-columns-repeated="3"/>
          <table:table-cell table:formula="of:=FLOOR([.S75];1)" office:value-type="float" office:value="2" calcext:value-type="float">
            <text:p>2</text:p>
          </table:table-cell>
          <table:table-cell table:formula="of:=[.S75]-[.W75]" office:value-type="float" office:value="0" calcext:value-type="float">
            <text:p>0</text:p>
          </table:table-cell>
          <table:table-cell table:formula="of:=IF(AND(COUNTIF([.$AC$4:.$AC$203];&quot;=&quot;&amp;[.X75]);SUM([.Y$4:.Y74])&lt;[.AD$3]);1;0)" office:value-type="float" office:value="0" calcext:value-type="float">
            <text:p>0</text:p>
          </table:table-cell>
          <table:table-cell table:number-columns-repeated="2"/>
          <table:table-cell table:formula="of:=[.AB74]+COUNTIF([.$X$4:.$X$203];&quot;=&quot;&amp;[.AC74])" office:value-type="float" office:value="24" calcext:value-type="float">
            <text:p>24</text:p>
          </table:table-cell>
          <table:table-cell table:formula="of:=IF([.AB75]&lt;=[.AD$3];LARGE([.$X$4:.$X$203];[.AB75]);&quot;&quot;)">
            <text:p/>
          </table:table-cell>
          <table:table-cell table:number-columns-repeated="2"/>
          <table:table-cell table:formula="of:=[.Y75]+[.W7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75]" office:value-type="float" office:value="73" calcext:value-type="float">
            <text:p>73</text:p>
          </table:table-cell>
          <table:table-cell table:formula="of:=[$Zamówienie.B75]" office:value-type="float" office:value="3" calcext:value-type="float">
            <text:p>3</text:p>
          </table:table-cell>
          <table:table-cell table:formula="of:=[$Zamówienie.C75]" office:value-type="float" office:value="7" calcext:value-type="float">
            <text:p>7</text:p>
          </table:table-cell>
          <table:table-cell table:formula="of:=IF([$Zamówienie.D75]=&quot;&quot;;1.7976931348623157E+308;[$Zamówienie.D75])" office:value-type="float" office:value="3" calcext:value-type="float">
            <text:p>3</text:p>
          </table:table-cell>
          <table:table-cell table:formula="of:=[$Zamówienie.E75]" office:value-type="float" office:value="10" calcext:value-type="float">
            <text:p>10</text:p>
          </table:table-cell>
          <table:table-cell table:number-columns-repeated="4"/>
          <table:table-cell table:formula="of:=MIN(MAX(0;[.$B76]*[.J$2]-[.$C76];[.$E76]-[.$C76]);[.$D76])" office:value-type="float" office:value="3" calcext:value-type="float">
            <text:p>3</text:p>
          </table:table-cell>
          <table:table-cell table:formula="of:=MIN(MAX(0;[.$B76]*[.K$2]-[.$C76];[.$E76]-[.$C76]);[.$D76])" office:value-type="float" office:value="3" calcext:value-type="float">
            <text:p>3</text:p>
          </table:table-cell>
          <table:table-cell table:formula="of:=MIN(MAX(0;[.$B76]*[.L$2]-[.$C76];[.$E76]-[.$C76]);[.$D76])" office:value-type="float" office:value="3" calcext:value-type="float">
            <text:p>3</text:p>
          </table:table-cell>
          <table:table-cell table:formula="of:=MIN(MAX(0;[.$B76]*[.M$2]-[.$C76];[.$E76]-[.$C76]);[.$D76])" office:value-type="float" office:value="3" calcext:value-type="float">
            <text:p>3</text:p>
          </table:table-cell>
          <table:table-cell table:formula="of:=MIN(MAX(0;[.$B76]*[.N$2]-[.$C76];[.$E76]-[.$C76]);[.$D76])" office:value-type="float" office:value="3" calcext:value-type="float">
            <text:p>3</text:p>
          </table:table-cell>
          <table:table-cell table:formula="of:=MIN(MAX(0;[.$B76]*[.O$2]-[.$C76];[.$E76]-[.$C76]);[.$D76])" office:value-type="float" office:value="3" calcext:value-type="float">
            <text:p>3</text:p>
          </table:table-cell>
          <table:table-cell table:formula="of:=MIN(MAX(0;[.$B76]*[.P$2]-[.$C76];[.$E76]-[.$C76]);[.$D76])" office:value-type="float" office:value="3" calcext:value-type="float">
            <text:p>3</text:p>
          </table:table-cell>
          <table:table-cell table:formula="of:=MIN(MAX(0;[.$B76]*[.Q$2]-[.$C76];[.$E76]-[.$C76]);[.$D76])" office:value-type="float" office:value="3" calcext:value-type="float">
            <text:p>3</text:p>
          </table:table-cell>
          <table:table-cell table:formula="of:=MIN(MAX(0;[.$B76]*[.R$2]-[.$C76];[.$E76]-[.$C76]);[.$D76])" office:value-type="float" office:value="3" calcext:value-type="float">
            <text:p>3</text:p>
          </table:table-cell>
          <table:table-cell table:formula="of:=MIN(MAX(0;[.$B76]*[.S$2]-[.$C76];[.$E76]-[.$C76]);[.$D76])" office:value-type="float" office:value="3" calcext:value-type="float">
            <text:p>3</text:p>
          </table:table-cell>
          <table:table-cell table:number-columns-repeated="3"/>
          <table:table-cell table:formula="of:=FLOOR([.S76];1)" office:value-type="float" office:value="3" calcext:value-type="float">
            <text:p>3</text:p>
          </table:table-cell>
          <table:table-cell table:formula="of:=[.S76]-[.W76]" office:value-type="float" office:value="0" calcext:value-type="float">
            <text:p>0</text:p>
          </table:table-cell>
          <table:table-cell table:formula="of:=IF(AND(COUNTIF([.$AC$4:.$AC$203];&quot;=&quot;&amp;[.X76]);SUM([.Y$4:.Y75])&lt;[.AD$3]);1;0)" office:value-type="float" office:value="0" calcext:value-type="float">
            <text:p>0</text:p>
          </table:table-cell>
          <table:table-cell table:number-columns-repeated="2"/>
          <table:table-cell table:formula="of:=[.AB75]+COUNTIF([.$X$4:.$X$203];&quot;=&quot;&amp;[.AC75])" office:value-type="float" office:value="24" calcext:value-type="float">
            <text:p>24</text:p>
          </table:table-cell>
          <table:table-cell table:formula="of:=IF([.AB76]&lt;=[.AD$3];LARGE([.$X$4:.$X$203];[.AB76]);&quot;&quot;)">
            <text:p/>
          </table:table-cell>
          <table:table-cell table:number-columns-repeated="2"/>
          <table:table-cell table:formula="of:=[.Y76]+[.W7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6]" office:value-type="float" office:value="74" calcext:value-type="float">
            <text:p>74</text:p>
          </table:table-cell>
          <table:table-cell table:formula="of:=[$Zamówienie.B76]" office:value-type="float" office:value="10" calcext:value-type="float">
            <text:p>10</text:p>
          </table:table-cell>
          <table:table-cell table:formula="of:=[$Zamówienie.C76]" office:value-type="float" office:value="5" calcext:value-type="float">
            <text:p>5</text:p>
          </table:table-cell>
          <table:table-cell table:formula="of:=IF([$Zamówienie.D76]=&quot;&quot;;1.7976931348623157E+308;[$Zamówienie.D76])" office:value-type="float" office:value="1" calcext:value-type="float">
            <text:p>1</text:p>
          </table:table-cell>
          <table:table-cell table:formula="of:=[$Zamówienie.E76]" office:value-type="float" office:value="1" calcext:value-type="float">
            <text:p>1</text:p>
          </table:table-cell>
          <table:table-cell table:number-columns-repeated="4"/>
          <table:table-cell table:formula="of:=MIN(MAX(0;[.$B77]*[.J$2]-[.$C77];[.$E77]-[.$C77]);[.$D77])" office:value-type="float" office:value="1" calcext:value-type="float">
            <text:p>1</text:p>
          </table:table-cell>
          <table:table-cell table:formula="of:=MIN(MAX(0;[.$B77]*[.K$2]-[.$C77];[.$E77]-[.$C77]);[.$D77])" office:value-type="float" office:value="1" calcext:value-type="float">
            <text:p>1</text:p>
          </table:table-cell>
          <table:table-cell table:formula="of:=MIN(MAX(0;[.$B77]*[.L$2]-[.$C77];[.$E77]-[.$C77]);[.$D77])" office:value-type="float" office:value="1" calcext:value-type="float">
            <text:p>1</text:p>
          </table:table-cell>
          <table:table-cell table:formula="of:=MIN(MAX(0;[.$B77]*[.M$2]-[.$C77];[.$E77]-[.$C77]);[.$D77])" office:value-type="float" office:value="1" calcext:value-type="float">
            <text:p>1</text:p>
          </table:table-cell>
          <table:table-cell table:formula="of:=MIN(MAX(0;[.$B77]*[.N$2]-[.$C77];[.$E77]-[.$C77]);[.$D77])" office:value-type="float" office:value="1" calcext:value-type="float">
            <text:p>1</text:p>
          </table:table-cell>
          <table:table-cell table:formula="of:=MIN(MAX(0;[.$B77]*[.O$2]-[.$C77];[.$E77]-[.$C77]);[.$D77])" office:value-type="float" office:value="1" calcext:value-type="float">
            <text:p>1</text:p>
          </table:table-cell>
          <table:table-cell table:formula="of:=MIN(MAX(0;[.$B77]*[.P$2]-[.$C77];[.$E77]-[.$C77]);[.$D77])" office:value-type="float" office:value="1" calcext:value-type="float">
            <text:p>1</text:p>
          </table:table-cell>
          <table:table-cell table:formula="of:=MIN(MAX(0;[.$B77]*[.Q$2]-[.$C77];[.$E77]-[.$C77]);[.$D77])" office:value-type="float" office:value="1" calcext:value-type="float">
            <text:p>1</text:p>
          </table:table-cell>
          <table:table-cell table:formula="of:=MIN(MAX(0;[.$B77]*[.R$2]-[.$C77];[.$E77]-[.$C77]);[.$D77])" office:value-type="float" office:value="1" calcext:value-type="float">
            <text:p>1</text:p>
          </table:table-cell>
          <table:table-cell table:formula="of:=MIN(MAX(0;[.$B77]*[.S$2]-[.$C77];[.$E77]-[.$C77]);[.$D77])" office:value-type="float" office:value="1" calcext:value-type="float">
            <text:p>1</text:p>
          </table:table-cell>
          <table:table-cell table:number-columns-repeated="3"/>
          <table:table-cell table:formula="of:=FLOOR([.S77];1)" office:value-type="float" office:value="1" calcext:value-type="float">
            <text:p>1</text:p>
          </table:table-cell>
          <table:table-cell table:formula="of:=[.S77]-[.W77]" office:value-type="float" office:value="0" calcext:value-type="float">
            <text:p>0</text:p>
          </table:table-cell>
          <table:table-cell table:formula="of:=IF(AND(COUNTIF([.$AC$4:.$AC$203];&quot;=&quot;&amp;[.X77]);SUM([.Y$4:.Y76])&lt;[.AD$3]);1;0)" office:value-type="float" office:value="0" calcext:value-type="float">
            <text:p>0</text:p>
          </table:table-cell>
          <table:table-cell table:number-columns-repeated="2"/>
          <table:table-cell table:formula="of:=[.AB76]+COUNTIF([.$X$4:.$X$203];&quot;=&quot;&amp;[.AC76])" office:value-type="float" office:value="24" calcext:value-type="float">
            <text:p>24</text:p>
          </table:table-cell>
          <table:table-cell table:formula="of:=IF([.AB77]&lt;=[.AD$3];LARGE([.$X$4:.$X$203];[.AB77]);&quot;&quot;)">
            <text:p/>
          </table:table-cell>
          <table:table-cell table:number-columns-repeated="2"/>
          <table:table-cell table:formula="of:=[.Y77]+[.W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7]" office:value-type="float" office:value="75" calcext:value-type="float">
            <text:p>75</text:p>
          </table:table-cell>
          <table:table-cell table:formula="of:=[$Zamówienie.B77]" office:value-type="float" office:value="7" calcext:value-type="float">
            <text:p>7</text:p>
          </table:table-cell>
          <table:table-cell table:formula="of:=[$Zamówienie.C77]" office:value-type="float" office:value="3" calcext:value-type="float">
            <text:p>3</text:p>
          </table:table-cell>
          <table:table-cell table:formula="of:=IF([$Zamówienie.D77]=&quot;&quot;;1.7976931348623157E+308;[$Zamówienie.D77])" office:value-type="float" office:value="3" calcext:value-type="float">
            <text:p>3</text:p>
          </table:table-cell>
          <table:table-cell table:formula="of:=[$Zamówienie.E77]" office:value-type="float" office:value="4" calcext:value-type="float">
            <text:p>4</text:p>
          </table:table-cell>
          <table:table-cell table:number-columns-repeated="4"/>
          <table:table-cell table:formula="of:=MIN(MAX(0;[.$B78]*[.J$2]-[.$C78];[.$E78]-[.$C78]);[.$D78])" office:value-type="float" office:value="3" calcext:value-type="float">
            <text:p>3</text:p>
          </table:table-cell>
          <table:table-cell table:formula="of:=MIN(MAX(0;[.$B78]*[.K$2]-[.$C78];[.$E78]-[.$C78]);[.$D78])" office:value-type="float" office:value="3" calcext:value-type="float">
            <text:p>3</text:p>
          </table:table-cell>
          <table:table-cell table:formula="of:=MIN(MAX(0;[.$B78]*[.L$2]-[.$C78];[.$E78]-[.$C78]);[.$D78])" office:value-type="float" office:value="3" calcext:value-type="float">
            <text:p>3</text:p>
          </table:table-cell>
          <table:table-cell table:formula="of:=MIN(MAX(0;[.$B78]*[.M$2]-[.$C78];[.$E78]-[.$C78]);[.$D78])" office:value-type="float" office:value="3" calcext:value-type="float">
            <text:p>3</text:p>
          </table:table-cell>
          <table:table-cell table:formula="of:=MIN(MAX(0;[.$B78]*[.N$2]-[.$C78];[.$E78]-[.$C78]);[.$D78])" office:value-type="float" office:value="3" calcext:value-type="float">
            <text:p>3</text:p>
          </table:table-cell>
          <table:table-cell table:formula="of:=MIN(MAX(0;[.$B78]*[.O$2]-[.$C78];[.$E78]-[.$C78]);[.$D78])" office:value-type="float" office:value="3" calcext:value-type="float">
            <text:p>3</text:p>
          </table:table-cell>
          <table:table-cell table:formula="of:=MIN(MAX(0;[.$B78]*[.P$2]-[.$C78];[.$E78]-[.$C78]);[.$D78])" office:value-type="float" office:value="3" calcext:value-type="float">
            <text:p>3</text:p>
          </table:table-cell>
          <table:table-cell table:formula="of:=MIN(MAX(0;[.$B78]*[.Q$2]-[.$C78];[.$E78]-[.$C78]);[.$D78])" office:value-type="float" office:value="3" calcext:value-type="float">
            <text:p>3</text:p>
          </table:table-cell>
          <table:table-cell table:formula="of:=MIN(MAX(0;[.$B78]*[.R$2]-[.$C78];[.$E78]-[.$C78]);[.$D78])" office:value-type="float" office:value="3" calcext:value-type="float">
            <text:p>3</text:p>
          </table:table-cell>
          <table:table-cell table:formula="of:=MIN(MAX(0;[.$B78]*[.S$2]-[.$C78];[.$E78]-[.$C78]);[.$D78])" office:value-type="float" office:value="3" calcext:value-type="float">
            <text:p>3</text:p>
          </table:table-cell>
          <table:table-cell table:number-columns-repeated="3"/>
          <table:table-cell table:formula="of:=FLOOR([.S78];1)" office:value-type="float" office:value="3" calcext:value-type="float">
            <text:p>3</text:p>
          </table:table-cell>
          <table:table-cell table:formula="of:=[.S78]-[.W78]" office:value-type="float" office:value="0" calcext:value-type="float">
            <text:p>0</text:p>
          </table:table-cell>
          <table:table-cell table:formula="of:=IF(AND(COUNTIF([.$AC$4:.$AC$203];&quot;=&quot;&amp;[.X78]);SUM([.Y$4:.Y77])&lt;[.AD$3]);1;0)" office:value-type="float" office:value="0" calcext:value-type="float">
            <text:p>0</text:p>
          </table:table-cell>
          <table:table-cell table:number-columns-repeated="2"/>
          <table:table-cell table:formula="of:=[.AB77]+COUNTIF([.$X$4:.$X$203];&quot;=&quot;&amp;[.AC77])" office:value-type="float" office:value="24" calcext:value-type="float">
            <text:p>24</text:p>
          </table:table-cell>
          <table:table-cell table:formula="of:=IF([.AB78]&lt;=[.AD$3];LARGE([.$X$4:.$X$203];[.AB78]);&quot;&quot;)">
            <text:p/>
          </table:table-cell>
          <table:table-cell table:number-columns-repeated="2"/>
          <table:table-cell table:formula="of:=[.Y78]+[.W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8]" office:value-type="float" office:value="76" calcext:value-type="float">
            <text:p>76</text:p>
          </table:table-cell>
          <table:table-cell table:formula="of:=[$Zamówienie.B78]" office:value-type="float" office:value="6" calcext:value-type="float">
            <text:p>6</text:p>
          </table:table-cell>
          <table:table-cell table:formula="of:=[$Zamówienie.C78]" office:value-type="float" office:value="3" calcext:value-type="float">
            <text:p>3</text:p>
          </table:table-cell>
          <table:table-cell table:formula="of:=IF([$Zamówienie.D78]=&quot;&quot;;1.7976931348623157E+308;[$Zamówienie.D78])" office:value-type="float" office:value="0" calcext:value-type="float">
            <text:p>0</text:p>
          </table:table-cell>
          <table:table-cell table:formula="of:=[$Zamówienie.E78]" office:value-type="float" office:value="0" calcext:value-type="float">
            <text:p>0</text:p>
          </table:table-cell>
          <table:table-cell table:number-columns-repeated="4"/>
          <table:table-cell table:formula="of:=MIN(MAX(0;[.$B79]*[.J$2]-[.$C79];[.$E79]-[.$C79]);[.$D79])" office:value-type="float" office:value="0" calcext:value-type="float">
            <text:p>0</text:p>
          </table:table-cell>
          <table:table-cell table:formula="of:=MIN(MAX(0;[.$B79]*[.K$2]-[.$C79];[.$E79]-[.$C79]);[.$D79])" office:value-type="float" office:value="0" calcext:value-type="float">
            <text:p>0</text:p>
          </table:table-cell>
          <table:table-cell table:formula="of:=MIN(MAX(0;[.$B79]*[.L$2]-[.$C79];[.$E79]-[.$C79]);[.$D79])" office:value-type="float" office:value="0" calcext:value-type="float">
            <text:p>0</text:p>
          </table:table-cell>
          <table:table-cell table:formula="of:=MIN(MAX(0;[.$B79]*[.M$2]-[.$C79];[.$E79]-[.$C79]);[.$D79])" office:value-type="float" office:value="0" calcext:value-type="float">
            <text:p>0</text:p>
          </table:table-cell>
          <table:table-cell table:formula="of:=MIN(MAX(0;[.$B79]*[.N$2]-[.$C79];[.$E79]-[.$C79]);[.$D79])" office:value-type="float" office:value="0" calcext:value-type="float">
            <text:p>0</text:p>
          </table:table-cell>
          <table:table-cell table:formula="of:=MIN(MAX(0;[.$B79]*[.O$2]-[.$C79];[.$E79]-[.$C79]);[.$D79])" office:value-type="float" office:value="0" calcext:value-type="float">
            <text:p>0</text:p>
          </table:table-cell>
          <table:table-cell table:formula="of:=MIN(MAX(0;[.$B79]*[.P$2]-[.$C79];[.$E79]-[.$C79]);[.$D79])" office:value-type="float" office:value="0" calcext:value-type="float">
            <text:p>0</text:p>
          </table:table-cell>
          <table:table-cell table:formula="of:=MIN(MAX(0;[.$B79]*[.Q$2]-[.$C79];[.$E79]-[.$C79]);[.$D79])" office:value-type="float" office:value="0" calcext:value-type="float">
            <text:p>0</text:p>
          </table:table-cell>
          <table:table-cell table:formula="of:=MIN(MAX(0;[.$B79]*[.R$2]-[.$C79];[.$E79]-[.$C79]);[.$D79])" office:value-type="float" office:value="0" calcext:value-type="float">
            <text:p>0</text:p>
          </table:table-cell>
          <table:table-cell table:formula="of:=MIN(MAX(0;[.$B79]*[.S$2]-[.$C79];[.$E79]-[.$C79]);[.$D79])" office:value-type="float" office:value="0" calcext:value-type="float">
            <text:p>0</text:p>
          </table:table-cell>
          <table:table-cell table:number-columns-repeated="3"/>
          <table:table-cell table:formula="of:=FLOOR([.S79];1)" office:value-type="float" office:value="0" calcext:value-type="float">
            <text:p>0</text:p>
          </table:table-cell>
          <table:table-cell table:formula="of:=[.S79]-[.W79]" office:value-type="float" office:value="0" calcext:value-type="float">
            <text:p>0</text:p>
          </table:table-cell>
          <table:table-cell table:formula="of:=IF(AND(COUNTIF([.$AC$4:.$AC$203];&quot;=&quot;&amp;[.X79]);SUM([.Y$4:.Y78])&lt;[.AD$3]);1;0)" office:value-type="float" office:value="0" calcext:value-type="float">
            <text:p>0</text:p>
          </table:table-cell>
          <table:table-cell table:number-columns-repeated="2"/>
          <table:table-cell table:formula="of:=[.AB78]+COUNTIF([.$X$4:.$X$203];&quot;=&quot;&amp;[.AC78])" office:value-type="float" office:value="24" calcext:value-type="float">
            <text:p>24</text:p>
          </table:table-cell>
          <table:table-cell table:formula="of:=IF([.AB79]&lt;=[.AD$3];LARGE([.$X$4:.$X$203];[.AB79]);&quot;&quot;)">
            <text:p/>
          </table:table-cell>
          <table:table-cell table:number-columns-repeated="2"/>
          <table:table-cell table:formula="of:=[.Y79]+[.W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9]" office:value-type="float" office:value="77" calcext:value-type="float">
            <text:p>77</text:p>
          </table:table-cell>
          <table:table-cell table:formula="of:=[$Zamówienie.B79]" office:value-type="float" office:value="8" calcext:value-type="float">
            <text:p>8</text:p>
          </table:table-cell>
          <table:table-cell table:formula="of:=[$Zamówienie.C79]" office:value-type="float" office:value="0" calcext:value-type="float">
            <text:p>0</text:p>
          </table:table-cell>
          <table:table-cell table:formula="of:=IF([$Zamówienie.D79]=&quot;&quot;;1.7976931348623157E+308;[$Zamówienie.D79])" office:value-type="float" office:value="0" calcext:value-type="float">
            <text:p>0</text:p>
          </table:table-cell>
          <table:table-cell table:formula="of:=[$Zamówienie.E79]" office:value-type="float" office:value="7" calcext:value-type="float">
            <text:p>7</text:p>
          </table:table-cell>
          <table:table-cell table:number-columns-repeated="4"/>
          <table:table-cell table:formula="of:=MIN(MAX(0;[.$B80]*[.J$2]-[.$C80];[.$E80]-[.$C80]);[.$D80])" office:value-type="float" office:value="0" calcext:value-type="float">
            <text:p>0</text:p>
          </table:table-cell>
          <table:table-cell table:formula="of:=MIN(MAX(0;[.$B80]*[.K$2]-[.$C80];[.$E80]-[.$C80]);[.$D80])" office:value-type="float" office:value="0" calcext:value-type="float">
            <text:p>0</text:p>
          </table:table-cell>
          <table:table-cell table:formula="of:=MIN(MAX(0;[.$B80]*[.L$2]-[.$C80];[.$E80]-[.$C80]);[.$D80])" office:value-type="float" office:value="0" calcext:value-type="float">
            <text:p>0</text:p>
          </table:table-cell>
          <table:table-cell table:formula="of:=MIN(MAX(0;[.$B80]*[.M$2]-[.$C80];[.$E80]-[.$C80]);[.$D80])" office:value-type="float" office:value="0" calcext:value-type="float">
            <text:p>0</text:p>
          </table:table-cell>
          <table:table-cell table:formula="of:=MIN(MAX(0;[.$B80]*[.N$2]-[.$C80];[.$E80]-[.$C80]);[.$D80])" office:value-type="float" office:value="0" calcext:value-type="float">
            <text:p>0</text:p>
          </table:table-cell>
          <table:table-cell table:formula="of:=MIN(MAX(0;[.$B80]*[.O$2]-[.$C80];[.$E80]-[.$C80]);[.$D80])" office:value-type="float" office:value="0" calcext:value-type="float">
            <text:p>0</text:p>
          </table:table-cell>
          <table:table-cell table:formula="of:=MIN(MAX(0;[.$B80]*[.P$2]-[.$C80];[.$E80]-[.$C80]);[.$D80])" office:value-type="float" office:value="0" calcext:value-type="float">
            <text:p>0</text:p>
          </table:table-cell>
          <table:table-cell table:formula="of:=MIN(MAX(0;[.$B80]*[.Q$2]-[.$C80];[.$E80]-[.$C80]);[.$D80])" office:value-type="float" office:value="0" calcext:value-type="float">
            <text:p>0</text:p>
          </table:table-cell>
          <table:table-cell table:formula="of:=MIN(MAX(0;[.$B80]*[.R$2]-[.$C80];[.$E80]-[.$C80]);[.$D80])" office:value-type="float" office:value="0" calcext:value-type="float">
            <text:p>0</text:p>
          </table:table-cell>
          <table:table-cell table:formula="of:=MIN(MAX(0;[.$B80]*[.S$2]-[.$C80];[.$E80]-[.$C80]);[.$D80])" office:value-type="float" office:value="0" calcext:value-type="float">
            <text:p>0</text:p>
          </table:table-cell>
          <table:table-cell table:number-columns-repeated="3"/>
          <table:table-cell table:formula="of:=FLOOR([.S80];1)" office:value-type="float" office:value="0" calcext:value-type="float">
            <text:p>0</text:p>
          </table:table-cell>
          <table:table-cell table:formula="of:=[.S80]-[.W80]" office:value-type="float" office:value="0" calcext:value-type="float">
            <text:p>0</text:p>
          </table:table-cell>
          <table:table-cell table:formula="of:=IF(AND(COUNTIF([.$AC$4:.$AC$203];&quot;=&quot;&amp;[.X80]);SUM([.Y$4:.Y79])&lt;[.AD$3]);1;0)" office:value-type="float" office:value="0" calcext:value-type="float">
            <text:p>0</text:p>
          </table:table-cell>
          <table:table-cell table:number-columns-repeated="2"/>
          <table:table-cell table:formula="of:=[.AB79]+COUNTIF([.$X$4:.$X$203];&quot;=&quot;&amp;[.AC79])" office:value-type="float" office:value="24" calcext:value-type="float">
            <text:p>24</text:p>
          </table:table-cell>
          <table:table-cell table:formula="of:=IF([.AB80]&lt;=[.AD$3];LARGE([.$X$4:.$X$203];[.AB80]);&quot;&quot;)">
            <text:p/>
          </table:table-cell>
          <table:table-cell table:number-columns-repeated="2"/>
          <table:table-cell table:formula="of:=[.Y80]+[.W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0]" office:value-type="float" office:value="78" calcext:value-type="float">
            <text:p>78</text:p>
          </table:table-cell>
          <table:table-cell table:formula="of:=[$Zamówienie.B80]" office:value-type="float" office:value="0" calcext:value-type="float">
            <text:p>0</text:p>
          </table:table-cell>
          <table:table-cell table:formula="of:=[$Zamówienie.C80]" office:value-type="float" office:value="7" calcext:value-type="float">
            <text:p>7</text:p>
          </table:table-cell>
          <table:table-cell table:formula="of:=IF([$Zamówienie.D80]=&quot;&quot;;1.7976931348623157E+308;[$Zamówienie.D80])" office:value-type="float" office:value="7" calcext:value-type="float">
            <text:p>7</text:p>
          </table:table-cell>
          <table:table-cell table:formula="of:=[$Zamówienie.E80]" office:value-type="float" office:value="2" calcext:value-type="float">
            <text:p>2</text:p>
          </table:table-cell>
          <table:table-cell table:number-columns-repeated="4"/>
          <table:table-cell table:formula="of:=MIN(MAX(0;[.$B81]*[.J$2]-[.$C81];[.$E81]-[.$C81]);[.$D81])" office:value-type="float" office:value="0" calcext:value-type="float">
            <text:p>0</text:p>
          </table:table-cell>
          <table:table-cell table:formula="of:=MIN(MAX(0;[.$B81]*[.K$2]-[.$C81];[.$E81]-[.$C81]);[.$D81])" office:value-type="float" office:value="0" calcext:value-type="float">
            <text:p>0</text:p>
          </table:table-cell>
          <table:table-cell table:formula="of:=MIN(MAX(0;[.$B81]*[.L$2]-[.$C81];[.$E81]-[.$C81]);[.$D81])" office:value-type="float" office:value="0" calcext:value-type="float">
            <text:p>0</text:p>
          </table:table-cell>
          <table:table-cell table:formula="of:=MIN(MAX(0;[.$B81]*[.M$2]-[.$C81];[.$E81]-[.$C81]);[.$D81])" office:value-type="float" office:value="0" calcext:value-type="float">
            <text:p>0</text:p>
          </table:table-cell>
          <table:table-cell table:formula="of:=MIN(MAX(0;[.$B81]*[.N$2]-[.$C81];[.$E81]-[.$C81]);[.$D81])" office:value-type="float" office:value="0" calcext:value-type="float">
            <text:p>0</text:p>
          </table:table-cell>
          <table:table-cell table:formula="of:=MIN(MAX(0;[.$B81]*[.O$2]-[.$C81];[.$E81]-[.$C81]);[.$D81])" office:value-type="float" office:value="0" calcext:value-type="float">
            <text:p>0</text:p>
          </table:table-cell>
          <table:table-cell table:formula="of:=MIN(MAX(0;[.$B81]*[.P$2]-[.$C81];[.$E81]-[.$C81]);[.$D81])" office:value-type="float" office:value="0" calcext:value-type="float">
            <text:p>0</text:p>
          </table:table-cell>
          <table:table-cell table:formula="of:=MIN(MAX(0;[.$B81]*[.Q$2]-[.$C81];[.$E81]-[.$C81]);[.$D81])" office:value-type="float" office:value="0" calcext:value-type="float">
            <text:p>0</text:p>
          </table:table-cell>
          <table:table-cell table:formula="of:=MIN(MAX(0;[.$B81]*[.R$2]-[.$C81];[.$E81]-[.$C81]);[.$D81])" office:value-type="float" office:value="0" calcext:value-type="float">
            <text:p>0</text:p>
          </table:table-cell>
          <table:table-cell table:formula="of:=MIN(MAX(0;[.$B81]*[.S$2]-[.$C81];[.$E81]-[.$C81]);[.$D81])" office:value-type="float" office:value="0" calcext:value-type="float">
            <text:p>0</text:p>
          </table:table-cell>
          <table:table-cell table:number-columns-repeated="3"/>
          <table:table-cell table:formula="of:=FLOOR([.S81];1)" office:value-type="float" office:value="0" calcext:value-type="float">
            <text:p>0</text:p>
          </table:table-cell>
          <table:table-cell table:formula="of:=[.S81]-[.W81]" office:value-type="float" office:value="0" calcext:value-type="float">
            <text:p>0</text:p>
          </table:table-cell>
          <table:table-cell table:formula="of:=IF(AND(COUNTIF([.$AC$4:.$AC$203];&quot;=&quot;&amp;[.X81]);SUM([.Y$4:.Y80])&lt;[.AD$3]);1;0)" office:value-type="float" office:value="0" calcext:value-type="float">
            <text:p>0</text:p>
          </table:table-cell>
          <table:table-cell table:number-columns-repeated="2"/>
          <table:table-cell table:formula="of:=[.AB80]+COUNTIF([.$X$4:.$X$203];&quot;=&quot;&amp;[.AC80])" office:value-type="float" office:value="24" calcext:value-type="float">
            <text:p>24</text:p>
          </table:table-cell>
          <table:table-cell table:formula="of:=IF([.AB81]&lt;=[.AD$3];LARGE([.$X$4:.$X$203];[.AB81]);&quot;&quot;)">
            <text:p/>
          </table:table-cell>
          <table:table-cell table:number-columns-repeated="2"/>
          <table:table-cell table:formula="of:=[.Y81]+[.W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1]" office:value-type="float" office:value="79" calcext:value-type="float">
            <text:p>79</text:p>
          </table:table-cell>
          <table:table-cell table:formula="of:=[$Zamówienie.B81]" office:value-type="float" office:value="9" calcext:value-type="float">
            <text:p>9</text:p>
          </table:table-cell>
          <table:table-cell table:formula="of:=[$Zamówienie.C81]" office:value-type="float" office:value="2" calcext:value-type="float">
            <text:p>2</text:p>
          </table:table-cell>
          <table:table-cell table:formula="of:=IF([$Zamówienie.D81]=&quot;&quot;;1.7976931348623157E+308;[$Zamówienie.D81])" office:value-type="float" office:value="8" calcext:value-type="float">
            <text:p>8</text:p>
          </table:table-cell>
          <table:table-cell table:formula="of:=[$Zamówienie.E81]" office:value-type="float" office:value="4" calcext:value-type="float">
            <text:p>4</text:p>
          </table:table-cell>
          <table:table-cell table:number-columns-repeated="4"/>
          <table:table-cell table:formula="of:=MIN(MAX(0;[.$B82]*[.J$2]-[.$C82];[.$E82]-[.$C82]);[.$D82])" office:value-type="float" office:value="8" calcext:value-type="float">
            <text:p>8</text:p>
          </table:table-cell>
          <table:table-cell table:formula="of:=MIN(MAX(0;[.$B82]*[.K$2]-[.$C82];[.$E82]-[.$C82]);[.$D82])" office:value-type="float" office:value="8" calcext:value-type="float">
            <text:p>8</text:p>
          </table:table-cell>
          <table:table-cell table:formula="of:=MIN(MAX(0;[.$B82]*[.L$2]-[.$C82];[.$E82]-[.$C82]);[.$D82])" office:value-type="float" office:value="8" calcext:value-type="float">
            <text:p>8</text:p>
          </table:table-cell>
          <table:table-cell table:formula="of:=MIN(MAX(0;[.$B82]*[.M$2]-[.$C82];[.$E82]-[.$C82]);[.$D82])" office:value-type="float" office:value="8" calcext:value-type="float">
            <text:p>8</text:p>
          </table:table-cell>
          <table:table-cell table:formula="of:=MIN(MAX(0;[.$B82]*[.N$2]-[.$C82];[.$E82]-[.$C82]);[.$D82])" office:value-type="float" office:value="8" calcext:value-type="float">
            <text:p>8</text:p>
          </table:table-cell>
          <table:table-cell table:formula="of:=MIN(MAX(0;[.$B82]*[.O$2]-[.$C82];[.$E82]-[.$C82]);[.$D82])" office:value-type="float" office:value="8" calcext:value-type="float">
            <text:p>8</text:p>
          </table:table-cell>
          <table:table-cell table:formula="of:=MIN(MAX(0;[.$B82]*[.P$2]-[.$C82];[.$E82]-[.$C82]);[.$D82])" office:value-type="float" office:value="8" calcext:value-type="float">
            <text:p>8</text:p>
          </table:table-cell>
          <table:table-cell table:formula="of:=MIN(MAX(0;[.$B82]*[.Q$2]-[.$C82];[.$E82]-[.$C82]);[.$D82])" office:value-type="float" office:value="8" calcext:value-type="float">
            <text:p>8</text:p>
          </table:table-cell>
          <table:table-cell table:formula="of:=MIN(MAX(0;[.$B82]*[.R$2]-[.$C82];[.$E82]-[.$C82]);[.$D82])" office:value-type="float" office:value="8" calcext:value-type="float">
            <text:p>8</text:p>
          </table:table-cell>
          <table:table-cell table:formula="of:=MIN(MAX(0;[.$B82]*[.S$2]-[.$C82];[.$E82]-[.$C82]);[.$D82])" office:value-type="float" office:value="8" calcext:value-type="float">
            <text:p>8</text:p>
          </table:table-cell>
          <table:table-cell table:number-columns-repeated="3"/>
          <table:table-cell table:formula="of:=FLOOR([.S82];1)" office:value-type="float" office:value="8" calcext:value-type="float">
            <text:p>8</text:p>
          </table:table-cell>
          <table:table-cell table:formula="of:=[.S82]-[.W82]" office:value-type="float" office:value="0" calcext:value-type="float">
            <text:p>0</text:p>
          </table:table-cell>
          <table:table-cell table:formula="of:=IF(AND(COUNTIF([.$AC$4:.$AC$203];&quot;=&quot;&amp;[.X82]);SUM([.Y$4:.Y81])&lt;[.AD$3]);1;0)" office:value-type="float" office:value="0" calcext:value-type="float">
            <text:p>0</text:p>
          </table:table-cell>
          <table:table-cell table:number-columns-repeated="2"/>
          <table:table-cell table:formula="of:=[.AB81]+COUNTIF([.$X$4:.$X$203];&quot;=&quot;&amp;[.AC81])" office:value-type="float" office:value="24" calcext:value-type="float">
            <text:p>24</text:p>
          </table:table-cell>
          <table:table-cell table:formula="of:=IF([.AB82]&lt;=[.AD$3];LARGE([.$X$4:.$X$203];[.AB82]);&quot;&quot;)">
            <text:p/>
          </table:table-cell>
          <table:table-cell table:number-columns-repeated="2"/>
          <table:table-cell table:formula="of:=[.Y82]+[.W8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82]" office:value-type="float" office:value="80" calcext:value-type="float">
            <text:p>80</text:p>
          </table:table-cell>
          <table:table-cell table:formula="of:=[$Zamówienie.B82]" office:value-type="float" office:value="8" calcext:value-type="float">
            <text:p>8</text:p>
          </table:table-cell>
          <table:table-cell table:formula="of:=[$Zamówienie.C82]" office:value-type="float" office:value="4" calcext:value-type="float">
            <text:p>4</text:p>
          </table:table-cell>
          <table:table-cell table:formula="of:=IF([$Zamówienie.D82]=&quot;&quot;;1.7976931348623157E+308;[$Zamówienie.D82])" office:value-type="float" office:value="5" calcext:value-type="float">
            <text:p>5</text:p>
          </table:table-cell>
          <table:table-cell table:formula="of:=[$Zamówienie.E82]" office:value-type="float" office:value="3" calcext:value-type="float">
            <text:p>3</text:p>
          </table:table-cell>
          <table:table-cell table:number-columns-repeated="4"/>
          <table:table-cell table:formula="of:=MIN(MAX(0;[.$B83]*[.J$2]-[.$C83];[.$E83]-[.$C83]);[.$D83])" office:value-type="float" office:value="5" calcext:value-type="float">
            <text:p>5</text:p>
          </table:table-cell>
          <table:table-cell table:formula="of:=MIN(MAX(0;[.$B83]*[.K$2]-[.$C83];[.$E83]-[.$C83]);[.$D83])" office:value-type="float" office:value="5" calcext:value-type="float">
            <text:p>5</text:p>
          </table:table-cell>
          <table:table-cell table:formula="of:=MIN(MAX(0;[.$B83]*[.L$2]-[.$C83];[.$E83]-[.$C83]);[.$D83])" office:value-type="float" office:value="5" calcext:value-type="float">
            <text:p>5</text:p>
          </table:table-cell>
          <table:table-cell table:formula="of:=MIN(MAX(0;[.$B83]*[.M$2]-[.$C83];[.$E83]-[.$C83]);[.$D83])" office:value-type="float" office:value="5" calcext:value-type="float">
            <text:p>5</text:p>
          </table:table-cell>
          <table:table-cell table:formula="of:=MIN(MAX(0;[.$B83]*[.N$2]-[.$C83];[.$E83]-[.$C83]);[.$D83])" office:value-type="float" office:value="5" calcext:value-type="float">
            <text:p>5</text:p>
          </table:table-cell>
          <table:table-cell table:formula="of:=MIN(MAX(0;[.$B83]*[.O$2]-[.$C83];[.$E83]-[.$C83]);[.$D83])" office:value-type="float" office:value="5" calcext:value-type="float">
            <text:p>5</text:p>
          </table:table-cell>
          <table:table-cell table:formula="of:=MIN(MAX(0;[.$B83]*[.P$2]-[.$C83];[.$E83]-[.$C83]);[.$D83])" office:value-type="float" office:value="5" calcext:value-type="float">
            <text:p>5</text:p>
          </table:table-cell>
          <table:table-cell table:formula="of:=MIN(MAX(0;[.$B83]*[.Q$2]-[.$C83];[.$E83]-[.$C83]);[.$D83])" office:value-type="float" office:value="5" calcext:value-type="float">
            <text:p>5</text:p>
          </table:table-cell>
          <table:table-cell table:formula="of:=MIN(MAX(0;[.$B83]*[.R$2]-[.$C83];[.$E83]-[.$C83]);[.$D83])" office:value-type="float" office:value="5" calcext:value-type="float">
            <text:p>5</text:p>
          </table:table-cell>
          <table:table-cell table:formula="of:=MIN(MAX(0;[.$B83]*[.S$2]-[.$C83];[.$E83]-[.$C83]);[.$D83])" office:value-type="float" office:value="5" calcext:value-type="float">
            <text:p>5</text:p>
          </table:table-cell>
          <table:table-cell table:number-columns-repeated="3"/>
          <table:table-cell table:formula="of:=FLOOR([.S83];1)" office:value-type="float" office:value="5" calcext:value-type="float">
            <text:p>5</text:p>
          </table:table-cell>
          <table:table-cell table:formula="of:=[.S83]-[.W83]" office:value-type="float" office:value="0" calcext:value-type="float">
            <text:p>0</text:p>
          </table:table-cell>
          <table:table-cell table:formula="of:=IF(AND(COUNTIF([.$AC$4:.$AC$203];&quot;=&quot;&amp;[.X83]);SUM([.Y$4:.Y82])&lt;[.AD$3]);1;0)" office:value-type="float" office:value="0" calcext:value-type="float">
            <text:p>0</text:p>
          </table:table-cell>
          <table:table-cell table:number-columns-repeated="2"/>
          <table:table-cell table:formula="of:=[.AB82]+COUNTIF([.$X$4:.$X$203];&quot;=&quot;&amp;[.AC82])" office:value-type="float" office:value="24" calcext:value-type="float">
            <text:p>24</text:p>
          </table:table-cell>
          <table:table-cell table:formula="of:=IF([.AB83]&lt;=[.AD$3];LARGE([.$X$4:.$X$203];[.AB83]);&quot;&quot;)">
            <text:p/>
          </table:table-cell>
          <table:table-cell table:number-columns-repeated="2"/>
          <table:table-cell table:formula="of:=[.Y83]+[.W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83]" office:value-type="float" office:value="81" calcext:value-type="float">
            <text:p>81</text:p>
          </table:table-cell>
          <table:table-cell table:formula="of:=[$Zamówienie.B83]" office:value-type="float" office:value="10" calcext:value-type="float">
            <text:p>10</text:p>
          </table:table-cell>
          <table:table-cell table:formula="of:=[$Zamówienie.C83]" office:value-type="float" office:value="4" calcext:value-type="float">
            <text:p>4</text:p>
          </table:table-cell>
          <table:table-cell table:formula="of:=IF([$Zamówienie.D83]=&quot;&quot;;1.7976931348623157E+308;[$Zamówienie.D83])" office:value-type="float" office:value="3" calcext:value-type="float">
            <text:p>3</text:p>
          </table:table-cell>
          <table:table-cell table:formula="of:=[$Zamówienie.E83]" office:value-type="float" office:value="10" calcext:value-type="float">
            <text:p>10</text:p>
          </table:table-cell>
          <table:table-cell table:number-columns-repeated="4"/>
          <table:table-cell table:formula="of:=MIN(MAX(0;[.$B84]*[.J$2]-[.$C84];[.$E84]-[.$C84]);[.$D84])" office:value-type="float" office:value="3" calcext:value-type="float">
            <text:p>3</text:p>
          </table:table-cell>
          <table:table-cell table:formula="of:=MIN(MAX(0;[.$B84]*[.K$2]-[.$C84];[.$E84]-[.$C84]);[.$D84])" office:value-type="float" office:value="3" calcext:value-type="float">
            <text:p>3</text:p>
          </table:table-cell>
          <table:table-cell table:formula="of:=MIN(MAX(0;[.$B84]*[.L$2]-[.$C84];[.$E84]-[.$C84]);[.$D84])" office:value-type="float" office:value="3" calcext:value-type="float">
            <text:p>3</text:p>
          </table:table-cell>
          <table:table-cell table:formula="of:=MIN(MAX(0;[.$B84]*[.M$2]-[.$C84];[.$E84]-[.$C84]);[.$D84])" office:value-type="float" office:value="3" calcext:value-type="float">
            <text:p>3</text:p>
          </table:table-cell>
          <table:table-cell table:formula="of:=MIN(MAX(0;[.$B84]*[.N$2]-[.$C84];[.$E84]-[.$C84]);[.$D84])" office:value-type="float" office:value="3" calcext:value-type="float">
            <text:p>3</text:p>
          </table:table-cell>
          <table:table-cell table:formula="of:=MIN(MAX(0;[.$B84]*[.O$2]-[.$C84];[.$E84]-[.$C84]);[.$D84])" office:value-type="float" office:value="3" calcext:value-type="float">
            <text:p>3</text:p>
          </table:table-cell>
          <table:table-cell table:formula="of:=MIN(MAX(0;[.$B84]*[.P$2]-[.$C84];[.$E84]-[.$C84]);[.$D84])" office:value-type="float" office:value="3" calcext:value-type="float">
            <text:p>3</text:p>
          </table:table-cell>
          <table:table-cell table:formula="of:=MIN(MAX(0;[.$B84]*[.Q$2]-[.$C84];[.$E84]-[.$C84]);[.$D84])" office:value-type="float" office:value="3" calcext:value-type="float">
            <text:p>3</text:p>
          </table:table-cell>
          <table:table-cell table:formula="of:=MIN(MAX(0;[.$B84]*[.R$2]-[.$C84];[.$E84]-[.$C84]);[.$D84])" office:value-type="float" office:value="3" calcext:value-type="float">
            <text:p>3</text:p>
          </table:table-cell>
          <table:table-cell table:formula="of:=MIN(MAX(0;[.$B84]*[.S$2]-[.$C84];[.$E84]-[.$C84]);[.$D84])" office:value-type="float" office:value="3" calcext:value-type="float">
            <text:p>3</text:p>
          </table:table-cell>
          <table:table-cell table:number-columns-repeated="3"/>
          <table:table-cell table:formula="of:=FLOOR([.S84];1)" office:value-type="float" office:value="3" calcext:value-type="float">
            <text:p>3</text:p>
          </table:table-cell>
          <table:table-cell table:formula="of:=[.S84]-[.W84]" office:value-type="float" office:value="0" calcext:value-type="float">
            <text:p>0</text:p>
          </table:table-cell>
          <table:table-cell table:formula="of:=IF(AND(COUNTIF([.$AC$4:.$AC$203];&quot;=&quot;&amp;[.X84]);SUM([.Y$4:.Y83])&lt;[.AD$3]);1;0)" office:value-type="float" office:value="0" calcext:value-type="float">
            <text:p>0</text:p>
          </table:table-cell>
          <table:table-cell table:number-columns-repeated="2"/>
          <table:table-cell table:formula="of:=[.AB83]+COUNTIF([.$X$4:.$X$203];&quot;=&quot;&amp;[.AC83])" office:value-type="float" office:value="24" calcext:value-type="float">
            <text:p>24</text:p>
          </table:table-cell>
          <table:table-cell table:formula="of:=IF([.AB84]&lt;=[.AD$3];LARGE([.$X$4:.$X$203];[.AB84]);&quot;&quot;)">
            <text:p/>
          </table:table-cell>
          <table:table-cell table:number-columns-repeated="2"/>
          <table:table-cell table:formula="of:=[.Y84]+[.W8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84]" office:value-type="float" office:value="82" calcext:value-type="float">
            <text:p>82</text:p>
          </table:table-cell>
          <table:table-cell table:formula="of:=[$Zamówienie.B84]" office:value-type="float" office:value="6" calcext:value-type="float">
            <text:p>6</text:p>
          </table:table-cell>
          <table:table-cell table:formula="of:=[$Zamówienie.C84]" office:value-type="float" office:value="0" calcext:value-type="float">
            <text:p>0</text:p>
          </table:table-cell>
          <table:table-cell table:formula="of:=IF([$Zamówienie.D84]=&quot;&quot;;1.7976931348623157E+308;[$Zamówienie.D84])" office:value-type="float" office:value="4" calcext:value-type="float">
            <text:p>4</text:p>
          </table:table-cell>
          <table:table-cell table:formula="of:=[$Zamówienie.E84]" office:value-type="float" office:value="5" calcext:value-type="float">
            <text:p>5</text:p>
          </table:table-cell>
          <table:table-cell table:number-columns-repeated="4"/>
          <table:table-cell table:formula="of:=MIN(MAX(0;[.$B85]*[.J$2]-[.$C85];[.$E85]-[.$C85]);[.$D85])" office:value-type="float" office:value="4" calcext:value-type="float">
            <text:p>4</text:p>
          </table:table-cell>
          <table:table-cell table:formula="of:=MIN(MAX(0;[.$B85]*[.K$2]-[.$C85];[.$E85]-[.$C85]);[.$D85])" office:value-type="float" office:value="4" calcext:value-type="float">
            <text:p>4</text:p>
          </table:table-cell>
          <table:table-cell table:formula="of:=MIN(MAX(0;[.$B85]*[.L$2]-[.$C85];[.$E85]-[.$C85]);[.$D85])" office:value-type="float" office:value="4" calcext:value-type="float">
            <text:p>4</text:p>
          </table:table-cell>
          <table:table-cell table:formula="of:=MIN(MAX(0;[.$B85]*[.M$2]-[.$C85];[.$E85]-[.$C85]);[.$D85])" office:value-type="float" office:value="4" calcext:value-type="float">
            <text:p>4</text:p>
          </table:table-cell>
          <table:table-cell table:formula="of:=MIN(MAX(0;[.$B85]*[.N$2]-[.$C85];[.$E85]-[.$C85]);[.$D85])" office:value-type="float" office:value="4" calcext:value-type="float">
            <text:p>4</text:p>
          </table:table-cell>
          <table:table-cell table:formula="of:=MIN(MAX(0;[.$B85]*[.O$2]-[.$C85];[.$E85]-[.$C85]);[.$D85])" office:value-type="float" office:value="4" calcext:value-type="float">
            <text:p>4</text:p>
          </table:table-cell>
          <table:table-cell table:formula="of:=MIN(MAX(0;[.$B85]*[.P$2]-[.$C85];[.$E85]-[.$C85]);[.$D85])" office:value-type="float" office:value="4" calcext:value-type="float">
            <text:p>4</text:p>
          </table:table-cell>
          <table:table-cell table:formula="of:=MIN(MAX(0;[.$B85]*[.Q$2]-[.$C85];[.$E85]-[.$C85]);[.$D85])" office:value-type="float" office:value="4" calcext:value-type="float">
            <text:p>4</text:p>
          </table:table-cell>
          <table:table-cell table:formula="of:=MIN(MAX(0;[.$B85]*[.R$2]-[.$C85];[.$E85]-[.$C85]);[.$D85])" office:value-type="float" office:value="4" calcext:value-type="float">
            <text:p>4</text:p>
          </table:table-cell>
          <table:table-cell table:formula="of:=MIN(MAX(0;[.$B85]*[.S$2]-[.$C85];[.$E85]-[.$C85]);[.$D85])" office:value-type="float" office:value="4" calcext:value-type="float">
            <text:p>4</text:p>
          </table:table-cell>
          <table:table-cell table:number-columns-repeated="3"/>
          <table:table-cell table:formula="of:=FLOOR([.S85];1)" office:value-type="float" office:value="4" calcext:value-type="float">
            <text:p>4</text:p>
          </table:table-cell>
          <table:table-cell table:formula="of:=[.S85]-[.W85]" office:value-type="float" office:value="0" calcext:value-type="float">
            <text:p>0</text:p>
          </table:table-cell>
          <table:table-cell table:formula="of:=IF(AND(COUNTIF([.$AC$4:.$AC$203];&quot;=&quot;&amp;[.X85]);SUM([.Y$4:.Y84])&lt;[.AD$3]);1;0)" office:value-type="float" office:value="0" calcext:value-type="float">
            <text:p>0</text:p>
          </table:table-cell>
          <table:table-cell table:number-columns-repeated="2"/>
          <table:table-cell table:formula="of:=[.AB84]+COUNTIF([.$X$4:.$X$203];&quot;=&quot;&amp;[.AC84])" office:value-type="float" office:value="24" calcext:value-type="float">
            <text:p>24</text:p>
          </table:table-cell>
          <table:table-cell table:formula="of:=IF([.AB85]&lt;=[.AD$3];LARGE([.$X$4:.$X$203];[.AB85]);&quot;&quot;)">
            <text:p/>
          </table:table-cell>
          <table:table-cell table:number-columns-repeated="2"/>
          <table:table-cell table:formula="of:=[.Y85]+[.W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85]" office:value-type="float" office:value="83" calcext:value-type="float">
            <text:p>83</text:p>
          </table:table-cell>
          <table:table-cell table:formula="of:=[$Zamówienie.B85]" office:value-type="float" office:value="2" calcext:value-type="float">
            <text:p>2</text:p>
          </table:table-cell>
          <table:table-cell table:formula="of:=[$Zamówienie.C85]" office:value-type="float" office:value="10" calcext:value-type="float">
            <text:p>10</text:p>
          </table:table-cell>
          <table:table-cell table:formula="of:=IF([$Zamówienie.D85]=&quot;&quot;;1.7976931348623157E+308;[$Zamówienie.D85])" office:value-type="float" office:value="9" calcext:value-type="float">
            <text:p>9</text:p>
          </table:table-cell>
          <table:table-cell table:formula="of:=[$Zamówienie.E85]" office:value-type="float" office:value="1" calcext:value-type="float">
            <text:p>1</text:p>
          </table:table-cell>
          <table:table-cell table:number-columns-repeated="4"/>
          <table:table-cell table:formula="of:=MIN(MAX(0;[.$B86]*[.J$2]-[.$C86];[.$E86]-[.$C86]);[.$D86])" office:value-type="float" office:value="0" calcext:value-type="float">
            <text:p>0</text:p>
          </table:table-cell>
          <table:table-cell table:formula="of:=MIN(MAX(0;[.$B86]*[.K$2]-[.$C86];[.$E86]-[.$C86]);[.$D86])" office:value-type="float" office:value="0" calcext:value-type="float">
            <text:p>0</text:p>
          </table:table-cell>
          <table:table-cell table:formula="of:=MIN(MAX(0;[.$B86]*[.L$2]-[.$C86];[.$E86]-[.$C86]);[.$D86])" office:value-type="float" office:value="0" calcext:value-type="float">
            <text:p>0</text:p>
          </table:table-cell>
          <table:table-cell table:formula="of:=MIN(MAX(0;[.$B86]*[.M$2]-[.$C86];[.$E86]-[.$C86]);[.$D86])" office:value-type="float" office:value="0" calcext:value-type="float">
            <text:p>0</text:p>
          </table:table-cell>
          <table:table-cell table:formula="of:=MIN(MAX(0;[.$B86]*[.N$2]-[.$C86];[.$E86]-[.$C86]);[.$D86])" office:value-type="float" office:value="0" calcext:value-type="float">
            <text:p>0</text:p>
          </table:table-cell>
          <table:table-cell table:formula="of:=MIN(MAX(0;[.$B86]*[.O$2]-[.$C86];[.$E86]-[.$C86]);[.$D86])" office:value-type="float" office:value="0" calcext:value-type="float">
            <text:p>0</text:p>
          </table:table-cell>
          <table:table-cell table:formula="of:=MIN(MAX(0;[.$B86]*[.P$2]-[.$C86];[.$E86]-[.$C86]);[.$D86])" office:value-type="float" office:value="0" calcext:value-type="float">
            <text:p>0</text:p>
          </table:table-cell>
          <table:table-cell table:formula="of:=MIN(MAX(0;[.$B86]*[.Q$2]-[.$C86];[.$E86]-[.$C86]);[.$D86])" office:value-type="float" office:value="0" calcext:value-type="float">
            <text:p>0</text:p>
          </table:table-cell>
          <table:table-cell table:formula="of:=MIN(MAX(0;[.$B86]*[.R$2]-[.$C86];[.$E86]-[.$C86]);[.$D86])" office:value-type="float" office:value="0" calcext:value-type="float">
            <text:p>0</text:p>
          </table:table-cell>
          <table:table-cell table:formula="of:=MIN(MAX(0;[.$B86]*[.S$2]-[.$C86];[.$E86]-[.$C86]);[.$D86])" office:value-type="float" office:value="0" calcext:value-type="float">
            <text:p>0</text:p>
          </table:table-cell>
          <table:table-cell table:number-columns-repeated="3"/>
          <table:table-cell table:formula="of:=FLOOR([.S86];1)" office:value-type="float" office:value="0" calcext:value-type="float">
            <text:p>0</text:p>
          </table:table-cell>
          <table:table-cell table:formula="of:=[.S86]-[.W86]" office:value-type="float" office:value="0" calcext:value-type="float">
            <text:p>0</text:p>
          </table:table-cell>
          <table:table-cell table:formula="of:=IF(AND(COUNTIF([.$AC$4:.$AC$203];&quot;=&quot;&amp;[.X86]);SUM([.Y$4:.Y85])&lt;[.AD$3]);1;0)" office:value-type="float" office:value="0" calcext:value-type="float">
            <text:p>0</text:p>
          </table:table-cell>
          <table:table-cell table:number-columns-repeated="2"/>
          <table:table-cell table:formula="of:=[.AB85]+COUNTIF([.$X$4:.$X$203];&quot;=&quot;&amp;[.AC85])" office:value-type="float" office:value="24" calcext:value-type="float">
            <text:p>24</text:p>
          </table:table-cell>
          <table:table-cell table:formula="of:=IF([.AB86]&lt;=[.AD$3];LARGE([.$X$4:.$X$203];[.AB86]);&quot;&quot;)">
            <text:p/>
          </table:table-cell>
          <table:table-cell table:number-columns-repeated="2"/>
          <table:table-cell table:formula="of:=[.Y86]+[.W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6]" office:value-type="float" office:value="84" calcext:value-type="float">
            <text:p>84</text:p>
          </table:table-cell>
          <table:table-cell table:formula="of:=[$Zamówienie.B86]" office:value-type="float" office:value="5" calcext:value-type="float">
            <text:p>5</text:p>
          </table:table-cell>
          <table:table-cell table:formula="of:=[$Zamówienie.C86]" office:value-type="float" office:value="6" calcext:value-type="float">
            <text:p>6</text:p>
          </table:table-cell>
          <table:table-cell table:formula="of:=IF([$Zamówienie.D86]=&quot;&quot;;1.7976931348623157E+308;[$Zamówienie.D86])" office:value-type="float" office:value="10" calcext:value-type="float">
            <text:p>10</text:p>
          </table:table-cell>
          <table:table-cell table:formula="of:=[$Zamówienie.E86]" office:value-type="float" office:value="7" calcext:value-type="float">
            <text:p>7</text:p>
          </table:table-cell>
          <table:table-cell table:number-columns-repeated="4"/>
          <table:table-cell table:formula="of:=MIN(MAX(0;[.$B87]*[.J$2]-[.$C87];[.$E87]-[.$C87]);[.$D87])" office:value-type="float" office:value="2.06795131845842" calcext:value-type="float">
            <text:p>2,06795131845842</text:p>
          </table:table-cell>
          <table:table-cell table:formula="of:=MIN(MAX(0;[.$B87]*[.K$2]-[.$C87];[.$E87]-[.$C87]);[.$D87])" office:value-type="float" office:value="2.075016993164" calcext:value-type="float">
            <text:p>2,075016993164</text:p>
          </table:table-cell>
          <table:table-cell table:formula="of:=MIN(MAX(0;[.$B87]*[.L$2]-[.$C87];[.$E87]-[.$C87]);[.$D87])" office:value-type="float" office:value="2.07945681725159" calcext:value-type="float">
            <text:p>2,07945681725159</text:p>
          </table:table-cell>
          <table:table-cell table:formula="of:=MIN(MAX(0;[.$B87]*[.M$2]-[.$C87];[.$E87]-[.$C87]);[.$D87])" office:value-type="float" office:value="2.08224604451584" calcext:value-type="float">
            <text:p>2,08224604451584</text:p>
          </table:table-cell>
          <table:table-cell table:formula="of:=MIN(MAX(0;[.$B87]*[.N$2]-[.$C87];[.$E87]-[.$C87]);[.$D87])" office:value-type="float" office:value="2.08399808063672" calcext:value-type="float">
            <text:p>2,08399808063672</text:p>
          </table:table-cell>
          <table:table-cell table:formula="of:=MIN(MAX(0;[.$B87]*[.O$2]-[.$C87];[.$E87]-[.$C87]);[.$D87])" office:value-type="float" office:value="2.0850985176308" calcext:value-type="float">
            <text:p>2,0850985176308</text:p>
          </table:table-cell>
          <table:table-cell table:formula="of:=MIN(MAX(0;[.$B87]*[.P$2]-[.$C87];[.$E87]-[.$C87]);[.$D87])" office:value-type="float" office:value="2.08578965449928" calcext:value-type="float">
            <text:p>2,08578965449928</text:p>
          </table:table-cell>
          <table:table-cell table:formula="of:=MIN(MAX(0;[.$B87]*[.Q$2]-[.$C87];[.$E87]-[.$C87]);[.$D87])" office:value-type="float" office:value="2.08622371307683" calcext:value-type="float">
            <text:p>2,08622371307683</text:p>
          </table:table-cell>
          <table:table-cell table:formula="of:=MIN(MAX(0;[.$B87]*[.R$2]-[.$C87];[.$E87]-[.$C87]);[.$D87])" office:value-type="float" office:value="2.08649631157497" calcext:value-type="float">
            <text:p>2,08649631157497</text:p>
          </table:table-cell>
          <table:table-cell table:formula="of:=MIN(MAX(0;[.$B87]*[.S$2]-[.$C87];[.$E87]-[.$C87]);[.$D87])" office:value-type="float" office:value="2.08666750726185" calcext:value-type="float">
            <text:p>2,08666750726185</text:p>
          </table:table-cell>
          <table:table-cell table:number-columns-repeated="3"/>
          <table:table-cell table:formula="of:=FLOOR([.S87];1)" office:value-type="float" office:value="2" calcext:value-type="float">
            <text:p>2</text:p>
          </table:table-cell>
          <table:table-cell table:formula="of:=[.S87]-[.W87]" office:value-type="float" office:value="0.0866675072618506" calcext:value-type="float">
            <text:p>0,0866675072618506</text:p>
          </table:table-cell>
          <table:table-cell table:formula="of:=IF(AND(COUNTIF([.$AC$4:.$AC$203];&quot;=&quot;&amp;[.X87]);SUM([.Y$4:.Y86])&lt;[.AD$3]);1;0)" office:value-type="float" office:value="0" calcext:value-type="float">
            <text:p>0</text:p>
          </table:table-cell>
          <table:table-cell table:number-columns-repeated="2"/>
          <table:table-cell table:formula="of:=[.AB86]+COUNTIF([.$X$4:.$X$203];&quot;=&quot;&amp;[.AC86])" office:value-type="float" office:value="24" calcext:value-type="float">
            <text:p>24</text:p>
          </table:table-cell>
          <table:table-cell table:formula="of:=IF([.AB87]&lt;=[.AD$3];LARGE([.$X$4:.$X$203];[.AB87]);&quot;&quot;)">
            <text:p/>
          </table:table-cell>
          <table:table-cell table:number-columns-repeated="2"/>
          <table:table-cell table:formula="of:=[.Y87]+[.W8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7]" office:value-type="float" office:value="85" calcext:value-type="float">
            <text:p>85</text:p>
          </table:table-cell>
          <table:table-cell table:formula="of:=[$Zamówienie.B87]" office:value-type="float" office:value="2" calcext:value-type="float">
            <text:p>2</text:p>
          </table:table-cell>
          <table:table-cell table:formula="of:=[$Zamówienie.C87]" office:value-type="float" office:value="5" calcext:value-type="float">
            <text:p>5</text:p>
          </table:table-cell>
          <table:table-cell table:formula="of:=IF([$Zamówienie.D87]=&quot;&quot;;1.7976931348623157E+308;[$Zamówienie.D87])" office:value-type="float" office:value="9" calcext:value-type="float">
            <text:p>9</text:p>
          </table:table-cell>
          <table:table-cell table:formula="of:=[$Zamówienie.E87]" office:value-type="float" office:value="2" calcext:value-type="float">
            <text:p>2</text:p>
          </table:table-cell>
          <table:table-cell table:number-columns-repeated="4"/>
          <table:table-cell table:formula="of:=MIN(MAX(0;[.$B88]*[.J$2]-[.$C88];[.$E88]-[.$C88]);[.$D88])" office:value-type="float" office:value="0" calcext:value-type="float">
            <text:p>0</text:p>
          </table:table-cell>
          <table:table-cell table:formula="of:=MIN(MAX(0;[.$B88]*[.K$2]-[.$C88];[.$E88]-[.$C88]);[.$D88])" office:value-type="float" office:value="0" calcext:value-type="float">
            <text:p>0</text:p>
          </table:table-cell>
          <table:table-cell table:formula="of:=MIN(MAX(0;[.$B88]*[.L$2]-[.$C88];[.$E88]-[.$C88]);[.$D88])" office:value-type="float" office:value="0" calcext:value-type="float">
            <text:p>0</text:p>
          </table:table-cell>
          <table:table-cell table:formula="of:=MIN(MAX(0;[.$B88]*[.M$2]-[.$C88];[.$E88]-[.$C88]);[.$D88])" office:value-type="float" office:value="0" calcext:value-type="float">
            <text:p>0</text:p>
          </table:table-cell>
          <table:table-cell table:formula="of:=MIN(MAX(0;[.$B88]*[.N$2]-[.$C88];[.$E88]-[.$C88]);[.$D88])" office:value-type="float" office:value="0" calcext:value-type="float">
            <text:p>0</text:p>
          </table:table-cell>
          <table:table-cell table:formula="of:=MIN(MAX(0;[.$B88]*[.O$2]-[.$C88];[.$E88]-[.$C88]);[.$D88])" office:value-type="float" office:value="0" calcext:value-type="float">
            <text:p>0</text:p>
          </table:table-cell>
          <table:table-cell table:formula="of:=MIN(MAX(0;[.$B88]*[.P$2]-[.$C88];[.$E88]-[.$C88]);[.$D88])" office:value-type="float" office:value="0" calcext:value-type="float">
            <text:p>0</text:p>
          </table:table-cell>
          <table:table-cell table:formula="of:=MIN(MAX(0;[.$B88]*[.Q$2]-[.$C88];[.$E88]-[.$C88]);[.$D88])" office:value-type="float" office:value="0" calcext:value-type="float">
            <text:p>0</text:p>
          </table:table-cell>
          <table:table-cell table:formula="of:=MIN(MAX(0;[.$B88]*[.R$2]-[.$C88];[.$E88]-[.$C88]);[.$D88])" office:value-type="float" office:value="0" calcext:value-type="float">
            <text:p>0</text:p>
          </table:table-cell>
          <table:table-cell table:formula="of:=MIN(MAX(0;[.$B88]*[.S$2]-[.$C88];[.$E88]-[.$C88]);[.$D88])" office:value-type="float" office:value="0" calcext:value-type="float">
            <text:p>0</text:p>
          </table:table-cell>
          <table:table-cell table:number-columns-repeated="3"/>
          <table:table-cell table:formula="of:=FLOOR([.S88];1)" office:value-type="float" office:value="0" calcext:value-type="float">
            <text:p>0</text:p>
          </table:table-cell>
          <table:table-cell table:formula="of:=[.S88]-[.W88]" office:value-type="float" office:value="0" calcext:value-type="float">
            <text:p>0</text:p>
          </table:table-cell>
          <table:table-cell table:formula="of:=IF(AND(COUNTIF([.$AC$4:.$AC$203];&quot;=&quot;&amp;[.X88]);SUM([.Y$4:.Y87])&lt;[.AD$3]);1;0)" office:value-type="float" office:value="0" calcext:value-type="float">
            <text:p>0</text:p>
          </table:table-cell>
          <table:table-cell table:number-columns-repeated="2"/>
          <table:table-cell table:formula="of:=[.AB87]+COUNTIF([.$X$4:.$X$203];&quot;=&quot;&amp;[.AC87])" office:value-type="float" office:value="24" calcext:value-type="float">
            <text:p>24</text:p>
          </table:table-cell>
          <table:table-cell table:formula="of:=IF([.AB88]&lt;=[.AD$3];LARGE([.$X$4:.$X$203];[.AB88]);&quot;&quot;)">
            <text:p/>
          </table:table-cell>
          <table:table-cell table:number-columns-repeated="2"/>
          <table:table-cell table:formula="of:=[.Y88]+[.W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8]" office:value-type="float" office:value="86" calcext:value-type="float">
            <text:p>86</text:p>
          </table:table-cell>
          <table:table-cell table:formula="of:=[$Zamówienie.B88]" office:value-type="float" office:value="4" calcext:value-type="float">
            <text:p>4</text:p>
          </table:table-cell>
          <table:table-cell table:formula="of:=[$Zamówienie.C88]" office:value-type="float" office:value="10" calcext:value-type="float">
            <text:p>10</text:p>
          </table:table-cell>
          <table:table-cell table:formula="of:=IF([$Zamówienie.D88]=&quot;&quot;;1.7976931348623157E+308;[$Zamówienie.D88])" office:value-type="float" office:value="5" calcext:value-type="float">
            <text:p>5</text:p>
          </table:table-cell>
          <table:table-cell table:formula="of:=[$Zamówienie.E88]" office:value-type="float" office:value="6" calcext:value-type="float">
            <text:p>6</text:p>
          </table:table-cell>
          <table:table-cell table:number-columns-repeated="4"/>
          <table:table-cell table:formula="of:=MIN(MAX(0;[.$B89]*[.J$2]-[.$C89];[.$E89]-[.$C89]);[.$D89])" office:value-type="float" office:value="0" calcext:value-type="float">
            <text:p>0</text:p>
          </table:table-cell>
          <table:table-cell table:formula="of:=MIN(MAX(0;[.$B89]*[.K$2]-[.$C89];[.$E89]-[.$C89]);[.$D89])" office:value-type="float" office:value="0" calcext:value-type="float">
            <text:p>0</text:p>
          </table:table-cell>
          <table:table-cell table:formula="of:=MIN(MAX(0;[.$B89]*[.L$2]-[.$C89];[.$E89]-[.$C89]);[.$D89])" office:value-type="float" office:value="0" calcext:value-type="float">
            <text:p>0</text:p>
          </table:table-cell>
          <table:table-cell table:formula="of:=MIN(MAX(0;[.$B89]*[.M$2]-[.$C89];[.$E89]-[.$C89]);[.$D89])" office:value-type="float" office:value="0" calcext:value-type="float">
            <text:p>0</text:p>
          </table:table-cell>
          <table:table-cell table:formula="of:=MIN(MAX(0;[.$B89]*[.N$2]-[.$C89];[.$E89]-[.$C89]);[.$D89])" office:value-type="float" office:value="0" calcext:value-type="float">
            <text:p>0</text:p>
          </table:table-cell>
          <table:table-cell table:formula="of:=MIN(MAX(0;[.$B89]*[.O$2]-[.$C89];[.$E89]-[.$C89]);[.$D89])" office:value-type="float" office:value="0" calcext:value-type="float">
            <text:p>0</text:p>
          </table:table-cell>
          <table:table-cell table:formula="of:=MIN(MAX(0;[.$B89]*[.P$2]-[.$C89];[.$E89]-[.$C89]);[.$D89])" office:value-type="float" office:value="0" calcext:value-type="float">
            <text:p>0</text:p>
          </table:table-cell>
          <table:table-cell table:formula="of:=MIN(MAX(0;[.$B89]*[.Q$2]-[.$C89];[.$E89]-[.$C89]);[.$D89])" office:value-type="float" office:value="0" calcext:value-type="float">
            <text:p>0</text:p>
          </table:table-cell>
          <table:table-cell table:formula="of:=MIN(MAX(0;[.$B89]*[.R$2]-[.$C89];[.$E89]-[.$C89]);[.$D89])" office:value-type="float" office:value="0" calcext:value-type="float">
            <text:p>0</text:p>
          </table:table-cell>
          <table:table-cell table:formula="of:=MIN(MAX(0;[.$B89]*[.S$2]-[.$C89];[.$E89]-[.$C89]);[.$D89])" office:value-type="float" office:value="0" calcext:value-type="float">
            <text:p>0</text:p>
          </table:table-cell>
          <table:table-cell table:number-columns-repeated="3"/>
          <table:table-cell table:formula="of:=FLOOR([.S89];1)" office:value-type="float" office:value="0" calcext:value-type="float">
            <text:p>0</text:p>
          </table:table-cell>
          <table:table-cell table:formula="of:=[.S89]-[.W89]" office:value-type="float" office:value="0" calcext:value-type="float">
            <text:p>0</text:p>
          </table:table-cell>
          <table:table-cell table:formula="of:=IF(AND(COUNTIF([.$AC$4:.$AC$203];&quot;=&quot;&amp;[.X89]);SUM([.Y$4:.Y88])&lt;[.AD$3]);1;0)" office:value-type="float" office:value="0" calcext:value-type="float">
            <text:p>0</text:p>
          </table:table-cell>
          <table:table-cell table:number-columns-repeated="2"/>
          <table:table-cell table:formula="of:=[.AB88]+COUNTIF([.$X$4:.$X$203];&quot;=&quot;&amp;[.AC88])" office:value-type="float" office:value="24" calcext:value-type="float">
            <text:p>24</text:p>
          </table:table-cell>
          <table:table-cell table:formula="of:=IF([.AB89]&lt;=[.AD$3];LARGE([.$X$4:.$X$203];[.AB89]);&quot;&quot;)">
            <text:p/>
          </table:table-cell>
          <table:table-cell table:number-columns-repeated="2"/>
          <table:table-cell table:formula="of:=[.Y89]+[.W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9]" office:value-type="float" office:value="87" calcext:value-type="float">
            <text:p>87</text:p>
          </table:table-cell>
          <table:table-cell table:formula="of:=[$Zamówienie.B89]" office:value-type="float" office:value="5" calcext:value-type="float">
            <text:p>5</text:p>
          </table:table-cell>
          <table:table-cell table:formula="of:=[$Zamówienie.C89]" office:value-type="float" office:value="9" calcext:value-type="float">
            <text:p>9</text:p>
          </table:table-cell>
          <table:table-cell table:formula="of:=IF([$Zamówienie.D89]=&quot;&quot;;1.7976931348623157E+308;[$Zamówienie.D89])" office:value-type="float" office:value="2" calcext:value-type="float">
            <text:p>2</text:p>
          </table:table-cell>
          <table:table-cell table:formula="of:=[$Zamówienie.E89]" office:value-type="float" office:value="1" calcext:value-type="float">
            <text:p>1</text:p>
          </table:table-cell>
          <table:table-cell table:number-columns-repeated="4"/>
          <table:table-cell table:formula="of:=MIN(MAX(0;[.$B90]*[.J$2]-[.$C90];[.$E90]-[.$C90]);[.$D90])" office:value-type="float" office:value="0" calcext:value-type="float">
            <text:p>0</text:p>
          </table:table-cell>
          <table:table-cell table:formula="of:=MIN(MAX(0;[.$B90]*[.K$2]-[.$C90];[.$E90]-[.$C90]);[.$D90])" office:value-type="float" office:value="0" calcext:value-type="float">
            <text:p>0</text:p>
          </table:table-cell>
          <table:table-cell table:formula="of:=MIN(MAX(0;[.$B90]*[.L$2]-[.$C90];[.$E90]-[.$C90]);[.$D90])" office:value-type="float" office:value="0" calcext:value-type="float">
            <text:p>0</text:p>
          </table:table-cell>
          <table:table-cell table:formula="of:=MIN(MAX(0;[.$B90]*[.M$2]-[.$C90];[.$E90]-[.$C90]);[.$D90])" office:value-type="float" office:value="0" calcext:value-type="float">
            <text:p>0</text:p>
          </table:table-cell>
          <table:table-cell table:formula="of:=MIN(MAX(0;[.$B90]*[.N$2]-[.$C90];[.$E90]-[.$C90]);[.$D90])" office:value-type="float" office:value="0" calcext:value-type="float">
            <text:p>0</text:p>
          </table:table-cell>
          <table:table-cell table:formula="of:=MIN(MAX(0;[.$B90]*[.O$2]-[.$C90];[.$E90]-[.$C90]);[.$D90])" office:value-type="float" office:value="0" calcext:value-type="float">
            <text:p>0</text:p>
          </table:table-cell>
          <table:table-cell table:formula="of:=MIN(MAX(0;[.$B90]*[.P$2]-[.$C90];[.$E90]-[.$C90]);[.$D90])" office:value-type="float" office:value="0" calcext:value-type="float">
            <text:p>0</text:p>
          </table:table-cell>
          <table:table-cell table:formula="of:=MIN(MAX(0;[.$B90]*[.Q$2]-[.$C90];[.$E90]-[.$C90]);[.$D90])" office:value-type="float" office:value="0" calcext:value-type="float">
            <text:p>0</text:p>
          </table:table-cell>
          <table:table-cell table:formula="of:=MIN(MAX(0;[.$B90]*[.R$2]-[.$C90];[.$E90]-[.$C90]);[.$D90])" office:value-type="float" office:value="0" calcext:value-type="float">
            <text:p>0</text:p>
          </table:table-cell>
          <table:table-cell table:formula="of:=MIN(MAX(0;[.$B90]*[.S$2]-[.$C90];[.$E90]-[.$C90]);[.$D90])" office:value-type="float" office:value="0" calcext:value-type="float">
            <text:p>0</text:p>
          </table:table-cell>
          <table:table-cell table:number-columns-repeated="3"/>
          <table:table-cell table:formula="of:=FLOOR([.S90];1)" office:value-type="float" office:value="0" calcext:value-type="float">
            <text:p>0</text:p>
          </table:table-cell>
          <table:table-cell table:formula="of:=[.S90]-[.W90]" office:value-type="float" office:value="0" calcext:value-type="float">
            <text:p>0</text:p>
          </table:table-cell>
          <table:table-cell table:formula="of:=IF(AND(COUNTIF([.$AC$4:.$AC$203];&quot;=&quot;&amp;[.X90]);SUM([.Y$4:.Y89])&lt;[.AD$3]);1;0)" office:value-type="float" office:value="0" calcext:value-type="float">
            <text:p>0</text:p>
          </table:table-cell>
          <table:table-cell table:number-columns-repeated="2"/>
          <table:table-cell table:formula="of:=[.AB89]+COUNTIF([.$X$4:.$X$203];&quot;=&quot;&amp;[.AC89])" office:value-type="float" office:value="24" calcext:value-type="float">
            <text:p>24</text:p>
          </table:table-cell>
          <table:table-cell table:formula="of:=IF([.AB90]&lt;=[.AD$3];LARGE([.$X$4:.$X$203];[.AB90]);&quot;&quot;)">
            <text:p/>
          </table:table-cell>
          <table:table-cell table:number-columns-repeated="2"/>
          <table:table-cell table:formula="of:=[.Y90]+[.W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0]" office:value-type="float" office:value="88" calcext:value-type="float">
            <text:p>88</text:p>
          </table:table-cell>
          <table:table-cell table:formula="of:=[$Zamówienie.B90]" office:value-type="float" office:value="1" calcext:value-type="float">
            <text:p>1</text:p>
          </table:table-cell>
          <table:table-cell table:formula="of:=[$Zamówienie.C90]" office:value-type="float" office:value="1" calcext:value-type="float">
            <text:p>1</text:p>
          </table:table-cell>
          <table:table-cell table:formula="of:=IF([$Zamówienie.D90]=&quot;&quot;;1.7976931348623157E+308;[$Zamówienie.D90])" office:value-type="float" office:value="4" calcext:value-type="float">
            <text:p>4</text:p>
          </table:table-cell>
          <table:table-cell table:formula="of:=[$Zamówienie.E90]" office:value-type="float" office:value="9" calcext:value-type="float">
            <text:p>9</text:p>
          </table:table-cell>
          <table:table-cell table:number-columns-repeated="4"/>
          <table:table-cell table:formula="of:=MIN(MAX(0;[.$B91]*[.J$2]-[.$C91];[.$E91]-[.$C91]);[.$D91])" office:value-type="float" office:value="4" calcext:value-type="float">
            <text:p>4</text:p>
          </table:table-cell>
          <table:table-cell table:formula="of:=MIN(MAX(0;[.$B91]*[.K$2]-[.$C91];[.$E91]-[.$C91]);[.$D91])" office:value-type="float" office:value="4" calcext:value-type="float">
            <text:p>4</text:p>
          </table:table-cell>
          <table:table-cell table:formula="of:=MIN(MAX(0;[.$B91]*[.L$2]-[.$C91];[.$E91]-[.$C91]);[.$D91])" office:value-type="float" office:value="4" calcext:value-type="float">
            <text:p>4</text:p>
          </table:table-cell>
          <table:table-cell table:formula="of:=MIN(MAX(0;[.$B91]*[.M$2]-[.$C91];[.$E91]-[.$C91]);[.$D91])" office:value-type="float" office:value="4" calcext:value-type="float">
            <text:p>4</text:p>
          </table:table-cell>
          <table:table-cell table:formula="of:=MIN(MAX(0;[.$B91]*[.N$2]-[.$C91];[.$E91]-[.$C91]);[.$D91])" office:value-type="float" office:value="4" calcext:value-type="float">
            <text:p>4</text:p>
          </table:table-cell>
          <table:table-cell table:formula="of:=MIN(MAX(0;[.$B91]*[.O$2]-[.$C91];[.$E91]-[.$C91]);[.$D91])" office:value-type="float" office:value="4" calcext:value-type="float">
            <text:p>4</text:p>
          </table:table-cell>
          <table:table-cell table:formula="of:=MIN(MAX(0;[.$B91]*[.P$2]-[.$C91];[.$E91]-[.$C91]);[.$D91])" office:value-type="float" office:value="4" calcext:value-type="float">
            <text:p>4</text:p>
          </table:table-cell>
          <table:table-cell table:formula="of:=MIN(MAX(0;[.$B91]*[.Q$2]-[.$C91];[.$E91]-[.$C91]);[.$D91])" office:value-type="float" office:value="4" calcext:value-type="float">
            <text:p>4</text:p>
          </table:table-cell>
          <table:table-cell table:formula="of:=MIN(MAX(0;[.$B91]*[.R$2]-[.$C91];[.$E91]-[.$C91]);[.$D91])" office:value-type="float" office:value="4" calcext:value-type="float">
            <text:p>4</text:p>
          </table:table-cell>
          <table:table-cell table:formula="of:=MIN(MAX(0;[.$B91]*[.S$2]-[.$C91];[.$E91]-[.$C91]);[.$D91])" office:value-type="float" office:value="4" calcext:value-type="float">
            <text:p>4</text:p>
          </table:table-cell>
          <table:table-cell table:number-columns-repeated="3"/>
          <table:table-cell table:formula="of:=FLOOR([.S91];1)" office:value-type="float" office:value="4" calcext:value-type="float">
            <text:p>4</text:p>
          </table:table-cell>
          <table:table-cell table:formula="of:=[.S91]-[.W91]" office:value-type="float" office:value="0" calcext:value-type="float">
            <text:p>0</text:p>
          </table:table-cell>
          <table:table-cell table:formula="of:=IF(AND(COUNTIF([.$AC$4:.$AC$203];&quot;=&quot;&amp;[.X91]);SUM([.Y$4:.Y90])&lt;[.AD$3]);1;0)" office:value-type="float" office:value="0" calcext:value-type="float">
            <text:p>0</text:p>
          </table:table-cell>
          <table:table-cell table:number-columns-repeated="2"/>
          <table:table-cell table:formula="of:=[.AB90]+COUNTIF([.$X$4:.$X$203];&quot;=&quot;&amp;[.AC90])" office:value-type="float" office:value="24" calcext:value-type="float">
            <text:p>24</text:p>
          </table:table-cell>
          <table:table-cell table:formula="of:=IF([.AB91]&lt;=[.AD$3];LARGE([.$X$4:.$X$203];[.AB91]);&quot;&quot;)">
            <text:p/>
          </table:table-cell>
          <table:table-cell table:number-columns-repeated="2"/>
          <table:table-cell table:formula="of:=[.Y91]+[.W9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91]" office:value-type="float" office:value="89" calcext:value-type="float">
            <text:p>89</text:p>
          </table:table-cell>
          <table:table-cell table:formula="of:=[$Zamówienie.B91]" office:value-type="float" office:value="2" calcext:value-type="float">
            <text:p>2</text:p>
          </table:table-cell>
          <table:table-cell table:formula="of:=[$Zamówienie.C91]" office:value-type="float" office:value="1" calcext:value-type="float">
            <text:p>1</text:p>
          </table:table-cell>
          <table:table-cell table:formula="of:=IF([$Zamówienie.D91]=&quot;&quot;;1.7976931348623157E+308;[$Zamówienie.D91])" office:value-type="float" office:value="8" calcext:value-type="float">
            <text:p>8</text:p>
          </table:table-cell>
          <table:table-cell table:formula="of:=[$Zamówienie.E91]" office:value-type="float" office:value="2" calcext:value-type="float">
            <text:p>2</text:p>
          </table:table-cell>
          <table:table-cell table:number-columns-repeated="4"/>
          <table:table-cell table:formula="of:=MIN(MAX(0;[.$B92]*[.J$2]-[.$C92];[.$E92]-[.$C92]);[.$D92])" office:value-type="float" office:value="2.22718052738337" calcext:value-type="float">
            <text:p>2,22718052738337</text:p>
          </table:table-cell>
          <table:table-cell table:formula="of:=MIN(MAX(0;[.$B92]*[.K$2]-[.$C92];[.$E92]-[.$C92]);[.$D92])" office:value-type="float" office:value="2.2300067972656" calcext:value-type="float">
            <text:p>2,2300067972656</text:p>
          </table:table-cell>
          <table:table-cell table:formula="of:=MIN(MAX(0;[.$B92]*[.L$2]-[.$C92];[.$E92]-[.$C92]);[.$D92])" office:value-type="float" office:value="2.23178272690064" calcext:value-type="float">
            <text:p>2,23178272690064</text:p>
          </table:table-cell>
          <table:table-cell table:formula="of:=MIN(MAX(0;[.$B92]*[.M$2]-[.$C92];[.$E92]-[.$C92]);[.$D92])" office:value-type="float" office:value="2.23289841780634" calcext:value-type="float">
            <text:p>2,23289841780634</text:p>
          </table:table-cell>
          <table:table-cell table:formula="of:=MIN(MAX(0;[.$B92]*[.N$2]-[.$C92];[.$E92]-[.$C92]);[.$D92])" office:value-type="float" office:value="2.23359923225469" calcext:value-type="float">
            <text:p>2,23359923225469</text:p>
          </table:table-cell>
          <table:table-cell table:formula="of:=MIN(MAX(0;[.$B92]*[.O$2]-[.$C92];[.$E92]-[.$C92]);[.$D92])" office:value-type="float" office:value="2.23403940705232" calcext:value-type="float">
            <text:p>2,23403940705232</text:p>
          </table:table-cell>
          <table:table-cell table:formula="of:=MIN(MAX(0;[.$B92]*[.P$2]-[.$C92];[.$E92]-[.$C92]);[.$D92])" office:value-type="float" office:value="2.23431586179971" calcext:value-type="float">
            <text:p>2,23431586179971</text:p>
          </table:table-cell>
          <table:table-cell table:formula="of:=MIN(MAX(0;[.$B92]*[.Q$2]-[.$C92];[.$E92]-[.$C92]);[.$D92])" office:value-type="float" office:value="2.23448948523073" calcext:value-type="float">
            <text:p>2,23448948523073</text:p>
          </table:table-cell>
          <table:table-cell table:formula="of:=MIN(MAX(0;[.$B92]*[.R$2]-[.$C92];[.$E92]-[.$C92]);[.$D92])" office:value-type="float" office:value="2.23459852462999" calcext:value-type="float">
            <text:p>2,23459852462999</text:p>
          </table:table-cell>
          <table:table-cell table:formula="of:=MIN(MAX(0;[.$B92]*[.S$2]-[.$C92];[.$E92]-[.$C92]);[.$D92])" office:value-type="float" office:value="2.23466700290474" calcext:value-type="float">
            <text:p>2,23466700290474</text:p>
          </table:table-cell>
          <table:table-cell table:number-columns-repeated="3"/>
          <table:table-cell table:formula="of:=FLOOR([.S92];1)" office:value-type="float" office:value="2" calcext:value-type="float">
            <text:p>2</text:p>
          </table:table-cell>
          <table:table-cell table:formula="of:=[.S92]-[.W92]" office:value-type="float" office:value="0.23466700290474" calcext:value-type="float">
            <text:p>0,23466700290474</text:p>
          </table:table-cell>
          <table:table-cell table:formula="of:=IF(AND(COUNTIF([.$AC$4:.$AC$203];&quot;=&quot;&amp;[.X92]);SUM([.Y$4:.Y91])&lt;[.AD$3]);1;0)" office:value-type="float" office:value="0" calcext:value-type="float">
            <text:p>0</text:p>
          </table:table-cell>
          <table:table-cell table:number-columns-repeated="2"/>
          <table:table-cell table:formula="of:=[.AB91]+COUNTIF([.$X$4:.$X$203];&quot;=&quot;&amp;[.AC91])" office:value-type="float" office:value="24" calcext:value-type="float">
            <text:p>24</text:p>
          </table:table-cell>
          <table:table-cell table:formula="of:=IF([.AB92]&lt;=[.AD$3];LARGE([.$X$4:.$X$203];[.AB92]);&quot;&quot;)">
            <text:p/>
          </table:table-cell>
          <table:table-cell table:number-columns-repeated="2"/>
          <table:table-cell table:formula="of:=[.Y92]+[.W9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92]" office:value-type="float" office:value="90" calcext:value-type="float">
            <text:p>90</text:p>
          </table:table-cell>
          <table:table-cell table:formula="of:=[$Zamówienie.B92]" office:value-type="float" office:value="4" calcext:value-type="float">
            <text:p>4</text:p>
          </table:table-cell>
          <table:table-cell table:formula="of:=[$Zamówienie.C92]" office:value-type="float" office:value="0" calcext:value-type="float">
            <text:p>0</text:p>
          </table:table-cell>
          <table:table-cell table:formula="of:=IF([$Zamówienie.D92]=&quot;&quot;;1.7976931348623157E+308;[$Zamówienie.D92])" office:value-type="float" office:value="4" calcext:value-type="float">
            <text:p>4</text:p>
          </table:table-cell>
          <table:table-cell table:formula="of:=[$Zamówienie.E92]" office:value-type="float" office:value="0" calcext:value-type="float">
            <text:p>0</text:p>
          </table:table-cell>
          <table:table-cell table:number-columns-repeated="4"/>
          <table:table-cell table:formula="of:=MIN(MAX(0;[.$B93]*[.J$2]-[.$C93];[.$E93]-[.$C93]);[.$D93])" office:value-type="float" office:value="4" calcext:value-type="float">
            <text:p>4</text:p>
          </table:table-cell>
          <table:table-cell table:formula="of:=MIN(MAX(0;[.$B93]*[.K$2]-[.$C93];[.$E93]-[.$C93]);[.$D93])" office:value-type="float" office:value="4" calcext:value-type="float">
            <text:p>4</text:p>
          </table:table-cell>
          <table:table-cell table:formula="of:=MIN(MAX(0;[.$B93]*[.L$2]-[.$C93];[.$E93]-[.$C93]);[.$D93])" office:value-type="float" office:value="4" calcext:value-type="float">
            <text:p>4</text:p>
          </table:table-cell>
          <table:table-cell table:formula="of:=MIN(MAX(0;[.$B93]*[.M$2]-[.$C93];[.$E93]-[.$C93]);[.$D93])" office:value-type="float" office:value="4" calcext:value-type="float">
            <text:p>4</text:p>
          </table:table-cell>
          <table:table-cell table:formula="of:=MIN(MAX(0;[.$B93]*[.N$2]-[.$C93];[.$E93]-[.$C93]);[.$D93])" office:value-type="float" office:value="4" calcext:value-type="float">
            <text:p>4</text:p>
          </table:table-cell>
          <table:table-cell table:formula="of:=MIN(MAX(0;[.$B93]*[.O$2]-[.$C93];[.$E93]-[.$C93]);[.$D93])" office:value-type="float" office:value="4" calcext:value-type="float">
            <text:p>4</text:p>
          </table:table-cell>
          <table:table-cell table:formula="of:=MIN(MAX(0;[.$B93]*[.P$2]-[.$C93];[.$E93]-[.$C93]);[.$D93])" office:value-type="float" office:value="4" calcext:value-type="float">
            <text:p>4</text:p>
          </table:table-cell>
          <table:table-cell table:formula="of:=MIN(MAX(0;[.$B93]*[.Q$2]-[.$C93];[.$E93]-[.$C93]);[.$D93])" office:value-type="float" office:value="4" calcext:value-type="float">
            <text:p>4</text:p>
          </table:table-cell>
          <table:table-cell table:formula="of:=MIN(MAX(0;[.$B93]*[.R$2]-[.$C93];[.$E93]-[.$C93]);[.$D93])" office:value-type="float" office:value="4" calcext:value-type="float">
            <text:p>4</text:p>
          </table:table-cell>
          <table:table-cell table:formula="of:=MIN(MAX(0;[.$B93]*[.S$2]-[.$C93];[.$E93]-[.$C93]);[.$D93])" office:value-type="float" office:value="4" calcext:value-type="float">
            <text:p>4</text:p>
          </table:table-cell>
          <table:table-cell table:number-columns-repeated="3"/>
          <table:table-cell table:formula="of:=FLOOR([.S93];1)" office:value-type="float" office:value="4" calcext:value-type="float">
            <text:p>4</text:p>
          </table:table-cell>
          <table:table-cell table:formula="of:=[.S93]-[.W93]" office:value-type="float" office:value="0" calcext:value-type="float">
            <text:p>0</text:p>
          </table:table-cell>
          <table:table-cell table:formula="of:=IF(AND(COUNTIF([.$AC$4:.$AC$203];&quot;=&quot;&amp;[.X93]);SUM([.Y$4:.Y92])&lt;[.AD$3]);1;0)" office:value-type="float" office:value="0" calcext:value-type="float">
            <text:p>0</text:p>
          </table:table-cell>
          <table:table-cell table:number-columns-repeated="2"/>
          <table:table-cell table:formula="of:=[.AB92]+COUNTIF([.$X$4:.$X$203];&quot;=&quot;&amp;[.AC92])" office:value-type="float" office:value="24" calcext:value-type="float">
            <text:p>24</text:p>
          </table:table-cell>
          <table:table-cell table:formula="of:=IF([.AB93]&lt;=[.AD$3];LARGE([.$X$4:.$X$203];[.AB93]);&quot;&quot;)">
            <text:p/>
          </table:table-cell>
          <table:table-cell table:number-columns-repeated="2"/>
          <table:table-cell table:formula="of:=[.Y93]+[.W9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93]" office:value-type="float" office:value="91" calcext:value-type="float">
            <text:p>91</text:p>
          </table:table-cell>
          <table:table-cell table:formula="of:=[$Zamówienie.B93]" office:value-type="float" office:value="8" calcext:value-type="float">
            <text:p>8</text:p>
          </table:table-cell>
          <table:table-cell table:formula="of:=[$Zamówienie.C93]" office:value-type="float" office:value="4" calcext:value-type="float">
            <text:p>4</text:p>
          </table:table-cell>
          <table:table-cell table:formula="of:=IF([$Zamówienie.D93]=&quot;&quot;;1.7976931348623157E+308;[$Zamówienie.D93])" office:value-type="float" office:value="4" calcext:value-type="float">
            <text:p>4</text:p>
          </table:table-cell>
          <table:table-cell table:formula="of:=[$Zamówienie.E93]" office:value-type="float" office:value="3" calcext:value-type="float">
            <text:p>3</text:p>
          </table:table-cell>
          <table:table-cell table:number-columns-repeated="4"/>
          <table:table-cell table:formula="of:=MIN(MAX(0;[.$B94]*[.J$2]-[.$C94];[.$E94]-[.$C94]);[.$D94])" office:value-type="float" office:value="4" calcext:value-type="float">
            <text:p>4</text:p>
          </table:table-cell>
          <table:table-cell table:formula="of:=MIN(MAX(0;[.$B94]*[.K$2]-[.$C94];[.$E94]-[.$C94]);[.$D94])" office:value-type="float" office:value="4" calcext:value-type="float">
            <text:p>4</text:p>
          </table:table-cell>
          <table:table-cell table:formula="of:=MIN(MAX(0;[.$B94]*[.L$2]-[.$C94];[.$E94]-[.$C94]);[.$D94])" office:value-type="float" office:value="4" calcext:value-type="float">
            <text:p>4</text:p>
          </table:table-cell>
          <table:table-cell table:formula="of:=MIN(MAX(0;[.$B94]*[.M$2]-[.$C94];[.$E94]-[.$C94]);[.$D94])" office:value-type="float" office:value="4" calcext:value-type="float">
            <text:p>4</text:p>
          </table:table-cell>
          <table:table-cell table:formula="of:=MIN(MAX(0;[.$B94]*[.N$2]-[.$C94];[.$E94]-[.$C94]);[.$D94])" office:value-type="float" office:value="4" calcext:value-type="float">
            <text:p>4</text:p>
          </table:table-cell>
          <table:table-cell table:formula="of:=MIN(MAX(0;[.$B94]*[.O$2]-[.$C94];[.$E94]-[.$C94]);[.$D94])" office:value-type="float" office:value="4" calcext:value-type="float">
            <text:p>4</text:p>
          </table:table-cell>
          <table:table-cell table:formula="of:=MIN(MAX(0;[.$B94]*[.P$2]-[.$C94];[.$E94]-[.$C94]);[.$D94])" office:value-type="float" office:value="4" calcext:value-type="float">
            <text:p>4</text:p>
          </table:table-cell>
          <table:table-cell table:formula="of:=MIN(MAX(0;[.$B94]*[.Q$2]-[.$C94];[.$E94]-[.$C94]);[.$D94])" office:value-type="float" office:value="4" calcext:value-type="float">
            <text:p>4</text:p>
          </table:table-cell>
          <table:table-cell table:formula="of:=MIN(MAX(0;[.$B94]*[.R$2]-[.$C94];[.$E94]-[.$C94]);[.$D94])" office:value-type="float" office:value="4" calcext:value-type="float">
            <text:p>4</text:p>
          </table:table-cell>
          <table:table-cell table:formula="of:=MIN(MAX(0;[.$B94]*[.S$2]-[.$C94];[.$E94]-[.$C94]);[.$D94])" office:value-type="float" office:value="4" calcext:value-type="float">
            <text:p>4</text:p>
          </table:table-cell>
          <table:table-cell table:number-columns-repeated="3"/>
          <table:table-cell table:formula="of:=FLOOR([.S94];1)" office:value-type="float" office:value="4" calcext:value-type="float">
            <text:p>4</text:p>
          </table:table-cell>
          <table:table-cell table:formula="of:=[.S94]-[.W94]" office:value-type="float" office:value="0" calcext:value-type="float">
            <text:p>0</text:p>
          </table:table-cell>
          <table:table-cell table:formula="of:=IF(AND(COUNTIF([.$AC$4:.$AC$203];&quot;=&quot;&amp;[.X94]);SUM([.Y$4:.Y93])&lt;[.AD$3]);1;0)" office:value-type="float" office:value="0" calcext:value-type="float">
            <text:p>0</text:p>
          </table:table-cell>
          <table:table-cell table:number-columns-repeated="2"/>
          <table:table-cell table:formula="of:=[.AB93]+COUNTIF([.$X$4:.$X$203];&quot;=&quot;&amp;[.AC93])" office:value-type="float" office:value="24" calcext:value-type="float">
            <text:p>24</text:p>
          </table:table-cell>
          <table:table-cell table:formula="of:=IF([.AB94]&lt;=[.AD$3];LARGE([.$X$4:.$X$203];[.AB94]);&quot;&quot;)">
            <text:p/>
          </table:table-cell>
          <table:table-cell table:number-columns-repeated="2"/>
          <table:table-cell table:formula="of:=[.Y94]+[.W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94]" office:value-type="float" office:value="92" calcext:value-type="float">
            <text:p>92</text:p>
          </table:table-cell>
          <table:table-cell table:formula="of:=[$Zamówienie.B94]" office:value-type="float" office:value="4" calcext:value-type="float">
            <text:p>4</text:p>
          </table:table-cell>
          <table:table-cell table:formula="of:=[$Zamówienie.C94]" office:value-type="float" office:value="3" calcext:value-type="float">
            <text:p>3</text:p>
          </table:table-cell>
          <table:table-cell table:formula="of:=IF([$Zamówienie.D94]=&quot;&quot;;1.7976931348623157E+308;[$Zamówienie.D94])" office:value-type="float" office:value="8" calcext:value-type="float">
            <text:p>8</text:p>
          </table:table-cell>
          <table:table-cell table:formula="of:=[$Zamówienie.E94]" office:value-type="float" office:value="9" calcext:value-type="float">
            <text:p>9</text:p>
          </table:table-cell>
          <table:table-cell table:number-columns-repeated="4"/>
          <table:table-cell table:formula="of:=MIN(MAX(0;[.$B95]*[.J$2]-[.$C95];[.$E95]-[.$C95]);[.$D95])" office:value-type="float" office:value="6" calcext:value-type="float">
            <text:p>6</text:p>
          </table:table-cell>
          <table:table-cell table:formula="of:=MIN(MAX(0;[.$B95]*[.K$2]-[.$C95];[.$E95]-[.$C95]);[.$D95])" office:value-type="float" office:value="6" calcext:value-type="float">
            <text:p>6</text:p>
          </table:table-cell>
          <table:table-cell table:formula="of:=MIN(MAX(0;[.$B95]*[.L$2]-[.$C95];[.$E95]-[.$C95]);[.$D95])" office:value-type="float" office:value="6" calcext:value-type="float">
            <text:p>6</text:p>
          </table:table-cell>
          <table:table-cell table:formula="of:=MIN(MAX(0;[.$B95]*[.M$2]-[.$C95];[.$E95]-[.$C95]);[.$D95])" office:value-type="float" office:value="6" calcext:value-type="float">
            <text:p>6</text:p>
          </table:table-cell>
          <table:table-cell table:formula="of:=MIN(MAX(0;[.$B95]*[.N$2]-[.$C95];[.$E95]-[.$C95]);[.$D95])" office:value-type="float" office:value="6" calcext:value-type="float">
            <text:p>6</text:p>
          </table:table-cell>
          <table:table-cell table:formula="of:=MIN(MAX(0;[.$B95]*[.O$2]-[.$C95];[.$E95]-[.$C95]);[.$D95])" office:value-type="float" office:value="6" calcext:value-type="float">
            <text:p>6</text:p>
          </table:table-cell>
          <table:table-cell table:formula="of:=MIN(MAX(0;[.$B95]*[.P$2]-[.$C95];[.$E95]-[.$C95]);[.$D95])" office:value-type="float" office:value="6" calcext:value-type="float">
            <text:p>6</text:p>
          </table:table-cell>
          <table:table-cell table:formula="of:=MIN(MAX(0;[.$B95]*[.Q$2]-[.$C95];[.$E95]-[.$C95]);[.$D95])" office:value-type="float" office:value="6" calcext:value-type="float">
            <text:p>6</text:p>
          </table:table-cell>
          <table:table-cell table:formula="of:=MIN(MAX(0;[.$B95]*[.R$2]-[.$C95];[.$E95]-[.$C95]);[.$D95])" office:value-type="float" office:value="6" calcext:value-type="float">
            <text:p>6</text:p>
          </table:table-cell>
          <table:table-cell table:formula="of:=MIN(MAX(0;[.$B95]*[.S$2]-[.$C95];[.$E95]-[.$C95]);[.$D95])" office:value-type="float" office:value="6" calcext:value-type="float">
            <text:p>6</text:p>
          </table:table-cell>
          <table:table-cell table:number-columns-repeated="3"/>
          <table:table-cell table:formula="of:=FLOOR([.S95];1)" office:value-type="float" office:value="6" calcext:value-type="float">
            <text:p>6</text:p>
          </table:table-cell>
          <table:table-cell table:formula="of:=[.S95]-[.W95]" office:value-type="float" office:value="0" calcext:value-type="float">
            <text:p>0</text:p>
          </table:table-cell>
          <table:table-cell table:formula="of:=IF(AND(COUNTIF([.$AC$4:.$AC$203];&quot;=&quot;&amp;[.X95]);SUM([.Y$4:.Y94])&lt;[.AD$3]);1;0)" office:value-type="float" office:value="0" calcext:value-type="float">
            <text:p>0</text:p>
          </table:table-cell>
          <table:table-cell table:number-columns-repeated="2"/>
          <table:table-cell table:formula="of:=[.AB94]+COUNTIF([.$X$4:.$X$203];&quot;=&quot;&amp;[.AC94])" office:value-type="float" office:value="24" calcext:value-type="float">
            <text:p>24</text:p>
          </table:table-cell>
          <table:table-cell table:formula="of:=IF([.AB95]&lt;=[.AD$3];LARGE([.$X$4:.$X$203];[.AB95]);&quot;&quot;)">
            <text:p/>
          </table:table-cell>
          <table:table-cell table:number-columns-repeated="2"/>
          <table:table-cell table:formula="of:=[.Y95]+[.W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95]" office:value-type="float" office:value="93" calcext:value-type="float">
            <text:p>93</text:p>
          </table:table-cell>
          <table:table-cell table:formula="of:=[$Zamówienie.B95]" office:value-type="float" office:value="6" calcext:value-type="float">
            <text:p>6</text:p>
          </table:table-cell>
          <table:table-cell table:formula="of:=[$Zamówienie.C95]" office:value-type="float" office:value="9" calcext:value-type="float">
            <text:p>9</text:p>
          </table:table-cell>
          <table:table-cell table:formula="of:=IF([$Zamówienie.D95]=&quot;&quot;;1.7976931348623157E+308;[$Zamówienie.D95])" office:value-type="float" office:value="4" calcext:value-type="float">
            <text:p>4</text:p>
          </table:table-cell>
          <table:table-cell table:formula="of:=[$Zamówienie.E95]" office:value-type="float" office:value="7" calcext:value-type="float">
            <text:p>7</text:p>
          </table:table-cell>
          <table:table-cell table:number-columns-repeated="4"/>
          <table:table-cell table:formula="of:=MIN(MAX(0;[.$B96]*[.J$2]-[.$C96];[.$E96]-[.$C96]);[.$D96])" office:value-type="float" office:value="0.681541582150102" calcext:value-type="float">
            <text:p>0,681541582150102</text:p>
          </table:table-cell>
          <table:table-cell table:formula="of:=MIN(MAX(0;[.$B96]*[.K$2]-[.$C96];[.$E96]-[.$C96]);[.$D96])" office:value-type="float" office:value="0.6900203917968" calcext:value-type="float">
            <text:p>0,6900203917968</text:p>
          </table:table-cell>
          <table:table-cell table:formula="of:=MIN(MAX(0;[.$B96]*[.L$2]-[.$C96];[.$E96]-[.$C96]);[.$D96])" office:value-type="float" office:value="0.695348180701913" calcext:value-type="float">
            <text:p>0,695348180701913</text:p>
          </table:table-cell>
          <table:table-cell table:formula="of:=MIN(MAX(0;[.$B96]*[.M$2]-[.$C96];[.$E96]-[.$C96]);[.$D96])" office:value-type="float" office:value="0.698695253419006" calcext:value-type="float">
            <text:p>0,698695253419006</text:p>
          </table:table-cell>
          <table:table-cell table:formula="of:=MIN(MAX(0;[.$B96]*[.N$2]-[.$C96];[.$E96]-[.$C96]);[.$D96])" office:value-type="float" office:value="0.700797696764059" calcext:value-type="float">
            <text:p>0,700797696764059</text:p>
          </table:table-cell>
          <table:table-cell table:formula="of:=MIN(MAX(0;[.$B96]*[.O$2]-[.$C96];[.$E96]-[.$C96]);[.$D96])" office:value-type="float" office:value="0.70211822115696" calcext:value-type="float">
            <text:p>0,70211822115696</text:p>
          </table:table-cell>
          <table:table-cell table:formula="of:=MIN(MAX(0;[.$B96]*[.P$2]-[.$C96];[.$E96]-[.$C96]);[.$D96])" office:value-type="float" office:value="0.702947585399141" calcext:value-type="float">
            <text:p>0,702947585399141</text:p>
          </table:table-cell>
          <table:table-cell table:formula="of:=MIN(MAX(0;[.$B96]*[.Q$2]-[.$C96];[.$E96]-[.$C96]);[.$D96])" office:value-type="float" office:value="0.703468455692196" calcext:value-type="float">
            <text:p>0,703468455692196</text:p>
          </table:table-cell>
          <table:table-cell table:formula="of:=MIN(MAX(0;[.$B96]*[.R$2]-[.$C96];[.$E96]-[.$C96]);[.$D96])" office:value-type="float" office:value="0.703795573889959" calcext:value-type="float">
            <text:p>0,703795573889959</text:p>
          </table:table-cell>
          <table:table-cell table:formula="of:=MIN(MAX(0;[.$B96]*[.S$2]-[.$C96];[.$E96]-[.$C96]);[.$D96])" office:value-type="float" office:value="0.704001008714222" calcext:value-type="float">
            <text:p>0,704001008714222</text:p>
          </table:table-cell>
          <table:table-cell table:number-columns-repeated="3"/>
          <table:table-cell table:formula="of:=FLOOR([.S96];1)" office:value-type="float" office:value="0" calcext:value-type="float">
            <text:p>0</text:p>
          </table:table-cell>
          <table:table-cell table:formula="of:=[.S96]-[.W96]" office:value-type="float" office:value="0.704001008714222" calcext:value-type="float">
            <text:p>0,704001008714222</text:p>
          </table:table-cell>
          <table:table-cell table:formula="of:=IF(AND(COUNTIF([.$AC$4:.$AC$203];&quot;=&quot;&amp;[.X96]);SUM([.Y$4:.Y95])&lt;[.AD$3]);1;0)" office:value-type="float" office:value="1" calcext:value-type="float">
            <text:p>1</text:p>
          </table:table-cell>
          <table:table-cell table:number-columns-repeated="2"/>
          <table:table-cell table:formula="of:=[.AB95]+COUNTIF([.$X$4:.$X$203];&quot;=&quot;&amp;[.AC95])" office:value-type="float" office:value="24" calcext:value-type="float">
            <text:p>24</text:p>
          </table:table-cell>
          <table:table-cell table:formula="of:=IF([.AB96]&lt;=[.AD$3];LARGE([.$X$4:.$X$203];[.AB96]);&quot;&quot;)">
            <text:p/>
          </table:table-cell>
          <table:table-cell table:number-columns-repeated="2"/>
          <table:table-cell table:formula="of:=[.Y96]+[.W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6]" office:value-type="float" office:value="94" calcext:value-type="float">
            <text:p>94</text:p>
          </table:table-cell>
          <table:table-cell table:formula="of:=[$Zamówienie.B96]" office:value-type="float" office:value="9" calcext:value-type="float">
            <text:p>9</text:p>
          </table:table-cell>
          <table:table-cell table:formula="of:=[$Zamówienie.C96]" office:value-type="float" office:value="3" calcext:value-type="float">
            <text:p>3</text:p>
          </table:table-cell>
          <table:table-cell table:formula="of:=IF([$Zamówienie.D96]=&quot;&quot;;1.7976931348623157E+308;[$Zamówienie.D96])" office:value-type="float" office:value="8" calcext:value-type="float">
            <text:p>8</text:p>
          </table:table-cell>
          <table:table-cell table:formula="of:=[$Zamówienie.E96]" office:value-type="float" office:value="6" calcext:value-type="float">
            <text:p>6</text:p>
          </table:table-cell>
          <table:table-cell table:number-columns-repeated="4"/>
          <table:table-cell table:formula="of:=MIN(MAX(0;[.$B97]*[.J$2]-[.$C97];[.$E97]-[.$C97]);[.$D97])" office:value-type="float" office:value="8" calcext:value-type="float">
            <text:p>8</text:p>
          </table:table-cell>
          <table:table-cell table:formula="of:=MIN(MAX(0;[.$B97]*[.K$2]-[.$C97];[.$E97]-[.$C97]);[.$D97])" office:value-type="float" office:value="8" calcext:value-type="float">
            <text:p>8</text:p>
          </table:table-cell>
          <table:table-cell table:formula="of:=MIN(MAX(0;[.$B97]*[.L$2]-[.$C97];[.$E97]-[.$C97]);[.$D97])" office:value-type="float" office:value="8" calcext:value-type="float">
            <text:p>8</text:p>
          </table:table-cell>
          <table:table-cell table:formula="of:=MIN(MAX(0;[.$B97]*[.M$2]-[.$C97];[.$E97]-[.$C97]);[.$D97])" office:value-type="float" office:value="8" calcext:value-type="float">
            <text:p>8</text:p>
          </table:table-cell>
          <table:table-cell table:formula="of:=MIN(MAX(0;[.$B97]*[.N$2]-[.$C97];[.$E97]-[.$C97]);[.$D97])" office:value-type="float" office:value="8" calcext:value-type="float">
            <text:p>8</text:p>
          </table:table-cell>
          <table:table-cell table:formula="of:=MIN(MAX(0;[.$B97]*[.O$2]-[.$C97];[.$E97]-[.$C97]);[.$D97])" office:value-type="float" office:value="8" calcext:value-type="float">
            <text:p>8</text:p>
          </table:table-cell>
          <table:table-cell table:formula="of:=MIN(MAX(0;[.$B97]*[.P$2]-[.$C97];[.$E97]-[.$C97]);[.$D97])" office:value-type="float" office:value="8" calcext:value-type="float">
            <text:p>8</text:p>
          </table:table-cell>
          <table:table-cell table:formula="of:=MIN(MAX(0;[.$B97]*[.Q$2]-[.$C97];[.$E97]-[.$C97]);[.$D97])" office:value-type="float" office:value="8" calcext:value-type="float">
            <text:p>8</text:p>
          </table:table-cell>
          <table:table-cell table:formula="of:=MIN(MAX(0;[.$B97]*[.R$2]-[.$C97];[.$E97]-[.$C97]);[.$D97])" office:value-type="float" office:value="8" calcext:value-type="float">
            <text:p>8</text:p>
          </table:table-cell>
          <table:table-cell table:formula="of:=MIN(MAX(0;[.$B97]*[.S$2]-[.$C97];[.$E97]-[.$C97]);[.$D97])" office:value-type="float" office:value="8" calcext:value-type="float">
            <text:p>8</text:p>
          </table:table-cell>
          <table:table-cell table:number-columns-repeated="3"/>
          <table:table-cell table:formula="of:=FLOOR([.S97];1)" office:value-type="float" office:value="8" calcext:value-type="float">
            <text:p>8</text:p>
          </table:table-cell>
          <table:table-cell table:formula="of:=[.S97]-[.W97]" office:value-type="float" office:value="0" calcext:value-type="float">
            <text:p>0</text:p>
          </table:table-cell>
          <table:table-cell table:formula="of:=IF(AND(COUNTIF([.$AC$4:.$AC$203];&quot;=&quot;&amp;[.X97]);SUM([.Y$4:.Y96])&lt;[.AD$3]);1;0)" office:value-type="float" office:value="0" calcext:value-type="float">
            <text:p>0</text:p>
          </table:table-cell>
          <table:table-cell table:number-columns-repeated="2"/>
          <table:table-cell table:formula="of:=[.AB96]+COUNTIF([.$X$4:.$X$203];&quot;=&quot;&amp;[.AC96])" office:value-type="float" office:value="24" calcext:value-type="float">
            <text:p>24</text:p>
          </table:table-cell>
          <table:table-cell table:formula="of:=IF([.AB97]&lt;=[.AD$3];LARGE([.$X$4:.$X$203];[.AB97]);&quot;&quot;)">
            <text:p/>
          </table:table-cell>
          <table:table-cell table:number-columns-repeated="2"/>
          <table:table-cell table:formula="of:=[.Y97]+[.W9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97]" office:value-type="float" office:value="95" calcext:value-type="float">
            <text:p>95</text:p>
          </table:table-cell>
          <table:table-cell table:formula="of:=[$Zamówienie.B97]" office:value-type="float" office:value="1" calcext:value-type="float">
            <text:p>1</text:p>
          </table:table-cell>
          <table:table-cell table:formula="of:=[$Zamówienie.C97]" office:value-type="float" office:value="10" calcext:value-type="float">
            <text:p>10</text:p>
          </table:table-cell>
          <table:table-cell table:formula="of:=IF([$Zamówienie.D97]=&quot;&quot;;1.7976931348623157E+308;[$Zamówienie.D97])" office:value-type="float" office:value="2" calcext:value-type="float">
            <text:p>2</text:p>
          </table:table-cell>
          <table:table-cell table:formula="of:=[$Zamówienie.E97]" office:value-type="float" office:value="2" calcext:value-type="float">
            <text:p>2</text:p>
          </table:table-cell>
          <table:table-cell table:number-columns-repeated="4"/>
          <table:table-cell table:formula="of:=MIN(MAX(0;[.$B98]*[.J$2]-[.$C98];[.$E98]-[.$C98]);[.$D98])" office:value-type="float" office:value="0" calcext:value-type="float">
            <text:p>0</text:p>
          </table:table-cell>
          <table:table-cell table:formula="of:=MIN(MAX(0;[.$B98]*[.K$2]-[.$C98];[.$E98]-[.$C98]);[.$D98])" office:value-type="float" office:value="0" calcext:value-type="float">
            <text:p>0</text:p>
          </table:table-cell>
          <table:table-cell table:formula="of:=MIN(MAX(0;[.$B98]*[.L$2]-[.$C98];[.$E98]-[.$C98]);[.$D98])" office:value-type="float" office:value="0" calcext:value-type="float">
            <text:p>0</text:p>
          </table:table-cell>
          <table:table-cell table:formula="of:=MIN(MAX(0;[.$B98]*[.M$2]-[.$C98];[.$E98]-[.$C98]);[.$D98])" office:value-type="float" office:value="0" calcext:value-type="float">
            <text:p>0</text:p>
          </table:table-cell>
          <table:table-cell table:formula="of:=MIN(MAX(0;[.$B98]*[.N$2]-[.$C98];[.$E98]-[.$C98]);[.$D98])" office:value-type="float" office:value="0" calcext:value-type="float">
            <text:p>0</text:p>
          </table:table-cell>
          <table:table-cell table:formula="of:=MIN(MAX(0;[.$B98]*[.O$2]-[.$C98];[.$E98]-[.$C98]);[.$D98])" office:value-type="float" office:value="0" calcext:value-type="float">
            <text:p>0</text:p>
          </table:table-cell>
          <table:table-cell table:formula="of:=MIN(MAX(0;[.$B98]*[.P$2]-[.$C98];[.$E98]-[.$C98]);[.$D98])" office:value-type="float" office:value="0" calcext:value-type="float">
            <text:p>0</text:p>
          </table:table-cell>
          <table:table-cell table:formula="of:=MIN(MAX(0;[.$B98]*[.Q$2]-[.$C98];[.$E98]-[.$C98]);[.$D98])" office:value-type="float" office:value="0" calcext:value-type="float">
            <text:p>0</text:p>
          </table:table-cell>
          <table:table-cell table:formula="of:=MIN(MAX(0;[.$B98]*[.R$2]-[.$C98];[.$E98]-[.$C98]);[.$D98])" office:value-type="float" office:value="0" calcext:value-type="float">
            <text:p>0</text:p>
          </table:table-cell>
          <table:table-cell table:formula="of:=MIN(MAX(0;[.$B98]*[.S$2]-[.$C98];[.$E98]-[.$C98]);[.$D98])" office:value-type="float" office:value="0" calcext:value-type="float">
            <text:p>0</text:p>
          </table:table-cell>
          <table:table-cell table:number-columns-repeated="3"/>
          <table:table-cell table:formula="of:=FLOOR([.S98];1)" office:value-type="float" office:value="0" calcext:value-type="float">
            <text:p>0</text:p>
          </table:table-cell>
          <table:table-cell table:formula="of:=[.S98]-[.W98]" office:value-type="float" office:value="0" calcext:value-type="float">
            <text:p>0</text:p>
          </table:table-cell>
          <table:table-cell table:formula="of:=IF(AND(COUNTIF([.$AC$4:.$AC$203];&quot;=&quot;&amp;[.X98]);SUM([.Y$4:.Y97])&lt;[.AD$3]);1;0)" office:value-type="float" office:value="0" calcext:value-type="float">
            <text:p>0</text:p>
          </table:table-cell>
          <table:table-cell table:number-columns-repeated="2"/>
          <table:table-cell table:formula="of:=[.AB97]+COUNTIF([.$X$4:.$X$203];&quot;=&quot;&amp;[.AC97])" office:value-type="float" office:value="24" calcext:value-type="float">
            <text:p>24</text:p>
          </table:table-cell>
          <table:table-cell table:formula="of:=IF([.AB98]&lt;=[.AD$3];LARGE([.$X$4:.$X$203];[.AB98]);&quot;&quot;)">
            <text:p/>
          </table:table-cell>
          <table:table-cell table:number-columns-repeated="2"/>
          <table:table-cell table:formula="of:=[.Y98]+[.W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8]" office:value-type="float" office:value="96" calcext:value-type="float">
            <text:p>96</text:p>
          </table:table-cell>
          <table:table-cell table:formula="of:=[$Zamówienie.B98]" office:value-type="float" office:value="5" calcext:value-type="float">
            <text:p>5</text:p>
          </table:table-cell>
          <table:table-cell table:formula="of:=[$Zamówienie.C98]" office:value-type="float" office:value="10" calcext:value-type="float">
            <text:p>10</text:p>
          </table:table-cell>
          <table:table-cell table:formula="of:=IF([$Zamówienie.D98]=&quot;&quot;;1.7976931348623157E+308;[$Zamówienie.D98])" office:value-type="float" office:value="5" calcext:value-type="float">
            <text:p>5</text:p>
          </table:table-cell>
          <table:table-cell table:formula="of:=[$Zamówienie.E98]" office:value-type="float" office:value="10" calcext:value-type="float">
            <text:p>10</text:p>
          </table:table-cell>
          <table:table-cell table:number-columns-repeated="4"/>
          <table:table-cell table:formula="of:=MIN(MAX(0;[.$B99]*[.J$2]-[.$C99];[.$E99]-[.$C99]);[.$D99])" office:value-type="float" office:value="0" calcext:value-type="float">
            <text:p>0</text:p>
          </table:table-cell>
          <table:table-cell table:formula="of:=MIN(MAX(0;[.$B99]*[.K$2]-[.$C99];[.$E99]-[.$C99]);[.$D99])" office:value-type="float" office:value="0" calcext:value-type="float">
            <text:p>0</text:p>
          </table:table-cell>
          <table:table-cell table:formula="of:=MIN(MAX(0;[.$B99]*[.L$2]-[.$C99];[.$E99]-[.$C99]);[.$D99])" office:value-type="float" office:value="0" calcext:value-type="float">
            <text:p>0</text:p>
          </table:table-cell>
          <table:table-cell table:formula="of:=MIN(MAX(0;[.$B99]*[.M$2]-[.$C99];[.$E99]-[.$C99]);[.$D99])" office:value-type="float" office:value="0" calcext:value-type="float">
            <text:p>0</text:p>
          </table:table-cell>
          <table:table-cell table:formula="of:=MIN(MAX(0;[.$B99]*[.N$2]-[.$C99];[.$E99]-[.$C99]);[.$D99])" office:value-type="float" office:value="0" calcext:value-type="float">
            <text:p>0</text:p>
          </table:table-cell>
          <table:table-cell table:formula="of:=MIN(MAX(0;[.$B99]*[.O$2]-[.$C99];[.$E99]-[.$C99]);[.$D99])" office:value-type="float" office:value="0" calcext:value-type="float">
            <text:p>0</text:p>
          </table:table-cell>
          <table:table-cell table:formula="of:=MIN(MAX(0;[.$B99]*[.P$2]-[.$C99];[.$E99]-[.$C99]);[.$D99])" office:value-type="float" office:value="0" calcext:value-type="float">
            <text:p>0</text:p>
          </table:table-cell>
          <table:table-cell table:formula="of:=MIN(MAX(0;[.$B99]*[.Q$2]-[.$C99];[.$E99]-[.$C99]);[.$D99])" office:value-type="float" office:value="0" calcext:value-type="float">
            <text:p>0</text:p>
          </table:table-cell>
          <table:table-cell table:formula="of:=MIN(MAX(0;[.$B99]*[.R$2]-[.$C99];[.$E99]-[.$C99]);[.$D99])" office:value-type="float" office:value="0" calcext:value-type="float">
            <text:p>0</text:p>
          </table:table-cell>
          <table:table-cell table:formula="of:=MIN(MAX(0;[.$B99]*[.S$2]-[.$C99];[.$E99]-[.$C99]);[.$D99])" office:value-type="float" office:value="0" calcext:value-type="float">
            <text:p>0</text:p>
          </table:table-cell>
          <table:table-cell table:number-columns-repeated="3"/>
          <table:table-cell table:formula="of:=FLOOR([.S99];1)" office:value-type="float" office:value="0" calcext:value-type="float">
            <text:p>0</text:p>
          </table:table-cell>
          <table:table-cell table:formula="of:=[.S99]-[.W99]" office:value-type="float" office:value="0" calcext:value-type="float">
            <text:p>0</text:p>
          </table:table-cell>
          <table:table-cell table:formula="of:=IF(AND(COUNTIF([.$AC$4:.$AC$203];&quot;=&quot;&amp;[.X99]);SUM([.Y$4:.Y98])&lt;[.AD$3]);1;0)" office:value-type="float" office:value="0" calcext:value-type="float">
            <text:p>0</text:p>
          </table:table-cell>
          <table:table-cell table:number-columns-repeated="2"/>
          <table:table-cell table:formula="of:=[.AB98]+COUNTIF([.$X$4:.$X$203];&quot;=&quot;&amp;[.AC98])" office:value-type="float" office:value="24" calcext:value-type="float">
            <text:p>24</text:p>
          </table:table-cell>
          <table:table-cell table:formula="of:=IF([.AB99]&lt;=[.AD$3];LARGE([.$X$4:.$X$203];[.AB99]);&quot;&quot;)">
            <text:p/>
          </table:table-cell>
          <table:table-cell table:number-columns-repeated="2"/>
          <table:table-cell table:formula="of:=[.Y99]+[.W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9]" office:value-type="float" office:value="97" calcext:value-type="float">
            <text:p>97</text:p>
          </table:table-cell>
          <table:table-cell table:formula="of:=[$Zamówienie.B99]" office:value-type="float" office:value="4" calcext:value-type="float">
            <text:p>4</text:p>
          </table:table-cell>
          <table:table-cell table:formula="of:=[$Zamówienie.C99]" office:value-type="float" office:value="3" calcext:value-type="float">
            <text:p>3</text:p>
          </table:table-cell>
          <table:table-cell table:formula="of:=IF([$Zamówienie.D99]=&quot;&quot;;1.7976931348623157E+308;[$Zamówienie.D99])" office:value-type="float" office:value="2" calcext:value-type="float">
            <text:p>2</text:p>
          </table:table-cell>
          <table:table-cell table:formula="of:=[$Zamówienie.E99]" office:value-type="float" office:value="0" calcext:value-type="float">
            <text:p>0</text:p>
          </table:table-cell>
          <table:table-cell table:number-columns-repeated="4"/>
          <table:table-cell table:formula="of:=MIN(MAX(0;[.$B100]*[.J$2]-[.$C100];[.$E100]-[.$C100]);[.$D100])" office:value-type="float" office:value="2" calcext:value-type="float">
            <text:p>2</text:p>
          </table:table-cell>
          <table:table-cell table:formula="of:=MIN(MAX(0;[.$B100]*[.K$2]-[.$C100];[.$E100]-[.$C100]);[.$D100])" office:value-type="float" office:value="2" calcext:value-type="float">
            <text:p>2</text:p>
          </table:table-cell>
          <table:table-cell table:formula="of:=MIN(MAX(0;[.$B100]*[.L$2]-[.$C100];[.$E100]-[.$C100]);[.$D100])" office:value-type="float" office:value="2" calcext:value-type="float">
            <text:p>2</text:p>
          </table:table-cell>
          <table:table-cell table:formula="of:=MIN(MAX(0;[.$B100]*[.M$2]-[.$C100];[.$E100]-[.$C100]);[.$D100])" office:value-type="float" office:value="2" calcext:value-type="float">
            <text:p>2</text:p>
          </table:table-cell>
          <table:table-cell table:formula="of:=MIN(MAX(0;[.$B100]*[.N$2]-[.$C100];[.$E100]-[.$C100]);[.$D100])" office:value-type="float" office:value="2" calcext:value-type="float">
            <text:p>2</text:p>
          </table:table-cell>
          <table:table-cell table:formula="of:=MIN(MAX(0;[.$B100]*[.O$2]-[.$C100];[.$E100]-[.$C100]);[.$D100])" office:value-type="float" office:value="2" calcext:value-type="float">
            <text:p>2</text:p>
          </table:table-cell>
          <table:table-cell table:formula="of:=MIN(MAX(0;[.$B100]*[.P$2]-[.$C100];[.$E100]-[.$C100]);[.$D100])" office:value-type="float" office:value="2" calcext:value-type="float">
            <text:p>2</text:p>
          </table:table-cell>
          <table:table-cell table:formula="of:=MIN(MAX(0;[.$B100]*[.Q$2]-[.$C100];[.$E100]-[.$C100]);[.$D100])" office:value-type="float" office:value="2" calcext:value-type="float">
            <text:p>2</text:p>
          </table:table-cell>
          <table:table-cell table:formula="of:=MIN(MAX(0;[.$B100]*[.R$2]-[.$C100];[.$E100]-[.$C100]);[.$D100])" office:value-type="float" office:value="2" calcext:value-type="float">
            <text:p>2</text:p>
          </table:table-cell>
          <table:table-cell table:formula="of:=MIN(MAX(0;[.$B100]*[.S$2]-[.$C100];[.$E100]-[.$C100]);[.$D100])" office:value-type="float" office:value="2" calcext:value-type="float">
            <text:p>2</text:p>
          </table:table-cell>
          <table:table-cell table:number-columns-repeated="3"/>
          <table:table-cell table:formula="of:=FLOOR([.S100];1)" office:value-type="float" office:value="2" calcext:value-type="float">
            <text:p>2</text:p>
          </table:table-cell>
          <table:table-cell table:formula="of:=[.S100]-[.W100]" office:value-type="float" office:value="0" calcext:value-type="float">
            <text:p>0</text:p>
          </table:table-cell>
          <table:table-cell table:formula="of:=IF(AND(COUNTIF([.$AC$4:.$AC$203];&quot;=&quot;&amp;[.X100]);SUM([.Y$4:.Y99])&lt;[.AD$3]);1;0)" office:value-type="float" office:value="0" calcext:value-type="float">
            <text:p>0</text:p>
          </table:table-cell>
          <table:table-cell table:number-columns-repeated="2"/>
          <table:table-cell table:formula="of:=[.AB99]+COUNTIF([.$X$4:.$X$203];&quot;=&quot;&amp;[.AC99])" office:value-type="float" office:value="24" calcext:value-type="float">
            <text:p>24</text:p>
          </table:table-cell>
          <table:table-cell table:formula="of:=IF([.AB100]&lt;=[.AD$3];LARGE([.$X$4:.$X$203];[.AB100]);&quot;&quot;)">
            <text:p/>
          </table:table-cell>
          <table:table-cell table:number-columns-repeated="2"/>
          <table:table-cell table:formula="of:=[.Y100]+[.W1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0]" office:value-type="float" office:value="98" calcext:value-type="float">
            <text:p>98</text:p>
          </table:table-cell>
          <table:table-cell table:formula="of:=[$Zamówienie.B100]" office:value-type="float" office:value="0" calcext:value-type="float">
            <text:p>0</text:p>
          </table:table-cell>
          <table:table-cell table:formula="of:=[$Zamówienie.C100]" office:value-type="float" office:value="3" calcext:value-type="float">
            <text:p>3</text:p>
          </table:table-cell>
          <table:table-cell table:formula="of:=IF([$Zamówienie.D100]=&quot;&quot;;1.7976931348623157E+308;[$Zamówienie.D100])" office:value-type="float" office:value="5" calcext:value-type="float">
            <text:p>5</text:p>
          </table:table-cell>
          <table:table-cell table:formula="of:=[$Zamówienie.E100]" office:value-type="float" office:value="7" calcext:value-type="float">
            <text:p>7</text:p>
          </table:table-cell>
          <table:table-cell table:number-columns-repeated="4"/>
          <table:table-cell table:formula="of:=MIN(MAX(0;[.$B101]*[.J$2]-[.$C101];[.$E101]-[.$C101]);[.$D101])" office:value-type="float" office:value="4" calcext:value-type="float">
            <text:p>4</text:p>
          </table:table-cell>
          <table:table-cell table:formula="of:=MIN(MAX(0;[.$B101]*[.K$2]-[.$C101];[.$E101]-[.$C101]);[.$D101])" office:value-type="float" office:value="4" calcext:value-type="float">
            <text:p>4</text:p>
          </table:table-cell>
          <table:table-cell table:formula="of:=MIN(MAX(0;[.$B101]*[.L$2]-[.$C101];[.$E101]-[.$C101]);[.$D101])" office:value-type="float" office:value="4" calcext:value-type="float">
            <text:p>4</text:p>
          </table:table-cell>
          <table:table-cell table:formula="of:=MIN(MAX(0;[.$B101]*[.M$2]-[.$C101];[.$E101]-[.$C101]);[.$D101])" office:value-type="float" office:value="4" calcext:value-type="float">
            <text:p>4</text:p>
          </table:table-cell>
          <table:table-cell table:formula="of:=MIN(MAX(0;[.$B101]*[.N$2]-[.$C101];[.$E101]-[.$C101]);[.$D101])" office:value-type="float" office:value="4" calcext:value-type="float">
            <text:p>4</text:p>
          </table:table-cell>
          <table:table-cell table:formula="of:=MIN(MAX(0;[.$B101]*[.O$2]-[.$C101];[.$E101]-[.$C101]);[.$D101])" office:value-type="float" office:value="4" calcext:value-type="float">
            <text:p>4</text:p>
          </table:table-cell>
          <table:table-cell table:formula="of:=MIN(MAX(0;[.$B101]*[.P$2]-[.$C101];[.$E101]-[.$C101]);[.$D101])" office:value-type="float" office:value="4" calcext:value-type="float">
            <text:p>4</text:p>
          </table:table-cell>
          <table:table-cell table:formula="of:=MIN(MAX(0;[.$B101]*[.Q$2]-[.$C101];[.$E101]-[.$C101]);[.$D101])" office:value-type="float" office:value="4" calcext:value-type="float">
            <text:p>4</text:p>
          </table:table-cell>
          <table:table-cell table:formula="of:=MIN(MAX(0;[.$B101]*[.R$2]-[.$C101];[.$E101]-[.$C101]);[.$D101])" office:value-type="float" office:value="4" calcext:value-type="float">
            <text:p>4</text:p>
          </table:table-cell>
          <table:table-cell table:formula="of:=MIN(MAX(0;[.$B101]*[.S$2]-[.$C101];[.$E101]-[.$C101]);[.$D101])" office:value-type="float" office:value="4" calcext:value-type="float">
            <text:p>4</text:p>
          </table:table-cell>
          <table:table-cell table:number-columns-repeated="3"/>
          <table:table-cell table:formula="of:=FLOOR([.S101];1)" office:value-type="float" office:value="4" calcext:value-type="float">
            <text:p>4</text:p>
          </table:table-cell>
          <table:table-cell table:formula="of:=[.S101]-[.W101]" office:value-type="float" office:value="0" calcext:value-type="float">
            <text:p>0</text:p>
          </table:table-cell>
          <table:table-cell table:formula="of:=IF(AND(COUNTIF([.$AC$4:.$AC$203];&quot;=&quot;&amp;[.X101]);SUM([.Y$4:.Y100])&lt;[.AD$3]);1;0)" office:value-type="float" office:value="0" calcext:value-type="float">
            <text:p>0</text:p>
          </table:table-cell>
          <table:table-cell table:number-columns-repeated="2"/>
          <table:table-cell table:formula="of:=[.AB100]+COUNTIF([.$X$4:.$X$203];&quot;=&quot;&amp;[.AC100])" office:value-type="float" office:value="24" calcext:value-type="float">
            <text:p>24</text:p>
          </table:table-cell>
          <table:table-cell table:formula="of:=IF([.AB101]&lt;=[.AD$3];LARGE([.$X$4:.$X$203];[.AB101]);&quot;&quot;)">
            <text:p/>
          </table:table-cell>
          <table:table-cell table:number-columns-repeated="2"/>
          <table:table-cell table:formula="of:=[.Y101]+[.W1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1]" office:value-type="float" office:value="99" calcext:value-type="float">
            <text:p>99</text:p>
          </table:table-cell>
          <table:table-cell table:formula="of:=[$Zamówienie.B101]" office:value-type="float" office:value="8" calcext:value-type="float">
            <text:p>8</text:p>
          </table:table-cell>
          <table:table-cell table:formula="of:=[$Zamówienie.C101]" office:value-type="float" office:value="1" calcext:value-type="float">
            <text:p>1</text:p>
          </table:table-cell>
          <table:table-cell table:formula="of:=IF([$Zamówienie.D101]=&quot;&quot;;1.7976931348623157E+308;[$Zamówienie.D101])" office:value-type="float" office:value="10" calcext:value-type="float">
            <text:p>10</text:p>
          </table:table-cell>
          <table:table-cell table:formula="of:=[$Zamówienie.E101]" office:value-type="float" office:value="3" calcext:value-type="float">
            <text:p>3</text:p>
          </table:table-cell>
          <table:table-cell table:number-columns-repeated="4"/>
          <table:table-cell table:formula="of:=MIN(MAX(0;[.$B102]*[.J$2]-[.$C102];[.$E102]-[.$C102]);[.$D102])" office:value-type="float" office:value="10" calcext:value-type="float">
            <text:p>10</text:p>
          </table:table-cell>
          <table:table-cell table:formula="of:=MIN(MAX(0;[.$B102]*[.K$2]-[.$C102];[.$E102]-[.$C102]);[.$D102])" office:value-type="float" office:value="10" calcext:value-type="float">
            <text:p>10</text:p>
          </table:table-cell>
          <table:table-cell table:formula="of:=MIN(MAX(0;[.$B102]*[.L$2]-[.$C102];[.$E102]-[.$C102]);[.$D102])" office:value-type="float" office:value="10" calcext:value-type="float">
            <text:p>10</text:p>
          </table:table-cell>
          <table:table-cell table:formula="of:=MIN(MAX(0;[.$B102]*[.M$2]-[.$C102];[.$E102]-[.$C102]);[.$D102])" office:value-type="float" office:value="10" calcext:value-type="float">
            <text:p>10</text:p>
          </table:table-cell>
          <table:table-cell table:formula="of:=MIN(MAX(0;[.$B102]*[.N$2]-[.$C102];[.$E102]-[.$C102]);[.$D102])" office:value-type="float" office:value="10" calcext:value-type="float">
            <text:p>10</text:p>
          </table:table-cell>
          <table:table-cell table:formula="of:=MIN(MAX(0;[.$B102]*[.O$2]-[.$C102];[.$E102]-[.$C102]);[.$D102])" office:value-type="float" office:value="10" calcext:value-type="float">
            <text:p>10</text:p>
          </table:table-cell>
          <table:table-cell table:formula="of:=MIN(MAX(0;[.$B102]*[.P$2]-[.$C102];[.$E102]-[.$C102]);[.$D102])" office:value-type="float" office:value="10" calcext:value-type="float">
            <text:p>10</text:p>
          </table:table-cell>
          <table:table-cell table:formula="of:=MIN(MAX(0;[.$B102]*[.Q$2]-[.$C102];[.$E102]-[.$C102]);[.$D102])" office:value-type="float" office:value="10" calcext:value-type="float">
            <text:p>10</text:p>
          </table:table-cell>
          <table:table-cell table:formula="of:=MIN(MAX(0;[.$B102]*[.R$2]-[.$C102];[.$E102]-[.$C102]);[.$D102])" office:value-type="float" office:value="10" calcext:value-type="float">
            <text:p>10</text:p>
          </table:table-cell>
          <table:table-cell table:formula="of:=MIN(MAX(0;[.$B102]*[.S$2]-[.$C102];[.$E102]-[.$C102]);[.$D102])" office:value-type="float" office:value="10" calcext:value-type="float">
            <text:p>10</text:p>
          </table:table-cell>
          <table:table-cell table:number-columns-repeated="3"/>
          <table:table-cell table:formula="of:=FLOOR([.S102];1)" office:value-type="float" office:value="10" calcext:value-type="float">
            <text:p>10</text:p>
          </table:table-cell>
          <table:table-cell table:formula="of:=[.S102]-[.W102]" office:value-type="float" office:value="0" calcext:value-type="float">
            <text:p>0</text:p>
          </table:table-cell>
          <table:table-cell table:formula="of:=IF(AND(COUNTIF([.$AC$4:.$AC$203];&quot;=&quot;&amp;[.X102]);SUM([.Y$4:.Y101])&lt;[.AD$3]);1;0)" office:value-type="float" office:value="0" calcext:value-type="float">
            <text:p>0</text:p>
          </table:table-cell>
          <table:table-cell table:number-columns-repeated="2"/>
          <table:table-cell table:formula="of:=[.AB101]+COUNTIF([.$X$4:.$X$203];&quot;=&quot;&amp;[.AC101])" office:value-type="float" office:value="24" calcext:value-type="float">
            <text:p>24</text:p>
          </table:table-cell>
          <table:table-cell table:formula="of:=IF([.AB102]&lt;=[.AD$3];LARGE([.$X$4:.$X$203];[.AB102]);&quot;&quot;)">
            <text:p/>
          </table:table-cell>
          <table:table-cell table:number-columns-repeated="2"/>
          <table:table-cell table:formula="of:=[.Y102]+[.W1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02]" office:value-type="float" office:value="100" calcext:value-type="float">
            <text:p>100</text:p>
          </table:table-cell>
          <table:table-cell table:formula="of:=[$Zamówienie.B102]" office:value-type="float" office:value="9" calcext:value-type="float">
            <text:p>9</text:p>
          </table:table-cell>
          <table:table-cell table:formula="of:=[$Zamówienie.C102]" office:value-type="float" office:value="7" calcext:value-type="float">
            <text:p>7</text:p>
          </table:table-cell>
          <table:table-cell table:formula="of:=IF([$Zamówienie.D102]=&quot;&quot;;1.7976931348623157E+308;[$Zamówienie.D102])" office:value-type="float" office:value="2" calcext:value-type="float">
            <text:p>2</text:p>
          </table:table-cell>
          <table:table-cell table:formula="of:=[$Zamówienie.E102]" office:value-type="float" office:value="5" calcext:value-type="float">
            <text:p>5</text:p>
          </table:table-cell>
          <table:table-cell table:number-columns-repeated="4"/>
          <table:table-cell table:formula="of:=MIN(MAX(0;[.$B103]*[.J$2]-[.$C103];[.$E103]-[.$C103]);[.$D103])" office:value-type="float" office:value="2" calcext:value-type="float">
            <text:p>2</text:p>
          </table:table-cell>
          <table:table-cell table:formula="of:=MIN(MAX(0;[.$B103]*[.K$2]-[.$C103];[.$E103]-[.$C103]);[.$D103])" office:value-type="float" office:value="2" calcext:value-type="float">
            <text:p>2</text:p>
          </table:table-cell>
          <table:table-cell table:formula="of:=MIN(MAX(0;[.$B103]*[.L$2]-[.$C103];[.$E103]-[.$C103]);[.$D103])" office:value-type="float" office:value="2" calcext:value-type="float">
            <text:p>2</text:p>
          </table:table-cell>
          <table:table-cell table:formula="of:=MIN(MAX(0;[.$B103]*[.M$2]-[.$C103];[.$E103]-[.$C103]);[.$D103])" office:value-type="float" office:value="2" calcext:value-type="float">
            <text:p>2</text:p>
          </table:table-cell>
          <table:table-cell table:formula="of:=MIN(MAX(0;[.$B103]*[.N$2]-[.$C103];[.$E103]-[.$C103]);[.$D103])" office:value-type="float" office:value="2" calcext:value-type="float">
            <text:p>2</text:p>
          </table:table-cell>
          <table:table-cell table:formula="of:=MIN(MAX(0;[.$B103]*[.O$2]-[.$C103];[.$E103]-[.$C103]);[.$D103])" office:value-type="float" office:value="2" calcext:value-type="float">
            <text:p>2</text:p>
          </table:table-cell>
          <table:table-cell table:formula="of:=MIN(MAX(0;[.$B103]*[.P$2]-[.$C103];[.$E103]-[.$C103]);[.$D103])" office:value-type="float" office:value="2" calcext:value-type="float">
            <text:p>2</text:p>
          </table:table-cell>
          <table:table-cell table:formula="of:=MIN(MAX(0;[.$B103]*[.Q$2]-[.$C103];[.$E103]-[.$C103]);[.$D103])" office:value-type="float" office:value="2" calcext:value-type="float">
            <text:p>2</text:p>
          </table:table-cell>
          <table:table-cell table:formula="of:=MIN(MAX(0;[.$B103]*[.R$2]-[.$C103];[.$E103]-[.$C103]);[.$D103])" office:value-type="float" office:value="2" calcext:value-type="float">
            <text:p>2</text:p>
          </table:table-cell>
          <table:table-cell table:formula="of:=MIN(MAX(0;[.$B103]*[.S$2]-[.$C103];[.$E103]-[.$C103]);[.$D103])" office:value-type="float" office:value="2" calcext:value-type="float">
            <text:p>2</text:p>
          </table:table-cell>
          <table:table-cell table:number-columns-repeated="3"/>
          <table:table-cell table:formula="of:=FLOOR([.S103];1)" office:value-type="float" office:value="2" calcext:value-type="float">
            <text:p>2</text:p>
          </table:table-cell>
          <table:table-cell table:formula="of:=[.S103]-[.W103]" office:value-type="float" office:value="0" calcext:value-type="float">
            <text:p>0</text:p>
          </table:table-cell>
          <table:table-cell table:formula="of:=IF(AND(COUNTIF([.$AC$4:.$AC$203];&quot;=&quot;&amp;[.X103]);SUM([.Y$4:.Y102])&lt;[.AD$3]);1;0)" office:value-type="float" office:value="0" calcext:value-type="float">
            <text:p>0</text:p>
          </table:table-cell>
          <table:table-cell table:number-columns-repeated="2"/>
          <table:table-cell table:formula="of:=[.AB102]+COUNTIF([.$X$4:.$X$203];&quot;=&quot;&amp;[.AC102])" office:value-type="float" office:value="24" calcext:value-type="float">
            <text:p>24</text:p>
          </table:table-cell>
          <table:table-cell table:formula="of:=IF([.AB103]&lt;=[.AD$3];LARGE([.$X$4:.$X$203];[.AB103]);&quot;&quot;)">
            <text:p/>
          </table:table-cell>
          <table:table-cell table:number-columns-repeated="2"/>
          <table:table-cell table:formula="of:=[.Y103]+[.W10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3]" office:value-type="float" office:value="101" calcext:value-type="float">
            <text:p>101</text:p>
          </table:table-cell>
          <table:table-cell table:formula="of:=[$Zamówienie.B103]" office:value-type="float" office:value="6" calcext:value-type="float">
            <text:p>6</text:p>
          </table:table-cell>
          <table:table-cell table:formula="of:=[$Zamówienie.C103]" office:value-type="float" office:value="0" calcext:value-type="float">
            <text:p>0</text:p>
          </table:table-cell>
          <table:table-cell table:formula="of:=IF([$Zamówienie.D103]=&quot;&quot;;1.7976931348623157E+308;[$Zamówienie.D103])" office:value-type="float" office:value="7" calcext:value-type="float">
            <text:p>7</text:p>
          </table:table-cell>
          <table:table-cell table:formula="of:=[$Zamówienie.E103]" office:value-type="float" office:value="5" calcext:value-type="float">
            <text:p>5</text:p>
          </table:table-cell>
          <table:table-cell table:number-columns-repeated="4"/>
          <table:table-cell table:formula="of:=MIN(MAX(0;[.$B104]*[.J$2]-[.$C104];[.$E104]-[.$C104]);[.$D104])" office:value-type="float" office:value="7" calcext:value-type="float">
            <text:p>7</text:p>
          </table:table-cell>
          <table:table-cell table:formula="of:=MIN(MAX(0;[.$B104]*[.K$2]-[.$C104];[.$E104]-[.$C104]);[.$D104])" office:value-type="float" office:value="7" calcext:value-type="float">
            <text:p>7</text:p>
          </table:table-cell>
          <table:table-cell table:formula="of:=MIN(MAX(0;[.$B104]*[.L$2]-[.$C104];[.$E104]-[.$C104]);[.$D104])" office:value-type="float" office:value="7" calcext:value-type="float">
            <text:p>7</text:p>
          </table:table-cell>
          <table:table-cell table:formula="of:=MIN(MAX(0;[.$B104]*[.M$2]-[.$C104];[.$E104]-[.$C104]);[.$D104])" office:value-type="float" office:value="7" calcext:value-type="float">
            <text:p>7</text:p>
          </table:table-cell>
          <table:table-cell table:formula="of:=MIN(MAX(0;[.$B104]*[.N$2]-[.$C104];[.$E104]-[.$C104]);[.$D104])" office:value-type="float" office:value="7" calcext:value-type="float">
            <text:p>7</text:p>
          </table:table-cell>
          <table:table-cell table:formula="of:=MIN(MAX(0;[.$B104]*[.O$2]-[.$C104];[.$E104]-[.$C104]);[.$D104])" office:value-type="float" office:value="7" calcext:value-type="float">
            <text:p>7</text:p>
          </table:table-cell>
          <table:table-cell table:formula="of:=MIN(MAX(0;[.$B104]*[.P$2]-[.$C104];[.$E104]-[.$C104]);[.$D104])" office:value-type="float" office:value="7" calcext:value-type="float">
            <text:p>7</text:p>
          </table:table-cell>
          <table:table-cell table:formula="of:=MIN(MAX(0;[.$B104]*[.Q$2]-[.$C104];[.$E104]-[.$C104]);[.$D104])" office:value-type="float" office:value="7" calcext:value-type="float">
            <text:p>7</text:p>
          </table:table-cell>
          <table:table-cell table:formula="of:=MIN(MAX(0;[.$B104]*[.R$2]-[.$C104];[.$E104]-[.$C104]);[.$D104])" office:value-type="float" office:value="7" calcext:value-type="float">
            <text:p>7</text:p>
          </table:table-cell>
          <table:table-cell table:formula="of:=MIN(MAX(0;[.$B104]*[.S$2]-[.$C104];[.$E104]-[.$C104]);[.$D104])" office:value-type="float" office:value="7" calcext:value-type="float">
            <text:p>7</text:p>
          </table:table-cell>
          <table:table-cell table:number-columns-repeated="3"/>
          <table:table-cell table:formula="of:=FLOOR([.S104];1)" office:value-type="float" office:value="7" calcext:value-type="float">
            <text:p>7</text:p>
          </table:table-cell>
          <table:table-cell table:formula="of:=[.S104]-[.W104]" office:value-type="float" office:value="0" calcext:value-type="float">
            <text:p>0</text:p>
          </table:table-cell>
          <table:table-cell table:formula="of:=IF(AND(COUNTIF([.$AC$4:.$AC$203];&quot;=&quot;&amp;[.X104]);SUM([.Y$4:.Y103])&lt;[.AD$3]);1;0)" office:value-type="float" office:value="0" calcext:value-type="float">
            <text:p>0</text:p>
          </table:table-cell>
          <table:table-cell table:number-columns-repeated="2"/>
          <table:table-cell table:formula="of:=[.AB103]+COUNTIF([.$X$4:.$X$203];&quot;=&quot;&amp;[.AC103])" office:value-type="float" office:value="24" calcext:value-type="float">
            <text:p>24</text:p>
          </table:table-cell>
          <table:table-cell table:formula="of:=IF([.AB104]&lt;=[.AD$3];LARGE([.$X$4:.$X$203];[.AB104]);&quot;&quot;)">
            <text:p/>
          </table:table-cell>
          <table:table-cell table:number-columns-repeated="2"/>
          <table:table-cell table:formula="of:=[.Y104]+[.W10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04]" office:value-type="float" office:value="102" calcext:value-type="float">
            <text:p>102</text:p>
          </table:table-cell>
          <table:table-cell table:formula="of:=[$Zamówienie.B104]" office:value-type="float" office:value="5" calcext:value-type="float">
            <text:p>5</text:p>
          </table:table-cell>
          <table:table-cell table:formula="of:=[$Zamówienie.C104]" office:value-type="float" office:value="10" calcext:value-type="float">
            <text:p>10</text:p>
          </table:table-cell>
          <table:table-cell table:formula="of:=IF([$Zamówienie.D104]=&quot;&quot;;1.7976931348623157E+308;[$Zamówienie.D104])" office:value-type="float" office:value="10" calcext:value-type="float">
            <text:p>10</text:p>
          </table:table-cell>
          <table:table-cell table:formula="of:=[$Zamówienie.E104]" office:value-type="float" office:value="10" calcext:value-type="float">
            <text:p>10</text:p>
          </table:table-cell>
          <table:table-cell table:number-columns-repeated="4"/>
          <table:table-cell table:formula="of:=MIN(MAX(0;[.$B105]*[.J$2]-[.$C105];[.$E105]-[.$C105]);[.$D105])" office:value-type="float" office:value="0" calcext:value-type="float">
            <text:p>0</text:p>
          </table:table-cell>
          <table:table-cell table:formula="of:=MIN(MAX(0;[.$B105]*[.K$2]-[.$C105];[.$E105]-[.$C105]);[.$D105])" office:value-type="float" office:value="0" calcext:value-type="float">
            <text:p>0</text:p>
          </table:table-cell>
          <table:table-cell table:formula="of:=MIN(MAX(0;[.$B105]*[.L$2]-[.$C105];[.$E105]-[.$C105]);[.$D105])" office:value-type="float" office:value="0" calcext:value-type="float">
            <text:p>0</text:p>
          </table:table-cell>
          <table:table-cell table:formula="of:=MIN(MAX(0;[.$B105]*[.M$2]-[.$C105];[.$E105]-[.$C105]);[.$D105])" office:value-type="float" office:value="0" calcext:value-type="float">
            <text:p>0</text:p>
          </table:table-cell>
          <table:table-cell table:formula="of:=MIN(MAX(0;[.$B105]*[.N$2]-[.$C105];[.$E105]-[.$C105]);[.$D105])" office:value-type="float" office:value="0" calcext:value-type="float">
            <text:p>0</text:p>
          </table:table-cell>
          <table:table-cell table:formula="of:=MIN(MAX(0;[.$B105]*[.O$2]-[.$C105];[.$E105]-[.$C105]);[.$D105])" office:value-type="float" office:value="0" calcext:value-type="float">
            <text:p>0</text:p>
          </table:table-cell>
          <table:table-cell table:formula="of:=MIN(MAX(0;[.$B105]*[.P$2]-[.$C105];[.$E105]-[.$C105]);[.$D105])" office:value-type="float" office:value="0" calcext:value-type="float">
            <text:p>0</text:p>
          </table:table-cell>
          <table:table-cell table:formula="of:=MIN(MAX(0;[.$B105]*[.Q$2]-[.$C105];[.$E105]-[.$C105]);[.$D105])" office:value-type="float" office:value="0" calcext:value-type="float">
            <text:p>0</text:p>
          </table:table-cell>
          <table:table-cell table:formula="of:=MIN(MAX(0;[.$B105]*[.R$2]-[.$C105];[.$E105]-[.$C105]);[.$D105])" office:value-type="float" office:value="0" calcext:value-type="float">
            <text:p>0</text:p>
          </table:table-cell>
          <table:table-cell table:formula="of:=MIN(MAX(0;[.$B105]*[.S$2]-[.$C105];[.$E105]-[.$C105]);[.$D105])" office:value-type="float" office:value="0" calcext:value-type="float">
            <text:p>0</text:p>
          </table:table-cell>
          <table:table-cell table:number-columns-repeated="3"/>
          <table:table-cell table:formula="of:=FLOOR([.S105];1)" office:value-type="float" office:value="0" calcext:value-type="float">
            <text:p>0</text:p>
          </table:table-cell>
          <table:table-cell table:formula="of:=[.S105]-[.W105]" office:value-type="float" office:value="0" calcext:value-type="float">
            <text:p>0</text:p>
          </table:table-cell>
          <table:table-cell table:formula="of:=IF(AND(COUNTIF([.$AC$4:.$AC$203];&quot;=&quot;&amp;[.X105]);SUM([.Y$4:.Y104])&lt;[.AD$3]);1;0)" office:value-type="float" office:value="0" calcext:value-type="float">
            <text:p>0</text:p>
          </table:table-cell>
          <table:table-cell table:number-columns-repeated="2"/>
          <table:table-cell table:formula="of:=[.AB104]+COUNTIF([.$X$4:.$X$203];&quot;=&quot;&amp;[.AC104])" office:value-type="float" office:value="24" calcext:value-type="float">
            <text:p>24</text:p>
          </table:table-cell>
          <table:table-cell table:formula="of:=IF([.AB105]&lt;=[.AD$3];LARGE([.$X$4:.$X$203];[.AB105]);&quot;&quot;)">
            <text:p/>
          </table:table-cell>
          <table:table-cell table:number-columns-repeated="2"/>
          <table:table-cell table:formula="of:=[.Y105]+[.W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5]" office:value-type="float" office:value="103" calcext:value-type="float">
            <text:p>103</text:p>
          </table:table-cell>
          <table:table-cell table:formula="of:=[$Zamówienie.B105]" office:value-type="float" office:value="8" calcext:value-type="float">
            <text:p>8</text:p>
          </table:table-cell>
          <table:table-cell table:formula="of:=[$Zamówienie.C105]" office:value-type="float" office:value="8" calcext:value-type="float">
            <text:p>8</text:p>
          </table:table-cell>
          <table:table-cell table:formula="of:=IF([$Zamówienie.D105]=&quot;&quot;;1.7976931348623157E+308;[$Zamówienie.D105])" office:value-type="float" office:value="1" calcext:value-type="float">
            <text:p>1</text:p>
          </table:table-cell>
          <table:table-cell table:formula="of:=[$Zamówienie.E105]" office:value-type="float" office:value="1" calcext:value-type="float">
            <text:p>1</text:p>
          </table:table-cell>
          <table:table-cell table:number-columns-repeated="4"/>
          <table:table-cell table:formula="of:=MIN(MAX(0;[.$B106]*[.J$2]-[.$C106];[.$E106]-[.$C106]);[.$D106])" office:value-type="float" office:value="1" calcext:value-type="float">
            <text:p>1</text:p>
          </table:table-cell>
          <table:table-cell table:formula="of:=MIN(MAX(0;[.$B106]*[.K$2]-[.$C106];[.$E106]-[.$C106]);[.$D106])" office:value-type="float" office:value="1" calcext:value-type="float">
            <text:p>1</text:p>
          </table:table-cell>
          <table:table-cell table:formula="of:=MIN(MAX(0;[.$B106]*[.L$2]-[.$C106];[.$E106]-[.$C106]);[.$D106])" office:value-type="float" office:value="1" calcext:value-type="float">
            <text:p>1</text:p>
          </table:table-cell>
          <table:table-cell table:formula="of:=MIN(MAX(0;[.$B106]*[.M$2]-[.$C106];[.$E106]-[.$C106]);[.$D106])" office:value-type="float" office:value="1" calcext:value-type="float">
            <text:p>1</text:p>
          </table:table-cell>
          <table:table-cell table:formula="of:=MIN(MAX(0;[.$B106]*[.N$2]-[.$C106];[.$E106]-[.$C106]);[.$D106])" office:value-type="float" office:value="1" calcext:value-type="float">
            <text:p>1</text:p>
          </table:table-cell>
          <table:table-cell table:formula="of:=MIN(MAX(0;[.$B106]*[.O$2]-[.$C106];[.$E106]-[.$C106]);[.$D106])" office:value-type="float" office:value="1" calcext:value-type="float">
            <text:p>1</text:p>
          </table:table-cell>
          <table:table-cell table:formula="of:=MIN(MAX(0;[.$B106]*[.P$2]-[.$C106];[.$E106]-[.$C106]);[.$D106])" office:value-type="float" office:value="1" calcext:value-type="float">
            <text:p>1</text:p>
          </table:table-cell>
          <table:table-cell table:formula="of:=MIN(MAX(0;[.$B106]*[.Q$2]-[.$C106];[.$E106]-[.$C106]);[.$D106])" office:value-type="float" office:value="1" calcext:value-type="float">
            <text:p>1</text:p>
          </table:table-cell>
          <table:table-cell table:formula="of:=MIN(MAX(0;[.$B106]*[.R$2]-[.$C106];[.$E106]-[.$C106]);[.$D106])" office:value-type="float" office:value="1" calcext:value-type="float">
            <text:p>1</text:p>
          </table:table-cell>
          <table:table-cell table:formula="of:=MIN(MAX(0;[.$B106]*[.S$2]-[.$C106];[.$E106]-[.$C106]);[.$D106])" office:value-type="float" office:value="1" calcext:value-type="float">
            <text:p>1</text:p>
          </table:table-cell>
          <table:table-cell table:number-columns-repeated="3"/>
          <table:table-cell table:formula="of:=FLOOR([.S106];1)" office:value-type="float" office:value="1" calcext:value-type="float">
            <text:p>1</text:p>
          </table:table-cell>
          <table:table-cell table:formula="of:=[.S106]-[.W106]" office:value-type="float" office:value="0" calcext:value-type="float">
            <text:p>0</text:p>
          </table:table-cell>
          <table:table-cell table:formula="of:=IF(AND(COUNTIF([.$AC$4:.$AC$203];&quot;=&quot;&amp;[.X106]);SUM([.Y$4:.Y105])&lt;[.AD$3]);1;0)" office:value-type="float" office:value="0" calcext:value-type="float">
            <text:p>0</text:p>
          </table:table-cell>
          <table:table-cell table:number-columns-repeated="2"/>
          <table:table-cell table:formula="of:=[.AB105]+COUNTIF([.$X$4:.$X$203];&quot;=&quot;&amp;[.AC105])" office:value-type="float" office:value="24" calcext:value-type="float">
            <text:p>24</text:p>
          </table:table-cell>
          <table:table-cell table:formula="of:=IF([.AB106]&lt;=[.AD$3];LARGE([.$X$4:.$X$203];[.AB106]);&quot;&quot;)">
            <text:p/>
          </table:table-cell>
          <table:table-cell table:number-columns-repeated="2"/>
          <table:table-cell table:formula="of:=[.Y106]+[.W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6]" office:value-type="float" office:value="104" calcext:value-type="float">
            <text:p>104</text:p>
          </table:table-cell>
          <table:table-cell table:formula="of:=[$Zamówienie.B106]" office:value-type="float" office:value="8" calcext:value-type="float">
            <text:p>8</text:p>
          </table:table-cell>
          <table:table-cell table:formula="of:=[$Zamówienie.C106]" office:value-type="float" office:value="9" calcext:value-type="float">
            <text:p>9</text:p>
          </table:table-cell>
          <table:table-cell table:formula="of:=IF([$Zamówienie.D106]=&quot;&quot;;1.7976931348623157E+308;[$Zamówienie.D106])" office:value-type="float" office:value="10" calcext:value-type="float">
            <text:p>10</text:p>
          </table:table-cell>
          <table:table-cell table:formula="of:=[$Zamówienie.E106]" office:value-type="float" office:value="4" calcext:value-type="float">
            <text:p>4</text:p>
          </table:table-cell>
          <table:table-cell table:number-columns-repeated="4"/>
          <table:table-cell table:formula="of:=MIN(MAX(0;[.$B107]*[.J$2]-[.$C107];[.$E107]-[.$C107]);[.$D107])" office:value-type="float" office:value="3.90872210953347" calcext:value-type="float">
            <text:p>3,90872210953347</text:p>
          </table:table-cell>
          <table:table-cell table:formula="of:=MIN(MAX(0;[.$B107]*[.K$2]-[.$C107];[.$E107]-[.$C107]);[.$D107])" office:value-type="float" office:value="3.9200271890624" calcext:value-type="float">
            <text:p>3,9200271890624</text:p>
          </table:table-cell>
          <table:table-cell table:formula="of:=MIN(MAX(0;[.$B107]*[.L$2]-[.$C107];[.$E107]-[.$C107]);[.$D107])" office:value-type="float" office:value="3.92713090760255" calcext:value-type="float">
            <text:p>3,92713090760255</text:p>
          </table:table-cell>
          <table:table-cell table:formula="of:=MIN(MAX(0;[.$B107]*[.M$2]-[.$C107];[.$E107]-[.$C107]);[.$D107])" office:value-type="float" office:value="3.93159367122534" calcext:value-type="float">
            <text:p>3,93159367122534</text:p>
          </table:table-cell>
          <table:table-cell table:formula="of:=MIN(MAX(0;[.$B107]*[.N$2]-[.$C107];[.$E107]-[.$C107]);[.$D107])" office:value-type="float" office:value="3.93439692901875" calcext:value-type="float">
            <text:p>3,93439692901875</text:p>
          </table:table-cell>
          <table:table-cell table:formula="of:=MIN(MAX(0;[.$B107]*[.O$2]-[.$C107];[.$E107]-[.$C107]);[.$D107])" office:value-type="float" office:value="3.93615762820928" calcext:value-type="float">
            <text:p>3,93615762820928</text:p>
          </table:table-cell>
          <table:table-cell table:formula="of:=MIN(MAX(0;[.$B107]*[.P$2]-[.$C107];[.$E107]-[.$C107]);[.$D107])" office:value-type="float" office:value="3.93726344719886" calcext:value-type="float">
            <text:p>3,93726344719886</text:p>
          </table:table-cell>
          <table:table-cell table:formula="of:=MIN(MAX(0;[.$B107]*[.Q$2]-[.$C107];[.$E107]-[.$C107]);[.$D107])" office:value-type="float" office:value="3.93795794092293" calcext:value-type="float">
            <text:p>3,93795794092293</text:p>
          </table:table-cell>
          <table:table-cell table:formula="of:=MIN(MAX(0;[.$B107]*[.R$2]-[.$C107];[.$E107]-[.$C107]);[.$D107])" office:value-type="float" office:value="3.93839409851995" calcext:value-type="float">
            <text:p>3,93839409851995</text:p>
          </table:table-cell>
          <table:table-cell table:formula="of:=MIN(MAX(0;[.$B107]*[.S$2]-[.$C107];[.$E107]-[.$C107]);[.$D107])" office:value-type="float" office:value="3.93866801161896" calcext:value-type="float">
            <text:p>3,93866801161896</text:p>
          </table:table-cell>
          <table:table-cell table:number-columns-repeated="3"/>
          <table:table-cell table:formula="of:=FLOOR([.S107];1)" office:value-type="float" office:value="3" calcext:value-type="float">
            <text:p>3</text:p>
          </table:table-cell>
          <table:table-cell table:formula="of:=[.S107]-[.W107]" office:value-type="float" office:value="0.938668011618962" calcext:value-type="float">
            <text:p>0,938668011618962</text:p>
          </table:table-cell>
          <table:table-cell table:formula="of:=IF(AND(COUNTIF([.$AC$4:.$AC$203];&quot;=&quot;&amp;[.X107]);SUM([.Y$4:.Y106])&lt;[.AD$3]);1;0)" office:value-type="float" office:value="1" calcext:value-type="float">
            <text:p>1</text:p>
          </table:table-cell>
          <table:table-cell table:number-columns-repeated="2"/>
          <table:table-cell table:formula="of:=[.AB106]+COUNTIF([.$X$4:.$X$203];&quot;=&quot;&amp;[.AC106])" office:value-type="float" office:value="24" calcext:value-type="float">
            <text:p>24</text:p>
          </table:table-cell>
          <table:table-cell table:formula="of:=IF([.AB107]&lt;=[.AD$3];LARGE([.$X$4:.$X$203];[.AB107]);&quot;&quot;)">
            <text:p/>
          </table:table-cell>
          <table:table-cell table:number-columns-repeated="2"/>
          <table:table-cell table:formula="of:=[.Y107]+[.W10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7]" office:value-type="float" office:value="105" calcext:value-type="float">
            <text:p>105</text:p>
          </table:table-cell>
          <table:table-cell table:formula="of:=[$Zamówienie.B107]" office:value-type="float" office:value="3" calcext:value-type="float">
            <text:p>3</text:p>
          </table:table-cell>
          <table:table-cell table:formula="of:=[$Zamówienie.C107]" office:value-type="float" office:value="9" calcext:value-type="float">
            <text:p>9</text:p>
          </table:table-cell>
          <table:table-cell table:formula="of:=IF([$Zamówienie.D107]=&quot;&quot;;1.7976931348623157E+308;[$Zamówienie.D107])" office:value-type="float" office:value="9" calcext:value-type="float">
            <text:p>9</text:p>
          </table:table-cell>
          <table:table-cell table:formula="of:=[$Zamówienie.E107]" office:value-type="float" office:value="3" calcext:value-type="float">
            <text:p>3</text:p>
          </table:table-cell>
          <table:table-cell table:number-columns-repeated="4"/>
          <table:table-cell table:formula="of:=MIN(MAX(0;[.$B108]*[.J$2]-[.$C108];[.$E108]-[.$C108]);[.$D108])" office:value-type="float" office:value="0" calcext:value-type="float">
            <text:p>0</text:p>
          </table:table-cell>
          <table:table-cell table:formula="of:=MIN(MAX(0;[.$B108]*[.K$2]-[.$C108];[.$E108]-[.$C108]);[.$D108])" office:value-type="float" office:value="0" calcext:value-type="float">
            <text:p>0</text:p>
          </table:table-cell>
          <table:table-cell table:formula="of:=MIN(MAX(0;[.$B108]*[.L$2]-[.$C108];[.$E108]-[.$C108]);[.$D108])" office:value-type="float" office:value="0" calcext:value-type="float">
            <text:p>0</text:p>
          </table:table-cell>
          <table:table-cell table:formula="of:=MIN(MAX(0;[.$B108]*[.M$2]-[.$C108];[.$E108]-[.$C108]);[.$D108])" office:value-type="float" office:value="0" calcext:value-type="float">
            <text:p>0</text:p>
          </table:table-cell>
          <table:table-cell table:formula="of:=MIN(MAX(0;[.$B108]*[.N$2]-[.$C108];[.$E108]-[.$C108]);[.$D108])" office:value-type="float" office:value="0" calcext:value-type="float">
            <text:p>0</text:p>
          </table:table-cell>
          <table:table-cell table:formula="of:=MIN(MAX(0;[.$B108]*[.O$2]-[.$C108];[.$E108]-[.$C108]);[.$D108])" office:value-type="float" office:value="0" calcext:value-type="float">
            <text:p>0</text:p>
          </table:table-cell>
          <table:table-cell table:formula="of:=MIN(MAX(0;[.$B108]*[.P$2]-[.$C108];[.$E108]-[.$C108]);[.$D108])" office:value-type="float" office:value="0" calcext:value-type="float">
            <text:p>0</text:p>
          </table:table-cell>
          <table:table-cell table:formula="of:=MIN(MAX(0;[.$B108]*[.Q$2]-[.$C108];[.$E108]-[.$C108]);[.$D108])" office:value-type="float" office:value="0" calcext:value-type="float">
            <text:p>0</text:p>
          </table:table-cell>
          <table:table-cell table:formula="of:=MIN(MAX(0;[.$B108]*[.R$2]-[.$C108];[.$E108]-[.$C108]);[.$D108])" office:value-type="float" office:value="0" calcext:value-type="float">
            <text:p>0</text:p>
          </table:table-cell>
          <table:table-cell table:formula="of:=MIN(MAX(0;[.$B108]*[.S$2]-[.$C108];[.$E108]-[.$C108]);[.$D108])" office:value-type="float" office:value="0" calcext:value-type="float">
            <text:p>0</text:p>
          </table:table-cell>
          <table:table-cell table:number-columns-repeated="3"/>
          <table:table-cell table:formula="of:=FLOOR([.S108];1)" office:value-type="float" office:value="0" calcext:value-type="float">
            <text:p>0</text:p>
          </table:table-cell>
          <table:table-cell table:formula="of:=[.S108]-[.W108]" office:value-type="float" office:value="0" calcext:value-type="float">
            <text:p>0</text:p>
          </table:table-cell>
          <table:table-cell table:formula="of:=IF(AND(COUNTIF([.$AC$4:.$AC$203];&quot;=&quot;&amp;[.X108]);SUM([.Y$4:.Y107])&lt;[.AD$3]);1;0)" office:value-type="float" office:value="0" calcext:value-type="float">
            <text:p>0</text:p>
          </table:table-cell>
          <table:table-cell table:number-columns-repeated="2"/>
          <table:table-cell table:formula="of:=[.AB107]+COUNTIF([.$X$4:.$X$203];&quot;=&quot;&amp;[.AC107])" office:value-type="float" office:value="24" calcext:value-type="float">
            <text:p>24</text:p>
          </table:table-cell>
          <table:table-cell table:formula="of:=IF([.AB108]&lt;=[.AD$3];LARGE([.$X$4:.$X$203];[.AB108]);&quot;&quot;)">
            <text:p/>
          </table:table-cell>
          <table:table-cell table:number-columns-repeated="2"/>
          <table:table-cell table:formula="of:=[.Y108]+[.W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8]" office:value-type="float" office:value="106" calcext:value-type="float">
            <text:p>106</text:p>
          </table:table-cell>
          <table:table-cell table:formula="of:=[$Zamówienie.B108]" office:value-type="float" office:value="8" calcext:value-type="float">
            <text:p>8</text:p>
          </table:table-cell>
          <table:table-cell table:formula="of:=[$Zamówienie.C108]" office:value-type="float" office:value="2" calcext:value-type="float">
            <text:p>2</text:p>
          </table:table-cell>
          <table:table-cell table:formula="of:=IF([$Zamówienie.D108]=&quot;&quot;;1.7976931348623157E+308;[$Zamówienie.D108])" office:value-type="float" office:value="3" calcext:value-type="float">
            <text:p>3</text:p>
          </table:table-cell>
          <table:table-cell table:formula="of:=[$Zamówienie.E108]" office:value-type="float" office:value="0" calcext:value-type="float">
            <text:p>0</text:p>
          </table:table-cell>
          <table:table-cell table:number-columns-repeated="4"/>
          <table:table-cell table:formula="of:=MIN(MAX(0;[.$B109]*[.J$2]-[.$C109];[.$E109]-[.$C109]);[.$D109])" office:value-type="float" office:value="3" calcext:value-type="float">
            <text:p>3</text:p>
          </table:table-cell>
          <table:table-cell table:formula="of:=MIN(MAX(0;[.$B109]*[.K$2]-[.$C109];[.$E109]-[.$C109]);[.$D109])" office:value-type="float" office:value="3" calcext:value-type="float">
            <text:p>3</text:p>
          </table:table-cell>
          <table:table-cell table:formula="of:=MIN(MAX(0;[.$B109]*[.L$2]-[.$C109];[.$E109]-[.$C109]);[.$D109])" office:value-type="float" office:value="3" calcext:value-type="float">
            <text:p>3</text:p>
          </table:table-cell>
          <table:table-cell table:formula="of:=MIN(MAX(0;[.$B109]*[.M$2]-[.$C109];[.$E109]-[.$C109]);[.$D109])" office:value-type="float" office:value="3" calcext:value-type="float">
            <text:p>3</text:p>
          </table:table-cell>
          <table:table-cell table:formula="of:=MIN(MAX(0;[.$B109]*[.N$2]-[.$C109];[.$E109]-[.$C109]);[.$D109])" office:value-type="float" office:value="3" calcext:value-type="float">
            <text:p>3</text:p>
          </table:table-cell>
          <table:table-cell table:formula="of:=MIN(MAX(0;[.$B109]*[.O$2]-[.$C109];[.$E109]-[.$C109]);[.$D109])" office:value-type="float" office:value="3" calcext:value-type="float">
            <text:p>3</text:p>
          </table:table-cell>
          <table:table-cell table:formula="of:=MIN(MAX(0;[.$B109]*[.P$2]-[.$C109];[.$E109]-[.$C109]);[.$D109])" office:value-type="float" office:value="3" calcext:value-type="float">
            <text:p>3</text:p>
          </table:table-cell>
          <table:table-cell table:formula="of:=MIN(MAX(0;[.$B109]*[.Q$2]-[.$C109];[.$E109]-[.$C109]);[.$D109])" office:value-type="float" office:value="3" calcext:value-type="float">
            <text:p>3</text:p>
          </table:table-cell>
          <table:table-cell table:formula="of:=MIN(MAX(0;[.$B109]*[.R$2]-[.$C109];[.$E109]-[.$C109]);[.$D109])" office:value-type="float" office:value="3" calcext:value-type="float">
            <text:p>3</text:p>
          </table:table-cell>
          <table:table-cell table:formula="of:=MIN(MAX(0;[.$B109]*[.S$2]-[.$C109];[.$E109]-[.$C109]);[.$D109])" office:value-type="float" office:value="3" calcext:value-type="float">
            <text:p>3</text:p>
          </table:table-cell>
          <table:table-cell table:number-columns-repeated="3"/>
          <table:table-cell table:formula="of:=FLOOR([.S109];1)" office:value-type="float" office:value="3" calcext:value-type="float">
            <text:p>3</text:p>
          </table:table-cell>
          <table:table-cell table:formula="of:=[.S109]-[.W109]" office:value-type="float" office:value="0" calcext:value-type="float">
            <text:p>0</text:p>
          </table:table-cell>
          <table:table-cell table:formula="of:=IF(AND(COUNTIF([.$AC$4:.$AC$203];&quot;=&quot;&amp;[.X109]);SUM([.Y$4:.Y108])&lt;[.AD$3]);1;0)" office:value-type="float" office:value="0" calcext:value-type="float">
            <text:p>0</text:p>
          </table:table-cell>
          <table:table-cell table:number-columns-repeated="2"/>
          <table:table-cell table:formula="of:=[.AB108]+COUNTIF([.$X$4:.$X$203];&quot;=&quot;&amp;[.AC108])" office:value-type="float" office:value="24" calcext:value-type="float">
            <text:p>24</text:p>
          </table:table-cell>
          <table:table-cell table:formula="of:=IF([.AB109]&lt;=[.AD$3];LARGE([.$X$4:.$X$203];[.AB109]);&quot;&quot;)">
            <text:p/>
          </table:table-cell>
          <table:table-cell table:number-columns-repeated="2"/>
          <table:table-cell table:formula="of:=[.Y109]+[.W10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09]" office:value-type="float" office:value="107" calcext:value-type="float">
            <text:p>107</text:p>
          </table:table-cell>
          <table:table-cell table:formula="of:=[$Zamówienie.B109]" office:value-type="float" office:value="5" calcext:value-type="float">
            <text:p>5</text:p>
          </table:table-cell>
          <table:table-cell table:formula="of:=[$Zamówienie.C109]" office:value-type="float" office:value="3" calcext:value-type="float">
            <text:p>3</text:p>
          </table:table-cell>
          <table:table-cell table:formula="of:=IF([$Zamówienie.D109]=&quot;&quot;;1.7976931348623157E+308;[$Zamówienie.D109])" office:value-type="float" office:value="6" calcext:value-type="float">
            <text:p>6</text:p>
          </table:table-cell>
          <table:table-cell table:formula="of:=[$Zamówienie.E109]" office:value-type="float" office:value="1" calcext:value-type="float">
            <text:p>1</text:p>
          </table:table-cell>
          <table:table-cell table:number-columns-repeated="4"/>
          <table:table-cell table:formula="of:=MIN(MAX(0;[.$B110]*[.J$2]-[.$C110];[.$E110]-[.$C110]);[.$D110])" office:value-type="float" office:value="5.06795131845842" calcext:value-type="float">
            <text:p>5,06795131845842</text:p>
          </table:table-cell>
          <table:table-cell table:formula="of:=MIN(MAX(0;[.$B110]*[.K$2]-[.$C110];[.$E110]-[.$C110]);[.$D110])" office:value-type="float" office:value="5.075016993164" calcext:value-type="float">
            <text:p>5,075016993164</text:p>
          </table:table-cell>
          <table:table-cell table:formula="of:=MIN(MAX(0;[.$B110]*[.L$2]-[.$C110];[.$E110]-[.$C110]);[.$D110])" office:value-type="float" office:value="5.07945681725159" calcext:value-type="float">
            <text:p>5,07945681725159</text:p>
          </table:table-cell>
          <table:table-cell table:formula="of:=MIN(MAX(0;[.$B110]*[.M$2]-[.$C110];[.$E110]-[.$C110]);[.$D110])" office:value-type="float" office:value="5.08224604451584" calcext:value-type="float">
            <text:p>5,08224604451584</text:p>
          </table:table-cell>
          <table:table-cell table:formula="of:=MIN(MAX(0;[.$B110]*[.N$2]-[.$C110];[.$E110]-[.$C110]);[.$D110])" office:value-type="float" office:value="5.08399808063672" calcext:value-type="float">
            <text:p>5,08399808063672</text:p>
          </table:table-cell>
          <table:table-cell table:formula="of:=MIN(MAX(0;[.$B110]*[.O$2]-[.$C110];[.$E110]-[.$C110]);[.$D110])" office:value-type="float" office:value="5.0850985176308" calcext:value-type="float">
            <text:p>5,0850985176308</text:p>
          </table:table-cell>
          <table:table-cell table:formula="of:=MIN(MAX(0;[.$B110]*[.P$2]-[.$C110];[.$E110]-[.$C110]);[.$D110])" office:value-type="float" office:value="5.08578965449929" calcext:value-type="float">
            <text:p>5,08578965449929</text:p>
          </table:table-cell>
          <table:table-cell table:formula="of:=MIN(MAX(0;[.$B110]*[.Q$2]-[.$C110];[.$E110]-[.$C110]);[.$D110])" office:value-type="float" office:value="5.08622371307683" calcext:value-type="float">
            <text:p>5,08622371307683</text:p>
          </table:table-cell>
          <table:table-cell table:formula="of:=MIN(MAX(0;[.$B110]*[.R$2]-[.$C110];[.$E110]-[.$C110]);[.$D110])" office:value-type="float" office:value="5.08649631157497" calcext:value-type="float">
            <text:p>5,08649631157497</text:p>
          </table:table-cell>
          <table:table-cell table:formula="of:=MIN(MAX(0;[.$B110]*[.S$2]-[.$C110];[.$E110]-[.$C110]);[.$D110])" office:value-type="float" office:value="5.08666750726185" calcext:value-type="float">
            <text:p>5,08666750726185</text:p>
          </table:table-cell>
          <table:table-cell table:number-columns-repeated="3"/>
          <table:table-cell table:formula="of:=FLOOR([.S110];1)" office:value-type="float" office:value="5" calcext:value-type="float">
            <text:p>5</text:p>
          </table:table-cell>
          <table:table-cell table:formula="of:=[.S110]-[.W110]" office:value-type="float" office:value="0.0866675072618506" calcext:value-type="float">
            <text:p>0,0866675072618506</text:p>
          </table:table-cell>
          <table:table-cell table:formula="of:=IF(AND(COUNTIF([.$AC$4:.$AC$203];&quot;=&quot;&amp;[.X110]);SUM([.Y$4:.Y109])&lt;[.AD$3]);1;0)" office:value-type="float" office:value="0" calcext:value-type="float">
            <text:p>0</text:p>
          </table:table-cell>
          <table:table-cell table:number-columns-repeated="2"/>
          <table:table-cell table:formula="of:=[.AB109]+COUNTIF([.$X$4:.$X$203];&quot;=&quot;&amp;[.AC109])" office:value-type="float" office:value="24" calcext:value-type="float">
            <text:p>24</text:p>
          </table:table-cell>
          <table:table-cell table:formula="of:=IF([.AB110]&lt;=[.AD$3];LARGE([.$X$4:.$X$203];[.AB110]);&quot;&quot;)">
            <text:p/>
          </table:table-cell>
          <table:table-cell table:number-columns-repeated="2"/>
          <table:table-cell table:formula="of:=[.Y110]+[.W1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0]" office:value-type="float" office:value="108" calcext:value-type="float">
            <text:p>108</text:p>
          </table:table-cell>
          <table:table-cell table:formula="of:=[$Zamówienie.B110]" office:value-type="float" office:value="1" calcext:value-type="float">
            <text:p>1</text:p>
          </table:table-cell>
          <table:table-cell table:formula="of:=[$Zamówienie.C110]" office:value-type="float" office:value="6" calcext:value-type="float">
            <text:p>6</text:p>
          </table:table-cell>
          <table:table-cell table:formula="of:=IF([$Zamówienie.D110]=&quot;&quot;;1.7976931348623157E+308;[$Zamówienie.D110])" office:value-type="float" office:value="5" calcext:value-type="float">
            <text:p>5</text:p>
          </table:table-cell>
          <table:table-cell table:formula="of:=[$Zamówienie.E110]" office:value-type="float" office:value="7" calcext:value-type="float">
            <text:p>7</text:p>
          </table:table-cell>
          <table:table-cell table:number-columns-repeated="4"/>
          <table:table-cell table:formula="of:=MIN(MAX(0;[.$B111]*[.J$2]-[.$C111];[.$E111]-[.$C111]);[.$D111])" office:value-type="float" office:value="1" calcext:value-type="float">
            <text:p>1</text:p>
          </table:table-cell>
          <table:table-cell table:formula="of:=MIN(MAX(0;[.$B111]*[.K$2]-[.$C111];[.$E111]-[.$C111]);[.$D111])" office:value-type="float" office:value="1" calcext:value-type="float">
            <text:p>1</text:p>
          </table:table-cell>
          <table:table-cell table:formula="of:=MIN(MAX(0;[.$B111]*[.L$2]-[.$C111];[.$E111]-[.$C111]);[.$D111])" office:value-type="float" office:value="1" calcext:value-type="float">
            <text:p>1</text:p>
          </table:table-cell>
          <table:table-cell table:formula="of:=MIN(MAX(0;[.$B111]*[.M$2]-[.$C111];[.$E111]-[.$C111]);[.$D111])" office:value-type="float" office:value="1" calcext:value-type="float">
            <text:p>1</text:p>
          </table:table-cell>
          <table:table-cell table:formula="of:=MIN(MAX(0;[.$B111]*[.N$2]-[.$C111];[.$E111]-[.$C111]);[.$D111])" office:value-type="float" office:value="1" calcext:value-type="float">
            <text:p>1</text:p>
          </table:table-cell>
          <table:table-cell table:formula="of:=MIN(MAX(0;[.$B111]*[.O$2]-[.$C111];[.$E111]-[.$C111]);[.$D111])" office:value-type="float" office:value="1" calcext:value-type="float">
            <text:p>1</text:p>
          </table:table-cell>
          <table:table-cell table:formula="of:=MIN(MAX(0;[.$B111]*[.P$2]-[.$C111];[.$E111]-[.$C111]);[.$D111])" office:value-type="float" office:value="1" calcext:value-type="float">
            <text:p>1</text:p>
          </table:table-cell>
          <table:table-cell table:formula="of:=MIN(MAX(0;[.$B111]*[.Q$2]-[.$C111];[.$E111]-[.$C111]);[.$D111])" office:value-type="float" office:value="1" calcext:value-type="float">
            <text:p>1</text:p>
          </table:table-cell>
          <table:table-cell table:formula="of:=MIN(MAX(0;[.$B111]*[.R$2]-[.$C111];[.$E111]-[.$C111]);[.$D111])" office:value-type="float" office:value="1" calcext:value-type="float">
            <text:p>1</text:p>
          </table:table-cell>
          <table:table-cell table:formula="of:=MIN(MAX(0;[.$B111]*[.S$2]-[.$C111];[.$E111]-[.$C111]);[.$D111])" office:value-type="float" office:value="1" calcext:value-type="float">
            <text:p>1</text:p>
          </table:table-cell>
          <table:table-cell table:number-columns-repeated="3"/>
          <table:table-cell table:formula="of:=FLOOR([.S111];1)" office:value-type="float" office:value="1" calcext:value-type="float">
            <text:p>1</text:p>
          </table:table-cell>
          <table:table-cell table:formula="of:=[.S111]-[.W111]" office:value-type="float" office:value="0" calcext:value-type="float">
            <text:p>0</text:p>
          </table:table-cell>
          <table:table-cell table:formula="of:=IF(AND(COUNTIF([.$AC$4:.$AC$203];&quot;=&quot;&amp;[.X111]);SUM([.Y$4:.Y110])&lt;[.AD$3]);1;0)" office:value-type="float" office:value="0" calcext:value-type="float">
            <text:p>0</text:p>
          </table:table-cell>
          <table:table-cell table:number-columns-repeated="2"/>
          <table:table-cell table:formula="of:=[.AB110]+COUNTIF([.$X$4:.$X$203];&quot;=&quot;&amp;[.AC110])" office:value-type="float" office:value="24" calcext:value-type="float">
            <text:p>24</text:p>
          </table:table-cell>
          <table:table-cell table:formula="of:=IF([.AB111]&lt;=[.AD$3];LARGE([.$X$4:.$X$203];[.AB111]);&quot;&quot;)">
            <text:p/>
          </table:table-cell>
          <table:table-cell table:number-columns-repeated="2"/>
          <table:table-cell table:formula="of:=[.Y111]+[.W1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11]" office:value-type="float" office:value="109" calcext:value-type="float">
            <text:p>109</text:p>
          </table:table-cell>
          <table:table-cell table:formula="of:=[$Zamówienie.B111]" office:value-type="float" office:value="10" calcext:value-type="float">
            <text:p>10</text:p>
          </table:table-cell>
          <table:table-cell table:formula="of:=[$Zamówienie.C111]" office:value-type="float" office:value="2" calcext:value-type="float">
            <text:p>2</text:p>
          </table:table-cell>
          <table:table-cell table:formula="of:=IF([$Zamówienie.D111]=&quot;&quot;;1.7976931348623157E+308;[$Zamówienie.D111])" office:value-type="float" office:value="0" calcext:value-type="float">
            <text:p>0</text:p>
          </table:table-cell>
          <table:table-cell table:formula="of:=[$Zamówienie.E111]" office:value-type="float" office:value="2" calcext:value-type="float">
            <text:p>2</text:p>
          </table:table-cell>
          <table:table-cell table:number-columns-repeated="4"/>
          <table:table-cell table:formula="of:=MIN(MAX(0;[.$B112]*[.J$2]-[.$C112];[.$E112]-[.$C112]);[.$D112])" office:value-type="float" office:value="0" calcext:value-type="float">
            <text:p>0</text:p>
          </table:table-cell>
          <table:table-cell table:formula="of:=MIN(MAX(0;[.$B112]*[.K$2]-[.$C112];[.$E112]-[.$C112]);[.$D112])" office:value-type="float" office:value="0" calcext:value-type="float">
            <text:p>0</text:p>
          </table:table-cell>
          <table:table-cell table:formula="of:=MIN(MAX(0;[.$B112]*[.L$2]-[.$C112];[.$E112]-[.$C112]);[.$D112])" office:value-type="float" office:value="0" calcext:value-type="float">
            <text:p>0</text:p>
          </table:table-cell>
          <table:table-cell table:formula="of:=MIN(MAX(0;[.$B112]*[.M$2]-[.$C112];[.$E112]-[.$C112]);[.$D112])" office:value-type="float" office:value="0" calcext:value-type="float">
            <text:p>0</text:p>
          </table:table-cell>
          <table:table-cell table:formula="of:=MIN(MAX(0;[.$B112]*[.N$2]-[.$C112];[.$E112]-[.$C112]);[.$D112])" office:value-type="float" office:value="0" calcext:value-type="float">
            <text:p>0</text:p>
          </table:table-cell>
          <table:table-cell table:formula="of:=MIN(MAX(0;[.$B112]*[.O$2]-[.$C112];[.$E112]-[.$C112]);[.$D112])" office:value-type="float" office:value="0" calcext:value-type="float">
            <text:p>0</text:p>
          </table:table-cell>
          <table:table-cell table:formula="of:=MIN(MAX(0;[.$B112]*[.P$2]-[.$C112];[.$E112]-[.$C112]);[.$D112])" office:value-type="float" office:value="0" calcext:value-type="float">
            <text:p>0</text:p>
          </table:table-cell>
          <table:table-cell table:formula="of:=MIN(MAX(0;[.$B112]*[.Q$2]-[.$C112];[.$E112]-[.$C112]);[.$D112])" office:value-type="float" office:value="0" calcext:value-type="float">
            <text:p>0</text:p>
          </table:table-cell>
          <table:table-cell table:formula="of:=MIN(MAX(0;[.$B112]*[.R$2]-[.$C112];[.$E112]-[.$C112]);[.$D112])" office:value-type="float" office:value="0" calcext:value-type="float">
            <text:p>0</text:p>
          </table:table-cell>
          <table:table-cell table:formula="of:=MIN(MAX(0;[.$B112]*[.S$2]-[.$C112];[.$E112]-[.$C112]);[.$D112])" office:value-type="float" office:value="0" calcext:value-type="float">
            <text:p>0</text:p>
          </table:table-cell>
          <table:table-cell table:number-columns-repeated="3"/>
          <table:table-cell table:formula="of:=FLOOR([.S112];1)" office:value-type="float" office:value="0" calcext:value-type="float">
            <text:p>0</text:p>
          </table:table-cell>
          <table:table-cell table:formula="of:=[.S112]-[.W112]" office:value-type="float" office:value="0" calcext:value-type="float">
            <text:p>0</text:p>
          </table:table-cell>
          <table:table-cell table:formula="of:=IF(AND(COUNTIF([.$AC$4:.$AC$203];&quot;=&quot;&amp;[.X112]);SUM([.Y$4:.Y111])&lt;[.AD$3]);1;0)" office:value-type="float" office:value="0" calcext:value-type="float">
            <text:p>0</text:p>
          </table:table-cell>
          <table:table-cell table:number-columns-repeated="2"/>
          <table:table-cell table:formula="of:=[.AB111]+COUNTIF([.$X$4:.$X$203];&quot;=&quot;&amp;[.AC111])" office:value-type="float" office:value="24" calcext:value-type="float">
            <text:p>24</text:p>
          </table:table-cell>
          <table:table-cell table:formula="of:=IF([.AB112]&lt;=[.AD$3];LARGE([.$X$4:.$X$203];[.AB112]);&quot;&quot;)">
            <text:p/>
          </table:table-cell>
          <table:table-cell table:number-columns-repeated="2"/>
          <table:table-cell table:formula="of:=[.Y112]+[.W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2]" office:value-type="float" office:value="110" calcext:value-type="float">
            <text:p>110</text:p>
          </table:table-cell>
          <table:table-cell table:formula="of:=[$Zamówienie.B112]" office:value-type="float" office:value="5" calcext:value-type="float">
            <text:p>5</text:p>
          </table:table-cell>
          <table:table-cell table:formula="of:=[$Zamówienie.C112]" office:value-type="float" office:value="10" calcext:value-type="float">
            <text:p>10</text:p>
          </table:table-cell>
          <table:table-cell table:formula="of:=IF([$Zamówienie.D112]=&quot;&quot;;1.7976931348623157E+308;[$Zamówienie.D112])" office:value-type="float" office:value="6" calcext:value-type="float">
            <text:p>6</text:p>
          </table:table-cell>
          <table:table-cell table:formula="of:=[$Zamówienie.E112]" office:value-type="float" office:value="7" calcext:value-type="float">
            <text:p>7</text:p>
          </table:table-cell>
          <table:table-cell table:number-columns-repeated="4"/>
          <table:table-cell table:formula="of:=MIN(MAX(0;[.$B113]*[.J$2]-[.$C113];[.$E113]-[.$C113]);[.$D113])" office:value-type="float" office:value="0" calcext:value-type="float">
            <text:p>0</text:p>
          </table:table-cell>
          <table:table-cell table:formula="of:=MIN(MAX(0;[.$B113]*[.K$2]-[.$C113];[.$E113]-[.$C113]);[.$D113])" office:value-type="float" office:value="0" calcext:value-type="float">
            <text:p>0</text:p>
          </table:table-cell>
          <table:table-cell table:formula="of:=MIN(MAX(0;[.$B113]*[.L$2]-[.$C113];[.$E113]-[.$C113]);[.$D113])" office:value-type="float" office:value="0" calcext:value-type="float">
            <text:p>0</text:p>
          </table:table-cell>
          <table:table-cell table:formula="of:=MIN(MAX(0;[.$B113]*[.M$2]-[.$C113];[.$E113]-[.$C113]);[.$D113])" office:value-type="float" office:value="0" calcext:value-type="float">
            <text:p>0</text:p>
          </table:table-cell>
          <table:table-cell table:formula="of:=MIN(MAX(0;[.$B113]*[.N$2]-[.$C113];[.$E113]-[.$C113]);[.$D113])" office:value-type="float" office:value="0" calcext:value-type="float">
            <text:p>0</text:p>
          </table:table-cell>
          <table:table-cell table:formula="of:=MIN(MAX(0;[.$B113]*[.O$2]-[.$C113];[.$E113]-[.$C113]);[.$D113])" office:value-type="float" office:value="0" calcext:value-type="float">
            <text:p>0</text:p>
          </table:table-cell>
          <table:table-cell table:formula="of:=MIN(MAX(0;[.$B113]*[.P$2]-[.$C113];[.$E113]-[.$C113]);[.$D113])" office:value-type="float" office:value="0" calcext:value-type="float">
            <text:p>0</text:p>
          </table:table-cell>
          <table:table-cell table:formula="of:=MIN(MAX(0;[.$B113]*[.Q$2]-[.$C113];[.$E113]-[.$C113]);[.$D113])" office:value-type="float" office:value="0" calcext:value-type="float">
            <text:p>0</text:p>
          </table:table-cell>
          <table:table-cell table:formula="of:=MIN(MAX(0;[.$B113]*[.R$2]-[.$C113];[.$E113]-[.$C113]);[.$D113])" office:value-type="float" office:value="0" calcext:value-type="float">
            <text:p>0</text:p>
          </table:table-cell>
          <table:table-cell table:formula="of:=MIN(MAX(0;[.$B113]*[.S$2]-[.$C113];[.$E113]-[.$C113]);[.$D113])" office:value-type="float" office:value="0" calcext:value-type="float">
            <text:p>0</text:p>
          </table:table-cell>
          <table:table-cell table:number-columns-repeated="3"/>
          <table:table-cell table:formula="of:=FLOOR([.S113];1)" office:value-type="float" office:value="0" calcext:value-type="float">
            <text:p>0</text:p>
          </table:table-cell>
          <table:table-cell table:formula="of:=[.S113]-[.W113]" office:value-type="float" office:value="0" calcext:value-type="float">
            <text:p>0</text:p>
          </table:table-cell>
          <table:table-cell table:formula="of:=IF(AND(COUNTIF([.$AC$4:.$AC$203];&quot;=&quot;&amp;[.X113]);SUM([.Y$4:.Y112])&lt;[.AD$3]);1;0)" office:value-type="float" office:value="0" calcext:value-type="float">
            <text:p>0</text:p>
          </table:table-cell>
          <table:table-cell table:number-columns-repeated="2"/>
          <table:table-cell table:formula="of:=[.AB112]+COUNTIF([.$X$4:.$X$203];&quot;=&quot;&amp;[.AC112])" office:value-type="float" office:value="24" calcext:value-type="float">
            <text:p>24</text:p>
          </table:table-cell>
          <table:table-cell table:formula="of:=IF([.AB113]&lt;=[.AD$3];LARGE([.$X$4:.$X$203];[.AB113]);&quot;&quot;)">
            <text:p/>
          </table:table-cell>
          <table:table-cell table:number-columns-repeated="2"/>
          <table:table-cell table:formula="of:=[.Y113]+[.W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3]" office:value-type="float" office:value="111" calcext:value-type="float">
            <text:p>111</text:p>
          </table:table-cell>
          <table:table-cell table:formula="of:=[$Zamówienie.B113]" office:value-type="float" office:value="5" calcext:value-type="float">
            <text:p>5</text:p>
          </table:table-cell>
          <table:table-cell table:formula="of:=[$Zamówienie.C113]" office:value-type="float" office:value="3" calcext:value-type="float">
            <text:p>3</text:p>
          </table:table-cell>
          <table:table-cell table:formula="of:=IF([$Zamówienie.D113]=&quot;&quot;;1.7976931348623157E+308;[$Zamówienie.D113])" office:value-type="float" office:value="3" calcext:value-type="float">
            <text:p>3</text:p>
          </table:table-cell>
          <table:table-cell table:formula="of:=[$Zamówienie.E113]" office:value-type="float" office:value="2" calcext:value-type="float">
            <text:p>2</text:p>
          </table:table-cell>
          <table:table-cell table:number-columns-repeated="4"/>
          <table:table-cell table:formula="of:=MIN(MAX(0;[.$B114]*[.J$2]-[.$C114];[.$E114]-[.$C114]);[.$D114])" office:value-type="float" office:value="3" calcext:value-type="float">
            <text:p>3</text:p>
          </table:table-cell>
          <table:table-cell table:formula="of:=MIN(MAX(0;[.$B114]*[.K$2]-[.$C114];[.$E114]-[.$C114]);[.$D114])" office:value-type="float" office:value="3" calcext:value-type="float">
            <text:p>3</text:p>
          </table:table-cell>
          <table:table-cell table:formula="of:=MIN(MAX(0;[.$B114]*[.L$2]-[.$C114];[.$E114]-[.$C114]);[.$D114])" office:value-type="float" office:value="3" calcext:value-type="float">
            <text:p>3</text:p>
          </table:table-cell>
          <table:table-cell table:formula="of:=MIN(MAX(0;[.$B114]*[.M$2]-[.$C114];[.$E114]-[.$C114]);[.$D114])" office:value-type="float" office:value="3" calcext:value-type="float">
            <text:p>3</text:p>
          </table:table-cell>
          <table:table-cell table:formula="of:=MIN(MAX(0;[.$B114]*[.N$2]-[.$C114];[.$E114]-[.$C114]);[.$D114])" office:value-type="float" office:value="3" calcext:value-type="float">
            <text:p>3</text:p>
          </table:table-cell>
          <table:table-cell table:formula="of:=MIN(MAX(0;[.$B114]*[.O$2]-[.$C114];[.$E114]-[.$C114]);[.$D114])" office:value-type="float" office:value="3" calcext:value-type="float">
            <text:p>3</text:p>
          </table:table-cell>
          <table:table-cell table:formula="of:=MIN(MAX(0;[.$B114]*[.P$2]-[.$C114];[.$E114]-[.$C114]);[.$D114])" office:value-type="float" office:value="3" calcext:value-type="float">
            <text:p>3</text:p>
          </table:table-cell>
          <table:table-cell table:formula="of:=MIN(MAX(0;[.$B114]*[.Q$2]-[.$C114];[.$E114]-[.$C114]);[.$D114])" office:value-type="float" office:value="3" calcext:value-type="float">
            <text:p>3</text:p>
          </table:table-cell>
          <table:table-cell table:formula="of:=MIN(MAX(0;[.$B114]*[.R$2]-[.$C114];[.$E114]-[.$C114]);[.$D114])" office:value-type="float" office:value="3" calcext:value-type="float">
            <text:p>3</text:p>
          </table:table-cell>
          <table:table-cell table:formula="of:=MIN(MAX(0;[.$B114]*[.S$2]-[.$C114];[.$E114]-[.$C114]);[.$D114])" office:value-type="float" office:value="3" calcext:value-type="float">
            <text:p>3</text:p>
          </table:table-cell>
          <table:table-cell table:number-columns-repeated="3"/>
          <table:table-cell table:formula="of:=FLOOR([.S114];1)" office:value-type="float" office:value="3" calcext:value-type="float">
            <text:p>3</text:p>
          </table:table-cell>
          <table:table-cell table:formula="of:=[.S114]-[.W114]" office:value-type="float" office:value="0" calcext:value-type="float">
            <text:p>0</text:p>
          </table:table-cell>
          <table:table-cell table:formula="of:=IF(AND(COUNTIF([.$AC$4:.$AC$203];&quot;=&quot;&amp;[.X114]);SUM([.Y$4:.Y113])&lt;[.AD$3]);1;0)" office:value-type="float" office:value="0" calcext:value-type="float">
            <text:p>0</text:p>
          </table:table-cell>
          <table:table-cell table:number-columns-repeated="2"/>
          <table:table-cell table:formula="of:=[.AB113]+COUNTIF([.$X$4:.$X$203];&quot;=&quot;&amp;[.AC113])" office:value-type="float" office:value="24" calcext:value-type="float">
            <text:p>24</text:p>
          </table:table-cell>
          <table:table-cell table:formula="of:=IF([.AB114]&lt;=[.AD$3];LARGE([.$X$4:.$X$203];[.AB114]);&quot;&quot;)">
            <text:p/>
          </table:table-cell>
          <table:table-cell table:number-columns-repeated="2"/>
          <table:table-cell table:formula="of:=[.Y114]+[.W11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4]" office:value-type="float" office:value="112" calcext:value-type="float">
            <text:p>112</text:p>
          </table:table-cell>
          <table:table-cell table:formula="of:=[$Zamówienie.B114]" office:value-type="float" office:value="5" calcext:value-type="float">
            <text:p>5</text:p>
          </table:table-cell>
          <table:table-cell table:formula="of:=[$Zamówienie.C114]" office:value-type="float" office:value="5" calcext:value-type="float">
            <text:p>5</text:p>
          </table:table-cell>
          <table:table-cell table:formula="of:=IF([$Zamówienie.D114]=&quot;&quot;;1.7976931348623157E+308;[$Zamówienie.D114])" office:value-type="float" office:value="7" calcext:value-type="float">
            <text:p>7</text:p>
          </table:table-cell>
          <table:table-cell table:formula="of:=[$Zamówienie.E114]" office:value-type="float" office:value="7" calcext:value-type="float">
            <text:p>7</text:p>
          </table:table-cell>
          <table:table-cell table:number-columns-repeated="4"/>
          <table:table-cell table:formula="of:=MIN(MAX(0;[.$B115]*[.J$2]-[.$C115];[.$E115]-[.$C115]);[.$D115])" office:value-type="float" office:value="3.06795131845842" calcext:value-type="float">
            <text:p>3,06795131845842</text:p>
          </table:table-cell>
          <table:table-cell table:formula="of:=MIN(MAX(0;[.$B115]*[.K$2]-[.$C115];[.$E115]-[.$C115]);[.$D115])" office:value-type="float" office:value="3.075016993164" calcext:value-type="float">
            <text:p>3,075016993164</text:p>
          </table:table-cell>
          <table:table-cell table:formula="of:=MIN(MAX(0;[.$B115]*[.L$2]-[.$C115];[.$E115]-[.$C115]);[.$D115])" office:value-type="float" office:value="3.07945681725159" calcext:value-type="float">
            <text:p>3,07945681725159</text:p>
          </table:table-cell>
          <table:table-cell table:formula="of:=MIN(MAX(0;[.$B115]*[.M$2]-[.$C115];[.$E115]-[.$C115]);[.$D115])" office:value-type="float" office:value="3.08224604451584" calcext:value-type="float">
            <text:p>3,08224604451584</text:p>
          </table:table-cell>
          <table:table-cell table:formula="of:=MIN(MAX(0;[.$B115]*[.N$2]-[.$C115];[.$E115]-[.$C115]);[.$D115])" office:value-type="float" office:value="3.08399808063672" calcext:value-type="float">
            <text:p>3,08399808063672</text:p>
          </table:table-cell>
          <table:table-cell table:formula="of:=MIN(MAX(0;[.$B115]*[.O$2]-[.$C115];[.$E115]-[.$C115]);[.$D115])" office:value-type="float" office:value="3.0850985176308" calcext:value-type="float">
            <text:p>3,0850985176308</text:p>
          </table:table-cell>
          <table:table-cell table:formula="of:=MIN(MAX(0;[.$B115]*[.P$2]-[.$C115];[.$E115]-[.$C115]);[.$D115])" office:value-type="float" office:value="3.08578965449928" calcext:value-type="float">
            <text:p>3,08578965449928</text:p>
          </table:table-cell>
          <table:table-cell table:formula="of:=MIN(MAX(0;[.$B115]*[.Q$2]-[.$C115];[.$E115]-[.$C115]);[.$D115])" office:value-type="float" office:value="3.08622371307683" calcext:value-type="float">
            <text:p>3,08622371307683</text:p>
          </table:table-cell>
          <table:table-cell table:formula="of:=MIN(MAX(0;[.$B115]*[.R$2]-[.$C115];[.$E115]-[.$C115]);[.$D115])" office:value-type="float" office:value="3.08649631157497" calcext:value-type="float">
            <text:p>3,08649631157497</text:p>
          </table:table-cell>
          <table:table-cell table:formula="of:=MIN(MAX(0;[.$B115]*[.S$2]-[.$C115];[.$E115]-[.$C115]);[.$D115])" office:value-type="float" office:value="3.08666750726185" calcext:value-type="float">
            <text:p>3,08666750726185</text:p>
          </table:table-cell>
          <table:table-cell table:number-columns-repeated="3"/>
          <table:table-cell table:formula="of:=FLOOR([.S115];1)" office:value-type="float" office:value="3" calcext:value-type="float">
            <text:p>3</text:p>
          </table:table-cell>
          <table:table-cell table:formula="of:=[.S115]-[.W115]" office:value-type="float" office:value="0.0866675072618506" calcext:value-type="float">
            <text:p>0,0866675072618506</text:p>
          </table:table-cell>
          <table:table-cell table:formula="of:=IF(AND(COUNTIF([.$AC$4:.$AC$203];&quot;=&quot;&amp;[.X115]);SUM([.Y$4:.Y114])&lt;[.AD$3]);1;0)" office:value-type="float" office:value="0" calcext:value-type="float">
            <text:p>0</text:p>
          </table:table-cell>
          <table:table-cell table:number-columns-repeated="2"/>
          <table:table-cell table:formula="of:=[.AB114]+COUNTIF([.$X$4:.$X$203];&quot;=&quot;&amp;[.AC114])" office:value-type="float" office:value="24" calcext:value-type="float">
            <text:p>24</text:p>
          </table:table-cell>
          <table:table-cell table:formula="of:=IF([.AB115]&lt;=[.AD$3];LARGE([.$X$4:.$X$203];[.AB115]);&quot;&quot;)">
            <text:p/>
          </table:table-cell>
          <table:table-cell table:number-columns-repeated="2"/>
          <table:table-cell table:formula="of:=[.Y115]+[.W1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5]" office:value-type="float" office:value="113" calcext:value-type="float">
            <text:p>113</text:p>
          </table:table-cell>
          <table:table-cell table:formula="of:=[$Zamówienie.B115]" office:value-type="float" office:value="2" calcext:value-type="float">
            <text:p>2</text:p>
          </table:table-cell>
          <table:table-cell table:formula="of:=[$Zamówienie.C115]" office:value-type="float" office:value="3" calcext:value-type="float">
            <text:p>3</text:p>
          </table:table-cell>
          <table:table-cell table:formula="of:=IF([$Zamówienie.D115]=&quot;&quot;;1.7976931348623157E+308;[$Zamówienie.D115])" office:value-type="float" office:value="6" calcext:value-type="float">
            <text:p>6</text:p>
          </table:table-cell>
          <table:table-cell table:formula="of:=[$Zamówienie.E115]" office:value-type="float" office:value="5" calcext:value-type="float">
            <text:p>5</text:p>
          </table:table-cell>
          <table:table-cell table:number-columns-repeated="4"/>
          <table:table-cell table:formula="of:=MIN(MAX(0;[.$B116]*[.J$2]-[.$C116];[.$E116]-[.$C116]);[.$D116])" office:value-type="float" office:value="2" calcext:value-type="float">
            <text:p>2</text:p>
          </table:table-cell>
          <table:table-cell table:formula="of:=MIN(MAX(0;[.$B116]*[.K$2]-[.$C116];[.$E116]-[.$C116]);[.$D116])" office:value-type="float" office:value="2" calcext:value-type="float">
            <text:p>2</text:p>
          </table:table-cell>
          <table:table-cell table:formula="of:=MIN(MAX(0;[.$B116]*[.L$2]-[.$C116];[.$E116]-[.$C116]);[.$D116])" office:value-type="float" office:value="2" calcext:value-type="float">
            <text:p>2</text:p>
          </table:table-cell>
          <table:table-cell table:formula="of:=MIN(MAX(0;[.$B116]*[.M$2]-[.$C116];[.$E116]-[.$C116]);[.$D116])" office:value-type="float" office:value="2" calcext:value-type="float">
            <text:p>2</text:p>
          </table:table-cell>
          <table:table-cell table:formula="of:=MIN(MAX(0;[.$B116]*[.N$2]-[.$C116];[.$E116]-[.$C116]);[.$D116])" office:value-type="float" office:value="2" calcext:value-type="float">
            <text:p>2</text:p>
          </table:table-cell>
          <table:table-cell table:formula="of:=MIN(MAX(0;[.$B116]*[.O$2]-[.$C116];[.$E116]-[.$C116]);[.$D116])" office:value-type="float" office:value="2" calcext:value-type="float">
            <text:p>2</text:p>
          </table:table-cell>
          <table:table-cell table:formula="of:=MIN(MAX(0;[.$B116]*[.P$2]-[.$C116];[.$E116]-[.$C116]);[.$D116])" office:value-type="float" office:value="2" calcext:value-type="float">
            <text:p>2</text:p>
          </table:table-cell>
          <table:table-cell table:formula="of:=MIN(MAX(0;[.$B116]*[.Q$2]-[.$C116];[.$E116]-[.$C116]);[.$D116])" office:value-type="float" office:value="2" calcext:value-type="float">
            <text:p>2</text:p>
          </table:table-cell>
          <table:table-cell table:formula="of:=MIN(MAX(0;[.$B116]*[.R$2]-[.$C116];[.$E116]-[.$C116]);[.$D116])" office:value-type="float" office:value="2" calcext:value-type="float">
            <text:p>2</text:p>
          </table:table-cell>
          <table:table-cell table:formula="of:=MIN(MAX(0;[.$B116]*[.S$2]-[.$C116];[.$E116]-[.$C116]);[.$D116])" office:value-type="float" office:value="2" calcext:value-type="float">
            <text:p>2</text:p>
          </table:table-cell>
          <table:table-cell table:number-columns-repeated="3"/>
          <table:table-cell table:formula="of:=FLOOR([.S116];1)" office:value-type="float" office:value="2" calcext:value-type="float">
            <text:p>2</text:p>
          </table:table-cell>
          <table:table-cell table:formula="of:=[.S116]-[.W116]" office:value-type="float" office:value="0" calcext:value-type="float">
            <text:p>0</text:p>
          </table:table-cell>
          <table:table-cell table:formula="of:=IF(AND(COUNTIF([.$AC$4:.$AC$203];&quot;=&quot;&amp;[.X116]);SUM([.Y$4:.Y115])&lt;[.AD$3]);1;0)" office:value-type="float" office:value="0" calcext:value-type="float">
            <text:p>0</text:p>
          </table:table-cell>
          <table:table-cell table:number-columns-repeated="2"/>
          <table:table-cell table:formula="of:=[.AB115]+COUNTIF([.$X$4:.$X$203];&quot;=&quot;&amp;[.AC115])" office:value-type="float" office:value="24" calcext:value-type="float">
            <text:p>24</text:p>
          </table:table-cell>
          <table:table-cell table:formula="of:=IF([.AB116]&lt;=[.AD$3];LARGE([.$X$4:.$X$203];[.AB116]);&quot;&quot;)">
            <text:p/>
          </table:table-cell>
          <table:table-cell table:number-columns-repeated="2"/>
          <table:table-cell table:formula="of:=[.Y116]+[.W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6]" office:value-type="float" office:value="114" calcext:value-type="float">
            <text:p>114</text:p>
          </table:table-cell>
          <table:table-cell table:formula="of:=[$Zamówienie.B116]" office:value-type="float" office:value="6" calcext:value-type="float">
            <text:p>6</text:p>
          </table:table-cell>
          <table:table-cell table:formula="of:=[$Zamówienie.C116]" office:value-type="float" office:value="6" calcext:value-type="float">
            <text:p>6</text:p>
          </table:table-cell>
          <table:table-cell table:formula="of:=IF([$Zamówienie.D116]=&quot;&quot;;1.7976931348623157E+308;[$Zamówienie.D116])" office:value-type="float" office:value="1" calcext:value-type="float">
            <text:p>1</text:p>
          </table:table-cell>
          <table:table-cell table:formula="of:=[$Zamówienie.E116]" office:value-type="float" office:value="7" calcext:value-type="float">
            <text:p>7</text:p>
          </table:table-cell>
          <table:table-cell table:number-columns-repeated="4"/>
          <table:table-cell table:formula="of:=MIN(MAX(0;[.$B117]*[.J$2]-[.$C117];[.$E117]-[.$C117]);[.$D117])" office:value-type="float" office:value="1" calcext:value-type="float">
            <text:p>1</text:p>
          </table:table-cell>
          <table:table-cell table:formula="of:=MIN(MAX(0;[.$B117]*[.K$2]-[.$C117];[.$E117]-[.$C117]);[.$D117])" office:value-type="float" office:value="1" calcext:value-type="float">
            <text:p>1</text:p>
          </table:table-cell>
          <table:table-cell table:formula="of:=MIN(MAX(0;[.$B117]*[.L$2]-[.$C117];[.$E117]-[.$C117]);[.$D117])" office:value-type="float" office:value="1" calcext:value-type="float">
            <text:p>1</text:p>
          </table:table-cell>
          <table:table-cell table:formula="of:=MIN(MAX(0;[.$B117]*[.M$2]-[.$C117];[.$E117]-[.$C117]);[.$D117])" office:value-type="float" office:value="1" calcext:value-type="float">
            <text:p>1</text:p>
          </table:table-cell>
          <table:table-cell table:formula="of:=MIN(MAX(0;[.$B117]*[.N$2]-[.$C117];[.$E117]-[.$C117]);[.$D117])" office:value-type="float" office:value="1" calcext:value-type="float">
            <text:p>1</text:p>
          </table:table-cell>
          <table:table-cell table:formula="of:=MIN(MAX(0;[.$B117]*[.O$2]-[.$C117];[.$E117]-[.$C117]);[.$D117])" office:value-type="float" office:value="1" calcext:value-type="float">
            <text:p>1</text:p>
          </table:table-cell>
          <table:table-cell table:formula="of:=MIN(MAX(0;[.$B117]*[.P$2]-[.$C117];[.$E117]-[.$C117]);[.$D117])" office:value-type="float" office:value="1" calcext:value-type="float">
            <text:p>1</text:p>
          </table:table-cell>
          <table:table-cell table:formula="of:=MIN(MAX(0;[.$B117]*[.Q$2]-[.$C117];[.$E117]-[.$C117]);[.$D117])" office:value-type="float" office:value="1" calcext:value-type="float">
            <text:p>1</text:p>
          </table:table-cell>
          <table:table-cell table:formula="of:=MIN(MAX(0;[.$B117]*[.R$2]-[.$C117];[.$E117]-[.$C117]);[.$D117])" office:value-type="float" office:value="1" calcext:value-type="float">
            <text:p>1</text:p>
          </table:table-cell>
          <table:table-cell table:formula="of:=MIN(MAX(0;[.$B117]*[.S$2]-[.$C117];[.$E117]-[.$C117]);[.$D117])" office:value-type="float" office:value="1" calcext:value-type="float">
            <text:p>1</text:p>
          </table:table-cell>
          <table:table-cell table:number-columns-repeated="3"/>
          <table:table-cell table:formula="of:=FLOOR([.S117];1)" office:value-type="float" office:value="1" calcext:value-type="float">
            <text:p>1</text:p>
          </table:table-cell>
          <table:table-cell table:formula="of:=[.S117]-[.W117]" office:value-type="float" office:value="0" calcext:value-type="float">
            <text:p>0</text:p>
          </table:table-cell>
          <table:table-cell table:formula="of:=IF(AND(COUNTIF([.$AC$4:.$AC$203];&quot;=&quot;&amp;[.X117]);SUM([.Y$4:.Y116])&lt;[.AD$3]);1;0)" office:value-type="float" office:value="0" calcext:value-type="float">
            <text:p>0</text:p>
          </table:table-cell>
          <table:table-cell table:number-columns-repeated="2"/>
          <table:table-cell table:formula="of:=[.AB116]+COUNTIF([.$X$4:.$X$203];&quot;=&quot;&amp;[.AC116])" office:value-type="float" office:value="24" calcext:value-type="float">
            <text:p>24</text:p>
          </table:table-cell>
          <table:table-cell table:formula="of:=IF([.AB117]&lt;=[.AD$3];LARGE([.$X$4:.$X$203];[.AB117]);&quot;&quot;)">
            <text:p/>
          </table:table-cell>
          <table:table-cell table:number-columns-repeated="2"/>
          <table:table-cell table:formula="of:=[.Y117]+[.W1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17]" office:value-type="float" office:value="115" calcext:value-type="float">
            <text:p>115</text:p>
          </table:table-cell>
          <table:table-cell table:formula="of:=[$Zamówienie.B117]" office:value-type="float" office:value="7" calcext:value-type="float">
            <text:p>7</text:p>
          </table:table-cell>
          <table:table-cell table:formula="of:=[$Zamówienie.C117]" office:value-type="float" office:value="10" calcext:value-type="float">
            <text:p>10</text:p>
          </table:table-cell>
          <table:table-cell table:formula="of:=IF([$Zamówienie.D117]=&quot;&quot;;1.7976931348623157E+308;[$Zamówienie.D117])" office:value-type="float" office:value="0" calcext:value-type="float">
            <text:p>0</text:p>
          </table:table-cell>
          <table:table-cell table:formula="of:=[$Zamówienie.E117]" office:value-type="float" office:value="5" calcext:value-type="float">
            <text:p>5</text:p>
          </table:table-cell>
          <table:table-cell table:number-columns-repeated="4"/>
          <table:table-cell table:formula="of:=MIN(MAX(0;[.$B118]*[.J$2]-[.$C118];[.$E118]-[.$C118]);[.$D118])" office:value-type="float" office:value="0" calcext:value-type="float">
            <text:p>0</text:p>
          </table:table-cell>
          <table:table-cell table:formula="of:=MIN(MAX(0;[.$B118]*[.K$2]-[.$C118];[.$E118]-[.$C118]);[.$D118])" office:value-type="float" office:value="0" calcext:value-type="float">
            <text:p>0</text:p>
          </table:table-cell>
          <table:table-cell table:formula="of:=MIN(MAX(0;[.$B118]*[.L$2]-[.$C118];[.$E118]-[.$C118]);[.$D118])" office:value-type="float" office:value="0" calcext:value-type="float">
            <text:p>0</text:p>
          </table:table-cell>
          <table:table-cell table:formula="of:=MIN(MAX(0;[.$B118]*[.M$2]-[.$C118];[.$E118]-[.$C118]);[.$D118])" office:value-type="float" office:value="0" calcext:value-type="float">
            <text:p>0</text:p>
          </table:table-cell>
          <table:table-cell table:formula="of:=MIN(MAX(0;[.$B118]*[.N$2]-[.$C118];[.$E118]-[.$C118]);[.$D118])" office:value-type="float" office:value="0" calcext:value-type="float">
            <text:p>0</text:p>
          </table:table-cell>
          <table:table-cell table:formula="of:=MIN(MAX(0;[.$B118]*[.O$2]-[.$C118];[.$E118]-[.$C118]);[.$D118])" office:value-type="float" office:value="0" calcext:value-type="float">
            <text:p>0</text:p>
          </table:table-cell>
          <table:table-cell table:formula="of:=MIN(MAX(0;[.$B118]*[.P$2]-[.$C118];[.$E118]-[.$C118]);[.$D118])" office:value-type="float" office:value="0" calcext:value-type="float">
            <text:p>0</text:p>
          </table:table-cell>
          <table:table-cell table:formula="of:=MIN(MAX(0;[.$B118]*[.Q$2]-[.$C118];[.$E118]-[.$C118]);[.$D118])" office:value-type="float" office:value="0" calcext:value-type="float">
            <text:p>0</text:p>
          </table:table-cell>
          <table:table-cell table:formula="of:=MIN(MAX(0;[.$B118]*[.R$2]-[.$C118];[.$E118]-[.$C118]);[.$D118])" office:value-type="float" office:value="0" calcext:value-type="float">
            <text:p>0</text:p>
          </table:table-cell>
          <table:table-cell table:formula="of:=MIN(MAX(0;[.$B118]*[.S$2]-[.$C118];[.$E118]-[.$C118]);[.$D118])" office:value-type="float" office:value="0" calcext:value-type="float">
            <text:p>0</text:p>
          </table:table-cell>
          <table:table-cell table:number-columns-repeated="3"/>
          <table:table-cell table:formula="of:=FLOOR([.S118];1)" office:value-type="float" office:value="0" calcext:value-type="float">
            <text:p>0</text:p>
          </table:table-cell>
          <table:table-cell table:formula="of:=[.S118]-[.W118]" office:value-type="float" office:value="0" calcext:value-type="float">
            <text:p>0</text:p>
          </table:table-cell>
          <table:table-cell table:formula="of:=IF(AND(COUNTIF([.$AC$4:.$AC$203];&quot;=&quot;&amp;[.X118]);SUM([.Y$4:.Y117])&lt;[.AD$3]);1;0)" office:value-type="float" office:value="0" calcext:value-type="float">
            <text:p>0</text:p>
          </table:table-cell>
          <table:table-cell table:number-columns-repeated="2"/>
          <table:table-cell table:formula="of:=[.AB117]+COUNTIF([.$X$4:.$X$203];&quot;=&quot;&amp;[.AC117])" office:value-type="float" office:value="24" calcext:value-type="float">
            <text:p>24</text:p>
          </table:table-cell>
          <table:table-cell table:formula="of:=IF([.AB118]&lt;=[.AD$3];LARGE([.$X$4:.$X$203];[.AB118]);&quot;&quot;)">
            <text:p/>
          </table:table-cell>
          <table:table-cell table:number-columns-repeated="2"/>
          <table:table-cell table:formula="of:=[.Y118]+[.W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8]" office:value-type="float" office:value="116" calcext:value-type="float">
            <text:p>116</text:p>
          </table:table-cell>
          <table:table-cell table:formula="of:=[$Zamówienie.B118]" office:value-type="float" office:value="8" calcext:value-type="float">
            <text:p>8</text:p>
          </table:table-cell>
          <table:table-cell table:formula="of:=[$Zamówienie.C118]" office:value-type="float" office:value="3" calcext:value-type="float">
            <text:p>3</text:p>
          </table:table-cell>
          <table:table-cell table:formula="of:=IF([$Zamówienie.D118]=&quot;&quot;;1.7976931348623157E+308;[$Zamówienie.D118])" office:value-type="float" office:value="8" calcext:value-type="float">
            <text:p>8</text:p>
          </table:table-cell>
          <table:table-cell table:formula="of:=[$Zamówienie.E118]" office:value-type="float" office:value="7" calcext:value-type="float">
            <text:p>7</text:p>
          </table:table-cell>
          <table:table-cell table:number-columns-repeated="4"/>
          <table:table-cell table:formula="of:=MIN(MAX(0;[.$B119]*[.J$2]-[.$C119];[.$E119]-[.$C119]);[.$D119])" office:value-type="float" office:value="8" calcext:value-type="float">
            <text:p>8</text:p>
          </table:table-cell>
          <table:table-cell table:formula="of:=MIN(MAX(0;[.$B119]*[.K$2]-[.$C119];[.$E119]-[.$C119]);[.$D119])" office:value-type="float" office:value="8" calcext:value-type="float">
            <text:p>8</text:p>
          </table:table-cell>
          <table:table-cell table:formula="of:=MIN(MAX(0;[.$B119]*[.L$2]-[.$C119];[.$E119]-[.$C119]);[.$D119])" office:value-type="float" office:value="8" calcext:value-type="float">
            <text:p>8</text:p>
          </table:table-cell>
          <table:table-cell table:formula="of:=MIN(MAX(0;[.$B119]*[.M$2]-[.$C119];[.$E119]-[.$C119]);[.$D119])" office:value-type="float" office:value="8" calcext:value-type="float">
            <text:p>8</text:p>
          </table:table-cell>
          <table:table-cell table:formula="of:=MIN(MAX(0;[.$B119]*[.N$2]-[.$C119];[.$E119]-[.$C119]);[.$D119])" office:value-type="float" office:value="8" calcext:value-type="float">
            <text:p>8</text:p>
          </table:table-cell>
          <table:table-cell table:formula="of:=MIN(MAX(0;[.$B119]*[.O$2]-[.$C119];[.$E119]-[.$C119]);[.$D119])" office:value-type="float" office:value="8" calcext:value-type="float">
            <text:p>8</text:p>
          </table:table-cell>
          <table:table-cell table:formula="of:=MIN(MAX(0;[.$B119]*[.P$2]-[.$C119];[.$E119]-[.$C119]);[.$D119])" office:value-type="float" office:value="8" calcext:value-type="float">
            <text:p>8</text:p>
          </table:table-cell>
          <table:table-cell table:formula="of:=MIN(MAX(0;[.$B119]*[.Q$2]-[.$C119];[.$E119]-[.$C119]);[.$D119])" office:value-type="float" office:value="8" calcext:value-type="float">
            <text:p>8</text:p>
          </table:table-cell>
          <table:table-cell table:formula="of:=MIN(MAX(0;[.$B119]*[.R$2]-[.$C119];[.$E119]-[.$C119]);[.$D119])" office:value-type="float" office:value="8" calcext:value-type="float">
            <text:p>8</text:p>
          </table:table-cell>
          <table:table-cell table:formula="of:=MIN(MAX(0;[.$B119]*[.S$2]-[.$C119];[.$E119]-[.$C119]);[.$D119])" office:value-type="float" office:value="8" calcext:value-type="float">
            <text:p>8</text:p>
          </table:table-cell>
          <table:table-cell table:number-columns-repeated="3"/>
          <table:table-cell table:formula="of:=FLOOR([.S119];1)" office:value-type="float" office:value="8" calcext:value-type="float">
            <text:p>8</text:p>
          </table:table-cell>
          <table:table-cell table:formula="of:=[.S119]-[.W119]" office:value-type="float" office:value="0" calcext:value-type="float">
            <text:p>0</text:p>
          </table:table-cell>
          <table:table-cell table:formula="of:=IF(AND(COUNTIF([.$AC$4:.$AC$203];&quot;=&quot;&amp;[.X119]);SUM([.Y$4:.Y118])&lt;[.AD$3]);1;0)" office:value-type="float" office:value="0" calcext:value-type="float">
            <text:p>0</text:p>
          </table:table-cell>
          <table:table-cell table:number-columns-repeated="2"/>
          <table:table-cell table:formula="of:=[.AB118]+COUNTIF([.$X$4:.$X$203];&quot;=&quot;&amp;[.AC118])" office:value-type="float" office:value="24" calcext:value-type="float">
            <text:p>24</text:p>
          </table:table-cell>
          <table:table-cell table:formula="of:=IF([.AB119]&lt;=[.AD$3];LARGE([.$X$4:.$X$203];[.AB119]);&quot;&quot;)">
            <text:p/>
          </table:table-cell>
          <table:table-cell table:number-columns-repeated="2"/>
          <table:table-cell table:formula="of:=[.Y119]+[.W11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19]" office:value-type="float" office:value="117" calcext:value-type="float">
            <text:p>117</text:p>
          </table:table-cell>
          <table:table-cell table:formula="of:=[$Zamówienie.B119]" office:value-type="float" office:value="6" calcext:value-type="float">
            <text:p>6</text:p>
          </table:table-cell>
          <table:table-cell table:formula="of:=[$Zamówienie.C119]" office:value-type="float" office:value="7" calcext:value-type="float">
            <text:p>7</text:p>
          </table:table-cell>
          <table:table-cell table:formula="of:=IF([$Zamówienie.D119]=&quot;&quot;;1.7976931348623157E+308;[$Zamówienie.D119])" office:value-type="float" office:value="10" calcext:value-type="float">
            <text:p>10</text:p>
          </table:table-cell>
          <table:table-cell table:formula="of:=[$Zamówienie.E119]" office:value-type="float" office:value="6" calcext:value-type="float">
            <text:p>6</text:p>
          </table:table-cell>
          <table:table-cell table:number-columns-repeated="4"/>
          <table:table-cell table:formula="of:=MIN(MAX(0;[.$B120]*[.J$2]-[.$C120];[.$E120]-[.$C120]);[.$D120])" office:value-type="float" office:value="2.6815415821501" calcext:value-type="float">
            <text:p>2,6815415821501</text:p>
          </table:table-cell>
          <table:table-cell table:formula="of:=MIN(MAX(0;[.$B120]*[.K$2]-[.$C120];[.$E120]-[.$C120]);[.$D120])" office:value-type="float" office:value="2.6900203917968" calcext:value-type="float">
            <text:p>2,6900203917968</text:p>
          </table:table-cell>
          <table:table-cell table:formula="of:=MIN(MAX(0;[.$B120]*[.L$2]-[.$C120];[.$E120]-[.$C120]);[.$D120])" office:value-type="float" office:value="2.69534818070191" calcext:value-type="float">
            <text:p>2,69534818070191</text:p>
          </table:table-cell>
          <table:table-cell table:formula="of:=MIN(MAX(0;[.$B120]*[.M$2]-[.$C120];[.$E120]-[.$C120]);[.$D120])" office:value-type="float" office:value="2.69869525341901" calcext:value-type="float">
            <text:p>2,69869525341901</text:p>
          </table:table-cell>
          <table:table-cell table:formula="of:=MIN(MAX(0;[.$B120]*[.N$2]-[.$C120];[.$E120]-[.$C120]);[.$D120])" office:value-type="float" office:value="2.70079769676406" calcext:value-type="float">
            <text:p>2,70079769676406</text:p>
          </table:table-cell>
          <table:table-cell table:formula="of:=MIN(MAX(0;[.$B120]*[.O$2]-[.$C120];[.$E120]-[.$C120]);[.$D120])" office:value-type="float" office:value="2.70211822115696" calcext:value-type="float">
            <text:p>2,70211822115696</text:p>
          </table:table-cell>
          <table:table-cell table:formula="of:=MIN(MAX(0;[.$B120]*[.P$2]-[.$C120];[.$E120]-[.$C120]);[.$D120])" office:value-type="float" office:value="2.70294758539914" calcext:value-type="float">
            <text:p>2,70294758539914</text:p>
          </table:table-cell>
          <table:table-cell table:formula="of:=MIN(MAX(0;[.$B120]*[.Q$2]-[.$C120];[.$E120]-[.$C120]);[.$D120])" office:value-type="float" office:value="2.7034684556922" calcext:value-type="float">
            <text:p>2,7034684556922</text:p>
          </table:table-cell>
          <table:table-cell table:formula="of:=MIN(MAX(0;[.$B120]*[.R$2]-[.$C120];[.$E120]-[.$C120]);[.$D120])" office:value-type="float" office:value="2.70379557388996" calcext:value-type="float">
            <text:p>2,70379557388996</text:p>
          </table:table-cell>
          <table:table-cell table:formula="of:=MIN(MAX(0;[.$B120]*[.S$2]-[.$C120];[.$E120]-[.$C120]);[.$D120])" office:value-type="float" office:value="2.70400100871422" calcext:value-type="float">
            <text:p>2,70400100871422</text:p>
          </table:table-cell>
          <table:table-cell table:number-columns-repeated="3"/>
          <table:table-cell table:formula="of:=FLOOR([.S120];1)" office:value-type="float" office:value="2" calcext:value-type="float">
            <text:p>2</text:p>
          </table:table-cell>
          <table:table-cell table:formula="of:=[.S120]-[.W120]" office:value-type="float" office:value="0.704001008714222" calcext:value-type="float">
            <text:p>0,704001008714222</text:p>
          </table:table-cell>
          <table:table-cell table:formula="of:=IF(AND(COUNTIF([.$AC$4:.$AC$203];&quot;=&quot;&amp;[.X120]);SUM([.Y$4:.Y119])&lt;[.AD$3]);1;0)" office:value-type="float" office:value="1" calcext:value-type="float">
            <text:p>1</text:p>
          </table:table-cell>
          <table:table-cell table:number-columns-repeated="2"/>
          <table:table-cell table:formula="of:=[.AB119]+COUNTIF([.$X$4:.$X$203];&quot;=&quot;&amp;[.AC119])" office:value-type="float" office:value="24" calcext:value-type="float">
            <text:p>24</text:p>
          </table:table-cell>
          <table:table-cell table:formula="of:=IF([.AB120]&lt;=[.AD$3];LARGE([.$X$4:.$X$203];[.AB120]);&quot;&quot;)">
            <text:p/>
          </table:table-cell>
          <table:table-cell table:number-columns-repeated="2"/>
          <table:table-cell table:formula="of:=[.Y120]+[.W1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0]" office:value-type="float" office:value="118" calcext:value-type="float">
            <text:p>118</text:p>
          </table:table-cell>
          <table:table-cell table:formula="of:=[$Zamówienie.B120]" office:value-type="float" office:value="4" calcext:value-type="float">
            <text:p>4</text:p>
          </table:table-cell>
          <table:table-cell table:formula="of:=[$Zamówienie.C120]" office:value-type="float" office:value="9" calcext:value-type="float">
            <text:p>9</text:p>
          </table:table-cell>
          <table:table-cell table:formula="of:=IF([$Zamówienie.D120]=&quot;&quot;;1.7976931348623157E+308;[$Zamówienie.D120])" office:value-type="float" office:value="4" calcext:value-type="float">
            <text:p>4</text:p>
          </table:table-cell>
          <table:table-cell table:formula="of:=[$Zamówienie.E120]" office:value-type="float" office:value="3" calcext:value-type="float">
            <text:p>3</text:p>
          </table:table-cell>
          <table:table-cell table:number-columns-repeated="4"/>
          <table:table-cell table:formula="of:=MIN(MAX(0;[.$B121]*[.J$2]-[.$C121];[.$E121]-[.$C121]);[.$D121])" office:value-type="float" office:value="0" calcext:value-type="float">
            <text:p>0</text:p>
          </table:table-cell>
          <table:table-cell table:formula="of:=MIN(MAX(0;[.$B121]*[.K$2]-[.$C121];[.$E121]-[.$C121]);[.$D121])" office:value-type="float" office:value="0" calcext:value-type="float">
            <text:p>0</text:p>
          </table:table-cell>
          <table:table-cell table:formula="of:=MIN(MAX(0;[.$B121]*[.L$2]-[.$C121];[.$E121]-[.$C121]);[.$D121])" office:value-type="float" office:value="0" calcext:value-type="float">
            <text:p>0</text:p>
          </table:table-cell>
          <table:table-cell table:formula="of:=MIN(MAX(0;[.$B121]*[.M$2]-[.$C121];[.$E121]-[.$C121]);[.$D121])" office:value-type="float" office:value="0" calcext:value-type="float">
            <text:p>0</text:p>
          </table:table-cell>
          <table:table-cell table:formula="of:=MIN(MAX(0;[.$B121]*[.N$2]-[.$C121];[.$E121]-[.$C121]);[.$D121])" office:value-type="float" office:value="0" calcext:value-type="float">
            <text:p>0</text:p>
          </table:table-cell>
          <table:table-cell table:formula="of:=MIN(MAX(0;[.$B121]*[.O$2]-[.$C121];[.$E121]-[.$C121]);[.$D121])" office:value-type="float" office:value="0" calcext:value-type="float">
            <text:p>0</text:p>
          </table:table-cell>
          <table:table-cell table:formula="of:=MIN(MAX(0;[.$B121]*[.P$2]-[.$C121];[.$E121]-[.$C121]);[.$D121])" office:value-type="float" office:value="0" calcext:value-type="float">
            <text:p>0</text:p>
          </table:table-cell>
          <table:table-cell table:formula="of:=MIN(MAX(0;[.$B121]*[.Q$2]-[.$C121];[.$E121]-[.$C121]);[.$D121])" office:value-type="float" office:value="0" calcext:value-type="float">
            <text:p>0</text:p>
          </table:table-cell>
          <table:table-cell table:formula="of:=MIN(MAX(0;[.$B121]*[.R$2]-[.$C121];[.$E121]-[.$C121]);[.$D121])" office:value-type="float" office:value="0" calcext:value-type="float">
            <text:p>0</text:p>
          </table:table-cell>
          <table:table-cell table:formula="of:=MIN(MAX(0;[.$B121]*[.S$2]-[.$C121];[.$E121]-[.$C121]);[.$D121])" office:value-type="float" office:value="0" calcext:value-type="float">
            <text:p>0</text:p>
          </table:table-cell>
          <table:table-cell table:number-columns-repeated="3"/>
          <table:table-cell table:formula="of:=FLOOR([.S121];1)" office:value-type="float" office:value="0" calcext:value-type="float">
            <text:p>0</text:p>
          </table:table-cell>
          <table:table-cell table:formula="of:=[.S121]-[.W121]" office:value-type="float" office:value="0" calcext:value-type="float">
            <text:p>0</text:p>
          </table:table-cell>
          <table:table-cell table:formula="of:=IF(AND(COUNTIF([.$AC$4:.$AC$203];&quot;=&quot;&amp;[.X121]);SUM([.Y$4:.Y120])&lt;[.AD$3]);1;0)" office:value-type="float" office:value="0" calcext:value-type="float">
            <text:p>0</text:p>
          </table:table-cell>
          <table:table-cell table:number-columns-repeated="2"/>
          <table:table-cell table:formula="of:=[.AB120]+COUNTIF([.$X$4:.$X$203];&quot;=&quot;&amp;[.AC120])" office:value-type="float" office:value="24" calcext:value-type="float">
            <text:p>24</text:p>
          </table:table-cell>
          <table:table-cell table:formula="of:=IF([.AB121]&lt;=[.AD$3];LARGE([.$X$4:.$X$203];[.AB121]);&quot;&quot;)">
            <text:p/>
          </table:table-cell>
          <table:table-cell table:number-columns-repeated="2"/>
          <table:table-cell table:formula="of:=[.Y121]+[.W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1]" office:value-type="float" office:value="119" calcext:value-type="float">
            <text:p>119</text:p>
          </table:table-cell>
          <table:table-cell table:formula="of:=[$Zamówienie.B121]" office:value-type="float" office:value="2" calcext:value-type="float">
            <text:p>2</text:p>
          </table:table-cell>
          <table:table-cell table:formula="of:=[$Zamówienie.C121]" office:value-type="float" office:value="7" calcext:value-type="float">
            <text:p>7</text:p>
          </table:table-cell>
          <table:table-cell table:formula="of:=IF([$Zamówienie.D121]=&quot;&quot;;1.7976931348623157E+308;[$Zamówienie.D121])" office:value-type="float" office:value="7" calcext:value-type="float">
            <text:p>7</text:p>
          </table:table-cell>
          <table:table-cell table:formula="of:=[$Zamówienie.E121]" office:value-type="float" office:value="7" calcext:value-type="float">
            <text:p>7</text:p>
          </table:table-cell>
          <table:table-cell table:number-columns-repeated="4"/>
          <table:table-cell table:formula="of:=MIN(MAX(0;[.$B122]*[.J$2]-[.$C122];[.$E122]-[.$C122]);[.$D122])" office:value-type="float" office:value="0" calcext:value-type="float">
            <text:p>0</text:p>
          </table:table-cell>
          <table:table-cell table:formula="of:=MIN(MAX(0;[.$B122]*[.K$2]-[.$C122];[.$E122]-[.$C122]);[.$D122])" office:value-type="float" office:value="0" calcext:value-type="float">
            <text:p>0</text:p>
          </table:table-cell>
          <table:table-cell table:formula="of:=MIN(MAX(0;[.$B122]*[.L$2]-[.$C122];[.$E122]-[.$C122]);[.$D122])" office:value-type="float" office:value="0" calcext:value-type="float">
            <text:p>0</text:p>
          </table:table-cell>
          <table:table-cell table:formula="of:=MIN(MAX(0;[.$B122]*[.M$2]-[.$C122];[.$E122]-[.$C122]);[.$D122])" office:value-type="float" office:value="0" calcext:value-type="float">
            <text:p>0</text:p>
          </table:table-cell>
          <table:table-cell table:formula="of:=MIN(MAX(0;[.$B122]*[.N$2]-[.$C122];[.$E122]-[.$C122]);[.$D122])" office:value-type="float" office:value="0" calcext:value-type="float">
            <text:p>0</text:p>
          </table:table-cell>
          <table:table-cell table:formula="of:=MIN(MAX(0;[.$B122]*[.O$2]-[.$C122];[.$E122]-[.$C122]);[.$D122])" office:value-type="float" office:value="0" calcext:value-type="float">
            <text:p>0</text:p>
          </table:table-cell>
          <table:table-cell table:formula="of:=MIN(MAX(0;[.$B122]*[.P$2]-[.$C122];[.$E122]-[.$C122]);[.$D122])" office:value-type="float" office:value="0" calcext:value-type="float">
            <text:p>0</text:p>
          </table:table-cell>
          <table:table-cell table:formula="of:=MIN(MAX(0;[.$B122]*[.Q$2]-[.$C122];[.$E122]-[.$C122]);[.$D122])" office:value-type="float" office:value="0" calcext:value-type="float">
            <text:p>0</text:p>
          </table:table-cell>
          <table:table-cell table:formula="of:=MIN(MAX(0;[.$B122]*[.R$2]-[.$C122];[.$E122]-[.$C122]);[.$D122])" office:value-type="float" office:value="0" calcext:value-type="float">
            <text:p>0</text:p>
          </table:table-cell>
          <table:table-cell table:formula="of:=MIN(MAX(0;[.$B122]*[.S$2]-[.$C122];[.$E122]-[.$C122]);[.$D122])" office:value-type="float" office:value="0" calcext:value-type="float">
            <text:p>0</text:p>
          </table:table-cell>
          <table:table-cell table:number-columns-repeated="3"/>
          <table:table-cell table:formula="of:=FLOOR([.S122];1)" office:value-type="float" office:value="0" calcext:value-type="float">
            <text:p>0</text:p>
          </table:table-cell>
          <table:table-cell table:formula="of:=[.S122]-[.W122]" office:value-type="float" office:value="0" calcext:value-type="float">
            <text:p>0</text:p>
          </table:table-cell>
          <table:table-cell table:formula="of:=IF(AND(COUNTIF([.$AC$4:.$AC$203];&quot;=&quot;&amp;[.X122]);SUM([.Y$4:.Y121])&lt;[.AD$3]);1;0)" office:value-type="float" office:value="0" calcext:value-type="float">
            <text:p>0</text:p>
          </table:table-cell>
          <table:table-cell table:number-columns-repeated="2"/>
          <table:table-cell table:formula="of:=[.AB121]+COUNTIF([.$X$4:.$X$203];&quot;=&quot;&amp;[.AC121])" office:value-type="float" office:value="24" calcext:value-type="float">
            <text:p>24</text:p>
          </table:table-cell>
          <table:table-cell table:formula="of:=IF([.AB122]&lt;=[.AD$3];LARGE([.$X$4:.$X$203];[.AB122]);&quot;&quot;)">
            <text:p/>
          </table:table-cell>
          <table:table-cell table:number-columns-repeated="2"/>
          <table:table-cell table:formula="of:=[.Y122]+[.W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2]" office:value-type="float" office:value="120" calcext:value-type="float">
            <text:p>120</text:p>
          </table:table-cell>
          <table:table-cell table:formula="of:=[$Zamówienie.B122]" office:value-type="float" office:value="5" calcext:value-type="float">
            <text:p>5</text:p>
          </table:table-cell>
          <table:table-cell table:formula="of:=[$Zamówienie.C122]" office:value-type="float" office:value="3" calcext:value-type="float">
            <text:p>3</text:p>
          </table:table-cell>
          <table:table-cell table:formula="of:=IF([$Zamówienie.D122]=&quot;&quot;;1.7976931348623157E+308;[$Zamówienie.D122])" office:value-type="float" office:value="8" calcext:value-type="float">
            <text:p>8</text:p>
          </table:table-cell>
          <table:table-cell table:formula="of:=[$Zamówienie.E122]" office:value-type="float" office:value="8" calcext:value-type="float">
            <text:p>8</text:p>
          </table:table-cell>
          <table:table-cell table:number-columns-repeated="4"/>
          <table:table-cell table:formula="of:=MIN(MAX(0;[.$B123]*[.J$2]-[.$C123];[.$E123]-[.$C123]);[.$D123])" office:value-type="float" office:value="5.06795131845842" calcext:value-type="float">
            <text:p>5,06795131845842</text:p>
          </table:table-cell>
          <table:table-cell table:formula="of:=MIN(MAX(0;[.$B123]*[.K$2]-[.$C123];[.$E123]-[.$C123]);[.$D123])" office:value-type="float" office:value="5.075016993164" calcext:value-type="float">
            <text:p>5,075016993164</text:p>
          </table:table-cell>
          <table:table-cell table:formula="of:=MIN(MAX(0;[.$B123]*[.L$2]-[.$C123];[.$E123]-[.$C123]);[.$D123])" office:value-type="float" office:value="5.07945681725159" calcext:value-type="float">
            <text:p>5,07945681725159</text:p>
          </table:table-cell>
          <table:table-cell table:formula="of:=MIN(MAX(0;[.$B123]*[.M$2]-[.$C123];[.$E123]-[.$C123]);[.$D123])" office:value-type="float" office:value="5.08224604451584" calcext:value-type="float">
            <text:p>5,08224604451584</text:p>
          </table:table-cell>
          <table:table-cell table:formula="of:=MIN(MAX(0;[.$B123]*[.N$2]-[.$C123];[.$E123]-[.$C123]);[.$D123])" office:value-type="float" office:value="5.08399808063672" calcext:value-type="float">
            <text:p>5,08399808063672</text:p>
          </table:table-cell>
          <table:table-cell table:formula="of:=MIN(MAX(0;[.$B123]*[.O$2]-[.$C123];[.$E123]-[.$C123]);[.$D123])" office:value-type="float" office:value="5.0850985176308" calcext:value-type="float">
            <text:p>5,0850985176308</text:p>
          </table:table-cell>
          <table:table-cell table:formula="of:=MIN(MAX(0;[.$B123]*[.P$2]-[.$C123];[.$E123]-[.$C123]);[.$D123])" office:value-type="float" office:value="5.08578965449929" calcext:value-type="float">
            <text:p>5,08578965449929</text:p>
          </table:table-cell>
          <table:table-cell table:formula="of:=MIN(MAX(0;[.$B123]*[.Q$2]-[.$C123];[.$E123]-[.$C123]);[.$D123])" office:value-type="float" office:value="5.08622371307683" calcext:value-type="float">
            <text:p>5,08622371307683</text:p>
          </table:table-cell>
          <table:table-cell table:formula="of:=MIN(MAX(0;[.$B123]*[.R$2]-[.$C123];[.$E123]-[.$C123]);[.$D123])" office:value-type="float" office:value="5.08649631157497" calcext:value-type="float">
            <text:p>5,08649631157497</text:p>
          </table:table-cell>
          <table:table-cell table:formula="of:=MIN(MAX(0;[.$B123]*[.S$2]-[.$C123];[.$E123]-[.$C123]);[.$D123])" office:value-type="float" office:value="5.08666750726185" calcext:value-type="float">
            <text:p>5,08666750726185</text:p>
          </table:table-cell>
          <table:table-cell table:number-columns-repeated="3"/>
          <table:table-cell table:formula="of:=FLOOR([.S123];1)" office:value-type="float" office:value="5" calcext:value-type="float">
            <text:p>5</text:p>
          </table:table-cell>
          <table:table-cell table:formula="of:=[.S123]-[.W123]" office:value-type="float" office:value="0.0866675072618506" calcext:value-type="float">
            <text:p>0,0866675072618506</text:p>
          </table:table-cell>
          <table:table-cell table:formula="of:=IF(AND(COUNTIF([.$AC$4:.$AC$203];&quot;=&quot;&amp;[.X123]);SUM([.Y$4:.Y122])&lt;[.AD$3]);1;0)" office:value-type="float" office:value="0" calcext:value-type="float">
            <text:p>0</text:p>
          </table:table-cell>
          <table:table-cell table:number-columns-repeated="2"/>
          <table:table-cell table:formula="of:=[.AB122]+COUNTIF([.$X$4:.$X$203];&quot;=&quot;&amp;[.AC122])" office:value-type="float" office:value="24" calcext:value-type="float">
            <text:p>24</text:p>
          </table:table-cell>
          <table:table-cell table:formula="of:=IF([.AB123]&lt;=[.AD$3];LARGE([.$X$4:.$X$203];[.AB123]);&quot;&quot;)">
            <text:p/>
          </table:table-cell>
          <table:table-cell table:number-columns-repeated="2"/>
          <table:table-cell table:formula="of:=[.Y123]+[.W1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23]" office:value-type="float" office:value="121" calcext:value-type="float">
            <text:p>121</text:p>
          </table:table-cell>
          <table:table-cell table:formula="of:=[$Zamówienie.B123]" office:value-type="float" office:value="3" calcext:value-type="float">
            <text:p>3</text:p>
          </table:table-cell>
          <table:table-cell table:formula="of:=[$Zamówienie.C123]" office:value-type="float" office:value="3" calcext:value-type="float">
            <text:p>3</text:p>
          </table:table-cell>
          <table:table-cell table:formula="of:=IF([$Zamówienie.D123]=&quot;&quot;;1.7976931348623157E+308;[$Zamówienie.D123])" office:value-type="float" office:value="4" calcext:value-type="float">
            <text:p>4</text:p>
          </table:table-cell>
          <table:table-cell table:formula="of:=[$Zamówienie.E123]" office:value-type="float" office:value="5" calcext:value-type="float">
            <text:p>5</text:p>
          </table:table-cell>
          <table:table-cell table:number-columns-repeated="4"/>
          <table:table-cell table:formula="of:=MIN(MAX(0;[.$B124]*[.J$2]-[.$C124];[.$E124]-[.$C124]);[.$D124])" office:value-type="float" office:value="2" calcext:value-type="float">
            <text:p>2</text:p>
          </table:table-cell>
          <table:table-cell table:formula="of:=MIN(MAX(0;[.$B124]*[.K$2]-[.$C124];[.$E124]-[.$C124]);[.$D124])" office:value-type="float" office:value="2" calcext:value-type="float">
            <text:p>2</text:p>
          </table:table-cell>
          <table:table-cell table:formula="of:=MIN(MAX(0;[.$B124]*[.L$2]-[.$C124];[.$E124]-[.$C124]);[.$D124])" office:value-type="float" office:value="2" calcext:value-type="float">
            <text:p>2</text:p>
          </table:table-cell>
          <table:table-cell table:formula="of:=MIN(MAX(0;[.$B124]*[.M$2]-[.$C124];[.$E124]-[.$C124]);[.$D124])" office:value-type="float" office:value="2" calcext:value-type="float">
            <text:p>2</text:p>
          </table:table-cell>
          <table:table-cell table:formula="of:=MIN(MAX(0;[.$B124]*[.N$2]-[.$C124];[.$E124]-[.$C124]);[.$D124])" office:value-type="float" office:value="2" calcext:value-type="float">
            <text:p>2</text:p>
          </table:table-cell>
          <table:table-cell table:formula="of:=MIN(MAX(0;[.$B124]*[.O$2]-[.$C124];[.$E124]-[.$C124]);[.$D124])" office:value-type="float" office:value="2" calcext:value-type="float">
            <text:p>2</text:p>
          </table:table-cell>
          <table:table-cell table:formula="of:=MIN(MAX(0;[.$B124]*[.P$2]-[.$C124];[.$E124]-[.$C124]);[.$D124])" office:value-type="float" office:value="2" calcext:value-type="float">
            <text:p>2</text:p>
          </table:table-cell>
          <table:table-cell table:formula="of:=MIN(MAX(0;[.$B124]*[.Q$2]-[.$C124];[.$E124]-[.$C124]);[.$D124])" office:value-type="float" office:value="2" calcext:value-type="float">
            <text:p>2</text:p>
          </table:table-cell>
          <table:table-cell table:formula="of:=MIN(MAX(0;[.$B124]*[.R$2]-[.$C124];[.$E124]-[.$C124]);[.$D124])" office:value-type="float" office:value="2" calcext:value-type="float">
            <text:p>2</text:p>
          </table:table-cell>
          <table:table-cell table:formula="of:=MIN(MAX(0;[.$B124]*[.S$2]-[.$C124];[.$E124]-[.$C124]);[.$D124])" office:value-type="float" office:value="2" calcext:value-type="float">
            <text:p>2</text:p>
          </table:table-cell>
          <table:table-cell table:number-columns-repeated="3"/>
          <table:table-cell table:formula="of:=FLOOR([.S124];1)" office:value-type="float" office:value="2" calcext:value-type="float">
            <text:p>2</text:p>
          </table:table-cell>
          <table:table-cell table:formula="of:=[.S124]-[.W124]" office:value-type="float" office:value="0" calcext:value-type="float">
            <text:p>0</text:p>
          </table:table-cell>
          <table:table-cell table:formula="of:=IF(AND(COUNTIF([.$AC$4:.$AC$203];&quot;=&quot;&amp;[.X124]);SUM([.Y$4:.Y123])&lt;[.AD$3]);1;0)" office:value-type="float" office:value="0" calcext:value-type="float">
            <text:p>0</text:p>
          </table:table-cell>
          <table:table-cell table:number-columns-repeated="2"/>
          <table:table-cell table:formula="of:=[.AB123]+COUNTIF([.$X$4:.$X$203];&quot;=&quot;&amp;[.AC123])" office:value-type="float" office:value="24" calcext:value-type="float">
            <text:p>24</text:p>
          </table:table-cell>
          <table:table-cell table:formula="of:=IF([.AB124]&lt;=[.AD$3];LARGE([.$X$4:.$X$203];[.AB124]);&quot;&quot;)">
            <text:p/>
          </table:table-cell>
          <table:table-cell table:number-columns-repeated="2"/>
          <table:table-cell table:formula="of:=[.Y124]+[.W1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24]" office:value-type="float" office:value="122" calcext:value-type="float">
            <text:p>122</text:p>
          </table:table-cell>
          <table:table-cell table:formula="of:=[$Zamówienie.B124]" office:value-type="float" office:value="10" calcext:value-type="float">
            <text:p>10</text:p>
          </table:table-cell>
          <table:table-cell table:formula="of:=[$Zamówienie.C124]" office:value-type="float" office:value="10" calcext:value-type="float">
            <text:p>10</text:p>
          </table:table-cell>
          <table:table-cell table:formula="of:=IF([$Zamówienie.D124]=&quot;&quot;;1.7976931348623157E+308;[$Zamówienie.D124])" office:value-type="float" office:value="7" calcext:value-type="float">
            <text:p>7</text:p>
          </table:table-cell>
          <table:table-cell table:formula="of:=[$Zamówienie.E124]" office:value-type="float" office:value="3" calcext:value-type="float">
            <text:p>3</text:p>
          </table:table-cell>
          <table:table-cell table:number-columns-repeated="4"/>
          <table:table-cell table:formula="of:=MIN(MAX(0;[.$B125]*[.J$2]-[.$C125];[.$E125]-[.$C125]);[.$D125])" office:value-type="float" office:value="6.13590263691684" calcext:value-type="float">
            <text:p>6,13590263691684</text:p>
          </table:table-cell>
          <table:table-cell table:formula="of:=MIN(MAX(0;[.$B125]*[.K$2]-[.$C125];[.$E125]-[.$C125]);[.$D125])" office:value-type="float" office:value="6.150033986328" calcext:value-type="float">
            <text:p>6,150033986328</text:p>
          </table:table-cell>
          <table:table-cell table:formula="of:=MIN(MAX(0;[.$B125]*[.L$2]-[.$C125];[.$E125]-[.$C125]);[.$D125])" office:value-type="float" office:value="6.15891363450319" calcext:value-type="float">
            <text:p>6,15891363450319</text:p>
          </table:table-cell>
          <table:table-cell table:formula="of:=MIN(MAX(0;[.$B125]*[.M$2]-[.$C125];[.$E125]-[.$C125]);[.$D125])" office:value-type="float" office:value="6.16449208903168" calcext:value-type="float">
            <text:p>6,16449208903168</text:p>
          </table:table-cell>
          <table:table-cell table:formula="of:=MIN(MAX(0;[.$B125]*[.N$2]-[.$C125];[.$E125]-[.$C125]);[.$D125])" office:value-type="float" office:value="6.16799616127343" calcext:value-type="float">
            <text:p>6,16799616127343</text:p>
          </table:table-cell>
          <table:table-cell table:formula="of:=MIN(MAX(0;[.$B125]*[.O$2]-[.$C125];[.$E125]-[.$C125]);[.$D125])" office:value-type="float" office:value="6.1701970352616" calcext:value-type="float">
            <text:p>6,1701970352616</text:p>
          </table:table-cell>
          <table:table-cell table:formula="of:=MIN(MAX(0;[.$B125]*[.P$2]-[.$C125];[.$E125]-[.$C125]);[.$D125])" office:value-type="float" office:value="6.17157930899857" calcext:value-type="float">
            <text:p>6,17157930899857</text:p>
          </table:table-cell>
          <table:table-cell table:formula="of:=MIN(MAX(0;[.$B125]*[.Q$2]-[.$C125];[.$E125]-[.$C125]);[.$D125])" office:value-type="float" office:value="6.17244742615366" calcext:value-type="float">
            <text:p>6,17244742615366</text:p>
          </table:table-cell>
          <table:table-cell table:formula="of:=MIN(MAX(0;[.$B125]*[.R$2]-[.$C125];[.$E125]-[.$C125]);[.$D125])" office:value-type="float" office:value="6.17299262314993" calcext:value-type="float">
            <text:p>6,17299262314993</text:p>
          </table:table-cell>
          <table:table-cell table:formula="of:=MIN(MAX(0;[.$B125]*[.S$2]-[.$C125];[.$E125]-[.$C125]);[.$D125])" office:value-type="float" office:value="6.1733350145237" calcext:value-type="float">
            <text:p>6,1733350145237</text:p>
          </table:table-cell>
          <table:table-cell table:number-columns-repeated="3"/>
          <table:table-cell table:formula="of:=FLOOR([.S125];1)" office:value-type="float" office:value="6" calcext:value-type="float">
            <text:p>6</text:p>
          </table:table-cell>
          <table:table-cell table:formula="of:=[.S125]-[.W125]" office:value-type="float" office:value="0.173335014523701" calcext:value-type="float">
            <text:p>0,173335014523701</text:p>
          </table:table-cell>
          <table:table-cell table:formula="of:=IF(AND(COUNTIF([.$AC$4:.$AC$203];&quot;=&quot;&amp;[.X125]);SUM([.Y$4:.Y124])&lt;[.AD$3]);1;0)" office:value-type="float" office:value="0" calcext:value-type="float">
            <text:p>0</text:p>
          </table:table-cell>
          <table:table-cell table:number-columns-repeated="2"/>
          <table:table-cell table:formula="of:=[.AB124]+COUNTIF([.$X$4:.$X$203];&quot;=&quot;&amp;[.AC124])" office:value-type="float" office:value="24" calcext:value-type="float">
            <text:p>24</text:p>
          </table:table-cell>
          <table:table-cell table:formula="of:=IF([.AB125]&lt;=[.AD$3];LARGE([.$X$4:.$X$203];[.AB125]);&quot;&quot;)">
            <text:p/>
          </table:table-cell>
          <table:table-cell table:number-columns-repeated="2"/>
          <table:table-cell table:formula="of:=[.Y125]+[.W1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25]" office:value-type="float" office:value="123" calcext:value-type="float">
            <text:p>123</text:p>
          </table:table-cell>
          <table:table-cell table:formula="of:=[$Zamówienie.B125]" office:value-type="float" office:value="7" calcext:value-type="float">
            <text:p>7</text:p>
          </table:table-cell>
          <table:table-cell table:formula="of:=[$Zamówienie.C125]" office:value-type="float" office:value="3" calcext:value-type="float">
            <text:p>3</text:p>
          </table:table-cell>
          <table:table-cell table:formula="of:=IF([$Zamówienie.D125]=&quot;&quot;;1.7976931348623157E+308;[$Zamówienie.D125])" office:value-type="float" office:value="8" calcext:value-type="float">
            <text:p>8</text:p>
          </table:table-cell>
          <table:table-cell table:formula="of:=[$Zamówienie.E125]" office:value-type="float" office:value="8" calcext:value-type="float">
            <text:p>8</text:p>
          </table:table-cell>
          <table:table-cell table:number-columns-repeated="4"/>
          <table:table-cell table:formula="of:=MIN(MAX(0;[.$B126]*[.J$2]-[.$C126];[.$E126]-[.$C126]);[.$D126])" office:value-type="float" office:value="8" calcext:value-type="float">
            <text:p>8</text:p>
          </table:table-cell>
          <table:table-cell table:formula="of:=MIN(MAX(0;[.$B126]*[.K$2]-[.$C126];[.$E126]-[.$C126]);[.$D126])" office:value-type="float" office:value="8" calcext:value-type="float">
            <text:p>8</text:p>
          </table:table-cell>
          <table:table-cell table:formula="of:=MIN(MAX(0;[.$B126]*[.L$2]-[.$C126];[.$E126]-[.$C126]);[.$D126])" office:value-type="float" office:value="8" calcext:value-type="float">
            <text:p>8</text:p>
          </table:table-cell>
          <table:table-cell table:formula="of:=MIN(MAX(0;[.$B126]*[.M$2]-[.$C126];[.$E126]-[.$C126]);[.$D126])" office:value-type="float" office:value="8" calcext:value-type="float">
            <text:p>8</text:p>
          </table:table-cell>
          <table:table-cell table:formula="of:=MIN(MAX(0;[.$B126]*[.N$2]-[.$C126];[.$E126]-[.$C126]);[.$D126])" office:value-type="float" office:value="8" calcext:value-type="float">
            <text:p>8</text:p>
          </table:table-cell>
          <table:table-cell table:formula="of:=MIN(MAX(0;[.$B126]*[.O$2]-[.$C126];[.$E126]-[.$C126]);[.$D126])" office:value-type="float" office:value="8" calcext:value-type="float">
            <text:p>8</text:p>
          </table:table-cell>
          <table:table-cell table:formula="of:=MIN(MAX(0;[.$B126]*[.P$2]-[.$C126];[.$E126]-[.$C126]);[.$D126])" office:value-type="float" office:value="8" calcext:value-type="float">
            <text:p>8</text:p>
          </table:table-cell>
          <table:table-cell table:formula="of:=MIN(MAX(0;[.$B126]*[.Q$2]-[.$C126];[.$E126]-[.$C126]);[.$D126])" office:value-type="float" office:value="8" calcext:value-type="float">
            <text:p>8</text:p>
          </table:table-cell>
          <table:table-cell table:formula="of:=MIN(MAX(0;[.$B126]*[.R$2]-[.$C126];[.$E126]-[.$C126]);[.$D126])" office:value-type="float" office:value="8" calcext:value-type="float">
            <text:p>8</text:p>
          </table:table-cell>
          <table:table-cell table:formula="of:=MIN(MAX(0;[.$B126]*[.S$2]-[.$C126];[.$E126]-[.$C126]);[.$D126])" office:value-type="float" office:value="8" calcext:value-type="float">
            <text:p>8</text:p>
          </table:table-cell>
          <table:table-cell table:number-columns-repeated="3"/>
          <table:table-cell table:formula="of:=FLOOR([.S126];1)" office:value-type="float" office:value="8" calcext:value-type="float">
            <text:p>8</text:p>
          </table:table-cell>
          <table:table-cell table:formula="of:=[.S126]-[.W126]" office:value-type="float" office:value="0" calcext:value-type="float">
            <text:p>0</text:p>
          </table:table-cell>
          <table:table-cell table:formula="of:=IF(AND(COUNTIF([.$AC$4:.$AC$203];&quot;=&quot;&amp;[.X126]);SUM([.Y$4:.Y125])&lt;[.AD$3]);1;0)" office:value-type="float" office:value="0" calcext:value-type="float">
            <text:p>0</text:p>
          </table:table-cell>
          <table:table-cell table:number-columns-repeated="2"/>
          <table:table-cell table:formula="of:=[.AB125]+COUNTIF([.$X$4:.$X$203];&quot;=&quot;&amp;[.AC125])" office:value-type="float" office:value="24" calcext:value-type="float">
            <text:p>24</text:p>
          </table:table-cell>
          <table:table-cell table:formula="of:=IF([.AB126]&lt;=[.AD$3];LARGE([.$X$4:.$X$203];[.AB126]);&quot;&quot;)">
            <text:p/>
          </table:table-cell>
          <table:table-cell table:number-columns-repeated="2"/>
          <table:table-cell table:formula="of:=[.Y126]+[.W12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26]" office:value-type="float" office:value="124" calcext:value-type="float">
            <text:p>124</text:p>
          </table:table-cell>
          <table:table-cell table:formula="of:=[$Zamówienie.B126]" office:value-type="float" office:value="7" calcext:value-type="float">
            <text:p>7</text:p>
          </table:table-cell>
          <table:table-cell table:formula="of:=[$Zamówienie.C126]" office:value-type="float" office:value="4" calcext:value-type="float">
            <text:p>4</text:p>
          </table:table-cell>
          <table:table-cell table:formula="of:=IF([$Zamówienie.D126]=&quot;&quot;;1.7976931348623157E+308;[$Zamówienie.D126])" office:value-type="float" office:value="5" calcext:value-type="float">
            <text:p>5</text:p>
          </table:table-cell>
          <table:table-cell table:formula="of:=[$Zamówienie.E126]" office:value-type="float" office:value="2" calcext:value-type="float">
            <text:p>2</text:p>
          </table:table-cell>
          <table:table-cell table:number-columns-repeated="4"/>
          <table:table-cell table:formula="of:=MIN(MAX(0;[.$B127]*[.J$2]-[.$C127];[.$E127]-[.$C127]);[.$D127])" office:value-type="float" office:value="5" calcext:value-type="float">
            <text:p>5</text:p>
          </table:table-cell>
          <table:table-cell table:formula="of:=MIN(MAX(0;[.$B127]*[.K$2]-[.$C127];[.$E127]-[.$C127]);[.$D127])" office:value-type="float" office:value="5" calcext:value-type="float">
            <text:p>5</text:p>
          </table:table-cell>
          <table:table-cell table:formula="of:=MIN(MAX(0;[.$B127]*[.L$2]-[.$C127];[.$E127]-[.$C127]);[.$D127])" office:value-type="float" office:value="5" calcext:value-type="float">
            <text:p>5</text:p>
          </table:table-cell>
          <table:table-cell table:formula="of:=MIN(MAX(0;[.$B127]*[.M$2]-[.$C127];[.$E127]-[.$C127]);[.$D127])" office:value-type="float" office:value="5" calcext:value-type="float">
            <text:p>5</text:p>
          </table:table-cell>
          <table:table-cell table:formula="of:=MIN(MAX(0;[.$B127]*[.N$2]-[.$C127];[.$E127]-[.$C127]);[.$D127])" office:value-type="float" office:value="5" calcext:value-type="float">
            <text:p>5</text:p>
          </table:table-cell>
          <table:table-cell table:formula="of:=MIN(MAX(0;[.$B127]*[.O$2]-[.$C127];[.$E127]-[.$C127]);[.$D127])" office:value-type="float" office:value="5" calcext:value-type="float">
            <text:p>5</text:p>
          </table:table-cell>
          <table:table-cell table:formula="of:=MIN(MAX(0;[.$B127]*[.P$2]-[.$C127];[.$E127]-[.$C127]);[.$D127])" office:value-type="float" office:value="5" calcext:value-type="float">
            <text:p>5</text:p>
          </table:table-cell>
          <table:table-cell table:formula="of:=MIN(MAX(0;[.$B127]*[.Q$2]-[.$C127];[.$E127]-[.$C127]);[.$D127])" office:value-type="float" office:value="5" calcext:value-type="float">
            <text:p>5</text:p>
          </table:table-cell>
          <table:table-cell table:formula="of:=MIN(MAX(0;[.$B127]*[.R$2]-[.$C127];[.$E127]-[.$C127]);[.$D127])" office:value-type="float" office:value="5" calcext:value-type="float">
            <text:p>5</text:p>
          </table:table-cell>
          <table:table-cell table:formula="of:=MIN(MAX(0;[.$B127]*[.S$2]-[.$C127];[.$E127]-[.$C127]);[.$D127])" office:value-type="float" office:value="5" calcext:value-type="float">
            <text:p>5</text:p>
          </table:table-cell>
          <table:table-cell table:number-columns-repeated="3"/>
          <table:table-cell table:formula="of:=FLOOR([.S127];1)" office:value-type="float" office:value="5" calcext:value-type="float">
            <text:p>5</text:p>
          </table:table-cell>
          <table:table-cell table:formula="of:=[.S127]-[.W127]" office:value-type="float" office:value="0" calcext:value-type="float">
            <text:p>0</text:p>
          </table:table-cell>
          <table:table-cell table:formula="of:=IF(AND(COUNTIF([.$AC$4:.$AC$203];&quot;=&quot;&amp;[.X127]);SUM([.Y$4:.Y126])&lt;[.AD$3]);1;0)" office:value-type="float" office:value="0" calcext:value-type="float">
            <text:p>0</text:p>
          </table:table-cell>
          <table:table-cell table:number-columns-repeated="2"/>
          <table:table-cell table:formula="of:=[.AB126]+COUNTIF([.$X$4:.$X$203];&quot;=&quot;&amp;[.AC126])" office:value-type="float" office:value="24" calcext:value-type="float">
            <text:p>24</text:p>
          </table:table-cell>
          <table:table-cell table:formula="of:=IF([.AB127]&lt;=[.AD$3];LARGE([.$X$4:.$X$203];[.AB127]);&quot;&quot;)">
            <text:p/>
          </table:table-cell>
          <table:table-cell table:number-columns-repeated="2"/>
          <table:table-cell table:formula="of:=[.Y127]+[.W1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27]" office:value-type="float" office:value="125" calcext:value-type="float">
            <text:p>125</text:p>
          </table:table-cell>
          <table:table-cell table:formula="of:=[$Zamówienie.B127]" office:value-type="float" office:value="10" calcext:value-type="float">
            <text:p>10</text:p>
          </table:table-cell>
          <table:table-cell table:formula="of:=[$Zamówienie.C127]" office:value-type="float" office:value="10" calcext:value-type="float">
            <text:p>10</text:p>
          </table:table-cell>
          <table:table-cell table:formula="of:=IF([$Zamówienie.D127]=&quot;&quot;;1.7976931348623157E+308;[$Zamówienie.D127])" office:value-type="float" office:value="8" calcext:value-type="float">
            <text:p>8</text:p>
          </table:table-cell>
          <table:table-cell table:formula="of:=[$Zamówienie.E127]" office:value-type="float" office:value="8" calcext:value-type="float">
            <text:p>8</text:p>
          </table:table-cell>
          <table:table-cell table:number-columns-repeated="4"/>
          <table:table-cell table:formula="of:=MIN(MAX(0;[.$B128]*[.J$2]-[.$C128];[.$E128]-[.$C128]);[.$D128])" office:value-type="float" office:value="6.13590263691684" calcext:value-type="float">
            <text:p>6,13590263691684</text:p>
          </table:table-cell>
          <table:table-cell table:formula="of:=MIN(MAX(0;[.$B128]*[.K$2]-[.$C128];[.$E128]-[.$C128]);[.$D128])" office:value-type="float" office:value="6.150033986328" calcext:value-type="float">
            <text:p>6,150033986328</text:p>
          </table:table-cell>
          <table:table-cell table:formula="of:=MIN(MAX(0;[.$B128]*[.L$2]-[.$C128];[.$E128]-[.$C128]);[.$D128])" office:value-type="float" office:value="6.15891363450319" calcext:value-type="float">
            <text:p>6,15891363450319</text:p>
          </table:table-cell>
          <table:table-cell table:formula="of:=MIN(MAX(0;[.$B128]*[.M$2]-[.$C128];[.$E128]-[.$C128]);[.$D128])" office:value-type="float" office:value="6.16449208903168" calcext:value-type="float">
            <text:p>6,16449208903168</text:p>
          </table:table-cell>
          <table:table-cell table:formula="of:=MIN(MAX(0;[.$B128]*[.N$2]-[.$C128];[.$E128]-[.$C128]);[.$D128])" office:value-type="float" office:value="6.16799616127343" calcext:value-type="float">
            <text:p>6,16799616127343</text:p>
          </table:table-cell>
          <table:table-cell table:formula="of:=MIN(MAX(0;[.$B128]*[.O$2]-[.$C128];[.$E128]-[.$C128]);[.$D128])" office:value-type="float" office:value="6.1701970352616" calcext:value-type="float">
            <text:p>6,1701970352616</text:p>
          </table:table-cell>
          <table:table-cell table:formula="of:=MIN(MAX(0;[.$B128]*[.P$2]-[.$C128];[.$E128]-[.$C128]);[.$D128])" office:value-type="float" office:value="6.17157930899857" calcext:value-type="float">
            <text:p>6,17157930899857</text:p>
          </table:table-cell>
          <table:table-cell table:formula="of:=MIN(MAX(0;[.$B128]*[.Q$2]-[.$C128];[.$E128]-[.$C128]);[.$D128])" office:value-type="float" office:value="6.17244742615366" calcext:value-type="float">
            <text:p>6,17244742615366</text:p>
          </table:table-cell>
          <table:table-cell table:formula="of:=MIN(MAX(0;[.$B128]*[.R$2]-[.$C128];[.$E128]-[.$C128]);[.$D128])" office:value-type="float" office:value="6.17299262314993" calcext:value-type="float">
            <text:p>6,17299262314993</text:p>
          </table:table-cell>
          <table:table-cell table:formula="of:=MIN(MAX(0;[.$B128]*[.S$2]-[.$C128];[.$E128]-[.$C128]);[.$D128])" office:value-type="float" office:value="6.1733350145237" calcext:value-type="float">
            <text:p>6,1733350145237</text:p>
          </table:table-cell>
          <table:table-cell table:number-columns-repeated="3"/>
          <table:table-cell table:formula="of:=FLOOR([.S128];1)" office:value-type="float" office:value="6" calcext:value-type="float">
            <text:p>6</text:p>
          </table:table-cell>
          <table:table-cell table:formula="of:=[.S128]-[.W128]" office:value-type="float" office:value="0.173335014523701" calcext:value-type="float">
            <text:p>0,173335014523701</text:p>
          </table:table-cell>
          <table:table-cell table:formula="of:=IF(AND(COUNTIF([.$AC$4:.$AC$203];&quot;=&quot;&amp;[.X128]);SUM([.Y$4:.Y127])&lt;[.AD$3]);1;0)" office:value-type="float" office:value="0" calcext:value-type="float">
            <text:p>0</text:p>
          </table:table-cell>
          <table:table-cell table:number-columns-repeated="2"/>
          <table:table-cell table:formula="of:=[.AB127]+COUNTIF([.$X$4:.$X$203];&quot;=&quot;&amp;[.AC127])" office:value-type="float" office:value="24" calcext:value-type="float">
            <text:p>24</text:p>
          </table:table-cell>
          <table:table-cell table:formula="of:=IF([.AB128]&lt;=[.AD$3];LARGE([.$X$4:.$X$203];[.AB128]);&quot;&quot;)">
            <text:p/>
          </table:table-cell>
          <table:table-cell table:number-columns-repeated="2"/>
          <table:table-cell table:formula="of:=[.Y128]+[.W12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28]" office:value-type="float" office:value="126" calcext:value-type="float">
            <text:p>126</text:p>
          </table:table-cell>
          <table:table-cell table:formula="of:=[$Zamówienie.B128]" office:value-type="float" office:value="1" calcext:value-type="float">
            <text:p>1</text:p>
          </table:table-cell>
          <table:table-cell table:formula="of:=[$Zamówienie.C128]" office:value-type="float" office:value="7" calcext:value-type="float">
            <text:p>7</text:p>
          </table:table-cell>
          <table:table-cell table:formula="of:=IF([$Zamówienie.D128]=&quot;&quot;;1.7976931348623157E+308;[$Zamówienie.D128])" office:value-type="float" office:value="4" calcext:value-type="float">
            <text:p>4</text:p>
          </table:table-cell>
          <table:table-cell table:formula="of:=[$Zamówienie.E128]" office:value-type="float" office:value="2" calcext:value-type="float">
            <text:p>2</text:p>
          </table:table-cell>
          <table:table-cell table:number-columns-repeated="4"/>
          <table:table-cell table:formula="of:=MIN(MAX(0;[.$B129]*[.J$2]-[.$C129];[.$E129]-[.$C129]);[.$D129])" office:value-type="float" office:value="0" calcext:value-type="float">
            <text:p>0</text:p>
          </table:table-cell>
          <table:table-cell table:formula="of:=MIN(MAX(0;[.$B129]*[.K$2]-[.$C129];[.$E129]-[.$C129]);[.$D129])" office:value-type="float" office:value="0" calcext:value-type="float">
            <text:p>0</text:p>
          </table:table-cell>
          <table:table-cell table:formula="of:=MIN(MAX(0;[.$B129]*[.L$2]-[.$C129];[.$E129]-[.$C129]);[.$D129])" office:value-type="float" office:value="0" calcext:value-type="float">
            <text:p>0</text:p>
          </table:table-cell>
          <table:table-cell table:formula="of:=MIN(MAX(0;[.$B129]*[.M$2]-[.$C129];[.$E129]-[.$C129]);[.$D129])" office:value-type="float" office:value="0" calcext:value-type="float">
            <text:p>0</text:p>
          </table:table-cell>
          <table:table-cell table:formula="of:=MIN(MAX(0;[.$B129]*[.N$2]-[.$C129];[.$E129]-[.$C129]);[.$D129])" office:value-type="float" office:value="0" calcext:value-type="float">
            <text:p>0</text:p>
          </table:table-cell>
          <table:table-cell table:formula="of:=MIN(MAX(0;[.$B129]*[.O$2]-[.$C129];[.$E129]-[.$C129]);[.$D129])" office:value-type="float" office:value="0" calcext:value-type="float">
            <text:p>0</text:p>
          </table:table-cell>
          <table:table-cell table:formula="of:=MIN(MAX(0;[.$B129]*[.P$2]-[.$C129];[.$E129]-[.$C129]);[.$D129])" office:value-type="float" office:value="0" calcext:value-type="float">
            <text:p>0</text:p>
          </table:table-cell>
          <table:table-cell table:formula="of:=MIN(MAX(0;[.$B129]*[.Q$2]-[.$C129];[.$E129]-[.$C129]);[.$D129])" office:value-type="float" office:value="0" calcext:value-type="float">
            <text:p>0</text:p>
          </table:table-cell>
          <table:table-cell table:formula="of:=MIN(MAX(0;[.$B129]*[.R$2]-[.$C129];[.$E129]-[.$C129]);[.$D129])" office:value-type="float" office:value="0" calcext:value-type="float">
            <text:p>0</text:p>
          </table:table-cell>
          <table:table-cell table:formula="of:=MIN(MAX(0;[.$B129]*[.S$2]-[.$C129];[.$E129]-[.$C129]);[.$D129])" office:value-type="float" office:value="0" calcext:value-type="float">
            <text:p>0</text:p>
          </table:table-cell>
          <table:table-cell table:number-columns-repeated="3"/>
          <table:table-cell table:formula="of:=FLOOR([.S129];1)" office:value-type="float" office:value="0" calcext:value-type="float">
            <text:p>0</text:p>
          </table:table-cell>
          <table:table-cell table:formula="of:=[.S129]-[.W129]" office:value-type="float" office:value="0" calcext:value-type="float">
            <text:p>0</text:p>
          </table:table-cell>
          <table:table-cell table:formula="of:=IF(AND(COUNTIF([.$AC$4:.$AC$203];&quot;=&quot;&amp;[.X129]);SUM([.Y$4:.Y128])&lt;[.AD$3]);1;0)" office:value-type="float" office:value="0" calcext:value-type="float">
            <text:p>0</text:p>
          </table:table-cell>
          <table:table-cell table:number-columns-repeated="2"/>
          <table:table-cell table:formula="of:=[.AB128]+COUNTIF([.$X$4:.$X$203];&quot;=&quot;&amp;[.AC128])" office:value-type="float" office:value="24" calcext:value-type="float">
            <text:p>24</text:p>
          </table:table-cell>
          <table:table-cell table:formula="of:=IF([.AB129]&lt;=[.AD$3];LARGE([.$X$4:.$X$203];[.AB129]);&quot;&quot;)">
            <text:p/>
          </table:table-cell>
          <table:table-cell table:number-columns-repeated="2"/>
          <table:table-cell table:formula="of:=[.Y129]+[.W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9]" office:value-type="float" office:value="127" calcext:value-type="float">
            <text:p>127</text:p>
          </table:table-cell>
          <table:table-cell table:formula="of:=[$Zamówienie.B129]" office:value-type="float" office:value="2" calcext:value-type="float">
            <text:p>2</text:p>
          </table:table-cell>
          <table:table-cell table:formula="of:=[$Zamówienie.C129]" office:value-type="float" office:value="2" calcext:value-type="float">
            <text:p>2</text:p>
          </table:table-cell>
          <table:table-cell table:formula="of:=IF([$Zamówienie.D129]=&quot;&quot;;1.7976931348623157E+308;[$Zamówienie.D129])" office:value-type="float" office:value="7" calcext:value-type="float">
            <text:p>7</text:p>
          </table:table-cell>
          <table:table-cell table:formula="of:=[$Zamówienie.E129]" office:value-type="float" office:value="10" calcext:value-type="float">
            <text:p>10</text:p>
          </table:table-cell>
          <table:table-cell table:number-columns-repeated="4"/>
          <table:table-cell table:formula="of:=MIN(MAX(0;[.$B130]*[.J$2]-[.$C130];[.$E130]-[.$C130]);[.$D130])" office:value-type="float" office:value="7" calcext:value-type="float">
            <text:p>7</text:p>
          </table:table-cell>
          <table:table-cell table:formula="of:=MIN(MAX(0;[.$B130]*[.K$2]-[.$C130];[.$E130]-[.$C130]);[.$D130])" office:value-type="float" office:value="7" calcext:value-type="float">
            <text:p>7</text:p>
          </table:table-cell>
          <table:table-cell table:formula="of:=MIN(MAX(0;[.$B130]*[.L$2]-[.$C130];[.$E130]-[.$C130]);[.$D130])" office:value-type="float" office:value="7" calcext:value-type="float">
            <text:p>7</text:p>
          </table:table-cell>
          <table:table-cell table:formula="of:=MIN(MAX(0;[.$B130]*[.M$2]-[.$C130];[.$E130]-[.$C130]);[.$D130])" office:value-type="float" office:value="7" calcext:value-type="float">
            <text:p>7</text:p>
          </table:table-cell>
          <table:table-cell table:formula="of:=MIN(MAX(0;[.$B130]*[.N$2]-[.$C130];[.$E130]-[.$C130]);[.$D130])" office:value-type="float" office:value="7" calcext:value-type="float">
            <text:p>7</text:p>
          </table:table-cell>
          <table:table-cell table:formula="of:=MIN(MAX(0;[.$B130]*[.O$2]-[.$C130];[.$E130]-[.$C130]);[.$D130])" office:value-type="float" office:value="7" calcext:value-type="float">
            <text:p>7</text:p>
          </table:table-cell>
          <table:table-cell table:formula="of:=MIN(MAX(0;[.$B130]*[.P$2]-[.$C130];[.$E130]-[.$C130]);[.$D130])" office:value-type="float" office:value="7" calcext:value-type="float">
            <text:p>7</text:p>
          </table:table-cell>
          <table:table-cell table:formula="of:=MIN(MAX(0;[.$B130]*[.Q$2]-[.$C130];[.$E130]-[.$C130]);[.$D130])" office:value-type="float" office:value="7" calcext:value-type="float">
            <text:p>7</text:p>
          </table:table-cell>
          <table:table-cell table:formula="of:=MIN(MAX(0;[.$B130]*[.R$2]-[.$C130];[.$E130]-[.$C130]);[.$D130])" office:value-type="float" office:value="7" calcext:value-type="float">
            <text:p>7</text:p>
          </table:table-cell>
          <table:table-cell table:formula="of:=MIN(MAX(0;[.$B130]*[.S$2]-[.$C130];[.$E130]-[.$C130]);[.$D130])" office:value-type="float" office:value="7" calcext:value-type="float">
            <text:p>7</text:p>
          </table:table-cell>
          <table:table-cell table:number-columns-repeated="3"/>
          <table:table-cell table:formula="of:=FLOOR([.S130];1)" office:value-type="float" office:value="7" calcext:value-type="float">
            <text:p>7</text:p>
          </table:table-cell>
          <table:table-cell table:formula="of:=[.S130]-[.W130]" office:value-type="float" office:value="0" calcext:value-type="float">
            <text:p>0</text:p>
          </table:table-cell>
          <table:table-cell table:formula="of:=IF(AND(COUNTIF([.$AC$4:.$AC$203];&quot;=&quot;&amp;[.X130]);SUM([.Y$4:.Y129])&lt;[.AD$3]);1;0)" office:value-type="float" office:value="0" calcext:value-type="float">
            <text:p>0</text:p>
          </table:table-cell>
          <table:table-cell table:number-columns-repeated="2"/>
          <table:table-cell table:formula="of:=[.AB129]+COUNTIF([.$X$4:.$X$203];&quot;=&quot;&amp;[.AC129])" office:value-type="float" office:value="24" calcext:value-type="float">
            <text:p>24</text:p>
          </table:table-cell>
          <table:table-cell table:formula="of:=IF([.AB130]&lt;=[.AD$3];LARGE([.$X$4:.$X$203];[.AB130]);&quot;&quot;)">
            <text:p/>
          </table:table-cell>
          <table:table-cell table:number-columns-repeated="2"/>
          <table:table-cell table:formula="of:=[.Y130]+[.W1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30]" office:value-type="float" office:value="128" calcext:value-type="float">
            <text:p>128</text:p>
          </table:table-cell>
          <table:table-cell table:formula="of:=[$Zamówienie.B130]" office:value-type="float" office:value="0" calcext:value-type="float">
            <text:p>0</text:p>
          </table:table-cell>
          <table:table-cell table:formula="of:=[$Zamówienie.C130]" office:value-type="float" office:value="4" calcext:value-type="float">
            <text:p>4</text:p>
          </table:table-cell>
          <table:table-cell table:formula="of:=IF([$Zamówienie.D130]=&quot;&quot;;1.7976931348623157E+308;[$Zamówienie.D130])" office:value-type="float" office:value="8" calcext:value-type="float">
            <text:p>8</text:p>
          </table:table-cell>
          <table:table-cell table:formula="of:=[$Zamówienie.E130]" office:value-type="float" office:value="1" calcext:value-type="float">
            <text:p>1</text:p>
          </table:table-cell>
          <table:table-cell table:number-columns-repeated="4"/>
          <table:table-cell table:formula="of:=MIN(MAX(0;[.$B131]*[.J$2]-[.$C131];[.$E131]-[.$C131]);[.$D131])" office:value-type="float" office:value="0" calcext:value-type="float">
            <text:p>0</text:p>
          </table:table-cell>
          <table:table-cell table:formula="of:=MIN(MAX(0;[.$B131]*[.K$2]-[.$C131];[.$E131]-[.$C131]);[.$D131])" office:value-type="float" office:value="0" calcext:value-type="float">
            <text:p>0</text:p>
          </table:table-cell>
          <table:table-cell table:formula="of:=MIN(MAX(0;[.$B131]*[.L$2]-[.$C131];[.$E131]-[.$C131]);[.$D131])" office:value-type="float" office:value="0" calcext:value-type="float">
            <text:p>0</text:p>
          </table:table-cell>
          <table:table-cell table:formula="of:=MIN(MAX(0;[.$B131]*[.M$2]-[.$C131];[.$E131]-[.$C131]);[.$D131])" office:value-type="float" office:value="0" calcext:value-type="float">
            <text:p>0</text:p>
          </table:table-cell>
          <table:table-cell table:formula="of:=MIN(MAX(0;[.$B131]*[.N$2]-[.$C131];[.$E131]-[.$C131]);[.$D131])" office:value-type="float" office:value="0" calcext:value-type="float">
            <text:p>0</text:p>
          </table:table-cell>
          <table:table-cell table:formula="of:=MIN(MAX(0;[.$B131]*[.O$2]-[.$C131];[.$E131]-[.$C131]);[.$D131])" office:value-type="float" office:value="0" calcext:value-type="float">
            <text:p>0</text:p>
          </table:table-cell>
          <table:table-cell table:formula="of:=MIN(MAX(0;[.$B131]*[.P$2]-[.$C131];[.$E131]-[.$C131]);[.$D131])" office:value-type="float" office:value="0" calcext:value-type="float">
            <text:p>0</text:p>
          </table:table-cell>
          <table:table-cell table:formula="of:=MIN(MAX(0;[.$B131]*[.Q$2]-[.$C131];[.$E131]-[.$C131]);[.$D131])" office:value-type="float" office:value="0" calcext:value-type="float">
            <text:p>0</text:p>
          </table:table-cell>
          <table:table-cell table:formula="of:=MIN(MAX(0;[.$B131]*[.R$2]-[.$C131];[.$E131]-[.$C131]);[.$D131])" office:value-type="float" office:value="0" calcext:value-type="float">
            <text:p>0</text:p>
          </table:table-cell>
          <table:table-cell table:formula="of:=MIN(MAX(0;[.$B131]*[.S$2]-[.$C131];[.$E131]-[.$C131]);[.$D131])" office:value-type="float" office:value="0" calcext:value-type="float">
            <text:p>0</text:p>
          </table:table-cell>
          <table:table-cell table:number-columns-repeated="3"/>
          <table:table-cell table:formula="of:=FLOOR([.S131];1)" office:value-type="float" office:value="0" calcext:value-type="float">
            <text:p>0</text:p>
          </table:table-cell>
          <table:table-cell table:formula="of:=[.S131]-[.W131]" office:value-type="float" office:value="0" calcext:value-type="float">
            <text:p>0</text:p>
          </table:table-cell>
          <table:table-cell table:formula="of:=IF(AND(COUNTIF([.$AC$4:.$AC$203];&quot;=&quot;&amp;[.X131]);SUM([.Y$4:.Y130])&lt;[.AD$3]);1;0)" office:value-type="float" office:value="0" calcext:value-type="float">
            <text:p>0</text:p>
          </table:table-cell>
          <table:table-cell table:number-columns-repeated="2"/>
          <table:table-cell table:formula="of:=[.AB130]+COUNTIF([.$X$4:.$X$203];&quot;=&quot;&amp;[.AC130])" office:value-type="float" office:value="24" calcext:value-type="float">
            <text:p>24</text:p>
          </table:table-cell>
          <table:table-cell table:formula="of:=IF([.AB131]&lt;=[.AD$3];LARGE([.$X$4:.$X$203];[.AB131]);&quot;&quot;)">
            <text:p/>
          </table:table-cell>
          <table:table-cell table:number-columns-repeated="2"/>
          <table:table-cell table:formula="of:=[.Y131]+[.W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1]" office:value-type="float" office:value="129" calcext:value-type="float">
            <text:p>129</text:p>
          </table:table-cell>
          <table:table-cell table:formula="of:=[$Zamówienie.B131]" office:value-type="float" office:value="7" calcext:value-type="float">
            <text:p>7</text:p>
          </table:table-cell>
          <table:table-cell table:formula="of:=[$Zamówienie.C131]" office:value-type="float" office:value="8" calcext:value-type="float">
            <text:p>8</text:p>
          </table:table-cell>
          <table:table-cell table:formula="of:=IF([$Zamówienie.D131]=&quot;&quot;;1.7976931348623157E+308;[$Zamówienie.D131])" office:value-type="float" office:value="4" calcext:value-type="float">
            <text:p>4</text:p>
          </table:table-cell>
          <table:table-cell table:formula="of:=[$Zamówienie.E131]" office:value-type="float" office:value="3" calcext:value-type="float">
            <text:p>3</text:p>
          </table:table-cell>
          <table:table-cell table:number-columns-repeated="4"/>
          <table:table-cell table:formula="of:=MIN(MAX(0;[.$B132]*[.J$2]-[.$C132];[.$E132]-[.$C132]);[.$D132])" office:value-type="float" office:value="3.29513184584179" calcext:value-type="float">
            <text:p>3,29513184584179</text:p>
          </table:table-cell>
          <table:table-cell table:formula="of:=MIN(MAX(0;[.$B132]*[.K$2]-[.$C132];[.$E132]-[.$C132]);[.$D132])" office:value-type="float" office:value="3.3050237904296" calcext:value-type="float">
            <text:p>3,3050237904296</text:p>
          </table:table-cell>
          <table:table-cell table:formula="of:=MIN(MAX(0;[.$B132]*[.L$2]-[.$C132];[.$E132]-[.$C132]);[.$D132])" office:value-type="float" office:value="3.31123954415223" calcext:value-type="float">
            <text:p>3,31123954415223</text:p>
          </table:table-cell>
          <table:table-cell table:formula="of:=MIN(MAX(0;[.$B132]*[.M$2]-[.$C132];[.$E132]-[.$C132]);[.$D132])" office:value-type="float" office:value="3.31514446232217" calcext:value-type="float">
            <text:p>3,31514446232217</text:p>
          </table:table-cell>
          <table:table-cell table:formula="of:=MIN(MAX(0;[.$B132]*[.N$2]-[.$C132];[.$E132]-[.$C132]);[.$D132])" office:value-type="float" office:value="3.3175973128914" calcext:value-type="float">
            <text:p>3,3175973128914</text:p>
          </table:table-cell>
          <table:table-cell table:formula="of:=MIN(MAX(0;[.$B132]*[.O$2]-[.$C132];[.$E132]-[.$C132]);[.$D132])" office:value-type="float" office:value="3.31913792468312" calcext:value-type="float">
            <text:p>3,31913792468312</text:p>
          </table:table-cell>
          <table:table-cell table:formula="of:=MIN(MAX(0;[.$B132]*[.P$2]-[.$C132];[.$E132]-[.$C132]);[.$D132])" office:value-type="float" office:value="3.320105516299" calcext:value-type="float">
            <text:p>3,320105516299</text:p>
          </table:table-cell>
          <table:table-cell table:formula="of:=MIN(MAX(0;[.$B132]*[.Q$2]-[.$C132];[.$E132]-[.$C132]);[.$D132])" office:value-type="float" office:value="3.32071319830756" calcext:value-type="float">
            <text:p>3,32071319830756</text:p>
          </table:table-cell>
          <table:table-cell table:formula="of:=MIN(MAX(0;[.$B132]*[.R$2]-[.$C132];[.$E132]-[.$C132]);[.$D132])" office:value-type="float" office:value="3.32109483620495" calcext:value-type="float">
            <text:p>3,32109483620495</text:p>
          </table:table-cell>
          <table:table-cell table:formula="of:=MIN(MAX(0;[.$B132]*[.S$2]-[.$C132];[.$E132]-[.$C132]);[.$D132])" office:value-type="float" office:value="3.32133451016659" calcext:value-type="float">
            <text:p>3,32133451016659</text:p>
          </table:table-cell>
          <table:table-cell table:number-columns-repeated="3"/>
          <table:table-cell table:formula="of:=FLOOR([.S132];1)" office:value-type="float" office:value="3" calcext:value-type="float">
            <text:p>3</text:p>
          </table:table-cell>
          <table:table-cell table:formula="of:=[.S132]-[.W132]" office:value-type="float" office:value="0.321334510166592" calcext:value-type="float">
            <text:p>0,321334510166592</text:p>
          </table:table-cell>
          <table:table-cell table:formula="of:=IF(AND(COUNTIF([.$AC$4:.$AC$203];&quot;=&quot;&amp;[.X132]);SUM([.Y$4:.Y131])&lt;[.AD$3]);1;0)" office:value-type="float" office:value="1" calcext:value-type="float">
            <text:p>1</text:p>
          </table:table-cell>
          <table:table-cell table:number-columns-repeated="2"/>
          <table:table-cell table:formula="of:=[.AB131]+COUNTIF([.$X$4:.$X$203];&quot;=&quot;&amp;[.AC131])" office:value-type="float" office:value="24" calcext:value-type="float">
            <text:p>24</text:p>
          </table:table-cell>
          <table:table-cell table:formula="of:=IF([.AB132]&lt;=[.AD$3];LARGE([.$X$4:.$X$203];[.AB132]);&quot;&quot;)">
            <text:p/>
          </table:table-cell>
          <table:table-cell table:number-columns-repeated="2"/>
          <table:table-cell table:formula="of:=[.Y132]+[.W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2]" office:value-type="float" office:value="130" calcext:value-type="float">
            <text:p>130</text:p>
          </table:table-cell>
          <table:table-cell table:formula="of:=[$Zamówienie.B132]" office:value-type="float" office:value="6" calcext:value-type="float">
            <text:p>6</text:p>
          </table:table-cell>
          <table:table-cell table:formula="of:=[$Zamówienie.C132]" office:value-type="float" office:value="3" calcext:value-type="float">
            <text:p>3</text:p>
          </table:table-cell>
          <table:table-cell table:formula="of:=IF([$Zamówienie.D132]=&quot;&quot;;1.7976931348623157E+308;[$Zamówienie.D132])" office:value-type="float" office:value="8" calcext:value-type="float">
            <text:p>8</text:p>
          </table:table-cell>
          <table:table-cell table:formula="of:=[$Zamówienie.E132]" office:value-type="float" office:value="0" calcext:value-type="float">
            <text:p>0</text:p>
          </table:table-cell>
          <table:table-cell table:number-columns-repeated="4"/>
          <table:table-cell table:formula="of:=MIN(MAX(0;[.$B133]*[.J$2]-[.$C133];[.$E133]-[.$C133]);[.$D133])" office:value-type="float" office:value="6.6815415821501" calcext:value-type="float">
            <text:p>6,6815415821501</text:p>
          </table:table-cell>
          <table:table-cell table:formula="of:=MIN(MAX(0;[.$B133]*[.K$2]-[.$C133];[.$E133]-[.$C133]);[.$D133])" office:value-type="float" office:value="6.6900203917968" calcext:value-type="float">
            <text:p>6,6900203917968</text:p>
          </table:table-cell>
          <table:table-cell table:formula="of:=MIN(MAX(0;[.$B133]*[.L$2]-[.$C133];[.$E133]-[.$C133]);[.$D133])" office:value-type="float" office:value="6.69534818070191" calcext:value-type="float">
            <text:p>6,69534818070191</text:p>
          </table:table-cell>
          <table:table-cell table:formula="of:=MIN(MAX(0;[.$B133]*[.M$2]-[.$C133];[.$E133]-[.$C133]);[.$D133])" office:value-type="float" office:value="6.69869525341901" calcext:value-type="float">
            <text:p>6,69869525341901</text:p>
          </table:table-cell>
          <table:table-cell table:formula="of:=MIN(MAX(0;[.$B133]*[.N$2]-[.$C133];[.$E133]-[.$C133]);[.$D133])" office:value-type="float" office:value="6.70079769676406" calcext:value-type="float">
            <text:p>6,70079769676406</text:p>
          </table:table-cell>
          <table:table-cell table:formula="of:=MIN(MAX(0;[.$B133]*[.O$2]-[.$C133];[.$E133]-[.$C133]);[.$D133])" office:value-type="float" office:value="6.70211822115696" calcext:value-type="float">
            <text:p>6,70211822115696</text:p>
          </table:table-cell>
          <table:table-cell table:formula="of:=MIN(MAX(0;[.$B133]*[.P$2]-[.$C133];[.$E133]-[.$C133]);[.$D133])" office:value-type="float" office:value="6.70294758539914" calcext:value-type="float">
            <text:p>6,70294758539914</text:p>
          </table:table-cell>
          <table:table-cell table:formula="of:=MIN(MAX(0;[.$B133]*[.Q$2]-[.$C133];[.$E133]-[.$C133]);[.$D133])" office:value-type="float" office:value="6.7034684556922" calcext:value-type="float">
            <text:p>6,7034684556922</text:p>
          </table:table-cell>
          <table:table-cell table:formula="of:=MIN(MAX(0;[.$B133]*[.R$2]-[.$C133];[.$E133]-[.$C133]);[.$D133])" office:value-type="float" office:value="6.70379557388996" calcext:value-type="float">
            <text:p>6,70379557388996</text:p>
          </table:table-cell>
          <table:table-cell table:formula="of:=MIN(MAX(0;[.$B133]*[.S$2]-[.$C133];[.$E133]-[.$C133]);[.$D133])" office:value-type="float" office:value="6.70400100871422" calcext:value-type="float">
            <text:p>6,70400100871422</text:p>
          </table:table-cell>
          <table:table-cell table:number-columns-repeated="3"/>
          <table:table-cell table:formula="of:=FLOOR([.S133];1)" office:value-type="float" office:value="6" calcext:value-type="float">
            <text:p>6</text:p>
          </table:table-cell>
          <table:table-cell table:formula="of:=[.S133]-[.W133]" office:value-type="float" office:value="0.704001008714222" calcext:value-type="float">
            <text:p>0,704001008714222</text:p>
          </table:table-cell>
          <table:table-cell table:formula="of:=IF(AND(COUNTIF([.$AC$4:.$AC$203];&quot;=&quot;&amp;[.X133]);SUM([.Y$4:.Y132])&lt;[.AD$3]);1;0)" office:value-type="float" office:value="0" calcext:value-type="float">
            <text:p>0</text:p>
          </table:table-cell>
          <table:table-cell table:number-columns-repeated="2"/>
          <table:table-cell table:formula="of:=[.AB132]+COUNTIF([.$X$4:.$X$203];&quot;=&quot;&amp;[.AC132])" office:value-type="float" office:value="24" calcext:value-type="float">
            <text:p>24</text:p>
          </table:table-cell>
          <table:table-cell table:formula="of:=IF([.AB133]&lt;=[.AD$3];LARGE([.$X$4:.$X$203];[.AB133]);&quot;&quot;)">
            <text:p/>
          </table:table-cell>
          <table:table-cell table:number-columns-repeated="2"/>
          <table:table-cell table:formula="of:=[.Y133]+[.W13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33]" office:value-type="float" office:value="131" calcext:value-type="float">
            <text:p>131</text:p>
          </table:table-cell>
          <table:table-cell table:formula="of:=[$Zamówienie.B133]" office:value-type="float" office:value="1" calcext:value-type="float">
            <text:p>1</text:p>
          </table:table-cell>
          <table:table-cell table:formula="of:=[$Zamówienie.C133]" office:value-type="float" office:value="4" calcext:value-type="float">
            <text:p>4</text:p>
          </table:table-cell>
          <table:table-cell table:formula="of:=IF([$Zamówienie.D133]=&quot;&quot;;1.7976931348623157E+308;[$Zamówienie.D133])" office:value-type="float" office:value="3" calcext:value-type="float">
            <text:p>3</text:p>
          </table:table-cell>
          <table:table-cell table:formula="of:=[$Zamówienie.E133]" office:value-type="float" office:value="5" calcext:value-type="float">
            <text:p>5</text:p>
          </table:table-cell>
          <table:table-cell table:number-columns-repeated="4"/>
          <table:table-cell table:formula="of:=MIN(MAX(0;[.$B134]*[.J$2]-[.$C134];[.$E134]-[.$C134]);[.$D134])" office:value-type="float" office:value="1" calcext:value-type="float">
            <text:p>1</text:p>
          </table:table-cell>
          <table:table-cell table:formula="of:=MIN(MAX(0;[.$B134]*[.K$2]-[.$C134];[.$E134]-[.$C134]);[.$D134])" office:value-type="float" office:value="1" calcext:value-type="float">
            <text:p>1</text:p>
          </table:table-cell>
          <table:table-cell table:formula="of:=MIN(MAX(0;[.$B134]*[.L$2]-[.$C134];[.$E134]-[.$C134]);[.$D134])" office:value-type="float" office:value="1" calcext:value-type="float">
            <text:p>1</text:p>
          </table:table-cell>
          <table:table-cell table:formula="of:=MIN(MAX(0;[.$B134]*[.M$2]-[.$C134];[.$E134]-[.$C134]);[.$D134])" office:value-type="float" office:value="1" calcext:value-type="float">
            <text:p>1</text:p>
          </table:table-cell>
          <table:table-cell table:formula="of:=MIN(MAX(0;[.$B134]*[.N$2]-[.$C134];[.$E134]-[.$C134]);[.$D134])" office:value-type="float" office:value="1" calcext:value-type="float">
            <text:p>1</text:p>
          </table:table-cell>
          <table:table-cell table:formula="of:=MIN(MAX(0;[.$B134]*[.O$2]-[.$C134];[.$E134]-[.$C134]);[.$D134])" office:value-type="float" office:value="1" calcext:value-type="float">
            <text:p>1</text:p>
          </table:table-cell>
          <table:table-cell table:formula="of:=MIN(MAX(0;[.$B134]*[.P$2]-[.$C134];[.$E134]-[.$C134]);[.$D134])" office:value-type="float" office:value="1" calcext:value-type="float">
            <text:p>1</text:p>
          </table:table-cell>
          <table:table-cell table:formula="of:=MIN(MAX(0;[.$B134]*[.Q$2]-[.$C134];[.$E134]-[.$C134]);[.$D134])" office:value-type="float" office:value="1" calcext:value-type="float">
            <text:p>1</text:p>
          </table:table-cell>
          <table:table-cell table:formula="of:=MIN(MAX(0;[.$B134]*[.R$2]-[.$C134];[.$E134]-[.$C134]);[.$D134])" office:value-type="float" office:value="1" calcext:value-type="float">
            <text:p>1</text:p>
          </table:table-cell>
          <table:table-cell table:formula="of:=MIN(MAX(0;[.$B134]*[.S$2]-[.$C134];[.$E134]-[.$C134]);[.$D134])" office:value-type="float" office:value="1" calcext:value-type="float">
            <text:p>1</text:p>
          </table:table-cell>
          <table:table-cell table:number-columns-repeated="3"/>
          <table:table-cell table:formula="of:=FLOOR([.S134];1)" office:value-type="float" office:value="1" calcext:value-type="float">
            <text:p>1</text:p>
          </table:table-cell>
          <table:table-cell table:formula="of:=[.S134]-[.W134]" office:value-type="float" office:value="0" calcext:value-type="float">
            <text:p>0</text:p>
          </table:table-cell>
          <table:table-cell table:formula="of:=IF(AND(COUNTIF([.$AC$4:.$AC$203];&quot;=&quot;&amp;[.X134]);SUM([.Y$4:.Y133])&lt;[.AD$3]);1;0)" office:value-type="float" office:value="0" calcext:value-type="float">
            <text:p>0</text:p>
          </table:table-cell>
          <table:table-cell table:number-columns-repeated="2"/>
          <table:table-cell table:formula="of:=[.AB133]+COUNTIF([.$X$4:.$X$203];&quot;=&quot;&amp;[.AC133])" office:value-type="float" office:value="24" calcext:value-type="float">
            <text:p>24</text:p>
          </table:table-cell>
          <table:table-cell table:formula="of:=IF([.AB134]&lt;=[.AD$3];LARGE([.$X$4:.$X$203];[.AB134]);&quot;&quot;)">
            <text:p/>
          </table:table-cell>
          <table:table-cell table:number-columns-repeated="2"/>
          <table:table-cell table:formula="of:=[.Y134]+[.W1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34]" office:value-type="float" office:value="132" calcext:value-type="float">
            <text:p>132</text:p>
          </table:table-cell>
          <table:table-cell table:formula="of:=[$Zamówienie.B134]" office:value-type="float" office:value="2" calcext:value-type="float">
            <text:p>2</text:p>
          </table:table-cell>
          <table:table-cell table:formula="of:=[$Zamówienie.C134]" office:value-type="float" office:value="1" calcext:value-type="float">
            <text:p>1</text:p>
          </table:table-cell>
          <table:table-cell table:formula="of:=IF([$Zamówienie.D134]=&quot;&quot;;1.7976931348623157E+308;[$Zamówienie.D134])" office:value-type="float" office:value="9" calcext:value-type="float">
            <text:p>9</text:p>
          </table:table-cell>
          <table:table-cell table:formula="of:=[$Zamówienie.E134]" office:value-type="float" office:value="10" calcext:value-type="float">
            <text:p>10</text:p>
          </table:table-cell>
          <table:table-cell table:number-columns-repeated="4"/>
          <table:table-cell table:formula="of:=MIN(MAX(0;[.$B135]*[.J$2]-[.$C135];[.$E135]-[.$C135]);[.$D135])" office:value-type="float" office:value="9" calcext:value-type="float">
            <text:p>9</text:p>
          </table:table-cell>
          <table:table-cell table:formula="of:=MIN(MAX(0;[.$B135]*[.K$2]-[.$C135];[.$E135]-[.$C135]);[.$D135])" office:value-type="float" office:value="9" calcext:value-type="float">
            <text:p>9</text:p>
          </table:table-cell>
          <table:table-cell table:formula="of:=MIN(MAX(0;[.$B135]*[.L$2]-[.$C135];[.$E135]-[.$C135]);[.$D135])" office:value-type="float" office:value="9" calcext:value-type="float">
            <text:p>9</text:p>
          </table:table-cell>
          <table:table-cell table:formula="of:=MIN(MAX(0;[.$B135]*[.M$2]-[.$C135];[.$E135]-[.$C135]);[.$D135])" office:value-type="float" office:value="9" calcext:value-type="float">
            <text:p>9</text:p>
          </table:table-cell>
          <table:table-cell table:formula="of:=MIN(MAX(0;[.$B135]*[.N$2]-[.$C135];[.$E135]-[.$C135]);[.$D135])" office:value-type="float" office:value="9" calcext:value-type="float">
            <text:p>9</text:p>
          </table:table-cell>
          <table:table-cell table:formula="of:=MIN(MAX(0;[.$B135]*[.O$2]-[.$C135];[.$E135]-[.$C135]);[.$D135])" office:value-type="float" office:value="9" calcext:value-type="float">
            <text:p>9</text:p>
          </table:table-cell>
          <table:table-cell table:formula="of:=MIN(MAX(0;[.$B135]*[.P$2]-[.$C135];[.$E135]-[.$C135]);[.$D135])" office:value-type="float" office:value="9" calcext:value-type="float">
            <text:p>9</text:p>
          </table:table-cell>
          <table:table-cell table:formula="of:=MIN(MAX(0;[.$B135]*[.Q$2]-[.$C135];[.$E135]-[.$C135]);[.$D135])" office:value-type="float" office:value="9" calcext:value-type="float">
            <text:p>9</text:p>
          </table:table-cell>
          <table:table-cell table:formula="of:=MIN(MAX(0;[.$B135]*[.R$2]-[.$C135];[.$E135]-[.$C135]);[.$D135])" office:value-type="float" office:value="9" calcext:value-type="float">
            <text:p>9</text:p>
          </table:table-cell>
          <table:table-cell table:formula="of:=MIN(MAX(0;[.$B135]*[.S$2]-[.$C135];[.$E135]-[.$C135]);[.$D135])" office:value-type="float" office:value="9" calcext:value-type="float">
            <text:p>9</text:p>
          </table:table-cell>
          <table:table-cell table:number-columns-repeated="3"/>
          <table:table-cell table:formula="of:=FLOOR([.S135];1)" office:value-type="float" office:value="9" calcext:value-type="float">
            <text:p>9</text:p>
          </table:table-cell>
          <table:table-cell table:formula="of:=[.S135]-[.W135]" office:value-type="float" office:value="0" calcext:value-type="float">
            <text:p>0</text:p>
          </table:table-cell>
          <table:table-cell table:formula="of:=IF(AND(COUNTIF([.$AC$4:.$AC$203];&quot;=&quot;&amp;[.X135]);SUM([.Y$4:.Y134])&lt;[.AD$3]);1;0)" office:value-type="float" office:value="0" calcext:value-type="float">
            <text:p>0</text:p>
          </table:table-cell>
          <table:table-cell table:number-columns-repeated="2"/>
          <table:table-cell table:formula="of:=[.AB134]+COUNTIF([.$X$4:.$X$203];&quot;=&quot;&amp;[.AC134])" office:value-type="float" office:value="24" calcext:value-type="float">
            <text:p>24</text:p>
          </table:table-cell>
          <table:table-cell table:formula="of:=IF([.AB135]&lt;=[.AD$3];LARGE([.$X$4:.$X$203];[.AB135]);&quot;&quot;)">
            <text:p/>
          </table:table-cell>
          <table:table-cell table:number-columns-repeated="2"/>
          <table:table-cell table:formula="of:=[.Y135]+[.W13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35]" office:value-type="float" office:value="133" calcext:value-type="float">
            <text:p>133</text:p>
          </table:table-cell>
          <table:table-cell table:formula="of:=[$Zamówienie.B135]" office:value-type="float" office:value="1" calcext:value-type="float">
            <text:p>1</text:p>
          </table:table-cell>
          <table:table-cell table:formula="of:=[$Zamówienie.C135]" office:value-type="float" office:value="5" calcext:value-type="float">
            <text:p>5</text:p>
          </table:table-cell>
          <table:table-cell table:formula="of:=IF([$Zamówienie.D135]=&quot;&quot;;1.7976931348623157E+308;[$Zamówienie.D135])" office:value-type="float" office:value="1" calcext:value-type="float">
            <text:p>1</text:p>
          </table:table-cell>
          <table:table-cell table:formula="of:=[$Zamówienie.E135]" office:value-type="float" office:value="4" calcext:value-type="float">
            <text:p>4</text:p>
          </table:table-cell>
          <table:table-cell table:number-columns-repeated="4"/>
          <table:table-cell table:formula="of:=MIN(MAX(0;[.$B136]*[.J$2]-[.$C136];[.$E136]-[.$C136]);[.$D136])" office:value-type="float" office:value="0" calcext:value-type="float">
            <text:p>0</text:p>
          </table:table-cell>
          <table:table-cell table:formula="of:=MIN(MAX(0;[.$B136]*[.K$2]-[.$C136];[.$E136]-[.$C136]);[.$D136])" office:value-type="float" office:value="0" calcext:value-type="float">
            <text:p>0</text:p>
          </table:table-cell>
          <table:table-cell table:formula="of:=MIN(MAX(0;[.$B136]*[.L$2]-[.$C136];[.$E136]-[.$C136]);[.$D136])" office:value-type="float" office:value="0" calcext:value-type="float">
            <text:p>0</text:p>
          </table:table-cell>
          <table:table-cell table:formula="of:=MIN(MAX(0;[.$B136]*[.M$2]-[.$C136];[.$E136]-[.$C136]);[.$D136])" office:value-type="float" office:value="0" calcext:value-type="float">
            <text:p>0</text:p>
          </table:table-cell>
          <table:table-cell table:formula="of:=MIN(MAX(0;[.$B136]*[.N$2]-[.$C136];[.$E136]-[.$C136]);[.$D136])" office:value-type="float" office:value="0" calcext:value-type="float">
            <text:p>0</text:p>
          </table:table-cell>
          <table:table-cell table:formula="of:=MIN(MAX(0;[.$B136]*[.O$2]-[.$C136];[.$E136]-[.$C136]);[.$D136])" office:value-type="float" office:value="0" calcext:value-type="float">
            <text:p>0</text:p>
          </table:table-cell>
          <table:table-cell table:formula="of:=MIN(MAX(0;[.$B136]*[.P$2]-[.$C136];[.$E136]-[.$C136]);[.$D136])" office:value-type="float" office:value="0" calcext:value-type="float">
            <text:p>0</text:p>
          </table:table-cell>
          <table:table-cell table:formula="of:=MIN(MAX(0;[.$B136]*[.Q$2]-[.$C136];[.$E136]-[.$C136]);[.$D136])" office:value-type="float" office:value="0" calcext:value-type="float">
            <text:p>0</text:p>
          </table:table-cell>
          <table:table-cell table:formula="of:=MIN(MAX(0;[.$B136]*[.R$2]-[.$C136];[.$E136]-[.$C136]);[.$D136])" office:value-type="float" office:value="0" calcext:value-type="float">
            <text:p>0</text:p>
          </table:table-cell>
          <table:table-cell table:formula="of:=MIN(MAX(0;[.$B136]*[.S$2]-[.$C136];[.$E136]-[.$C136]);[.$D136])" office:value-type="float" office:value="0" calcext:value-type="float">
            <text:p>0</text:p>
          </table:table-cell>
          <table:table-cell table:number-columns-repeated="3"/>
          <table:table-cell table:formula="of:=FLOOR([.S136];1)" office:value-type="float" office:value="0" calcext:value-type="float">
            <text:p>0</text:p>
          </table:table-cell>
          <table:table-cell table:formula="of:=[.S136]-[.W136]" office:value-type="float" office:value="0" calcext:value-type="float">
            <text:p>0</text:p>
          </table:table-cell>
          <table:table-cell table:formula="of:=IF(AND(COUNTIF([.$AC$4:.$AC$203];&quot;=&quot;&amp;[.X136]);SUM([.Y$4:.Y135])&lt;[.AD$3]);1;0)" office:value-type="float" office:value="0" calcext:value-type="float">
            <text:p>0</text:p>
          </table:table-cell>
          <table:table-cell table:number-columns-repeated="2"/>
          <table:table-cell table:formula="of:=[.AB135]+COUNTIF([.$X$4:.$X$203];&quot;=&quot;&amp;[.AC135])" office:value-type="float" office:value="24" calcext:value-type="float">
            <text:p>24</text:p>
          </table:table-cell>
          <table:table-cell table:formula="of:=IF([.AB136]&lt;=[.AD$3];LARGE([.$X$4:.$X$203];[.AB136]);&quot;&quot;)">
            <text:p/>
          </table:table-cell>
          <table:table-cell table:number-columns-repeated="2"/>
          <table:table-cell table:formula="of:=[.Y136]+[.W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6]" office:value-type="float" office:value="134" calcext:value-type="float">
            <text:p>134</text:p>
          </table:table-cell>
          <table:table-cell table:formula="of:=[$Zamówienie.B136]" office:value-type="float" office:value="2" calcext:value-type="float">
            <text:p>2</text:p>
          </table:table-cell>
          <table:table-cell table:formula="of:=[$Zamówienie.C136]" office:value-type="float" office:value="6" calcext:value-type="float">
            <text:p>6</text:p>
          </table:table-cell>
          <table:table-cell table:formula="of:=IF([$Zamówienie.D136]=&quot;&quot;;1.7976931348623157E+308;[$Zamówienie.D136])" office:value-type="float" office:value="0" calcext:value-type="float">
            <text:p>0</text:p>
          </table:table-cell>
          <table:table-cell table:formula="of:=[$Zamówienie.E136]" office:value-type="float" office:value="10" calcext:value-type="float">
            <text:p>10</text:p>
          </table:table-cell>
          <table:table-cell table:number-columns-repeated="4"/>
          <table:table-cell table:formula="of:=MIN(MAX(0;[.$B137]*[.J$2]-[.$C137];[.$E137]-[.$C137]);[.$D137])" office:value-type="float" office:value="0" calcext:value-type="float">
            <text:p>0</text:p>
          </table:table-cell>
          <table:table-cell table:formula="of:=MIN(MAX(0;[.$B137]*[.K$2]-[.$C137];[.$E137]-[.$C137]);[.$D137])" office:value-type="float" office:value="0" calcext:value-type="float">
            <text:p>0</text:p>
          </table:table-cell>
          <table:table-cell table:formula="of:=MIN(MAX(0;[.$B137]*[.L$2]-[.$C137];[.$E137]-[.$C137]);[.$D137])" office:value-type="float" office:value="0" calcext:value-type="float">
            <text:p>0</text:p>
          </table:table-cell>
          <table:table-cell table:formula="of:=MIN(MAX(0;[.$B137]*[.M$2]-[.$C137];[.$E137]-[.$C137]);[.$D137])" office:value-type="float" office:value="0" calcext:value-type="float">
            <text:p>0</text:p>
          </table:table-cell>
          <table:table-cell table:formula="of:=MIN(MAX(0;[.$B137]*[.N$2]-[.$C137];[.$E137]-[.$C137]);[.$D137])" office:value-type="float" office:value="0" calcext:value-type="float">
            <text:p>0</text:p>
          </table:table-cell>
          <table:table-cell table:formula="of:=MIN(MAX(0;[.$B137]*[.O$2]-[.$C137];[.$E137]-[.$C137]);[.$D137])" office:value-type="float" office:value="0" calcext:value-type="float">
            <text:p>0</text:p>
          </table:table-cell>
          <table:table-cell table:formula="of:=MIN(MAX(0;[.$B137]*[.P$2]-[.$C137];[.$E137]-[.$C137]);[.$D137])" office:value-type="float" office:value="0" calcext:value-type="float">
            <text:p>0</text:p>
          </table:table-cell>
          <table:table-cell table:formula="of:=MIN(MAX(0;[.$B137]*[.Q$2]-[.$C137];[.$E137]-[.$C137]);[.$D137])" office:value-type="float" office:value="0" calcext:value-type="float">
            <text:p>0</text:p>
          </table:table-cell>
          <table:table-cell table:formula="of:=MIN(MAX(0;[.$B137]*[.R$2]-[.$C137];[.$E137]-[.$C137]);[.$D137])" office:value-type="float" office:value="0" calcext:value-type="float">
            <text:p>0</text:p>
          </table:table-cell>
          <table:table-cell table:formula="of:=MIN(MAX(0;[.$B137]*[.S$2]-[.$C137];[.$E137]-[.$C137]);[.$D137])" office:value-type="float" office:value="0" calcext:value-type="float">
            <text:p>0</text:p>
          </table:table-cell>
          <table:table-cell table:number-columns-repeated="3"/>
          <table:table-cell table:formula="of:=FLOOR([.S137];1)" office:value-type="float" office:value="0" calcext:value-type="float">
            <text:p>0</text:p>
          </table:table-cell>
          <table:table-cell table:formula="of:=[.S137]-[.W137]" office:value-type="float" office:value="0" calcext:value-type="float">
            <text:p>0</text:p>
          </table:table-cell>
          <table:table-cell table:formula="of:=IF(AND(COUNTIF([.$AC$4:.$AC$203];&quot;=&quot;&amp;[.X137]);SUM([.Y$4:.Y136])&lt;[.AD$3]);1;0)" office:value-type="float" office:value="0" calcext:value-type="float">
            <text:p>0</text:p>
          </table:table-cell>
          <table:table-cell table:number-columns-repeated="2"/>
          <table:table-cell table:formula="of:=[.AB136]+COUNTIF([.$X$4:.$X$203];&quot;=&quot;&amp;[.AC136])" office:value-type="float" office:value="24" calcext:value-type="float">
            <text:p>24</text:p>
          </table:table-cell>
          <table:table-cell table:formula="of:=IF([.AB137]&lt;=[.AD$3];LARGE([.$X$4:.$X$203];[.AB137]);&quot;&quot;)">
            <text:p/>
          </table:table-cell>
          <table:table-cell table:number-columns-repeated="2"/>
          <table:table-cell table:formula="of:=[.Y137]+[.W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7]" office:value-type="float" office:value="135" calcext:value-type="float">
            <text:p>135</text:p>
          </table:table-cell>
          <table:table-cell table:formula="of:=[$Zamówienie.B137]" office:value-type="float" office:value="1" calcext:value-type="float">
            <text:p>1</text:p>
          </table:table-cell>
          <table:table-cell table:formula="of:=[$Zamówienie.C137]" office:value-type="float" office:value="9" calcext:value-type="float">
            <text:p>9</text:p>
          </table:table-cell>
          <table:table-cell table:formula="of:=IF([$Zamówienie.D137]=&quot;&quot;;1.7976931348623157E+308;[$Zamówienie.D137])" office:value-type="float" office:value="1" calcext:value-type="float">
            <text:p>1</text:p>
          </table:table-cell>
          <table:table-cell table:formula="of:=[$Zamówienie.E137]" office:value-type="float" office:value="3" calcext:value-type="float">
            <text:p>3</text:p>
          </table:table-cell>
          <table:table-cell table:number-columns-repeated="4"/>
          <table:table-cell table:formula="of:=MIN(MAX(0;[.$B138]*[.J$2]-[.$C138];[.$E138]-[.$C138]);[.$D138])" office:value-type="float" office:value="0" calcext:value-type="float">
            <text:p>0</text:p>
          </table:table-cell>
          <table:table-cell table:formula="of:=MIN(MAX(0;[.$B138]*[.K$2]-[.$C138];[.$E138]-[.$C138]);[.$D138])" office:value-type="float" office:value="0" calcext:value-type="float">
            <text:p>0</text:p>
          </table:table-cell>
          <table:table-cell table:formula="of:=MIN(MAX(0;[.$B138]*[.L$2]-[.$C138];[.$E138]-[.$C138]);[.$D138])" office:value-type="float" office:value="0" calcext:value-type="float">
            <text:p>0</text:p>
          </table:table-cell>
          <table:table-cell table:formula="of:=MIN(MAX(0;[.$B138]*[.M$2]-[.$C138];[.$E138]-[.$C138]);[.$D138])" office:value-type="float" office:value="0" calcext:value-type="float">
            <text:p>0</text:p>
          </table:table-cell>
          <table:table-cell table:formula="of:=MIN(MAX(0;[.$B138]*[.N$2]-[.$C138];[.$E138]-[.$C138]);[.$D138])" office:value-type="float" office:value="0" calcext:value-type="float">
            <text:p>0</text:p>
          </table:table-cell>
          <table:table-cell table:formula="of:=MIN(MAX(0;[.$B138]*[.O$2]-[.$C138];[.$E138]-[.$C138]);[.$D138])" office:value-type="float" office:value="0" calcext:value-type="float">
            <text:p>0</text:p>
          </table:table-cell>
          <table:table-cell table:formula="of:=MIN(MAX(0;[.$B138]*[.P$2]-[.$C138];[.$E138]-[.$C138]);[.$D138])" office:value-type="float" office:value="0" calcext:value-type="float">
            <text:p>0</text:p>
          </table:table-cell>
          <table:table-cell table:formula="of:=MIN(MAX(0;[.$B138]*[.Q$2]-[.$C138];[.$E138]-[.$C138]);[.$D138])" office:value-type="float" office:value="0" calcext:value-type="float">
            <text:p>0</text:p>
          </table:table-cell>
          <table:table-cell table:formula="of:=MIN(MAX(0;[.$B138]*[.R$2]-[.$C138];[.$E138]-[.$C138]);[.$D138])" office:value-type="float" office:value="0" calcext:value-type="float">
            <text:p>0</text:p>
          </table:table-cell>
          <table:table-cell table:formula="of:=MIN(MAX(0;[.$B138]*[.S$2]-[.$C138];[.$E138]-[.$C138]);[.$D138])" office:value-type="float" office:value="0" calcext:value-type="float">
            <text:p>0</text:p>
          </table:table-cell>
          <table:table-cell table:number-columns-repeated="3"/>
          <table:table-cell table:formula="of:=FLOOR([.S138];1)" office:value-type="float" office:value="0" calcext:value-type="float">
            <text:p>0</text:p>
          </table:table-cell>
          <table:table-cell table:formula="of:=[.S138]-[.W138]" office:value-type="float" office:value="0" calcext:value-type="float">
            <text:p>0</text:p>
          </table:table-cell>
          <table:table-cell table:formula="of:=IF(AND(COUNTIF([.$AC$4:.$AC$203];&quot;=&quot;&amp;[.X138]);SUM([.Y$4:.Y137])&lt;[.AD$3]);1;0)" office:value-type="float" office:value="0" calcext:value-type="float">
            <text:p>0</text:p>
          </table:table-cell>
          <table:table-cell table:number-columns-repeated="2"/>
          <table:table-cell table:formula="of:=[.AB137]+COUNTIF([.$X$4:.$X$203];&quot;=&quot;&amp;[.AC137])" office:value-type="float" office:value="24" calcext:value-type="float">
            <text:p>24</text:p>
          </table:table-cell>
          <table:table-cell table:formula="of:=IF([.AB138]&lt;=[.AD$3];LARGE([.$X$4:.$X$203];[.AB138]);&quot;&quot;)">
            <text:p/>
          </table:table-cell>
          <table:table-cell table:number-columns-repeated="2"/>
          <table:table-cell table:formula="of:=[.Y138]+[.W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8]" office:value-type="float" office:value="136" calcext:value-type="float">
            <text:p>136</text:p>
          </table:table-cell>
          <table:table-cell table:formula="of:=[$Zamówienie.B138]" office:value-type="float" office:value="5" calcext:value-type="float">
            <text:p>5</text:p>
          </table:table-cell>
          <table:table-cell table:formula="of:=[$Zamówienie.C138]" office:value-type="float" office:value="1" calcext:value-type="float">
            <text:p>1</text:p>
          </table:table-cell>
          <table:table-cell table:formula="of:=IF([$Zamówienie.D138]=&quot;&quot;;1.7976931348623157E+308;[$Zamówienie.D138])" office:value-type="float" office:value="10" calcext:value-type="float">
            <text:p>10</text:p>
          </table:table-cell>
          <table:table-cell table:formula="of:=[$Zamówienie.E138]" office:value-type="float" office:value="5" calcext:value-type="float">
            <text:p>5</text:p>
          </table:table-cell>
          <table:table-cell table:number-columns-repeated="4"/>
          <table:table-cell table:formula="of:=MIN(MAX(0;[.$B139]*[.J$2]-[.$C139];[.$E139]-[.$C139]);[.$D139])" office:value-type="float" office:value="7.06795131845842" calcext:value-type="float">
            <text:p>7,06795131845842</text:p>
          </table:table-cell>
          <table:table-cell table:formula="of:=MIN(MAX(0;[.$B139]*[.K$2]-[.$C139];[.$E139]-[.$C139]);[.$D139])" office:value-type="float" office:value="7.075016993164" calcext:value-type="float">
            <text:p>7,075016993164</text:p>
          </table:table-cell>
          <table:table-cell table:formula="of:=MIN(MAX(0;[.$B139]*[.L$2]-[.$C139];[.$E139]-[.$C139]);[.$D139])" office:value-type="float" office:value="7.07945681725159" calcext:value-type="float">
            <text:p>7,07945681725159</text:p>
          </table:table-cell>
          <table:table-cell table:formula="of:=MIN(MAX(0;[.$B139]*[.M$2]-[.$C139];[.$E139]-[.$C139]);[.$D139])" office:value-type="float" office:value="7.08224604451584" calcext:value-type="float">
            <text:p>7,08224604451584</text:p>
          </table:table-cell>
          <table:table-cell table:formula="of:=MIN(MAX(0;[.$B139]*[.N$2]-[.$C139];[.$E139]-[.$C139]);[.$D139])" office:value-type="float" office:value="7.08399808063672" calcext:value-type="float">
            <text:p>7,08399808063672</text:p>
          </table:table-cell>
          <table:table-cell table:formula="of:=MIN(MAX(0;[.$B139]*[.O$2]-[.$C139];[.$E139]-[.$C139]);[.$D139])" office:value-type="float" office:value="7.0850985176308" calcext:value-type="float">
            <text:p>7,0850985176308</text:p>
          </table:table-cell>
          <table:table-cell table:formula="of:=MIN(MAX(0;[.$B139]*[.P$2]-[.$C139];[.$E139]-[.$C139]);[.$D139])" office:value-type="float" office:value="7.08578965449929" calcext:value-type="float">
            <text:p>7,08578965449929</text:p>
          </table:table-cell>
          <table:table-cell table:formula="of:=MIN(MAX(0;[.$B139]*[.Q$2]-[.$C139];[.$E139]-[.$C139]);[.$D139])" office:value-type="float" office:value="7.08622371307683" calcext:value-type="float">
            <text:p>7,08622371307683</text:p>
          </table:table-cell>
          <table:table-cell table:formula="of:=MIN(MAX(0;[.$B139]*[.R$2]-[.$C139];[.$E139]-[.$C139]);[.$D139])" office:value-type="float" office:value="7.08649631157497" calcext:value-type="float">
            <text:p>7,08649631157497</text:p>
          </table:table-cell>
          <table:table-cell table:formula="of:=MIN(MAX(0;[.$B139]*[.S$2]-[.$C139];[.$E139]-[.$C139]);[.$D139])" office:value-type="float" office:value="7.08666750726185" calcext:value-type="float">
            <text:p>7,08666750726185</text:p>
          </table:table-cell>
          <table:table-cell table:number-columns-repeated="3"/>
          <table:table-cell table:formula="of:=FLOOR([.S139];1)" office:value-type="float" office:value="7" calcext:value-type="float">
            <text:p>7</text:p>
          </table:table-cell>
          <table:table-cell table:formula="of:=[.S139]-[.W139]" office:value-type="float" office:value="0.0866675072618506" calcext:value-type="float">
            <text:p>0,0866675072618506</text:p>
          </table:table-cell>
          <table:table-cell table:formula="of:=IF(AND(COUNTIF([.$AC$4:.$AC$203];&quot;=&quot;&amp;[.X139]);SUM([.Y$4:.Y138])&lt;[.AD$3]);1;0)" office:value-type="float" office:value="0" calcext:value-type="float">
            <text:p>0</text:p>
          </table:table-cell>
          <table:table-cell table:number-columns-repeated="2"/>
          <table:table-cell table:formula="of:=[.AB138]+COUNTIF([.$X$4:.$X$203];&quot;=&quot;&amp;[.AC138])" office:value-type="float" office:value="24" calcext:value-type="float">
            <text:p>24</text:p>
          </table:table-cell>
          <table:table-cell table:formula="of:=IF([.AB139]&lt;=[.AD$3];LARGE([.$X$4:.$X$203];[.AB139]);&quot;&quot;)">
            <text:p/>
          </table:table-cell>
          <table:table-cell table:number-columns-repeated="2"/>
          <table:table-cell table:formula="of:=[.Y139]+[.W13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39]" office:value-type="float" office:value="137" calcext:value-type="float">
            <text:p>137</text:p>
          </table:table-cell>
          <table:table-cell table:formula="of:=[$Zamówienie.B139]" office:value-type="float" office:value="7" calcext:value-type="float">
            <text:p>7</text:p>
          </table:table-cell>
          <table:table-cell table:formula="of:=[$Zamówienie.C139]" office:value-type="float" office:value="5" calcext:value-type="float">
            <text:p>5</text:p>
          </table:table-cell>
          <table:table-cell table:formula="of:=IF([$Zamówienie.D139]=&quot;&quot;;1.7976931348623157E+308;[$Zamówienie.D139])" office:value-type="float" office:value="5" calcext:value-type="float">
            <text:p>5</text:p>
          </table:table-cell>
          <table:table-cell table:formula="of:=[$Zamówienie.E139]" office:value-type="float" office:value="5" calcext:value-type="float">
            <text:p>5</text:p>
          </table:table-cell>
          <table:table-cell table:number-columns-repeated="4"/>
          <table:table-cell table:formula="of:=MIN(MAX(0;[.$B140]*[.J$2]-[.$C140];[.$E140]-[.$C140]);[.$D140])" office:value-type="float" office:value="5" calcext:value-type="float">
            <text:p>5</text:p>
          </table:table-cell>
          <table:table-cell table:formula="of:=MIN(MAX(0;[.$B140]*[.K$2]-[.$C140];[.$E140]-[.$C140]);[.$D140])" office:value-type="float" office:value="5" calcext:value-type="float">
            <text:p>5</text:p>
          </table:table-cell>
          <table:table-cell table:formula="of:=MIN(MAX(0;[.$B140]*[.L$2]-[.$C140];[.$E140]-[.$C140]);[.$D140])" office:value-type="float" office:value="5" calcext:value-type="float">
            <text:p>5</text:p>
          </table:table-cell>
          <table:table-cell table:formula="of:=MIN(MAX(0;[.$B140]*[.M$2]-[.$C140];[.$E140]-[.$C140]);[.$D140])" office:value-type="float" office:value="5" calcext:value-type="float">
            <text:p>5</text:p>
          </table:table-cell>
          <table:table-cell table:formula="of:=MIN(MAX(0;[.$B140]*[.N$2]-[.$C140];[.$E140]-[.$C140]);[.$D140])" office:value-type="float" office:value="5" calcext:value-type="float">
            <text:p>5</text:p>
          </table:table-cell>
          <table:table-cell table:formula="of:=MIN(MAX(0;[.$B140]*[.O$2]-[.$C140];[.$E140]-[.$C140]);[.$D140])" office:value-type="float" office:value="5" calcext:value-type="float">
            <text:p>5</text:p>
          </table:table-cell>
          <table:table-cell table:formula="of:=MIN(MAX(0;[.$B140]*[.P$2]-[.$C140];[.$E140]-[.$C140]);[.$D140])" office:value-type="float" office:value="5" calcext:value-type="float">
            <text:p>5</text:p>
          </table:table-cell>
          <table:table-cell table:formula="of:=MIN(MAX(0;[.$B140]*[.Q$2]-[.$C140];[.$E140]-[.$C140]);[.$D140])" office:value-type="float" office:value="5" calcext:value-type="float">
            <text:p>5</text:p>
          </table:table-cell>
          <table:table-cell table:formula="of:=MIN(MAX(0;[.$B140]*[.R$2]-[.$C140];[.$E140]-[.$C140]);[.$D140])" office:value-type="float" office:value="5" calcext:value-type="float">
            <text:p>5</text:p>
          </table:table-cell>
          <table:table-cell table:formula="of:=MIN(MAX(0;[.$B140]*[.S$2]-[.$C140];[.$E140]-[.$C140]);[.$D140])" office:value-type="float" office:value="5" calcext:value-type="float">
            <text:p>5</text:p>
          </table:table-cell>
          <table:table-cell table:number-columns-repeated="3"/>
          <table:table-cell table:formula="of:=FLOOR([.S140];1)" office:value-type="float" office:value="5" calcext:value-type="float">
            <text:p>5</text:p>
          </table:table-cell>
          <table:table-cell table:formula="of:=[.S140]-[.W140]" office:value-type="float" office:value="0" calcext:value-type="float">
            <text:p>0</text:p>
          </table:table-cell>
          <table:table-cell table:formula="of:=IF(AND(COUNTIF([.$AC$4:.$AC$203];&quot;=&quot;&amp;[.X140]);SUM([.Y$4:.Y139])&lt;[.AD$3]);1;0)" office:value-type="float" office:value="0" calcext:value-type="float">
            <text:p>0</text:p>
          </table:table-cell>
          <table:table-cell table:number-columns-repeated="2"/>
          <table:table-cell table:formula="of:=[.AB139]+COUNTIF([.$X$4:.$X$203];&quot;=&quot;&amp;[.AC139])" office:value-type="float" office:value="24" calcext:value-type="float">
            <text:p>24</text:p>
          </table:table-cell>
          <table:table-cell table:formula="of:=IF([.AB140]&lt;=[.AD$3];LARGE([.$X$4:.$X$203];[.AB140]);&quot;&quot;)">
            <text:p/>
          </table:table-cell>
          <table:table-cell table:number-columns-repeated="2"/>
          <table:table-cell table:formula="of:=[.Y140]+[.W1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40]" office:value-type="float" office:value="138" calcext:value-type="float">
            <text:p>138</text:p>
          </table:table-cell>
          <table:table-cell table:formula="of:=[$Zamówienie.B140]" office:value-type="float" office:value="10" calcext:value-type="float">
            <text:p>10</text:p>
          </table:table-cell>
          <table:table-cell table:formula="of:=[$Zamówienie.C140]" office:value-type="float" office:value="1" calcext:value-type="float">
            <text:p>1</text:p>
          </table:table-cell>
          <table:table-cell table:formula="of:=IF([$Zamówienie.D140]=&quot;&quot;;1.7976931348623157E+308;[$Zamówienie.D140])" office:value-type="float" office:value="2" calcext:value-type="float">
            <text:p>2</text:p>
          </table:table-cell>
          <table:table-cell table:formula="of:=[$Zamówienie.E140]" office:value-type="float" office:value="9" calcext:value-type="float">
            <text:p>9</text:p>
          </table:table-cell>
          <table:table-cell table:number-columns-repeated="4"/>
          <table:table-cell table:formula="of:=MIN(MAX(0;[.$B141]*[.J$2]-[.$C141];[.$E141]-[.$C141]);[.$D141])" office:value-type="float" office:value="2" calcext:value-type="float">
            <text:p>2</text:p>
          </table:table-cell>
          <table:table-cell table:formula="of:=MIN(MAX(0;[.$B141]*[.K$2]-[.$C141];[.$E141]-[.$C141]);[.$D141])" office:value-type="float" office:value="2" calcext:value-type="float">
            <text:p>2</text:p>
          </table:table-cell>
          <table:table-cell table:formula="of:=MIN(MAX(0;[.$B141]*[.L$2]-[.$C141];[.$E141]-[.$C141]);[.$D141])" office:value-type="float" office:value="2" calcext:value-type="float">
            <text:p>2</text:p>
          </table:table-cell>
          <table:table-cell table:formula="of:=MIN(MAX(0;[.$B141]*[.M$2]-[.$C141];[.$E141]-[.$C141]);[.$D141])" office:value-type="float" office:value="2" calcext:value-type="float">
            <text:p>2</text:p>
          </table:table-cell>
          <table:table-cell table:formula="of:=MIN(MAX(0;[.$B141]*[.N$2]-[.$C141];[.$E141]-[.$C141]);[.$D141])" office:value-type="float" office:value="2" calcext:value-type="float">
            <text:p>2</text:p>
          </table:table-cell>
          <table:table-cell table:formula="of:=MIN(MAX(0;[.$B141]*[.O$2]-[.$C141];[.$E141]-[.$C141]);[.$D141])" office:value-type="float" office:value="2" calcext:value-type="float">
            <text:p>2</text:p>
          </table:table-cell>
          <table:table-cell table:formula="of:=MIN(MAX(0;[.$B141]*[.P$2]-[.$C141];[.$E141]-[.$C141]);[.$D141])" office:value-type="float" office:value="2" calcext:value-type="float">
            <text:p>2</text:p>
          </table:table-cell>
          <table:table-cell table:formula="of:=MIN(MAX(0;[.$B141]*[.Q$2]-[.$C141];[.$E141]-[.$C141]);[.$D141])" office:value-type="float" office:value="2" calcext:value-type="float">
            <text:p>2</text:p>
          </table:table-cell>
          <table:table-cell table:formula="of:=MIN(MAX(0;[.$B141]*[.R$2]-[.$C141];[.$E141]-[.$C141]);[.$D141])" office:value-type="float" office:value="2" calcext:value-type="float">
            <text:p>2</text:p>
          </table:table-cell>
          <table:table-cell table:formula="of:=MIN(MAX(0;[.$B141]*[.S$2]-[.$C141];[.$E141]-[.$C141]);[.$D141])" office:value-type="float" office:value="2" calcext:value-type="float">
            <text:p>2</text:p>
          </table:table-cell>
          <table:table-cell table:number-columns-repeated="3"/>
          <table:table-cell table:formula="of:=FLOOR([.S141];1)" office:value-type="float" office:value="2" calcext:value-type="float">
            <text:p>2</text:p>
          </table:table-cell>
          <table:table-cell table:formula="of:=[.S141]-[.W141]" office:value-type="float" office:value="0" calcext:value-type="float">
            <text:p>0</text:p>
          </table:table-cell>
          <table:table-cell table:formula="of:=IF(AND(COUNTIF([.$AC$4:.$AC$203];&quot;=&quot;&amp;[.X141]);SUM([.Y$4:.Y140])&lt;[.AD$3]);1;0)" office:value-type="float" office:value="0" calcext:value-type="float">
            <text:p>0</text:p>
          </table:table-cell>
          <table:table-cell table:number-columns-repeated="2"/>
          <table:table-cell table:formula="of:=[.AB140]+COUNTIF([.$X$4:.$X$203];&quot;=&quot;&amp;[.AC140])" office:value-type="float" office:value="24" calcext:value-type="float">
            <text:p>24</text:p>
          </table:table-cell>
          <table:table-cell table:formula="of:=IF([.AB141]&lt;=[.AD$3];LARGE([.$X$4:.$X$203];[.AB141]);&quot;&quot;)">
            <text:p/>
          </table:table-cell>
          <table:table-cell table:number-columns-repeated="2"/>
          <table:table-cell table:formula="of:=[.Y141]+[.W1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41]" office:value-type="float" office:value="139" calcext:value-type="float">
            <text:p>139</text:p>
          </table:table-cell>
          <table:table-cell table:formula="of:=[$Zamówienie.B141]" office:value-type="float" office:value="8" calcext:value-type="float">
            <text:p>8</text:p>
          </table:table-cell>
          <table:table-cell table:formula="of:=[$Zamówienie.C141]" office:value-type="float" office:value="2" calcext:value-type="float">
            <text:p>2</text:p>
          </table:table-cell>
          <table:table-cell table:formula="of:=IF([$Zamówienie.D141]=&quot;&quot;;1.7976931348623157E+308;[$Zamówienie.D141])" office:value-type="float" office:value="0" calcext:value-type="float">
            <text:p>0</text:p>
          </table:table-cell>
          <table:table-cell table:formula="of:=[$Zamówienie.E141]" office:value-type="float" office:value="4" calcext:value-type="float">
            <text:p>4</text:p>
          </table:table-cell>
          <table:table-cell table:number-columns-repeated="4"/>
          <table:table-cell table:formula="of:=MIN(MAX(0;[.$B142]*[.J$2]-[.$C142];[.$E142]-[.$C142]);[.$D142])" office:value-type="float" office:value="0" calcext:value-type="float">
            <text:p>0</text:p>
          </table:table-cell>
          <table:table-cell table:formula="of:=MIN(MAX(0;[.$B142]*[.K$2]-[.$C142];[.$E142]-[.$C142]);[.$D142])" office:value-type="float" office:value="0" calcext:value-type="float">
            <text:p>0</text:p>
          </table:table-cell>
          <table:table-cell table:formula="of:=MIN(MAX(0;[.$B142]*[.L$2]-[.$C142];[.$E142]-[.$C142]);[.$D142])" office:value-type="float" office:value="0" calcext:value-type="float">
            <text:p>0</text:p>
          </table:table-cell>
          <table:table-cell table:formula="of:=MIN(MAX(0;[.$B142]*[.M$2]-[.$C142];[.$E142]-[.$C142]);[.$D142])" office:value-type="float" office:value="0" calcext:value-type="float">
            <text:p>0</text:p>
          </table:table-cell>
          <table:table-cell table:formula="of:=MIN(MAX(0;[.$B142]*[.N$2]-[.$C142];[.$E142]-[.$C142]);[.$D142])" office:value-type="float" office:value="0" calcext:value-type="float">
            <text:p>0</text:p>
          </table:table-cell>
          <table:table-cell table:formula="of:=MIN(MAX(0;[.$B142]*[.O$2]-[.$C142];[.$E142]-[.$C142]);[.$D142])" office:value-type="float" office:value="0" calcext:value-type="float">
            <text:p>0</text:p>
          </table:table-cell>
          <table:table-cell table:formula="of:=MIN(MAX(0;[.$B142]*[.P$2]-[.$C142];[.$E142]-[.$C142]);[.$D142])" office:value-type="float" office:value="0" calcext:value-type="float">
            <text:p>0</text:p>
          </table:table-cell>
          <table:table-cell table:formula="of:=MIN(MAX(0;[.$B142]*[.Q$2]-[.$C142];[.$E142]-[.$C142]);[.$D142])" office:value-type="float" office:value="0" calcext:value-type="float">
            <text:p>0</text:p>
          </table:table-cell>
          <table:table-cell table:formula="of:=MIN(MAX(0;[.$B142]*[.R$2]-[.$C142];[.$E142]-[.$C142]);[.$D142])" office:value-type="float" office:value="0" calcext:value-type="float">
            <text:p>0</text:p>
          </table:table-cell>
          <table:table-cell table:formula="of:=MIN(MAX(0;[.$B142]*[.S$2]-[.$C142];[.$E142]-[.$C142]);[.$D142])" office:value-type="float" office:value="0" calcext:value-type="float">
            <text:p>0</text:p>
          </table:table-cell>
          <table:table-cell table:number-columns-repeated="3"/>
          <table:table-cell table:formula="of:=FLOOR([.S142];1)" office:value-type="float" office:value="0" calcext:value-type="float">
            <text:p>0</text:p>
          </table:table-cell>
          <table:table-cell table:formula="of:=[.S142]-[.W142]" office:value-type="float" office:value="0" calcext:value-type="float">
            <text:p>0</text:p>
          </table:table-cell>
          <table:table-cell table:formula="of:=IF(AND(COUNTIF([.$AC$4:.$AC$203];&quot;=&quot;&amp;[.X142]);SUM([.Y$4:.Y141])&lt;[.AD$3]);1;0)" office:value-type="float" office:value="0" calcext:value-type="float">
            <text:p>0</text:p>
          </table:table-cell>
          <table:table-cell table:number-columns-repeated="2"/>
          <table:table-cell table:formula="of:=[.AB141]+COUNTIF([.$X$4:.$X$203];&quot;=&quot;&amp;[.AC141])" office:value-type="float" office:value="24" calcext:value-type="float">
            <text:p>24</text:p>
          </table:table-cell>
          <table:table-cell table:formula="of:=IF([.AB142]&lt;=[.AD$3];LARGE([.$X$4:.$X$203];[.AB142]);&quot;&quot;)">
            <text:p/>
          </table:table-cell>
          <table:table-cell table:number-columns-repeated="2"/>
          <table:table-cell table:formula="of:=[.Y142]+[.W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2]" office:value-type="float" office:value="140" calcext:value-type="float">
            <text:p>140</text:p>
          </table:table-cell>
          <table:table-cell table:formula="of:=[$Zamówienie.B142]" office:value-type="float" office:value="5" calcext:value-type="float">
            <text:p>5</text:p>
          </table:table-cell>
          <table:table-cell table:formula="of:=[$Zamówienie.C142]" office:value-type="float" office:value="1" calcext:value-type="float">
            <text:p>1</text:p>
          </table:table-cell>
          <table:table-cell table:formula="of:=IF([$Zamówienie.D142]=&quot;&quot;;1.7976931348623157E+308;[$Zamówienie.D142])" office:value-type="float" office:value="4" calcext:value-type="float">
            <text:p>4</text:p>
          </table:table-cell>
          <table:table-cell table:formula="of:=[$Zamówienie.E142]" office:value-type="float" office:value="1" calcext:value-type="float">
            <text:p>1</text:p>
          </table:table-cell>
          <table:table-cell table:number-columns-repeated="4"/>
          <table:table-cell table:formula="of:=MIN(MAX(0;[.$B143]*[.J$2]-[.$C143];[.$E143]-[.$C143]);[.$D143])" office:value-type="float" office:value="4" calcext:value-type="float">
            <text:p>4</text:p>
          </table:table-cell>
          <table:table-cell table:formula="of:=MIN(MAX(0;[.$B143]*[.K$2]-[.$C143];[.$E143]-[.$C143]);[.$D143])" office:value-type="float" office:value="4" calcext:value-type="float">
            <text:p>4</text:p>
          </table:table-cell>
          <table:table-cell table:formula="of:=MIN(MAX(0;[.$B143]*[.L$2]-[.$C143];[.$E143]-[.$C143]);[.$D143])" office:value-type="float" office:value="4" calcext:value-type="float">
            <text:p>4</text:p>
          </table:table-cell>
          <table:table-cell table:formula="of:=MIN(MAX(0;[.$B143]*[.M$2]-[.$C143];[.$E143]-[.$C143]);[.$D143])" office:value-type="float" office:value="4" calcext:value-type="float">
            <text:p>4</text:p>
          </table:table-cell>
          <table:table-cell table:formula="of:=MIN(MAX(0;[.$B143]*[.N$2]-[.$C143];[.$E143]-[.$C143]);[.$D143])" office:value-type="float" office:value="4" calcext:value-type="float">
            <text:p>4</text:p>
          </table:table-cell>
          <table:table-cell table:formula="of:=MIN(MAX(0;[.$B143]*[.O$2]-[.$C143];[.$E143]-[.$C143]);[.$D143])" office:value-type="float" office:value="4" calcext:value-type="float">
            <text:p>4</text:p>
          </table:table-cell>
          <table:table-cell table:formula="of:=MIN(MAX(0;[.$B143]*[.P$2]-[.$C143];[.$E143]-[.$C143]);[.$D143])" office:value-type="float" office:value="4" calcext:value-type="float">
            <text:p>4</text:p>
          </table:table-cell>
          <table:table-cell table:formula="of:=MIN(MAX(0;[.$B143]*[.Q$2]-[.$C143];[.$E143]-[.$C143]);[.$D143])" office:value-type="float" office:value="4" calcext:value-type="float">
            <text:p>4</text:p>
          </table:table-cell>
          <table:table-cell table:formula="of:=MIN(MAX(0;[.$B143]*[.R$2]-[.$C143];[.$E143]-[.$C143]);[.$D143])" office:value-type="float" office:value="4" calcext:value-type="float">
            <text:p>4</text:p>
          </table:table-cell>
          <table:table-cell table:formula="of:=MIN(MAX(0;[.$B143]*[.S$2]-[.$C143];[.$E143]-[.$C143]);[.$D143])" office:value-type="float" office:value="4" calcext:value-type="float">
            <text:p>4</text:p>
          </table:table-cell>
          <table:table-cell table:number-columns-repeated="3"/>
          <table:table-cell table:formula="of:=FLOOR([.S143];1)" office:value-type="float" office:value="4" calcext:value-type="float">
            <text:p>4</text:p>
          </table:table-cell>
          <table:table-cell table:formula="of:=[.S143]-[.W143]" office:value-type="float" office:value="0" calcext:value-type="float">
            <text:p>0</text:p>
          </table:table-cell>
          <table:table-cell table:formula="of:=IF(AND(COUNTIF([.$AC$4:.$AC$203];&quot;=&quot;&amp;[.X143]);SUM([.Y$4:.Y142])&lt;[.AD$3]);1;0)" office:value-type="float" office:value="0" calcext:value-type="float">
            <text:p>0</text:p>
          </table:table-cell>
          <table:table-cell table:number-columns-repeated="2"/>
          <table:table-cell table:formula="of:=[.AB142]+COUNTIF([.$X$4:.$X$203];&quot;=&quot;&amp;[.AC142])" office:value-type="float" office:value="24" calcext:value-type="float">
            <text:p>24</text:p>
          </table:table-cell>
          <table:table-cell table:formula="of:=IF([.AB143]&lt;=[.AD$3];LARGE([.$X$4:.$X$203];[.AB143]);&quot;&quot;)">
            <text:p/>
          </table:table-cell>
          <table:table-cell table:number-columns-repeated="2"/>
          <table:table-cell table:formula="of:=[.Y143]+[.W14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3]" office:value-type="float" office:value="141" calcext:value-type="float">
            <text:p>141</text:p>
          </table:table-cell>
          <table:table-cell table:formula="of:=[$Zamówienie.B143]" office:value-type="float" office:value="6" calcext:value-type="float">
            <text:p>6</text:p>
          </table:table-cell>
          <table:table-cell table:formula="of:=[$Zamówienie.C143]" office:value-type="float" office:value="9" calcext:value-type="float">
            <text:p>9</text:p>
          </table:table-cell>
          <table:table-cell table:formula="of:=IF([$Zamówienie.D143]=&quot;&quot;;1.7976931348623157E+308;[$Zamówienie.D143])" office:value-type="float" office:value="3" calcext:value-type="float">
            <text:p>3</text:p>
          </table:table-cell>
          <table:table-cell table:formula="of:=[$Zamówienie.E143]" office:value-type="float" office:value="1" calcext:value-type="float">
            <text:p>1</text:p>
          </table:table-cell>
          <table:table-cell table:number-columns-repeated="4"/>
          <table:table-cell table:formula="of:=MIN(MAX(0;[.$B144]*[.J$2]-[.$C144];[.$E144]-[.$C144]);[.$D144])" office:value-type="float" office:value="0.681541582150102" calcext:value-type="float">
            <text:p>0,681541582150102</text:p>
          </table:table-cell>
          <table:table-cell table:formula="of:=MIN(MAX(0;[.$B144]*[.K$2]-[.$C144];[.$E144]-[.$C144]);[.$D144])" office:value-type="float" office:value="0.6900203917968" calcext:value-type="float">
            <text:p>0,6900203917968</text:p>
          </table:table-cell>
          <table:table-cell table:formula="of:=MIN(MAX(0;[.$B144]*[.L$2]-[.$C144];[.$E144]-[.$C144]);[.$D144])" office:value-type="float" office:value="0.695348180701913" calcext:value-type="float">
            <text:p>0,695348180701913</text:p>
          </table:table-cell>
          <table:table-cell table:formula="of:=MIN(MAX(0;[.$B144]*[.M$2]-[.$C144];[.$E144]-[.$C144]);[.$D144])" office:value-type="float" office:value="0.698695253419006" calcext:value-type="float">
            <text:p>0,698695253419006</text:p>
          </table:table-cell>
          <table:table-cell table:formula="of:=MIN(MAX(0;[.$B144]*[.N$2]-[.$C144];[.$E144]-[.$C144]);[.$D144])" office:value-type="float" office:value="0.700797696764059" calcext:value-type="float">
            <text:p>0,700797696764059</text:p>
          </table:table-cell>
          <table:table-cell table:formula="of:=MIN(MAX(0;[.$B144]*[.O$2]-[.$C144];[.$E144]-[.$C144]);[.$D144])" office:value-type="float" office:value="0.70211822115696" calcext:value-type="float">
            <text:p>0,70211822115696</text:p>
          </table:table-cell>
          <table:table-cell table:formula="of:=MIN(MAX(0;[.$B144]*[.P$2]-[.$C144];[.$E144]-[.$C144]);[.$D144])" office:value-type="float" office:value="0.702947585399141" calcext:value-type="float">
            <text:p>0,702947585399141</text:p>
          </table:table-cell>
          <table:table-cell table:formula="of:=MIN(MAX(0;[.$B144]*[.Q$2]-[.$C144];[.$E144]-[.$C144]);[.$D144])" office:value-type="float" office:value="0.703468455692196" calcext:value-type="float">
            <text:p>0,703468455692196</text:p>
          </table:table-cell>
          <table:table-cell table:formula="of:=MIN(MAX(0;[.$B144]*[.R$2]-[.$C144];[.$E144]-[.$C144]);[.$D144])" office:value-type="float" office:value="0.703795573889959" calcext:value-type="float">
            <text:p>0,703795573889959</text:p>
          </table:table-cell>
          <table:table-cell table:formula="of:=MIN(MAX(0;[.$B144]*[.S$2]-[.$C144];[.$E144]-[.$C144]);[.$D144])" office:value-type="float" office:value="0.704001008714222" calcext:value-type="float">
            <text:p>0,704001008714222</text:p>
          </table:table-cell>
          <table:table-cell table:number-columns-repeated="3"/>
          <table:table-cell table:formula="of:=FLOOR([.S144];1)" office:value-type="float" office:value="0" calcext:value-type="float">
            <text:p>0</text:p>
          </table:table-cell>
          <table:table-cell table:formula="of:=[.S144]-[.W144]" office:value-type="float" office:value="0.704001008714222" calcext:value-type="float">
            <text:p>0,704001008714222</text:p>
          </table:table-cell>
          <table:table-cell table:formula="of:=IF(AND(COUNTIF([.$AC$4:.$AC$203];&quot;=&quot;&amp;[.X144]);SUM([.Y$4:.Y143])&lt;[.AD$3]);1;0)" office:value-type="float" office:value="0" calcext:value-type="float">
            <text:p>0</text:p>
          </table:table-cell>
          <table:table-cell table:number-columns-repeated="2"/>
          <table:table-cell table:formula="of:=[.AB143]+COUNTIF([.$X$4:.$X$203];&quot;=&quot;&amp;[.AC143])" office:value-type="float" office:value="24" calcext:value-type="float">
            <text:p>24</text:p>
          </table:table-cell>
          <table:table-cell table:formula="of:=IF([.AB144]&lt;=[.AD$3];LARGE([.$X$4:.$X$203];[.AB144]);&quot;&quot;)">
            <text:p/>
          </table:table-cell>
          <table:table-cell table:number-columns-repeated="2"/>
          <table:table-cell table:formula="of:=[.Y144]+[.W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4]" office:value-type="float" office:value="142" calcext:value-type="float">
            <text:p>142</text:p>
          </table:table-cell>
          <table:table-cell table:formula="of:=[$Zamówienie.B144]" office:value-type="float" office:value="0" calcext:value-type="float">
            <text:p>0</text:p>
          </table:table-cell>
          <table:table-cell table:formula="of:=[$Zamówienie.C144]" office:value-type="float" office:value="9" calcext:value-type="float">
            <text:p>9</text:p>
          </table:table-cell>
          <table:table-cell table:formula="of:=IF([$Zamówienie.D144]=&quot;&quot;;1.7976931348623157E+308;[$Zamówienie.D144])" office:value-type="float" office:value="5" calcext:value-type="float">
            <text:p>5</text:p>
          </table:table-cell>
          <table:table-cell table:formula="of:=[$Zamówienie.E144]" office:value-type="float" office:value="7" calcext:value-type="float">
            <text:p>7</text:p>
          </table:table-cell>
          <table:table-cell table:number-columns-repeated="4"/>
          <table:table-cell table:formula="of:=MIN(MAX(0;[.$B145]*[.J$2]-[.$C145];[.$E145]-[.$C145]);[.$D145])" office:value-type="float" office:value="0" calcext:value-type="float">
            <text:p>0</text:p>
          </table:table-cell>
          <table:table-cell table:formula="of:=MIN(MAX(0;[.$B145]*[.K$2]-[.$C145];[.$E145]-[.$C145]);[.$D145])" office:value-type="float" office:value="0" calcext:value-type="float">
            <text:p>0</text:p>
          </table:table-cell>
          <table:table-cell table:formula="of:=MIN(MAX(0;[.$B145]*[.L$2]-[.$C145];[.$E145]-[.$C145]);[.$D145])" office:value-type="float" office:value="0" calcext:value-type="float">
            <text:p>0</text:p>
          </table:table-cell>
          <table:table-cell table:formula="of:=MIN(MAX(0;[.$B145]*[.M$2]-[.$C145];[.$E145]-[.$C145]);[.$D145])" office:value-type="float" office:value="0" calcext:value-type="float">
            <text:p>0</text:p>
          </table:table-cell>
          <table:table-cell table:formula="of:=MIN(MAX(0;[.$B145]*[.N$2]-[.$C145];[.$E145]-[.$C145]);[.$D145])" office:value-type="float" office:value="0" calcext:value-type="float">
            <text:p>0</text:p>
          </table:table-cell>
          <table:table-cell table:formula="of:=MIN(MAX(0;[.$B145]*[.O$2]-[.$C145];[.$E145]-[.$C145]);[.$D145])" office:value-type="float" office:value="0" calcext:value-type="float">
            <text:p>0</text:p>
          </table:table-cell>
          <table:table-cell table:formula="of:=MIN(MAX(0;[.$B145]*[.P$2]-[.$C145];[.$E145]-[.$C145]);[.$D145])" office:value-type="float" office:value="0" calcext:value-type="float">
            <text:p>0</text:p>
          </table:table-cell>
          <table:table-cell table:formula="of:=MIN(MAX(0;[.$B145]*[.Q$2]-[.$C145];[.$E145]-[.$C145]);[.$D145])" office:value-type="float" office:value="0" calcext:value-type="float">
            <text:p>0</text:p>
          </table:table-cell>
          <table:table-cell table:formula="of:=MIN(MAX(0;[.$B145]*[.R$2]-[.$C145];[.$E145]-[.$C145]);[.$D145])" office:value-type="float" office:value="0" calcext:value-type="float">
            <text:p>0</text:p>
          </table:table-cell>
          <table:table-cell table:formula="of:=MIN(MAX(0;[.$B145]*[.S$2]-[.$C145];[.$E145]-[.$C145]);[.$D145])" office:value-type="float" office:value="0" calcext:value-type="float">
            <text:p>0</text:p>
          </table:table-cell>
          <table:table-cell table:number-columns-repeated="3"/>
          <table:table-cell table:formula="of:=FLOOR([.S145];1)" office:value-type="float" office:value="0" calcext:value-type="float">
            <text:p>0</text:p>
          </table:table-cell>
          <table:table-cell table:formula="of:=[.S145]-[.W145]" office:value-type="float" office:value="0" calcext:value-type="float">
            <text:p>0</text:p>
          </table:table-cell>
          <table:table-cell table:formula="of:=IF(AND(COUNTIF([.$AC$4:.$AC$203];&quot;=&quot;&amp;[.X145]);SUM([.Y$4:.Y144])&lt;[.AD$3]);1;0)" office:value-type="float" office:value="0" calcext:value-type="float">
            <text:p>0</text:p>
          </table:table-cell>
          <table:table-cell table:number-columns-repeated="2"/>
          <table:table-cell table:formula="of:=[.AB144]+COUNTIF([.$X$4:.$X$203];&quot;=&quot;&amp;[.AC144])" office:value-type="float" office:value="24" calcext:value-type="float">
            <text:p>24</text:p>
          </table:table-cell>
          <table:table-cell table:formula="of:=IF([.AB145]&lt;=[.AD$3];LARGE([.$X$4:.$X$203];[.AB145]);&quot;&quot;)">
            <text:p/>
          </table:table-cell>
          <table:table-cell table:number-columns-repeated="2"/>
          <table:table-cell table:formula="of:=[.Y145]+[.W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5]" office:value-type="float" office:value="143" calcext:value-type="float">
            <text:p>143</text:p>
          </table:table-cell>
          <table:table-cell table:formula="of:=[$Zamówienie.B145]" office:value-type="float" office:value="5" calcext:value-type="float">
            <text:p>5</text:p>
          </table:table-cell>
          <table:table-cell table:formula="of:=[$Zamówienie.C145]" office:value-type="float" office:value="10" calcext:value-type="float">
            <text:p>10</text:p>
          </table:table-cell>
          <table:table-cell table:formula="of:=IF([$Zamówienie.D145]=&quot;&quot;;1.7976931348623157E+308;[$Zamówienie.D145])" office:value-type="float" office:value="9" calcext:value-type="float">
            <text:p>9</text:p>
          </table:table-cell>
          <table:table-cell table:formula="of:=[$Zamówienie.E145]" office:value-type="float" office:value="5" calcext:value-type="float">
            <text:p>5</text:p>
          </table:table-cell>
          <table:table-cell table:number-columns-repeated="4"/>
          <table:table-cell table:formula="of:=MIN(MAX(0;[.$B146]*[.J$2]-[.$C146];[.$E146]-[.$C146]);[.$D146])" office:value-type="float" office:value="0" calcext:value-type="float">
            <text:p>0</text:p>
          </table:table-cell>
          <table:table-cell table:formula="of:=MIN(MAX(0;[.$B146]*[.K$2]-[.$C146];[.$E146]-[.$C146]);[.$D146])" office:value-type="float" office:value="0" calcext:value-type="float">
            <text:p>0</text:p>
          </table:table-cell>
          <table:table-cell table:formula="of:=MIN(MAX(0;[.$B146]*[.L$2]-[.$C146];[.$E146]-[.$C146]);[.$D146])" office:value-type="float" office:value="0" calcext:value-type="float">
            <text:p>0</text:p>
          </table:table-cell>
          <table:table-cell table:formula="of:=MIN(MAX(0;[.$B146]*[.M$2]-[.$C146];[.$E146]-[.$C146]);[.$D146])" office:value-type="float" office:value="0" calcext:value-type="float">
            <text:p>0</text:p>
          </table:table-cell>
          <table:table-cell table:formula="of:=MIN(MAX(0;[.$B146]*[.N$2]-[.$C146];[.$E146]-[.$C146]);[.$D146])" office:value-type="float" office:value="0" calcext:value-type="float">
            <text:p>0</text:p>
          </table:table-cell>
          <table:table-cell table:formula="of:=MIN(MAX(0;[.$B146]*[.O$2]-[.$C146];[.$E146]-[.$C146]);[.$D146])" office:value-type="float" office:value="0" calcext:value-type="float">
            <text:p>0</text:p>
          </table:table-cell>
          <table:table-cell table:formula="of:=MIN(MAX(0;[.$B146]*[.P$2]-[.$C146];[.$E146]-[.$C146]);[.$D146])" office:value-type="float" office:value="0" calcext:value-type="float">
            <text:p>0</text:p>
          </table:table-cell>
          <table:table-cell table:formula="of:=MIN(MAX(0;[.$B146]*[.Q$2]-[.$C146];[.$E146]-[.$C146]);[.$D146])" office:value-type="float" office:value="0" calcext:value-type="float">
            <text:p>0</text:p>
          </table:table-cell>
          <table:table-cell table:formula="of:=MIN(MAX(0;[.$B146]*[.R$2]-[.$C146];[.$E146]-[.$C146]);[.$D146])" office:value-type="float" office:value="0" calcext:value-type="float">
            <text:p>0</text:p>
          </table:table-cell>
          <table:table-cell table:formula="of:=MIN(MAX(0;[.$B146]*[.S$2]-[.$C146];[.$E146]-[.$C146]);[.$D146])" office:value-type="float" office:value="0" calcext:value-type="float">
            <text:p>0</text:p>
          </table:table-cell>
          <table:table-cell table:number-columns-repeated="3"/>
          <table:table-cell table:formula="of:=FLOOR([.S146];1)" office:value-type="float" office:value="0" calcext:value-type="float">
            <text:p>0</text:p>
          </table:table-cell>
          <table:table-cell table:formula="of:=[.S146]-[.W146]" office:value-type="float" office:value="0" calcext:value-type="float">
            <text:p>0</text:p>
          </table:table-cell>
          <table:table-cell table:formula="of:=IF(AND(COUNTIF([.$AC$4:.$AC$203];&quot;=&quot;&amp;[.X146]);SUM([.Y$4:.Y145])&lt;[.AD$3]);1;0)" office:value-type="float" office:value="0" calcext:value-type="float">
            <text:p>0</text:p>
          </table:table-cell>
          <table:table-cell table:number-columns-repeated="2"/>
          <table:table-cell table:formula="of:=[.AB145]+COUNTIF([.$X$4:.$X$203];&quot;=&quot;&amp;[.AC145])" office:value-type="float" office:value="24" calcext:value-type="float">
            <text:p>24</text:p>
          </table:table-cell>
          <table:table-cell table:formula="of:=IF([.AB146]&lt;=[.AD$3];LARGE([.$X$4:.$X$203];[.AB146]);&quot;&quot;)">
            <text:p/>
          </table:table-cell>
          <table:table-cell table:number-columns-repeated="2"/>
          <table:table-cell table:formula="of:=[.Y146]+[.W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6]" office:value-type="float" office:value="144" calcext:value-type="float">
            <text:p>144</text:p>
          </table:table-cell>
          <table:table-cell table:formula="of:=[$Zamówienie.B146]" office:value-type="float" office:value="3" calcext:value-type="float">
            <text:p>3</text:p>
          </table:table-cell>
          <table:table-cell table:formula="of:=[$Zamówienie.C146]" office:value-type="float" office:value="4" calcext:value-type="float">
            <text:p>4</text:p>
          </table:table-cell>
          <table:table-cell table:formula="of:=IF([$Zamówienie.D146]=&quot;&quot;;1.7976931348623157E+308;[$Zamówienie.D146])" office:value-type="float" office:value="6" calcext:value-type="float">
            <text:p>6</text:p>
          </table:table-cell>
          <table:table-cell table:formula="of:=[$Zamówienie.E146]" office:value-type="float" office:value="8" calcext:value-type="float">
            <text:p>8</text:p>
          </table:table-cell>
          <table:table-cell table:number-columns-repeated="4"/>
          <table:table-cell table:formula="of:=MIN(MAX(0;[.$B147]*[.J$2]-[.$C147];[.$E147]-[.$C147]);[.$D147])" office:value-type="float" office:value="4" calcext:value-type="float">
            <text:p>4</text:p>
          </table:table-cell>
          <table:table-cell table:formula="of:=MIN(MAX(0;[.$B147]*[.K$2]-[.$C147];[.$E147]-[.$C147]);[.$D147])" office:value-type="float" office:value="4" calcext:value-type="float">
            <text:p>4</text:p>
          </table:table-cell>
          <table:table-cell table:formula="of:=MIN(MAX(0;[.$B147]*[.L$2]-[.$C147];[.$E147]-[.$C147]);[.$D147])" office:value-type="float" office:value="4" calcext:value-type="float">
            <text:p>4</text:p>
          </table:table-cell>
          <table:table-cell table:formula="of:=MIN(MAX(0;[.$B147]*[.M$2]-[.$C147];[.$E147]-[.$C147]);[.$D147])" office:value-type="float" office:value="4" calcext:value-type="float">
            <text:p>4</text:p>
          </table:table-cell>
          <table:table-cell table:formula="of:=MIN(MAX(0;[.$B147]*[.N$2]-[.$C147];[.$E147]-[.$C147]);[.$D147])" office:value-type="float" office:value="4" calcext:value-type="float">
            <text:p>4</text:p>
          </table:table-cell>
          <table:table-cell table:formula="of:=MIN(MAX(0;[.$B147]*[.O$2]-[.$C147];[.$E147]-[.$C147]);[.$D147])" office:value-type="float" office:value="4" calcext:value-type="float">
            <text:p>4</text:p>
          </table:table-cell>
          <table:table-cell table:formula="of:=MIN(MAX(0;[.$B147]*[.P$2]-[.$C147];[.$E147]-[.$C147]);[.$D147])" office:value-type="float" office:value="4" calcext:value-type="float">
            <text:p>4</text:p>
          </table:table-cell>
          <table:table-cell table:formula="of:=MIN(MAX(0;[.$B147]*[.Q$2]-[.$C147];[.$E147]-[.$C147]);[.$D147])" office:value-type="float" office:value="4" calcext:value-type="float">
            <text:p>4</text:p>
          </table:table-cell>
          <table:table-cell table:formula="of:=MIN(MAX(0;[.$B147]*[.R$2]-[.$C147];[.$E147]-[.$C147]);[.$D147])" office:value-type="float" office:value="4" calcext:value-type="float">
            <text:p>4</text:p>
          </table:table-cell>
          <table:table-cell table:formula="of:=MIN(MAX(0;[.$B147]*[.S$2]-[.$C147];[.$E147]-[.$C147]);[.$D147])" office:value-type="float" office:value="4" calcext:value-type="float">
            <text:p>4</text:p>
          </table:table-cell>
          <table:table-cell table:number-columns-repeated="3"/>
          <table:table-cell table:formula="of:=FLOOR([.S147];1)" office:value-type="float" office:value="4" calcext:value-type="float">
            <text:p>4</text:p>
          </table:table-cell>
          <table:table-cell table:formula="of:=[.S147]-[.W147]" office:value-type="float" office:value="0" calcext:value-type="float">
            <text:p>0</text:p>
          </table:table-cell>
          <table:table-cell table:formula="of:=IF(AND(COUNTIF([.$AC$4:.$AC$203];&quot;=&quot;&amp;[.X147]);SUM([.Y$4:.Y146])&lt;[.AD$3]);1;0)" office:value-type="float" office:value="0" calcext:value-type="float">
            <text:p>0</text:p>
          </table:table-cell>
          <table:table-cell table:number-columns-repeated="2"/>
          <table:table-cell table:formula="of:=[.AB146]+COUNTIF([.$X$4:.$X$203];&quot;=&quot;&amp;[.AC146])" office:value-type="float" office:value="24" calcext:value-type="float">
            <text:p>24</text:p>
          </table:table-cell>
          <table:table-cell table:formula="of:=IF([.AB147]&lt;=[.AD$3];LARGE([.$X$4:.$X$203];[.AB147]);&quot;&quot;)">
            <text:p/>
          </table:table-cell>
          <table:table-cell table:number-columns-repeated="2"/>
          <table:table-cell table:formula="of:=[.Y147]+[.W14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7]" office:value-type="float" office:value="145" calcext:value-type="float">
            <text:p>145</text:p>
          </table:table-cell>
          <table:table-cell table:formula="of:=[$Zamówienie.B147]" office:value-type="float" office:value="2" calcext:value-type="float">
            <text:p>2</text:p>
          </table:table-cell>
          <table:table-cell table:formula="of:=[$Zamówienie.C147]" office:value-type="float" office:value="5" calcext:value-type="float">
            <text:p>5</text:p>
          </table:table-cell>
          <table:table-cell table:formula="of:=IF([$Zamówienie.D147]=&quot;&quot;;1.7976931348623157E+308;[$Zamówienie.D147])" office:value-type="float" office:value="0" calcext:value-type="float">
            <text:p>0</text:p>
          </table:table-cell>
          <table:table-cell table:formula="of:=[$Zamówienie.E147]" office:value-type="float" office:value="0" calcext:value-type="float">
            <text:p>0</text:p>
          </table:table-cell>
          <table:table-cell table:number-columns-repeated="4"/>
          <table:table-cell table:formula="of:=MIN(MAX(0;[.$B148]*[.J$2]-[.$C148];[.$E148]-[.$C148]);[.$D148])" office:value-type="float" office:value="0" calcext:value-type="float">
            <text:p>0</text:p>
          </table:table-cell>
          <table:table-cell table:formula="of:=MIN(MAX(0;[.$B148]*[.K$2]-[.$C148];[.$E148]-[.$C148]);[.$D148])" office:value-type="float" office:value="0" calcext:value-type="float">
            <text:p>0</text:p>
          </table:table-cell>
          <table:table-cell table:formula="of:=MIN(MAX(0;[.$B148]*[.L$2]-[.$C148];[.$E148]-[.$C148]);[.$D148])" office:value-type="float" office:value="0" calcext:value-type="float">
            <text:p>0</text:p>
          </table:table-cell>
          <table:table-cell table:formula="of:=MIN(MAX(0;[.$B148]*[.M$2]-[.$C148];[.$E148]-[.$C148]);[.$D148])" office:value-type="float" office:value="0" calcext:value-type="float">
            <text:p>0</text:p>
          </table:table-cell>
          <table:table-cell table:formula="of:=MIN(MAX(0;[.$B148]*[.N$2]-[.$C148];[.$E148]-[.$C148]);[.$D148])" office:value-type="float" office:value="0" calcext:value-type="float">
            <text:p>0</text:p>
          </table:table-cell>
          <table:table-cell table:formula="of:=MIN(MAX(0;[.$B148]*[.O$2]-[.$C148];[.$E148]-[.$C148]);[.$D148])" office:value-type="float" office:value="0" calcext:value-type="float">
            <text:p>0</text:p>
          </table:table-cell>
          <table:table-cell table:formula="of:=MIN(MAX(0;[.$B148]*[.P$2]-[.$C148];[.$E148]-[.$C148]);[.$D148])" office:value-type="float" office:value="0" calcext:value-type="float">
            <text:p>0</text:p>
          </table:table-cell>
          <table:table-cell table:formula="of:=MIN(MAX(0;[.$B148]*[.Q$2]-[.$C148];[.$E148]-[.$C148]);[.$D148])" office:value-type="float" office:value="0" calcext:value-type="float">
            <text:p>0</text:p>
          </table:table-cell>
          <table:table-cell table:formula="of:=MIN(MAX(0;[.$B148]*[.R$2]-[.$C148];[.$E148]-[.$C148]);[.$D148])" office:value-type="float" office:value="0" calcext:value-type="float">
            <text:p>0</text:p>
          </table:table-cell>
          <table:table-cell table:formula="of:=MIN(MAX(0;[.$B148]*[.S$2]-[.$C148];[.$E148]-[.$C148]);[.$D148])" office:value-type="float" office:value="0" calcext:value-type="float">
            <text:p>0</text:p>
          </table:table-cell>
          <table:table-cell table:number-columns-repeated="3"/>
          <table:table-cell table:formula="of:=FLOOR([.S148];1)" office:value-type="float" office:value="0" calcext:value-type="float">
            <text:p>0</text:p>
          </table:table-cell>
          <table:table-cell table:formula="of:=[.S148]-[.W148]" office:value-type="float" office:value="0" calcext:value-type="float">
            <text:p>0</text:p>
          </table:table-cell>
          <table:table-cell table:formula="of:=IF(AND(COUNTIF([.$AC$4:.$AC$203];&quot;=&quot;&amp;[.X148]);SUM([.Y$4:.Y147])&lt;[.AD$3]);1;0)" office:value-type="float" office:value="0" calcext:value-type="float">
            <text:p>0</text:p>
          </table:table-cell>
          <table:table-cell table:number-columns-repeated="2"/>
          <table:table-cell table:formula="of:=[.AB147]+COUNTIF([.$X$4:.$X$203];&quot;=&quot;&amp;[.AC147])" office:value-type="float" office:value="24" calcext:value-type="float">
            <text:p>24</text:p>
          </table:table-cell>
          <table:table-cell table:formula="of:=IF([.AB148]&lt;=[.AD$3];LARGE([.$X$4:.$X$203];[.AB148]);&quot;&quot;)">
            <text:p/>
          </table:table-cell>
          <table:table-cell table:number-columns-repeated="2"/>
          <table:table-cell table:formula="of:=[.Y148]+[.W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8]" office:value-type="float" office:value="146" calcext:value-type="float">
            <text:p>146</text:p>
          </table:table-cell>
          <table:table-cell table:formula="of:=[$Zamówienie.B148]" office:value-type="float" office:value="4" calcext:value-type="float">
            <text:p>4</text:p>
          </table:table-cell>
          <table:table-cell table:formula="of:=[$Zamówienie.C148]" office:value-type="float" office:value="2" calcext:value-type="float">
            <text:p>2</text:p>
          </table:table-cell>
          <table:table-cell table:formula="of:=IF([$Zamówienie.D148]=&quot;&quot;;1.7976931348623157E+308;[$Zamówienie.D148])" office:value-type="float" office:value="6" calcext:value-type="float">
            <text:p>6</text:p>
          </table:table-cell>
          <table:table-cell table:formula="of:=[$Zamówienie.E148]" office:value-type="float" office:value="2" calcext:value-type="float">
            <text:p>2</text:p>
          </table:table-cell>
          <table:table-cell table:number-columns-repeated="4"/>
          <table:table-cell table:formula="of:=MIN(MAX(0;[.$B149]*[.J$2]-[.$C149];[.$E149]-[.$C149]);[.$D149])" office:value-type="float" office:value="4.45436105476674" calcext:value-type="float">
            <text:p>4,45436105476674</text:p>
          </table:table-cell>
          <table:table-cell table:formula="of:=MIN(MAX(0;[.$B149]*[.K$2]-[.$C149];[.$E149]-[.$C149]);[.$D149])" office:value-type="float" office:value="4.4600135945312" calcext:value-type="float">
            <text:p>4,4600135945312</text:p>
          </table:table-cell>
          <table:table-cell table:formula="of:=MIN(MAX(0;[.$B149]*[.L$2]-[.$C149];[.$E149]-[.$C149]);[.$D149])" office:value-type="float" office:value="4.46356545380128" calcext:value-type="float">
            <text:p>4,46356545380128</text:p>
          </table:table-cell>
          <table:table-cell table:formula="of:=MIN(MAX(0;[.$B149]*[.M$2]-[.$C149];[.$E149]-[.$C149]);[.$D149])" office:value-type="float" office:value="4.46579683561267" calcext:value-type="float">
            <text:p>4,46579683561267</text:p>
          </table:table-cell>
          <table:table-cell table:formula="of:=MIN(MAX(0;[.$B149]*[.N$2]-[.$C149];[.$E149]-[.$C149]);[.$D149])" office:value-type="float" office:value="4.46719846450937" calcext:value-type="float">
            <text:p>4,46719846450937</text:p>
          </table:table-cell>
          <table:table-cell table:formula="of:=MIN(MAX(0;[.$B149]*[.O$2]-[.$C149];[.$E149]-[.$C149]);[.$D149])" office:value-type="float" office:value="4.46807881410464" calcext:value-type="float">
            <text:p>4,46807881410464</text:p>
          </table:table-cell>
          <table:table-cell table:formula="of:=MIN(MAX(0;[.$B149]*[.P$2]-[.$C149];[.$E149]-[.$C149]);[.$D149])" office:value-type="float" office:value="4.46863172359943" calcext:value-type="float">
            <text:p>4,46863172359943</text:p>
          </table:table-cell>
          <table:table-cell table:formula="of:=MIN(MAX(0;[.$B149]*[.Q$2]-[.$C149];[.$E149]-[.$C149]);[.$D149])" office:value-type="float" office:value="4.46897897046146" calcext:value-type="float">
            <text:p>4,46897897046146</text:p>
          </table:table-cell>
          <table:table-cell table:formula="of:=MIN(MAX(0;[.$B149]*[.R$2]-[.$C149];[.$E149]-[.$C149]);[.$D149])" office:value-type="float" office:value="4.46919704925997" calcext:value-type="float">
            <text:p>4,46919704925997</text:p>
          </table:table-cell>
          <table:table-cell table:formula="of:=MIN(MAX(0;[.$B149]*[.S$2]-[.$C149];[.$E149]-[.$C149]);[.$D149])" office:value-type="float" office:value="4.46933400580948" calcext:value-type="float">
            <text:p>4,46933400580948</text:p>
          </table:table-cell>
          <table:table-cell table:number-columns-repeated="3"/>
          <table:table-cell table:formula="of:=FLOOR([.S149];1)" office:value-type="float" office:value="4" calcext:value-type="float">
            <text:p>4</text:p>
          </table:table-cell>
          <table:table-cell table:formula="of:=[.S149]-[.W149]" office:value-type="float" office:value="0.469334005809481" calcext:value-type="float">
            <text:p>0,469334005809481</text:p>
          </table:table-cell>
          <table:table-cell table:formula="of:=IF(AND(COUNTIF([.$AC$4:.$AC$203];&quot;=&quot;&amp;[.X149]);SUM([.Y$4:.Y148])&lt;[.AD$3]);1;0)" office:value-type="float" office:value="0" calcext:value-type="float">
            <text:p>0</text:p>
          </table:table-cell>
          <table:table-cell table:number-columns-repeated="2"/>
          <table:table-cell table:formula="of:=[.AB148]+COUNTIF([.$X$4:.$X$203];&quot;=&quot;&amp;[.AC148])" office:value-type="float" office:value="24" calcext:value-type="float">
            <text:p>24</text:p>
          </table:table-cell>
          <table:table-cell table:formula="of:=IF([.AB149]&lt;=[.AD$3];LARGE([.$X$4:.$X$203];[.AB149]);&quot;&quot;)">
            <text:p/>
          </table:table-cell>
          <table:table-cell table:number-columns-repeated="2"/>
          <table:table-cell table:formula="of:=[.Y149]+[.W14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9]" office:value-type="float" office:value="147" calcext:value-type="float">
            <text:p>147</text:p>
          </table:table-cell>
          <table:table-cell table:formula="of:=[$Zamówienie.B149]" office:value-type="float" office:value="1" calcext:value-type="float">
            <text:p>1</text:p>
          </table:table-cell>
          <table:table-cell table:formula="of:=[$Zamówienie.C149]" office:value-type="float" office:value="5" calcext:value-type="float">
            <text:p>5</text:p>
          </table:table-cell>
          <table:table-cell table:formula="of:=IF([$Zamówienie.D149]=&quot;&quot;;1.7976931348623157E+308;[$Zamówienie.D149])" office:value-type="float" office:value="10" calcext:value-type="float">
            <text:p>10</text:p>
          </table:table-cell>
          <table:table-cell table:formula="of:=[$Zamówienie.E149]" office:value-type="float" office:value="3" calcext:value-type="float">
            <text:p>3</text:p>
          </table:table-cell>
          <table:table-cell table:number-columns-repeated="4"/>
          <table:table-cell table:formula="of:=MIN(MAX(0;[.$B150]*[.J$2]-[.$C150];[.$E150]-[.$C150]);[.$D150])" office:value-type="float" office:value="0" calcext:value-type="float">
            <text:p>0</text:p>
          </table:table-cell>
          <table:table-cell table:formula="of:=MIN(MAX(0;[.$B150]*[.K$2]-[.$C150];[.$E150]-[.$C150]);[.$D150])" office:value-type="float" office:value="0" calcext:value-type="float">
            <text:p>0</text:p>
          </table:table-cell>
          <table:table-cell table:formula="of:=MIN(MAX(0;[.$B150]*[.L$2]-[.$C150];[.$E150]-[.$C150]);[.$D150])" office:value-type="float" office:value="0" calcext:value-type="float">
            <text:p>0</text:p>
          </table:table-cell>
          <table:table-cell table:formula="of:=MIN(MAX(0;[.$B150]*[.M$2]-[.$C150];[.$E150]-[.$C150]);[.$D150])" office:value-type="float" office:value="0" calcext:value-type="float">
            <text:p>0</text:p>
          </table:table-cell>
          <table:table-cell table:formula="of:=MIN(MAX(0;[.$B150]*[.N$2]-[.$C150];[.$E150]-[.$C150]);[.$D150])" office:value-type="float" office:value="0" calcext:value-type="float">
            <text:p>0</text:p>
          </table:table-cell>
          <table:table-cell table:formula="of:=MIN(MAX(0;[.$B150]*[.O$2]-[.$C150];[.$E150]-[.$C150]);[.$D150])" office:value-type="float" office:value="0" calcext:value-type="float">
            <text:p>0</text:p>
          </table:table-cell>
          <table:table-cell table:formula="of:=MIN(MAX(0;[.$B150]*[.P$2]-[.$C150];[.$E150]-[.$C150]);[.$D150])" office:value-type="float" office:value="0" calcext:value-type="float">
            <text:p>0</text:p>
          </table:table-cell>
          <table:table-cell table:formula="of:=MIN(MAX(0;[.$B150]*[.Q$2]-[.$C150];[.$E150]-[.$C150]);[.$D150])" office:value-type="float" office:value="0" calcext:value-type="float">
            <text:p>0</text:p>
          </table:table-cell>
          <table:table-cell table:formula="of:=MIN(MAX(0;[.$B150]*[.R$2]-[.$C150];[.$E150]-[.$C150]);[.$D150])" office:value-type="float" office:value="0" calcext:value-type="float">
            <text:p>0</text:p>
          </table:table-cell>
          <table:table-cell table:formula="of:=MIN(MAX(0;[.$B150]*[.S$2]-[.$C150];[.$E150]-[.$C150]);[.$D150])" office:value-type="float" office:value="0" calcext:value-type="float">
            <text:p>0</text:p>
          </table:table-cell>
          <table:table-cell table:number-columns-repeated="3"/>
          <table:table-cell table:formula="of:=FLOOR([.S150];1)" office:value-type="float" office:value="0" calcext:value-type="float">
            <text:p>0</text:p>
          </table:table-cell>
          <table:table-cell table:formula="of:=[.S150]-[.W150]" office:value-type="float" office:value="0" calcext:value-type="float">
            <text:p>0</text:p>
          </table:table-cell>
          <table:table-cell table:formula="of:=IF(AND(COUNTIF([.$AC$4:.$AC$203];&quot;=&quot;&amp;[.X150]);SUM([.Y$4:.Y149])&lt;[.AD$3]);1;0)" office:value-type="float" office:value="0" calcext:value-type="float">
            <text:p>0</text:p>
          </table:table-cell>
          <table:table-cell table:number-columns-repeated="2"/>
          <table:table-cell table:formula="of:=[.AB149]+COUNTIF([.$X$4:.$X$203];&quot;=&quot;&amp;[.AC149])" office:value-type="float" office:value="24" calcext:value-type="float">
            <text:p>24</text:p>
          </table:table-cell>
          <table:table-cell table:formula="of:=IF([.AB150]&lt;=[.AD$3];LARGE([.$X$4:.$X$203];[.AB150]);&quot;&quot;)">
            <text:p/>
          </table:table-cell>
          <table:table-cell table:number-columns-repeated="2"/>
          <table:table-cell table:formula="of:=[.Y150]+[.W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0]" office:value-type="float" office:value="148" calcext:value-type="float">
            <text:p>148</text:p>
          </table:table-cell>
          <table:table-cell table:formula="of:=[$Zamówienie.B150]" office:value-type="float" office:value="10" calcext:value-type="float">
            <text:p>10</text:p>
          </table:table-cell>
          <table:table-cell table:formula="of:=[$Zamówienie.C150]" office:value-type="float" office:value="8" calcext:value-type="float">
            <text:p>8</text:p>
          </table:table-cell>
          <table:table-cell table:formula="of:=IF([$Zamówienie.D150]=&quot;&quot;;1.7976931348623157E+308;[$Zamówienie.D150])" office:value-type="float" office:value="7" calcext:value-type="float">
            <text:p>7</text:p>
          </table:table-cell>
          <table:table-cell table:formula="of:=[$Zamówienie.E150]" office:value-type="float" office:value="7" calcext:value-type="float">
            <text:p>7</text:p>
          </table:table-cell>
          <table:table-cell table:number-columns-repeated="4"/>
          <table:table-cell table:formula="of:=MIN(MAX(0;[.$B151]*[.J$2]-[.$C151];[.$E151]-[.$C151]);[.$D151])" office:value-type="float" office:value="7" calcext:value-type="float">
            <text:p>7</text:p>
          </table:table-cell>
          <table:table-cell table:formula="of:=MIN(MAX(0;[.$B151]*[.K$2]-[.$C151];[.$E151]-[.$C151]);[.$D151])" office:value-type="float" office:value="7" calcext:value-type="float">
            <text:p>7</text:p>
          </table:table-cell>
          <table:table-cell table:formula="of:=MIN(MAX(0;[.$B151]*[.L$2]-[.$C151];[.$E151]-[.$C151]);[.$D151])" office:value-type="float" office:value="7" calcext:value-type="float">
            <text:p>7</text:p>
          </table:table-cell>
          <table:table-cell table:formula="of:=MIN(MAX(0;[.$B151]*[.M$2]-[.$C151];[.$E151]-[.$C151]);[.$D151])" office:value-type="float" office:value="7" calcext:value-type="float">
            <text:p>7</text:p>
          </table:table-cell>
          <table:table-cell table:formula="of:=MIN(MAX(0;[.$B151]*[.N$2]-[.$C151];[.$E151]-[.$C151]);[.$D151])" office:value-type="float" office:value="7" calcext:value-type="float">
            <text:p>7</text:p>
          </table:table-cell>
          <table:table-cell table:formula="of:=MIN(MAX(0;[.$B151]*[.O$2]-[.$C151];[.$E151]-[.$C151]);[.$D151])" office:value-type="float" office:value="7" calcext:value-type="float">
            <text:p>7</text:p>
          </table:table-cell>
          <table:table-cell table:formula="of:=MIN(MAX(0;[.$B151]*[.P$2]-[.$C151];[.$E151]-[.$C151]);[.$D151])" office:value-type="float" office:value="7" calcext:value-type="float">
            <text:p>7</text:p>
          </table:table-cell>
          <table:table-cell table:formula="of:=MIN(MAX(0;[.$B151]*[.Q$2]-[.$C151];[.$E151]-[.$C151]);[.$D151])" office:value-type="float" office:value="7" calcext:value-type="float">
            <text:p>7</text:p>
          </table:table-cell>
          <table:table-cell table:formula="of:=MIN(MAX(0;[.$B151]*[.R$2]-[.$C151];[.$E151]-[.$C151]);[.$D151])" office:value-type="float" office:value="7" calcext:value-type="float">
            <text:p>7</text:p>
          </table:table-cell>
          <table:table-cell table:formula="of:=MIN(MAX(0;[.$B151]*[.S$2]-[.$C151];[.$E151]-[.$C151]);[.$D151])" office:value-type="float" office:value="7" calcext:value-type="float">
            <text:p>7</text:p>
          </table:table-cell>
          <table:table-cell table:number-columns-repeated="3"/>
          <table:table-cell table:formula="of:=FLOOR([.S151];1)" office:value-type="float" office:value="7" calcext:value-type="float">
            <text:p>7</text:p>
          </table:table-cell>
          <table:table-cell table:formula="of:=[.S151]-[.W151]" office:value-type="float" office:value="0" calcext:value-type="float">
            <text:p>0</text:p>
          </table:table-cell>
          <table:table-cell table:formula="of:=IF(AND(COUNTIF([.$AC$4:.$AC$203];&quot;=&quot;&amp;[.X151]);SUM([.Y$4:.Y150])&lt;[.AD$3]);1;0)" office:value-type="float" office:value="0" calcext:value-type="float">
            <text:p>0</text:p>
          </table:table-cell>
          <table:table-cell table:number-columns-repeated="2"/>
          <table:table-cell table:formula="of:=[.AB150]+COUNTIF([.$X$4:.$X$203];&quot;=&quot;&amp;[.AC150])" office:value-type="float" office:value="24" calcext:value-type="float">
            <text:p>24</text:p>
          </table:table-cell>
          <table:table-cell table:formula="of:=IF([.AB151]&lt;=[.AD$3];LARGE([.$X$4:.$X$203];[.AB151]);&quot;&quot;)">
            <text:p/>
          </table:table-cell>
          <table:table-cell table:number-columns-repeated="2"/>
          <table:table-cell table:formula="of:=[.Y151]+[.W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51]" office:value-type="float" office:value="149" calcext:value-type="float">
            <text:p>149</text:p>
          </table:table-cell>
          <table:table-cell table:formula="of:=[$Zamówienie.B151]" office:value-type="float" office:value="3" calcext:value-type="float">
            <text:p>3</text:p>
          </table:table-cell>
          <table:table-cell table:formula="of:=[$Zamówienie.C151]" office:value-type="float" office:value="7" calcext:value-type="float">
            <text:p>7</text:p>
          </table:table-cell>
          <table:table-cell table:formula="of:=IF([$Zamówienie.D151]=&quot;&quot;;1.7976931348623157E+308;[$Zamówienie.D151])" office:value-type="float" office:value="1" calcext:value-type="float">
            <text:p>1</text:p>
          </table:table-cell>
          <table:table-cell table:formula="of:=[$Zamówienie.E151]" office:value-type="float" office:value="2" calcext:value-type="float">
            <text:p>2</text:p>
          </table:table-cell>
          <table:table-cell table:number-columns-repeated="4"/>
          <table:table-cell table:formula="of:=MIN(MAX(0;[.$B152]*[.J$2]-[.$C152];[.$E152]-[.$C152]);[.$D152])" office:value-type="float" office:value="0" calcext:value-type="float">
            <text:p>0</text:p>
          </table:table-cell>
          <table:table-cell table:formula="of:=MIN(MAX(0;[.$B152]*[.K$2]-[.$C152];[.$E152]-[.$C152]);[.$D152])" office:value-type="float" office:value="0" calcext:value-type="float">
            <text:p>0</text:p>
          </table:table-cell>
          <table:table-cell table:formula="of:=MIN(MAX(0;[.$B152]*[.L$2]-[.$C152];[.$E152]-[.$C152]);[.$D152])" office:value-type="float" office:value="0" calcext:value-type="float">
            <text:p>0</text:p>
          </table:table-cell>
          <table:table-cell table:formula="of:=MIN(MAX(0;[.$B152]*[.M$2]-[.$C152];[.$E152]-[.$C152]);[.$D152])" office:value-type="float" office:value="0" calcext:value-type="float">
            <text:p>0</text:p>
          </table:table-cell>
          <table:table-cell table:formula="of:=MIN(MAX(0;[.$B152]*[.N$2]-[.$C152];[.$E152]-[.$C152]);[.$D152])" office:value-type="float" office:value="0" calcext:value-type="float">
            <text:p>0</text:p>
          </table:table-cell>
          <table:table-cell table:formula="of:=MIN(MAX(0;[.$B152]*[.O$2]-[.$C152];[.$E152]-[.$C152]);[.$D152])" office:value-type="float" office:value="0" calcext:value-type="float">
            <text:p>0</text:p>
          </table:table-cell>
          <table:table-cell table:formula="of:=MIN(MAX(0;[.$B152]*[.P$2]-[.$C152];[.$E152]-[.$C152]);[.$D152])" office:value-type="float" office:value="0" calcext:value-type="float">
            <text:p>0</text:p>
          </table:table-cell>
          <table:table-cell table:formula="of:=MIN(MAX(0;[.$B152]*[.Q$2]-[.$C152];[.$E152]-[.$C152]);[.$D152])" office:value-type="float" office:value="0" calcext:value-type="float">
            <text:p>0</text:p>
          </table:table-cell>
          <table:table-cell table:formula="of:=MIN(MAX(0;[.$B152]*[.R$2]-[.$C152];[.$E152]-[.$C152]);[.$D152])" office:value-type="float" office:value="0" calcext:value-type="float">
            <text:p>0</text:p>
          </table:table-cell>
          <table:table-cell table:formula="of:=MIN(MAX(0;[.$B152]*[.S$2]-[.$C152];[.$E152]-[.$C152]);[.$D152])" office:value-type="float" office:value="0" calcext:value-type="float">
            <text:p>0</text:p>
          </table:table-cell>
          <table:table-cell table:number-columns-repeated="3"/>
          <table:table-cell table:formula="of:=FLOOR([.S152];1)" office:value-type="float" office:value="0" calcext:value-type="float">
            <text:p>0</text:p>
          </table:table-cell>
          <table:table-cell table:formula="of:=[.S152]-[.W152]" office:value-type="float" office:value="0" calcext:value-type="float">
            <text:p>0</text:p>
          </table:table-cell>
          <table:table-cell table:formula="of:=IF(AND(COUNTIF([.$AC$4:.$AC$203];&quot;=&quot;&amp;[.X152]);SUM([.Y$4:.Y151])&lt;[.AD$3]);1;0)" office:value-type="float" office:value="0" calcext:value-type="float">
            <text:p>0</text:p>
          </table:table-cell>
          <table:table-cell table:number-columns-repeated="2"/>
          <table:table-cell table:formula="of:=[.AB151]+COUNTIF([.$X$4:.$X$203];&quot;=&quot;&amp;[.AC151])" office:value-type="float" office:value="24" calcext:value-type="float">
            <text:p>24</text:p>
          </table:table-cell>
          <table:table-cell table:formula="of:=IF([.AB152]&lt;=[.AD$3];LARGE([.$X$4:.$X$203];[.AB152]);&quot;&quot;)">
            <text:p/>
          </table:table-cell>
          <table:table-cell table:number-columns-repeated="2"/>
          <table:table-cell table:formula="of:=[.Y152]+[.W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2]" office:value-type="float" office:value="150" calcext:value-type="float">
            <text:p>150</text:p>
          </table:table-cell>
          <table:table-cell table:formula="of:=[$Zamówienie.B152]" office:value-type="float" office:value="3" calcext:value-type="float">
            <text:p>3</text:p>
          </table:table-cell>
          <table:table-cell table:formula="of:=[$Zamówienie.C152]" office:value-type="float" office:value="6" calcext:value-type="float">
            <text:p>6</text:p>
          </table:table-cell>
          <table:table-cell table:formula="of:=IF([$Zamówienie.D152]=&quot;&quot;;1.7976931348623157E+308;[$Zamówienie.D152])" office:value-type="float" office:value="2" calcext:value-type="float">
            <text:p>2</text:p>
          </table:table-cell>
          <table:table-cell table:formula="of:=[$Zamówienie.E152]" office:value-type="float" office:value="6" calcext:value-type="float">
            <text:p>6</text:p>
          </table:table-cell>
          <table:table-cell table:number-columns-repeated="4"/>
          <table:table-cell table:formula="of:=MIN(MAX(0;[.$B153]*[.J$2]-[.$C153];[.$E153]-[.$C153]);[.$D153])" office:value-type="float" office:value="0" calcext:value-type="float">
            <text:p>0</text:p>
          </table:table-cell>
          <table:table-cell table:formula="of:=MIN(MAX(0;[.$B153]*[.K$2]-[.$C153];[.$E153]-[.$C153]);[.$D153])" office:value-type="float" office:value="0" calcext:value-type="float">
            <text:p>0</text:p>
          </table:table-cell>
          <table:table-cell table:formula="of:=MIN(MAX(0;[.$B153]*[.L$2]-[.$C153];[.$E153]-[.$C153]);[.$D153])" office:value-type="float" office:value="0" calcext:value-type="float">
            <text:p>0</text:p>
          </table:table-cell>
          <table:table-cell table:formula="of:=MIN(MAX(0;[.$B153]*[.M$2]-[.$C153];[.$E153]-[.$C153]);[.$D153])" office:value-type="float" office:value="0" calcext:value-type="float">
            <text:p>0</text:p>
          </table:table-cell>
          <table:table-cell table:formula="of:=MIN(MAX(0;[.$B153]*[.N$2]-[.$C153];[.$E153]-[.$C153]);[.$D153])" office:value-type="float" office:value="0" calcext:value-type="float">
            <text:p>0</text:p>
          </table:table-cell>
          <table:table-cell table:formula="of:=MIN(MAX(0;[.$B153]*[.O$2]-[.$C153];[.$E153]-[.$C153]);[.$D153])" office:value-type="float" office:value="0" calcext:value-type="float">
            <text:p>0</text:p>
          </table:table-cell>
          <table:table-cell table:formula="of:=MIN(MAX(0;[.$B153]*[.P$2]-[.$C153];[.$E153]-[.$C153]);[.$D153])" office:value-type="float" office:value="0" calcext:value-type="float">
            <text:p>0</text:p>
          </table:table-cell>
          <table:table-cell table:formula="of:=MIN(MAX(0;[.$B153]*[.Q$2]-[.$C153];[.$E153]-[.$C153]);[.$D153])" office:value-type="float" office:value="0" calcext:value-type="float">
            <text:p>0</text:p>
          </table:table-cell>
          <table:table-cell table:formula="of:=MIN(MAX(0;[.$B153]*[.R$2]-[.$C153];[.$E153]-[.$C153]);[.$D153])" office:value-type="float" office:value="0" calcext:value-type="float">
            <text:p>0</text:p>
          </table:table-cell>
          <table:table-cell table:formula="of:=MIN(MAX(0;[.$B153]*[.S$2]-[.$C153];[.$E153]-[.$C153]);[.$D153])" office:value-type="float" office:value="0" calcext:value-type="float">
            <text:p>0</text:p>
          </table:table-cell>
          <table:table-cell table:number-columns-repeated="3"/>
          <table:table-cell table:formula="of:=FLOOR([.S153];1)" office:value-type="float" office:value="0" calcext:value-type="float">
            <text:p>0</text:p>
          </table:table-cell>
          <table:table-cell table:formula="of:=[.S153]-[.W153]" office:value-type="float" office:value="0" calcext:value-type="float">
            <text:p>0</text:p>
          </table:table-cell>
          <table:table-cell table:formula="of:=IF(AND(COUNTIF([.$AC$4:.$AC$203];&quot;=&quot;&amp;[.X153]);SUM([.Y$4:.Y152])&lt;[.AD$3]);1;0)" office:value-type="float" office:value="0" calcext:value-type="float">
            <text:p>0</text:p>
          </table:table-cell>
          <table:table-cell table:number-columns-repeated="2"/>
          <table:table-cell table:formula="of:=[.AB152]+COUNTIF([.$X$4:.$X$203];&quot;=&quot;&amp;[.AC152])" office:value-type="float" office:value="24" calcext:value-type="float">
            <text:p>24</text:p>
          </table:table-cell>
          <table:table-cell table:formula="of:=IF([.AB153]&lt;=[.AD$3];LARGE([.$X$4:.$X$203];[.AB153]);&quot;&quot;)">
            <text:p/>
          </table:table-cell>
          <table:table-cell table:number-columns-repeated="2"/>
          <table:table-cell table:formula="of:=[.Y153]+[.W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3]" office:value-type="float" office:value="151" calcext:value-type="float">
            <text:p>151</text:p>
          </table:table-cell>
          <table:table-cell table:formula="of:=[$Zamówienie.B153]" office:value-type="float" office:value="7" calcext:value-type="float">
            <text:p>7</text:p>
          </table:table-cell>
          <table:table-cell table:formula="of:=[$Zamówienie.C153]" office:value-type="float" office:value="5" calcext:value-type="float">
            <text:p>5</text:p>
          </table:table-cell>
          <table:table-cell table:formula="of:=IF([$Zamówienie.D153]=&quot;&quot;;1.7976931348623157E+308;[$Zamówienie.D153])" office:value-type="float" office:value="0" calcext:value-type="float">
            <text:p>0</text:p>
          </table:table-cell>
          <table:table-cell table:formula="of:=[$Zamówienie.E153]" office:value-type="float" office:value="7" calcext:value-type="float">
            <text:p>7</text:p>
          </table:table-cell>
          <table:table-cell table:number-columns-repeated="4"/>
          <table:table-cell table:formula="of:=MIN(MAX(0;[.$B154]*[.J$2]-[.$C154];[.$E154]-[.$C154]);[.$D154])" office:value-type="float" office:value="0" calcext:value-type="float">
            <text:p>0</text:p>
          </table:table-cell>
          <table:table-cell table:formula="of:=MIN(MAX(0;[.$B154]*[.K$2]-[.$C154];[.$E154]-[.$C154]);[.$D154])" office:value-type="float" office:value="0" calcext:value-type="float">
            <text:p>0</text:p>
          </table:table-cell>
          <table:table-cell table:formula="of:=MIN(MAX(0;[.$B154]*[.L$2]-[.$C154];[.$E154]-[.$C154]);[.$D154])" office:value-type="float" office:value="0" calcext:value-type="float">
            <text:p>0</text:p>
          </table:table-cell>
          <table:table-cell table:formula="of:=MIN(MAX(0;[.$B154]*[.M$2]-[.$C154];[.$E154]-[.$C154]);[.$D154])" office:value-type="float" office:value="0" calcext:value-type="float">
            <text:p>0</text:p>
          </table:table-cell>
          <table:table-cell table:formula="of:=MIN(MAX(0;[.$B154]*[.N$2]-[.$C154];[.$E154]-[.$C154]);[.$D154])" office:value-type="float" office:value="0" calcext:value-type="float">
            <text:p>0</text:p>
          </table:table-cell>
          <table:table-cell table:formula="of:=MIN(MAX(0;[.$B154]*[.O$2]-[.$C154];[.$E154]-[.$C154]);[.$D154])" office:value-type="float" office:value="0" calcext:value-type="float">
            <text:p>0</text:p>
          </table:table-cell>
          <table:table-cell table:formula="of:=MIN(MAX(0;[.$B154]*[.P$2]-[.$C154];[.$E154]-[.$C154]);[.$D154])" office:value-type="float" office:value="0" calcext:value-type="float">
            <text:p>0</text:p>
          </table:table-cell>
          <table:table-cell table:formula="of:=MIN(MAX(0;[.$B154]*[.Q$2]-[.$C154];[.$E154]-[.$C154]);[.$D154])" office:value-type="float" office:value="0" calcext:value-type="float">
            <text:p>0</text:p>
          </table:table-cell>
          <table:table-cell table:formula="of:=MIN(MAX(0;[.$B154]*[.R$2]-[.$C154];[.$E154]-[.$C154]);[.$D154])" office:value-type="float" office:value="0" calcext:value-type="float">
            <text:p>0</text:p>
          </table:table-cell>
          <table:table-cell table:formula="of:=MIN(MAX(0;[.$B154]*[.S$2]-[.$C154];[.$E154]-[.$C154]);[.$D154])" office:value-type="float" office:value="0" calcext:value-type="float">
            <text:p>0</text:p>
          </table:table-cell>
          <table:table-cell table:number-columns-repeated="3"/>
          <table:table-cell table:formula="of:=FLOOR([.S154];1)" office:value-type="float" office:value="0" calcext:value-type="float">
            <text:p>0</text:p>
          </table:table-cell>
          <table:table-cell table:formula="of:=[.S154]-[.W154]" office:value-type="float" office:value="0" calcext:value-type="float">
            <text:p>0</text:p>
          </table:table-cell>
          <table:table-cell table:formula="of:=IF(AND(COUNTIF([.$AC$4:.$AC$203];&quot;=&quot;&amp;[.X154]);SUM([.Y$4:.Y153])&lt;[.AD$3]);1;0)" office:value-type="float" office:value="0" calcext:value-type="float">
            <text:p>0</text:p>
          </table:table-cell>
          <table:table-cell table:number-columns-repeated="2"/>
          <table:table-cell table:formula="of:=[.AB153]+COUNTIF([.$X$4:.$X$203];&quot;=&quot;&amp;[.AC153])" office:value-type="float" office:value="24" calcext:value-type="float">
            <text:p>24</text:p>
          </table:table-cell>
          <table:table-cell table:formula="of:=IF([.AB154]&lt;=[.AD$3];LARGE([.$X$4:.$X$203];[.AB154]);&quot;&quot;)">
            <text:p/>
          </table:table-cell>
          <table:table-cell table:number-columns-repeated="2"/>
          <table:table-cell table:formula="of:=[.Y154]+[.W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4]" office:value-type="float" office:value="152" calcext:value-type="float">
            <text:p>152</text:p>
          </table:table-cell>
          <table:table-cell table:formula="of:=[$Zamówienie.B154]" office:value-type="float" office:value="2" calcext:value-type="float">
            <text:p>2</text:p>
          </table:table-cell>
          <table:table-cell table:formula="of:=[$Zamówienie.C154]" office:value-type="float" office:value="7" calcext:value-type="float">
            <text:p>7</text:p>
          </table:table-cell>
          <table:table-cell table:formula="of:=IF([$Zamówienie.D154]=&quot;&quot;;1.7976931348623157E+308;[$Zamówienie.D154])" office:value-type="float" office:value="7" calcext:value-type="float">
            <text:p>7</text:p>
          </table:table-cell>
          <table:table-cell table:formula="of:=[$Zamówienie.E154]" office:value-type="float" office:value="3" calcext:value-type="float">
            <text:p>3</text:p>
          </table:table-cell>
          <table:table-cell table:number-columns-repeated="4"/>
          <table:table-cell table:formula="of:=MIN(MAX(0;[.$B155]*[.J$2]-[.$C155];[.$E155]-[.$C155]);[.$D155])" office:value-type="float" office:value="0" calcext:value-type="float">
            <text:p>0</text:p>
          </table:table-cell>
          <table:table-cell table:formula="of:=MIN(MAX(0;[.$B155]*[.K$2]-[.$C155];[.$E155]-[.$C155]);[.$D155])" office:value-type="float" office:value="0" calcext:value-type="float">
            <text:p>0</text:p>
          </table:table-cell>
          <table:table-cell table:formula="of:=MIN(MAX(0;[.$B155]*[.L$2]-[.$C155];[.$E155]-[.$C155]);[.$D155])" office:value-type="float" office:value="0" calcext:value-type="float">
            <text:p>0</text:p>
          </table:table-cell>
          <table:table-cell table:formula="of:=MIN(MAX(0;[.$B155]*[.M$2]-[.$C155];[.$E155]-[.$C155]);[.$D155])" office:value-type="float" office:value="0" calcext:value-type="float">
            <text:p>0</text:p>
          </table:table-cell>
          <table:table-cell table:formula="of:=MIN(MAX(0;[.$B155]*[.N$2]-[.$C155];[.$E155]-[.$C155]);[.$D155])" office:value-type="float" office:value="0" calcext:value-type="float">
            <text:p>0</text:p>
          </table:table-cell>
          <table:table-cell table:formula="of:=MIN(MAX(0;[.$B155]*[.O$2]-[.$C155];[.$E155]-[.$C155]);[.$D155])" office:value-type="float" office:value="0" calcext:value-type="float">
            <text:p>0</text:p>
          </table:table-cell>
          <table:table-cell table:formula="of:=MIN(MAX(0;[.$B155]*[.P$2]-[.$C155];[.$E155]-[.$C155]);[.$D155])" office:value-type="float" office:value="0" calcext:value-type="float">
            <text:p>0</text:p>
          </table:table-cell>
          <table:table-cell table:formula="of:=MIN(MAX(0;[.$B155]*[.Q$2]-[.$C155];[.$E155]-[.$C155]);[.$D155])" office:value-type="float" office:value="0" calcext:value-type="float">
            <text:p>0</text:p>
          </table:table-cell>
          <table:table-cell table:formula="of:=MIN(MAX(0;[.$B155]*[.R$2]-[.$C155];[.$E155]-[.$C155]);[.$D155])" office:value-type="float" office:value="0" calcext:value-type="float">
            <text:p>0</text:p>
          </table:table-cell>
          <table:table-cell table:formula="of:=MIN(MAX(0;[.$B155]*[.S$2]-[.$C155];[.$E155]-[.$C155]);[.$D155])" office:value-type="float" office:value="0" calcext:value-type="float">
            <text:p>0</text:p>
          </table:table-cell>
          <table:table-cell table:number-columns-repeated="3"/>
          <table:table-cell table:formula="of:=FLOOR([.S155];1)" office:value-type="float" office:value="0" calcext:value-type="float">
            <text:p>0</text:p>
          </table:table-cell>
          <table:table-cell table:formula="of:=[.S155]-[.W155]" office:value-type="float" office:value="0" calcext:value-type="float">
            <text:p>0</text:p>
          </table:table-cell>
          <table:table-cell table:formula="of:=IF(AND(COUNTIF([.$AC$4:.$AC$203];&quot;=&quot;&amp;[.X155]);SUM([.Y$4:.Y154])&lt;[.AD$3]);1;0)" office:value-type="float" office:value="0" calcext:value-type="float">
            <text:p>0</text:p>
          </table:table-cell>
          <table:table-cell table:number-columns-repeated="2"/>
          <table:table-cell table:formula="of:=[.AB154]+COUNTIF([.$X$4:.$X$203];&quot;=&quot;&amp;[.AC154])" office:value-type="float" office:value="24" calcext:value-type="float">
            <text:p>24</text:p>
          </table:table-cell>
          <table:table-cell table:formula="of:=IF([.AB155]&lt;=[.AD$3];LARGE([.$X$4:.$X$203];[.AB155]);&quot;&quot;)">
            <text:p/>
          </table:table-cell>
          <table:table-cell table:number-columns-repeated="2"/>
          <table:table-cell table:formula="of:=[.Y155]+[.W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5]" office:value-type="float" office:value="153" calcext:value-type="float">
            <text:p>153</text:p>
          </table:table-cell>
          <table:table-cell table:formula="of:=[$Zamówienie.B155]" office:value-type="float" office:value="10" calcext:value-type="float">
            <text:p>10</text:p>
          </table:table-cell>
          <table:table-cell table:formula="of:=[$Zamówienie.C155]" office:value-type="float" office:value="8" calcext:value-type="float">
            <text:p>8</text:p>
          </table:table-cell>
          <table:table-cell table:formula="of:=IF([$Zamówienie.D155]=&quot;&quot;;1.7976931348623157E+308;[$Zamówienie.D155])" office:value-type="float" office:value="7" calcext:value-type="float">
            <text:p>7</text:p>
          </table:table-cell>
          <table:table-cell table:formula="of:=[$Zamówienie.E155]" office:value-type="float" office:value="4" calcext:value-type="float">
            <text:p>4</text:p>
          </table:table-cell>
          <table:table-cell table:number-columns-repeated="4"/>
          <table:table-cell table:formula="of:=MIN(MAX(0;[.$B156]*[.J$2]-[.$C156];[.$E156]-[.$C156]);[.$D156])" office:value-type="float" office:value="7" calcext:value-type="float">
            <text:p>7</text:p>
          </table:table-cell>
          <table:table-cell table:formula="of:=MIN(MAX(0;[.$B156]*[.K$2]-[.$C156];[.$E156]-[.$C156]);[.$D156])" office:value-type="float" office:value="7" calcext:value-type="float">
            <text:p>7</text:p>
          </table:table-cell>
          <table:table-cell table:formula="of:=MIN(MAX(0;[.$B156]*[.L$2]-[.$C156];[.$E156]-[.$C156]);[.$D156])" office:value-type="float" office:value="7" calcext:value-type="float">
            <text:p>7</text:p>
          </table:table-cell>
          <table:table-cell table:formula="of:=MIN(MAX(0;[.$B156]*[.M$2]-[.$C156];[.$E156]-[.$C156]);[.$D156])" office:value-type="float" office:value="7" calcext:value-type="float">
            <text:p>7</text:p>
          </table:table-cell>
          <table:table-cell table:formula="of:=MIN(MAX(0;[.$B156]*[.N$2]-[.$C156];[.$E156]-[.$C156]);[.$D156])" office:value-type="float" office:value="7" calcext:value-type="float">
            <text:p>7</text:p>
          </table:table-cell>
          <table:table-cell table:formula="of:=MIN(MAX(0;[.$B156]*[.O$2]-[.$C156];[.$E156]-[.$C156]);[.$D156])" office:value-type="float" office:value="7" calcext:value-type="float">
            <text:p>7</text:p>
          </table:table-cell>
          <table:table-cell table:formula="of:=MIN(MAX(0;[.$B156]*[.P$2]-[.$C156];[.$E156]-[.$C156]);[.$D156])" office:value-type="float" office:value="7" calcext:value-type="float">
            <text:p>7</text:p>
          </table:table-cell>
          <table:table-cell table:formula="of:=MIN(MAX(0;[.$B156]*[.Q$2]-[.$C156];[.$E156]-[.$C156]);[.$D156])" office:value-type="float" office:value="7" calcext:value-type="float">
            <text:p>7</text:p>
          </table:table-cell>
          <table:table-cell table:formula="of:=MIN(MAX(0;[.$B156]*[.R$2]-[.$C156];[.$E156]-[.$C156]);[.$D156])" office:value-type="float" office:value="7" calcext:value-type="float">
            <text:p>7</text:p>
          </table:table-cell>
          <table:table-cell table:formula="of:=MIN(MAX(0;[.$B156]*[.S$2]-[.$C156];[.$E156]-[.$C156]);[.$D156])" office:value-type="float" office:value="7" calcext:value-type="float">
            <text:p>7</text:p>
          </table:table-cell>
          <table:table-cell table:number-columns-repeated="3"/>
          <table:table-cell table:formula="of:=FLOOR([.S156];1)" office:value-type="float" office:value="7" calcext:value-type="float">
            <text:p>7</text:p>
          </table:table-cell>
          <table:table-cell table:formula="of:=[.S156]-[.W156]" office:value-type="float" office:value="0" calcext:value-type="float">
            <text:p>0</text:p>
          </table:table-cell>
          <table:table-cell table:formula="of:=IF(AND(COUNTIF([.$AC$4:.$AC$203];&quot;=&quot;&amp;[.X156]);SUM([.Y$4:.Y155])&lt;[.AD$3]);1;0)" office:value-type="float" office:value="0" calcext:value-type="float">
            <text:p>0</text:p>
          </table:table-cell>
          <table:table-cell table:number-columns-repeated="2"/>
          <table:table-cell table:formula="of:=[.AB155]+COUNTIF([.$X$4:.$X$203];&quot;=&quot;&amp;[.AC155])" office:value-type="float" office:value="24" calcext:value-type="float">
            <text:p>24</text:p>
          </table:table-cell>
          <table:table-cell table:formula="of:=IF([.AB156]&lt;=[.AD$3];LARGE([.$X$4:.$X$203];[.AB156]);&quot;&quot;)">
            <text:p/>
          </table:table-cell>
          <table:table-cell table:number-columns-repeated="2"/>
          <table:table-cell table:formula="of:=[.Y156]+[.W15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56]" office:value-type="float" office:value="154" calcext:value-type="float">
            <text:p>154</text:p>
          </table:table-cell>
          <table:table-cell table:formula="of:=[$Zamówienie.B156]" office:value-type="float" office:value="1" calcext:value-type="float">
            <text:p>1</text:p>
          </table:table-cell>
          <table:table-cell table:formula="of:=[$Zamówienie.C156]" office:value-type="float" office:value="6" calcext:value-type="float">
            <text:p>6</text:p>
          </table:table-cell>
          <table:table-cell table:formula="of:=IF([$Zamówienie.D156]=&quot;&quot;;1.7976931348623157E+308;[$Zamówienie.D156])" office:value-type="float" office:value="5" calcext:value-type="float">
            <text:p>5</text:p>
          </table:table-cell>
          <table:table-cell table:formula="of:=[$Zamówienie.E156]" office:value-type="float" office:value="5" calcext:value-type="float">
            <text:p>5</text:p>
          </table:table-cell>
          <table:table-cell table:number-columns-repeated="4"/>
          <table:table-cell table:formula="of:=MIN(MAX(0;[.$B157]*[.J$2]-[.$C157];[.$E157]-[.$C157]);[.$D157])" office:value-type="float" office:value="0" calcext:value-type="float">
            <text:p>0</text:p>
          </table:table-cell>
          <table:table-cell table:formula="of:=MIN(MAX(0;[.$B157]*[.K$2]-[.$C157];[.$E157]-[.$C157]);[.$D157])" office:value-type="float" office:value="0" calcext:value-type="float">
            <text:p>0</text:p>
          </table:table-cell>
          <table:table-cell table:formula="of:=MIN(MAX(0;[.$B157]*[.L$2]-[.$C157];[.$E157]-[.$C157]);[.$D157])" office:value-type="float" office:value="0" calcext:value-type="float">
            <text:p>0</text:p>
          </table:table-cell>
          <table:table-cell table:formula="of:=MIN(MAX(0;[.$B157]*[.M$2]-[.$C157];[.$E157]-[.$C157]);[.$D157])" office:value-type="float" office:value="0" calcext:value-type="float">
            <text:p>0</text:p>
          </table:table-cell>
          <table:table-cell table:formula="of:=MIN(MAX(0;[.$B157]*[.N$2]-[.$C157];[.$E157]-[.$C157]);[.$D157])" office:value-type="float" office:value="0" calcext:value-type="float">
            <text:p>0</text:p>
          </table:table-cell>
          <table:table-cell table:formula="of:=MIN(MAX(0;[.$B157]*[.O$2]-[.$C157];[.$E157]-[.$C157]);[.$D157])" office:value-type="float" office:value="0" calcext:value-type="float">
            <text:p>0</text:p>
          </table:table-cell>
          <table:table-cell table:formula="of:=MIN(MAX(0;[.$B157]*[.P$2]-[.$C157];[.$E157]-[.$C157]);[.$D157])" office:value-type="float" office:value="0" calcext:value-type="float">
            <text:p>0</text:p>
          </table:table-cell>
          <table:table-cell table:formula="of:=MIN(MAX(0;[.$B157]*[.Q$2]-[.$C157];[.$E157]-[.$C157]);[.$D157])" office:value-type="float" office:value="0" calcext:value-type="float">
            <text:p>0</text:p>
          </table:table-cell>
          <table:table-cell table:formula="of:=MIN(MAX(0;[.$B157]*[.R$2]-[.$C157];[.$E157]-[.$C157]);[.$D157])" office:value-type="float" office:value="0" calcext:value-type="float">
            <text:p>0</text:p>
          </table:table-cell>
          <table:table-cell table:formula="of:=MIN(MAX(0;[.$B157]*[.S$2]-[.$C157];[.$E157]-[.$C157]);[.$D157])" office:value-type="float" office:value="0" calcext:value-type="float">
            <text:p>0</text:p>
          </table:table-cell>
          <table:table-cell table:number-columns-repeated="3"/>
          <table:table-cell table:formula="of:=FLOOR([.S157];1)" office:value-type="float" office:value="0" calcext:value-type="float">
            <text:p>0</text:p>
          </table:table-cell>
          <table:table-cell table:formula="of:=[.S157]-[.W157]" office:value-type="float" office:value="0" calcext:value-type="float">
            <text:p>0</text:p>
          </table:table-cell>
          <table:table-cell table:formula="of:=IF(AND(COUNTIF([.$AC$4:.$AC$203];&quot;=&quot;&amp;[.X157]);SUM([.Y$4:.Y156])&lt;[.AD$3]);1;0)" office:value-type="float" office:value="0" calcext:value-type="float">
            <text:p>0</text:p>
          </table:table-cell>
          <table:table-cell table:number-columns-repeated="2"/>
          <table:table-cell table:formula="of:=[.AB156]+COUNTIF([.$X$4:.$X$203];&quot;=&quot;&amp;[.AC156])" office:value-type="float" office:value="24" calcext:value-type="float">
            <text:p>24</text:p>
          </table:table-cell>
          <table:table-cell table:formula="of:=IF([.AB157]&lt;=[.AD$3];LARGE([.$X$4:.$X$203];[.AB157]);&quot;&quot;)">
            <text:p/>
          </table:table-cell>
          <table:table-cell table:number-columns-repeated="2"/>
          <table:table-cell table:formula="of:=[.Y157]+[.W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7]" office:value-type="float" office:value="155" calcext:value-type="float">
            <text:p>155</text:p>
          </table:table-cell>
          <table:table-cell table:formula="of:=[$Zamówienie.B157]" office:value-type="float" office:value="8" calcext:value-type="float">
            <text:p>8</text:p>
          </table:table-cell>
          <table:table-cell table:formula="of:=[$Zamówienie.C157]" office:value-type="float" office:value="3" calcext:value-type="float">
            <text:p>3</text:p>
          </table:table-cell>
          <table:table-cell table:formula="of:=IF([$Zamówienie.D157]=&quot;&quot;;1.7976931348623157E+308;[$Zamówienie.D157])" office:value-type="float" office:value="9" calcext:value-type="float">
            <text:p>9</text:p>
          </table:table-cell>
          <table:table-cell table:formula="of:=[$Zamówienie.E157]" office:value-type="float" office:value="1" calcext:value-type="float">
            <text:p>1</text:p>
          </table:table-cell>
          <table:table-cell table:number-columns-repeated="4"/>
          <table:table-cell table:formula="of:=MIN(MAX(0;[.$B158]*[.J$2]-[.$C158];[.$E158]-[.$C158]);[.$D158])" office:value-type="float" office:value="9" calcext:value-type="float">
            <text:p>9</text:p>
          </table:table-cell>
          <table:table-cell table:formula="of:=MIN(MAX(0;[.$B158]*[.K$2]-[.$C158];[.$E158]-[.$C158]);[.$D158])" office:value-type="float" office:value="9" calcext:value-type="float">
            <text:p>9</text:p>
          </table:table-cell>
          <table:table-cell table:formula="of:=MIN(MAX(0;[.$B158]*[.L$2]-[.$C158];[.$E158]-[.$C158]);[.$D158])" office:value-type="float" office:value="9" calcext:value-type="float">
            <text:p>9</text:p>
          </table:table-cell>
          <table:table-cell table:formula="of:=MIN(MAX(0;[.$B158]*[.M$2]-[.$C158];[.$E158]-[.$C158]);[.$D158])" office:value-type="float" office:value="9" calcext:value-type="float">
            <text:p>9</text:p>
          </table:table-cell>
          <table:table-cell table:formula="of:=MIN(MAX(0;[.$B158]*[.N$2]-[.$C158];[.$E158]-[.$C158]);[.$D158])" office:value-type="float" office:value="9" calcext:value-type="float">
            <text:p>9</text:p>
          </table:table-cell>
          <table:table-cell table:formula="of:=MIN(MAX(0;[.$B158]*[.O$2]-[.$C158];[.$E158]-[.$C158]);[.$D158])" office:value-type="float" office:value="9" calcext:value-type="float">
            <text:p>9</text:p>
          </table:table-cell>
          <table:table-cell table:formula="of:=MIN(MAX(0;[.$B158]*[.P$2]-[.$C158];[.$E158]-[.$C158]);[.$D158])" office:value-type="float" office:value="9" calcext:value-type="float">
            <text:p>9</text:p>
          </table:table-cell>
          <table:table-cell table:formula="of:=MIN(MAX(0;[.$B158]*[.Q$2]-[.$C158];[.$E158]-[.$C158]);[.$D158])" office:value-type="float" office:value="9" calcext:value-type="float">
            <text:p>9</text:p>
          </table:table-cell>
          <table:table-cell table:formula="of:=MIN(MAX(0;[.$B158]*[.R$2]-[.$C158];[.$E158]-[.$C158]);[.$D158])" office:value-type="float" office:value="9" calcext:value-type="float">
            <text:p>9</text:p>
          </table:table-cell>
          <table:table-cell table:formula="of:=MIN(MAX(0;[.$B158]*[.S$2]-[.$C158];[.$E158]-[.$C158]);[.$D158])" office:value-type="float" office:value="9" calcext:value-type="float">
            <text:p>9</text:p>
          </table:table-cell>
          <table:table-cell table:number-columns-repeated="3"/>
          <table:table-cell table:formula="of:=FLOOR([.S158];1)" office:value-type="float" office:value="9" calcext:value-type="float">
            <text:p>9</text:p>
          </table:table-cell>
          <table:table-cell table:formula="of:=[.S158]-[.W158]" office:value-type="float" office:value="0" calcext:value-type="float">
            <text:p>0</text:p>
          </table:table-cell>
          <table:table-cell table:formula="of:=IF(AND(COUNTIF([.$AC$4:.$AC$203];&quot;=&quot;&amp;[.X158]);SUM([.Y$4:.Y157])&lt;[.AD$3]);1;0)" office:value-type="float" office:value="0" calcext:value-type="float">
            <text:p>0</text:p>
          </table:table-cell>
          <table:table-cell table:number-columns-repeated="2"/>
          <table:table-cell table:formula="of:=[.AB157]+COUNTIF([.$X$4:.$X$203];&quot;=&quot;&amp;[.AC157])" office:value-type="float" office:value="24" calcext:value-type="float">
            <text:p>24</text:p>
          </table:table-cell>
          <table:table-cell table:formula="of:=IF([.AB158]&lt;=[.AD$3];LARGE([.$X$4:.$X$203];[.AB158]);&quot;&quot;)">
            <text:p/>
          </table:table-cell>
          <table:table-cell table:number-columns-repeated="2"/>
          <table:table-cell table:formula="of:=[.Y158]+[.W15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58]" office:value-type="float" office:value="156" calcext:value-type="float">
            <text:p>156</text:p>
          </table:table-cell>
          <table:table-cell table:formula="of:=[$Zamówienie.B158]" office:value-type="float" office:value="2" calcext:value-type="float">
            <text:p>2</text:p>
          </table:table-cell>
          <table:table-cell table:formula="of:=[$Zamówienie.C158]" office:value-type="float" office:value="4" calcext:value-type="float">
            <text:p>4</text:p>
          </table:table-cell>
          <table:table-cell table:formula="of:=IF([$Zamówienie.D158]=&quot;&quot;;1.7976931348623157E+308;[$Zamówienie.D158])" office:value-type="float" office:value="5" calcext:value-type="float">
            <text:p>5</text:p>
          </table:table-cell>
          <table:table-cell table:formula="of:=[$Zamówienie.E158]" office:value-type="float" office:value="5" calcext:value-type="float">
            <text:p>5</text:p>
          </table:table-cell>
          <table:table-cell table:number-columns-repeated="4"/>
          <table:table-cell table:formula="of:=MIN(MAX(0;[.$B159]*[.J$2]-[.$C159];[.$E159]-[.$C159]);[.$D159])" office:value-type="float" office:value="1" calcext:value-type="float">
            <text:p>1</text:p>
          </table:table-cell>
          <table:table-cell table:formula="of:=MIN(MAX(0;[.$B159]*[.K$2]-[.$C159];[.$E159]-[.$C159]);[.$D159])" office:value-type="float" office:value="1" calcext:value-type="float">
            <text:p>1</text:p>
          </table:table-cell>
          <table:table-cell table:formula="of:=MIN(MAX(0;[.$B159]*[.L$2]-[.$C159];[.$E159]-[.$C159]);[.$D159])" office:value-type="float" office:value="1" calcext:value-type="float">
            <text:p>1</text:p>
          </table:table-cell>
          <table:table-cell table:formula="of:=MIN(MAX(0;[.$B159]*[.M$2]-[.$C159];[.$E159]-[.$C159]);[.$D159])" office:value-type="float" office:value="1" calcext:value-type="float">
            <text:p>1</text:p>
          </table:table-cell>
          <table:table-cell table:formula="of:=MIN(MAX(0;[.$B159]*[.N$2]-[.$C159];[.$E159]-[.$C159]);[.$D159])" office:value-type="float" office:value="1" calcext:value-type="float">
            <text:p>1</text:p>
          </table:table-cell>
          <table:table-cell table:formula="of:=MIN(MAX(0;[.$B159]*[.O$2]-[.$C159];[.$E159]-[.$C159]);[.$D159])" office:value-type="float" office:value="1" calcext:value-type="float">
            <text:p>1</text:p>
          </table:table-cell>
          <table:table-cell table:formula="of:=MIN(MAX(0;[.$B159]*[.P$2]-[.$C159];[.$E159]-[.$C159]);[.$D159])" office:value-type="float" office:value="1" calcext:value-type="float">
            <text:p>1</text:p>
          </table:table-cell>
          <table:table-cell table:formula="of:=MIN(MAX(0;[.$B159]*[.Q$2]-[.$C159];[.$E159]-[.$C159]);[.$D159])" office:value-type="float" office:value="1" calcext:value-type="float">
            <text:p>1</text:p>
          </table:table-cell>
          <table:table-cell table:formula="of:=MIN(MAX(0;[.$B159]*[.R$2]-[.$C159];[.$E159]-[.$C159]);[.$D159])" office:value-type="float" office:value="1" calcext:value-type="float">
            <text:p>1</text:p>
          </table:table-cell>
          <table:table-cell table:formula="of:=MIN(MAX(0;[.$B159]*[.S$2]-[.$C159];[.$E159]-[.$C159]);[.$D159])" office:value-type="float" office:value="1" calcext:value-type="float">
            <text:p>1</text:p>
          </table:table-cell>
          <table:table-cell table:number-columns-repeated="3"/>
          <table:table-cell table:formula="of:=FLOOR([.S159];1)" office:value-type="float" office:value="1" calcext:value-type="float">
            <text:p>1</text:p>
          </table:table-cell>
          <table:table-cell table:formula="of:=[.S159]-[.W159]" office:value-type="float" office:value="0" calcext:value-type="float">
            <text:p>0</text:p>
          </table:table-cell>
          <table:table-cell table:formula="of:=IF(AND(COUNTIF([.$AC$4:.$AC$203];&quot;=&quot;&amp;[.X159]);SUM([.Y$4:.Y158])&lt;[.AD$3]);1;0)" office:value-type="float" office:value="0" calcext:value-type="float">
            <text:p>0</text:p>
          </table:table-cell>
          <table:table-cell table:number-columns-repeated="2"/>
          <table:table-cell table:formula="of:=[.AB158]+COUNTIF([.$X$4:.$X$203];&quot;=&quot;&amp;[.AC158])" office:value-type="float" office:value="24" calcext:value-type="float">
            <text:p>24</text:p>
          </table:table-cell>
          <table:table-cell table:formula="of:=IF([.AB159]&lt;=[.AD$3];LARGE([.$X$4:.$X$203];[.AB159]);&quot;&quot;)">
            <text:p/>
          </table:table-cell>
          <table:table-cell table:number-columns-repeated="2"/>
          <table:table-cell table:formula="of:=[.Y159]+[.W15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59]" office:value-type="float" office:value="157" calcext:value-type="float">
            <text:p>157</text:p>
          </table:table-cell>
          <table:table-cell table:formula="of:=[$Zamówienie.B159]" office:value-type="float" office:value="10" calcext:value-type="float">
            <text:p>10</text:p>
          </table:table-cell>
          <table:table-cell table:formula="of:=[$Zamówienie.C159]" office:value-type="float" office:value="9" calcext:value-type="float">
            <text:p>9</text:p>
          </table:table-cell>
          <table:table-cell table:formula="of:=IF([$Zamówienie.D159]=&quot;&quot;;1.7976931348623157E+308;[$Zamówienie.D159])" office:value-type="float" office:value="4" calcext:value-type="float">
            <text:p>4</text:p>
          </table:table-cell>
          <table:table-cell table:formula="of:=[$Zamówienie.E159]" office:value-type="float" office:value="4" calcext:value-type="float">
            <text:p>4</text:p>
          </table:table-cell>
          <table:table-cell table:number-columns-repeated="4"/>
          <table:table-cell table:formula="of:=MIN(MAX(0;[.$B160]*[.J$2]-[.$C160];[.$E160]-[.$C160]);[.$D160])" office:value-type="float" office:value="4" calcext:value-type="float">
            <text:p>4</text:p>
          </table:table-cell>
          <table:table-cell table:formula="of:=MIN(MAX(0;[.$B160]*[.K$2]-[.$C160];[.$E160]-[.$C160]);[.$D160])" office:value-type="float" office:value="4" calcext:value-type="float">
            <text:p>4</text:p>
          </table:table-cell>
          <table:table-cell table:formula="of:=MIN(MAX(0;[.$B160]*[.L$2]-[.$C160];[.$E160]-[.$C160]);[.$D160])" office:value-type="float" office:value="4" calcext:value-type="float">
            <text:p>4</text:p>
          </table:table-cell>
          <table:table-cell table:formula="of:=MIN(MAX(0;[.$B160]*[.M$2]-[.$C160];[.$E160]-[.$C160]);[.$D160])" office:value-type="float" office:value="4" calcext:value-type="float">
            <text:p>4</text:p>
          </table:table-cell>
          <table:table-cell table:formula="of:=MIN(MAX(0;[.$B160]*[.N$2]-[.$C160];[.$E160]-[.$C160]);[.$D160])" office:value-type="float" office:value="4" calcext:value-type="float">
            <text:p>4</text:p>
          </table:table-cell>
          <table:table-cell table:formula="of:=MIN(MAX(0;[.$B160]*[.O$2]-[.$C160];[.$E160]-[.$C160]);[.$D160])" office:value-type="float" office:value="4" calcext:value-type="float">
            <text:p>4</text:p>
          </table:table-cell>
          <table:table-cell table:formula="of:=MIN(MAX(0;[.$B160]*[.P$2]-[.$C160];[.$E160]-[.$C160]);[.$D160])" office:value-type="float" office:value="4" calcext:value-type="float">
            <text:p>4</text:p>
          </table:table-cell>
          <table:table-cell table:formula="of:=MIN(MAX(0;[.$B160]*[.Q$2]-[.$C160];[.$E160]-[.$C160]);[.$D160])" office:value-type="float" office:value="4" calcext:value-type="float">
            <text:p>4</text:p>
          </table:table-cell>
          <table:table-cell table:formula="of:=MIN(MAX(0;[.$B160]*[.R$2]-[.$C160];[.$E160]-[.$C160]);[.$D160])" office:value-type="float" office:value="4" calcext:value-type="float">
            <text:p>4</text:p>
          </table:table-cell>
          <table:table-cell table:formula="of:=MIN(MAX(0;[.$B160]*[.S$2]-[.$C160];[.$E160]-[.$C160]);[.$D160])" office:value-type="float" office:value="4" calcext:value-type="float">
            <text:p>4</text:p>
          </table:table-cell>
          <table:table-cell table:number-columns-repeated="3"/>
          <table:table-cell table:formula="of:=FLOOR([.S160];1)" office:value-type="float" office:value="4" calcext:value-type="float">
            <text:p>4</text:p>
          </table:table-cell>
          <table:table-cell table:formula="of:=[.S160]-[.W160]" office:value-type="float" office:value="0" calcext:value-type="float">
            <text:p>0</text:p>
          </table:table-cell>
          <table:table-cell table:formula="of:=IF(AND(COUNTIF([.$AC$4:.$AC$203];&quot;=&quot;&amp;[.X160]);SUM([.Y$4:.Y159])&lt;[.AD$3]);1;0)" office:value-type="float" office:value="0" calcext:value-type="float">
            <text:p>0</text:p>
          </table:table-cell>
          <table:table-cell table:number-columns-repeated="2"/>
          <table:table-cell table:formula="of:=[.AB159]+COUNTIF([.$X$4:.$X$203];&quot;=&quot;&amp;[.AC159])" office:value-type="float" office:value="24" calcext:value-type="float">
            <text:p>24</text:p>
          </table:table-cell>
          <table:table-cell table:formula="of:=IF([.AB160]&lt;=[.AD$3];LARGE([.$X$4:.$X$203];[.AB160]);&quot;&quot;)">
            <text:p/>
          </table:table-cell>
          <table:table-cell table:number-columns-repeated="2"/>
          <table:table-cell table:formula="of:=[.Y160]+[.W16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60]" office:value-type="float" office:value="158" calcext:value-type="float">
            <text:p>158</text:p>
          </table:table-cell>
          <table:table-cell table:formula="of:=[$Zamówienie.B160]" office:value-type="float" office:value="0" calcext:value-type="float">
            <text:p>0</text:p>
          </table:table-cell>
          <table:table-cell table:formula="of:=[$Zamówienie.C160]" office:value-type="float" office:value="0" calcext:value-type="float">
            <text:p>0</text:p>
          </table:table-cell>
          <table:table-cell table:formula="of:=IF([$Zamówienie.D160]=&quot;&quot;;1.7976931348623157E+308;[$Zamówienie.D160])" office:value-type="float" office:value="6" calcext:value-type="float">
            <text:p>6</text:p>
          </table:table-cell>
          <table:table-cell table:formula="of:=[$Zamówienie.E160]" office:value-type="float" office:value="2" calcext:value-type="float">
            <text:p>2</text:p>
          </table:table-cell>
          <table:table-cell table:number-columns-repeated="4"/>
          <table:table-cell table:formula="of:=MIN(MAX(0;[.$B161]*[.J$2]-[.$C161];[.$E161]-[.$C161]);[.$D161])" office:value-type="float" office:value="2" calcext:value-type="float">
            <text:p>2</text:p>
          </table:table-cell>
          <table:table-cell table:formula="of:=MIN(MAX(0;[.$B161]*[.K$2]-[.$C161];[.$E161]-[.$C161]);[.$D161])" office:value-type="float" office:value="2" calcext:value-type="float">
            <text:p>2</text:p>
          </table:table-cell>
          <table:table-cell table:formula="of:=MIN(MAX(0;[.$B161]*[.L$2]-[.$C161];[.$E161]-[.$C161]);[.$D161])" office:value-type="float" office:value="2" calcext:value-type="float">
            <text:p>2</text:p>
          </table:table-cell>
          <table:table-cell table:formula="of:=MIN(MAX(0;[.$B161]*[.M$2]-[.$C161];[.$E161]-[.$C161]);[.$D161])" office:value-type="float" office:value="2" calcext:value-type="float">
            <text:p>2</text:p>
          </table:table-cell>
          <table:table-cell table:formula="of:=MIN(MAX(0;[.$B161]*[.N$2]-[.$C161];[.$E161]-[.$C161]);[.$D161])" office:value-type="float" office:value="2" calcext:value-type="float">
            <text:p>2</text:p>
          </table:table-cell>
          <table:table-cell table:formula="of:=MIN(MAX(0;[.$B161]*[.O$2]-[.$C161];[.$E161]-[.$C161]);[.$D161])" office:value-type="float" office:value="2" calcext:value-type="float">
            <text:p>2</text:p>
          </table:table-cell>
          <table:table-cell table:formula="of:=MIN(MAX(0;[.$B161]*[.P$2]-[.$C161];[.$E161]-[.$C161]);[.$D161])" office:value-type="float" office:value="2" calcext:value-type="float">
            <text:p>2</text:p>
          </table:table-cell>
          <table:table-cell table:formula="of:=MIN(MAX(0;[.$B161]*[.Q$2]-[.$C161];[.$E161]-[.$C161]);[.$D161])" office:value-type="float" office:value="2" calcext:value-type="float">
            <text:p>2</text:p>
          </table:table-cell>
          <table:table-cell table:formula="of:=MIN(MAX(0;[.$B161]*[.R$2]-[.$C161];[.$E161]-[.$C161]);[.$D161])" office:value-type="float" office:value="2" calcext:value-type="float">
            <text:p>2</text:p>
          </table:table-cell>
          <table:table-cell table:formula="of:=MIN(MAX(0;[.$B161]*[.S$2]-[.$C161];[.$E161]-[.$C161]);[.$D161])" office:value-type="float" office:value="2" calcext:value-type="float">
            <text:p>2</text:p>
          </table:table-cell>
          <table:table-cell table:number-columns-repeated="3"/>
          <table:table-cell table:formula="of:=FLOOR([.S161];1)" office:value-type="float" office:value="2" calcext:value-type="float">
            <text:p>2</text:p>
          </table:table-cell>
          <table:table-cell table:formula="of:=[.S161]-[.W161]" office:value-type="float" office:value="0" calcext:value-type="float">
            <text:p>0</text:p>
          </table:table-cell>
          <table:table-cell table:formula="of:=IF(AND(COUNTIF([.$AC$4:.$AC$203];&quot;=&quot;&amp;[.X161]);SUM([.Y$4:.Y160])&lt;[.AD$3]);1;0)" office:value-type="float" office:value="0" calcext:value-type="float">
            <text:p>0</text:p>
          </table:table-cell>
          <table:table-cell table:number-columns-repeated="2"/>
          <table:table-cell table:formula="of:=[.AB160]+COUNTIF([.$X$4:.$X$203];&quot;=&quot;&amp;[.AC160])" office:value-type="float" office:value="24" calcext:value-type="float">
            <text:p>24</text:p>
          </table:table-cell>
          <table:table-cell table:formula="of:=IF([.AB161]&lt;=[.AD$3];LARGE([.$X$4:.$X$203];[.AB161]);&quot;&quot;)">
            <text:p/>
          </table:table-cell>
          <table:table-cell table:number-columns-repeated="2"/>
          <table:table-cell table:formula="of:=[.Y161]+[.W16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1]" office:value-type="float" office:value="159" calcext:value-type="float">
            <text:p>159</text:p>
          </table:table-cell>
          <table:table-cell table:formula="of:=[$Zamówienie.B161]" office:value-type="float" office:value="2" calcext:value-type="float">
            <text:p>2</text:p>
          </table:table-cell>
          <table:table-cell table:formula="of:=[$Zamówienie.C161]" office:value-type="float" office:value="9" calcext:value-type="float">
            <text:p>9</text:p>
          </table:table-cell>
          <table:table-cell table:formula="of:=IF([$Zamówienie.D161]=&quot;&quot;;1.7976931348623157E+308;[$Zamówienie.D161])" office:value-type="float" office:value="7" calcext:value-type="float">
            <text:p>7</text:p>
          </table:table-cell>
          <table:table-cell table:formula="of:=[$Zamówienie.E161]" office:value-type="float" office:value="6" calcext:value-type="float">
            <text:p>6</text:p>
          </table:table-cell>
          <table:table-cell table:number-columns-repeated="4"/>
          <table:table-cell table:formula="of:=MIN(MAX(0;[.$B162]*[.J$2]-[.$C162];[.$E162]-[.$C162]);[.$D162])" office:value-type="float" office:value="0" calcext:value-type="float">
            <text:p>0</text:p>
          </table:table-cell>
          <table:table-cell table:formula="of:=MIN(MAX(0;[.$B162]*[.K$2]-[.$C162];[.$E162]-[.$C162]);[.$D162])" office:value-type="float" office:value="0" calcext:value-type="float">
            <text:p>0</text:p>
          </table:table-cell>
          <table:table-cell table:formula="of:=MIN(MAX(0;[.$B162]*[.L$2]-[.$C162];[.$E162]-[.$C162]);[.$D162])" office:value-type="float" office:value="0" calcext:value-type="float">
            <text:p>0</text:p>
          </table:table-cell>
          <table:table-cell table:formula="of:=MIN(MAX(0;[.$B162]*[.M$2]-[.$C162];[.$E162]-[.$C162]);[.$D162])" office:value-type="float" office:value="0" calcext:value-type="float">
            <text:p>0</text:p>
          </table:table-cell>
          <table:table-cell table:formula="of:=MIN(MAX(0;[.$B162]*[.N$2]-[.$C162];[.$E162]-[.$C162]);[.$D162])" office:value-type="float" office:value="0" calcext:value-type="float">
            <text:p>0</text:p>
          </table:table-cell>
          <table:table-cell table:formula="of:=MIN(MAX(0;[.$B162]*[.O$2]-[.$C162];[.$E162]-[.$C162]);[.$D162])" office:value-type="float" office:value="0" calcext:value-type="float">
            <text:p>0</text:p>
          </table:table-cell>
          <table:table-cell table:formula="of:=MIN(MAX(0;[.$B162]*[.P$2]-[.$C162];[.$E162]-[.$C162]);[.$D162])" office:value-type="float" office:value="0" calcext:value-type="float">
            <text:p>0</text:p>
          </table:table-cell>
          <table:table-cell table:formula="of:=MIN(MAX(0;[.$B162]*[.Q$2]-[.$C162];[.$E162]-[.$C162]);[.$D162])" office:value-type="float" office:value="0" calcext:value-type="float">
            <text:p>0</text:p>
          </table:table-cell>
          <table:table-cell table:formula="of:=MIN(MAX(0;[.$B162]*[.R$2]-[.$C162];[.$E162]-[.$C162]);[.$D162])" office:value-type="float" office:value="0" calcext:value-type="float">
            <text:p>0</text:p>
          </table:table-cell>
          <table:table-cell table:formula="of:=MIN(MAX(0;[.$B162]*[.S$2]-[.$C162];[.$E162]-[.$C162]);[.$D162])" office:value-type="float" office:value="0" calcext:value-type="float">
            <text:p>0</text:p>
          </table:table-cell>
          <table:table-cell table:number-columns-repeated="3"/>
          <table:table-cell table:formula="of:=FLOOR([.S162];1)" office:value-type="float" office:value="0" calcext:value-type="float">
            <text:p>0</text:p>
          </table:table-cell>
          <table:table-cell table:formula="of:=[.S162]-[.W162]" office:value-type="float" office:value="0" calcext:value-type="float">
            <text:p>0</text:p>
          </table:table-cell>
          <table:table-cell table:formula="of:=IF(AND(COUNTIF([.$AC$4:.$AC$203];&quot;=&quot;&amp;[.X162]);SUM([.Y$4:.Y161])&lt;[.AD$3]);1;0)" office:value-type="float" office:value="0" calcext:value-type="float">
            <text:p>0</text:p>
          </table:table-cell>
          <table:table-cell table:number-columns-repeated="2"/>
          <table:table-cell table:formula="of:=[.AB161]+COUNTIF([.$X$4:.$X$203];&quot;=&quot;&amp;[.AC161])" office:value-type="float" office:value="24" calcext:value-type="float">
            <text:p>24</text:p>
          </table:table-cell>
          <table:table-cell table:formula="of:=IF([.AB162]&lt;=[.AD$3];LARGE([.$X$4:.$X$203];[.AB162]);&quot;&quot;)">
            <text:p/>
          </table:table-cell>
          <table:table-cell table:number-columns-repeated="2"/>
          <table:table-cell table:formula="of:=[.Y162]+[.W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2]" office:value-type="float" office:value="160" calcext:value-type="float">
            <text:p>160</text:p>
          </table:table-cell>
          <table:table-cell table:formula="of:=[$Zamówienie.B162]" office:value-type="float" office:value="7" calcext:value-type="float">
            <text:p>7</text:p>
          </table:table-cell>
          <table:table-cell table:formula="of:=[$Zamówienie.C162]" office:value-type="float" office:value="5" calcext:value-type="float">
            <text:p>5</text:p>
          </table:table-cell>
          <table:table-cell table:formula="of:=IF([$Zamówienie.D162]=&quot;&quot;;1.7976931348623157E+308;[$Zamówienie.D162])" office:value-type="float" office:value="3" calcext:value-type="float">
            <text:p>3</text:p>
          </table:table-cell>
          <table:table-cell table:formula="of:=[$Zamówienie.E162]" office:value-type="float" office:value="8" calcext:value-type="float">
            <text:p>8</text:p>
          </table:table-cell>
          <table:table-cell table:number-columns-repeated="4"/>
          <table:table-cell table:formula="of:=MIN(MAX(0;[.$B163]*[.J$2]-[.$C163];[.$E163]-[.$C163]);[.$D163])" office:value-type="float" office:value="3" calcext:value-type="float">
            <text:p>3</text:p>
          </table:table-cell>
          <table:table-cell table:formula="of:=MIN(MAX(0;[.$B163]*[.K$2]-[.$C163];[.$E163]-[.$C163]);[.$D163])" office:value-type="float" office:value="3" calcext:value-type="float">
            <text:p>3</text:p>
          </table:table-cell>
          <table:table-cell table:formula="of:=MIN(MAX(0;[.$B163]*[.L$2]-[.$C163];[.$E163]-[.$C163]);[.$D163])" office:value-type="float" office:value="3" calcext:value-type="float">
            <text:p>3</text:p>
          </table:table-cell>
          <table:table-cell table:formula="of:=MIN(MAX(0;[.$B163]*[.M$2]-[.$C163];[.$E163]-[.$C163]);[.$D163])" office:value-type="float" office:value="3" calcext:value-type="float">
            <text:p>3</text:p>
          </table:table-cell>
          <table:table-cell table:formula="of:=MIN(MAX(0;[.$B163]*[.N$2]-[.$C163];[.$E163]-[.$C163]);[.$D163])" office:value-type="float" office:value="3" calcext:value-type="float">
            <text:p>3</text:p>
          </table:table-cell>
          <table:table-cell table:formula="of:=MIN(MAX(0;[.$B163]*[.O$2]-[.$C163];[.$E163]-[.$C163]);[.$D163])" office:value-type="float" office:value="3" calcext:value-type="float">
            <text:p>3</text:p>
          </table:table-cell>
          <table:table-cell table:formula="of:=MIN(MAX(0;[.$B163]*[.P$2]-[.$C163];[.$E163]-[.$C163]);[.$D163])" office:value-type="float" office:value="3" calcext:value-type="float">
            <text:p>3</text:p>
          </table:table-cell>
          <table:table-cell table:formula="of:=MIN(MAX(0;[.$B163]*[.Q$2]-[.$C163];[.$E163]-[.$C163]);[.$D163])" office:value-type="float" office:value="3" calcext:value-type="float">
            <text:p>3</text:p>
          </table:table-cell>
          <table:table-cell table:formula="of:=MIN(MAX(0;[.$B163]*[.R$2]-[.$C163];[.$E163]-[.$C163]);[.$D163])" office:value-type="float" office:value="3" calcext:value-type="float">
            <text:p>3</text:p>
          </table:table-cell>
          <table:table-cell table:formula="of:=MIN(MAX(0;[.$B163]*[.S$2]-[.$C163];[.$E163]-[.$C163]);[.$D163])" office:value-type="float" office:value="3" calcext:value-type="float">
            <text:p>3</text:p>
          </table:table-cell>
          <table:table-cell table:number-columns-repeated="3"/>
          <table:table-cell table:formula="of:=FLOOR([.S163];1)" office:value-type="float" office:value="3" calcext:value-type="float">
            <text:p>3</text:p>
          </table:table-cell>
          <table:table-cell table:formula="of:=[.S163]-[.W163]" office:value-type="float" office:value="0" calcext:value-type="float">
            <text:p>0</text:p>
          </table:table-cell>
          <table:table-cell table:formula="of:=IF(AND(COUNTIF([.$AC$4:.$AC$203];&quot;=&quot;&amp;[.X163]);SUM([.Y$4:.Y162])&lt;[.AD$3]);1;0)" office:value-type="float" office:value="0" calcext:value-type="float">
            <text:p>0</text:p>
          </table:table-cell>
          <table:table-cell table:number-columns-repeated="2"/>
          <table:table-cell table:formula="of:=[.AB162]+COUNTIF([.$X$4:.$X$203];&quot;=&quot;&amp;[.AC162])" office:value-type="float" office:value="24" calcext:value-type="float">
            <text:p>24</text:p>
          </table:table-cell>
          <table:table-cell table:formula="of:=IF([.AB163]&lt;=[.AD$3];LARGE([.$X$4:.$X$203];[.AB163]);&quot;&quot;)">
            <text:p/>
          </table:table-cell>
          <table:table-cell table:number-columns-repeated="2"/>
          <table:table-cell table:formula="of:=[.Y163]+[.W16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63]" office:value-type="float" office:value="161" calcext:value-type="float">
            <text:p>161</text:p>
          </table:table-cell>
          <table:table-cell table:formula="of:=[$Zamówienie.B163]" office:value-type="float" office:value="8" calcext:value-type="float">
            <text:p>8</text:p>
          </table:table-cell>
          <table:table-cell table:formula="of:=[$Zamówienie.C163]" office:value-type="float" office:value="1" calcext:value-type="float">
            <text:p>1</text:p>
          </table:table-cell>
          <table:table-cell table:formula="of:=IF([$Zamówienie.D163]=&quot;&quot;;1.7976931348623157E+308;[$Zamówienie.D163])" office:value-type="float" office:value="8" calcext:value-type="float">
            <text:p>8</text:p>
          </table:table-cell>
          <table:table-cell table:formula="of:=[$Zamówienie.E163]" office:value-type="float" office:value="8" calcext:value-type="float">
            <text:p>8</text:p>
          </table:table-cell>
          <table:table-cell table:number-columns-repeated="4"/>
          <table:table-cell table:formula="of:=MIN(MAX(0;[.$B164]*[.J$2]-[.$C164];[.$E164]-[.$C164]);[.$D164])" office:value-type="float" office:value="8" calcext:value-type="float">
            <text:p>8</text:p>
          </table:table-cell>
          <table:table-cell table:formula="of:=MIN(MAX(0;[.$B164]*[.K$2]-[.$C164];[.$E164]-[.$C164]);[.$D164])" office:value-type="float" office:value="8" calcext:value-type="float">
            <text:p>8</text:p>
          </table:table-cell>
          <table:table-cell table:formula="of:=MIN(MAX(0;[.$B164]*[.L$2]-[.$C164];[.$E164]-[.$C164]);[.$D164])" office:value-type="float" office:value="8" calcext:value-type="float">
            <text:p>8</text:p>
          </table:table-cell>
          <table:table-cell table:formula="of:=MIN(MAX(0;[.$B164]*[.M$2]-[.$C164];[.$E164]-[.$C164]);[.$D164])" office:value-type="float" office:value="8" calcext:value-type="float">
            <text:p>8</text:p>
          </table:table-cell>
          <table:table-cell table:formula="of:=MIN(MAX(0;[.$B164]*[.N$2]-[.$C164];[.$E164]-[.$C164]);[.$D164])" office:value-type="float" office:value="8" calcext:value-type="float">
            <text:p>8</text:p>
          </table:table-cell>
          <table:table-cell table:formula="of:=MIN(MAX(0;[.$B164]*[.O$2]-[.$C164];[.$E164]-[.$C164]);[.$D164])" office:value-type="float" office:value="8" calcext:value-type="float">
            <text:p>8</text:p>
          </table:table-cell>
          <table:table-cell table:formula="of:=MIN(MAX(0;[.$B164]*[.P$2]-[.$C164];[.$E164]-[.$C164]);[.$D164])" office:value-type="float" office:value="8" calcext:value-type="float">
            <text:p>8</text:p>
          </table:table-cell>
          <table:table-cell table:formula="of:=MIN(MAX(0;[.$B164]*[.Q$2]-[.$C164];[.$E164]-[.$C164]);[.$D164])" office:value-type="float" office:value="8" calcext:value-type="float">
            <text:p>8</text:p>
          </table:table-cell>
          <table:table-cell table:formula="of:=MIN(MAX(0;[.$B164]*[.R$2]-[.$C164];[.$E164]-[.$C164]);[.$D164])" office:value-type="float" office:value="8" calcext:value-type="float">
            <text:p>8</text:p>
          </table:table-cell>
          <table:table-cell table:formula="of:=MIN(MAX(0;[.$B164]*[.S$2]-[.$C164];[.$E164]-[.$C164]);[.$D164])" office:value-type="float" office:value="8" calcext:value-type="float">
            <text:p>8</text:p>
          </table:table-cell>
          <table:table-cell table:number-columns-repeated="3"/>
          <table:table-cell table:formula="of:=FLOOR([.S164];1)" office:value-type="float" office:value="8" calcext:value-type="float">
            <text:p>8</text:p>
          </table:table-cell>
          <table:table-cell table:formula="of:=[.S164]-[.W164]" office:value-type="float" office:value="0" calcext:value-type="float">
            <text:p>0</text:p>
          </table:table-cell>
          <table:table-cell table:formula="of:=IF(AND(COUNTIF([.$AC$4:.$AC$203];&quot;=&quot;&amp;[.X164]);SUM([.Y$4:.Y163])&lt;[.AD$3]);1;0)" office:value-type="float" office:value="0" calcext:value-type="float">
            <text:p>0</text:p>
          </table:table-cell>
          <table:table-cell table:number-columns-repeated="2"/>
          <table:table-cell table:formula="of:=[.AB163]+COUNTIF([.$X$4:.$X$203];&quot;=&quot;&amp;[.AC163])" office:value-type="float" office:value="24" calcext:value-type="float">
            <text:p>24</text:p>
          </table:table-cell>
          <table:table-cell table:formula="of:=IF([.AB164]&lt;=[.AD$3];LARGE([.$X$4:.$X$203];[.AB164]);&quot;&quot;)">
            <text:p/>
          </table:table-cell>
          <table:table-cell table:number-columns-repeated="2"/>
          <table:table-cell table:formula="of:=[.Y164]+[.W16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64]" office:value-type="float" office:value="162" calcext:value-type="float">
            <text:p>162</text:p>
          </table:table-cell>
          <table:table-cell table:formula="of:=[$Zamówienie.B164]" office:value-type="float" office:value="7" calcext:value-type="float">
            <text:p>7</text:p>
          </table:table-cell>
          <table:table-cell table:formula="of:=[$Zamówienie.C164]" office:value-type="float" office:value="9" calcext:value-type="float">
            <text:p>9</text:p>
          </table:table-cell>
          <table:table-cell table:formula="of:=IF([$Zamówienie.D164]=&quot;&quot;;1.7976931348623157E+308;[$Zamówienie.D164])" office:value-type="float" office:value="5" calcext:value-type="float">
            <text:p>5</text:p>
          </table:table-cell>
          <table:table-cell table:formula="of:=[$Zamówienie.E164]" office:value-type="float" office:value="2" calcext:value-type="float">
            <text:p>2</text:p>
          </table:table-cell>
          <table:table-cell table:number-columns-repeated="4"/>
          <table:table-cell table:formula="of:=MIN(MAX(0;[.$B165]*[.J$2]-[.$C165];[.$E165]-[.$C165]);[.$D165])" office:value-type="float" office:value="2.29513184584179" calcext:value-type="float">
            <text:p>2,29513184584179</text:p>
          </table:table-cell>
          <table:table-cell table:formula="of:=MIN(MAX(0;[.$B165]*[.K$2]-[.$C165];[.$E165]-[.$C165]);[.$D165])" office:value-type="float" office:value="2.3050237904296" calcext:value-type="float">
            <text:p>2,3050237904296</text:p>
          </table:table-cell>
          <table:table-cell table:formula="of:=MIN(MAX(0;[.$B165]*[.L$2]-[.$C165];[.$E165]-[.$C165]);[.$D165])" office:value-type="float" office:value="2.31123954415223" calcext:value-type="float">
            <text:p>2,31123954415223</text:p>
          </table:table-cell>
          <table:table-cell table:formula="of:=MIN(MAX(0;[.$B165]*[.M$2]-[.$C165];[.$E165]-[.$C165]);[.$D165])" office:value-type="float" office:value="2.31514446232217" calcext:value-type="float">
            <text:p>2,31514446232217</text:p>
          </table:table-cell>
          <table:table-cell table:formula="of:=MIN(MAX(0;[.$B165]*[.N$2]-[.$C165];[.$E165]-[.$C165]);[.$D165])" office:value-type="float" office:value="2.3175973128914" calcext:value-type="float">
            <text:p>2,3175973128914</text:p>
          </table:table-cell>
          <table:table-cell table:formula="of:=MIN(MAX(0;[.$B165]*[.O$2]-[.$C165];[.$E165]-[.$C165]);[.$D165])" office:value-type="float" office:value="2.31913792468312" calcext:value-type="float">
            <text:p>2,31913792468312</text:p>
          </table:table-cell>
          <table:table-cell table:formula="of:=MIN(MAX(0;[.$B165]*[.P$2]-[.$C165];[.$E165]-[.$C165]);[.$D165])" office:value-type="float" office:value="2.320105516299" calcext:value-type="float">
            <text:p>2,320105516299</text:p>
          </table:table-cell>
          <table:table-cell table:formula="of:=MIN(MAX(0;[.$B165]*[.Q$2]-[.$C165];[.$E165]-[.$C165]);[.$D165])" office:value-type="float" office:value="2.32071319830756" calcext:value-type="float">
            <text:p>2,32071319830756</text:p>
          </table:table-cell>
          <table:table-cell table:formula="of:=MIN(MAX(0;[.$B165]*[.R$2]-[.$C165];[.$E165]-[.$C165]);[.$D165])" office:value-type="float" office:value="2.32109483620495" calcext:value-type="float">
            <text:p>2,32109483620495</text:p>
          </table:table-cell>
          <table:table-cell table:formula="of:=MIN(MAX(0;[.$B165]*[.S$2]-[.$C165];[.$E165]-[.$C165]);[.$D165])" office:value-type="float" office:value="2.32133451016659" calcext:value-type="float">
            <text:p>2,32133451016659</text:p>
          </table:table-cell>
          <table:table-cell table:number-columns-repeated="3"/>
          <table:table-cell table:formula="of:=FLOOR([.S165];1)" office:value-type="float" office:value="2" calcext:value-type="float">
            <text:p>2</text:p>
          </table:table-cell>
          <table:table-cell table:formula="of:=[.S165]-[.W165]" office:value-type="float" office:value="0.321334510166592" calcext:value-type="float">
            <text:p>0,321334510166592</text:p>
          </table:table-cell>
          <table:table-cell table:formula="of:=IF(AND(COUNTIF([.$AC$4:.$AC$203];&quot;=&quot;&amp;[.X165]);SUM([.Y$4:.Y164])&lt;[.AD$3]);1;0)" office:value-type="float" office:value="0" calcext:value-type="float">
            <text:p>0</text:p>
          </table:table-cell>
          <table:table-cell table:number-columns-repeated="2"/>
          <table:table-cell table:formula="of:=[.AB164]+COUNTIF([.$X$4:.$X$203];&quot;=&quot;&amp;[.AC164])" office:value-type="float" office:value="24" calcext:value-type="float">
            <text:p>24</text:p>
          </table:table-cell>
          <table:table-cell table:formula="of:=IF([.AB165]&lt;=[.AD$3];LARGE([.$X$4:.$X$203];[.AB165]);&quot;&quot;)">
            <text:p/>
          </table:table-cell>
          <table:table-cell table:number-columns-repeated="2"/>
          <table:table-cell table:formula="of:=[.Y165]+[.W16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5]" office:value-type="float" office:value="163" calcext:value-type="float">
            <text:p>163</text:p>
          </table:table-cell>
          <table:table-cell table:formula="of:=[$Zamówienie.B165]" office:value-type="float" office:value="8" calcext:value-type="float">
            <text:p>8</text:p>
          </table:table-cell>
          <table:table-cell table:formula="of:=[$Zamówienie.C165]" office:value-type="float" office:value="3" calcext:value-type="float">
            <text:p>3</text:p>
          </table:table-cell>
          <table:table-cell table:formula="of:=IF([$Zamówienie.D165]=&quot;&quot;;1.7976931348623157E+308;[$Zamówienie.D165])" office:value-type="float" office:value="1" calcext:value-type="float">
            <text:p>1</text:p>
          </table:table-cell>
          <table:table-cell table:formula="of:=[$Zamówienie.E165]" office:value-type="float" office:value="6" calcext:value-type="float">
            <text:p>6</text:p>
          </table:table-cell>
          <table:table-cell table:number-columns-repeated="4"/>
          <table:table-cell table:formula="of:=MIN(MAX(0;[.$B166]*[.J$2]-[.$C166];[.$E166]-[.$C166]);[.$D166])" office:value-type="float" office:value="1" calcext:value-type="float">
            <text:p>1</text:p>
          </table:table-cell>
          <table:table-cell table:formula="of:=MIN(MAX(0;[.$B166]*[.K$2]-[.$C166];[.$E166]-[.$C166]);[.$D166])" office:value-type="float" office:value="1" calcext:value-type="float">
            <text:p>1</text:p>
          </table:table-cell>
          <table:table-cell table:formula="of:=MIN(MAX(0;[.$B166]*[.L$2]-[.$C166];[.$E166]-[.$C166]);[.$D166])" office:value-type="float" office:value="1" calcext:value-type="float">
            <text:p>1</text:p>
          </table:table-cell>
          <table:table-cell table:formula="of:=MIN(MAX(0;[.$B166]*[.M$2]-[.$C166];[.$E166]-[.$C166]);[.$D166])" office:value-type="float" office:value="1" calcext:value-type="float">
            <text:p>1</text:p>
          </table:table-cell>
          <table:table-cell table:formula="of:=MIN(MAX(0;[.$B166]*[.N$2]-[.$C166];[.$E166]-[.$C166]);[.$D166])" office:value-type="float" office:value="1" calcext:value-type="float">
            <text:p>1</text:p>
          </table:table-cell>
          <table:table-cell table:formula="of:=MIN(MAX(0;[.$B166]*[.O$2]-[.$C166];[.$E166]-[.$C166]);[.$D166])" office:value-type="float" office:value="1" calcext:value-type="float">
            <text:p>1</text:p>
          </table:table-cell>
          <table:table-cell table:formula="of:=MIN(MAX(0;[.$B166]*[.P$2]-[.$C166];[.$E166]-[.$C166]);[.$D166])" office:value-type="float" office:value="1" calcext:value-type="float">
            <text:p>1</text:p>
          </table:table-cell>
          <table:table-cell table:formula="of:=MIN(MAX(0;[.$B166]*[.Q$2]-[.$C166];[.$E166]-[.$C166]);[.$D166])" office:value-type="float" office:value="1" calcext:value-type="float">
            <text:p>1</text:p>
          </table:table-cell>
          <table:table-cell table:formula="of:=MIN(MAX(0;[.$B166]*[.R$2]-[.$C166];[.$E166]-[.$C166]);[.$D166])" office:value-type="float" office:value="1" calcext:value-type="float">
            <text:p>1</text:p>
          </table:table-cell>
          <table:table-cell table:formula="of:=MIN(MAX(0;[.$B166]*[.S$2]-[.$C166];[.$E166]-[.$C166]);[.$D166])" office:value-type="float" office:value="1" calcext:value-type="float">
            <text:p>1</text:p>
          </table:table-cell>
          <table:table-cell table:number-columns-repeated="3"/>
          <table:table-cell table:formula="of:=FLOOR([.S166];1)" office:value-type="float" office:value="1" calcext:value-type="float">
            <text:p>1</text:p>
          </table:table-cell>
          <table:table-cell table:formula="of:=[.S166]-[.W166]" office:value-type="float" office:value="0" calcext:value-type="float">
            <text:p>0</text:p>
          </table:table-cell>
          <table:table-cell table:formula="of:=IF(AND(COUNTIF([.$AC$4:.$AC$203];&quot;=&quot;&amp;[.X166]);SUM([.Y$4:.Y165])&lt;[.AD$3]);1;0)" office:value-type="float" office:value="0" calcext:value-type="float">
            <text:p>0</text:p>
          </table:table-cell>
          <table:table-cell table:number-columns-repeated="2"/>
          <table:table-cell table:formula="of:=[.AB165]+COUNTIF([.$X$4:.$X$203];&quot;=&quot;&amp;[.AC165])" office:value-type="float" office:value="24" calcext:value-type="float">
            <text:p>24</text:p>
          </table:table-cell>
          <table:table-cell table:formula="of:=IF([.AB166]&lt;=[.AD$3];LARGE([.$X$4:.$X$203];[.AB166]);&quot;&quot;)">
            <text:p/>
          </table:table-cell>
          <table:table-cell table:number-columns-repeated="2"/>
          <table:table-cell table:formula="of:=[.Y166]+[.W16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66]" office:value-type="float" office:value="164" calcext:value-type="float">
            <text:p>164</text:p>
          </table:table-cell>
          <table:table-cell table:formula="of:=[$Zamówienie.B166]" office:value-type="float" office:value="1" calcext:value-type="float">
            <text:p>1</text:p>
          </table:table-cell>
          <table:table-cell table:formula="of:=[$Zamówienie.C166]" office:value-type="float" office:value="5" calcext:value-type="float">
            <text:p>5</text:p>
          </table:table-cell>
          <table:table-cell table:formula="of:=IF([$Zamówienie.D166]=&quot;&quot;;1.7976931348623157E+308;[$Zamówienie.D166])" office:value-type="float" office:value="6" calcext:value-type="float">
            <text:p>6</text:p>
          </table:table-cell>
          <table:table-cell table:formula="of:=[$Zamówienie.E166]" office:value-type="float" office:value="7" calcext:value-type="float">
            <text:p>7</text:p>
          </table:table-cell>
          <table:table-cell table:number-columns-repeated="4"/>
          <table:table-cell table:formula="of:=MIN(MAX(0;[.$B167]*[.J$2]-[.$C167];[.$E167]-[.$C167]);[.$D167])" office:value-type="float" office:value="2" calcext:value-type="float">
            <text:p>2</text:p>
          </table:table-cell>
          <table:table-cell table:formula="of:=MIN(MAX(0;[.$B167]*[.K$2]-[.$C167];[.$E167]-[.$C167]);[.$D167])" office:value-type="float" office:value="2" calcext:value-type="float">
            <text:p>2</text:p>
          </table:table-cell>
          <table:table-cell table:formula="of:=MIN(MAX(0;[.$B167]*[.L$2]-[.$C167];[.$E167]-[.$C167]);[.$D167])" office:value-type="float" office:value="2" calcext:value-type="float">
            <text:p>2</text:p>
          </table:table-cell>
          <table:table-cell table:formula="of:=MIN(MAX(0;[.$B167]*[.M$2]-[.$C167];[.$E167]-[.$C167]);[.$D167])" office:value-type="float" office:value="2" calcext:value-type="float">
            <text:p>2</text:p>
          </table:table-cell>
          <table:table-cell table:formula="of:=MIN(MAX(0;[.$B167]*[.N$2]-[.$C167];[.$E167]-[.$C167]);[.$D167])" office:value-type="float" office:value="2" calcext:value-type="float">
            <text:p>2</text:p>
          </table:table-cell>
          <table:table-cell table:formula="of:=MIN(MAX(0;[.$B167]*[.O$2]-[.$C167];[.$E167]-[.$C167]);[.$D167])" office:value-type="float" office:value="2" calcext:value-type="float">
            <text:p>2</text:p>
          </table:table-cell>
          <table:table-cell table:formula="of:=MIN(MAX(0;[.$B167]*[.P$2]-[.$C167];[.$E167]-[.$C167]);[.$D167])" office:value-type="float" office:value="2" calcext:value-type="float">
            <text:p>2</text:p>
          </table:table-cell>
          <table:table-cell table:formula="of:=MIN(MAX(0;[.$B167]*[.Q$2]-[.$C167];[.$E167]-[.$C167]);[.$D167])" office:value-type="float" office:value="2" calcext:value-type="float">
            <text:p>2</text:p>
          </table:table-cell>
          <table:table-cell table:formula="of:=MIN(MAX(0;[.$B167]*[.R$2]-[.$C167];[.$E167]-[.$C167]);[.$D167])" office:value-type="float" office:value="2" calcext:value-type="float">
            <text:p>2</text:p>
          </table:table-cell>
          <table:table-cell table:formula="of:=MIN(MAX(0;[.$B167]*[.S$2]-[.$C167];[.$E167]-[.$C167]);[.$D167])" office:value-type="float" office:value="2" calcext:value-type="float">
            <text:p>2</text:p>
          </table:table-cell>
          <table:table-cell table:number-columns-repeated="3"/>
          <table:table-cell table:formula="of:=FLOOR([.S167];1)" office:value-type="float" office:value="2" calcext:value-type="float">
            <text:p>2</text:p>
          </table:table-cell>
          <table:table-cell table:formula="of:=[.S167]-[.W167]" office:value-type="float" office:value="0" calcext:value-type="float">
            <text:p>0</text:p>
          </table:table-cell>
          <table:table-cell table:formula="of:=IF(AND(COUNTIF([.$AC$4:.$AC$203];&quot;=&quot;&amp;[.X167]);SUM([.Y$4:.Y166])&lt;[.AD$3]);1;0)" office:value-type="float" office:value="0" calcext:value-type="float">
            <text:p>0</text:p>
          </table:table-cell>
          <table:table-cell table:number-columns-repeated="2"/>
          <table:table-cell table:formula="of:=[.AB166]+COUNTIF([.$X$4:.$X$203];&quot;=&quot;&amp;[.AC166])" office:value-type="float" office:value="24" calcext:value-type="float">
            <text:p>24</text:p>
          </table:table-cell>
          <table:table-cell table:formula="of:=IF([.AB167]&lt;=[.AD$3];LARGE([.$X$4:.$X$203];[.AB167]);&quot;&quot;)">
            <text:p/>
          </table:table-cell>
          <table:table-cell table:number-columns-repeated="2"/>
          <table:table-cell table:formula="of:=[.Y167]+[.W16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7]" office:value-type="float" office:value="165" calcext:value-type="float">
            <text:p>165</text:p>
          </table:table-cell>
          <table:table-cell table:formula="of:=[$Zamówienie.B167]" office:value-type="float" office:value="3" calcext:value-type="float">
            <text:p>3</text:p>
          </table:table-cell>
          <table:table-cell table:formula="of:=[$Zamówienie.C167]" office:value-type="float" office:value="2" calcext:value-type="float">
            <text:p>2</text:p>
          </table:table-cell>
          <table:table-cell table:formula="of:=IF([$Zamówienie.D167]=&quot;&quot;;1.7976931348623157E+308;[$Zamówienie.D167])" office:value-type="float" office:value="1" calcext:value-type="float">
            <text:p>1</text:p>
          </table:table-cell>
          <table:table-cell table:formula="of:=[$Zamówienie.E167]" office:value-type="float" office:value="10" calcext:value-type="float">
            <text:p>10</text:p>
          </table:table-cell>
          <table:table-cell table:number-columns-repeated="4"/>
          <table:table-cell table:formula="of:=MIN(MAX(0;[.$B168]*[.J$2]-[.$C168];[.$E168]-[.$C168]);[.$D168])" office:value-type="float" office:value="1" calcext:value-type="float">
            <text:p>1</text:p>
          </table:table-cell>
          <table:table-cell table:formula="of:=MIN(MAX(0;[.$B168]*[.K$2]-[.$C168];[.$E168]-[.$C168]);[.$D168])" office:value-type="float" office:value="1" calcext:value-type="float">
            <text:p>1</text:p>
          </table:table-cell>
          <table:table-cell table:formula="of:=MIN(MAX(0;[.$B168]*[.L$2]-[.$C168];[.$E168]-[.$C168]);[.$D168])" office:value-type="float" office:value="1" calcext:value-type="float">
            <text:p>1</text:p>
          </table:table-cell>
          <table:table-cell table:formula="of:=MIN(MAX(0;[.$B168]*[.M$2]-[.$C168];[.$E168]-[.$C168]);[.$D168])" office:value-type="float" office:value="1" calcext:value-type="float">
            <text:p>1</text:p>
          </table:table-cell>
          <table:table-cell table:formula="of:=MIN(MAX(0;[.$B168]*[.N$2]-[.$C168];[.$E168]-[.$C168]);[.$D168])" office:value-type="float" office:value="1" calcext:value-type="float">
            <text:p>1</text:p>
          </table:table-cell>
          <table:table-cell table:formula="of:=MIN(MAX(0;[.$B168]*[.O$2]-[.$C168];[.$E168]-[.$C168]);[.$D168])" office:value-type="float" office:value="1" calcext:value-type="float">
            <text:p>1</text:p>
          </table:table-cell>
          <table:table-cell table:formula="of:=MIN(MAX(0;[.$B168]*[.P$2]-[.$C168];[.$E168]-[.$C168]);[.$D168])" office:value-type="float" office:value="1" calcext:value-type="float">
            <text:p>1</text:p>
          </table:table-cell>
          <table:table-cell table:formula="of:=MIN(MAX(0;[.$B168]*[.Q$2]-[.$C168];[.$E168]-[.$C168]);[.$D168])" office:value-type="float" office:value="1" calcext:value-type="float">
            <text:p>1</text:p>
          </table:table-cell>
          <table:table-cell table:formula="of:=MIN(MAX(0;[.$B168]*[.R$2]-[.$C168];[.$E168]-[.$C168]);[.$D168])" office:value-type="float" office:value="1" calcext:value-type="float">
            <text:p>1</text:p>
          </table:table-cell>
          <table:table-cell table:formula="of:=MIN(MAX(0;[.$B168]*[.S$2]-[.$C168];[.$E168]-[.$C168]);[.$D168])" office:value-type="float" office:value="1" calcext:value-type="float">
            <text:p>1</text:p>
          </table:table-cell>
          <table:table-cell table:number-columns-repeated="3"/>
          <table:table-cell table:formula="of:=FLOOR([.S168];1)" office:value-type="float" office:value="1" calcext:value-type="float">
            <text:p>1</text:p>
          </table:table-cell>
          <table:table-cell table:formula="of:=[.S168]-[.W168]" office:value-type="float" office:value="0" calcext:value-type="float">
            <text:p>0</text:p>
          </table:table-cell>
          <table:table-cell table:formula="of:=IF(AND(COUNTIF([.$AC$4:.$AC$203];&quot;=&quot;&amp;[.X168]);SUM([.Y$4:.Y167])&lt;[.AD$3]);1;0)" office:value-type="float" office:value="0" calcext:value-type="float">
            <text:p>0</text:p>
          </table:table-cell>
          <table:table-cell table:number-columns-repeated="2"/>
          <table:table-cell table:formula="of:=[.AB167]+COUNTIF([.$X$4:.$X$203];&quot;=&quot;&amp;[.AC167])" office:value-type="float" office:value="24" calcext:value-type="float">
            <text:p>24</text:p>
          </table:table-cell>
          <table:table-cell table:formula="of:=IF([.AB168]&lt;=[.AD$3];LARGE([.$X$4:.$X$203];[.AB168]);&quot;&quot;)">
            <text:p/>
          </table:table-cell>
          <table:table-cell table:number-columns-repeated="2"/>
          <table:table-cell table:formula="of:=[.Y168]+[.W16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68]" office:value-type="float" office:value="166" calcext:value-type="float">
            <text:p>166</text:p>
          </table:table-cell>
          <table:table-cell table:formula="of:=[$Zamówienie.B168]" office:value-type="float" office:value="10" calcext:value-type="float">
            <text:p>10</text:p>
          </table:table-cell>
          <table:table-cell table:formula="of:=[$Zamówienie.C168]" office:value-type="float" office:value="9" calcext:value-type="float">
            <text:p>9</text:p>
          </table:table-cell>
          <table:table-cell table:formula="of:=IF([$Zamówienie.D168]=&quot;&quot;;1.7976931348623157E+308;[$Zamówienie.D168])" office:value-type="float" office:value="2" calcext:value-type="float">
            <text:p>2</text:p>
          </table:table-cell>
          <table:table-cell table:formula="of:=[$Zamówienie.E168]" office:value-type="float" office:value="1" calcext:value-type="float">
            <text:p>1</text:p>
          </table:table-cell>
          <table:table-cell table:number-columns-repeated="4"/>
          <table:table-cell table:formula="of:=MIN(MAX(0;[.$B169]*[.J$2]-[.$C169];[.$E169]-[.$C169]);[.$D169])" office:value-type="float" office:value="2" calcext:value-type="float">
            <text:p>2</text:p>
          </table:table-cell>
          <table:table-cell table:formula="of:=MIN(MAX(0;[.$B169]*[.K$2]-[.$C169];[.$E169]-[.$C169]);[.$D169])" office:value-type="float" office:value="2" calcext:value-type="float">
            <text:p>2</text:p>
          </table:table-cell>
          <table:table-cell table:formula="of:=MIN(MAX(0;[.$B169]*[.L$2]-[.$C169];[.$E169]-[.$C169]);[.$D169])" office:value-type="float" office:value="2" calcext:value-type="float">
            <text:p>2</text:p>
          </table:table-cell>
          <table:table-cell table:formula="of:=MIN(MAX(0;[.$B169]*[.M$2]-[.$C169];[.$E169]-[.$C169]);[.$D169])" office:value-type="float" office:value="2" calcext:value-type="float">
            <text:p>2</text:p>
          </table:table-cell>
          <table:table-cell table:formula="of:=MIN(MAX(0;[.$B169]*[.N$2]-[.$C169];[.$E169]-[.$C169]);[.$D169])" office:value-type="float" office:value="2" calcext:value-type="float">
            <text:p>2</text:p>
          </table:table-cell>
          <table:table-cell table:formula="of:=MIN(MAX(0;[.$B169]*[.O$2]-[.$C169];[.$E169]-[.$C169]);[.$D169])" office:value-type="float" office:value="2" calcext:value-type="float">
            <text:p>2</text:p>
          </table:table-cell>
          <table:table-cell table:formula="of:=MIN(MAX(0;[.$B169]*[.P$2]-[.$C169];[.$E169]-[.$C169]);[.$D169])" office:value-type="float" office:value="2" calcext:value-type="float">
            <text:p>2</text:p>
          </table:table-cell>
          <table:table-cell table:formula="of:=MIN(MAX(0;[.$B169]*[.Q$2]-[.$C169];[.$E169]-[.$C169]);[.$D169])" office:value-type="float" office:value="2" calcext:value-type="float">
            <text:p>2</text:p>
          </table:table-cell>
          <table:table-cell table:formula="of:=MIN(MAX(0;[.$B169]*[.R$2]-[.$C169];[.$E169]-[.$C169]);[.$D169])" office:value-type="float" office:value="2" calcext:value-type="float">
            <text:p>2</text:p>
          </table:table-cell>
          <table:table-cell table:formula="of:=MIN(MAX(0;[.$B169]*[.S$2]-[.$C169];[.$E169]-[.$C169]);[.$D169])" office:value-type="float" office:value="2" calcext:value-type="float">
            <text:p>2</text:p>
          </table:table-cell>
          <table:table-cell table:number-columns-repeated="3"/>
          <table:table-cell table:formula="of:=FLOOR([.S169];1)" office:value-type="float" office:value="2" calcext:value-type="float">
            <text:p>2</text:p>
          </table:table-cell>
          <table:table-cell table:formula="of:=[.S169]-[.W169]" office:value-type="float" office:value="0" calcext:value-type="float">
            <text:p>0</text:p>
          </table:table-cell>
          <table:table-cell table:formula="of:=IF(AND(COUNTIF([.$AC$4:.$AC$203];&quot;=&quot;&amp;[.X169]);SUM([.Y$4:.Y168])&lt;[.AD$3]);1;0)" office:value-type="float" office:value="0" calcext:value-type="float">
            <text:p>0</text:p>
          </table:table-cell>
          <table:table-cell table:number-columns-repeated="2"/>
          <table:table-cell table:formula="of:=[.AB168]+COUNTIF([.$X$4:.$X$203];&quot;=&quot;&amp;[.AC168])" office:value-type="float" office:value="24" calcext:value-type="float">
            <text:p>24</text:p>
          </table:table-cell>
          <table:table-cell table:formula="of:=IF([.AB169]&lt;=[.AD$3];LARGE([.$X$4:.$X$203];[.AB169]);&quot;&quot;)">
            <text:p/>
          </table:table-cell>
          <table:table-cell table:number-columns-repeated="2"/>
          <table:table-cell table:formula="of:=[.Y169]+[.W16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9]" office:value-type="float" office:value="167" calcext:value-type="float">
            <text:p>167</text:p>
          </table:table-cell>
          <table:table-cell table:formula="of:=[$Zamówienie.B169]" office:value-type="float" office:value="6" calcext:value-type="float">
            <text:p>6</text:p>
          </table:table-cell>
          <table:table-cell table:formula="of:=[$Zamówienie.C169]" office:value-type="float" office:value="0" calcext:value-type="float">
            <text:p>0</text:p>
          </table:table-cell>
          <table:table-cell table:formula="of:=IF([$Zamówienie.D169]=&quot;&quot;;1.7976931348623157E+308;[$Zamówienie.D169])" office:value-type="float" office:value="1" calcext:value-type="float">
            <text:p>1</text:p>
          </table:table-cell>
          <table:table-cell table:formula="of:=[$Zamówienie.E169]" office:value-type="float" office:value="9" calcext:value-type="float">
            <text:p>9</text:p>
          </table:table-cell>
          <table:table-cell table:number-columns-repeated="4"/>
          <table:table-cell table:formula="of:=MIN(MAX(0;[.$B170]*[.J$2]-[.$C170];[.$E170]-[.$C170]);[.$D170])" office:value-type="float" office:value="1" calcext:value-type="float">
            <text:p>1</text:p>
          </table:table-cell>
          <table:table-cell table:formula="of:=MIN(MAX(0;[.$B170]*[.K$2]-[.$C170];[.$E170]-[.$C170]);[.$D170])" office:value-type="float" office:value="1" calcext:value-type="float">
            <text:p>1</text:p>
          </table:table-cell>
          <table:table-cell table:formula="of:=MIN(MAX(0;[.$B170]*[.L$2]-[.$C170];[.$E170]-[.$C170]);[.$D170])" office:value-type="float" office:value="1" calcext:value-type="float">
            <text:p>1</text:p>
          </table:table-cell>
          <table:table-cell table:formula="of:=MIN(MAX(0;[.$B170]*[.M$2]-[.$C170];[.$E170]-[.$C170]);[.$D170])" office:value-type="float" office:value="1" calcext:value-type="float">
            <text:p>1</text:p>
          </table:table-cell>
          <table:table-cell table:formula="of:=MIN(MAX(0;[.$B170]*[.N$2]-[.$C170];[.$E170]-[.$C170]);[.$D170])" office:value-type="float" office:value="1" calcext:value-type="float">
            <text:p>1</text:p>
          </table:table-cell>
          <table:table-cell table:formula="of:=MIN(MAX(0;[.$B170]*[.O$2]-[.$C170];[.$E170]-[.$C170]);[.$D170])" office:value-type="float" office:value="1" calcext:value-type="float">
            <text:p>1</text:p>
          </table:table-cell>
          <table:table-cell table:formula="of:=MIN(MAX(0;[.$B170]*[.P$2]-[.$C170];[.$E170]-[.$C170]);[.$D170])" office:value-type="float" office:value="1" calcext:value-type="float">
            <text:p>1</text:p>
          </table:table-cell>
          <table:table-cell table:formula="of:=MIN(MAX(0;[.$B170]*[.Q$2]-[.$C170];[.$E170]-[.$C170]);[.$D170])" office:value-type="float" office:value="1" calcext:value-type="float">
            <text:p>1</text:p>
          </table:table-cell>
          <table:table-cell table:formula="of:=MIN(MAX(0;[.$B170]*[.R$2]-[.$C170];[.$E170]-[.$C170]);[.$D170])" office:value-type="float" office:value="1" calcext:value-type="float">
            <text:p>1</text:p>
          </table:table-cell>
          <table:table-cell table:formula="of:=MIN(MAX(0;[.$B170]*[.S$2]-[.$C170];[.$E170]-[.$C170]);[.$D170])" office:value-type="float" office:value="1" calcext:value-type="float">
            <text:p>1</text:p>
          </table:table-cell>
          <table:table-cell table:number-columns-repeated="3"/>
          <table:table-cell table:formula="of:=FLOOR([.S170];1)" office:value-type="float" office:value="1" calcext:value-type="float">
            <text:p>1</text:p>
          </table:table-cell>
          <table:table-cell table:formula="of:=[.S170]-[.W170]" office:value-type="float" office:value="0" calcext:value-type="float">
            <text:p>0</text:p>
          </table:table-cell>
          <table:table-cell table:formula="of:=IF(AND(COUNTIF([.$AC$4:.$AC$203];&quot;=&quot;&amp;[.X170]);SUM([.Y$4:.Y169])&lt;[.AD$3]);1;0)" office:value-type="float" office:value="0" calcext:value-type="float">
            <text:p>0</text:p>
          </table:table-cell>
          <table:table-cell table:number-columns-repeated="2"/>
          <table:table-cell table:formula="of:=[.AB169]+COUNTIF([.$X$4:.$X$203];&quot;=&quot;&amp;[.AC169])" office:value-type="float" office:value="24" calcext:value-type="float">
            <text:p>24</text:p>
          </table:table-cell>
          <table:table-cell table:formula="of:=IF([.AB170]&lt;=[.AD$3];LARGE([.$X$4:.$X$203];[.AB170]);&quot;&quot;)">
            <text:p/>
          </table:table-cell>
          <table:table-cell table:number-columns-repeated="2"/>
          <table:table-cell table:formula="of:=[.Y170]+[.W1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0]" office:value-type="float" office:value="168" calcext:value-type="float">
            <text:p>168</text:p>
          </table:table-cell>
          <table:table-cell table:formula="of:=[$Zamówienie.B170]" office:value-type="float" office:value="6" calcext:value-type="float">
            <text:p>6</text:p>
          </table:table-cell>
          <table:table-cell table:formula="of:=[$Zamówienie.C170]" office:value-type="float" office:value="9" calcext:value-type="float">
            <text:p>9</text:p>
          </table:table-cell>
          <table:table-cell table:formula="of:=IF([$Zamówienie.D170]=&quot;&quot;;1.7976931348623157E+308;[$Zamówienie.D170])" office:value-type="float" office:value="9" calcext:value-type="float">
            <text:p>9</text:p>
          </table:table-cell>
          <table:table-cell table:formula="of:=[$Zamówienie.E170]" office:value-type="float" office:value="10" calcext:value-type="float">
            <text:p>10</text:p>
          </table:table-cell>
          <table:table-cell table:number-columns-repeated="4"/>
          <table:table-cell table:formula="of:=MIN(MAX(0;[.$B171]*[.J$2]-[.$C171];[.$E171]-[.$C171]);[.$D171])" office:value-type="float" office:value="1" calcext:value-type="float">
            <text:p>1</text:p>
          </table:table-cell>
          <table:table-cell table:formula="of:=MIN(MAX(0;[.$B171]*[.K$2]-[.$C171];[.$E171]-[.$C171]);[.$D171])" office:value-type="float" office:value="1" calcext:value-type="float">
            <text:p>1</text:p>
          </table:table-cell>
          <table:table-cell table:formula="of:=MIN(MAX(0;[.$B171]*[.L$2]-[.$C171];[.$E171]-[.$C171]);[.$D171])" office:value-type="float" office:value="1" calcext:value-type="float">
            <text:p>1</text:p>
          </table:table-cell>
          <table:table-cell table:formula="of:=MIN(MAX(0;[.$B171]*[.M$2]-[.$C171];[.$E171]-[.$C171]);[.$D171])" office:value-type="float" office:value="1" calcext:value-type="float">
            <text:p>1</text:p>
          </table:table-cell>
          <table:table-cell table:formula="of:=MIN(MAX(0;[.$B171]*[.N$2]-[.$C171];[.$E171]-[.$C171]);[.$D171])" office:value-type="float" office:value="1" calcext:value-type="float">
            <text:p>1</text:p>
          </table:table-cell>
          <table:table-cell table:formula="of:=MIN(MAX(0;[.$B171]*[.O$2]-[.$C171];[.$E171]-[.$C171]);[.$D171])" office:value-type="float" office:value="1" calcext:value-type="float">
            <text:p>1</text:p>
          </table:table-cell>
          <table:table-cell table:formula="of:=MIN(MAX(0;[.$B171]*[.P$2]-[.$C171];[.$E171]-[.$C171]);[.$D171])" office:value-type="float" office:value="1" calcext:value-type="float">
            <text:p>1</text:p>
          </table:table-cell>
          <table:table-cell table:formula="of:=MIN(MAX(0;[.$B171]*[.Q$2]-[.$C171];[.$E171]-[.$C171]);[.$D171])" office:value-type="float" office:value="1" calcext:value-type="float">
            <text:p>1</text:p>
          </table:table-cell>
          <table:table-cell table:formula="of:=MIN(MAX(0;[.$B171]*[.R$2]-[.$C171];[.$E171]-[.$C171]);[.$D171])" office:value-type="float" office:value="1" calcext:value-type="float">
            <text:p>1</text:p>
          </table:table-cell>
          <table:table-cell table:formula="of:=MIN(MAX(0;[.$B171]*[.S$2]-[.$C171];[.$E171]-[.$C171]);[.$D171])" office:value-type="float" office:value="1" calcext:value-type="float">
            <text:p>1</text:p>
          </table:table-cell>
          <table:table-cell table:number-columns-repeated="3"/>
          <table:table-cell table:formula="of:=FLOOR([.S171];1)" office:value-type="float" office:value="1" calcext:value-type="float">
            <text:p>1</text:p>
          </table:table-cell>
          <table:table-cell table:formula="of:=[.S171]-[.W171]" office:value-type="float" office:value="0" calcext:value-type="float">
            <text:p>0</text:p>
          </table:table-cell>
          <table:table-cell table:formula="of:=IF(AND(COUNTIF([.$AC$4:.$AC$203];&quot;=&quot;&amp;[.X171]);SUM([.Y$4:.Y170])&lt;[.AD$3]);1;0)" office:value-type="float" office:value="0" calcext:value-type="float">
            <text:p>0</text:p>
          </table:table-cell>
          <table:table-cell table:number-columns-repeated="2"/>
          <table:table-cell table:formula="of:=[.AB170]+COUNTIF([.$X$4:.$X$203];&quot;=&quot;&amp;[.AC170])" office:value-type="float" office:value="24" calcext:value-type="float">
            <text:p>24</text:p>
          </table:table-cell>
          <table:table-cell table:formula="of:=IF([.AB171]&lt;=[.AD$3];LARGE([.$X$4:.$X$203];[.AB171]);&quot;&quot;)">
            <text:p/>
          </table:table-cell>
          <table:table-cell table:number-columns-repeated="2"/>
          <table:table-cell table:formula="of:=[.Y171]+[.W17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1]" office:value-type="float" office:value="169" calcext:value-type="float">
            <text:p>169</text:p>
          </table:table-cell>
          <table:table-cell table:formula="of:=[$Zamówienie.B171]" office:value-type="float" office:value="8" calcext:value-type="float">
            <text:p>8</text:p>
          </table:table-cell>
          <table:table-cell table:formula="of:=[$Zamówienie.C171]" office:value-type="float" office:value="2" calcext:value-type="float">
            <text:p>2</text:p>
          </table:table-cell>
          <table:table-cell table:formula="of:=IF([$Zamówienie.D171]=&quot;&quot;;1.7976931348623157E+308;[$Zamówienie.D171])" office:value-type="float" office:value="3" calcext:value-type="float">
            <text:p>3</text:p>
          </table:table-cell>
          <table:table-cell table:formula="of:=[$Zamówienie.E171]" office:value-type="float" office:value="8" calcext:value-type="float">
            <text:p>8</text:p>
          </table:table-cell>
          <table:table-cell table:number-columns-repeated="4"/>
          <table:table-cell table:formula="of:=MIN(MAX(0;[.$B172]*[.J$2]-[.$C172];[.$E172]-[.$C172]);[.$D172])" office:value-type="float" office:value="3" calcext:value-type="float">
            <text:p>3</text:p>
          </table:table-cell>
          <table:table-cell table:formula="of:=MIN(MAX(0;[.$B172]*[.K$2]-[.$C172];[.$E172]-[.$C172]);[.$D172])" office:value-type="float" office:value="3" calcext:value-type="float">
            <text:p>3</text:p>
          </table:table-cell>
          <table:table-cell table:formula="of:=MIN(MAX(0;[.$B172]*[.L$2]-[.$C172];[.$E172]-[.$C172]);[.$D172])" office:value-type="float" office:value="3" calcext:value-type="float">
            <text:p>3</text:p>
          </table:table-cell>
          <table:table-cell table:formula="of:=MIN(MAX(0;[.$B172]*[.M$2]-[.$C172];[.$E172]-[.$C172]);[.$D172])" office:value-type="float" office:value="3" calcext:value-type="float">
            <text:p>3</text:p>
          </table:table-cell>
          <table:table-cell table:formula="of:=MIN(MAX(0;[.$B172]*[.N$2]-[.$C172];[.$E172]-[.$C172]);[.$D172])" office:value-type="float" office:value="3" calcext:value-type="float">
            <text:p>3</text:p>
          </table:table-cell>
          <table:table-cell table:formula="of:=MIN(MAX(0;[.$B172]*[.O$2]-[.$C172];[.$E172]-[.$C172]);[.$D172])" office:value-type="float" office:value="3" calcext:value-type="float">
            <text:p>3</text:p>
          </table:table-cell>
          <table:table-cell table:formula="of:=MIN(MAX(0;[.$B172]*[.P$2]-[.$C172];[.$E172]-[.$C172]);[.$D172])" office:value-type="float" office:value="3" calcext:value-type="float">
            <text:p>3</text:p>
          </table:table-cell>
          <table:table-cell table:formula="of:=MIN(MAX(0;[.$B172]*[.Q$2]-[.$C172];[.$E172]-[.$C172]);[.$D172])" office:value-type="float" office:value="3" calcext:value-type="float">
            <text:p>3</text:p>
          </table:table-cell>
          <table:table-cell table:formula="of:=MIN(MAX(0;[.$B172]*[.R$2]-[.$C172];[.$E172]-[.$C172]);[.$D172])" office:value-type="float" office:value="3" calcext:value-type="float">
            <text:p>3</text:p>
          </table:table-cell>
          <table:table-cell table:formula="of:=MIN(MAX(0;[.$B172]*[.S$2]-[.$C172];[.$E172]-[.$C172]);[.$D172])" office:value-type="float" office:value="3" calcext:value-type="float">
            <text:p>3</text:p>
          </table:table-cell>
          <table:table-cell table:number-columns-repeated="3"/>
          <table:table-cell table:formula="of:=FLOOR([.S172];1)" office:value-type="float" office:value="3" calcext:value-type="float">
            <text:p>3</text:p>
          </table:table-cell>
          <table:table-cell table:formula="of:=[.S172]-[.W172]" office:value-type="float" office:value="0" calcext:value-type="float">
            <text:p>0</text:p>
          </table:table-cell>
          <table:table-cell table:formula="of:=IF(AND(COUNTIF([.$AC$4:.$AC$203];&quot;=&quot;&amp;[.X172]);SUM([.Y$4:.Y171])&lt;[.AD$3]);1;0)" office:value-type="float" office:value="0" calcext:value-type="float">
            <text:p>0</text:p>
          </table:table-cell>
          <table:table-cell table:number-columns-repeated="2"/>
          <table:table-cell table:formula="of:=[.AB171]+COUNTIF([.$X$4:.$X$203];&quot;=&quot;&amp;[.AC171])" office:value-type="float" office:value="24" calcext:value-type="float">
            <text:p>24</text:p>
          </table:table-cell>
          <table:table-cell table:formula="of:=IF([.AB172]&lt;=[.AD$3];LARGE([.$X$4:.$X$203];[.AB172]);&quot;&quot;)">
            <text:p/>
          </table:table-cell>
          <table:table-cell table:number-columns-repeated="2"/>
          <table:table-cell table:formula="of:=[.Y172]+[.W17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72]" office:value-type="float" office:value="170" calcext:value-type="float">
            <text:p>170</text:p>
          </table:table-cell>
          <table:table-cell table:formula="of:=[$Zamówienie.B172]" office:value-type="float" office:value="7" calcext:value-type="float">
            <text:p>7</text:p>
          </table:table-cell>
          <table:table-cell table:formula="of:=[$Zamówienie.C172]" office:value-type="float" office:value="1" calcext:value-type="float">
            <text:p>1</text:p>
          </table:table-cell>
          <table:table-cell table:formula="of:=IF([$Zamówienie.D172]=&quot;&quot;;1.7976931348623157E+308;[$Zamówienie.D172])" office:value-type="float" office:value="10" calcext:value-type="float">
            <text:p>10</text:p>
          </table:table-cell>
          <table:table-cell table:formula="of:=[$Zamówienie.E172]" office:value-type="float" office:value="10" calcext:value-type="float">
            <text:p>10</text:p>
          </table:table-cell>
          <table:table-cell table:number-columns-repeated="4"/>
          <table:table-cell table:formula="of:=MIN(MAX(0;[.$B173]*[.J$2]-[.$C173];[.$E173]-[.$C173]);[.$D173])" office:value-type="float" office:value="10" calcext:value-type="float">
            <text:p>10</text:p>
          </table:table-cell>
          <table:table-cell table:formula="of:=MIN(MAX(0;[.$B173]*[.K$2]-[.$C173];[.$E173]-[.$C173]);[.$D173])" office:value-type="float" office:value="10" calcext:value-type="float">
            <text:p>10</text:p>
          </table:table-cell>
          <table:table-cell table:formula="of:=MIN(MAX(0;[.$B173]*[.L$2]-[.$C173];[.$E173]-[.$C173]);[.$D173])" office:value-type="float" office:value="10" calcext:value-type="float">
            <text:p>10</text:p>
          </table:table-cell>
          <table:table-cell table:formula="of:=MIN(MAX(0;[.$B173]*[.M$2]-[.$C173];[.$E173]-[.$C173]);[.$D173])" office:value-type="float" office:value="10" calcext:value-type="float">
            <text:p>10</text:p>
          </table:table-cell>
          <table:table-cell table:formula="of:=MIN(MAX(0;[.$B173]*[.N$2]-[.$C173];[.$E173]-[.$C173]);[.$D173])" office:value-type="float" office:value="10" calcext:value-type="float">
            <text:p>10</text:p>
          </table:table-cell>
          <table:table-cell table:formula="of:=MIN(MAX(0;[.$B173]*[.O$2]-[.$C173];[.$E173]-[.$C173]);[.$D173])" office:value-type="float" office:value="10" calcext:value-type="float">
            <text:p>10</text:p>
          </table:table-cell>
          <table:table-cell table:formula="of:=MIN(MAX(0;[.$B173]*[.P$2]-[.$C173];[.$E173]-[.$C173]);[.$D173])" office:value-type="float" office:value="10" calcext:value-type="float">
            <text:p>10</text:p>
          </table:table-cell>
          <table:table-cell table:formula="of:=MIN(MAX(0;[.$B173]*[.Q$2]-[.$C173];[.$E173]-[.$C173]);[.$D173])" office:value-type="float" office:value="10" calcext:value-type="float">
            <text:p>10</text:p>
          </table:table-cell>
          <table:table-cell table:formula="of:=MIN(MAX(0;[.$B173]*[.R$2]-[.$C173];[.$E173]-[.$C173]);[.$D173])" office:value-type="float" office:value="10" calcext:value-type="float">
            <text:p>10</text:p>
          </table:table-cell>
          <table:table-cell table:formula="of:=MIN(MAX(0;[.$B173]*[.S$2]-[.$C173];[.$E173]-[.$C173]);[.$D173])" office:value-type="float" office:value="10" calcext:value-type="float">
            <text:p>10</text:p>
          </table:table-cell>
          <table:table-cell table:number-columns-repeated="3"/>
          <table:table-cell table:formula="of:=FLOOR([.S173];1)" office:value-type="float" office:value="10" calcext:value-type="float">
            <text:p>10</text:p>
          </table:table-cell>
          <table:table-cell table:formula="of:=[.S173]-[.W173]" office:value-type="float" office:value="0" calcext:value-type="float">
            <text:p>0</text:p>
          </table:table-cell>
          <table:table-cell table:formula="of:=IF(AND(COUNTIF([.$AC$4:.$AC$203];&quot;=&quot;&amp;[.X173]);SUM([.Y$4:.Y172])&lt;[.AD$3]);1;0)" office:value-type="float" office:value="0" calcext:value-type="float">
            <text:p>0</text:p>
          </table:table-cell>
          <table:table-cell table:number-columns-repeated="2"/>
          <table:table-cell table:formula="of:=[.AB172]+COUNTIF([.$X$4:.$X$203];&quot;=&quot;&amp;[.AC172])" office:value-type="float" office:value="24" calcext:value-type="float">
            <text:p>24</text:p>
          </table:table-cell>
          <table:table-cell table:formula="of:=IF([.AB173]&lt;=[.AD$3];LARGE([.$X$4:.$X$203];[.AB173]);&quot;&quot;)">
            <text:p/>
          </table:table-cell>
          <table:table-cell table:number-columns-repeated="2"/>
          <table:table-cell table:formula="of:=[.Y173]+[.W1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73]" office:value-type="float" office:value="171" calcext:value-type="float">
            <text:p>171</text:p>
          </table:table-cell>
          <table:table-cell table:formula="of:=[$Zamówienie.B173]" office:value-type="float" office:value="1" calcext:value-type="float">
            <text:p>1</text:p>
          </table:table-cell>
          <table:table-cell table:formula="of:=[$Zamówienie.C173]" office:value-type="float" office:value="4" calcext:value-type="float">
            <text:p>4</text:p>
          </table:table-cell>
          <table:table-cell table:formula="of:=IF([$Zamówienie.D173]=&quot;&quot;;1.7976931348623157E+308;[$Zamówienie.D173])" office:value-type="float" office:value="0" calcext:value-type="float">
            <text:p>0</text:p>
          </table:table-cell>
          <table:table-cell table:formula="of:=[$Zamówienie.E173]" office:value-type="float" office:value="8" calcext:value-type="float">
            <text:p>8</text:p>
          </table:table-cell>
          <table:table-cell table:number-columns-repeated="4"/>
          <table:table-cell table:formula="of:=MIN(MAX(0;[.$B174]*[.J$2]-[.$C174];[.$E174]-[.$C174]);[.$D174])" office:value-type="float" office:value="0" calcext:value-type="float">
            <text:p>0</text:p>
          </table:table-cell>
          <table:table-cell table:formula="of:=MIN(MAX(0;[.$B174]*[.K$2]-[.$C174];[.$E174]-[.$C174]);[.$D174])" office:value-type="float" office:value="0" calcext:value-type="float">
            <text:p>0</text:p>
          </table:table-cell>
          <table:table-cell table:formula="of:=MIN(MAX(0;[.$B174]*[.L$2]-[.$C174];[.$E174]-[.$C174]);[.$D174])" office:value-type="float" office:value="0" calcext:value-type="float">
            <text:p>0</text:p>
          </table:table-cell>
          <table:table-cell table:formula="of:=MIN(MAX(0;[.$B174]*[.M$2]-[.$C174];[.$E174]-[.$C174]);[.$D174])" office:value-type="float" office:value="0" calcext:value-type="float">
            <text:p>0</text:p>
          </table:table-cell>
          <table:table-cell table:formula="of:=MIN(MAX(0;[.$B174]*[.N$2]-[.$C174];[.$E174]-[.$C174]);[.$D174])" office:value-type="float" office:value="0" calcext:value-type="float">
            <text:p>0</text:p>
          </table:table-cell>
          <table:table-cell table:formula="of:=MIN(MAX(0;[.$B174]*[.O$2]-[.$C174];[.$E174]-[.$C174]);[.$D174])" office:value-type="float" office:value="0" calcext:value-type="float">
            <text:p>0</text:p>
          </table:table-cell>
          <table:table-cell table:formula="of:=MIN(MAX(0;[.$B174]*[.P$2]-[.$C174];[.$E174]-[.$C174]);[.$D174])" office:value-type="float" office:value="0" calcext:value-type="float">
            <text:p>0</text:p>
          </table:table-cell>
          <table:table-cell table:formula="of:=MIN(MAX(0;[.$B174]*[.Q$2]-[.$C174];[.$E174]-[.$C174]);[.$D174])" office:value-type="float" office:value="0" calcext:value-type="float">
            <text:p>0</text:p>
          </table:table-cell>
          <table:table-cell table:formula="of:=MIN(MAX(0;[.$B174]*[.R$2]-[.$C174];[.$E174]-[.$C174]);[.$D174])" office:value-type="float" office:value="0" calcext:value-type="float">
            <text:p>0</text:p>
          </table:table-cell>
          <table:table-cell table:formula="of:=MIN(MAX(0;[.$B174]*[.S$2]-[.$C174];[.$E174]-[.$C174]);[.$D174])" office:value-type="float" office:value="0" calcext:value-type="float">
            <text:p>0</text:p>
          </table:table-cell>
          <table:table-cell table:number-columns-repeated="3"/>
          <table:table-cell table:formula="of:=FLOOR([.S174];1)" office:value-type="float" office:value="0" calcext:value-type="float">
            <text:p>0</text:p>
          </table:table-cell>
          <table:table-cell table:formula="of:=[.S174]-[.W174]" office:value-type="float" office:value="0" calcext:value-type="float">
            <text:p>0</text:p>
          </table:table-cell>
          <table:table-cell table:formula="of:=IF(AND(COUNTIF([.$AC$4:.$AC$203];&quot;=&quot;&amp;[.X174]);SUM([.Y$4:.Y173])&lt;[.AD$3]);1;0)" office:value-type="float" office:value="0" calcext:value-type="float">
            <text:p>0</text:p>
          </table:table-cell>
          <table:table-cell table:number-columns-repeated="2"/>
          <table:table-cell table:formula="of:=[.AB173]+COUNTIF([.$X$4:.$X$203];&quot;=&quot;&amp;[.AC173])" office:value-type="float" office:value="24" calcext:value-type="float">
            <text:p>24</text:p>
          </table:table-cell>
          <table:table-cell table:formula="of:=IF([.AB174]&lt;=[.AD$3];LARGE([.$X$4:.$X$203];[.AB174]);&quot;&quot;)">
            <text:p/>
          </table:table-cell>
          <table:table-cell table:number-columns-repeated="2"/>
          <table:table-cell table:formula="of:=[.Y174]+[.W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4]" office:value-type="float" office:value="172" calcext:value-type="float">
            <text:p>172</text:p>
          </table:table-cell>
          <table:table-cell table:formula="of:=[$Zamówienie.B174]" office:value-type="float" office:value="2" calcext:value-type="float">
            <text:p>2</text:p>
          </table:table-cell>
          <table:table-cell table:formula="of:=[$Zamówienie.C174]" office:value-type="float" office:value="5" calcext:value-type="float">
            <text:p>5</text:p>
          </table:table-cell>
          <table:table-cell table:formula="of:=IF([$Zamówienie.D174]=&quot;&quot;;1.7976931348623157E+308;[$Zamówienie.D174])" office:value-type="float" office:value="1" calcext:value-type="float">
            <text:p>1</text:p>
          </table:table-cell>
          <table:table-cell table:formula="of:=[$Zamówienie.E174]" office:value-type="float" office:value="0" calcext:value-type="float">
            <text:p>0</text:p>
          </table:table-cell>
          <table:table-cell table:number-columns-repeated="4"/>
          <table:table-cell table:formula="of:=MIN(MAX(0;[.$B175]*[.J$2]-[.$C175];[.$E175]-[.$C175]);[.$D175])" office:value-type="float" office:value="0" calcext:value-type="float">
            <text:p>0</text:p>
          </table:table-cell>
          <table:table-cell table:formula="of:=MIN(MAX(0;[.$B175]*[.K$2]-[.$C175];[.$E175]-[.$C175]);[.$D175])" office:value-type="float" office:value="0" calcext:value-type="float">
            <text:p>0</text:p>
          </table:table-cell>
          <table:table-cell table:formula="of:=MIN(MAX(0;[.$B175]*[.L$2]-[.$C175];[.$E175]-[.$C175]);[.$D175])" office:value-type="float" office:value="0" calcext:value-type="float">
            <text:p>0</text:p>
          </table:table-cell>
          <table:table-cell table:formula="of:=MIN(MAX(0;[.$B175]*[.M$2]-[.$C175];[.$E175]-[.$C175]);[.$D175])" office:value-type="float" office:value="0" calcext:value-type="float">
            <text:p>0</text:p>
          </table:table-cell>
          <table:table-cell table:formula="of:=MIN(MAX(0;[.$B175]*[.N$2]-[.$C175];[.$E175]-[.$C175]);[.$D175])" office:value-type="float" office:value="0" calcext:value-type="float">
            <text:p>0</text:p>
          </table:table-cell>
          <table:table-cell table:formula="of:=MIN(MAX(0;[.$B175]*[.O$2]-[.$C175];[.$E175]-[.$C175]);[.$D175])" office:value-type="float" office:value="0" calcext:value-type="float">
            <text:p>0</text:p>
          </table:table-cell>
          <table:table-cell table:formula="of:=MIN(MAX(0;[.$B175]*[.P$2]-[.$C175];[.$E175]-[.$C175]);[.$D175])" office:value-type="float" office:value="0" calcext:value-type="float">
            <text:p>0</text:p>
          </table:table-cell>
          <table:table-cell table:formula="of:=MIN(MAX(0;[.$B175]*[.Q$2]-[.$C175];[.$E175]-[.$C175]);[.$D175])" office:value-type="float" office:value="0" calcext:value-type="float">
            <text:p>0</text:p>
          </table:table-cell>
          <table:table-cell table:formula="of:=MIN(MAX(0;[.$B175]*[.R$2]-[.$C175];[.$E175]-[.$C175]);[.$D175])" office:value-type="float" office:value="0" calcext:value-type="float">
            <text:p>0</text:p>
          </table:table-cell>
          <table:table-cell table:formula="of:=MIN(MAX(0;[.$B175]*[.S$2]-[.$C175];[.$E175]-[.$C175]);[.$D175])" office:value-type="float" office:value="0" calcext:value-type="float">
            <text:p>0</text:p>
          </table:table-cell>
          <table:table-cell table:number-columns-repeated="3"/>
          <table:table-cell table:formula="of:=FLOOR([.S175];1)" office:value-type="float" office:value="0" calcext:value-type="float">
            <text:p>0</text:p>
          </table:table-cell>
          <table:table-cell table:formula="of:=[.S175]-[.W175]" office:value-type="float" office:value="0" calcext:value-type="float">
            <text:p>0</text:p>
          </table:table-cell>
          <table:table-cell table:formula="of:=IF(AND(COUNTIF([.$AC$4:.$AC$203];&quot;=&quot;&amp;[.X175]);SUM([.Y$4:.Y174])&lt;[.AD$3]);1;0)" office:value-type="float" office:value="0" calcext:value-type="float">
            <text:p>0</text:p>
          </table:table-cell>
          <table:table-cell table:number-columns-repeated="2"/>
          <table:table-cell table:formula="of:=[.AB174]+COUNTIF([.$X$4:.$X$203];&quot;=&quot;&amp;[.AC174])" office:value-type="float" office:value="24" calcext:value-type="float">
            <text:p>24</text:p>
          </table:table-cell>
          <table:table-cell table:formula="of:=IF([.AB175]&lt;=[.AD$3];LARGE([.$X$4:.$X$203];[.AB175]);&quot;&quot;)">
            <text:p/>
          </table:table-cell>
          <table:table-cell table:number-columns-repeated="2"/>
          <table:table-cell table:formula="of:=[.Y175]+[.W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5]" office:value-type="float" office:value="173" calcext:value-type="float">
            <text:p>173</text:p>
          </table:table-cell>
          <table:table-cell table:formula="of:=[$Zamówienie.B175]" office:value-type="float" office:value="8" calcext:value-type="float">
            <text:p>8</text:p>
          </table:table-cell>
          <table:table-cell table:formula="of:=[$Zamówienie.C175]" office:value-type="float" office:value="6" calcext:value-type="float">
            <text:p>6</text:p>
          </table:table-cell>
          <table:table-cell table:formula="of:=IF([$Zamówienie.D175]=&quot;&quot;;1.7976931348623157E+308;[$Zamówienie.D175])" office:value-type="float" office:value="7" calcext:value-type="float">
            <text:p>7</text:p>
          </table:table-cell>
          <table:table-cell table:formula="of:=[$Zamówienie.E175]" office:value-type="float" office:value="10" calcext:value-type="float">
            <text:p>10</text:p>
          </table:table-cell>
          <table:table-cell table:number-columns-repeated="4"/>
          <table:table-cell table:formula="of:=MIN(MAX(0;[.$B176]*[.J$2]-[.$C176];[.$E176]-[.$C176]);[.$D176])" office:value-type="float" office:value="6.90872210953347" calcext:value-type="float">
            <text:p>6,90872210953347</text:p>
          </table:table-cell>
          <table:table-cell table:formula="of:=MIN(MAX(0;[.$B176]*[.K$2]-[.$C176];[.$E176]-[.$C176]);[.$D176])" office:value-type="float" office:value="6.9200271890624" calcext:value-type="float">
            <text:p>6,9200271890624</text:p>
          </table:table-cell>
          <table:table-cell table:formula="of:=MIN(MAX(0;[.$B176]*[.L$2]-[.$C176];[.$E176]-[.$C176]);[.$D176])" office:value-type="float" office:value="6.92713090760255" calcext:value-type="float">
            <text:p>6,92713090760255</text:p>
          </table:table-cell>
          <table:table-cell table:formula="of:=MIN(MAX(0;[.$B176]*[.M$2]-[.$C176];[.$E176]-[.$C176]);[.$D176])" office:value-type="float" office:value="6.93159367122534" calcext:value-type="float">
            <text:p>6,93159367122534</text:p>
          </table:table-cell>
          <table:table-cell table:formula="of:=MIN(MAX(0;[.$B176]*[.N$2]-[.$C176];[.$E176]-[.$C176]);[.$D176])" office:value-type="float" office:value="6.93439692901875" calcext:value-type="float">
            <text:p>6,93439692901875</text:p>
          </table:table-cell>
          <table:table-cell table:formula="of:=MIN(MAX(0;[.$B176]*[.O$2]-[.$C176];[.$E176]-[.$C176]);[.$D176])" office:value-type="float" office:value="6.93615762820928" calcext:value-type="float">
            <text:p>6,93615762820928</text:p>
          </table:table-cell>
          <table:table-cell table:formula="of:=MIN(MAX(0;[.$B176]*[.P$2]-[.$C176];[.$E176]-[.$C176]);[.$D176])" office:value-type="float" office:value="6.93726344719886" calcext:value-type="float">
            <text:p>6,93726344719886</text:p>
          </table:table-cell>
          <table:table-cell table:formula="of:=MIN(MAX(0;[.$B176]*[.Q$2]-[.$C176];[.$E176]-[.$C176]);[.$D176])" office:value-type="float" office:value="6.93795794092293" calcext:value-type="float">
            <text:p>6,93795794092293</text:p>
          </table:table-cell>
          <table:table-cell table:formula="of:=MIN(MAX(0;[.$B176]*[.R$2]-[.$C176];[.$E176]-[.$C176]);[.$D176])" office:value-type="float" office:value="6.93839409851995" calcext:value-type="float">
            <text:p>6,93839409851995</text:p>
          </table:table-cell>
          <table:table-cell table:formula="of:=MIN(MAX(0;[.$B176]*[.S$2]-[.$C176];[.$E176]-[.$C176]);[.$D176])" office:value-type="float" office:value="6.93866801161896" calcext:value-type="float">
            <text:p>6,93866801161896</text:p>
          </table:table-cell>
          <table:table-cell table:number-columns-repeated="3"/>
          <table:table-cell table:formula="of:=FLOOR([.S176];1)" office:value-type="float" office:value="6" calcext:value-type="float">
            <text:p>6</text:p>
          </table:table-cell>
          <table:table-cell table:formula="of:=[.S176]-[.W176]" office:value-type="float" office:value="0.938668011618962" calcext:value-type="float">
            <text:p>0,938668011618962</text:p>
          </table:table-cell>
          <table:table-cell table:formula="of:=IF(AND(COUNTIF([.$AC$4:.$AC$203];&quot;=&quot;&amp;[.X176]);SUM([.Y$4:.Y175])&lt;[.AD$3]);1;0)" office:value-type="float" office:value="0" calcext:value-type="float">
            <text:p>0</text:p>
          </table:table-cell>
          <table:table-cell table:number-columns-repeated="2"/>
          <table:table-cell table:formula="of:=[.AB175]+COUNTIF([.$X$4:.$X$203];&quot;=&quot;&amp;[.AC175])" office:value-type="float" office:value="24" calcext:value-type="float">
            <text:p>24</text:p>
          </table:table-cell>
          <table:table-cell table:formula="of:=IF([.AB176]&lt;=[.AD$3];LARGE([.$X$4:.$X$203];[.AB176]);&quot;&quot;)">
            <text:p/>
          </table:table-cell>
          <table:table-cell table:number-columns-repeated="2"/>
          <table:table-cell table:formula="of:=[.Y176]+[.W1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76]" office:value-type="float" office:value="174" calcext:value-type="float">
            <text:p>174</text:p>
          </table:table-cell>
          <table:table-cell table:formula="of:=[$Zamówienie.B176]" office:value-type="float" office:value="3" calcext:value-type="float">
            <text:p>3</text:p>
          </table:table-cell>
          <table:table-cell table:formula="of:=[$Zamówienie.C176]" office:value-type="float" office:value="10" calcext:value-type="float">
            <text:p>10</text:p>
          </table:table-cell>
          <table:table-cell table:formula="of:=IF([$Zamówienie.D176]=&quot;&quot;;1.7976931348623157E+308;[$Zamówienie.D176])" office:value-type="float" office:value="10" calcext:value-type="float">
            <text:p>10</text:p>
          </table:table-cell>
          <table:table-cell table:formula="of:=[$Zamówienie.E176]" office:value-type="float" office:value="7" calcext:value-type="float">
            <text:p>7</text:p>
          </table:table-cell>
          <table:table-cell table:number-columns-repeated="4"/>
          <table:table-cell table:formula="of:=MIN(MAX(0;[.$B177]*[.J$2]-[.$C177];[.$E177]-[.$C177]);[.$D177])" office:value-type="float" office:value="0" calcext:value-type="float">
            <text:p>0</text:p>
          </table:table-cell>
          <table:table-cell table:formula="of:=MIN(MAX(0;[.$B177]*[.K$2]-[.$C177];[.$E177]-[.$C177]);[.$D177])" office:value-type="float" office:value="0" calcext:value-type="float">
            <text:p>0</text:p>
          </table:table-cell>
          <table:table-cell table:formula="of:=MIN(MAX(0;[.$B177]*[.L$2]-[.$C177];[.$E177]-[.$C177]);[.$D177])" office:value-type="float" office:value="0" calcext:value-type="float">
            <text:p>0</text:p>
          </table:table-cell>
          <table:table-cell table:formula="of:=MIN(MAX(0;[.$B177]*[.M$2]-[.$C177];[.$E177]-[.$C177]);[.$D177])" office:value-type="float" office:value="0" calcext:value-type="float">
            <text:p>0</text:p>
          </table:table-cell>
          <table:table-cell table:formula="of:=MIN(MAX(0;[.$B177]*[.N$2]-[.$C177];[.$E177]-[.$C177]);[.$D177])" office:value-type="float" office:value="0" calcext:value-type="float">
            <text:p>0</text:p>
          </table:table-cell>
          <table:table-cell table:formula="of:=MIN(MAX(0;[.$B177]*[.O$2]-[.$C177];[.$E177]-[.$C177]);[.$D177])" office:value-type="float" office:value="0" calcext:value-type="float">
            <text:p>0</text:p>
          </table:table-cell>
          <table:table-cell table:formula="of:=MIN(MAX(0;[.$B177]*[.P$2]-[.$C177];[.$E177]-[.$C177]);[.$D177])" office:value-type="float" office:value="0" calcext:value-type="float">
            <text:p>0</text:p>
          </table:table-cell>
          <table:table-cell table:formula="of:=MIN(MAX(0;[.$B177]*[.Q$2]-[.$C177];[.$E177]-[.$C177]);[.$D177])" office:value-type="float" office:value="0" calcext:value-type="float">
            <text:p>0</text:p>
          </table:table-cell>
          <table:table-cell table:formula="of:=MIN(MAX(0;[.$B177]*[.R$2]-[.$C177];[.$E177]-[.$C177]);[.$D177])" office:value-type="float" office:value="0" calcext:value-type="float">
            <text:p>0</text:p>
          </table:table-cell>
          <table:table-cell table:formula="of:=MIN(MAX(0;[.$B177]*[.S$2]-[.$C177];[.$E177]-[.$C177]);[.$D177])" office:value-type="float" office:value="0" calcext:value-type="float">
            <text:p>0</text:p>
          </table:table-cell>
          <table:table-cell table:number-columns-repeated="3"/>
          <table:table-cell table:formula="of:=FLOOR([.S177];1)" office:value-type="float" office:value="0" calcext:value-type="float">
            <text:p>0</text:p>
          </table:table-cell>
          <table:table-cell table:formula="of:=[.S177]-[.W177]" office:value-type="float" office:value="0" calcext:value-type="float">
            <text:p>0</text:p>
          </table:table-cell>
          <table:table-cell table:formula="of:=IF(AND(COUNTIF([.$AC$4:.$AC$203];&quot;=&quot;&amp;[.X177]);SUM([.Y$4:.Y176])&lt;[.AD$3]);1;0)" office:value-type="float" office:value="0" calcext:value-type="float">
            <text:p>0</text:p>
          </table:table-cell>
          <table:table-cell table:number-columns-repeated="2"/>
          <table:table-cell table:formula="of:=[.AB176]+COUNTIF([.$X$4:.$X$203];&quot;=&quot;&amp;[.AC176])" office:value-type="float" office:value="24" calcext:value-type="float">
            <text:p>24</text:p>
          </table:table-cell>
          <table:table-cell table:formula="of:=IF([.AB177]&lt;=[.AD$3];LARGE([.$X$4:.$X$203];[.AB177]);&quot;&quot;)">
            <text:p/>
          </table:table-cell>
          <table:table-cell table:number-columns-repeated="2"/>
          <table:table-cell table:formula="of:=[.Y177]+[.W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7]" office:value-type="float" office:value="175" calcext:value-type="float">
            <text:p>175</text:p>
          </table:table-cell>
          <table:table-cell table:formula="of:=[$Zamówienie.B177]" office:value-type="float" office:value="0" calcext:value-type="float">
            <text:p>0</text:p>
          </table:table-cell>
          <table:table-cell table:formula="of:=[$Zamówienie.C177]" office:value-type="float" office:value="6" calcext:value-type="float">
            <text:p>6</text:p>
          </table:table-cell>
          <table:table-cell table:formula="of:=IF([$Zamówienie.D177]=&quot;&quot;;1.7976931348623157E+308;[$Zamówienie.D177])" office:value-type="float" office:value="8" calcext:value-type="float">
            <text:p>8</text:p>
          </table:table-cell>
          <table:table-cell table:formula="of:=[$Zamówienie.E177]" office:value-type="float" office:value="1" calcext:value-type="float">
            <text:p>1</text:p>
          </table:table-cell>
          <table:table-cell table:number-columns-repeated="4"/>
          <table:table-cell table:formula="of:=MIN(MAX(0;[.$B178]*[.J$2]-[.$C178];[.$E178]-[.$C178]);[.$D178])" office:value-type="float" office:value="0" calcext:value-type="float">
            <text:p>0</text:p>
          </table:table-cell>
          <table:table-cell table:formula="of:=MIN(MAX(0;[.$B178]*[.K$2]-[.$C178];[.$E178]-[.$C178]);[.$D178])" office:value-type="float" office:value="0" calcext:value-type="float">
            <text:p>0</text:p>
          </table:table-cell>
          <table:table-cell table:formula="of:=MIN(MAX(0;[.$B178]*[.L$2]-[.$C178];[.$E178]-[.$C178]);[.$D178])" office:value-type="float" office:value="0" calcext:value-type="float">
            <text:p>0</text:p>
          </table:table-cell>
          <table:table-cell table:formula="of:=MIN(MAX(0;[.$B178]*[.M$2]-[.$C178];[.$E178]-[.$C178]);[.$D178])" office:value-type="float" office:value="0" calcext:value-type="float">
            <text:p>0</text:p>
          </table:table-cell>
          <table:table-cell table:formula="of:=MIN(MAX(0;[.$B178]*[.N$2]-[.$C178];[.$E178]-[.$C178]);[.$D178])" office:value-type="float" office:value="0" calcext:value-type="float">
            <text:p>0</text:p>
          </table:table-cell>
          <table:table-cell table:formula="of:=MIN(MAX(0;[.$B178]*[.O$2]-[.$C178];[.$E178]-[.$C178]);[.$D178])" office:value-type="float" office:value="0" calcext:value-type="float">
            <text:p>0</text:p>
          </table:table-cell>
          <table:table-cell table:formula="of:=MIN(MAX(0;[.$B178]*[.P$2]-[.$C178];[.$E178]-[.$C178]);[.$D178])" office:value-type="float" office:value="0" calcext:value-type="float">
            <text:p>0</text:p>
          </table:table-cell>
          <table:table-cell table:formula="of:=MIN(MAX(0;[.$B178]*[.Q$2]-[.$C178];[.$E178]-[.$C178]);[.$D178])" office:value-type="float" office:value="0" calcext:value-type="float">
            <text:p>0</text:p>
          </table:table-cell>
          <table:table-cell table:formula="of:=MIN(MAX(0;[.$B178]*[.R$2]-[.$C178];[.$E178]-[.$C178]);[.$D178])" office:value-type="float" office:value="0" calcext:value-type="float">
            <text:p>0</text:p>
          </table:table-cell>
          <table:table-cell table:formula="of:=MIN(MAX(0;[.$B178]*[.S$2]-[.$C178];[.$E178]-[.$C178]);[.$D178])" office:value-type="float" office:value="0" calcext:value-type="float">
            <text:p>0</text:p>
          </table:table-cell>
          <table:table-cell table:number-columns-repeated="3"/>
          <table:table-cell table:formula="of:=FLOOR([.S178];1)" office:value-type="float" office:value="0" calcext:value-type="float">
            <text:p>0</text:p>
          </table:table-cell>
          <table:table-cell table:formula="of:=[.S178]-[.W178]" office:value-type="float" office:value="0" calcext:value-type="float">
            <text:p>0</text:p>
          </table:table-cell>
          <table:table-cell table:formula="of:=IF(AND(COUNTIF([.$AC$4:.$AC$203];&quot;=&quot;&amp;[.X178]);SUM([.Y$4:.Y177])&lt;[.AD$3]);1;0)" office:value-type="float" office:value="0" calcext:value-type="float">
            <text:p>0</text:p>
          </table:table-cell>
          <table:table-cell table:number-columns-repeated="2"/>
          <table:table-cell table:formula="of:=[.AB177]+COUNTIF([.$X$4:.$X$203];&quot;=&quot;&amp;[.AC177])" office:value-type="float" office:value="24" calcext:value-type="float">
            <text:p>24</text:p>
          </table:table-cell>
          <table:table-cell table:formula="of:=IF([.AB178]&lt;=[.AD$3];LARGE([.$X$4:.$X$203];[.AB178]);&quot;&quot;)">
            <text:p/>
          </table:table-cell>
          <table:table-cell table:number-columns-repeated="2"/>
          <table:table-cell table:formula="of:=[.Y178]+[.W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8]" office:value-type="float" office:value="176" calcext:value-type="float">
            <text:p>176</text:p>
          </table:table-cell>
          <table:table-cell table:formula="of:=[$Zamówienie.B178]" office:value-type="float" office:value="3" calcext:value-type="float">
            <text:p>3</text:p>
          </table:table-cell>
          <table:table-cell table:formula="of:=[$Zamówienie.C178]" office:value-type="float" office:value="2" calcext:value-type="float">
            <text:p>2</text:p>
          </table:table-cell>
          <table:table-cell table:formula="of:=IF([$Zamówienie.D178]=&quot;&quot;;1.7976931348623157E+308;[$Zamówienie.D178])" office:value-type="float" office:value="1" calcext:value-type="float">
            <text:p>1</text:p>
          </table:table-cell>
          <table:table-cell table:formula="of:=[$Zamówienie.E178]" office:value-type="float" office:value="8" calcext:value-type="float">
            <text:p>8</text:p>
          </table:table-cell>
          <table:table-cell table:number-columns-repeated="4"/>
          <table:table-cell table:formula="of:=MIN(MAX(0;[.$B179]*[.J$2]-[.$C179];[.$E179]-[.$C179]);[.$D179])" office:value-type="float" office:value="1" calcext:value-type="float">
            <text:p>1</text:p>
          </table:table-cell>
          <table:table-cell table:formula="of:=MIN(MAX(0;[.$B179]*[.K$2]-[.$C179];[.$E179]-[.$C179]);[.$D179])" office:value-type="float" office:value="1" calcext:value-type="float">
            <text:p>1</text:p>
          </table:table-cell>
          <table:table-cell table:formula="of:=MIN(MAX(0;[.$B179]*[.L$2]-[.$C179];[.$E179]-[.$C179]);[.$D179])" office:value-type="float" office:value="1" calcext:value-type="float">
            <text:p>1</text:p>
          </table:table-cell>
          <table:table-cell table:formula="of:=MIN(MAX(0;[.$B179]*[.M$2]-[.$C179];[.$E179]-[.$C179]);[.$D179])" office:value-type="float" office:value="1" calcext:value-type="float">
            <text:p>1</text:p>
          </table:table-cell>
          <table:table-cell table:formula="of:=MIN(MAX(0;[.$B179]*[.N$2]-[.$C179];[.$E179]-[.$C179]);[.$D179])" office:value-type="float" office:value="1" calcext:value-type="float">
            <text:p>1</text:p>
          </table:table-cell>
          <table:table-cell table:formula="of:=MIN(MAX(0;[.$B179]*[.O$2]-[.$C179];[.$E179]-[.$C179]);[.$D179])" office:value-type="float" office:value="1" calcext:value-type="float">
            <text:p>1</text:p>
          </table:table-cell>
          <table:table-cell table:formula="of:=MIN(MAX(0;[.$B179]*[.P$2]-[.$C179];[.$E179]-[.$C179]);[.$D179])" office:value-type="float" office:value="1" calcext:value-type="float">
            <text:p>1</text:p>
          </table:table-cell>
          <table:table-cell table:formula="of:=MIN(MAX(0;[.$B179]*[.Q$2]-[.$C179];[.$E179]-[.$C179]);[.$D179])" office:value-type="float" office:value="1" calcext:value-type="float">
            <text:p>1</text:p>
          </table:table-cell>
          <table:table-cell table:formula="of:=MIN(MAX(0;[.$B179]*[.R$2]-[.$C179];[.$E179]-[.$C179]);[.$D179])" office:value-type="float" office:value="1" calcext:value-type="float">
            <text:p>1</text:p>
          </table:table-cell>
          <table:table-cell table:formula="of:=MIN(MAX(0;[.$B179]*[.S$2]-[.$C179];[.$E179]-[.$C179]);[.$D179])" office:value-type="float" office:value="1" calcext:value-type="float">
            <text:p>1</text:p>
          </table:table-cell>
          <table:table-cell table:number-columns-repeated="3"/>
          <table:table-cell table:formula="of:=FLOOR([.S179];1)" office:value-type="float" office:value="1" calcext:value-type="float">
            <text:p>1</text:p>
          </table:table-cell>
          <table:table-cell table:formula="of:=[.S179]-[.W179]" office:value-type="float" office:value="0" calcext:value-type="float">
            <text:p>0</text:p>
          </table:table-cell>
          <table:table-cell table:formula="of:=IF(AND(COUNTIF([.$AC$4:.$AC$203];&quot;=&quot;&amp;[.X179]);SUM([.Y$4:.Y178])&lt;[.AD$3]);1;0)" office:value-type="float" office:value="0" calcext:value-type="float">
            <text:p>0</text:p>
          </table:table-cell>
          <table:table-cell table:number-columns-repeated="2"/>
          <table:table-cell table:formula="of:=[.AB178]+COUNTIF([.$X$4:.$X$203];&quot;=&quot;&amp;[.AC178])" office:value-type="float" office:value="24" calcext:value-type="float">
            <text:p>24</text:p>
          </table:table-cell>
          <table:table-cell table:formula="of:=IF([.AB179]&lt;=[.AD$3];LARGE([.$X$4:.$X$203];[.AB179]);&quot;&quot;)">
            <text:p/>
          </table:table-cell>
          <table:table-cell table:number-columns-repeated="2"/>
          <table:table-cell table:formula="of:=[.Y179]+[.W17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9]" office:value-type="float" office:value="177" calcext:value-type="float">
            <text:p>177</text:p>
          </table:table-cell>
          <table:table-cell table:formula="of:=[$Zamówienie.B179]" office:value-type="float" office:value="3" calcext:value-type="float">
            <text:p>3</text:p>
          </table:table-cell>
          <table:table-cell table:formula="of:=[$Zamówienie.C179]" office:value-type="float" office:value="10" calcext:value-type="float">
            <text:p>10</text:p>
          </table:table-cell>
          <table:table-cell table:formula="of:=IF([$Zamówienie.D179]=&quot;&quot;;1.7976931348623157E+308;[$Zamówienie.D179])" office:value-type="float" office:value="5" calcext:value-type="float">
            <text:p>5</text:p>
          </table:table-cell>
          <table:table-cell table:formula="of:=[$Zamówienie.E179]" office:value-type="float" office:value="0" calcext:value-type="float">
            <text:p>0</text:p>
          </table:table-cell>
          <table:table-cell table:number-columns-repeated="4"/>
          <table:table-cell table:formula="of:=MIN(MAX(0;[.$B180]*[.J$2]-[.$C180];[.$E180]-[.$C180]);[.$D180])" office:value-type="float" office:value="0" calcext:value-type="float">
            <text:p>0</text:p>
          </table:table-cell>
          <table:table-cell table:formula="of:=MIN(MAX(0;[.$B180]*[.K$2]-[.$C180];[.$E180]-[.$C180]);[.$D180])" office:value-type="float" office:value="0" calcext:value-type="float">
            <text:p>0</text:p>
          </table:table-cell>
          <table:table-cell table:formula="of:=MIN(MAX(0;[.$B180]*[.L$2]-[.$C180];[.$E180]-[.$C180]);[.$D180])" office:value-type="float" office:value="0" calcext:value-type="float">
            <text:p>0</text:p>
          </table:table-cell>
          <table:table-cell table:formula="of:=MIN(MAX(0;[.$B180]*[.M$2]-[.$C180];[.$E180]-[.$C180]);[.$D180])" office:value-type="float" office:value="0" calcext:value-type="float">
            <text:p>0</text:p>
          </table:table-cell>
          <table:table-cell table:formula="of:=MIN(MAX(0;[.$B180]*[.N$2]-[.$C180];[.$E180]-[.$C180]);[.$D180])" office:value-type="float" office:value="0" calcext:value-type="float">
            <text:p>0</text:p>
          </table:table-cell>
          <table:table-cell table:formula="of:=MIN(MAX(0;[.$B180]*[.O$2]-[.$C180];[.$E180]-[.$C180]);[.$D180])" office:value-type="float" office:value="0" calcext:value-type="float">
            <text:p>0</text:p>
          </table:table-cell>
          <table:table-cell table:formula="of:=MIN(MAX(0;[.$B180]*[.P$2]-[.$C180];[.$E180]-[.$C180]);[.$D180])" office:value-type="float" office:value="0" calcext:value-type="float">
            <text:p>0</text:p>
          </table:table-cell>
          <table:table-cell table:formula="of:=MIN(MAX(0;[.$B180]*[.Q$2]-[.$C180];[.$E180]-[.$C180]);[.$D180])" office:value-type="float" office:value="0" calcext:value-type="float">
            <text:p>0</text:p>
          </table:table-cell>
          <table:table-cell table:formula="of:=MIN(MAX(0;[.$B180]*[.R$2]-[.$C180];[.$E180]-[.$C180]);[.$D180])" office:value-type="float" office:value="0" calcext:value-type="float">
            <text:p>0</text:p>
          </table:table-cell>
          <table:table-cell table:formula="of:=MIN(MAX(0;[.$B180]*[.S$2]-[.$C180];[.$E180]-[.$C180]);[.$D180])" office:value-type="float" office:value="0" calcext:value-type="float">
            <text:p>0</text:p>
          </table:table-cell>
          <table:table-cell table:number-columns-repeated="3"/>
          <table:table-cell table:formula="of:=FLOOR([.S180];1)" office:value-type="float" office:value="0" calcext:value-type="float">
            <text:p>0</text:p>
          </table:table-cell>
          <table:table-cell table:formula="of:=[.S180]-[.W180]" office:value-type="float" office:value="0" calcext:value-type="float">
            <text:p>0</text:p>
          </table:table-cell>
          <table:table-cell table:formula="of:=IF(AND(COUNTIF([.$AC$4:.$AC$203];&quot;=&quot;&amp;[.X180]);SUM([.Y$4:.Y179])&lt;[.AD$3]);1;0)" office:value-type="float" office:value="0" calcext:value-type="float">
            <text:p>0</text:p>
          </table:table-cell>
          <table:table-cell table:number-columns-repeated="2"/>
          <table:table-cell table:formula="of:=[.AB179]+COUNTIF([.$X$4:.$X$203];&quot;=&quot;&amp;[.AC179])" office:value-type="float" office:value="24" calcext:value-type="float">
            <text:p>24</text:p>
          </table:table-cell>
          <table:table-cell table:formula="of:=IF([.AB180]&lt;=[.AD$3];LARGE([.$X$4:.$X$203];[.AB180]);&quot;&quot;)">
            <text:p/>
          </table:table-cell>
          <table:table-cell table:number-columns-repeated="2"/>
          <table:table-cell table:formula="of:=[.Y180]+[.W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0]" office:value-type="float" office:value="178" calcext:value-type="float">
            <text:p>178</text:p>
          </table:table-cell>
          <table:table-cell table:formula="of:=[$Zamówienie.B180]" office:value-type="float" office:value="5" calcext:value-type="float">
            <text:p>5</text:p>
          </table:table-cell>
          <table:table-cell table:formula="of:=[$Zamówienie.C180]" office:value-type="float" office:value="1" calcext:value-type="float">
            <text:p>1</text:p>
          </table:table-cell>
          <table:table-cell table:formula="of:=IF([$Zamówienie.D180]=&quot;&quot;;1.7976931348623157E+308;[$Zamówienie.D180])" office:value-type="float" office:value="0" calcext:value-type="float">
            <text:p>0</text:p>
          </table:table-cell>
          <table:table-cell table:formula="of:=[$Zamówienie.E180]" office:value-type="float" office:value="5" calcext:value-type="float">
            <text:p>5</text:p>
          </table:table-cell>
          <table:table-cell table:number-columns-repeated="4"/>
          <table:table-cell table:formula="of:=MIN(MAX(0;[.$B181]*[.J$2]-[.$C181];[.$E181]-[.$C181]);[.$D181])" office:value-type="float" office:value="0" calcext:value-type="float">
            <text:p>0</text:p>
          </table:table-cell>
          <table:table-cell table:formula="of:=MIN(MAX(0;[.$B181]*[.K$2]-[.$C181];[.$E181]-[.$C181]);[.$D181])" office:value-type="float" office:value="0" calcext:value-type="float">
            <text:p>0</text:p>
          </table:table-cell>
          <table:table-cell table:formula="of:=MIN(MAX(0;[.$B181]*[.L$2]-[.$C181];[.$E181]-[.$C181]);[.$D181])" office:value-type="float" office:value="0" calcext:value-type="float">
            <text:p>0</text:p>
          </table:table-cell>
          <table:table-cell table:formula="of:=MIN(MAX(0;[.$B181]*[.M$2]-[.$C181];[.$E181]-[.$C181]);[.$D181])" office:value-type="float" office:value="0" calcext:value-type="float">
            <text:p>0</text:p>
          </table:table-cell>
          <table:table-cell table:formula="of:=MIN(MAX(0;[.$B181]*[.N$2]-[.$C181];[.$E181]-[.$C181]);[.$D181])" office:value-type="float" office:value="0" calcext:value-type="float">
            <text:p>0</text:p>
          </table:table-cell>
          <table:table-cell table:formula="of:=MIN(MAX(0;[.$B181]*[.O$2]-[.$C181];[.$E181]-[.$C181]);[.$D181])" office:value-type="float" office:value="0" calcext:value-type="float">
            <text:p>0</text:p>
          </table:table-cell>
          <table:table-cell table:formula="of:=MIN(MAX(0;[.$B181]*[.P$2]-[.$C181];[.$E181]-[.$C181]);[.$D181])" office:value-type="float" office:value="0" calcext:value-type="float">
            <text:p>0</text:p>
          </table:table-cell>
          <table:table-cell table:formula="of:=MIN(MAX(0;[.$B181]*[.Q$2]-[.$C181];[.$E181]-[.$C181]);[.$D181])" office:value-type="float" office:value="0" calcext:value-type="float">
            <text:p>0</text:p>
          </table:table-cell>
          <table:table-cell table:formula="of:=MIN(MAX(0;[.$B181]*[.R$2]-[.$C181];[.$E181]-[.$C181]);[.$D181])" office:value-type="float" office:value="0" calcext:value-type="float">
            <text:p>0</text:p>
          </table:table-cell>
          <table:table-cell table:formula="of:=MIN(MAX(0;[.$B181]*[.S$2]-[.$C181];[.$E181]-[.$C181]);[.$D181])" office:value-type="float" office:value="0" calcext:value-type="float">
            <text:p>0</text:p>
          </table:table-cell>
          <table:table-cell table:number-columns-repeated="3"/>
          <table:table-cell table:formula="of:=FLOOR([.S181];1)" office:value-type="float" office:value="0" calcext:value-type="float">
            <text:p>0</text:p>
          </table:table-cell>
          <table:table-cell table:formula="of:=[.S181]-[.W181]" office:value-type="float" office:value="0" calcext:value-type="float">
            <text:p>0</text:p>
          </table:table-cell>
          <table:table-cell table:formula="of:=IF(AND(COUNTIF([.$AC$4:.$AC$203];&quot;=&quot;&amp;[.X181]);SUM([.Y$4:.Y180])&lt;[.AD$3]);1;0)" office:value-type="float" office:value="0" calcext:value-type="float">
            <text:p>0</text:p>
          </table:table-cell>
          <table:table-cell table:number-columns-repeated="2"/>
          <table:table-cell table:formula="of:=[.AB180]+COUNTIF([.$X$4:.$X$203];&quot;=&quot;&amp;[.AC180])" office:value-type="float" office:value="24" calcext:value-type="float">
            <text:p>24</text:p>
          </table:table-cell>
          <table:table-cell table:formula="of:=IF([.AB181]&lt;=[.AD$3];LARGE([.$X$4:.$X$203];[.AB181]);&quot;&quot;)">
            <text:p/>
          </table:table-cell>
          <table:table-cell table:number-columns-repeated="2"/>
          <table:table-cell table:formula="of:=[.Y181]+[.W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1]" office:value-type="float" office:value="179" calcext:value-type="float">
            <text:p>179</text:p>
          </table:table-cell>
          <table:table-cell table:formula="of:=[$Zamówienie.B181]" office:value-type="float" office:value="5" calcext:value-type="float">
            <text:p>5</text:p>
          </table:table-cell>
          <table:table-cell table:formula="of:=[$Zamówienie.C181]" office:value-type="float" office:value="8" calcext:value-type="float">
            <text:p>8</text:p>
          </table:table-cell>
          <table:table-cell table:formula="of:=IF([$Zamówienie.D181]=&quot;&quot;;1.7976931348623157E+308;[$Zamówienie.D181])" office:value-type="float" office:value="9" calcext:value-type="float">
            <text:p>9</text:p>
          </table:table-cell>
          <table:table-cell table:formula="of:=[$Zamówienie.E181]" office:value-type="float" office:value="10" calcext:value-type="float">
            <text:p>10</text:p>
          </table:table-cell>
          <table:table-cell table:number-columns-repeated="4"/>
          <table:table-cell table:formula="of:=MIN(MAX(0;[.$B182]*[.J$2]-[.$C182];[.$E182]-[.$C182]);[.$D182])" office:value-type="float" office:value="2" calcext:value-type="float">
            <text:p>2</text:p>
          </table:table-cell>
          <table:table-cell table:formula="of:=MIN(MAX(0;[.$B182]*[.K$2]-[.$C182];[.$E182]-[.$C182]);[.$D182])" office:value-type="float" office:value="2" calcext:value-type="float">
            <text:p>2</text:p>
          </table:table-cell>
          <table:table-cell table:formula="of:=MIN(MAX(0;[.$B182]*[.L$2]-[.$C182];[.$E182]-[.$C182]);[.$D182])" office:value-type="float" office:value="2" calcext:value-type="float">
            <text:p>2</text:p>
          </table:table-cell>
          <table:table-cell table:formula="of:=MIN(MAX(0;[.$B182]*[.M$2]-[.$C182];[.$E182]-[.$C182]);[.$D182])" office:value-type="float" office:value="2" calcext:value-type="float">
            <text:p>2</text:p>
          </table:table-cell>
          <table:table-cell table:formula="of:=MIN(MAX(0;[.$B182]*[.N$2]-[.$C182];[.$E182]-[.$C182]);[.$D182])" office:value-type="float" office:value="2" calcext:value-type="float">
            <text:p>2</text:p>
          </table:table-cell>
          <table:table-cell table:formula="of:=MIN(MAX(0;[.$B182]*[.O$2]-[.$C182];[.$E182]-[.$C182]);[.$D182])" office:value-type="float" office:value="2" calcext:value-type="float">
            <text:p>2</text:p>
          </table:table-cell>
          <table:table-cell table:formula="of:=MIN(MAX(0;[.$B182]*[.P$2]-[.$C182];[.$E182]-[.$C182]);[.$D182])" office:value-type="float" office:value="2" calcext:value-type="float">
            <text:p>2</text:p>
          </table:table-cell>
          <table:table-cell table:formula="of:=MIN(MAX(0;[.$B182]*[.Q$2]-[.$C182];[.$E182]-[.$C182]);[.$D182])" office:value-type="float" office:value="2" calcext:value-type="float">
            <text:p>2</text:p>
          </table:table-cell>
          <table:table-cell table:formula="of:=MIN(MAX(0;[.$B182]*[.R$2]-[.$C182];[.$E182]-[.$C182]);[.$D182])" office:value-type="float" office:value="2" calcext:value-type="float">
            <text:p>2</text:p>
          </table:table-cell>
          <table:table-cell table:formula="of:=MIN(MAX(0;[.$B182]*[.S$2]-[.$C182];[.$E182]-[.$C182]);[.$D182])" office:value-type="float" office:value="2" calcext:value-type="float">
            <text:p>2</text:p>
          </table:table-cell>
          <table:table-cell table:number-columns-repeated="3"/>
          <table:table-cell table:formula="of:=FLOOR([.S182];1)" office:value-type="float" office:value="2" calcext:value-type="float">
            <text:p>2</text:p>
          </table:table-cell>
          <table:table-cell table:formula="of:=[.S182]-[.W182]" office:value-type="float" office:value="0" calcext:value-type="float">
            <text:p>0</text:p>
          </table:table-cell>
          <table:table-cell table:formula="of:=IF(AND(COUNTIF([.$AC$4:.$AC$203];&quot;=&quot;&amp;[.X182]);SUM([.Y$4:.Y181])&lt;[.AD$3]);1;0)" office:value-type="float" office:value="0" calcext:value-type="float">
            <text:p>0</text:p>
          </table:table-cell>
          <table:table-cell table:number-columns-repeated="2"/>
          <table:table-cell table:formula="of:=[.AB181]+COUNTIF([.$X$4:.$X$203];&quot;=&quot;&amp;[.AC181])" office:value-type="float" office:value="24" calcext:value-type="float">
            <text:p>24</text:p>
          </table:table-cell>
          <table:table-cell table:formula="of:=IF([.AB182]&lt;=[.AD$3];LARGE([.$X$4:.$X$203];[.AB182]);&quot;&quot;)">
            <text:p/>
          </table:table-cell>
          <table:table-cell table:number-columns-repeated="2"/>
          <table:table-cell table:formula="of:=[.Y182]+[.W1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2]" office:value-type="float" office:value="180" calcext:value-type="float">
            <text:p>180</text:p>
          </table:table-cell>
          <table:table-cell table:formula="of:=[$Zamówienie.B182]" office:value-type="float" office:value="4" calcext:value-type="float">
            <text:p>4</text:p>
          </table:table-cell>
          <table:table-cell table:formula="of:=[$Zamówienie.C182]" office:value-type="float" office:value="6" calcext:value-type="float">
            <text:p>6</text:p>
          </table:table-cell>
          <table:table-cell table:formula="of:=IF([$Zamówienie.D182]=&quot;&quot;;1.7976931348623157E+308;[$Zamówienie.D182])" office:value-type="float" office:value="9" calcext:value-type="float">
            <text:p>9</text:p>
          </table:table-cell>
          <table:table-cell table:formula="of:=[$Zamówienie.E182]" office:value-type="float" office:value="10" calcext:value-type="float">
            <text:p>10</text:p>
          </table:table-cell>
          <table:table-cell table:number-columns-repeated="4"/>
          <table:table-cell table:formula="of:=MIN(MAX(0;[.$B183]*[.J$2]-[.$C183];[.$E183]-[.$C183]);[.$D183])" office:value-type="float" office:value="4" calcext:value-type="float">
            <text:p>4</text:p>
          </table:table-cell>
          <table:table-cell table:formula="of:=MIN(MAX(0;[.$B183]*[.K$2]-[.$C183];[.$E183]-[.$C183]);[.$D183])" office:value-type="float" office:value="4" calcext:value-type="float">
            <text:p>4</text:p>
          </table:table-cell>
          <table:table-cell table:formula="of:=MIN(MAX(0;[.$B183]*[.L$2]-[.$C183];[.$E183]-[.$C183]);[.$D183])" office:value-type="float" office:value="4" calcext:value-type="float">
            <text:p>4</text:p>
          </table:table-cell>
          <table:table-cell table:formula="of:=MIN(MAX(0;[.$B183]*[.M$2]-[.$C183];[.$E183]-[.$C183]);[.$D183])" office:value-type="float" office:value="4" calcext:value-type="float">
            <text:p>4</text:p>
          </table:table-cell>
          <table:table-cell table:formula="of:=MIN(MAX(0;[.$B183]*[.N$2]-[.$C183];[.$E183]-[.$C183]);[.$D183])" office:value-type="float" office:value="4" calcext:value-type="float">
            <text:p>4</text:p>
          </table:table-cell>
          <table:table-cell table:formula="of:=MIN(MAX(0;[.$B183]*[.O$2]-[.$C183];[.$E183]-[.$C183]);[.$D183])" office:value-type="float" office:value="4" calcext:value-type="float">
            <text:p>4</text:p>
          </table:table-cell>
          <table:table-cell table:formula="of:=MIN(MAX(0;[.$B183]*[.P$2]-[.$C183];[.$E183]-[.$C183]);[.$D183])" office:value-type="float" office:value="4" calcext:value-type="float">
            <text:p>4</text:p>
          </table:table-cell>
          <table:table-cell table:formula="of:=MIN(MAX(0;[.$B183]*[.Q$2]-[.$C183];[.$E183]-[.$C183]);[.$D183])" office:value-type="float" office:value="4" calcext:value-type="float">
            <text:p>4</text:p>
          </table:table-cell>
          <table:table-cell table:formula="of:=MIN(MAX(0;[.$B183]*[.R$2]-[.$C183];[.$E183]-[.$C183]);[.$D183])" office:value-type="float" office:value="4" calcext:value-type="float">
            <text:p>4</text:p>
          </table:table-cell>
          <table:table-cell table:formula="of:=MIN(MAX(0;[.$B183]*[.S$2]-[.$C183];[.$E183]-[.$C183]);[.$D183])" office:value-type="float" office:value="4" calcext:value-type="float">
            <text:p>4</text:p>
          </table:table-cell>
          <table:table-cell table:number-columns-repeated="3"/>
          <table:table-cell table:formula="of:=FLOOR([.S183];1)" office:value-type="float" office:value="4" calcext:value-type="float">
            <text:p>4</text:p>
          </table:table-cell>
          <table:table-cell table:formula="of:=[.S183]-[.W183]" office:value-type="float" office:value="0" calcext:value-type="float">
            <text:p>0</text:p>
          </table:table-cell>
          <table:table-cell table:formula="of:=IF(AND(COUNTIF([.$AC$4:.$AC$203];&quot;=&quot;&amp;[.X183]);SUM([.Y$4:.Y182])&lt;[.AD$3]);1;0)" office:value-type="float" office:value="0" calcext:value-type="float">
            <text:p>0</text:p>
          </table:table-cell>
          <table:table-cell table:number-columns-repeated="2"/>
          <table:table-cell table:formula="of:=[.AB182]+COUNTIF([.$X$4:.$X$203];&quot;=&quot;&amp;[.AC182])" office:value-type="float" office:value="24" calcext:value-type="float">
            <text:p>24</text:p>
          </table:table-cell>
          <table:table-cell table:formula="of:=IF([.AB183]&lt;=[.AD$3];LARGE([.$X$4:.$X$203];[.AB183]);&quot;&quot;)">
            <text:p/>
          </table:table-cell>
          <table:table-cell table:number-columns-repeated="2"/>
          <table:table-cell table:formula="of:=[.Y183]+[.W18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3]" office:value-type="float" office:value="181" calcext:value-type="float">
            <text:p>181</text:p>
          </table:table-cell>
          <table:table-cell table:formula="of:=[$Zamówienie.B183]" office:value-type="float" office:value="7" calcext:value-type="float">
            <text:p>7</text:p>
          </table:table-cell>
          <table:table-cell table:formula="of:=[$Zamówienie.C183]" office:value-type="float" office:value="9" calcext:value-type="float">
            <text:p>9</text:p>
          </table:table-cell>
          <table:table-cell table:formula="of:=IF([$Zamówienie.D183]=&quot;&quot;;1.7976931348623157E+308;[$Zamówienie.D183])" office:value-type="float" office:value="4" calcext:value-type="float">
            <text:p>4</text:p>
          </table:table-cell>
          <table:table-cell table:formula="of:=[$Zamówienie.E183]" office:value-type="float" office:value="3" calcext:value-type="float">
            <text:p>3</text:p>
          </table:table-cell>
          <table:table-cell table:number-columns-repeated="4"/>
          <table:table-cell table:formula="of:=MIN(MAX(0;[.$B184]*[.J$2]-[.$C184];[.$E184]-[.$C184]);[.$D184])" office:value-type="float" office:value="2.29513184584179" calcext:value-type="float">
            <text:p>2,29513184584179</text:p>
          </table:table-cell>
          <table:table-cell table:formula="of:=MIN(MAX(0;[.$B184]*[.K$2]-[.$C184];[.$E184]-[.$C184]);[.$D184])" office:value-type="float" office:value="2.3050237904296" calcext:value-type="float">
            <text:p>2,3050237904296</text:p>
          </table:table-cell>
          <table:table-cell table:formula="of:=MIN(MAX(0;[.$B184]*[.L$2]-[.$C184];[.$E184]-[.$C184]);[.$D184])" office:value-type="float" office:value="2.31123954415223" calcext:value-type="float">
            <text:p>2,31123954415223</text:p>
          </table:table-cell>
          <table:table-cell table:formula="of:=MIN(MAX(0;[.$B184]*[.M$2]-[.$C184];[.$E184]-[.$C184]);[.$D184])" office:value-type="float" office:value="2.31514446232217" calcext:value-type="float">
            <text:p>2,31514446232217</text:p>
          </table:table-cell>
          <table:table-cell table:formula="of:=MIN(MAX(0;[.$B184]*[.N$2]-[.$C184];[.$E184]-[.$C184]);[.$D184])" office:value-type="float" office:value="2.3175973128914" calcext:value-type="float">
            <text:p>2,3175973128914</text:p>
          </table:table-cell>
          <table:table-cell table:formula="of:=MIN(MAX(0;[.$B184]*[.O$2]-[.$C184];[.$E184]-[.$C184]);[.$D184])" office:value-type="float" office:value="2.31913792468312" calcext:value-type="float">
            <text:p>2,31913792468312</text:p>
          </table:table-cell>
          <table:table-cell table:formula="of:=MIN(MAX(0;[.$B184]*[.P$2]-[.$C184];[.$E184]-[.$C184]);[.$D184])" office:value-type="float" office:value="2.320105516299" calcext:value-type="float">
            <text:p>2,320105516299</text:p>
          </table:table-cell>
          <table:table-cell table:formula="of:=MIN(MAX(0;[.$B184]*[.Q$2]-[.$C184];[.$E184]-[.$C184]);[.$D184])" office:value-type="float" office:value="2.32071319830756" calcext:value-type="float">
            <text:p>2,32071319830756</text:p>
          </table:table-cell>
          <table:table-cell table:formula="of:=MIN(MAX(0;[.$B184]*[.R$2]-[.$C184];[.$E184]-[.$C184]);[.$D184])" office:value-type="float" office:value="2.32109483620495" calcext:value-type="float">
            <text:p>2,32109483620495</text:p>
          </table:table-cell>
          <table:table-cell table:formula="of:=MIN(MAX(0;[.$B184]*[.S$2]-[.$C184];[.$E184]-[.$C184]);[.$D184])" office:value-type="float" office:value="2.32133451016659" calcext:value-type="float">
            <text:p>2,32133451016659</text:p>
          </table:table-cell>
          <table:table-cell table:number-columns-repeated="3"/>
          <table:table-cell table:formula="of:=FLOOR([.S184];1)" office:value-type="float" office:value="2" calcext:value-type="float">
            <text:p>2</text:p>
          </table:table-cell>
          <table:table-cell table:formula="of:=[.S184]-[.W184]" office:value-type="float" office:value="0.321334510166592" calcext:value-type="float">
            <text:p>0,321334510166592</text:p>
          </table:table-cell>
          <table:table-cell table:formula="of:=IF(AND(COUNTIF([.$AC$4:.$AC$203];&quot;=&quot;&amp;[.X184]);SUM([.Y$4:.Y183])&lt;[.AD$3]);1;0)" office:value-type="float" office:value="0" calcext:value-type="float">
            <text:p>0</text:p>
          </table:table-cell>
          <table:table-cell table:number-columns-repeated="2"/>
          <table:table-cell table:formula="of:=[.AB183]+COUNTIF([.$X$4:.$X$203];&quot;=&quot;&amp;[.AC183])" office:value-type="float" office:value="24" calcext:value-type="float">
            <text:p>24</text:p>
          </table:table-cell>
          <table:table-cell table:formula="of:=IF([.AB184]&lt;=[.AD$3];LARGE([.$X$4:.$X$203];[.AB184]);&quot;&quot;)">
            <text:p/>
          </table:table-cell>
          <table:table-cell table:number-columns-repeated="2"/>
          <table:table-cell table:formula="of:=[.Y184]+[.W1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4]" office:value-type="float" office:value="182" calcext:value-type="float">
            <text:p>182</text:p>
          </table:table-cell>
          <table:table-cell table:formula="of:=[$Zamówienie.B184]" office:value-type="float" office:value="0" calcext:value-type="float">
            <text:p>0</text:p>
          </table:table-cell>
          <table:table-cell table:formula="of:=[$Zamówienie.C184]" office:value-type="float" office:value="6" calcext:value-type="float">
            <text:p>6</text:p>
          </table:table-cell>
          <table:table-cell table:formula="of:=IF([$Zamówienie.D184]=&quot;&quot;;1.7976931348623157E+308;[$Zamówienie.D184])" office:value-type="float" office:value="6" calcext:value-type="float">
            <text:p>6</text:p>
          </table:table-cell>
          <table:table-cell table:formula="of:=[$Zamówienie.E184]" office:value-type="float" office:value="10" calcext:value-type="float">
            <text:p>10</text:p>
          </table:table-cell>
          <table:table-cell table:number-columns-repeated="4"/>
          <table:table-cell table:formula="of:=MIN(MAX(0;[.$B185]*[.J$2]-[.$C185];[.$E185]-[.$C185]);[.$D185])" office:value-type="float" office:value="4" calcext:value-type="float">
            <text:p>4</text:p>
          </table:table-cell>
          <table:table-cell table:formula="of:=MIN(MAX(0;[.$B185]*[.K$2]-[.$C185];[.$E185]-[.$C185]);[.$D185])" office:value-type="float" office:value="4" calcext:value-type="float">
            <text:p>4</text:p>
          </table:table-cell>
          <table:table-cell table:formula="of:=MIN(MAX(0;[.$B185]*[.L$2]-[.$C185];[.$E185]-[.$C185]);[.$D185])" office:value-type="float" office:value="4" calcext:value-type="float">
            <text:p>4</text:p>
          </table:table-cell>
          <table:table-cell table:formula="of:=MIN(MAX(0;[.$B185]*[.M$2]-[.$C185];[.$E185]-[.$C185]);[.$D185])" office:value-type="float" office:value="4" calcext:value-type="float">
            <text:p>4</text:p>
          </table:table-cell>
          <table:table-cell table:formula="of:=MIN(MAX(0;[.$B185]*[.N$2]-[.$C185];[.$E185]-[.$C185]);[.$D185])" office:value-type="float" office:value="4" calcext:value-type="float">
            <text:p>4</text:p>
          </table:table-cell>
          <table:table-cell table:formula="of:=MIN(MAX(0;[.$B185]*[.O$2]-[.$C185];[.$E185]-[.$C185]);[.$D185])" office:value-type="float" office:value="4" calcext:value-type="float">
            <text:p>4</text:p>
          </table:table-cell>
          <table:table-cell table:formula="of:=MIN(MAX(0;[.$B185]*[.P$2]-[.$C185];[.$E185]-[.$C185]);[.$D185])" office:value-type="float" office:value="4" calcext:value-type="float">
            <text:p>4</text:p>
          </table:table-cell>
          <table:table-cell table:formula="of:=MIN(MAX(0;[.$B185]*[.Q$2]-[.$C185];[.$E185]-[.$C185]);[.$D185])" office:value-type="float" office:value="4" calcext:value-type="float">
            <text:p>4</text:p>
          </table:table-cell>
          <table:table-cell table:formula="of:=MIN(MAX(0;[.$B185]*[.R$2]-[.$C185];[.$E185]-[.$C185]);[.$D185])" office:value-type="float" office:value="4" calcext:value-type="float">
            <text:p>4</text:p>
          </table:table-cell>
          <table:table-cell table:formula="of:=MIN(MAX(0;[.$B185]*[.S$2]-[.$C185];[.$E185]-[.$C185]);[.$D185])" office:value-type="float" office:value="4" calcext:value-type="float">
            <text:p>4</text:p>
          </table:table-cell>
          <table:table-cell table:number-columns-repeated="3"/>
          <table:table-cell table:formula="of:=FLOOR([.S185];1)" office:value-type="float" office:value="4" calcext:value-type="float">
            <text:p>4</text:p>
          </table:table-cell>
          <table:table-cell table:formula="of:=[.S185]-[.W185]" office:value-type="float" office:value="0" calcext:value-type="float">
            <text:p>0</text:p>
          </table:table-cell>
          <table:table-cell table:formula="of:=IF(AND(COUNTIF([.$AC$4:.$AC$203];&quot;=&quot;&amp;[.X185]);SUM([.Y$4:.Y184])&lt;[.AD$3]);1;0)" office:value-type="float" office:value="0" calcext:value-type="float">
            <text:p>0</text:p>
          </table:table-cell>
          <table:table-cell table:number-columns-repeated="2"/>
          <table:table-cell table:formula="of:=[.AB184]+COUNTIF([.$X$4:.$X$203];&quot;=&quot;&amp;[.AC184])" office:value-type="float" office:value="24" calcext:value-type="float">
            <text:p>24</text:p>
          </table:table-cell>
          <table:table-cell table:formula="of:=IF([.AB185]&lt;=[.AD$3];LARGE([.$X$4:.$X$203];[.AB185]);&quot;&quot;)">
            <text:p/>
          </table:table-cell>
          <table:table-cell table:number-columns-repeated="2"/>
          <table:table-cell table:formula="of:=[.Y185]+[.W1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5]" office:value-type="float" office:value="183" calcext:value-type="float">
            <text:p>183</text:p>
          </table:table-cell>
          <table:table-cell table:formula="of:=[$Zamówienie.B185]" office:value-type="float" office:value="6" calcext:value-type="float">
            <text:p>6</text:p>
          </table:table-cell>
          <table:table-cell table:formula="of:=[$Zamówienie.C185]" office:value-type="float" office:value="5" calcext:value-type="float">
            <text:p>5</text:p>
          </table:table-cell>
          <table:table-cell table:formula="of:=IF([$Zamówienie.D185]=&quot;&quot;;1.7976931348623157E+308;[$Zamówienie.D185])" office:value-type="float" office:value="10" calcext:value-type="float">
            <text:p>10</text:p>
          </table:table-cell>
          <table:table-cell table:formula="of:=[$Zamówienie.E185]" office:value-type="float" office:value="5" calcext:value-type="float">
            <text:p>5</text:p>
          </table:table-cell>
          <table:table-cell table:number-columns-repeated="4"/>
          <table:table-cell table:formula="of:=MIN(MAX(0;[.$B186]*[.J$2]-[.$C186];[.$E186]-[.$C186]);[.$D186])" office:value-type="float" office:value="4.6815415821501" calcext:value-type="float">
            <text:p>4,6815415821501</text:p>
          </table:table-cell>
          <table:table-cell table:formula="of:=MIN(MAX(0;[.$B186]*[.K$2]-[.$C186];[.$E186]-[.$C186]);[.$D186])" office:value-type="float" office:value="4.6900203917968" calcext:value-type="float">
            <text:p>4,6900203917968</text:p>
          </table:table-cell>
          <table:table-cell table:formula="of:=MIN(MAX(0;[.$B186]*[.L$2]-[.$C186];[.$E186]-[.$C186]);[.$D186])" office:value-type="float" office:value="4.69534818070191" calcext:value-type="float">
            <text:p>4,69534818070191</text:p>
          </table:table-cell>
          <table:table-cell table:formula="of:=MIN(MAX(0;[.$B186]*[.M$2]-[.$C186];[.$E186]-[.$C186]);[.$D186])" office:value-type="float" office:value="4.69869525341901" calcext:value-type="float">
            <text:p>4,69869525341901</text:p>
          </table:table-cell>
          <table:table-cell table:formula="of:=MIN(MAX(0;[.$B186]*[.N$2]-[.$C186];[.$E186]-[.$C186]);[.$D186])" office:value-type="float" office:value="4.70079769676406" calcext:value-type="float">
            <text:p>4,70079769676406</text:p>
          </table:table-cell>
          <table:table-cell table:formula="of:=MIN(MAX(0;[.$B186]*[.O$2]-[.$C186];[.$E186]-[.$C186]);[.$D186])" office:value-type="float" office:value="4.70211822115696" calcext:value-type="float">
            <text:p>4,70211822115696</text:p>
          </table:table-cell>
          <table:table-cell table:formula="of:=MIN(MAX(0;[.$B186]*[.P$2]-[.$C186];[.$E186]-[.$C186]);[.$D186])" office:value-type="float" office:value="4.70294758539914" calcext:value-type="float">
            <text:p>4,70294758539914</text:p>
          </table:table-cell>
          <table:table-cell table:formula="of:=MIN(MAX(0;[.$B186]*[.Q$2]-[.$C186];[.$E186]-[.$C186]);[.$D186])" office:value-type="float" office:value="4.7034684556922" calcext:value-type="float">
            <text:p>4,7034684556922</text:p>
          </table:table-cell>
          <table:table-cell table:formula="of:=MIN(MAX(0;[.$B186]*[.R$2]-[.$C186];[.$E186]-[.$C186]);[.$D186])" office:value-type="float" office:value="4.70379557388996" calcext:value-type="float">
            <text:p>4,70379557388996</text:p>
          </table:table-cell>
          <table:table-cell table:formula="of:=MIN(MAX(0;[.$B186]*[.S$2]-[.$C186];[.$E186]-[.$C186]);[.$D186])" office:value-type="float" office:value="4.70400100871422" calcext:value-type="float">
            <text:p>4,70400100871422</text:p>
          </table:table-cell>
          <table:table-cell table:number-columns-repeated="3"/>
          <table:table-cell table:formula="of:=FLOOR([.S186];1)" office:value-type="float" office:value="4" calcext:value-type="float">
            <text:p>4</text:p>
          </table:table-cell>
          <table:table-cell table:formula="of:=[.S186]-[.W186]" office:value-type="float" office:value="0.704001008714222" calcext:value-type="float">
            <text:p>0,704001008714222</text:p>
          </table:table-cell>
          <table:table-cell table:formula="of:=IF(AND(COUNTIF([.$AC$4:.$AC$203];&quot;=&quot;&amp;[.X186]);SUM([.Y$4:.Y185])&lt;[.AD$3]);1;0)" office:value-type="float" office:value="0" calcext:value-type="float">
            <text:p>0</text:p>
          </table:table-cell>
          <table:table-cell table:number-columns-repeated="2"/>
          <table:table-cell table:formula="of:=[.AB185]+COUNTIF([.$X$4:.$X$203];&quot;=&quot;&amp;[.AC185])" office:value-type="float" office:value="24" calcext:value-type="float">
            <text:p>24</text:p>
          </table:table-cell>
          <table:table-cell table:formula="of:=IF([.AB186]&lt;=[.AD$3];LARGE([.$X$4:.$X$203];[.AB186]);&quot;&quot;)">
            <text:p/>
          </table:table-cell>
          <table:table-cell table:number-columns-repeated="2"/>
          <table:table-cell table:formula="of:=[.Y186]+[.W18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6]" office:value-type="float" office:value="184" calcext:value-type="float">
            <text:p>184</text:p>
          </table:table-cell>
          <table:table-cell table:formula="of:=[$Zamówienie.B186]" office:value-type="float" office:value="2" calcext:value-type="float">
            <text:p>2</text:p>
          </table:table-cell>
          <table:table-cell table:formula="of:=[$Zamówienie.C186]" office:value-type="float" office:value="0" calcext:value-type="float">
            <text:p>0</text:p>
          </table:table-cell>
          <table:table-cell table:formula="of:=IF([$Zamówienie.D186]=&quot;&quot;;1.7976931348623157E+308;[$Zamówienie.D186])" office:value-type="float" office:value="7" calcext:value-type="float">
            <text:p>7</text:p>
          </table:table-cell>
          <table:table-cell table:formula="of:=[$Zamówienie.E186]" office:value-type="float" office:value="3" calcext:value-type="float">
            <text:p>3</text:p>
          </table:table-cell>
          <table:table-cell table:number-columns-repeated="4"/>
          <table:table-cell table:formula="of:=MIN(MAX(0;[.$B187]*[.J$2]-[.$C187];[.$E187]-[.$C187]);[.$D187])" office:value-type="float" office:value="3.22718052738337" calcext:value-type="float">
            <text:p>3,22718052738337</text:p>
          </table:table-cell>
          <table:table-cell table:formula="of:=MIN(MAX(0;[.$B187]*[.K$2]-[.$C187];[.$E187]-[.$C187]);[.$D187])" office:value-type="float" office:value="3.2300067972656" calcext:value-type="float">
            <text:p>3,2300067972656</text:p>
          </table:table-cell>
          <table:table-cell table:formula="of:=MIN(MAX(0;[.$B187]*[.L$2]-[.$C187];[.$E187]-[.$C187]);[.$D187])" office:value-type="float" office:value="3.23178272690064" calcext:value-type="float">
            <text:p>3,23178272690064</text:p>
          </table:table-cell>
          <table:table-cell table:formula="of:=MIN(MAX(0;[.$B187]*[.M$2]-[.$C187];[.$E187]-[.$C187]);[.$D187])" office:value-type="float" office:value="3.23289841780634" calcext:value-type="float">
            <text:p>3,23289841780634</text:p>
          </table:table-cell>
          <table:table-cell table:formula="of:=MIN(MAX(0;[.$B187]*[.N$2]-[.$C187];[.$E187]-[.$C187]);[.$D187])" office:value-type="float" office:value="3.23359923225469" calcext:value-type="float">
            <text:p>3,23359923225469</text:p>
          </table:table-cell>
          <table:table-cell table:formula="of:=MIN(MAX(0;[.$B187]*[.O$2]-[.$C187];[.$E187]-[.$C187]);[.$D187])" office:value-type="float" office:value="3.23403940705232" calcext:value-type="float">
            <text:p>3,23403940705232</text:p>
          </table:table-cell>
          <table:table-cell table:formula="of:=MIN(MAX(0;[.$B187]*[.P$2]-[.$C187];[.$E187]-[.$C187]);[.$D187])" office:value-type="float" office:value="3.23431586179971" calcext:value-type="float">
            <text:p>3,23431586179971</text:p>
          </table:table-cell>
          <table:table-cell table:formula="of:=MIN(MAX(0;[.$B187]*[.Q$2]-[.$C187];[.$E187]-[.$C187]);[.$D187])" office:value-type="float" office:value="3.23448948523073" calcext:value-type="float">
            <text:p>3,23448948523073</text:p>
          </table:table-cell>
          <table:table-cell table:formula="of:=MIN(MAX(0;[.$B187]*[.R$2]-[.$C187];[.$E187]-[.$C187]);[.$D187])" office:value-type="float" office:value="3.23459852462999" calcext:value-type="float">
            <text:p>3,23459852462999</text:p>
          </table:table-cell>
          <table:table-cell table:formula="of:=MIN(MAX(0;[.$B187]*[.S$2]-[.$C187];[.$E187]-[.$C187]);[.$D187])" office:value-type="float" office:value="3.23466700290474" calcext:value-type="float">
            <text:p>3,23466700290474</text:p>
          </table:table-cell>
          <table:table-cell table:number-columns-repeated="3"/>
          <table:table-cell table:formula="of:=FLOOR([.S187];1)" office:value-type="float" office:value="3" calcext:value-type="float">
            <text:p>3</text:p>
          </table:table-cell>
          <table:table-cell table:formula="of:=[.S187]-[.W187]" office:value-type="float" office:value="0.23466700290474" calcext:value-type="float">
            <text:p>0,23466700290474</text:p>
          </table:table-cell>
          <table:table-cell table:formula="of:=IF(AND(COUNTIF([.$AC$4:.$AC$203];&quot;=&quot;&amp;[.X187]);SUM([.Y$4:.Y186])&lt;[.AD$3]);1;0)" office:value-type="float" office:value="0" calcext:value-type="float">
            <text:p>0</text:p>
          </table:table-cell>
          <table:table-cell table:number-columns-repeated="2"/>
          <table:table-cell table:formula="of:=[.AB186]+COUNTIF([.$X$4:.$X$203];&quot;=&quot;&amp;[.AC186])" office:value-type="float" office:value="24" calcext:value-type="float">
            <text:p>24</text:p>
          </table:table-cell>
          <table:table-cell table:formula="of:=IF([.AB187]&lt;=[.AD$3];LARGE([.$X$4:.$X$203];[.AB187]);&quot;&quot;)">
            <text:p/>
          </table:table-cell>
          <table:table-cell table:number-columns-repeated="2"/>
          <table:table-cell table:formula="of:=[.Y187]+[.W18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7]" office:value-type="float" office:value="185" calcext:value-type="float">
            <text:p>185</text:p>
          </table:table-cell>
          <table:table-cell table:formula="of:=[$Zamówienie.B187]" office:value-type="float" office:value="9" calcext:value-type="float">
            <text:p>9</text:p>
          </table:table-cell>
          <table:table-cell table:formula="of:=[$Zamówienie.C187]" office:value-type="float" office:value="9" calcext:value-type="float">
            <text:p>9</text:p>
          </table:table-cell>
          <table:table-cell table:formula="of:=IF([$Zamówienie.D187]=&quot;&quot;;1.7976931348623157E+308;[$Zamówienie.D187])" office:value-type="float" office:value="2" calcext:value-type="float">
            <text:p>2</text:p>
          </table:table-cell>
          <table:table-cell table:formula="of:=[$Zamówienie.E187]" office:value-type="float" office:value="2" calcext:value-type="float">
            <text:p>2</text:p>
          </table:table-cell>
          <table:table-cell table:number-columns-repeated="4"/>
          <table:table-cell table:formula="of:=MIN(MAX(0;[.$B188]*[.J$2]-[.$C188];[.$E188]-[.$C188]);[.$D188])" office:value-type="float" office:value="2" calcext:value-type="float">
            <text:p>2</text:p>
          </table:table-cell>
          <table:table-cell table:formula="of:=MIN(MAX(0;[.$B188]*[.K$2]-[.$C188];[.$E188]-[.$C188]);[.$D188])" office:value-type="float" office:value="2" calcext:value-type="float">
            <text:p>2</text:p>
          </table:table-cell>
          <table:table-cell table:formula="of:=MIN(MAX(0;[.$B188]*[.L$2]-[.$C188];[.$E188]-[.$C188]);[.$D188])" office:value-type="float" office:value="2" calcext:value-type="float">
            <text:p>2</text:p>
          </table:table-cell>
          <table:table-cell table:formula="of:=MIN(MAX(0;[.$B188]*[.M$2]-[.$C188];[.$E188]-[.$C188]);[.$D188])" office:value-type="float" office:value="2" calcext:value-type="float">
            <text:p>2</text:p>
          </table:table-cell>
          <table:table-cell table:formula="of:=MIN(MAX(0;[.$B188]*[.N$2]-[.$C188];[.$E188]-[.$C188]);[.$D188])" office:value-type="float" office:value="2" calcext:value-type="float">
            <text:p>2</text:p>
          </table:table-cell>
          <table:table-cell table:formula="of:=MIN(MAX(0;[.$B188]*[.O$2]-[.$C188];[.$E188]-[.$C188]);[.$D188])" office:value-type="float" office:value="2" calcext:value-type="float">
            <text:p>2</text:p>
          </table:table-cell>
          <table:table-cell table:formula="of:=MIN(MAX(0;[.$B188]*[.P$2]-[.$C188];[.$E188]-[.$C188]);[.$D188])" office:value-type="float" office:value="2" calcext:value-type="float">
            <text:p>2</text:p>
          </table:table-cell>
          <table:table-cell table:formula="of:=MIN(MAX(0;[.$B188]*[.Q$2]-[.$C188];[.$E188]-[.$C188]);[.$D188])" office:value-type="float" office:value="2" calcext:value-type="float">
            <text:p>2</text:p>
          </table:table-cell>
          <table:table-cell table:formula="of:=MIN(MAX(0;[.$B188]*[.R$2]-[.$C188];[.$E188]-[.$C188]);[.$D188])" office:value-type="float" office:value="2" calcext:value-type="float">
            <text:p>2</text:p>
          </table:table-cell>
          <table:table-cell table:formula="of:=MIN(MAX(0;[.$B188]*[.S$2]-[.$C188];[.$E188]-[.$C188]);[.$D188])" office:value-type="float" office:value="2" calcext:value-type="float">
            <text:p>2</text:p>
          </table:table-cell>
          <table:table-cell table:number-columns-repeated="3"/>
          <table:table-cell table:formula="of:=FLOOR([.S188];1)" office:value-type="float" office:value="2" calcext:value-type="float">
            <text:p>2</text:p>
          </table:table-cell>
          <table:table-cell table:formula="of:=[.S188]-[.W188]" office:value-type="float" office:value="0" calcext:value-type="float">
            <text:p>0</text:p>
          </table:table-cell>
          <table:table-cell table:formula="of:=IF(AND(COUNTIF([.$AC$4:.$AC$203];&quot;=&quot;&amp;[.X188]);SUM([.Y$4:.Y187])&lt;[.AD$3]);1;0)" office:value-type="float" office:value="0" calcext:value-type="float">
            <text:p>0</text:p>
          </table:table-cell>
          <table:table-cell table:number-columns-repeated="2"/>
          <table:table-cell table:formula="of:=[.AB187]+COUNTIF([.$X$4:.$X$203];&quot;=&quot;&amp;[.AC187])" office:value-type="float" office:value="24" calcext:value-type="float">
            <text:p>24</text:p>
          </table:table-cell>
          <table:table-cell table:formula="of:=IF([.AB188]&lt;=[.AD$3];LARGE([.$X$4:.$X$203];[.AB188]);&quot;&quot;)">
            <text:p/>
          </table:table-cell>
          <table:table-cell table:number-columns-repeated="2"/>
          <table:table-cell table:formula="of:=[.Y188]+[.W18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8]" office:value-type="float" office:value="186" calcext:value-type="float">
            <text:p>186</text:p>
          </table:table-cell>
          <table:table-cell table:formula="of:=[$Zamówienie.B188]" office:value-type="float" office:value="7" calcext:value-type="float">
            <text:p>7</text:p>
          </table:table-cell>
          <table:table-cell table:formula="of:=[$Zamówienie.C188]" office:value-type="float" office:value="2" calcext:value-type="float">
            <text:p>2</text:p>
          </table:table-cell>
          <table:table-cell table:formula="of:=IF([$Zamówienie.D188]=&quot;&quot;;1.7976931348623157E+308;[$Zamówienie.D188])" office:value-type="float" office:value="7" calcext:value-type="float">
            <text:p>7</text:p>
          </table:table-cell>
          <table:table-cell table:formula="of:=[$Zamówienie.E188]" office:value-type="float" office:value="3" calcext:value-type="float">
            <text:p>3</text:p>
          </table:table-cell>
          <table:table-cell table:number-columns-repeated="4"/>
          <table:table-cell table:formula="of:=MIN(MAX(0;[.$B189]*[.J$2]-[.$C189];[.$E189]-[.$C189]);[.$D189])" office:value-type="float" office:value="7" calcext:value-type="float">
            <text:p>7</text:p>
          </table:table-cell>
          <table:table-cell table:formula="of:=MIN(MAX(0;[.$B189]*[.K$2]-[.$C189];[.$E189]-[.$C189]);[.$D189])" office:value-type="float" office:value="7" calcext:value-type="float">
            <text:p>7</text:p>
          </table:table-cell>
          <table:table-cell table:formula="of:=MIN(MAX(0;[.$B189]*[.L$2]-[.$C189];[.$E189]-[.$C189]);[.$D189])" office:value-type="float" office:value="7" calcext:value-type="float">
            <text:p>7</text:p>
          </table:table-cell>
          <table:table-cell table:formula="of:=MIN(MAX(0;[.$B189]*[.M$2]-[.$C189];[.$E189]-[.$C189]);[.$D189])" office:value-type="float" office:value="7" calcext:value-type="float">
            <text:p>7</text:p>
          </table:table-cell>
          <table:table-cell table:formula="of:=MIN(MAX(0;[.$B189]*[.N$2]-[.$C189];[.$E189]-[.$C189]);[.$D189])" office:value-type="float" office:value="7" calcext:value-type="float">
            <text:p>7</text:p>
          </table:table-cell>
          <table:table-cell table:formula="of:=MIN(MAX(0;[.$B189]*[.O$2]-[.$C189];[.$E189]-[.$C189]);[.$D189])" office:value-type="float" office:value="7" calcext:value-type="float">
            <text:p>7</text:p>
          </table:table-cell>
          <table:table-cell table:formula="of:=MIN(MAX(0;[.$B189]*[.P$2]-[.$C189];[.$E189]-[.$C189]);[.$D189])" office:value-type="float" office:value="7" calcext:value-type="float">
            <text:p>7</text:p>
          </table:table-cell>
          <table:table-cell table:formula="of:=MIN(MAX(0;[.$B189]*[.Q$2]-[.$C189];[.$E189]-[.$C189]);[.$D189])" office:value-type="float" office:value="7" calcext:value-type="float">
            <text:p>7</text:p>
          </table:table-cell>
          <table:table-cell table:formula="of:=MIN(MAX(0;[.$B189]*[.R$2]-[.$C189];[.$E189]-[.$C189]);[.$D189])" office:value-type="float" office:value="7" calcext:value-type="float">
            <text:p>7</text:p>
          </table:table-cell>
          <table:table-cell table:formula="of:=MIN(MAX(0;[.$B189]*[.S$2]-[.$C189];[.$E189]-[.$C189]);[.$D189])" office:value-type="float" office:value="7" calcext:value-type="float">
            <text:p>7</text:p>
          </table:table-cell>
          <table:table-cell table:number-columns-repeated="3"/>
          <table:table-cell table:formula="of:=FLOOR([.S189];1)" office:value-type="float" office:value="7" calcext:value-type="float">
            <text:p>7</text:p>
          </table:table-cell>
          <table:table-cell table:formula="of:=[.S189]-[.W189]" office:value-type="float" office:value="0" calcext:value-type="float">
            <text:p>0</text:p>
          </table:table-cell>
          <table:table-cell table:formula="of:=IF(AND(COUNTIF([.$AC$4:.$AC$203];&quot;=&quot;&amp;[.X189]);SUM([.Y$4:.Y188])&lt;[.AD$3]);1;0)" office:value-type="float" office:value="0" calcext:value-type="float">
            <text:p>0</text:p>
          </table:table-cell>
          <table:table-cell table:number-columns-repeated="2"/>
          <table:table-cell table:formula="of:=[.AB188]+COUNTIF([.$X$4:.$X$203];&quot;=&quot;&amp;[.AC188])" office:value-type="float" office:value="24" calcext:value-type="float">
            <text:p>24</text:p>
          </table:table-cell>
          <table:table-cell table:formula="of:=IF([.AB189]&lt;=[.AD$3];LARGE([.$X$4:.$X$203];[.AB189]);&quot;&quot;)">
            <text:p/>
          </table:table-cell>
          <table:table-cell table:number-columns-repeated="2"/>
          <table:table-cell table:formula="of:=[.Y189]+[.W18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89]" office:value-type="float" office:value="187" calcext:value-type="float">
            <text:p>187</text:p>
          </table:table-cell>
          <table:table-cell table:formula="of:=[$Zamówienie.B189]" office:value-type="float" office:value="10" calcext:value-type="float">
            <text:p>10</text:p>
          </table:table-cell>
          <table:table-cell table:formula="of:=[$Zamówienie.C189]" office:value-type="float" office:value="9" calcext:value-type="float">
            <text:p>9</text:p>
          </table:table-cell>
          <table:table-cell table:formula="of:=IF([$Zamówienie.D189]=&quot;&quot;;1.7976931348623157E+308;[$Zamówienie.D189])" office:value-type="float" office:value="5" calcext:value-type="float">
            <text:p>5</text:p>
          </table:table-cell>
          <table:table-cell table:formula="of:=[$Zamówienie.E189]" office:value-type="float" office:value="6" calcext:value-type="float">
            <text:p>6</text:p>
          </table:table-cell>
          <table:table-cell table:number-columns-repeated="4"/>
          <table:table-cell table:formula="of:=MIN(MAX(0;[.$B190]*[.J$2]-[.$C190];[.$E190]-[.$C190]);[.$D190])" office:value-type="float" office:value="5" calcext:value-type="float">
            <text:p>5</text:p>
          </table:table-cell>
          <table:table-cell table:formula="of:=MIN(MAX(0;[.$B190]*[.K$2]-[.$C190];[.$E190]-[.$C190]);[.$D190])" office:value-type="float" office:value="5" calcext:value-type="float">
            <text:p>5</text:p>
          </table:table-cell>
          <table:table-cell table:formula="of:=MIN(MAX(0;[.$B190]*[.L$2]-[.$C190];[.$E190]-[.$C190]);[.$D190])" office:value-type="float" office:value="5" calcext:value-type="float">
            <text:p>5</text:p>
          </table:table-cell>
          <table:table-cell table:formula="of:=MIN(MAX(0;[.$B190]*[.M$2]-[.$C190];[.$E190]-[.$C190]);[.$D190])" office:value-type="float" office:value="5" calcext:value-type="float">
            <text:p>5</text:p>
          </table:table-cell>
          <table:table-cell table:formula="of:=MIN(MAX(0;[.$B190]*[.N$2]-[.$C190];[.$E190]-[.$C190]);[.$D190])" office:value-type="float" office:value="5" calcext:value-type="float">
            <text:p>5</text:p>
          </table:table-cell>
          <table:table-cell table:formula="of:=MIN(MAX(0;[.$B190]*[.O$2]-[.$C190];[.$E190]-[.$C190]);[.$D190])" office:value-type="float" office:value="5" calcext:value-type="float">
            <text:p>5</text:p>
          </table:table-cell>
          <table:table-cell table:formula="of:=MIN(MAX(0;[.$B190]*[.P$2]-[.$C190];[.$E190]-[.$C190]);[.$D190])" office:value-type="float" office:value="5" calcext:value-type="float">
            <text:p>5</text:p>
          </table:table-cell>
          <table:table-cell table:formula="of:=MIN(MAX(0;[.$B190]*[.Q$2]-[.$C190];[.$E190]-[.$C190]);[.$D190])" office:value-type="float" office:value="5" calcext:value-type="float">
            <text:p>5</text:p>
          </table:table-cell>
          <table:table-cell table:formula="of:=MIN(MAX(0;[.$B190]*[.R$2]-[.$C190];[.$E190]-[.$C190]);[.$D190])" office:value-type="float" office:value="5" calcext:value-type="float">
            <text:p>5</text:p>
          </table:table-cell>
          <table:table-cell table:formula="of:=MIN(MAX(0;[.$B190]*[.S$2]-[.$C190];[.$E190]-[.$C190]);[.$D190])" office:value-type="float" office:value="5" calcext:value-type="float">
            <text:p>5</text:p>
          </table:table-cell>
          <table:table-cell table:number-columns-repeated="3"/>
          <table:table-cell table:formula="of:=FLOOR([.S190];1)" office:value-type="float" office:value="5" calcext:value-type="float">
            <text:p>5</text:p>
          </table:table-cell>
          <table:table-cell table:formula="of:=[.S190]-[.W190]" office:value-type="float" office:value="0" calcext:value-type="float">
            <text:p>0</text:p>
          </table:table-cell>
          <table:table-cell table:formula="of:=IF(AND(COUNTIF([.$AC$4:.$AC$203];&quot;=&quot;&amp;[.X190]);SUM([.Y$4:.Y189])&lt;[.AD$3]);1;0)" office:value-type="float" office:value="0" calcext:value-type="float">
            <text:p>0</text:p>
          </table:table-cell>
          <table:table-cell table:number-columns-repeated="2"/>
          <table:table-cell table:formula="of:=[.AB189]+COUNTIF([.$X$4:.$X$203];&quot;=&quot;&amp;[.AC189])" office:value-type="float" office:value="24" calcext:value-type="float">
            <text:p>24</text:p>
          </table:table-cell>
          <table:table-cell table:formula="of:=IF([.AB190]&lt;=[.AD$3];LARGE([.$X$4:.$X$203];[.AB190]);&quot;&quot;)">
            <text:p/>
          </table:table-cell>
          <table:table-cell table:number-columns-repeated="2"/>
          <table:table-cell table:formula="of:=[.Y190]+[.W1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90]" office:value-type="float" office:value="188" calcext:value-type="float">
            <text:p>188</text:p>
          </table:table-cell>
          <table:table-cell table:formula="of:=[$Zamówienie.B190]" office:value-type="float" office:value="6" calcext:value-type="float">
            <text:p>6</text:p>
          </table:table-cell>
          <table:table-cell table:formula="of:=[$Zamówienie.C190]" office:value-type="float" office:value="6" calcext:value-type="float">
            <text:p>6</text:p>
          </table:table-cell>
          <table:table-cell table:formula="of:=IF([$Zamówienie.D190]=&quot;&quot;;1.7976931348623157E+308;[$Zamówienie.D190])" office:value-type="float" office:value="2" calcext:value-type="float">
            <text:p>2</text:p>
          </table:table-cell>
          <table:table-cell table:formula="of:=[$Zamówienie.E190]" office:value-type="float" office:value="2" calcext:value-type="float">
            <text:p>2</text:p>
          </table:table-cell>
          <table:table-cell table:number-columns-repeated="4"/>
          <table:table-cell table:formula="of:=MIN(MAX(0;[.$B191]*[.J$2]-[.$C191];[.$E191]-[.$C191]);[.$D191])" office:value-type="float" office:value="2" calcext:value-type="float">
            <text:p>2</text:p>
          </table:table-cell>
          <table:table-cell table:formula="of:=MIN(MAX(0;[.$B191]*[.K$2]-[.$C191];[.$E191]-[.$C191]);[.$D191])" office:value-type="float" office:value="2" calcext:value-type="float">
            <text:p>2</text:p>
          </table:table-cell>
          <table:table-cell table:formula="of:=MIN(MAX(0;[.$B191]*[.L$2]-[.$C191];[.$E191]-[.$C191]);[.$D191])" office:value-type="float" office:value="2" calcext:value-type="float">
            <text:p>2</text:p>
          </table:table-cell>
          <table:table-cell table:formula="of:=MIN(MAX(0;[.$B191]*[.M$2]-[.$C191];[.$E191]-[.$C191]);[.$D191])" office:value-type="float" office:value="2" calcext:value-type="float">
            <text:p>2</text:p>
          </table:table-cell>
          <table:table-cell table:formula="of:=MIN(MAX(0;[.$B191]*[.N$2]-[.$C191];[.$E191]-[.$C191]);[.$D191])" office:value-type="float" office:value="2" calcext:value-type="float">
            <text:p>2</text:p>
          </table:table-cell>
          <table:table-cell table:formula="of:=MIN(MAX(0;[.$B191]*[.O$2]-[.$C191];[.$E191]-[.$C191]);[.$D191])" office:value-type="float" office:value="2" calcext:value-type="float">
            <text:p>2</text:p>
          </table:table-cell>
          <table:table-cell table:formula="of:=MIN(MAX(0;[.$B191]*[.P$2]-[.$C191];[.$E191]-[.$C191]);[.$D191])" office:value-type="float" office:value="2" calcext:value-type="float">
            <text:p>2</text:p>
          </table:table-cell>
          <table:table-cell table:formula="of:=MIN(MAX(0;[.$B191]*[.Q$2]-[.$C191];[.$E191]-[.$C191]);[.$D191])" office:value-type="float" office:value="2" calcext:value-type="float">
            <text:p>2</text:p>
          </table:table-cell>
          <table:table-cell table:formula="of:=MIN(MAX(0;[.$B191]*[.R$2]-[.$C191];[.$E191]-[.$C191]);[.$D191])" office:value-type="float" office:value="2" calcext:value-type="float">
            <text:p>2</text:p>
          </table:table-cell>
          <table:table-cell table:formula="of:=MIN(MAX(0;[.$B191]*[.S$2]-[.$C191];[.$E191]-[.$C191]);[.$D191])" office:value-type="float" office:value="2" calcext:value-type="float">
            <text:p>2</text:p>
          </table:table-cell>
          <table:table-cell table:number-columns-repeated="3"/>
          <table:table-cell table:formula="of:=FLOOR([.S191];1)" office:value-type="float" office:value="2" calcext:value-type="float">
            <text:p>2</text:p>
          </table:table-cell>
          <table:table-cell table:formula="of:=[.S191]-[.W191]" office:value-type="float" office:value="0" calcext:value-type="float">
            <text:p>0</text:p>
          </table:table-cell>
          <table:table-cell table:formula="of:=IF(AND(COUNTIF([.$AC$4:.$AC$203];&quot;=&quot;&amp;[.X191]);SUM([.Y$4:.Y190])&lt;[.AD$3]);1;0)" office:value-type="float" office:value="0" calcext:value-type="float">
            <text:p>0</text:p>
          </table:table-cell>
          <table:table-cell table:number-columns-repeated="2"/>
          <table:table-cell table:formula="of:=[.AB190]+COUNTIF([.$X$4:.$X$203];&quot;=&quot;&amp;[.AC190])" office:value-type="float" office:value="24" calcext:value-type="float">
            <text:p>24</text:p>
          </table:table-cell>
          <table:table-cell table:formula="of:=IF([.AB191]&lt;=[.AD$3];LARGE([.$X$4:.$X$203];[.AB191]);&quot;&quot;)">
            <text:p/>
          </table:table-cell>
          <table:table-cell table:number-columns-repeated="2"/>
          <table:table-cell table:formula="of:=[.Y191]+[.W19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1]" office:value-type="float" office:value="189" calcext:value-type="float">
            <text:p>189</text:p>
          </table:table-cell>
          <table:table-cell table:formula="of:=[$Zamówienie.B191]" office:value-type="float" office:value="3" calcext:value-type="float">
            <text:p>3</text:p>
          </table:table-cell>
          <table:table-cell table:formula="of:=[$Zamówienie.C191]" office:value-type="float" office:value="6" calcext:value-type="float">
            <text:p>6</text:p>
          </table:table-cell>
          <table:table-cell table:formula="of:=IF([$Zamówienie.D191]=&quot;&quot;;1.7976931348623157E+308;[$Zamówienie.D191])" office:value-type="float" office:value="5" calcext:value-type="float">
            <text:p>5</text:p>
          </table:table-cell>
          <table:table-cell table:formula="of:=[$Zamówienie.E191]" office:value-type="float" office:value="4" calcext:value-type="float">
            <text:p>4</text:p>
          </table:table-cell>
          <table:table-cell table:number-columns-repeated="4"/>
          <table:table-cell table:formula="of:=MIN(MAX(0;[.$B192]*[.J$2]-[.$C192];[.$E192]-[.$C192]);[.$D192])" office:value-type="float" office:value="0" calcext:value-type="float">
            <text:p>0</text:p>
          </table:table-cell>
          <table:table-cell table:formula="of:=MIN(MAX(0;[.$B192]*[.K$2]-[.$C192];[.$E192]-[.$C192]);[.$D192])" office:value-type="float" office:value="0" calcext:value-type="float">
            <text:p>0</text:p>
          </table:table-cell>
          <table:table-cell table:formula="of:=MIN(MAX(0;[.$B192]*[.L$2]-[.$C192];[.$E192]-[.$C192]);[.$D192])" office:value-type="float" office:value="0" calcext:value-type="float">
            <text:p>0</text:p>
          </table:table-cell>
          <table:table-cell table:formula="of:=MIN(MAX(0;[.$B192]*[.M$2]-[.$C192];[.$E192]-[.$C192]);[.$D192])" office:value-type="float" office:value="0" calcext:value-type="float">
            <text:p>0</text:p>
          </table:table-cell>
          <table:table-cell table:formula="of:=MIN(MAX(0;[.$B192]*[.N$2]-[.$C192];[.$E192]-[.$C192]);[.$D192])" office:value-type="float" office:value="0" calcext:value-type="float">
            <text:p>0</text:p>
          </table:table-cell>
          <table:table-cell table:formula="of:=MIN(MAX(0;[.$B192]*[.O$2]-[.$C192];[.$E192]-[.$C192]);[.$D192])" office:value-type="float" office:value="0" calcext:value-type="float">
            <text:p>0</text:p>
          </table:table-cell>
          <table:table-cell table:formula="of:=MIN(MAX(0;[.$B192]*[.P$2]-[.$C192];[.$E192]-[.$C192]);[.$D192])" office:value-type="float" office:value="0" calcext:value-type="float">
            <text:p>0</text:p>
          </table:table-cell>
          <table:table-cell table:formula="of:=MIN(MAX(0;[.$B192]*[.Q$2]-[.$C192];[.$E192]-[.$C192]);[.$D192])" office:value-type="float" office:value="0" calcext:value-type="float">
            <text:p>0</text:p>
          </table:table-cell>
          <table:table-cell table:formula="of:=MIN(MAX(0;[.$B192]*[.R$2]-[.$C192];[.$E192]-[.$C192]);[.$D192])" office:value-type="float" office:value="0" calcext:value-type="float">
            <text:p>0</text:p>
          </table:table-cell>
          <table:table-cell table:formula="of:=MIN(MAX(0;[.$B192]*[.S$2]-[.$C192];[.$E192]-[.$C192]);[.$D192])" office:value-type="float" office:value="0" calcext:value-type="float">
            <text:p>0</text:p>
          </table:table-cell>
          <table:table-cell table:number-columns-repeated="3"/>
          <table:table-cell table:formula="of:=FLOOR([.S192];1)" office:value-type="float" office:value="0" calcext:value-type="float">
            <text:p>0</text:p>
          </table:table-cell>
          <table:table-cell table:formula="of:=[.S192]-[.W192]" office:value-type="float" office:value="0" calcext:value-type="float">
            <text:p>0</text:p>
          </table:table-cell>
          <table:table-cell table:formula="of:=IF(AND(COUNTIF([.$AC$4:.$AC$203];&quot;=&quot;&amp;[.X192]);SUM([.Y$4:.Y191])&lt;[.AD$3]);1;0)" office:value-type="float" office:value="0" calcext:value-type="float">
            <text:p>0</text:p>
          </table:table-cell>
          <table:table-cell table:number-columns-repeated="2"/>
          <table:table-cell table:formula="of:=[.AB191]+COUNTIF([.$X$4:.$X$203];&quot;=&quot;&amp;[.AC191])" office:value-type="float" office:value="24" calcext:value-type="float">
            <text:p>24</text:p>
          </table:table-cell>
          <table:table-cell table:formula="of:=IF([.AB192]&lt;=[.AD$3];LARGE([.$X$4:.$X$203];[.AB192]);&quot;&quot;)">
            <text:p/>
          </table:table-cell>
          <table:table-cell table:number-columns-repeated="2"/>
          <table:table-cell table:formula="of:=[.Y192]+[.W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2]" office:value-type="float" office:value="190" calcext:value-type="float">
            <text:p>190</text:p>
          </table:table-cell>
          <table:table-cell table:formula="of:=[$Zamówienie.B192]" office:value-type="float" office:value="1" calcext:value-type="float">
            <text:p>1</text:p>
          </table:table-cell>
          <table:table-cell table:formula="of:=[$Zamówienie.C192]" office:value-type="float" office:value="8" calcext:value-type="float">
            <text:p>8</text:p>
          </table:table-cell>
          <table:table-cell table:formula="of:=IF([$Zamówienie.D192]=&quot;&quot;;1.7976931348623157E+308;[$Zamówienie.D192])" office:value-type="float" office:value="3" calcext:value-type="float">
            <text:p>3</text:p>
          </table:table-cell>
          <table:table-cell table:formula="of:=[$Zamówienie.E192]" office:value-type="float" office:value="10" calcext:value-type="float">
            <text:p>10</text:p>
          </table:table-cell>
          <table:table-cell table:number-columns-repeated="4"/>
          <table:table-cell table:formula="of:=MIN(MAX(0;[.$B193]*[.J$2]-[.$C193];[.$E193]-[.$C193]);[.$D193])" office:value-type="float" office:value="2" calcext:value-type="float">
            <text:p>2</text:p>
          </table:table-cell>
          <table:table-cell table:formula="of:=MIN(MAX(0;[.$B193]*[.K$2]-[.$C193];[.$E193]-[.$C193]);[.$D193])" office:value-type="float" office:value="2" calcext:value-type="float">
            <text:p>2</text:p>
          </table:table-cell>
          <table:table-cell table:formula="of:=MIN(MAX(0;[.$B193]*[.L$2]-[.$C193];[.$E193]-[.$C193]);[.$D193])" office:value-type="float" office:value="2" calcext:value-type="float">
            <text:p>2</text:p>
          </table:table-cell>
          <table:table-cell table:formula="of:=MIN(MAX(0;[.$B193]*[.M$2]-[.$C193];[.$E193]-[.$C193]);[.$D193])" office:value-type="float" office:value="2" calcext:value-type="float">
            <text:p>2</text:p>
          </table:table-cell>
          <table:table-cell table:formula="of:=MIN(MAX(0;[.$B193]*[.N$2]-[.$C193];[.$E193]-[.$C193]);[.$D193])" office:value-type="float" office:value="2" calcext:value-type="float">
            <text:p>2</text:p>
          </table:table-cell>
          <table:table-cell table:formula="of:=MIN(MAX(0;[.$B193]*[.O$2]-[.$C193];[.$E193]-[.$C193]);[.$D193])" office:value-type="float" office:value="2" calcext:value-type="float">
            <text:p>2</text:p>
          </table:table-cell>
          <table:table-cell table:formula="of:=MIN(MAX(0;[.$B193]*[.P$2]-[.$C193];[.$E193]-[.$C193]);[.$D193])" office:value-type="float" office:value="2" calcext:value-type="float">
            <text:p>2</text:p>
          </table:table-cell>
          <table:table-cell table:formula="of:=MIN(MAX(0;[.$B193]*[.Q$2]-[.$C193];[.$E193]-[.$C193]);[.$D193])" office:value-type="float" office:value="2" calcext:value-type="float">
            <text:p>2</text:p>
          </table:table-cell>
          <table:table-cell table:formula="of:=MIN(MAX(0;[.$B193]*[.R$2]-[.$C193];[.$E193]-[.$C193]);[.$D193])" office:value-type="float" office:value="2" calcext:value-type="float">
            <text:p>2</text:p>
          </table:table-cell>
          <table:table-cell table:formula="of:=MIN(MAX(0;[.$B193]*[.S$2]-[.$C193];[.$E193]-[.$C193]);[.$D193])" office:value-type="float" office:value="2" calcext:value-type="float">
            <text:p>2</text:p>
          </table:table-cell>
          <table:table-cell table:number-columns-repeated="3"/>
          <table:table-cell table:formula="of:=FLOOR([.S193];1)" office:value-type="float" office:value="2" calcext:value-type="float">
            <text:p>2</text:p>
          </table:table-cell>
          <table:table-cell table:formula="of:=[.S193]-[.W193]" office:value-type="float" office:value="0" calcext:value-type="float">
            <text:p>0</text:p>
          </table:table-cell>
          <table:table-cell table:formula="of:=IF(AND(COUNTIF([.$AC$4:.$AC$203];&quot;=&quot;&amp;[.X193]);SUM([.Y$4:.Y192])&lt;[.AD$3]);1;0)" office:value-type="float" office:value="0" calcext:value-type="float">
            <text:p>0</text:p>
          </table:table-cell>
          <table:table-cell table:number-columns-repeated="2"/>
          <table:table-cell table:formula="of:=[.AB192]+COUNTIF([.$X$4:.$X$203];&quot;=&quot;&amp;[.AC192])" office:value-type="float" office:value="24" calcext:value-type="float">
            <text:p>24</text:p>
          </table:table-cell>
          <table:table-cell table:formula="of:=IF([.AB193]&lt;=[.AD$3];LARGE([.$X$4:.$X$203];[.AB193]);&quot;&quot;)">
            <text:p/>
          </table:table-cell>
          <table:table-cell table:number-columns-repeated="2"/>
          <table:table-cell table:formula="of:=[.Y193]+[.W19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3]" office:value-type="float" office:value="191" calcext:value-type="float">
            <text:p>191</text:p>
          </table:table-cell>
          <table:table-cell table:formula="of:=[$Zamówienie.B193]" office:value-type="float" office:value="6" calcext:value-type="float">
            <text:p>6</text:p>
          </table:table-cell>
          <table:table-cell table:formula="of:=[$Zamówienie.C193]" office:value-type="float" office:value="1" calcext:value-type="float">
            <text:p>1</text:p>
          </table:table-cell>
          <table:table-cell table:formula="of:=IF([$Zamówienie.D193]=&quot;&quot;;1.7976931348623157E+308;[$Zamówienie.D193])" office:value-type="float" office:value="0" calcext:value-type="float">
            <text:p>0</text:p>
          </table:table-cell>
          <table:table-cell table:formula="of:=[$Zamówienie.E193]" office:value-type="float" office:value="1" calcext:value-type="float">
            <text:p>1</text:p>
          </table:table-cell>
          <table:table-cell table:number-columns-repeated="4"/>
          <table:table-cell table:formula="of:=MIN(MAX(0;[.$B194]*[.J$2]-[.$C194];[.$E194]-[.$C194]);[.$D194])" office:value-type="float" office:value="0" calcext:value-type="float">
            <text:p>0</text:p>
          </table:table-cell>
          <table:table-cell table:formula="of:=MIN(MAX(0;[.$B194]*[.K$2]-[.$C194];[.$E194]-[.$C194]);[.$D194])" office:value-type="float" office:value="0" calcext:value-type="float">
            <text:p>0</text:p>
          </table:table-cell>
          <table:table-cell table:formula="of:=MIN(MAX(0;[.$B194]*[.L$2]-[.$C194];[.$E194]-[.$C194]);[.$D194])" office:value-type="float" office:value="0" calcext:value-type="float">
            <text:p>0</text:p>
          </table:table-cell>
          <table:table-cell table:formula="of:=MIN(MAX(0;[.$B194]*[.M$2]-[.$C194];[.$E194]-[.$C194]);[.$D194])" office:value-type="float" office:value="0" calcext:value-type="float">
            <text:p>0</text:p>
          </table:table-cell>
          <table:table-cell table:formula="of:=MIN(MAX(0;[.$B194]*[.N$2]-[.$C194];[.$E194]-[.$C194]);[.$D194])" office:value-type="float" office:value="0" calcext:value-type="float">
            <text:p>0</text:p>
          </table:table-cell>
          <table:table-cell table:formula="of:=MIN(MAX(0;[.$B194]*[.O$2]-[.$C194];[.$E194]-[.$C194]);[.$D194])" office:value-type="float" office:value="0" calcext:value-type="float">
            <text:p>0</text:p>
          </table:table-cell>
          <table:table-cell table:formula="of:=MIN(MAX(0;[.$B194]*[.P$2]-[.$C194];[.$E194]-[.$C194]);[.$D194])" office:value-type="float" office:value="0" calcext:value-type="float">
            <text:p>0</text:p>
          </table:table-cell>
          <table:table-cell table:formula="of:=MIN(MAX(0;[.$B194]*[.Q$2]-[.$C194];[.$E194]-[.$C194]);[.$D194])" office:value-type="float" office:value="0" calcext:value-type="float">
            <text:p>0</text:p>
          </table:table-cell>
          <table:table-cell table:formula="of:=MIN(MAX(0;[.$B194]*[.R$2]-[.$C194];[.$E194]-[.$C194]);[.$D194])" office:value-type="float" office:value="0" calcext:value-type="float">
            <text:p>0</text:p>
          </table:table-cell>
          <table:table-cell table:formula="of:=MIN(MAX(0;[.$B194]*[.S$2]-[.$C194];[.$E194]-[.$C194]);[.$D194])" office:value-type="float" office:value="0" calcext:value-type="float">
            <text:p>0</text:p>
          </table:table-cell>
          <table:table-cell table:number-columns-repeated="3"/>
          <table:table-cell table:formula="of:=FLOOR([.S194];1)" office:value-type="float" office:value="0" calcext:value-type="float">
            <text:p>0</text:p>
          </table:table-cell>
          <table:table-cell table:formula="of:=[.S194]-[.W194]" office:value-type="float" office:value="0" calcext:value-type="float">
            <text:p>0</text:p>
          </table:table-cell>
          <table:table-cell table:formula="of:=IF(AND(COUNTIF([.$AC$4:.$AC$203];&quot;=&quot;&amp;[.X194]);SUM([.Y$4:.Y193])&lt;[.AD$3]);1;0)" office:value-type="float" office:value="0" calcext:value-type="float">
            <text:p>0</text:p>
          </table:table-cell>
          <table:table-cell table:number-columns-repeated="2"/>
          <table:table-cell table:formula="of:=[.AB193]+COUNTIF([.$X$4:.$X$203];&quot;=&quot;&amp;[.AC193])" office:value-type="float" office:value="24" calcext:value-type="float">
            <text:p>24</text:p>
          </table:table-cell>
          <table:table-cell table:formula="of:=IF([.AB194]&lt;=[.AD$3];LARGE([.$X$4:.$X$203];[.AB194]);&quot;&quot;)">
            <text:p/>
          </table:table-cell>
          <table:table-cell table:number-columns-repeated="2"/>
          <table:table-cell table:formula="of:=[.Y194]+[.W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4]" office:value-type="float" office:value="192" calcext:value-type="float">
            <text:p>192</text:p>
          </table:table-cell>
          <table:table-cell table:formula="of:=[$Zamówienie.B194]" office:value-type="float" office:value="8" calcext:value-type="float">
            <text:p>8</text:p>
          </table:table-cell>
          <table:table-cell table:formula="of:=[$Zamówienie.C194]" office:value-type="float" office:value="0" calcext:value-type="float">
            <text:p>0</text:p>
          </table:table-cell>
          <table:table-cell table:formula="of:=IF([$Zamówienie.D194]=&quot;&quot;;1.7976931348623157E+308;[$Zamówienie.D194])" office:value-type="float" office:value="6" calcext:value-type="float">
            <text:p>6</text:p>
          </table:table-cell>
          <table:table-cell table:formula="of:=[$Zamówienie.E194]" office:value-type="float" office:value="0" calcext:value-type="float">
            <text:p>0</text:p>
          </table:table-cell>
          <table:table-cell table:number-columns-repeated="4"/>
          <table:table-cell table:formula="of:=MIN(MAX(0;[.$B195]*[.J$2]-[.$C195];[.$E195]-[.$C195]);[.$D195])" office:value-type="float" office:value="6" calcext:value-type="float">
            <text:p>6</text:p>
          </table:table-cell>
          <table:table-cell table:formula="of:=MIN(MAX(0;[.$B195]*[.K$2]-[.$C195];[.$E195]-[.$C195]);[.$D195])" office:value-type="float" office:value="6" calcext:value-type="float">
            <text:p>6</text:p>
          </table:table-cell>
          <table:table-cell table:formula="of:=MIN(MAX(0;[.$B195]*[.L$2]-[.$C195];[.$E195]-[.$C195]);[.$D195])" office:value-type="float" office:value="6" calcext:value-type="float">
            <text:p>6</text:p>
          </table:table-cell>
          <table:table-cell table:formula="of:=MIN(MAX(0;[.$B195]*[.M$2]-[.$C195];[.$E195]-[.$C195]);[.$D195])" office:value-type="float" office:value="6" calcext:value-type="float">
            <text:p>6</text:p>
          </table:table-cell>
          <table:table-cell table:formula="of:=MIN(MAX(0;[.$B195]*[.N$2]-[.$C195];[.$E195]-[.$C195]);[.$D195])" office:value-type="float" office:value="6" calcext:value-type="float">
            <text:p>6</text:p>
          </table:table-cell>
          <table:table-cell table:formula="of:=MIN(MAX(0;[.$B195]*[.O$2]-[.$C195];[.$E195]-[.$C195]);[.$D195])" office:value-type="float" office:value="6" calcext:value-type="float">
            <text:p>6</text:p>
          </table:table-cell>
          <table:table-cell table:formula="of:=MIN(MAX(0;[.$B195]*[.P$2]-[.$C195];[.$E195]-[.$C195]);[.$D195])" office:value-type="float" office:value="6" calcext:value-type="float">
            <text:p>6</text:p>
          </table:table-cell>
          <table:table-cell table:formula="of:=MIN(MAX(0;[.$B195]*[.Q$2]-[.$C195];[.$E195]-[.$C195]);[.$D195])" office:value-type="float" office:value="6" calcext:value-type="float">
            <text:p>6</text:p>
          </table:table-cell>
          <table:table-cell table:formula="of:=MIN(MAX(0;[.$B195]*[.R$2]-[.$C195];[.$E195]-[.$C195]);[.$D195])" office:value-type="float" office:value="6" calcext:value-type="float">
            <text:p>6</text:p>
          </table:table-cell>
          <table:table-cell table:formula="of:=MIN(MAX(0;[.$B195]*[.S$2]-[.$C195];[.$E195]-[.$C195]);[.$D195])" office:value-type="float" office:value="6" calcext:value-type="float">
            <text:p>6</text:p>
          </table:table-cell>
          <table:table-cell table:number-columns-repeated="3"/>
          <table:table-cell table:formula="of:=FLOOR([.S195];1)" office:value-type="float" office:value="6" calcext:value-type="float">
            <text:p>6</text:p>
          </table:table-cell>
          <table:table-cell table:formula="of:=[.S195]-[.W195]" office:value-type="float" office:value="0" calcext:value-type="float">
            <text:p>0</text:p>
          </table:table-cell>
          <table:table-cell table:formula="of:=IF(AND(COUNTIF([.$AC$4:.$AC$203];&quot;=&quot;&amp;[.X195]);SUM([.Y$4:.Y194])&lt;[.AD$3]);1;0)" office:value-type="float" office:value="0" calcext:value-type="float">
            <text:p>0</text:p>
          </table:table-cell>
          <table:table-cell table:number-columns-repeated="2"/>
          <table:table-cell table:formula="of:=[.AB194]+COUNTIF([.$X$4:.$X$203];&quot;=&quot;&amp;[.AC194])" office:value-type="float" office:value="24" calcext:value-type="float">
            <text:p>24</text:p>
          </table:table-cell>
          <table:table-cell table:formula="of:=IF([.AB195]&lt;=[.AD$3];LARGE([.$X$4:.$X$203];[.AB195]);&quot;&quot;)">
            <text:p/>
          </table:table-cell>
          <table:table-cell table:number-columns-repeated="2"/>
          <table:table-cell table:formula="of:=[.Y195]+[.W1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95]" office:value-type="float" office:value="193" calcext:value-type="float">
            <text:p>193</text:p>
          </table:table-cell>
          <table:table-cell table:formula="of:=[$Zamówienie.B195]" office:value-type="float" office:value="8" calcext:value-type="float">
            <text:p>8</text:p>
          </table:table-cell>
          <table:table-cell table:formula="of:=[$Zamówienie.C195]" office:value-type="float" office:value="5" calcext:value-type="float">
            <text:p>5</text:p>
          </table:table-cell>
          <table:table-cell table:formula="of:=IF([$Zamówienie.D195]=&quot;&quot;;1.7976931348623157E+308;[$Zamówienie.D195])" office:value-type="float" office:value="4" calcext:value-type="float">
            <text:p>4</text:p>
          </table:table-cell>
          <table:table-cell table:formula="of:=[$Zamówienie.E195]" office:value-type="float" office:value="3" calcext:value-type="float">
            <text:p>3</text:p>
          </table:table-cell>
          <table:table-cell table:number-columns-repeated="4"/>
          <table:table-cell table:formula="of:=MIN(MAX(0;[.$B196]*[.J$2]-[.$C196];[.$E196]-[.$C196]);[.$D196])" office:value-type="float" office:value="4" calcext:value-type="float">
            <text:p>4</text:p>
          </table:table-cell>
          <table:table-cell table:formula="of:=MIN(MAX(0;[.$B196]*[.K$2]-[.$C196];[.$E196]-[.$C196]);[.$D196])" office:value-type="float" office:value="4" calcext:value-type="float">
            <text:p>4</text:p>
          </table:table-cell>
          <table:table-cell table:formula="of:=MIN(MAX(0;[.$B196]*[.L$2]-[.$C196];[.$E196]-[.$C196]);[.$D196])" office:value-type="float" office:value="4" calcext:value-type="float">
            <text:p>4</text:p>
          </table:table-cell>
          <table:table-cell table:formula="of:=MIN(MAX(0;[.$B196]*[.M$2]-[.$C196];[.$E196]-[.$C196]);[.$D196])" office:value-type="float" office:value="4" calcext:value-type="float">
            <text:p>4</text:p>
          </table:table-cell>
          <table:table-cell table:formula="of:=MIN(MAX(0;[.$B196]*[.N$2]-[.$C196];[.$E196]-[.$C196]);[.$D196])" office:value-type="float" office:value="4" calcext:value-type="float">
            <text:p>4</text:p>
          </table:table-cell>
          <table:table-cell table:formula="of:=MIN(MAX(0;[.$B196]*[.O$2]-[.$C196];[.$E196]-[.$C196]);[.$D196])" office:value-type="float" office:value="4" calcext:value-type="float">
            <text:p>4</text:p>
          </table:table-cell>
          <table:table-cell table:formula="of:=MIN(MAX(0;[.$B196]*[.P$2]-[.$C196];[.$E196]-[.$C196]);[.$D196])" office:value-type="float" office:value="4" calcext:value-type="float">
            <text:p>4</text:p>
          </table:table-cell>
          <table:table-cell table:formula="of:=MIN(MAX(0;[.$B196]*[.Q$2]-[.$C196];[.$E196]-[.$C196]);[.$D196])" office:value-type="float" office:value="4" calcext:value-type="float">
            <text:p>4</text:p>
          </table:table-cell>
          <table:table-cell table:formula="of:=MIN(MAX(0;[.$B196]*[.R$2]-[.$C196];[.$E196]-[.$C196]);[.$D196])" office:value-type="float" office:value="4" calcext:value-type="float">
            <text:p>4</text:p>
          </table:table-cell>
          <table:table-cell table:formula="of:=MIN(MAX(0;[.$B196]*[.S$2]-[.$C196];[.$E196]-[.$C196]);[.$D196])" office:value-type="float" office:value="4" calcext:value-type="float">
            <text:p>4</text:p>
          </table:table-cell>
          <table:table-cell table:number-columns-repeated="3"/>
          <table:table-cell table:formula="of:=FLOOR([.S196];1)" office:value-type="float" office:value="4" calcext:value-type="float">
            <text:p>4</text:p>
          </table:table-cell>
          <table:table-cell table:formula="of:=[.S196]-[.W196]" office:value-type="float" office:value="0" calcext:value-type="float">
            <text:p>0</text:p>
          </table:table-cell>
          <table:table-cell table:formula="of:=IF(AND(COUNTIF([.$AC$4:.$AC$203];&quot;=&quot;&amp;[.X196]);SUM([.Y$4:.Y195])&lt;[.AD$3]);1;0)" office:value-type="float" office:value="0" calcext:value-type="float">
            <text:p>0</text:p>
          </table:table-cell>
          <table:table-cell table:number-columns-repeated="2"/>
          <table:table-cell table:formula="of:=[.AB195]+COUNTIF([.$X$4:.$X$203];&quot;=&quot;&amp;[.AC195])" office:value-type="float" office:value="24" calcext:value-type="float">
            <text:p>24</text:p>
          </table:table-cell>
          <table:table-cell table:formula="of:=IF([.AB196]&lt;=[.AD$3];LARGE([.$X$4:.$X$203];[.AB196]);&quot;&quot;)">
            <text:p/>
          </table:table-cell>
          <table:table-cell table:number-columns-repeated="2"/>
          <table:table-cell table:formula="of:=[.Y196]+[.W19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96]" office:value-type="float" office:value="194" calcext:value-type="float">
            <text:p>194</text:p>
          </table:table-cell>
          <table:table-cell table:formula="of:=[$Zamówienie.B196]" office:value-type="float" office:value="10" calcext:value-type="float">
            <text:p>10</text:p>
          </table:table-cell>
          <table:table-cell table:formula="of:=[$Zamówienie.C196]" office:value-type="float" office:value="10" calcext:value-type="float">
            <text:p>10</text:p>
          </table:table-cell>
          <table:table-cell table:formula="of:=IF([$Zamówienie.D196]=&quot;&quot;;1.7976931348623157E+308;[$Zamówienie.D196])" office:value-type="float" office:value="7" calcext:value-type="float">
            <text:p>7</text:p>
          </table:table-cell>
          <table:table-cell table:formula="of:=[$Zamówienie.E196]" office:value-type="float" office:value="2" calcext:value-type="float">
            <text:p>2</text:p>
          </table:table-cell>
          <table:table-cell table:number-columns-repeated="4"/>
          <table:table-cell table:formula="of:=MIN(MAX(0;[.$B197]*[.J$2]-[.$C197];[.$E197]-[.$C197]);[.$D197])" office:value-type="float" office:value="6.13590263691684" calcext:value-type="float">
            <text:p>6,13590263691684</text:p>
          </table:table-cell>
          <table:table-cell table:formula="of:=MIN(MAX(0;[.$B197]*[.K$2]-[.$C197];[.$E197]-[.$C197]);[.$D197])" office:value-type="float" office:value="6.150033986328" calcext:value-type="float">
            <text:p>6,150033986328</text:p>
          </table:table-cell>
          <table:table-cell table:formula="of:=MIN(MAX(0;[.$B197]*[.L$2]-[.$C197];[.$E197]-[.$C197]);[.$D197])" office:value-type="float" office:value="6.15891363450319" calcext:value-type="float">
            <text:p>6,15891363450319</text:p>
          </table:table-cell>
          <table:table-cell table:formula="of:=MIN(MAX(0;[.$B197]*[.M$2]-[.$C197];[.$E197]-[.$C197]);[.$D197])" office:value-type="float" office:value="6.16449208903168" calcext:value-type="float">
            <text:p>6,16449208903168</text:p>
          </table:table-cell>
          <table:table-cell table:formula="of:=MIN(MAX(0;[.$B197]*[.N$2]-[.$C197];[.$E197]-[.$C197]);[.$D197])" office:value-type="float" office:value="6.16799616127343" calcext:value-type="float">
            <text:p>6,16799616127343</text:p>
          </table:table-cell>
          <table:table-cell table:formula="of:=MIN(MAX(0;[.$B197]*[.O$2]-[.$C197];[.$E197]-[.$C197]);[.$D197])" office:value-type="float" office:value="6.1701970352616" calcext:value-type="float">
            <text:p>6,1701970352616</text:p>
          </table:table-cell>
          <table:table-cell table:formula="of:=MIN(MAX(0;[.$B197]*[.P$2]-[.$C197];[.$E197]-[.$C197]);[.$D197])" office:value-type="float" office:value="6.17157930899857" calcext:value-type="float">
            <text:p>6,17157930899857</text:p>
          </table:table-cell>
          <table:table-cell table:formula="of:=MIN(MAX(0;[.$B197]*[.Q$2]-[.$C197];[.$E197]-[.$C197]);[.$D197])" office:value-type="float" office:value="6.17244742615366" calcext:value-type="float">
            <text:p>6,17244742615366</text:p>
          </table:table-cell>
          <table:table-cell table:formula="of:=MIN(MAX(0;[.$B197]*[.R$2]-[.$C197];[.$E197]-[.$C197]);[.$D197])" office:value-type="float" office:value="6.17299262314993" calcext:value-type="float">
            <text:p>6,17299262314993</text:p>
          </table:table-cell>
          <table:table-cell table:formula="of:=MIN(MAX(0;[.$B197]*[.S$2]-[.$C197];[.$E197]-[.$C197]);[.$D197])" office:value-type="float" office:value="6.1733350145237" calcext:value-type="float">
            <text:p>6,1733350145237</text:p>
          </table:table-cell>
          <table:table-cell table:number-columns-repeated="3"/>
          <table:table-cell table:formula="of:=FLOOR([.S197];1)" office:value-type="float" office:value="6" calcext:value-type="float">
            <text:p>6</text:p>
          </table:table-cell>
          <table:table-cell table:formula="of:=[.S197]-[.W197]" office:value-type="float" office:value="0.173335014523701" calcext:value-type="float">
            <text:p>0,173335014523701</text:p>
          </table:table-cell>
          <table:table-cell table:formula="of:=IF(AND(COUNTIF([.$AC$4:.$AC$203];&quot;=&quot;&amp;[.X197]);SUM([.Y$4:.Y196])&lt;[.AD$3]);1;0)" office:value-type="float" office:value="0" calcext:value-type="float">
            <text:p>0</text:p>
          </table:table-cell>
          <table:table-cell table:number-columns-repeated="2"/>
          <table:table-cell table:formula="of:=[.AB196]+COUNTIF([.$X$4:.$X$203];&quot;=&quot;&amp;[.AC196])" office:value-type="float" office:value="24" calcext:value-type="float">
            <text:p>24</text:p>
          </table:table-cell>
          <table:table-cell table:formula="of:=IF([.AB197]&lt;=[.AD$3];LARGE([.$X$4:.$X$203];[.AB197]);&quot;&quot;)">
            <text:p/>
          </table:table-cell>
          <table:table-cell table:number-columns-repeated="2"/>
          <table:table-cell table:formula="of:=[.Y197]+[.W19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97]" office:value-type="float" office:value="195" calcext:value-type="float">
            <text:p>195</text:p>
          </table:table-cell>
          <table:table-cell table:formula="of:=[$Zamówienie.B197]" office:value-type="float" office:value="5" calcext:value-type="float">
            <text:p>5</text:p>
          </table:table-cell>
          <table:table-cell table:formula="of:=[$Zamówienie.C197]" office:value-type="float" office:value="4" calcext:value-type="float">
            <text:p>4</text:p>
          </table:table-cell>
          <table:table-cell table:formula="of:=IF([$Zamówienie.D197]=&quot;&quot;;1.7976931348623157E+308;[$Zamówienie.D197])" office:value-type="float" office:value="7" calcext:value-type="float">
            <text:p>7</text:p>
          </table:table-cell>
          <table:table-cell table:formula="of:=[$Zamówienie.E197]" office:value-type="float" office:value="3" calcext:value-type="float">
            <text:p>3</text:p>
          </table:table-cell>
          <table:table-cell table:number-columns-repeated="4"/>
          <table:table-cell table:formula="of:=MIN(MAX(0;[.$B198]*[.J$2]-[.$C198];[.$E198]-[.$C198]);[.$D198])" office:value-type="float" office:value="4.06795131845842" calcext:value-type="float">
            <text:p>4,06795131845842</text:p>
          </table:table-cell>
          <table:table-cell table:formula="of:=MIN(MAX(0;[.$B198]*[.K$2]-[.$C198];[.$E198]-[.$C198]);[.$D198])" office:value-type="float" office:value="4.075016993164" calcext:value-type="float">
            <text:p>4,075016993164</text:p>
          </table:table-cell>
          <table:table-cell table:formula="of:=MIN(MAX(0;[.$B198]*[.L$2]-[.$C198];[.$E198]-[.$C198]);[.$D198])" office:value-type="float" office:value="4.07945681725159" calcext:value-type="float">
            <text:p>4,07945681725159</text:p>
          </table:table-cell>
          <table:table-cell table:formula="of:=MIN(MAX(0;[.$B198]*[.M$2]-[.$C198];[.$E198]-[.$C198]);[.$D198])" office:value-type="float" office:value="4.08224604451584" calcext:value-type="float">
            <text:p>4,08224604451584</text:p>
          </table:table-cell>
          <table:table-cell table:formula="of:=MIN(MAX(0;[.$B198]*[.N$2]-[.$C198];[.$E198]-[.$C198]);[.$D198])" office:value-type="float" office:value="4.08399808063672" calcext:value-type="float">
            <text:p>4,08399808063672</text:p>
          </table:table-cell>
          <table:table-cell table:formula="of:=MIN(MAX(0;[.$B198]*[.O$2]-[.$C198];[.$E198]-[.$C198]);[.$D198])" office:value-type="float" office:value="4.0850985176308" calcext:value-type="float">
            <text:p>4,0850985176308</text:p>
          </table:table-cell>
          <table:table-cell table:formula="of:=MIN(MAX(0;[.$B198]*[.P$2]-[.$C198];[.$E198]-[.$C198]);[.$D198])" office:value-type="float" office:value="4.08578965449929" calcext:value-type="float">
            <text:p>4,08578965449929</text:p>
          </table:table-cell>
          <table:table-cell table:formula="of:=MIN(MAX(0;[.$B198]*[.Q$2]-[.$C198];[.$E198]-[.$C198]);[.$D198])" office:value-type="float" office:value="4.08622371307683" calcext:value-type="float">
            <text:p>4,08622371307683</text:p>
          </table:table-cell>
          <table:table-cell table:formula="of:=MIN(MAX(0;[.$B198]*[.R$2]-[.$C198];[.$E198]-[.$C198]);[.$D198])" office:value-type="float" office:value="4.08649631157497" calcext:value-type="float">
            <text:p>4,08649631157497</text:p>
          </table:table-cell>
          <table:table-cell table:formula="of:=MIN(MAX(0;[.$B198]*[.S$2]-[.$C198];[.$E198]-[.$C198]);[.$D198])" office:value-type="float" office:value="4.08666750726185" calcext:value-type="float">
            <text:p>4,08666750726185</text:p>
          </table:table-cell>
          <table:table-cell table:number-columns-repeated="3"/>
          <table:table-cell table:formula="of:=FLOOR([.S198];1)" office:value-type="float" office:value="4" calcext:value-type="float">
            <text:p>4</text:p>
          </table:table-cell>
          <table:table-cell table:formula="of:=[.S198]-[.W198]" office:value-type="float" office:value="0.0866675072618506" calcext:value-type="float">
            <text:p>0,0866675072618506</text:p>
          </table:table-cell>
          <table:table-cell table:formula="of:=IF(AND(COUNTIF([.$AC$4:.$AC$203];&quot;=&quot;&amp;[.X198]);SUM([.Y$4:.Y197])&lt;[.AD$3]);1;0)" office:value-type="float" office:value="0" calcext:value-type="float">
            <text:p>0</text:p>
          </table:table-cell>
          <table:table-cell table:number-columns-repeated="2"/>
          <table:table-cell table:formula="of:=[.AB197]+COUNTIF([.$X$4:.$X$203];&quot;=&quot;&amp;[.AC197])" office:value-type="float" office:value="24" calcext:value-type="float">
            <text:p>24</text:p>
          </table:table-cell>
          <table:table-cell table:formula="of:=IF([.AB198]&lt;=[.AD$3];LARGE([.$X$4:.$X$203];[.AB198]);&quot;&quot;)">
            <text:p/>
          </table:table-cell>
          <table:table-cell table:number-columns-repeated="2"/>
          <table:table-cell table:formula="of:=[.Y198]+[.W19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98]" office:value-type="float" office:value="196" calcext:value-type="float">
            <text:p>196</text:p>
          </table:table-cell>
          <table:table-cell table:formula="of:=[$Zamówienie.B198]" office:value-type="float" office:value="7" calcext:value-type="float">
            <text:p>7</text:p>
          </table:table-cell>
          <table:table-cell table:formula="of:=[$Zamówienie.C198]" office:value-type="float" office:value="4" calcext:value-type="float">
            <text:p>4</text:p>
          </table:table-cell>
          <table:table-cell table:formula="of:=IF([$Zamówienie.D198]=&quot;&quot;;1.7976931348623157E+308;[$Zamówienie.D198])" office:value-type="float" office:value="0" calcext:value-type="float">
            <text:p>0</text:p>
          </table:table-cell>
          <table:table-cell table:formula="of:=[$Zamówienie.E198]" office:value-type="float" office:value="0" calcext:value-type="float">
            <text:p>0</text:p>
          </table:table-cell>
          <table:table-cell table:number-columns-repeated="4"/>
          <table:table-cell table:formula="of:=MIN(MAX(0;[.$B199]*[.J$2]-[.$C199];[.$E199]-[.$C199]);[.$D199])" office:value-type="float" office:value="0" calcext:value-type="float">
            <text:p>0</text:p>
          </table:table-cell>
          <table:table-cell table:formula="of:=MIN(MAX(0;[.$B199]*[.K$2]-[.$C199];[.$E199]-[.$C199]);[.$D199])" office:value-type="float" office:value="0" calcext:value-type="float">
            <text:p>0</text:p>
          </table:table-cell>
          <table:table-cell table:formula="of:=MIN(MAX(0;[.$B199]*[.L$2]-[.$C199];[.$E199]-[.$C199]);[.$D199])" office:value-type="float" office:value="0" calcext:value-type="float">
            <text:p>0</text:p>
          </table:table-cell>
          <table:table-cell table:formula="of:=MIN(MAX(0;[.$B199]*[.M$2]-[.$C199];[.$E199]-[.$C199]);[.$D199])" office:value-type="float" office:value="0" calcext:value-type="float">
            <text:p>0</text:p>
          </table:table-cell>
          <table:table-cell table:formula="of:=MIN(MAX(0;[.$B199]*[.N$2]-[.$C199];[.$E199]-[.$C199]);[.$D199])" office:value-type="float" office:value="0" calcext:value-type="float">
            <text:p>0</text:p>
          </table:table-cell>
          <table:table-cell table:formula="of:=MIN(MAX(0;[.$B199]*[.O$2]-[.$C199];[.$E199]-[.$C199]);[.$D199])" office:value-type="float" office:value="0" calcext:value-type="float">
            <text:p>0</text:p>
          </table:table-cell>
          <table:table-cell table:formula="of:=MIN(MAX(0;[.$B199]*[.P$2]-[.$C199];[.$E199]-[.$C199]);[.$D199])" office:value-type="float" office:value="0" calcext:value-type="float">
            <text:p>0</text:p>
          </table:table-cell>
          <table:table-cell table:formula="of:=MIN(MAX(0;[.$B199]*[.Q$2]-[.$C199];[.$E199]-[.$C199]);[.$D199])" office:value-type="float" office:value="0" calcext:value-type="float">
            <text:p>0</text:p>
          </table:table-cell>
          <table:table-cell table:formula="of:=MIN(MAX(0;[.$B199]*[.R$2]-[.$C199];[.$E199]-[.$C199]);[.$D199])" office:value-type="float" office:value="0" calcext:value-type="float">
            <text:p>0</text:p>
          </table:table-cell>
          <table:table-cell table:formula="of:=MIN(MAX(0;[.$B199]*[.S$2]-[.$C199];[.$E199]-[.$C199]);[.$D199])" office:value-type="float" office:value="0" calcext:value-type="float">
            <text:p>0</text:p>
          </table:table-cell>
          <table:table-cell table:number-columns-repeated="3"/>
          <table:table-cell table:formula="of:=FLOOR([.S199];1)" office:value-type="float" office:value="0" calcext:value-type="float">
            <text:p>0</text:p>
          </table:table-cell>
          <table:table-cell table:formula="of:=[.S199]-[.W199]" office:value-type="float" office:value="0" calcext:value-type="float">
            <text:p>0</text:p>
          </table:table-cell>
          <table:table-cell table:formula="of:=IF(AND(COUNTIF([.$AC$4:.$AC$203];&quot;=&quot;&amp;[.X199]);SUM([.Y$4:.Y198])&lt;[.AD$3]);1;0)" office:value-type="float" office:value="0" calcext:value-type="float">
            <text:p>0</text:p>
          </table:table-cell>
          <table:table-cell table:number-columns-repeated="2"/>
          <table:table-cell table:formula="of:=[.AB198]+COUNTIF([.$X$4:.$X$203];&quot;=&quot;&amp;[.AC198])" office:value-type="float" office:value="24" calcext:value-type="float">
            <text:p>24</text:p>
          </table:table-cell>
          <table:table-cell table:formula="of:=IF([.AB199]&lt;=[.AD$3];LARGE([.$X$4:.$X$203];[.AB199]);&quot;&quot;)">
            <text:p/>
          </table:table-cell>
          <table:table-cell table:number-columns-repeated="2"/>
          <table:table-cell table:formula="of:=[.Y199]+[.W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9]" office:value-type="float" office:value="197" calcext:value-type="float">
            <text:p>197</text:p>
          </table:table-cell>
          <table:table-cell table:formula="of:=[$Zamówienie.B199]" office:value-type="float" office:value="4" calcext:value-type="float">
            <text:p>4</text:p>
          </table:table-cell>
          <table:table-cell table:formula="of:=[$Zamówienie.C199]" office:value-type="float" office:value="9" calcext:value-type="float">
            <text:p>9</text:p>
          </table:table-cell>
          <table:table-cell table:formula="of:=IF([$Zamówienie.D199]=&quot;&quot;;1.7976931348623157E+308;[$Zamówienie.D199])" office:value-type="float" office:value="10" calcext:value-type="float">
            <text:p>10</text:p>
          </table:table-cell>
          <table:table-cell table:formula="of:=[$Zamówienie.E199]" office:value-type="float" office:value="0" calcext:value-type="float">
            <text:p>0</text:p>
          </table:table-cell>
          <table:table-cell table:number-columns-repeated="4"/>
          <table:table-cell table:formula="of:=MIN(MAX(0;[.$B200]*[.J$2]-[.$C200];[.$E200]-[.$C200]);[.$D200])" office:value-type="float" office:value="0" calcext:value-type="float">
            <text:p>0</text:p>
          </table:table-cell>
          <table:table-cell table:formula="of:=MIN(MAX(0;[.$B200]*[.K$2]-[.$C200];[.$E200]-[.$C200]);[.$D200])" office:value-type="float" office:value="0" calcext:value-type="float">
            <text:p>0</text:p>
          </table:table-cell>
          <table:table-cell table:formula="of:=MIN(MAX(0;[.$B200]*[.L$2]-[.$C200];[.$E200]-[.$C200]);[.$D200])" office:value-type="float" office:value="0" calcext:value-type="float">
            <text:p>0</text:p>
          </table:table-cell>
          <table:table-cell table:formula="of:=MIN(MAX(0;[.$B200]*[.M$2]-[.$C200];[.$E200]-[.$C200]);[.$D200])" office:value-type="float" office:value="0" calcext:value-type="float">
            <text:p>0</text:p>
          </table:table-cell>
          <table:table-cell table:formula="of:=MIN(MAX(0;[.$B200]*[.N$2]-[.$C200];[.$E200]-[.$C200]);[.$D200])" office:value-type="float" office:value="0" calcext:value-type="float">
            <text:p>0</text:p>
          </table:table-cell>
          <table:table-cell table:formula="of:=MIN(MAX(0;[.$B200]*[.O$2]-[.$C200];[.$E200]-[.$C200]);[.$D200])" office:value-type="float" office:value="0" calcext:value-type="float">
            <text:p>0</text:p>
          </table:table-cell>
          <table:table-cell table:formula="of:=MIN(MAX(0;[.$B200]*[.P$2]-[.$C200];[.$E200]-[.$C200]);[.$D200])" office:value-type="float" office:value="0" calcext:value-type="float">
            <text:p>0</text:p>
          </table:table-cell>
          <table:table-cell table:formula="of:=MIN(MAX(0;[.$B200]*[.Q$2]-[.$C200];[.$E200]-[.$C200]);[.$D200])" office:value-type="float" office:value="0" calcext:value-type="float">
            <text:p>0</text:p>
          </table:table-cell>
          <table:table-cell table:formula="of:=MIN(MAX(0;[.$B200]*[.R$2]-[.$C200];[.$E200]-[.$C200]);[.$D200])" office:value-type="float" office:value="0" calcext:value-type="float">
            <text:p>0</text:p>
          </table:table-cell>
          <table:table-cell table:formula="of:=MIN(MAX(0;[.$B200]*[.S$2]-[.$C200];[.$E200]-[.$C200]);[.$D200])" office:value-type="float" office:value="0" calcext:value-type="float">
            <text:p>0</text:p>
          </table:table-cell>
          <table:table-cell table:number-columns-repeated="3"/>
          <table:table-cell table:formula="of:=FLOOR([.S200];1)" office:value-type="float" office:value="0" calcext:value-type="float">
            <text:p>0</text:p>
          </table:table-cell>
          <table:table-cell table:formula="of:=[.S200]-[.W200]" office:value-type="float" office:value="0" calcext:value-type="float">
            <text:p>0</text:p>
          </table:table-cell>
          <table:table-cell table:formula="of:=IF(AND(COUNTIF([.$AC$4:.$AC$203];&quot;=&quot;&amp;[.X200]);SUM([.Y$4:.Y199])&lt;[.AD$3]);1;0)" office:value-type="float" office:value="0" calcext:value-type="float">
            <text:p>0</text:p>
          </table:table-cell>
          <table:table-cell table:number-columns-repeated="2"/>
          <table:table-cell table:formula="of:=[.AB199]+COUNTIF([.$X$4:.$X$203];&quot;=&quot;&amp;[.AC199])" office:value-type="float" office:value="24" calcext:value-type="float">
            <text:p>24</text:p>
          </table:table-cell>
          <table:table-cell table:formula="of:=IF([.AB200]&lt;=[.AD$3];LARGE([.$X$4:.$X$203];[.AB200]);&quot;&quot;)">
            <text:p/>
          </table:table-cell>
          <table:table-cell table:number-columns-repeated="2"/>
          <table:table-cell table:formula="of:=[.Y200]+[.W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0]" office:value-type="float" office:value="198" calcext:value-type="float">
            <text:p>198</text:p>
          </table:table-cell>
          <table:table-cell table:formula="of:=[$Zamówienie.B200]" office:value-type="float" office:value="0" calcext:value-type="float">
            <text:p>0</text:p>
          </table:table-cell>
          <table:table-cell table:formula="of:=[$Zamówienie.C200]" office:value-type="float" office:value="10" calcext:value-type="float">
            <text:p>10</text:p>
          </table:table-cell>
          <table:table-cell table:formula="of:=IF([$Zamówienie.D200]=&quot;&quot;;1.7976931348623157E+308;[$Zamówienie.D200])" office:value-type="float" office:value="1" calcext:value-type="float">
            <text:p>1</text:p>
          </table:table-cell>
          <table:table-cell table:formula="of:=[$Zamówienie.E200]" office:value-type="float" office:value="4" calcext:value-type="float">
            <text:p>4</text:p>
          </table:table-cell>
          <table:table-cell table:number-columns-repeated="4"/>
          <table:table-cell table:formula="of:=MIN(MAX(0;[.$B201]*[.J$2]-[.$C201];[.$E201]-[.$C201]);[.$D201])" office:value-type="float" office:value="0" calcext:value-type="float">
            <text:p>0</text:p>
          </table:table-cell>
          <table:table-cell table:formula="of:=MIN(MAX(0;[.$B201]*[.K$2]-[.$C201];[.$E201]-[.$C201]);[.$D201])" office:value-type="float" office:value="0" calcext:value-type="float">
            <text:p>0</text:p>
          </table:table-cell>
          <table:table-cell table:formula="of:=MIN(MAX(0;[.$B201]*[.L$2]-[.$C201];[.$E201]-[.$C201]);[.$D201])" office:value-type="float" office:value="0" calcext:value-type="float">
            <text:p>0</text:p>
          </table:table-cell>
          <table:table-cell table:formula="of:=MIN(MAX(0;[.$B201]*[.M$2]-[.$C201];[.$E201]-[.$C201]);[.$D201])" office:value-type="float" office:value="0" calcext:value-type="float">
            <text:p>0</text:p>
          </table:table-cell>
          <table:table-cell table:formula="of:=MIN(MAX(0;[.$B201]*[.N$2]-[.$C201];[.$E201]-[.$C201]);[.$D201])" office:value-type="float" office:value="0" calcext:value-type="float">
            <text:p>0</text:p>
          </table:table-cell>
          <table:table-cell table:formula="of:=MIN(MAX(0;[.$B201]*[.O$2]-[.$C201];[.$E201]-[.$C201]);[.$D201])" office:value-type="float" office:value="0" calcext:value-type="float">
            <text:p>0</text:p>
          </table:table-cell>
          <table:table-cell table:formula="of:=MIN(MAX(0;[.$B201]*[.P$2]-[.$C201];[.$E201]-[.$C201]);[.$D201])" office:value-type="float" office:value="0" calcext:value-type="float">
            <text:p>0</text:p>
          </table:table-cell>
          <table:table-cell table:formula="of:=MIN(MAX(0;[.$B201]*[.Q$2]-[.$C201];[.$E201]-[.$C201]);[.$D201])" office:value-type="float" office:value="0" calcext:value-type="float">
            <text:p>0</text:p>
          </table:table-cell>
          <table:table-cell table:formula="of:=MIN(MAX(0;[.$B201]*[.R$2]-[.$C201];[.$E201]-[.$C201]);[.$D201])" office:value-type="float" office:value="0" calcext:value-type="float">
            <text:p>0</text:p>
          </table:table-cell>
          <table:table-cell table:formula="of:=MIN(MAX(0;[.$B201]*[.S$2]-[.$C201];[.$E201]-[.$C201]);[.$D201])" office:value-type="float" office:value="0" calcext:value-type="float">
            <text:p>0</text:p>
          </table:table-cell>
          <table:table-cell table:number-columns-repeated="3"/>
          <table:table-cell table:formula="of:=FLOOR([.S201];1)" office:value-type="float" office:value="0" calcext:value-type="float">
            <text:p>0</text:p>
          </table:table-cell>
          <table:table-cell table:formula="of:=[.S201]-[.W201]" office:value-type="float" office:value="0" calcext:value-type="float">
            <text:p>0</text:p>
          </table:table-cell>
          <table:table-cell table:formula="of:=IF(AND(COUNTIF([.$AC$4:.$AC$203];&quot;=&quot;&amp;[.X201]);SUM([.Y$4:.Y200])&lt;[.AD$3]);1;0)" office:value-type="float" office:value="0" calcext:value-type="float">
            <text:p>0</text:p>
          </table:table-cell>
          <table:table-cell table:number-columns-repeated="2"/>
          <table:table-cell table:formula="of:=[.AB200]+COUNTIF([.$X$4:.$X$203];&quot;=&quot;&amp;[.AC200])" office:value-type="float" office:value="24" calcext:value-type="float">
            <text:p>24</text:p>
          </table:table-cell>
          <table:table-cell table:formula="of:=IF([.AB201]&lt;=[.AD$3];LARGE([.$X$4:.$X$203];[.AB201]);&quot;&quot;)">
            <text:p/>
          </table:table-cell>
          <table:table-cell table:number-columns-repeated="2"/>
          <table:table-cell table:formula="of:=[.Y201]+[.W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1]" office:value-type="float" office:value="199" calcext:value-type="float">
            <text:p>199</text:p>
          </table:table-cell>
          <table:table-cell table:formula="of:=[$Zamówienie.B201]" office:value-type="float" office:value="7" calcext:value-type="float">
            <text:p>7</text:p>
          </table:table-cell>
          <table:table-cell table:formula="of:=[$Zamówienie.C201]" office:value-type="float" office:value="9" calcext:value-type="float">
            <text:p>9</text:p>
          </table:table-cell>
          <table:table-cell table:formula="of:=IF([$Zamówienie.D201]=&quot;&quot;;1.7976931348623157E+308;[$Zamówienie.D201])" office:value-type="float" office:value="2" calcext:value-type="float">
            <text:p>2</text:p>
          </table:table-cell>
          <table:table-cell table:formula="of:=[$Zamówienie.E201]" office:value-type="float" office:value="5" calcext:value-type="float">
            <text:p>5</text:p>
          </table:table-cell>
          <table:table-cell table:number-columns-repeated="4"/>
          <table:table-cell table:formula="of:=MIN(MAX(0;[.$B202]*[.J$2]-[.$C202];[.$E202]-[.$C202]);[.$D202])" office:value-type="float" office:value="2" calcext:value-type="float">
            <text:p>2</text:p>
          </table:table-cell>
          <table:table-cell table:formula="of:=MIN(MAX(0;[.$B202]*[.K$2]-[.$C202];[.$E202]-[.$C202]);[.$D202])" office:value-type="float" office:value="2" calcext:value-type="float">
            <text:p>2</text:p>
          </table:table-cell>
          <table:table-cell table:formula="of:=MIN(MAX(0;[.$B202]*[.L$2]-[.$C202];[.$E202]-[.$C202]);[.$D202])" office:value-type="float" office:value="2" calcext:value-type="float">
            <text:p>2</text:p>
          </table:table-cell>
          <table:table-cell table:formula="of:=MIN(MAX(0;[.$B202]*[.M$2]-[.$C202];[.$E202]-[.$C202]);[.$D202])" office:value-type="float" office:value="2" calcext:value-type="float">
            <text:p>2</text:p>
          </table:table-cell>
          <table:table-cell table:formula="of:=MIN(MAX(0;[.$B202]*[.N$2]-[.$C202];[.$E202]-[.$C202]);[.$D202])" office:value-type="float" office:value="2" calcext:value-type="float">
            <text:p>2</text:p>
          </table:table-cell>
          <table:table-cell table:formula="of:=MIN(MAX(0;[.$B202]*[.O$2]-[.$C202];[.$E202]-[.$C202]);[.$D202])" office:value-type="float" office:value="2" calcext:value-type="float">
            <text:p>2</text:p>
          </table:table-cell>
          <table:table-cell table:formula="of:=MIN(MAX(0;[.$B202]*[.P$2]-[.$C202];[.$E202]-[.$C202]);[.$D202])" office:value-type="float" office:value="2" calcext:value-type="float">
            <text:p>2</text:p>
          </table:table-cell>
          <table:table-cell table:formula="of:=MIN(MAX(0;[.$B202]*[.Q$2]-[.$C202];[.$E202]-[.$C202]);[.$D202])" office:value-type="float" office:value="2" calcext:value-type="float">
            <text:p>2</text:p>
          </table:table-cell>
          <table:table-cell table:formula="of:=MIN(MAX(0;[.$B202]*[.R$2]-[.$C202];[.$E202]-[.$C202]);[.$D202])" office:value-type="float" office:value="2" calcext:value-type="float">
            <text:p>2</text:p>
          </table:table-cell>
          <table:table-cell table:formula="of:=MIN(MAX(0;[.$B202]*[.S$2]-[.$C202];[.$E202]-[.$C202]);[.$D202])" office:value-type="float" office:value="2" calcext:value-type="float">
            <text:p>2</text:p>
          </table:table-cell>
          <table:table-cell table:number-columns-repeated="3"/>
          <table:table-cell table:formula="of:=FLOOR([.S202];1)" office:value-type="float" office:value="2" calcext:value-type="float">
            <text:p>2</text:p>
          </table:table-cell>
          <table:table-cell table:formula="of:=[.S202]-[.W202]" office:value-type="float" office:value="0" calcext:value-type="float">
            <text:p>0</text:p>
          </table:table-cell>
          <table:table-cell table:formula="of:=IF(AND(COUNTIF([.$AC$4:.$AC$203];&quot;=&quot;&amp;[.X202]);SUM([.Y$4:.Y201])&lt;[.AD$3]);1;0)" office:value-type="float" office:value="0" calcext:value-type="float">
            <text:p>0</text:p>
          </table:table-cell>
          <table:table-cell table:number-columns-repeated="2"/>
          <table:table-cell table:formula="of:=[.AB201]+COUNTIF([.$X$4:.$X$203];&quot;=&quot;&amp;[.AC201])" office:value-type="float" office:value="24" calcext:value-type="float">
            <text:p>24</text:p>
          </table:table-cell>
          <table:table-cell table:formula="of:=IF([.AB202]&lt;=[.AD$3];LARGE([.$X$4:.$X$203];[.AB202]);&quot;&quot;)">
            <text:p/>
          </table:table-cell>
          <table:table-cell table:number-columns-repeated="2"/>
          <table:table-cell table:formula="of:=[.Y202]+[.W20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02]" office:value-type="float" office:value="200" calcext:value-type="float">
            <text:p>200</text:p>
          </table:table-cell>
          <table:table-cell table:formula="of:=[$Zamówienie.B202]" office:value-type="float" office:value="7" calcext:value-type="float">
            <text:p>7</text:p>
          </table:table-cell>
          <table:table-cell table:formula="of:=[$Zamówienie.C202]" office:value-type="float" office:value="1" calcext:value-type="float">
            <text:p>1</text:p>
          </table:table-cell>
          <table:table-cell table:formula="of:=IF([$Zamówienie.D202]=&quot;&quot;;1.7976931348623157E+308;[$Zamówienie.D202])" office:value-type="float" office:value="4" calcext:value-type="float">
            <text:p>4</text:p>
          </table:table-cell>
          <table:table-cell table:formula="of:=[$Zamówienie.E202]" office:value-type="float" office:value="1" calcext:value-type="float">
            <text:p>1</text:p>
          </table:table-cell>
          <table:table-cell table:number-columns-repeated="4"/>
          <table:table-cell table:formula="of:=MIN(MAX(0;[.$B203]*[.J$2]-[.$C203];[.$E203]-[.$C203]);[.$D203])" office:value-type="float" office:value="4" calcext:value-type="float">
            <text:p>4</text:p>
          </table:table-cell>
          <table:table-cell table:formula="of:=MIN(MAX(0;[.$B203]*[.K$2]-[.$C203];[.$E203]-[.$C203]);[.$D203])" office:value-type="float" office:value="4" calcext:value-type="float">
            <text:p>4</text:p>
          </table:table-cell>
          <table:table-cell table:formula="of:=MIN(MAX(0;[.$B203]*[.L$2]-[.$C203];[.$E203]-[.$C203]);[.$D203])" office:value-type="float" office:value="4" calcext:value-type="float">
            <text:p>4</text:p>
          </table:table-cell>
          <table:table-cell table:formula="of:=MIN(MAX(0;[.$B203]*[.M$2]-[.$C203];[.$E203]-[.$C203]);[.$D203])" office:value-type="float" office:value="4" calcext:value-type="float">
            <text:p>4</text:p>
          </table:table-cell>
          <table:table-cell table:formula="of:=MIN(MAX(0;[.$B203]*[.N$2]-[.$C203];[.$E203]-[.$C203]);[.$D203])" office:value-type="float" office:value="4" calcext:value-type="float">
            <text:p>4</text:p>
          </table:table-cell>
          <table:table-cell table:formula="of:=MIN(MAX(0;[.$B203]*[.O$2]-[.$C203];[.$E203]-[.$C203]);[.$D203])" office:value-type="float" office:value="4" calcext:value-type="float">
            <text:p>4</text:p>
          </table:table-cell>
          <table:table-cell table:formula="of:=MIN(MAX(0;[.$B203]*[.P$2]-[.$C203];[.$E203]-[.$C203]);[.$D203])" office:value-type="float" office:value="4" calcext:value-type="float">
            <text:p>4</text:p>
          </table:table-cell>
          <table:table-cell table:formula="of:=MIN(MAX(0;[.$B203]*[.Q$2]-[.$C203];[.$E203]-[.$C203]);[.$D203])" office:value-type="float" office:value="4" calcext:value-type="float">
            <text:p>4</text:p>
          </table:table-cell>
          <table:table-cell table:formula="of:=MIN(MAX(0;[.$B203]*[.R$2]-[.$C203];[.$E203]-[.$C203]);[.$D203])" office:value-type="float" office:value="4" calcext:value-type="float">
            <text:p>4</text:p>
          </table:table-cell>
          <table:table-cell table:formula="of:=MIN(MAX(0;[.$B203]*[.S$2]-[.$C203];[.$E203]-[.$C203]);[.$D203])" office:value-type="float" office:value="4" calcext:value-type="float">
            <text:p>4</text:p>
          </table:table-cell>
          <table:table-cell table:number-columns-repeated="3"/>
          <table:table-cell table:formula="of:=FLOOR([.S203];1)" office:value-type="float" office:value="4" calcext:value-type="float">
            <text:p>4</text:p>
          </table:table-cell>
          <table:table-cell table:formula="of:=[.S203]-[.W203]" office:value-type="float" office:value="0" calcext:value-type="float">
            <text:p>0</text:p>
          </table:table-cell>
          <table:table-cell table:formula="of:=IF(AND(COUNTIF([.$AC$4:.$AC$203];&quot;=&quot;&amp;[.X203]);SUM([.Y$4:.Y202])&lt;[.AD$3]);1;0)" office:value-type="float" office:value="0" calcext:value-type="float">
            <text:p>0</text:p>
          </table:table-cell>
          <table:table-cell table:number-columns-repeated="2"/>
          <table:table-cell table:formula="of:=[.AB202]+COUNTIF([.$X$4:.$X$203];&quot;=&quot;&amp;[.AC202])" office:value-type="float" office:value="24" calcext:value-type="float">
            <text:p>24</text:p>
          </table:table-cell>
          <table:table-cell table:formula="of:=IF([.AB203]&lt;=[.AD$3];LARGE([.$X$4:.$X$203];[.AB203]);&quot;&quot;)">
            <text:p/>
          </table:table-cell>
          <table:table-cell table:number-columns-repeated="2"/>
          <table:table-cell table:formula="of:=[.Y203]+[.W203]" office:value-type="float" office:value="4" calcext:value-type="float">
            <text:p>4</text:p>
          </table:table-cell>
          <table:table-cell table:number-columns-repeated="3"/>
        </table:table-row>
      </table:table>
      <table:table table:name="testy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odchylenie maksymalne</text:p>
          </table:table-cell>
          <table:table-cell table:formula="of:=MAX([.B3:.B202])-MIN([.B4:.B20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zamówione jest mniejsze od rezerwacji, tylko gdy nie można zamówić więcej</text:p>
          </table:table-cell>
          <table:table-cell table:formula="of:=[.E2]=0" office:value-type="boolean" office:boolean-value="true" calcext:value-type="boolean">
            <text:p>PRAWDA</text:p>
          </table:table-cell>
          <table:table-cell table:style-name="Default"/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18.1863573423196" calcext:value-type="float">
            <text:p>18,1863573423196</text:p>
          </table:table-cell>
          <table:table-cell table:number-columns-repeated="2"/>
          <table:table-cell table:style-name="Default" table:formula="of:=SUM([.E3:.E20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porcje</text:p>
          </table:table-cell>
          <table:table-cell table:style-name="ce5" table:formula="of:=IF([Zamówienie.I3]=0;&quot;&quot;;([Zamówienie.C3]+[Zamówienie.I3])/[Zamówienie.B3])" office:value-type="float" office:value="1.6" calcext:value-type="float">
            <text:p>1,6</text:p>
          </table:table-cell>
          <table:table-cell table:number-columns-repeated="2"/>
          <table:table-cell table:formula="of:=NOT(OR([$Zamówienie.E3]&lt;=[$Zamówienie.I3]+[$Zamówienie.C3];[$Zamówienie.E3]&gt;[$Obliczenia.D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4]=0;&quot;&quot;;([Zamówienie.C4]+[Zamówienie.I4])/[Zamówienie.B4])">
            <text:p/>
          </table:table-cell>
          <table:table-cell table:number-columns-repeated="2"/>
          <table:table-cell table:formula="of:=NOT(OR([$Zamówienie.E4]&lt;=[$Zamówienie.I4]+[$Zamówienie.C4];[$Zamówienie.E4]&gt;[$Obliczenia.D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5]=0;&quot;&quot;;([Zamówienie.C5]+[Zamówienie.I5])/[Zamówienie.B5])" office:value-type="float" office:value="4.5" calcext:value-type="float">
            <text:p>4,5</text:p>
          </table:table-cell>
          <table:table-cell table:number-columns-repeated="2"/>
          <table:table-cell table:formula="of:=NOT(OR([$Zamówienie.E5]&lt;=[$Zamówienie.I5]+[$Zamówienie.C5];[$Zamówienie.E5]&gt;[$Obliczenia.D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]=0;&quot;&quot;;([Zamówienie.C6]+[Zamówienie.I6])/[Zamówienie.B6])">
            <text:p/>
          </table:table-cell>
          <table:table-cell table:number-columns-repeated="2"/>
          <table:table-cell table:formula="of:=NOT(OR([$Zamówienie.E6]&lt;=[$Zamówienie.I6]+[$Zamówienie.C6];[$Zamówienie.E6]&gt;[$Obliczenia.D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]=0;&quot;&quot;;([Zamówienie.C7]+[Zamówienie.I7])/[Zamówienie.B7])">
            <text:p/>
          </table:table-cell>
          <table:table-cell table:number-columns-repeated="2"/>
          <table:table-cell table:formula="of:=NOT(OR([$Zamówienie.E7]&lt;=[$Zamówienie.I7]+[$Zamówienie.C7];[$Zamówienie.E7]&gt;[$Obliczenia.D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8]=0;&quot;&quot;;([Zamówienie.C8]+[Zamówienie.I8])/[Zamówienie.B8])" office:value-type="float" office:value="0.75" calcext:value-type="float">
            <text:p>0,75</text:p>
          </table:table-cell>
          <table:table-cell table:number-columns-repeated="2"/>
          <table:table-cell table:formula="of:=NOT(OR([$Zamówienie.E8]&lt;=[$Zamówienie.I8]+[$Zamówienie.C8];[$Zamówienie.E8]&gt;[$Obliczenia.D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]=0;&quot;&quot;;([Zamówienie.C9]+[Zamówienie.I9])/[Zamówienie.B9])" office:value-type="float" office:value="0.777777777777778" calcext:value-type="float">
            <text:p>0,777777777777778</text:p>
          </table:table-cell>
          <table:table-cell table:number-columns-repeated="2"/>
          <table:table-cell table:formula="of:=NOT(OR([$Zamówienie.E9]&lt;=[$Zamówienie.I9]+[$Zamówienie.C9];[$Zamówienie.E9]&gt;[$Obliczenia.D1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]=0;&quot;&quot;;([Zamówienie.C10]+[Zamówienie.I10])/[Zamówienie.B10])">
            <text:p/>
          </table:table-cell>
          <table:table-cell table:number-columns-repeated="2"/>
          <table:table-cell table:formula="of:=NOT(OR([$Zamówienie.E10]&lt;=[$Zamówienie.I10]+[$Zamówienie.C10];[$Zamówienie.E10]&gt;[$Obliczenia.D1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]=0;&quot;&quot;;([Zamówienie.C11]+[Zamówienie.I11])/[Zamówienie.B11])" office:value-type="float" office:value="1" calcext:value-type="float">
            <text:p>1</text:p>
          </table:table-cell>
          <table:table-cell table:number-columns-repeated="2"/>
          <table:table-cell table:formula="of:=NOT(OR([$Zamówienie.E11]&lt;=[$Zamówienie.I11]+[$Zamówienie.C11];[$Zamówienie.E11]&gt;[$Obliczenia.D1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2]=0;&quot;&quot;;([Zamówienie.C12]+[Zamówienie.I12])/[Zamówienie.B12])">
            <text:p/>
          </table:table-cell>
          <table:table-cell table:number-columns-repeated="2"/>
          <table:table-cell table:formula="of:=NOT(OR([$Zamówienie.E12]&lt;=[$Zamówienie.I12]+[$Zamówienie.C12];[$Zamówienie.E12]&gt;[$Obliczenia.D1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3]=0;&quot;&quot;;([Zamówienie.C13]+[Zamówienie.I13])/[Zamówienie.B13])" office:value-type="float" office:value="1.75" calcext:value-type="float">
            <text:p>1,75</text:p>
          </table:table-cell>
          <table:table-cell table:number-columns-repeated="2"/>
          <table:table-cell table:formula="of:=NOT(OR([$Zamówienie.E13]&lt;=[$Zamówienie.I13]+[$Zamówienie.C13];[$Zamówienie.E13]&gt;[$Obliczenia.D1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4]=0;&quot;&quot;;([Zamówienie.C14]+[Zamówienie.I14])/[Zamówienie.B14])" office:value-type="float" office:value="1" calcext:value-type="float">
            <text:p>1</text:p>
          </table:table-cell>
          <table:table-cell table:number-columns-repeated="2"/>
          <table:table-cell table:formula="of:=NOT(OR([$Zamówienie.E14]&lt;=[$Zamówienie.I14]+[$Zamówienie.C14];[$Zamówienie.E14]&gt;[$Obliczenia.D1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5]=0;&quot;&quot;;([Zamówienie.C15]+[Zamówienie.I15])/[Zamówienie.B15])" office:value-type="float" office:value="0.75" calcext:value-type="float">
            <text:p>0,75</text:p>
          </table:table-cell>
          <table:table-cell table:number-columns-repeated="2"/>
          <table:table-cell table:formula="of:=NOT(OR([$Zamówienie.E15]&lt;=[$Zamówienie.I15]+[$Zamówienie.C15];[$Zamówienie.E15]&gt;[$Obliczenia.D1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]=0;&quot;&quot;;([Zamówienie.C16]+[Zamówienie.I16])/[Zamówienie.B16])">
            <text:p/>
          </table:table-cell>
          <table:table-cell table:number-columns-repeated="2"/>
          <table:table-cell table:formula="of:=NOT(OR([$Zamówienie.E16]&lt;=[$Zamówienie.I16]+[$Zamówienie.C16];[$Zamówienie.E16]&gt;[$Obliczenia.D1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]=0;&quot;&quot;;([Zamówienie.C17]+[Zamówienie.I17])/[Zamówienie.B17])">
            <text:p/>
          </table:table-cell>
          <table:table-cell table:number-columns-repeated="2"/>
          <table:table-cell table:formula="of:=NOT(OR([$Zamówienie.E17]&lt;=[$Zamówienie.I17]+[$Zamówienie.C17];[$Zamówienie.E17]&gt;[$Obliczenia.D1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]=0;&quot;&quot;;([Zamówienie.C18]+[Zamówienie.I18])/[Zamówienie.B18])" office:value-type="float" office:value="1.5" calcext:value-type="float">
            <text:p>1,5</text:p>
          </table:table-cell>
          <table:table-cell table:number-columns-repeated="2"/>
          <table:table-cell table:formula="of:=NOT(OR([$Zamówienie.E18]&lt;=[$Zamówienie.I18]+[$Zamówienie.C18];[$Zamówienie.E18]&gt;[$Obliczenia.D1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]=0;&quot;&quot;;([Zamówienie.C19]+[Zamówienie.I19])/[Zamówienie.B19])" office:value-type="float" office:value="4" calcext:value-type="float">
            <text:p>4</text:p>
          </table:table-cell>
          <table:table-cell table:number-columns-repeated="2"/>
          <table:table-cell table:formula="of:=NOT(OR([$Zamówienie.E19]&lt;=[$Zamówienie.I19]+[$Zamówienie.C19];[$Zamówienie.E19]&gt;[$Obliczenia.D2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]=0;&quot;&quot;;([Zamówienie.C20]+[Zamówienie.I20])/[Zamówienie.B20])" office:value-type="float" office:value="0.714285714285714" calcext:value-type="float">
            <text:p>0,714285714285714</text:p>
          </table:table-cell>
          <table:table-cell table:number-columns-repeated="2"/>
          <table:table-cell table:formula="of:=NOT(OR([$Zamówienie.E20]&lt;=[$Zamówienie.I20]+[$Zamówienie.C20];[$Zamówienie.E20]&gt;[$Obliczenia.D2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1]=0;&quot;&quot;;([Zamówienie.C21]+[Zamówienie.I21])/[Zamówienie.B21])" office:value-type="float" office:value="1" calcext:value-type="float">
            <text:p>1</text:p>
          </table:table-cell>
          <table:table-cell table:number-columns-repeated="2"/>
          <table:table-cell table:formula="of:=NOT(OR([$Zamówienie.E21]&lt;=[$Zamówienie.I21]+[$Zamówienie.C21];[$Zamówienie.E21]&gt;[$Obliczenia.D2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2]=0;&quot;&quot;;([Zamówienie.C22]+[Zamówienie.I22])/[Zamówienie.B22])">
            <text:p/>
          </table:table-cell>
          <table:table-cell table:number-columns-repeated="2"/>
          <table:table-cell table:formula="of:=NOT(OR([$Zamówienie.E22]&lt;=[$Zamówienie.I22]+[$Zamówienie.C22];[$Zamówienie.E22]&gt;[$Obliczenia.D2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3]=0;&quot;&quot;;([Zamówienie.C23]+[Zamówienie.I23])/[Zamówienie.B23])">
            <text:p/>
          </table:table-cell>
          <table:table-cell table:number-columns-repeated="2"/>
          <table:table-cell table:formula="of:=NOT(OR([$Zamówienie.E23]&lt;=[$Zamówienie.I23]+[$Zamówienie.C23];[$Zamówienie.E23]&gt;[$Obliczenia.D2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4]=0;&quot;&quot;;([Zamówienie.C24]+[Zamówienie.I24])/[Zamówienie.B24])" office:value-type="float" office:value="1" calcext:value-type="float">
            <text:p>1</text:p>
          </table:table-cell>
          <table:table-cell table:number-columns-repeated="2"/>
          <table:table-cell table:formula="of:=NOT(OR([$Zamówienie.E24]&lt;=[$Zamówienie.I24]+[$Zamówienie.C24];[$Zamówienie.E24]&gt;[$Obliczenia.D2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5]=0;&quot;&quot;;([Zamówienie.C25]+[Zamówienie.I25])/[Zamówienie.B25])">
            <text:p/>
          </table:table-cell>
          <table:table-cell table:number-columns-repeated="2"/>
          <table:table-cell table:formula="of:=NOT(OR([$Zamówienie.E25]&lt;=[$Zamówienie.I25]+[$Zamówienie.C25];[$Zamówienie.E25]&gt;[$Obliczenia.D2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6]=0;&quot;&quot;;([Zamówienie.C26]+[Zamówienie.I26])/[Zamówienie.B26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26]&lt;=[$Zamówienie.I26]+[$Zamówienie.C26];[$Zamówienie.E26]&gt;[$Obliczenia.D2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7]=0;&quot;&quot;;([Zamówienie.C27]+[Zamówienie.I27])/[Zamówienie.B27])">
            <text:p/>
          </table:table-cell>
          <table:table-cell table:number-columns-repeated="2"/>
          <table:table-cell table:formula="of:=NOT(OR([$Zamówienie.E27]&lt;=[$Zamówienie.I27]+[$Zamówienie.C27];[$Zamówienie.E27]&gt;[$Obliczenia.D2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8]=0;&quot;&quot;;([Zamówienie.C28]+[Zamówienie.I28])/[Zamówienie.B28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28]&lt;=[$Zamówienie.I28]+[$Zamówienie.C28];[$Zamówienie.E28]&gt;[$Obliczenia.D2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9]=0;&quot;&quot;;([Zamówienie.C29]+[Zamówienie.I29])/[Zamówienie.B29])">
            <text:p/>
          </table:table-cell>
          <table:table-cell table:number-columns-repeated="2"/>
          <table:table-cell table:formula="of:=NOT(OR([$Zamówienie.E29]&lt;=[$Zamówienie.I29]+[$Zamówienie.C29];[$Zamówienie.E29]&gt;[$Obliczenia.D3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0]=0;&quot;&quot;;([Zamówienie.C30]+[Zamówienie.I30])/[Zamówienie.B30])">
            <text:p/>
          </table:table-cell>
          <table:table-cell table:number-columns-repeated="2"/>
          <table:table-cell table:formula="of:=NOT(OR([$Zamówienie.E30]&lt;=[$Zamówienie.I30]+[$Zamówienie.C30];[$Zamówienie.E30]&gt;[$Obliczenia.D3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1]=0;&quot;&quot;;([Zamówienie.C31]+[Zamówienie.I31])/[Zamówienie.B31])" office:value-type="float" office:value="1.375" calcext:value-type="float">
            <text:p>1,375</text:p>
          </table:table-cell>
          <table:table-cell table:number-columns-repeated="2"/>
          <table:table-cell table:formula="of:=NOT(OR([$Zamówienie.E31]&lt;=[$Zamówienie.I31]+[$Zamówienie.C31];[$Zamówienie.E31]&gt;[$Obliczenia.D3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2]=0;&quot;&quot;;([Zamówienie.C32]+[Zamówienie.I32])/[Zamówienie.B32])" office:value-type="float" office:value="1.14285714285714" calcext:value-type="float">
            <text:p>1,14285714285714</text:p>
          </table:table-cell>
          <table:table-cell table:number-columns-repeated="2"/>
          <table:table-cell table:formula="of:=NOT(OR([$Zamówienie.E32]&lt;=[$Zamówienie.I32]+[$Zamówienie.C32];[$Zamówienie.E32]&gt;[$Obliczenia.D3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3]=0;&quot;&quot;;([Zamówienie.C33]+[Zamówienie.I33])/[Zamówienie.B33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33]&lt;=[$Zamówienie.I33]+[$Zamówienie.C33];[$Zamówienie.E33]&gt;[$Obliczenia.D3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4]=0;&quot;&quot;;([Zamówienie.C34]+[Zamówienie.I34])/[Zamówienie.B34])" office:value-type="float" office:value="1.2" calcext:value-type="float">
            <text:p>1,2</text:p>
          </table:table-cell>
          <table:table-cell table:number-columns-repeated="2"/>
          <table:table-cell table:formula="of:=NOT(OR([$Zamówienie.E34]&lt;=[$Zamówienie.I34]+[$Zamówienie.C34];[$Zamówienie.E34]&gt;[$Obliczenia.D3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5]=0;&quot;&quot;;([Zamówienie.C35]+[Zamówienie.I35])/[Zamówienie.B35])">
            <text:p/>
          </table:table-cell>
          <table:table-cell table:number-columns-repeated="2"/>
          <table:table-cell table:formula="of:=NOT(OR([$Zamówienie.E35]&lt;=[$Zamówienie.I35]+[$Zamówienie.C35];[$Zamówienie.E35]&gt;[$Obliczenia.D3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6]=0;&quot;&quot;;([Zamówienie.C36]+[Zamówienie.I36])/[Zamówienie.B36])" office:value-type="float" office:value="0.625" calcext:value-type="float">
            <text:p>0,625</text:p>
          </table:table-cell>
          <table:table-cell table:number-columns-repeated="2"/>
          <table:table-cell table:formula="of:=NOT(OR([$Zamówienie.E36]&lt;=[$Zamówienie.I36]+[$Zamówienie.C36];[$Zamówienie.E36]&gt;[$Obliczenia.D3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7]=0;&quot;&quot;;([Zamówienie.C37]+[Zamówienie.I37])/[Zamówienie.B37])" office:value-type="float" office:value="1.625" calcext:value-type="float">
            <text:p>1,625</text:p>
          </table:table-cell>
          <table:table-cell table:number-columns-repeated="2"/>
          <table:table-cell table:formula="of:=NOT(OR([$Zamówienie.E37]&lt;=[$Zamówienie.I37]+[$Zamówienie.C37];[$Zamówienie.E37]&gt;[$Obliczenia.D3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8]=0;&quot;&quot;;([Zamówienie.C38]+[Zamówienie.I38])/[Zamówienie.B38])" office:value-type="float" office:value="1.625" calcext:value-type="float">
            <text:p>1,625</text:p>
          </table:table-cell>
          <table:table-cell table:number-columns-repeated="2"/>
          <table:table-cell table:formula="of:=NOT(OR([$Zamówienie.E38]&lt;=[$Zamówienie.I38]+[$Zamówienie.C38];[$Zamówienie.E38]&gt;[$Obliczenia.D3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9]=0;&quot;&quot;;([Zamówienie.C39]+[Zamówienie.I39])/[Zamówienie.B39])">
            <text:p/>
          </table:table-cell>
          <table:table-cell table:number-columns-repeated="2"/>
          <table:table-cell table:formula="of:=NOT(OR([$Zamówienie.E39]&lt;=[$Zamówienie.I39]+[$Zamówienie.C39];[$Zamówienie.E39]&gt;[$Obliczenia.D4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0]=0;&quot;&quot;;([Zamówienie.C40]+[Zamówienie.I40])/[Zamówienie.B40])" office:value-type="float" office:value="3" calcext:value-type="float">
            <text:p>3</text:p>
          </table:table-cell>
          <table:table-cell table:number-columns-repeated="2"/>
          <table:table-cell table:formula="of:=NOT(OR([$Zamówienie.E40]&lt;=[$Zamówienie.I40]+[$Zamówienie.C40];[$Zamówienie.E40]&gt;[$Obliczenia.D4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1]=0;&quot;&quot;;([Zamówienie.C41]+[Zamówienie.I41])/[Zamówienie.B41])">
            <text:p/>
          </table:table-cell>
          <table:table-cell table:number-columns-repeated="2"/>
          <table:table-cell table:formula="of:=NOT(OR([$Zamówienie.E41]&lt;=[$Zamówienie.I41]+[$Zamówienie.C41];[$Zamówienie.E41]&gt;[$Obliczenia.D4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2]=0;&quot;&quot;;([Zamówienie.C42]+[Zamówienie.I42])/[Zamówienie.B42])" office:value-type="float" office:value="2" calcext:value-type="float">
            <text:p>2</text:p>
          </table:table-cell>
          <table:table-cell table:number-columns-repeated="2"/>
          <table:table-cell table:formula="of:=NOT(OR([$Zamówienie.E42]&lt;=[$Zamówienie.I42]+[$Zamówienie.C42];[$Zamówienie.E42]&gt;[$Obliczenia.D4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3]=0;&quot;&quot;;([Zamówienie.C43]+[Zamówienie.I43])/[Zamówienie.B43])" office:value-type="float" office:value="3.5" calcext:value-type="float">
            <text:p>3,5</text:p>
          </table:table-cell>
          <table:table-cell table:number-columns-repeated="2"/>
          <table:table-cell table:formula="of:=NOT(OR([$Zamówienie.E43]&lt;=[$Zamówienie.I43]+[$Zamówienie.C43];[$Zamówienie.E43]&gt;[$Obliczenia.D4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4]=0;&quot;&quot;;([Zamówienie.C44]+[Zamówienie.I44])/[Zamówienie.B44])" office:value-type="float" office:value="0.375" calcext:value-type="float">
            <text:p>0,375</text:p>
          </table:table-cell>
          <table:table-cell table:number-columns-repeated="2"/>
          <table:table-cell table:formula="of:=NOT(OR([$Zamówienie.E44]&lt;=[$Zamówienie.I44]+[$Zamówienie.C44];[$Zamówienie.E44]&gt;[$Obliczenia.D4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5]=0;&quot;&quot;;([Zamówienie.C45]+[Zamówienie.I45])/[Zamówienie.B45])" office:value-type="float" office:value="1.11111111111111" calcext:value-type="float">
            <text:p>1,11111111111111</text:p>
          </table:table-cell>
          <table:table-cell table:number-columns-repeated="2"/>
          <table:table-cell table:formula="of:=NOT(OR([$Zamówienie.E45]&lt;=[$Zamówienie.I45]+[$Zamówienie.C45];[$Zamówienie.E45]&gt;[$Obliczenia.D4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6]=0;&quot;&quot;;([Zamówienie.C46]+[Zamówienie.I46])/[Zamówienie.B46])" office:value-type="float" office:value="1.4" calcext:value-type="float">
            <text:p>1,4</text:p>
          </table:table-cell>
          <table:table-cell table:number-columns-repeated="2"/>
          <table:table-cell table:formula="of:=NOT(OR([$Zamówienie.E46]&lt;=[$Zamówienie.I46]+[$Zamówienie.C46];[$Zamówienie.E46]&gt;[$Obliczenia.D4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7]=0;&quot;&quot;;([Zamówienie.C47]+[Zamówienie.I47])/[Zamówienie.B47])">
            <text:p/>
          </table:table-cell>
          <table:table-cell table:number-columns-repeated="2"/>
          <table:table-cell table:formula="of:=NOT(OR([$Zamówienie.E47]&lt;=[$Zamówienie.I47]+[$Zamówienie.C47];[$Zamówienie.E47]&gt;[$Obliczenia.D4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8]=0;&quot;&quot;;([Zamówienie.C48]+[Zamówienie.I48])/[Zamówienie.B48])">
            <text:p/>
          </table:table-cell>
          <table:table-cell table:number-columns-repeated="2"/>
          <table:table-cell table:formula="of:=NOT(OR([$Zamówienie.E48]&lt;=[$Zamówienie.I48]+[$Zamówienie.C48];[$Zamówienie.E48]&gt;[$Obliczenia.D4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9]=0;&quot;&quot;;([Zamówienie.C49]+[Zamówienie.I49])/[Zamówienie.B49])" office:value-type="float" office:value="2.5" calcext:value-type="float">
            <text:p>2,5</text:p>
          </table:table-cell>
          <table:table-cell table:number-columns-repeated="2"/>
          <table:table-cell table:formula="of:=NOT(OR([$Zamówienie.E49]&lt;=[$Zamówienie.I49]+[$Zamówienie.C49];[$Zamówienie.E49]&gt;[$Obliczenia.D5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0]=0;&quot;&quot;;([Zamówienie.C50]+[Zamówienie.I50])/[Zamówienie.B50])">
            <text:p/>
          </table:table-cell>
          <table:table-cell table:number-columns-repeated="2"/>
          <table:table-cell table:formula="of:=NOT(OR([$Zamówienie.E50]&lt;=[$Zamówienie.I50]+[$Zamówienie.C50];[$Zamówienie.E50]&gt;[$Obliczenia.D5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1]=0;&quot;&quot;;([Zamówienie.C51]+[Zamówienie.I51])/[Zamówienie.B51])">
            <text:p/>
          </table:table-cell>
          <table:table-cell table:number-columns-repeated="2"/>
          <table:table-cell table:formula="of:=NOT(OR([$Zamówienie.E51]&lt;=[$Zamówienie.I51]+[$Zamówienie.C51];[$Zamówienie.E51]&gt;[$Obliczenia.D5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2]=0;&quot;&quot;;([Zamówienie.C52]+[Zamówienie.I52])/[Zamówienie.B52])" office:value-type="float" office:value="1.625" calcext:value-type="float">
            <text:p>1,625</text:p>
          </table:table-cell>
          <table:table-cell table:number-columns-repeated="2"/>
          <table:table-cell table:formula="of:=NOT(OR([$Zamówienie.E52]&lt;=[$Zamówienie.I52]+[$Zamówienie.C52];[$Zamówienie.E52]&gt;[$Obliczenia.D5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3]=0;&quot;&quot;;([Zamówienie.C53]+[Zamówienie.I53])/[Zamówienie.B53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53]&lt;=[$Zamówienie.I53]+[$Zamówienie.C53];[$Zamówienie.E53]&gt;[$Obliczenia.D5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4]=0;&quot;&quot;;([Zamówienie.C54]+[Zamówienie.I54])/[Zamówienie.B54])" office:value-type="float" office:value="1.44444444444444" calcext:value-type="float">
            <text:p>1,44444444444444</text:p>
          </table:table-cell>
          <table:table-cell table:number-columns-repeated="2"/>
          <table:table-cell table:formula="of:=NOT(OR([$Zamówienie.E54]&lt;=[$Zamówienie.I54]+[$Zamówienie.C54];[$Zamówienie.E54]&gt;[$Obliczenia.D5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5]=0;&quot;&quot;;([Zamówienie.C55]+[Zamówienie.I55])/[Zamówienie.B55])" office:value-type="float" office:value="2.66666666666667" calcext:value-type="float">
            <text:p>2,66666666666667</text:p>
          </table:table-cell>
          <table:table-cell table:number-columns-repeated="2"/>
          <table:table-cell table:formula="of:=NOT(OR([$Zamówienie.E55]&lt;=[$Zamówienie.I55]+[$Zamówienie.C55];[$Zamówienie.E55]&gt;[$Obliczenia.D5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6]=0;&quot;&quot;;([Zamówienie.C56]+[Zamówienie.I56])/[Zamówienie.B56])">
            <text:p/>
          </table:table-cell>
          <table:table-cell table:number-columns-repeated="2"/>
          <table:table-cell table:formula="of:=NOT(OR([$Zamówienie.E56]&lt;=[$Zamówienie.I56]+[$Zamówienie.C56];[$Zamówienie.E56]&gt;[$Obliczenia.D5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7]=0;&quot;&quot;;([Zamówienie.C57]+[Zamówienie.I57])/[Zamówienie.B57])">
            <text:p/>
          </table:table-cell>
          <table:table-cell table:number-columns-repeated="2"/>
          <table:table-cell table:formula="of:=NOT(OR([$Zamówienie.E57]&lt;=[$Zamówienie.I57]+[$Zamówienie.C57];[$Zamówienie.E57]&gt;[$Obliczenia.D5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8]=0;&quot;&quot;;([Zamówienie.C58]+[Zamówienie.I58])/[Zamówienie.B58])">
            <text:p/>
          </table:table-cell>
          <table:table-cell table:number-columns-repeated="2"/>
          <table:table-cell table:formula="of:=NOT(OR([$Zamówienie.E58]&lt;=[$Zamówienie.I58]+[$Zamówienie.C58];[$Zamówienie.E58]&gt;[$Obliczenia.D5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9]=0;&quot;&quot;;([Zamówienie.C59]+[Zamówienie.I59])/[Zamówienie.B59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59]&lt;=[$Zamówienie.I59]+[$Zamówienie.C59];[$Zamówienie.E59]&gt;[$Obliczenia.D6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0]=0;&quot;&quot;;([Zamówienie.C60]+[Zamówienie.I60])/[Zamówienie.B60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60]&lt;=[$Zamówienie.I60]+[$Zamówienie.C60];[$Zamówienie.E60]&gt;[$Obliczenia.D6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1]=0;&quot;&quot;;([Zamówienie.C61]+[Zamówienie.I61])/[Zamówienie.B61])" office:value-type="float" office:value="2" calcext:value-type="float">
            <text:p>2</text:p>
          </table:table-cell>
          <table:table-cell table:number-columns-repeated="2"/>
          <table:table-cell table:formula="of:=NOT(OR([$Zamówienie.E61]&lt;=[$Zamówienie.I61]+[$Zamówienie.C61];[$Zamówienie.E61]&gt;[$Obliczenia.D6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2]=0;&quot;&quot;;([Zamówienie.C62]+[Zamówienie.I62])/[Zamówienie.B62])" office:value-type="float" office:value="0.777777777777778" calcext:value-type="float">
            <text:p>0,777777777777778</text:p>
          </table:table-cell>
          <table:table-cell table:number-columns-repeated="2"/>
          <table:table-cell table:formula="of:=NOT(OR([$Zamówienie.E62]&lt;=[$Zamówienie.I62]+[$Zamówienie.C62];[$Zamówienie.E62]&gt;[$Obliczenia.D6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3]=0;&quot;&quot;;([Zamówienie.C63]+[Zamówienie.I63])/[Zamówienie.B63])">
            <text:p/>
          </table:table-cell>
          <table:table-cell table:number-columns-repeated="2"/>
          <table:table-cell table:formula="of:=NOT(OR([$Zamówienie.E63]&lt;=[$Zamówienie.I63]+[$Zamówienie.C63];[$Zamówienie.E63]&gt;[$Obliczenia.D6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4]=0;&quot;&quot;;([Zamówienie.C64]+[Zamówienie.I64])/[Zamówienie.B64])">
            <text:p/>
          </table:table-cell>
          <table:table-cell table:number-columns-repeated="2"/>
          <table:table-cell table:formula="of:=NOT(OR([$Zamówienie.E64]&lt;=[$Zamówienie.I64]+[$Zamówienie.C64];[$Zamówienie.E64]&gt;[$Obliczenia.D6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5]=0;&quot;&quot;;([Zamówienie.C65]+[Zamówienie.I65])/[Zamówienie.B65])" office:value-type="float" office:value="3.5" calcext:value-type="float">
            <text:p>3,5</text:p>
          </table:table-cell>
          <table:table-cell table:number-columns-repeated="2"/>
          <table:table-cell table:formula="of:=NOT(OR([$Zamówienie.E65]&lt;=[$Zamówienie.I65]+[$Zamówienie.C65];[$Zamówienie.E65]&gt;[$Obliczenia.D6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6]=0;&quot;&quot;;([Zamówienie.C66]+[Zamówienie.I66])/[Zamówienie.B66])" office:value-type="float" office:value="1.625" calcext:value-type="float">
            <text:p>1,625</text:p>
          </table:table-cell>
          <table:table-cell table:number-columns-repeated="2"/>
          <table:table-cell table:formula="of:=NOT(OR([$Zamówienie.E66]&lt;=[$Zamówienie.I66]+[$Zamówienie.C66];[$Zamówienie.E66]&gt;[$Obliczenia.D6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7]=0;&quot;&quot;;([Zamówienie.C67]+[Zamówienie.I67])/[Zamówienie.B67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67]&lt;=[$Zamówienie.I67]+[$Zamówienie.C67];[$Zamówienie.E67]&gt;[$Obliczenia.D6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8]=0;&quot;&quot;;([Zamówienie.C68]+[Zamówienie.I68])/[Zamówienie.B68])">
            <text:p/>
          </table:table-cell>
          <table:table-cell table:number-columns-repeated="2"/>
          <table:table-cell table:formula="of:=NOT(OR([$Zamówienie.E68]&lt;=[$Zamówienie.I68]+[$Zamówienie.C68];[$Zamówienie.E68]&gt;[$Obliczenia.D6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9]=0;&quot;&quot;;([Zamówienie.C69]+[Zamówienie.I69])/[Zamówienie.B69])" office:value-type="float" office:value="1" calcext:value-type="float">
            <text:p>1</text:p>
          </table:table-cell>
          <table:table-cell table:number-columns-repeated="2"/>
          <table:table-cell table:formula="of:=NOT(OR([$Zamówienie.E69]&lt;=[$Zamówienie.I69]+[$Zamówienie.C69];[$Zamówienie.E69]&gt;[$Obliczenia.D7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0]=0;&quot;&quot;;([Zamówienie.C70]+[Zamówienie.I70])/[Zamówienie.B70])" office:value-type="float" office:value="10" calcext:value-type="float">
            <text:p>10</text:p>
          </table:table-cell>
          <table:table-cell table:number-columns-repeated="2"/>
          <table:table-cell table:formula="of:=NOT(OR([$Zamówienie.E70]&lt;=[$Zamówienie.I70]+[$Zamówienie.C70];[$Zamówienie.E70]&gt;[$Obliczenia.D7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1]=0;&quot;&quot;;([Zamówienie.C71]+[Zamówienie.I71])/[Zamówienie.B71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71]&lt;=[$Zamówienie.I71]+[$Zamówienie.C71];[$Zamówienie.E71]&gt;[$Obliczenia.D7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2]=0;&quot;&quot;;([Zamówienie.C72]+[Zamówienie.I72])/[Zamówienie.B72])" office:value-type="float" office:value="3" calcext:value-type="float">
            <text:p>3</text:p>
          </table:table-cell>
          <table:table-cell table:number-columns-repeated="2"/>
          <table:table-cell table:formula="of:=NOT(OR([$Zamówienie.E72]&lt;=[$Zamówienie.I72]+[$Zamówienie.C72];[$Zamówienie.E72]&gt;[$Obliczenia.D7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3]=0;&quot;&quot;;([Zamówienie.C73]+[Zamówienie.I73])/[Zamówienie.B73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73]&lt;=[$Zamówienie.I73]+[$Zamówienie.C73];[$Zamówienie.E73]&gt;[$Obliczenia.D7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4]=0;&quot;&quot;;([Zamówienie.C74]+[Zamówienie.I74])/[Zamówienie.B74])" office:value-type="float" office:value="0.3" calcext:value-type="float">
            <text:p>0,3</text:p>
          </table:table-cell>
          <table:table-cell table:number-columns-repeated="2"/>
          <table:table-cell table:formula="of:=NOT(OR([$Zamówienie.E74]&lt;=[$Zamówienie.I74]+[$Zamówienie.C74];[$Zamówienie.E74]&gt;[$Obliczenia.D7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5]=0;&quot;&quot;;([Zamówienie.C75]+[Zamówienie.I75])/[Zamówienie.B75])" office:value-type="float" office:value="3.33333333333333" calcext:value-type="float">
            <text:p>3,33333333333333</text:p>
          </table:table-cell>
          <table:table-cell table:number-columns-repeated="2"/>
          <table:table-cell table:formula="of:=NOT(OR([$Zamówienie.E75]&lt;=[$Zamówienie.I75]+[$Zamówienie.C75];[$Zamówienie.E75]&gt;[$Obliczenia.D7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6]=0;&quot;&quot;;([Zamówienie.C76]+[Zamówienie.I76])/[Zamówienie.B76])" office:value-type="float" office:value="0.6" calcext:value-type="float">
            <text:p>0,6</text:p>
          </table:table-cell>
          <table:table-cell table:number-columns-repeated="2"/>
          <table:table-cell table:formula="of:=NOT(OR([$Zamówienie.E76]&lt;=[$Zamówienie.I76]+[$Zamówienie.C76];[$Zamówienie.E76]&gt;[$Obliczenia.D7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7]=0;&quot;&quot;;([Zamówienie.C77]+[Zamówienie.I77])/[Zamówienie.B77])" office:value-type="float" office:value="0.857142857142857" calcext:value-type="float">
            <text:p>0,857142857142857</text:p>
          </table:table-cell>
          <table:table-cell table:number-columns-repeated="2"/>
          <table:table-cell table:formula="of:=NOT(OR([$Zamówienie.E77]&lt;=[$Zamówienie.I77]+[$Zamówienie.C77];[$Zamówienie.E77]&gt;[$Obliczenia.D7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8]=0;&quot;&quot;;([Zamówienie.C78]+[Zamówienie.I78])/[Zamówienie.B78])">
            <text:p/>
          </table:table-cell>
          <table:table-cell table:number-columns-repeated="2"/>
          <table:table-cell table:formula="of:=NOT(OR([$Zamówienie.E78]&lt;=[$Zamówienie.I78]+[$Zamówienie.C78];[$Zamówienie.E78]&gt;[$Obliczenia.D7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9]=0;&quot;&quot;;([Zamówienie.C79]+[Zamówienie.I79])/[Zamówienie.B79])">
            <text:p/>
          </table:table-cell>
          <table:table-cell table:number-columns-repeated="2"/>
          <table:table-cell table:formula="of:=NOT(OR([$Zamówienie.E79]&lt;=[$Zamówienie.I79]+[$Zamówienie.C79];[$Zamówienie.E79]&gt;[$Obliczenia.D8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0]=0;&quot;&quot;;([Zamówienie.C80]+[Zamówienie.I80])/[Zamówienie.B80])">
            <text:p/>
          </table:table-cell>
          <table:table-cell table:number-columns-repeated="2"/>
          <table:table-cell table:formula="of:=NOT(OR([$Zamówienie.E80]&lt;=[$Zamówienie.I80]+[$Zamówienie.C80];[$Zamówienie.E80]&gt;[$Obliczenia.D8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1]=0;&quot;&quot;;([Zamówienie.C81]+[Zamówienie.I81])/[Zamówienie.B81])" office:value-type="float" office:value="1.11111111111111" calcext:value-type="float">
            <text:p>1,11111111111111</text:p>
          </table:table-cell>
          <table:table-cell table:number-columns-repeated="2"/>
          <table:table-cell table:formula="of:=NOT(OR([$Zamówienie.E81]&lt;=[$Zamówienie.I81]+[$Zamówienie.C81];[$Zamówienie.E81]&gt;[$Obliczenia.D8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2]=0;&quot;&quot;;([Zamówienie.C82]+[Zamówienie.I82])/[Zamówienie.B82])" office:value-type="float" office:value="1.125" calcext:value-type="float">
            <text:p>1,125</text:p>
          </table:table-cell>
          <table:table-cell table:number-columns-repeated="2"/>
          <table:table-cell table:formula="of:=NOT(OR([$Zamówienie.E82]&lt;=[$Zamówienie.I82]+[$Zamówienie.C82];[$Zamówienie.E82]&gt;[$Obliczenia.D8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3]=0;&quot;&quot;;([Zamówienie.C83]+[Zamówienie.I83])/[Zamówienie.B83])" office:value-type="float" office:value="0.7" calcext:value-type="float">
            <text:p>0,7</text:p>
          </table:table-cell>
          <table:table-cell table:number-columns-repeated="2"/>
          <table:table-cell table:formula="of:=NOT(OR([$Zamówienie.E83]&lt;=[$Zamówienie.I83]+[$Zamówienie.C83];[$Zamówienie.E83]&gt;[$Obliczenia.D8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4]=0;&quot;&quot;;([Zamówienie.C84]+[Zamówienie.I84])/[Zamówienie.B84])" office:value-type="float" office:value="0.666666666666667" calcext:value-type="float">
            <text:p>0,666666666666667</text:p>
          </table:table-cell>
          <table:table-cell table:number-columns-repeated="2"/>
          <table:table-cell table:formula="of:=NOT(OR([$Zamówienie.E84]&lt;=[$Zamówienie.I84]+[$Zamówienie.C84];[$Zamówienie.E84]&gt;[$Obliczenia.D8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5]=0;&quot;&quot;;([Zamówienie.C85]+[Zamówienie.I85])/[Zamówienie.B85])">
            <text:p/>
          </table:table-cell>
          <table:table-cell table:number-columns-repeated="2"/>
          <table:table-cell table:formula="of:=NOT(OR([$Zamówienie.E85]&lt;=[$Zamówienie.I85]+[$Zamówienie.C85];[$Zamówienie.E85]&gt;[$Obliczenia.D8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6]=0;&quot;&quot;;([Zamówienie.C86]+[Zamówienie.I86])/[Zamówienie.B86])" office:value-type="float" office:value="1.6" calcext:value-type="float">
            <text:p>1,6</text:p>
          </table:table-cell>
          <table:table-cell table:number-columns-repeated="2"/>
          <table:table-cell table:formula="of:=NOT(OR([$Zamówienie.E86]&lt;=[$Zamówienie.I86]+[$Zamówienie.C86];[$Zamówienie.E86]&gt;[$Obliczenia.D8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7]=0;&quot;&quot;;([Zamówienie.C87]+[Zamówienie.I87])/[Zamówienie.B87])">
            <text:p/>
          </table:table-cell>
          <table:table-cell table:number-columns-repeated="2"/>
          <table:table-cell table:formula="of:=NOT(OR([$Zamówienie.E87]&lt;=[$Zamówienie.I87]+[$Zamówienie.C87];[$Zamówienie.E87]&gt;[$Obliczenia.D8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8]=0;&quot;&quot;;([Zamówienie.C88]+[Zamówienie.I88])/[Zamówienie.B88])">
            <text:p/>
          </table:table-cell>
          <table:table-cell table:number-columns-repeated="2"/>
          <table:table-cell table:formula="of:=NOT(OR([$Zamówienie.E88]&lt;=[$Zamówienie.I88]+[$Zamówienie.C88];[$Zamówienie.E88]&gt;[$Obliczenia.D8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9]=0;&quot;&quot;;([Zamówienie.C89]+[Zamówienie.I89])/[Zamówienie.B89])">
            <text:p/>
          </table:table-cell>
          <table:table-cell table:number-columns-repeated="2"/>
          <table:table-cell table:formula="of:=NOT(OR([$Zamówienie.E89]&lt;=[$Zamówienie.I89]+[$Zamówienie.C89];[$Zamówienie.E89]&gt;[$Obliczenia.D9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0]=0;&quot;&quot;;([Zamówienie.C90]+[Zamówienie.I90])/[Zamówienie.B90])" office:value-type="float" office:value="5" calcext:value-type="float">
            <text:p>5</text:p>
          </table:table-cell>
          <table:table-cell table:number-columns-repeated="2"/>
          <table:table-cell table:formula="of:=NOT(OR([$Zamówienie.E90]&lt;=[$Zamówienie.I90]+[$Zamówienie.C90];[$Zamówienie.E90]&gt;[$Obliczenia.D9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1]=0;&quot;&quot;;([Zamówienie.C91]+[Zamówienie.I91])/[Zamówienie.B91])" office:value-type="float" office:value="1.5" calcext:value-type="float">
            <text:p>1,5</text:p>
          </table:table-cell>
          <table:table-cell table:number-columns-repeated="2"/>
          <table:table-cell table:formula="of:=NOT(OR([$Zamówienie.E91]&lt;=[$Zamówienie.I91]+[$Zamówienie.C91];[$Zamówienie.E91]&gt;[$Obliczenia.D9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2]=0;&quot;&quot;;([Zamówienie.C92]+[Zamówienie.I92])/[Zamówienie.B92])" office:value-type="float" office:value="1" calcext:value-type="float">
            <text:p>1</text:p>
          </table:table-cell>
          <table:table-cell table:number-columns-repeated="2"/>
          <table:table-cell table:formula="of:=NOT(OR([$Zamówienie.E92]&lt;=[$Zamówienie.I92]+[$Zamówienie.C92];[$Zamówienie.E92]&gt;[$Obliczenia.D9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3]=0;&quot;&quot;;([Zamówienie.C93]+[Zamówienie.I93])/[Zamówienie.B93])" office:value-type="float" office:value="1" calcext:value-type="float">
            <text:p>1</text:p>
          </table:table-cell>
          <table:table-cell table:number-columns-repeated="2"/>
          <table:table-cell table:formula="of:=NOT(OR([$Zamówienie.E93]&lt;=[$Zamówienie.I93]+[$Zamówienie.C93];[$Zamówienie.E93]&gt;[$Obliczenia.D9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4]=0;&quot;&quot;;([Zamówienie.C94]+[Zamówienie.I94])/[Zamówienie.B94])" office:value-type="float" office:value="2.25" calcext:value-type="float">
            <text:p>2,25</text:p>
          </table:table-cell>
          <table:table-cell table:number-columns-repeated="2"/>
          <table:table-cell table:formula="of:=NOT(OR([$Zamówienie.E94]&lt;=[$Zamówienie.I94]+[$Zamówienie.C94];[$Zamówienie.E94]&gt;[$Obliczenia.D9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5]=0;&quot;&quot;;([Zamówienie.C95]+[Zamówienie.I95])/[Zamówienie.B95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95]&lt;=[$Zamówienie.I95]+[$Zamówienie.C95];[$Zamówienie.E95]&gt;[$Obliczenia.D9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6]=0;&quot;&quot;;([Zamówienie.C96]+[Zamówienie.I96])/[Zamówienie.B96])" office:value-type="float" office:value="1.22222222222222" calcext:value-type="float">
            <text:p>1,22222222222222</text:p>
          </table:table-cell>
          <table:table-cell table:number-columns-repeated="2"/>
          <table:table-cell table:formula="of:=NOT(OR([$Zamówienie.E96]&lt;=[$Zamówienie.I96]+[$Zamówienie.C96];[$Zamówienie.E96]&gt;[$Obliczenia.D9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7]=0;&quot;&quot;;([Zamówienie.C97]+[Zamówienie.I97])/[Zamówienie.B97])">
            <text:p/>
          </table:table-cell>
          <table:table-cell table:number-columns-repeated="2"/>
          <table:table-cell table:formula="of:=NOT(OR([$Zamówienie.E97]&lt;=[$Zamówienie.I97]+[$Zamówienie.C97];[$Zamówienie.E97]&gt;[$Obliczenia.D9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8]=0;&quot;&quot;;([Zamówienie.C98]+[Zamówienie.I98])/[Zamówienie.B98])">
            <text:p/>
          </table:table-cell>
          <table:table-cell table:number-columns-repeated="2"/>
          <table:table-cell table:formula="of:=NOT(OR([$Zamówienie.E98]&lt;=[$Zamówienie.I98]+[$Zamówienie.C98];[$Zamówienie.E98]&gt;[$Obliczenia.D9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9]=0;&quot;&quot;;([Zamówienie.C99]+[Zamówienie.I99])/[Zamówienie.B99])" office:value-type="float" office:value="1.25" calcext:value-type="float">
            <text:p>1,25</text:p>
          </table:table-cell>
          <table:table-cell table:number-columns-repeated="2"/>
          <table:table-cell table:formula="of:=NOT(OR([$Zamówienie.E99]&lt;=[$Zamówienie.I99]+[$Zamówienie.C99];[$Zamówienie.E99]&gt;[$Obliczenia.D10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0]=0;&quot;&quot;;([Zamówienie.C100]+[Zamówienie.I100])/[Zamówienie.B100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100]&lt;=[$Zamówienie.I100]+[$Zamówienie.C100];[$Zamówienie.E100]&gt;[$Obliczenia.D10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1]=0;&quot;&quot;;([Zamówienie.C101]+[Zamówienie.I101])/[Zamówienie.B101])" office:value-type="float" office:value="1.375" calcext:value-type="float">
            <text:p>1,375</text:p>
          </table:table-cell>
          <table:table-cell table:number-columns-repeated="2"/>
          <table:table-cell table:formula="of:=NOT(OR([$Zamówienie.E101]&lt;=[$Zamówienie.I101]+[$Zamówienie.C101];[$Zamówienie.E101]&gt;[$Obliczenia.D10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2]=0;&quot;&quot;;([Zamówienie.C102]+[Zamówienie.I102])/[Zamówienie.B102])" office:value-type="float" office:value="1" calcext:value-type="float">
            <text:p>1</text:p>
          </table:table-cell>
          <table:table-cell table:number-columns-repeated="2"/>
          <table:table-cell table:formula="of:=NOT(OR([$Zamówienie.E102]&lt;=[$Zamówienie.I102]+[$Zamówienie.C102];[$Zamówienie.E102]&gt;[$Obliczenia.D10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3]=0;&quot;&quot;;([Zamówienie.C103]+[Zamówienie.I103])/[Zamówienie.B103])" office:value-type="float" office:value="1.16666666666667" calcext:value-type="float">
            <text:p>1,16666666666667</text:p>
          </table:table-cell>
          <table:table-cell table:number-columns-repeated="2"/>
          <table:table-cell table:formula="of:=NOT(OR([$Zamówienie.E103]&lt;=[$Zamówienie.I103]+[$Zamówienie.C103];[$Zamówienie.E103]&gt;[$Obliczenia.D10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4]=0;&quot;&quot;;([Zamówienie.C104]+[Zamówienie.I104])/[Zamówienie.B104])">
            <text:p/>
          </table:table-cell>
          <table:table-cell table:number-columns-repeated="2"/>
          <table:table-cell table:formula="of:=NOT(OR([$Zamówienie.E104]&lt;=[$Zamówienie.I104]+[$Zamówienie.C104];[$Zamówienie.E104]&gt;[$Obliczenia.D10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5]=0;&quot;&quot;;([Zamówienie.C105]+[Zamówienie.I105])/[Zamówienie.B105])" office:value-type="float" office:value="1.125" calcext:value-type="float">
            <text:p>1,125</text:p>
          </table:table-cell>
          <table:table-cell table:number-columns-repeated="2"/>
          <table:table-cell table:formula="of:=NOT(OR([$Zamówienie.E105]&lt;=[$Zamówienie.I105]+[$Zamówienie.C105];[$Zamówienie.E105]&gt;[$Obliczenia.D10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6]=0;&quot;&quot;;([Zamówienie.C106]+[Zamówienie.I106])/[Zamówienie.B106])" office:value-type="float" office:value="1.625" calcext:value-type="float">
            <text:p>1,625</text:p>
          </table:table-cell>
          <table:table-cell table:number-columns-repeated="2"/>
          <table:table-cell table:formula="of:=NOT(OR([$Zamówienie.E106]&lt;=[$Zamówienie.I106]+[$Zamówienie.C106];[$Zamówienie.E106]&gt;[$Obliczenia.D10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7]=0;&quot;&quot;;([Zamówienie.C107]+[Zamówienie.I107])/[Zamówienie.B107])">
            <text:p/>
          </table:table-cell>
          <table:table-cell table:number-columns-repeated="2"/>
          <table:table-cell table:formula="of:=NOT(OR([$Zamówienie.E107]&lt;=[$Zamówienie.I107]+[$Zamówienie.C107];[$Zamówienie.E107]&gt;[$Obliczenia.D10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8]=0;&quot;&quot;;([Zamówienie.C108]+[Zamówienie.I108])/[Zamówienie.B108])" office:value-type="float" office:value="0.625" calcext:value-type="float">
            <text:p>0,625</text:p>
          </table:table-cell>
          <table:table-cell table:number-columns-repeated="2"/>
          <table:table-cell table:formula="of:=NOT(OR([$Zamówienie.E108]&lt;=[$Zamówienie.I108]+[$Zamówienie.C108];[$Zamówienie.E108]&gt;[$Obliczenia.D10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9]=0;&quot;&quot;;([Zamówienie.C109]+[Zamówienie.I109])/[Zamówienie.B109])" office:value-type="float" office:value="1.6" calcext:value-type="float">
            <text:p>1,6</text:p>
          </table:table-cell>
          <table:table-cell table:number-columns-repeated="2"/>
          <table:table-cell table:formula="of:=NOT(OR([$Zamówienie.E109]&lt;=[$Zamówienie.I109]+[$Zamówienie.C109];[$Zamówienie.E109]&gt;[$Obliczenia.D11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0]=0;&quot;&quot;;([Zamówienie.C110]+[Zamówienie.I110])/[Zamówienie.B110])" office:value-type="float" office:value="7" calcext:value-type="float">
            <text:p>7</text:p>
          </table:table-cell>
          <table:table-cell table:number-columns-repeated="2"/>
          <table:table-cell table:formula="of:=NOT(OR([$Zamówienie.E110]&lt;=[$Zamówienie.I110]+[$Zamówienie.C110];[$Zamówienie.E110]&gt;[$Obliczenia.D11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1]=0;&quot;&quot;;([Zamówienie.C111]+[Zamówienie.I111])/[Zamówienie.B111])">
            <text:p/>
          </table:table-cell>
          <table:table-cell table:number-columns-repeated="2"/>
          <table:table-cell table:formula="of:=NOT(OR([$Zamówienie.E111]&lt;=[$Zamówienie.I111]+[$Zamówienie.C111];[$Zamówienie.E111]&gt;[$Obliczenia.D11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2]=0;&quot;&quot;;([Zamówienie.C112]+[Zamówienie.I112])/[Zamówienie.B112])">
            <text:p/>
          </table:table-cell>
          <table:table-cell table:number-columns-repeated="2"/>
          <table:table-cell table:formula="of:=NOT(OR([$Zamówienie.E112]&lt;=[$Zamówienie.I112]+[$Zamówienie.C112];[$Zamówienie.E112]&gt;[$Obliczenia.D11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3]=0;&quot;&quot;;([Zamówienie.C113]+[Zamówienie.I113])/[Zamówienie.B113])" office:value-type="float" office:value="1.2" calcext:value-type="float">
            <text:p>1,2</text:p>
          </table:table-cell>
          <table:table-cell table:number-columns-repeated="2"/>
          <table:table-cell table:formula="of:=NOT(OR([$Zamówienie.E113]&lt;=[$Zamówienie.I113]+[$Zamówienie.C113];[$Zamówienie.E113]&gt;[$Obliczenia.D11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4]=0;&quot;&quot;;([Zamówienie.C114]+[Zamówienie.I114])/[Zamówienie.B114])" office:value-type="float" office:value="1.6" calcext:value-type="float">
            <text:p>1,6</text:p>
          </table:table-cell>
          <table:table-cell table:number-columns-repeated="2"/>
          <table:table-cell table:formula="of:=NOT(OR([$Zamówienie.E114]&lt;=[$Zamówienie.I114]+[$Zamówienie.C114];[$Zamówienie.E114]&gt;[$Obliczenia.D11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5]=0;&quot;&quot;;([Zamówienie.C115]+[Zamówienie.I115])/[Zamówienie.B115])" office:value-type="float" office:value="2.5" calcext:value-type="float">
            <text:p>2,5</text:p>
          </table:table-cell>
          <table:table-cell table:number-columns-repeated="2"/>
          <table:table-cell table:formula="of:=NOT(OR([$Zamówienie.E115]&lt;=[$Zamówienie.I115]+[$Zamówienie.C115];[$Zamówienie.E115]&gt;[$Obliczenia.D11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6]=0;&quot;&quot;;([Zamówienie.C116]+[Zamówienie.I116])/[Zamówienie.B116])" office:value-type="float" office:value="1.16666666666667" calcext:value-type="float">
            <text:p>1,16666666666667</text:p>
          </table:table-cell>
          <table:table-cell table:number-columns-repeated="2"/>
          <table:table-cell table:formula="of:=NOT(OR([$Zamówienie.E116]&lt;=[$Zamówienie.I116]+[$Zamówienie.C116];[$Zamówienie.E116]&gt;[$Obliczenia.D11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7]=0;&quot;&quot;;([Zamówienie.C117]+[Zamówienie.I117])/[Zamówienie.B117])">
            <text:p/>
          </table:table-cell>
          <table:table-cell table:number-columns-repeated="2"/>
          <table:table-cell table:formula="of:=NOT(OR([$Zamówienie.E117]&lt;=[$Zamówienie.I117]+[$Zamówienie.C117];[$Zamówienie.E117]&gt;[$Obliczenia.D11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8]=0;&quot;&quot;;([Zamówienie.C118]+[Zamówienie.I118])/[Zamówienie.B118])" office:value-type="float" office:value="1.375" calcext:value-type="float">
            <text:p>1,375</text:p>
          </table:table-cell>
          <table:table-cell table:number-columns-repeated="2"/>
          <table:table-cell table:formula="of:=NOT(OR([$Zamówienie.E118]&lt;=[$Zamówienie.I118]+[$Zamówienie.C118];[$Zamówienie.E118]&gt;[$Obliczenia.D11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9]=0;&quot;&quot;;([Zamówienie.C119]+[Zamówienie.I119])/[Zamówienie.B119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119]&lt;=[$Zamówienie.I119]+[$Zamówienie.C119];[$Zamówienie.E119]&gt;[$Obliczenia.D12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0]=0;&quot;&quot;;([Zamówienie.C120]+[Zamówienie.I120])/[Zamówienie.B120])">
            <text:p/>
          </table:table-cell>
          <table:table-cell table:number-columns-repeated="2"/>
          <table:table-cell table:formula="of:=NOT(OR([$Zamówienie.E120]&lt;=[$Zamówienie.I120]+[$Zamówienie.C120];[$Zamówienie.E120]&gt;[$Obliczenia.D12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1]=0;&quot;&quot;;([Zamówienie.C121]+[Zamówienie.I121])/[Zamówienie.B121])">
            <text:p/>
          </table:table-cell>
          <table:table-cell table:number-columns-repeated="2"/>
          <table:table-cell table:formula="of:=NOT(OR([$Zamówienie.E121]&lt;=[$Zamówienie.I121]+[$Zamówienie.C121];[$Zamówienie.E121]&gt;[$Obliczenia.D12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2]=0;&quot;&quot;;([Zamówienie.C122]+[Zamówienie.I122])/[Zamówienie.B122])" office:value-type="float" office:value="1.6" calcext:value-type="float">
            <text:p>1,6</text:p>
          </table:table-cell>
          <table:table-cell table:number-columns-repeated="2"/>
          <table:table-cell table:formula="of:=NOT(OR([$Zamówienie.E122]&lt;=[$Zamówienie.I122]+[$Zamówienie.C122];[$Zamówienie.E122]&gt;[$Obliczenia.D12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3]=0;&quot;&quot;;([Zamówienie.C123]+[Zamówienie.I123])/[Zamówienie.B123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123]&lt;=[$Zamówienie.I123]+[$Zamówienie.C123];[$Zamówienie.E123]&gt;[$Obliczenia.D12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4]=0;&quot;&quot;;([Zamówienie.C124]+[Zamówienie.I124])/[Zamówienie.B124])" office:value-type="float" office:value="1.6" calcext:value-type="float">
            <text:p>1,6</text:p>
          </table:table-cell>
          <table:table-cell table:number-columns-repeated="2"/>
          <table:table-cell table:formula="of:=NOT(OR([$Zamówienie.E124]&lt;=[$Zamówienie.I124]+[$Zamówienie.C124];[$Zamówienie.E124]&gt;[$Obliczenia.D12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5]=0;&quot;&quot;;([Zamówienie.C125]+[Zamówienie.I125])/[Zamówienie.B125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125]&lt;=[$Zamówienie.I125]+[$Zamówienie.C125];[$Zamówienie.E125]&gt;[$Obliczenia.D12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6]=0;&quot;&quot;;([Zamówienie.C126]+[Zamówienie.I126])/[Zamówienie.B126])" office:value-type="float" office:value="1.28571428571429" calcext:value-type="float">
            <text:p>1,28571428571429</text:p>
          </table:table-cell>
          <table:table-cell table:number-columns-repeated="2"/>
          <table:table-cell table:formula="of:=NOT(OR([$Zamówienie.E126]&lt;=[$Zamówienie.I126]+[$Zamówienie.C126];[$Zamówienie.E126]&gt;[$Obliczenia.D12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7]=0;&quot;&quot;;([Zamówienie.C127]+[Zamówienie.I127])/[Zamówienie.B127])" office:value-type="float" office:value="1.6" calcext:value-type="float">
            <text:p>1,6</text:p>
          </table:table-cell>
          <table:table-cell table:number-columns-repeated="2"/>
          <table:table-cell table:formula="of:=NOT(OR([$Zamówienie.E127]&lt;=[$Zamówienie.I127]+[$Zamówienie.C127];[$Zamówienie.E127]&gt;[$Obliczenia.D12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8]=0;&quot;&quot;;([Zamówienie.C128]+[Zamówienie.I128])/[Zamówienie.B128])">
            <text:p/>
          </table:table-cell>
          <table:table-cell table:number-columns-repeated="2"/>
          <table:table-cell table:formula="of:=NOT(OR([$Zamówienie.E128]&lt;=[$Zamówienie.I128]+[$Zamówienie.C128];[$Zamówienie.E128]&gt;[$Obliczenia.D12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9]=0;&quot;&quot;;([Zamówienie.C129]+[Zamówienie.I129])/[Zamówienie.B129])" office:value-type="float" office:value="4.5" calcext:value-type="float">
            <text:p>4,5</text:p>
          </table:table-cell>
          <table:table-cell table:number-columns-repeated="2"/>
          <table:table-cell table:formula="of:=NOT(OR([$Zamówienie.E129]&lt;=[$Zamówienie.I129]+[$Zamówienie.C129];[$Zamówienie.E129]&gt;[$Obliczenia.D13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0]=0;&quot;&quot;;([Zamówienie.C130]+[Zamówienie.I130])/[Zamówienie.B130])">
            <text:p/>
          </table:table-cell>
          <table:table-cell table:number-columns-repeated="2"/>
          <table:table-cell table:formula="of:=NOT(OR([$Zamówienie.E130]&lt;=[$Zamówienie.I130]+[$Zamówienie.C130];[$Zamówienie.E130]&gt;[$Obliczenia.D13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1]=0;&quot;&quot;;([Zamówienie.C131]+[Zamówienie.I131])/[Zamówienie.B131])" office:value-type="float" office:value="1.71428571428571" calcext:value-type="float">
            <text:p>1,71428571428571</text:p>
          </table:table-cell>
          <table:table-cell table:number-columns-repeated="2"/>
          <table:table-cell table:formula="of:=NOT(OR([$Zamówienie.E131]&lt;=[$Zamówienie.I131]+[$Zamówienie.C131];[$Zamówienie.E131]&gt;[$Obliczenia.D13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2]=0;&quot;&quot;;([Zamówienie.C132]+[Zamówienie.I132])/[Zamówienie.B132])" office:value-type="float" office:value="1.5" calcext:value-type="float">
            <text:p>1,5</text:p>
          </table:table-cell>
          <table:table-cell table:number-columns-repeated="2"/>
          <table:table-cell table:formula="of:=NOT(OR([$Zamówienie.E132]&lt;=[$Zamówienie.I132]+[$Zamówienie.C132];[$Zamówienie.E132]&gt;[$Obliczenia.D13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3]=0;&quot;&quot;;([Zamówienie.C133]+[Zamówienie.I133])/[Zamówienie.B133])" office:value-type="float" office:value="5" calcext:value-type="float">
            <text:p>5</text:p>
          </table:table-cell>
          <table:table-cell table:number-columns-repeated="2"/>
          <table:table-cell table:formula="of:=NOT(OR([$Zamówienie.E133]&lt;=[$Zamówienie.I133]+[$Zamówienie.C133];[$Zamówienie.E133]&gt;[$Obliczenia.D13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4]=0;&quot;&quot;;([Zamówienie.C134]+[Zamówienie.I134])/[Zamówienie.B134])" office:value-type="float" office:value="5" calcext:value-type="float">
            <text:p>5</text:p>
          </table:table-cell>
          <table:table-cell table:number-columns-repeated="2"/>
          <table:table-cell table:formula="of:=NOT(OR([$Zamówienie.E134]&lt;=[$Zamówienie.I134]+[$Zamówienie.C134];[$Zamówienie.E134]&gt;[$Obliczenia.D13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5]=0;&quot;&quot;;([Zamówienie.C135]+[Zamówienie.I135])/[Zamówienie.B135])">
            <text:p/>
          </table:table-cell>
          <table:table-cell table:number-columns-repeated="2"/>
          <table:table-cell table:formula="of:=NOT(OR([$Zamówienie.E135]&lt;=[$Zamówienie.I135]+[$Zamówienie.C135];[$Zamówienie.E135]&gt;[$Obliczenia.D13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6]=0;&quot;&quot;;([Zamówienie.C136]+[Zamówienie.I136])/[Zamówienie.B136])">
            <text:p/>
          </table:table-cell>
          <table:table-cell table:number-columns-repeated="2"/>
          <table:table-cell table:formula="of:=NOT(OR([$Zamówienie.E136]&lt;=[$Zamówienie.I136]+[$Zamówienie.C136];[$Zamówienie.E136]&gt;[$Obliczenia.D13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7]=0;&quot;&quot;;([Zamówienie.C137]+[Zamówienie.I137])/[Zamówienie.B137])">
            <text:p/>
          </table:table-cell>
          <table:table-cell table:number-columns-repeated="2"/>
          <table:table-cell table:formula="of:=NOT(OR([$Zamówienie.E137]&lt;=[$Zamówienie.I137]+[$Zamówienie.C137];[$Zamówienie.E137]&gt;[$Obliczenia.D13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8]=0;&quot;&quot;;([Zamówienie.C138]+[Zamówienie.I138])/[Zamówienie.B138])" office:value-type="float" office:value="1.6" calcext:value-type="float">
            <text:p>1,6</text:p>
          </table:table-cell>
          <table:table-cell table:number-columns-repeated="2"/>
          <table:table-cell table:formula="of:=NOT(OR([$Zamówienie.E138]&lt;=[$Zamówienie.I138]+[$Zamówienie.C138];[$Zamówienie.E138]&gt;[$Obliczenia.D13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9]=0;&quot;&quot;;([Zamówienie.C139]+[Zamówienie.I139])/[Zamówienie.B139])" office:value-type="float" office:value="1.42857142857143" calcext:value-type="float">
            <text:p>1,42857142857143</text:p>
          </table:table-cell>
          <table:table-cell table:number-columns-repeated="2"/>
          <table:table-cell table:formula="of:=NOT(OR([$Zamówienie.E139]&lt;=[$Zamówienie.I139]+[$Zamówienie.C139];[$Zamówienie.E139]&gt;[$Obliczenia.D14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0]=0;&quot;&quot;;([Zamówienie.C140]+[Zamówienie.I140])/[Zamówienie.B140])" office:value-type="float" office:value="0.3" calcext:value-type="float">
            <text:p>0,3</text:p>
          </table:table-cell>
          <table:table-cell table:number-columns-repeated="2"/>
          <table:table-cell table:formula="of:=NOT(OR([$Zamówienie.E140]&lt;=[$Zamówienie.I140]+[$Zamówienie.C140];[$Zamówienie.E140]&gt;[$Obliczenia.D14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1]=0;&quot;&quot;;([Zamówienie.C141]+[Zamówienie.I141])/[Zamówienie.B141])">
            <text:p/>
          </table:table-cell>
          <table:table-cell table:number-columns-repeated="2"/>
          <table:table-cell table:formula="of:=NOT(OR([$Zamówienie.E141]&lt;=[$Zamówienie.I141]+[$Zamówienie.C141];[$Zamówienie.E141]&gt;[$Obliczenia.D14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2]=0;&quot;&quot;;([Zamówienie.C142]+[Zamówienie.I142])/[Zamówienie.B142])" office:value-type="float" office:value="1" calcext:value-type="float">
            <text:p>1</text:p>
          </table:table-cell>
          <table:table-cell table:number-columns-repeated="2"/>
          <table:table-cell table:formula="of:=NOT(OR([$Zamówienie.E142]&lt;=[$Zamówienie.I142]+[$Zamówienie.C142];[$Zamówienie.E142]&gt;[$Obliczenia.D14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3]=0;&quot;&quot;;([Zamówienie.C143]+[Zamówienie.I143])/[Zamówienie.B143])">
            <text:p/>
          </table:table-cell>
          <table:table-cell table:number-columns-repeated="2"/>
          <table:table-cell table:formula="of:=NOT(OR([$Zamówienie.E143]&lt;=[$Zamówienie.I143]+[$Zamówienie.C143];[$Zamówienie.E143]&gt;[$Obliczenia.D14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4]=0;&quot;&quot;;([Zamówienie.C144]+[Zamówienie.I144])/[Zamówienie.B144])">
            <text:p/>
          </table:table-cell>
          <table:table-cell table:number-columns-repeated="2"/>
          <table:table-cell table:formula="of:=NOT(OR([$Zamówienie.E144]&lt;=[$Zamówienie.I144]+[$Zamówienie.C144];[$Zamówienie.E144]&gt;[$Obliczenia.D14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5]=0;&quot;&quot;;([Zamówienie.C145]+[Zamówienie.I145])/[Zamówienie.B145])">
            <text:p/>
          </table:table-cell>
          <table:table-cell table:number-columns-repeated="2"/>
          <table:table-cell table:formula="of:=NOT(OR([$Zamówienie.E145]&lt;=[$Zamówienie.I145]+[$Zamówienie.C145];[$Zamówienie.E145]&gt;[$Obliczenia.D14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6]=0;&quot;&quot;;([Zamówienie.C146]+[Zamówienie.I146])/[Zamówienie.B146])" office:value-type="float" office:value="2.66666666666667" calcext:value-type="float">
            <text:p>2,66666666666667</text:p>
          </table:table-cell>
          <table:table-cell table:number-columns-repeated="2"/>
          <table:table-cell table:formula="of:=NOT(OR([$Zamówienie.E146]&lt;=[$Zamówienie.I146]+[$Zamówienie.C146];[$Zamówienie.E146]&gt;[$Obliczenia.D14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7]=0;&quot;&quot;;([Zamówienie.C147]+[Zamówienie.I147])/[Zamówienie.B147])">
            <text:p/>
          </table:table-cell>
          <table:table-cell table:number-columns-repeated="2"/>
          <table:table-cell table:formula="of:=NOT(OR([$Zamówienie.E147]&lt;=[$Zamówienie.I147]+[$Zamówienie.C147];[$Zamówienie.E147]&gt;[$Obliczenia.D14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8]=0;&quot;&quot;;([Zamówienie.C148]+[Zamówienie.I148])/[Zamówienie.B148])" office:value-type="float" office:value="1.5" calcext:value-type="float">
            <text:p>1,5</text:p>
          </table:table-cell>
          <table:table-cell table:number-columns-repeated="2"/>
          <table:table-cell table:formula="of:=NOT(OR([$Zamówienie.E148]&lt;=[$Zamówienie.I148]+[$Zamówienie.C148];[$Zamówienie.E148]&gt;[$Obliczenia.D14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9]=0;&quot;&quot;;([Zamówienie.C149]+[Zamówienie.I149])/[Zamówienie.B149])">
            <text:p/>
          </table:table-cell>
          <table:table-cell table:number-columns-repeated="2"/>
          <table:table-cell table:formula="of:=NOT(OR([$Zamówienie.E149]&lt;=[$Zamówienie.I149]+[$Zamówienie.C149];[$Zamówienie.E149]&gt;[$Obliczenia.D15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0]=0;&quot;&quot;;([Zamówienie.C150]+[Zamówienie.I150])/[Zamówienie.B150])" office:value-type="float" office:value="1.5" calcext:value-type="float">
            <text:p>1,5</text:p>
          </table:table-cell>
          <table:table-cell table:number-columns-repeated="2"/>
          <table:table-cell table:formula="of:=NOT(OR([$Zamówienie.E150]&lt;=[$Zamówienie.I150]+[$Zamówienie.C150];[$Zamówienie.E150]&gt;[$Obliczenia.D15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1]=0;&quot;&quot;;([Zamówienie.C151]+[Zamówienie.I151])/[Zamówienie.B151])">
            <text:p/>
          </table:table-cell>
          <table:table-cell table:number-columns-repeated="2"/>
          <table:table-cell table:formula="of:=NOT(OR([$Zamówienie.E151]&lt;=[$Zamówienie.I151]+[$Zamówienie.C151];[$Zamówienie.E151]&gt;[$Obliczenia.D15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2]=0;&quot;&quot;;([Zamówienie.C152]+[Zamówienie.I152])/[Zamówienie.B152])">
            <text:p/>
          </table:table-cell>
          <table:table-cell table:number-columns-repeated="2"/>
          <table:table-cell table:formula="of:=NOT(OR([$Zamówienie.E152]&lt;=[$Zamówienie.I152]+[$Zamówienie.C152];[$Zamówienie.E152]&gt;[$Obliczenia.D15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3]=0;&quot;&quot;;([Zamówienie.C153]+[Zamówienie.I153])/[Zamówienie.B153])">
            <text:p/>
          </table:table-cell>
          <table:table-cell table:number-columns-repeated="2"/>
          <table:table-cell table:formula="of:=NOT(OR([$Zamówienie.E153]&lt;=[$Zamówienie.I153]+[$Zamówienie.C153];[$Zamówienie.E153]&gt;[$Obliczenia.D15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4]=0;&quot;&quot;;([Zamówienie.C154]+[Zamówienie.I154])/[Zamówienie.B154])">
            <text:p/>
          </table:table-cell>
          <table:table-cell table:number-columns-repeated="2"/>
          <table:table-cell table:formula="of:=NOT(OR([$Zamówienie.E154]&lt;=[$Zamówienie.I154]+[$Zamówienie.C154];[$Zamówienie.E154]&gt;[$Obliczenia.D15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5]=0;&quot;&quot;;([Zamówienie.C155]+[Zamówienie.I155])/[Zamówienie.B155])" office:value-type="float" office:value="1.5" calcext:value-type="float">
            <text:p>1,5</text:p>
          </table:table-cell>
          <table:table-cell table:number-columns-repeated="2"/>
          <table:table-cell table:formula="of:=NOT(OR([$Zamówienie.E155]&lt;=[$Zamówienie.I155]+[$Zamówienie.C155];[$Zamówienie.E155]&gt;[$Obliczenia.D15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6]=0;&quot;&quot;;([Zamówienie.C156]+[Zamówienie.I156])/[Zamówienie.B156])">
            <text:p/>
          </table:table-cell>
          <table:table-cell table:number-columns-repeated="2"/>
          <table:table-cell table:formula="of:=NOT(OR([$Zamówienie.E156]&lt;=[$Zamówienie.I156]+[$Zamówienie.C156];[$Zamówienie.E156]&gt;[$Obliczenia.D15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7]=0;&quot;&quot;;([Zamówienie.C157]+[Zamówienie.I157])/[Zamówienie.B157])" office:value-type="float" office:value="1.5" calcext:value-type="float">
            <text:p>1,5</text:p>
          </table:table-cell>
          <table:table-cell table:number-columns-repeated="2"/>
          <table:table-cell table:formula="of:=NOT(OR([$Zamówienie.E157]&lt;=[$Zamówienie.I157]+[$Zamówienie.C157];[$Zamówienie.E157]&gt;[$Obliczenia.D15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8]=0;&quot;&quot;;([Zamówienie.C158]+[Zamówienie.I158])/[Zamówienie.B158])" office:value-type="float" office:value="2.5" calcext:value-type="float">
            <text:p>2,5</text:p>
          </table:table-cell>
          <table:table-cell table:number-columns-repeated="2"/>
          <table:table-cell table:formula="of:=NOT(OR([$Zamówienie.E158]&lt;=[$Zamówienie.I158]+[$Zamówienie.C158];[$Zamówienie.E158]&gt;[$Obliczenia.D15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9]=0;&quot;&quot;;([Zamówienie.C159]+[Zamówienie.I159])/[Zamówienie.B159])" office:value-type="float" office:value="1.3" calcext:value-type="float">
            <text:p>1,3</text:p>
          </table:table-cell>
          <table:table-cell table:number-columns-repeated="2"/>
          <table:table-cell table:formula="of:=NOT(OR([$Zamówienie.E159]&lt;=[$Zamówienie.I159]+[$Zamówienie.C159];[$Zamówienie.E159]&gt;[$Obliczenia.D16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0]=0;&quot;&quot;;([Zamówienie.C160]+[Zamówienie.I160])/[Zamówienie.B160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160]&lt;=[$Zamówienie.I160]+[$Zamówienie.C160];[$Zamówienie.E160]&gt;[$Obliczenia.D16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1]=0;&quot;&quot;;([Zamówienie.C161]+[Zamówienie.I161])/[Zamówienie.B161])">
            <text:p/>
          </table:table-cell>
          <table:table-cell table:number-columns-repeated="2"/>
          <table:table-cell table:formula="of:=NOT(OR([$Zamówienie.E161]&lt;=[$Zamówienie.I161]+[$Zamówienie.C161];[$Zamówienie.E161]&gt;[$Obliczenia.D16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2]=0;&quot;&quot;;([Zamówienie.C162]+[Zamówienie.I162])/[Zamówienie.B162])" office:value-type="float" office:value="1.14285714285714" calcext:value-type="float">
            <text:p>1,14285714285714</text:p>
          </table:table-cell>
          <table:table-cell table:number-columns-repeated="2"/>
          <table:table-cell table:formula="of:=NOT(OR([$Zamówienie.E162]&lt;=[$Zamówienie.I162]+[$Zamówienie.C162];[$Zamówienie.E162]&gt;[$Obliczenia.D16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3]=0;&quot;&quot;;([Zamówienie.C163]+[Zamówienie.I163])/[Zamówienie.B163])" office:value-type="float" office:value="1.125" calcext:value-type="float">
            <text:p>1,125</text:p>
          </table:table-cell>
          <table:table-cell table:number-columns-repeated="2"/>
          <table:table-cell table:formula="of:=NOT(OR([$Zamówienie.E163]&lt;=[$Zamówienie.I163]+[$Zamówienie.C163];[$Zamówienie.E163]&gt;[$Obliczenia.D16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4]=0;&quot;&quot;;([Zamówienie.C164]+[Zamówienie.I164])/[Zamówienie.B164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164]&lt;=[$Zamówienie.I164]+[$Zamówienie.C164];[$Zamówienie.E164]&gt;[$Obliczenia.D16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5]=0;&quot;&quot;;([Zamówienie.C165]+[Zamówienie.I165])/[Zamówienie.B165])" office:value-type="float" office:value="0.5" calcext:value-type="float">
            <text:p>0,5</text:p>
          </table:table-cell>
          <table:table-cell table:number-columns-repeated="2"/>
          <table:table-cell table:formula="of:=NOT(OR([$Zamówienie.E165]&lt;=[$Zamówienie.I165]+[$Zamówienie.C165];[$Zamówienie.E165]&gt;[$Obliczenia.D16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6]=0;&quot;&quot;;([Zamówienie.C166]+[Zamówienie.I166])/[Zamówienie.B166])" office:value-type="float" office:value="7" calcext:value-type="float">
            <text:p>7</text:p>
          </table:table-cell>
          <table:table-cell table:number-columns-repeated="2"/>
          <table:table-cell table:formula="of:=NOT(OR([$Zamówienie.E166]&lt;=[$Zamówienie.I166]+[$Zamówienie.C166];[$Zamówienie.E166]&gt;[$Obliczenia.D16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7]=0;&quot;&quot;;([Zamówienie.C167]+[Zamówienie.I167])/[Zamówienie.B167])" office:value-type="float" office:value="1" calcext:value-type="float">
            <text:p>1</text:p>
          </table:table-cell>
          <table:table-cell table:number-columns-repeated="2"/>
          <table:table-cell table:formula="of:=NOT(OR([$Zamówienie.E167]&lt;=[$Zamówienie.I167]+[$Zamówienie.C167];[$Zamówienie.E167]&gt;[$Obliczenia.D16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8]=0;&quot;&quot;;([Zamówienie.C168]+[Zamówienie.I168])/[Zamówienie.B168])" office:value-type="float" office:value="1.1" calcext:value-type="float">
            <text:p>1,1</text:p>
          </table:table-cell>
          <table:table-cell table:number-columns-repeated="2"/>
          <table:table-cell table:formula="of:=NOT(OR([$Zamówienie.E168]&lt;=[$Zamówienie.I168]+[$Zamówienie.C168];[$Zamówienie.E168]&gt;[$Obliczenia.D16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9]=0;&quot;&quot;;([Zamówienie.C169]+[Zamówienie.I169])/[Zamówienie.B169])" office:value-type="float" office:value="0.166666666666667" calcext:value-type="float">
            <text:p>0,166666666666667</text:p>
          </table:table-cell>
          <table:table-cell table:number-columns-repeated="2"/>
          <table:table-cell table:formula="of:=NOT(OR([$Zamówienie.E169]&lt;=[$Zamówienie.I169]+[$Zamówienie.C169];[$Zamówienie.E169]&gt;[$Obliczenia.D17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0]=0;&quot;&quot;;([Zamówienie.C170]+[Zamówienie.I170])/[Zamówienie.B170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170]&lt;=[$Zamówienie.I170]+[$Zamówienie.C170];[$Zamówienie.E170]&gt;[$Obliczenia.D17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1]=0;&quot;&quot;;([Zamówienie.C171]+[Zamówienie.I171])/[Zamówienie.B171])" office:value-type="float" office:value="0.625" calcext:value-type="float">
            <text:p>0,625</text:p>
          </table:table-cell>
          <table:table-cell table:number-columns-repeated="2"/>
          <table:table-cell table:formula="of:=NOT(OR([$Zamówienie.E171]&lt;=[$Zamówienie.I171]+[$Zamówienie.C171];[$Zamówienie.E171]&gt;[$Obliczenia.D17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2]=0;&quot;&quot;;([Zamówienie.C172]+[Zamówienie.I172])/[Zamówienie.B172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172]&lt;=[$Zamówienie.I172]+[$Zamówienie.C172];[$Zamówienie.E172]&gt;[$Obliczenia.D17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3]=0;&quot;&quot;;([Zamówienie.C173]+[Zamówienie.I173])/[Zamówienie.B173])">
            <text:p/>
          </table:table-cell>
          <table:table-cell table:number-columns-repeated="2"/>
          <table:table-cell table:formula="of:=NOT(OR([$Zamówienie.E173]&lt;=[$Zamówienie.I173]+[$Zamówienie.C173];[$Zamówienie.E173]&gt;[$Obliczenia.D17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4]=0;&quot;&quot;;([Zamówienie.C174]+[Zamówienie.I174])/[Zamówienie.B174])">
            <text:p/>
          </table:table-cell>
          <table:table-cell table:number-columns-repeated="2"/>
          <table:table-cell table:formula="of:=NOT(OR([$Zamówienie.E174]&lt;=[$Zamówienie.I174]+[$Zamówienie.C174];[$Zamówienie.E174]&gt;[$Obliczenia.D17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5]=0;&quot;&quot;;([Zamówienie.C175]+[Zamówienie.I175])/[Zamówienie.B175])" office:value-type="float" office:value="1.5" calcext:value-type="float">
            <text:p>1,5</text:p>
          </table:table-cell>
          <table:table-cell table:number-columns-repeated="2"/>
          <table:table-cell table:formula="of:=NOT(OR([$Zamówienie.E175]&lt;=[$Zamówienie.I175]+[$Zamówienie.C175];[$Zamówienie.E175]&gt;[$Obliczenia.D17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6]=0;&quot;&quot;;([Zamówienie.C176]+[Zamówienie.I176])/[Zamówienie.B176])">
            <text:p/>
          </table:table-cell>
          <table:table-cell table:number-columns-repeated="2"/>
          <table:table-cell table:formula="of:=NOT(OR([$Zamówienie.E176]&lt;=[$Zamówienie.I176]+[$Zamówienie.C176];[$Zamówienie.E176]&gt;[$Obliczenia.D17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7]=0;&quot;&quot;;([Zamówienie.C177]+[Zamówienie.I177])/[Zamówienie.B177])">
            <text:p/>
          </table:table-cell>
          <table:table-cell table:number-columns-repeated="2"/>
          <table:table-cell table:formula="of:=NOT(OR([$Zamówienie.E177]&lt;=[$Zamówienie.I177]+[$Zamówienie.C177];[$Zamówienie.E177]&gt;[$Obliczenia.D17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8]=0;&quot;&quot;;([Zamówienie.C178]+[Zamówienie.I178])/[Zamówienie.B178])" office:value-type="float" office:value="1" calcext:value-type="float">
            <text:p>1</text:p>
          </table:table-cell>
          <table:table-cell table:number-columns-repeated="2"/>
          <table:table-cell table:formula="of:=NOT(OR([$Zamówienie.E178]&lt;=[$Zamówienie.I178]+[$Zamówienie.C178];[$Zamówienie.E178]&gt;[$Obliczenia.D17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9]=0;&quot;&quot;;([Zamówienie.C179]+[Zamówienie.I179])/[Zamówienie.B179])">
            <text:p/>
          </table:table-cell>
          <table:table-cell table:number-columns-repeated="2"/>
          <table:table-cell table:formula="of:=NOT(OR([$Zamówienie.E179]&lt;=[$Zamówienie.I179]+[$Zamówienie.C179];[$Zamówienie.E179]&gt;[$Obliczenia.D18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0]=0;&quot;&quot;;([Zamówienie.C180]+[Zamówienie.I180])/[Zamówienie.B180])">
            <text:p/>
          </table:table-cell>
          <table:table-cell table:number-columns-repeated="2"/>
          <table:table-cell table:formula="of:=NOT(OR([$Zamówienie.E180]&lt;=[$Zamówienie.I180]+[$Zamówienie.C180];[$Zamówienie.E180]&gt;[$Obliczenia.D18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1]=0;&quot;&quot;;([Zamówienie.C181]+[Zamówienie.I181])/[Zamówienie.B181])" office:value-type="float" office:value="2" calcext:value-type="float">
            <text:p>2</text:p>
          </table:table-cell>
          <table:table-cell table:number-columns-repeated="2"/>
          <table:table-cell table:formula="of:=NOT(OR([$Zamówienie.E181]&lt;=[$Zamówienie.I181]+[$Zamówienie.C181];[$Zamówienie.E181]&gt;[$Obliczenia.D18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2]=0;&quot;&quot;;([Zamówienie.C182]+[Zamówienie.I182])/[Zamówienie.B182])" office:value-type="float" office:value="2.5" calcext:value-type="float">
            <text:p>2,5</text:p>
          </table:table-cell>
          <table:table-cell table:number-columns-repeated="2"/>
          <table:table-cell table:formula="of:=NOT(OR([$Zamówienie.E182]&lt;=[$Zamówienie.I182]+[$Zamówienie.C182];[$Zamówienie.E182]&gt;[$Obliczenia.D18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3]=0;&quot;&quot;;([Zamówienie.C183]+[Zamówienie.I183])/[Zamówienie.B183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183]&lt;=[$Zamówienie.I183]+[$Zamówienie.C183];[$Zamówienie.E183]&gt;[$Obliczenia.D18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4]=0;&quot;&quot;;([Zamówienie.C184]+[Zamówienie.I184])/[Zamówienie.B184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184]&lt;=[$Zamówienie.I184]+[$Zamówienie.C184];[$Zamówienie.E184]&gt;[$Obliczenia.D18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5]=0;&quot;&quot;;([Zamówienie.C185]+[Zamówienie.I185])/[Zamówienie.B185])" office:value-type="float" office:value="1.5" calcext:value-type="float">
            <text:p>1,5</text:p>
          </table:table-cell>
          <table:table-cell table:number-columns-repeated="2"/>
          <table:table-cell table:formula="of:=NOT(OR([$Zamówienie.E185]&lt;=[$Zamówienie.I185]+[$Zamówienie.C185];[$Zamówienie.E185]&gt;[$Obliczenia.D18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6]=0;&quot;&quot;;([Zamówienie.C186]+[Zamówienie.I186])/[Zamówienie.B186])" office:value-type="float" office:value="1.5" calcext:value-type="float">
            <text:p>1,5</text:p>
          </table:table-cell>
          <table:table-cell table:number-columns-repeated="2"/>
          <table:table-cell table:formula="of:=NOT(OR([$Zamówienie.E186]&lt;=[$Zamówienie.I186]+[$Zamówienie.C186];[$Zamówienie.E186]&gt;[$Obliczenia.D18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7]=0;&quot;&quot;;([Zamówienie.C187]+[Zamówienie.I187])/[Zamówienie.B187])" office:value-type="float" office:value="1.22222222222222" calcext:value-type="float">
            <text:p>1,22222222222222</text:p>
          </table:table-cell>
          <table:table-cell table:number-columns-repeated="2"/>
          <table:table-cell table:formula="of:=NOT(OR([$Zamówienie.E187]&lt;=[$Zamówienie.I187]+[$Zamówienie.C187];[$Zamówienie.E187]&gt;[$Obliczenia.D18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8]=0;&quot;&quot;;([Zamówienie.C188]+[Zamówienie.I188])/[Zamówienie.B188])" office:value-type="float" office:value="1.28571428571429" calcext:value-type="float">
            <text:p>1,28571428571429</text:p>
          </table:table-cell>
          <table:table-cell table:number-columns-repeated="2"/>
          <table:table-cell table:formula="of:=NOT(OR([$Zamówienie.E188]&lt;=[$Zamówienie.I188]+[$Zamówienie.C188];[$Zamówienie.E188]&gt;[$Obliczenia.D18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9]=0;&quot;&quot;;([Zamówienie.C189]+[Zamówienie.I189])/[Zamówienie.B189])" office:value-type="float" office:value="1.4" calcext:value-type="float">
            <text:p>1,4</text:p>
          </table:table-cell>
          <table:table-cell table:number-columns-repeated="2"/>
          <table:table-cell table:formula="of:=NOT(OR([$Zamówienie.E189]&lt;=[$Zamówienie.I189]+[$Zamówienie.C189];[$Zamówienie.E189]&gt;[$Obliczenia.D19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0]=0;&quot;&quot;;([Zamówienie.C190]+[Zamówienie.I190])/[Zamówienie.B190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190]&lt;=[$Zamówienie.I190]+[$Zamówienie.C190];[$Zamówienie.E190]&gt;[$Obliczenia.D19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1]=0;&quot;&quot;;([Zamówienie.C191]+[Zamówienie.I191])/[Zamówienie.B191])">
            <text:p/>
          </table:table-cell>
          <table:table-cell table:number-columns-repeated="2"/>
          <table:table-cell table:formula="of:=NOT(OR([$Zamówienie.E191]&lt;=[$Zamówienie.I191]+[$Zamówienie.C191];[$Zamówienie.E191]&gt;[$Obliczenia.D19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2]=0;&quot;&quot;;([Zamówienie.C192]+[Zamówienie.I192])/[Zamówienie.B192])" office:value-type="float" office:value="10" calcext:value-type="float">
            <text:p>10</text:p>
          </table:table-cell>
          <table:table-cell table:number-columns-repeated="2"/>
          <table:table-cell table:formula="of:=NOT(OR([$Zamówienie.E192]&lt;=[$Zamówienie.I192]+[$Zamówienie.C192];[$Zamówienie.E192]&gt;[$Obliczenia.D19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3]=0;&quot;&quot;;([Zamówienie.C193]+[Zamówienie.I193])/[Zamówienie.B193])">
            <text:p/>
          </table:table-cell>
          <table:table-cell table:number-columns-repeated="2"/>
          <table:table-cell table:formula="of:=NOT(OR([$Zamówienie.E193]&lt;=[$Zamówienie.I193]+[$Zamówienie.C193];[$Zamówienie.E193]&gt;[$Obliczenia.D19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4]=0;&quot;&quot;;([Zamówienie.C194]+[Zamówienie.I194])/[Zamówienie.B194])" office:value-type="float" office:value="0.75" calcext:value-type="float">
            <text:p>0,75</text:p>
          </table:table-cell>
          <table:table-cell table:number-columns-repeated="2"/>
          <table:table-cell table:formula="of:=NOT(OR([$Zamówienie.E194]&lt;=[$Zamówienie.I194]+[$Zamówienie.C194];[$Zamówienie.E194]&gt;[$Obliczenia.D19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5]=0;&quot;&quot;;([Zamówienie.C195]+[Zamówienie.I195])/[Zamówienie.B195])" office:value-type="float" office:value="1.125" calcext:value-type="float">
            <text:p>1,125</text:p>
          </table:table-cell>
          <table:table-cell table:number-columns-repeated="2"/>
          <table:table-cell table:formula="of:=NOT(OR([$Zamówienie.E195]&lt;=[$Zamówienie.I195]+[$Zamówienie.C195];[$Zamówienie.E195]&gt;[$Obliczenia.D19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6]=0;&quot;&quot;;([Zamówienie.C196]+[Zamówienie.I196])/[Zamówienie.B196])" office:value-type="float" office:value="1.6" calcext:value-type="float">
            <text:p>1,6</text:p>
          </table:table-cell>
          <table:table-cell table:number-columns-repeated="2"/>
          <table:table-cell table:formula="of:=NOT(OR([$Zamówienie.E196]&lt;=[$Zamówienie.I196]+[$Zamówienie.C196];[$Zamówienie.E196]&gt;[$Obliczenia.D19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7]=0;&quot;&quot;;([Zamówienie.C197]+[Zamówienie.I197])/[Zamówienie.B197])" office:value-type="float" office:value="1.6" calcext:value-type="float">
            <text:p>1,6</text:p>
          </table:table-cell>
          <table:table-cell table:number-columns-repeated="2"/>
          <table:table-cell table:formula="of:=NOT(OR([$Zamówienie.E197]&lt;=[$Zamówienie.I197]+[$Zamówienie.C197];[$Zamówienie.E197]&gt;[$Obliczenia.D19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8]=0;&quot;&quot;;([Zamówienie.C198]+[Zamówienie.I198])/[Zamówienie.B198])">
            <text:p/>
          </table:table-cell>
          <table:table-cell table:number-columns-repeated="2"/>
          <table:table-cell table:formula="of:=NOT(OR([$Zamówienie.E198]&lt;=[$Zamówienie.I198]+[$Zamówienie.C198];[$Zamówienie.E198]&gt;[$Obliczenia.D19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9]=0;&quot;&quot;;([Zamówienie.C199]+[Zamówienie.I199])/[Zamówienie.B199])">
            <text:p/>
          </table:table-cell>
          <table:table-cell table:number-columns-repeated="2"/>
          <table:table-cell table:formula="of:=NOT(OR([$Zamówienie.E199]&lt;=[$Zamówienie.I199]+[$Zamówienie.C199];[$Zamówienie.E199]&gt;[$Obliczenia.D20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0]=0;&quot;&quot;;([Zamówienie.C200]+[Zamówienie.I200])/[Zamówienie.B200])">
            <text:p/>
          </table:table-cell>
          <table:table-cell table:number-columns-repeated="2"/>
          <table:table-cell table:formula="of:=NOT(OR([$Zamówienie.E200]&lt;=[$Zamówienie.I200]+[$Zamówienie.C200];[$Zamówienie.E200]&gt;[$Obliczenia.D20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1]=0;&quot;&quot;;([Zamówienie.C201]+[Zamówienie.I201])/[Zamówienie.B201])" office:value-type="float" office:value="1.57142857142857" calcext:value-type="float">
            <text:p>1,57142857142857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 style:data-style-name="N2" text:time-value="19:10:14.43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09:32:06.697000000</dc:date>
    <meta:editing-duration>P1DT44M16S</meta:editing-duration>
    <meta:editing-cycles>24</meta:editing-cycles>
    <meta:generator>LibreOffice/7.2.5.2$Windows_X86_64 LibreOffice_project/499f9727c189e6ef3471021d6132d4c694f357e5</meta:generator>
    <meta:document-statistic meta:table-count="3" meta:cell-count="5872" meta:object-count="0"/>
  </office:meta>
</office:document-meta>
</file>